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Gill Sans Nova Book" svg:font-family="'Gill Sans Nova Book'"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5.06pt"/>
    </style:style>
    <style:style style:name="co3" style:family="table-column">
      <style:table-column-properties fo:break-before="auto" style:column-width="48.19pt"/>
    </style:style>
    <style:style style:name="co4" style:family="table-column">
      <style:table-column-properties fo:break-before="auto" style:column-width="281.76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ta2" style:family="table" style:master-page-name="PageStyle_5f_Data">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DownloadInfo">
      <style:table-properties table:display="true" style:writing-mode="lr-tb"/>
    </style:style>
    <style:style style:name="ce1" style:family="table-cell" style:parent-style-name="Default">
      <style:text-properties style:font-name="Gill Sans Nova Book"/>
    </style:style>
    <style:style style:name="ce2" style:family="table-cell" style:parent-style-name="Default" style:data-style-name="N0">
      <style:text-properties style:font-name="Gill Sans Nova Book"/>
    </style:style>
    <style:style style:name="ce3" style:family="table-cell" style:parent-style-name="Default" style:data-style-name="N131">
      <style:text-properties style:font-name="Gill Sans Nova Book"/>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ummary-by-DQ" table:style-name="ta1">
        <office:forms form:automatic-focus="false" form:apply-design-mode="false"/>
        <table:table-column table:style-name="co1" table:number-columns-repeated="2" table:default-cell-style-name="ce1"/>
        <table:table-column table:style-name="co1" table:number-columns-repeated="2" table:default-cell-style-name="ce3"/>
        <table:table-column table:style-name="co1" table:number-columns-repeated="1020" table:default-cell-style-name="ce1"/>
        <table:table-row table:style-name="ro1">
          <table:table-cell table:formula="of:=[$Data.A1]" office:value-type="string" office:string-value="Country" calcext:value-type="string">
            <text:p>Country</text:p>
          </table:table-cell>
          <table:table-cell office:value-type="string" calcext:value-type="string">
            <text:p>t01-share</text:p>
          </table:table-cell>
          <table:table-cell table:style-name="ce2" office:value-type="string" calcext:value-type="string">
            <text:p>Avg.1980-1984</text:p>
          </table:table-cell>
          <table:table-cell office:value-type="string" calcext:value-type="string">
            <text:p>Avg.2012-2016</text:p>
          </table:table-cell>
          <table:table-cell table:number-columns-repeated="1020"/>
        </table:table-row>
        <table:table-row table:style-name="ro1">
          <table:table-cell table:formula="of:=[$Data.A2]" office:value-type="string" office:string-value=" Alabama" calcext:value-type="string">
            <text:p><text:s/>Alabama</text:p>
          </table:table-cell>
          <table:table-cell/>
          <table:table-cell table:formula="of:=AVERAGE([$Data.AG2:$Data.AG6])" office:value-type="percentage" office:value="0.0789037123333333" calcext:value-type="percentage">
            <text:p>7.89%</text:p>
          </table:table-cell>
          <table:table-cell table:formula="of:=AVERAGE([$Data.BM2:$Data.BR2])" office:value-type="percentage" office:value="0.157280539466667" calcext:value-type="percentage">
            <text:p>15.73%</text:p>
          </table:table-cell>
          <table:table-cell table:number-columns-repeated="1020"/>
        </table:table-row>
        <table:table-row table:style-name="ro1">
          <table:table-cell table:formula="of:=[$Data.A3]" office:value-type="string" office:string-value=" Alaska" calcext:value-type="string">
            <text:p><text:s/>Alaska</text:p>
          </table:table-cell>
          <table:table-cell/>
          <table:table-cell table:formula="of:=AVERAGE([$Data.AG3:$Data.AG7])" office:value-type="percentage" office:value="0.0784720853" calcext:value-type="percentage">
            <text:p>7.85%</text:p>
          </table:table-cell>
          <table:table-cell table:formula="of:=AVERAGE([$Data.BM3:$Data.BR3])" office:value-type="percentage" office:value="0.118712541933333" calcext:value-type="percentage">
            <text:p>11.87%</text:p>
          </table:table-cell>
          <table:table-cell table:number-columns-repeated="1020"/>
        </table:table-row>
        <table:table-row table:style-name="ro1">
          <table:table-cell table:formula="of:=[$Data.A4]" office:value-type="string" office:string-value=" Albania" calcext:value-type="string">
            <text:p><text:s/>Albania</text:p>
          </table:table-cell>
          <table:table-cell/>
          <table:table-cell table:formula="of:=AVERAGE([$Data.AG4:$Data.AG8])" office:value-type="percentage" office:value="0.0963100642" calcext:value-type="percentage">
            <text:p>9.63%</text:p>
          </table:table-cell>
          <table:table-cell table:formula="of:=AVERAGE([$Data.BM4:$Data.BR4])" office:value-type="percentage" office:value="0.064" calcext:value-type="percentage">
            <text:p>6.40%</text:p>
          </table:table-cell>
          <table:table-cell table:number-columns-repeated="1020"/>
        </table:table-row>
        <table:table-row table:style-name="ro1">
          <table:table-cell table:formula="of:=[$Data.A5]" office:value-type="string" office:string-value=" Argentina" calcext:value-type="string">
            <text:p><text:s/>Argentina</text:p>
          </table:table-cell>
          <table:table-cell/>
          <table:table-cell table:formula="of:=AVERAGE([$Data.AG5:$Data.AG9])" office:value-type="percentage" office:value="0.08368254815" calcext:value-type="percentage">
            <text:p>8.37%</text:p>
          </table:table-cell>
          <table:table-cell table:formula="of:=AVERAGE([$Data.BM5:$Data.BR5])" office:value-type="string" office:string-value="" calcext:value-type="error">
            <text:p>#DIV/0!</text:p>
          </table:table-cell>
          <table:table-cell table:number-columns-repeated="1020"/>
        </table:table-row>
        <table:table-row table:style-name="ro1">
          <table:table-cell table:formula="of:=[$Data.A6]" office:value-type="string" office:string-value=" Arizona" calcext:value-type="string">
            <text:p><text:s/>Arizona</text:p>
          </table:table-cell>
          <table:table-cell/>
          <table:table-cell table:formula="of:=AVERAGE([$Data.AG6:$Data.AG10])" office:value-type="percentage" office:value="0.08368254815" calcext:value-type="percentage">
            <text:p>8.37%</text:p>
          </table:table-cell>
          <table:table-cell table:formula="of:=AVERAGE([$Data.BM6:$Data.BR6])" office:value-type="percentage" office:value="0.176494384833333" calcext:value-type="percentage">
            <text:p>17.65%</text:p>
          </table:table-cell>
          <table:table-cell table:number-columns-repeated="1020"/>
        </table:table-row>
        <table:table-row table:style-name="ro1">
          <table:table-cell table:formula="of:=[$Data.A7]" office:value-type="string" office:string-value=" Arkansas" calcext:value-type="string">
            <text:p><text:s/>Arkansas</text:p>
          </table:table-cell>
          <table:table-cell/>
          <table:table-cell table:formula="of:=AVERAGE([$Data.AG7:$Data.AG11])" office:value-type="percentage" office:value="0.0829360036666667" calcext:value-type="percentage">
            <text:p>8.29%</text:p>
          </table:table-cell>
          <table:table-cell table:formula="of:=AVERAGE([$Data.BM7:$Data.BR7])" office:value-type="percentage" office:value="0.186929161333333" calcext:value-type="percentage">
            <text:p>18.69%</text:p>
          </table:table-cell>
          <table:table-cell table:number-columns-repeated="1020"/>
        </table:table-row>
        <table:table-row table:style-name="ro1">
          <table:table-cell table:formula="of:=[$Data.A8]" office:value-type="string" office:string-value=" Asia (excl. Middle East)" calcext:value-type="string">
            <text:p><text:s/>Asia (excl. Middle East)</text:p>
          </table:table-cell>
          <table:table-cell/>
          <table:table-cell table:formula="of:=AVERAGE([$Data.AG8:$Data.AG12])" office:value-type="percentage" office:value="0.07561324515" calcext:value-type="percentage">
            <text:p>7.56%</text:p>
          </table:table-cell>
          <table:table-cell table:formula="of:=AVERAGE([$Data.BM8:$Data.BR8])" office:value-type="percentage" office:value="0.16304287316" calcext:value-type="percentage">
            <text:p>16.30%</text:p>
          </table:table-cell>
          <table:table-cell table:number-columns-repeated="1020"/>
        </table:table-row>
        <table:table-row table:style-name="ro1">
          <table:table-cell table:formula="of:=[$Data.A9]" office:value-type="string" office:string-value=" Australia" calcext:value-type="string">
            <text:p><text:s/>Australia</text:p>
          </table:table-cell>
          <table:table-cell/>
          <table:table-cell table:formula="of:=AVERAGE([$Data.AG9:$Data.AG13])" office:value-type="percentage" office:value="0.0458" calcext:value-type="percentage">
            <text:p>4.58%</text:p>
          </table:table-cell>
          <table:table-cell table:formula="of:=AVERAGE([$Data.BM9:$Data.BR9])" office:value-type="percentage" office:value="0.08942" calcext:value-type="percentage">
            <text:p>8.94%</text:p>
          </table:table-cell>
          <table:table-cell table:number-columns-repeated="1020"/>
        </table:table-row>
        <table:table-row table:style-name="ro1">
          <table:table-cell table:formula="of:=[$Data.A10]" office:value-type="string" office:string-value=" Austria" calcext:value-type="string">
            <text:p><text:s/>Austria</text:p>
          </table:table-cell>
          <table:table-cell/>
          <table:table-cell table:formula="of:=AVERAGE([$Data.AG10:$Data.AG14])" office:value-type="string" office:string-value="" calcext:value-type="error">
            <text:p>#DIV/0!</text:p>
          </table:table-cell>
          <table:table-cell table:formula="of:=AVERAGE([$Data.BM10:$Data.BR10])" office:value-type="percentage" office:value="0.07058" calcext:value-type="percentage">
            <text:p>7.06%</text:p>
          </table:table-cell>
          <table:table-cell table:number-columns-repeated="1020"/>
        </table:table-row>
        <table:table-row table:style-name="ro1">
          <table:table-cell table:formula="of:=[$Data.A11]" office:value-type="string" office:string-value=" Bahrain" calcext:value-type="string">
            <text:p><text:s/>Bahrain</text:p>
          </table:table-cell>
          <table:table-cell/>
          <table:table-cell table:formula="of:=AVERAGE([$Data.AG11:$Data.AG15])" office:value-type="percentage" office:value="0.0244" calcext:value-type="percentage">
            <text:p>2.44%</text:p>
          </table:table-cell>
          <table:table-cell table:formula="of:=AVERAGE([$Data.BM11:$Data.BR11])" office:value-type="percentage" office:value="0.18021749854" calcext:value-type="percentage">
            <text:p>18.02%</text:p>
          </table:table-cell>
          <table:table-cell table:number-columns-repeated="1020"/>
        </table:table-row>
        <table:table-row table:style-name="ro1">
          <table:table-cell table:formula="of:=[$Data.A12]" office:value-type="string" office:string-value=" Belgium" calcext:value-type="string">
            <text:p><text:s/>Belgium</text:p>
          </table:table-cell>
          <table:table-cell/>
          <table:table-cell table:formula="of:=AVERAGE([$Data.AG12:$Data.AG16])" office:value-type="percentage" office:value="0.0612826927" calcext:value-type="percentage">
            <text:p>6.13%</text:p>
          </table:table-cell>
          <table:table-cell table:formula="of:=AVERAGE([$Data.BM12:$Data.BR12])" office:value-type="percentage" office:value="0.0635" calcext:value-type="percentage">
            <text:p>6.35%</text:p>
          </table:table-cell>
          <table:table-cell table:number-columns-repeated="1020"/>
        </table:table-row>
        <table:table-row table:style-name="ro1">
          <table:table-cell table:formula="of:=[$Data.A13]" office:value-type="string" office:string-value=" Bosnia and Herzegovina" calcext:value-type="string">
            <text:p><text:s/>Bosnia and Herzegovina</text:p>
          </table:table-cell>
          <table:table-cell/>
          <table:table-cell table:formula="of:=AVERAGE([$Data.AG13:$Data.AG17])" office:value-type="percentage" office:value="0.0704684618" calcext:value-type="percentage">
            <text:p>7.05%</text:p>
          </table:table-cell>
          <table:table-cell table:formula="of:=AVERAGE([$Data.BM13:$Data.BR13])" office:value-type="string" office:string-value="" calcext:value-type="error">
            <text:p>#DIV/0!</text:p>
          </table:table-cell>
          <table:table-cell table:number-columns-repeated="1020"/>
        </table:table-row>
        <table:table-row table:style-name="ro1">
          <table:table-cell table:formula="of:=[$Data.A14]" office:value-type="string" office:string-value=" Brazil" calcext:value-type="string">
            <text:p><text:s/>Brazil</text:p>
          </table:table-cell>
          <table:table-cell/>
          <table:table-cell table:formula="of:=AVERAGE([$Data.AG14:$Data.AG18])" office:value-type="percentage" office:value="0.0704684618" calcext:value-type="percentage">
            <text:p>7.05%</text:p>
          </table:table-cell>
          <table:table-cell table:formula="of:=AVERAGE([$Data.BM14:$Data.BR14])" office:value-type="percentage" office:value="0.278133586025" calcext:value-type="percentage">
            <text:p>27.81%</text:p>
          </table:table-cell>
          <table:table-cell table:number-columns-repeated="1020"/>
        </table:table-row>
        <table:table-row table:style-name="ro1">
          <table:table-cell table:formula="of:=[$Data.A15]" office:value-type="string" office:string-value=" Bulgaria" calcext:value-type="string">
            <text:p><text:s/>Bulgaria</text:p>
          </table:table-cell>
          <table:table-cell/>
          <table:table-cell table:formula="of:=AVERAGE([$Data.AG15:$Data.AG19])" office:value-type="percentage" office:value="0.06889823175" calcext:value-type="percentage">
            <text:p>6.89%</text:p>
          </table:table-cell>
          <table:table-cell table:formula="of:=AVERAGE([$Data.BM15:$Data.BR15])" office:value-type="percentage" office:value="0.08154" calcext:value-type="percentage">
            <text:p>8.15%</text:p>
          </table:table-cell>
          <table:table-cell table:number-columns-repeated="1020"/>
        </table:table-row>
        <table:table-row table:style-name="ro1">
          <table:table-cell table:formula="of:=[$Data.A16]" office:value-type="string" office:string-value=" California" calcext:value-type="string">
            <text:p><text:s/>California</text:p>
          </table:table-cell>
          <table:table-cell/>
          <table:table-cell table:formula="of:=AVERAGE([$Data.AG16:$Data.AG20])" office:value-type="percentage" office:value="0.0837309756666667" calcext:value-type="percentage">
            <text:p>8.37%</text:p>
          </table:table-cell>
          <table:table-cell table:formula="of:=AVERAGE([$Data.BM16:$Data.BR16])" office:value-type="percentage" office:value="0.2367406835" calcext:value-type="percentage">
            <text:p>23.67%</text:p>
          </table:table-cell>
          <table:table-cell table:number-columns-repeated="1020"/>
        </table:table-row>
        <table:table-row table:style-name="ro1">
          <table:table-cell table:formula="of:=[$Data.A17]" office:value-type="string" office:string-value=" Canada" calcext:value-type="string">
            <text:p><text:s/>Canada</text:p>
          </table:table-cell>
          <table:table-cell/>
          <table:table-cell table:formula="of:=AVERAGE([$Data.AG17:$Data.AG21])" office:value-type="percentage" office:value="0.0819921914666667" calcext:value-type="percentage">
            <text:p>8.20%</text:p>
          </table:table-cell>
          <table:table-cell table:formula="of:=AVERAGE([$Data.BM17:$Data.BR17])" office:value-type="string" office:string-value="" calcext:value-type="error">
            <text:p>#DIV/0!</text:p>
          </table:table-cell>
          <table:table-cell table:number-columns-repeated="1020"/>
        </table:table-row>
        <table:table-row table:style-name="ro1">
          <table:table-cell table:formula="of:=[$Data.A18]" office:value-type="string" office:string-value=" Chile" calcext:value-type="string">
            <text:p><text:s/>Chile</text:p>
          </table:table-cell>
          <table:table-cell/>
          <table:table-cell table:formula="of:=AVERAGE([$Data.AG18:$Data.AG22])" office:value-type="percentage" office:value="0.0908856218" calcext:value-type="percentage">
            <text:p>9.09%</text:p>
          </table:table-cell>
          <table:table-cell table:formula="of:=AVERAGE([$Data.BM18:$Data.BR18])" office:value-type="percentage" office:value="0.22642014725" calcext:value-type="percentage">
            <text:p>22.64%</text:p>
          </table:table-cell>
          <table:table-cell table:number-columns-repeated="1020"/>
        </table:table-row>
        <table:table-row table:style-name="ro1">
          <table:table-cell table:formula="of:=[$Data.A19]" office:value-type="string" office:string-value=" China" calcext:value-type="string">
            <text:p><text:s/>China</text:p>
          </table:table-cell>
          <table:table-cell/>
          <table:table-cell table:formula="of:=AVERAGE([$Data.AG19:$Data.AG23])" office:value-type="percentage" office:value="0.0908856218" calcext:value-type="percentage">
            <text:p>9.09%</text:p>
          </table:table-cell>
          <table:table-cell table:formula="of:=AVERAGE([$Data.BM19:$Data.BR19])" office:value-type="percentage" office:value="0.13787258045" calcext:value-type="percentage">
            <text:p>13.79%</text:p>
          </table:table-cell>
          <table:table-cell table:number-columns-repeated="1020"/>
        </table:table-row>
        <table:table-row table:style-name="ro1">
          <table:table-cell table:formula="of:=[$Data.A20]" office:value-type="string" office:string-value=" Colombia" calcext:value-type="string">
            <text:p><text:s/>Colombia</text:p>
          </table:table-cell>
          <table:table-cell/>
          <table:table-cell table:formula="of:=AVERAGE([$Data.AG20:$Data.AG24])" office:value-type="percentage" office:value="0.1042346619" calcext:value-type="percentage">
            <text:p>10.42%</text:p>
          </table:table-cell>
          <table:table-cell table:formula="of:=AVERAGE([$Data.BM20:$Data.BR20])" office:value-type="string" office:string-value="" calcext:value-type="error">
            <text:p>#DIV/0!</text:p>
          </table:table-cell>
          <table:table-cell table:number-columns-repeated="1020"/>
        </table:table-row>
        <table:table-row table:style-name="ro1">
          <table:table-cell table:formula="of:=[$Data.A21]" office:value-type="string" office:string-value=" Colorado" calcext:value-type="string">
            <text:p><text:s/>Colorado</text:p>
          </table:table-cell>
          <table:table-cell/>
          <table:table-cell table:formula="of:=AVERAGE([$Data.AG21:$Data.AG25])" office:value-type="percentage" office:value="0.1042346619" calcext:value-type="percentage">
            <text:p>10.42%</text:p>
          </table:table-cell>
          <table:table-cell table:formula="of:=AVERAGE([$Data.BM21:$Data.BR21])" office:value-type="percentage" office:value="0.1840179215" calcext:value-type="percentage">
            <text:p>18.40%</text:p>
          </table:table-cell>
          <table:table-cell table:number-columns-repeated="1020"/>
        </table:table-row>
        <table:table-row table:style-name="ro1">
          <table:table-cell table:formula="of:=[$Data.A22]" office:value-type="string" office:string-value=" Connecticut" calcext:value-type="string">
            <text:p><text:s/>Connecticut</text:p>
          </table:table-cell>
          <table:table-cell/>
          <table:table-cell table:formula="of:=AVERAGE([$Data.AG22:$Data.AG26])" office:value-type="percentage" office:value="0.0707601455" calcext:value-type="percentage">
            <text:p>7.08%</text:p>
          </table:table-cell>
          <table:table-cell table:formula="of:=AVERAGE([$Data.BM22:$Data.BR22])" office:value-type="percentage" office:value="0.297190199266667" calcext:value-type="percentage">
            <text:p>29.72%</text:p>
          </table:table-cell>
          <table:table-cell table:number-columns-repeated="1020"/>
        </table:table-row>
        <table:table-row table:style-name="ro1">
          <table:table-cell table:formula="of:=[$Data.A23]" office:value-type="string" office:string-value=" Cote d’Ivoire" calcext:value-type="string">
            <text:p><text:s/>Cote d’Ivoire</text:p>
          </table:table-cell>
          <table:table-cell/>
          <table:table-cell table:formula="of:=AVERAGE([$Data.AG23:$Data.AG27])" office:value-type="percentage" office:value="0.0645348837" calcext:value-type="percentage">
            <text:p>6.45%</text:p>
          </table:table-cell>
          <table:table-cell table:formula="of:=AVERAGE([$Data.BM23:$Data.BR23])" office:value-type="percentage" office:value="0.1708035618" calcext:value-type="percentage">
            <text:p>17.08%</text:p>
          </table:table-cell>
          <table:table-cell table:number-columns-repeated="1020"/>
        </table:table-row>
        <table:table-row table:style-name="ro1">
          <table:table-cell table:formula="of:=[$Data.A24]" office:value-type="string" office:string-value=" Croatia" calcext:value-type="string">
            <text:p><text:s/>Croatia</text:p>
          </table:table-cell>
          <table:table-cell/>
          <table:table-cell table:formula="of:=AVERAGE([$Data.AG24:$Data.AG28])" office:value-type="percentage" office:value="0.0620565891333333" calcext:value-type="percentage">
            <text:p>6.21%</text:p>
          </table:table-cell>
          <table:table-cell table:formula="of:=AVERAGE([$Data.BM24:$Data.BR24])" office:value-type="percentage" office:value="0.07186" calcext:value-type="percentage">
            <text:p>7.19%</text:p>
          </table:table-cell>
          <table:table-cell table:number-columns-repeated="1020"/>
        </table:table-row>
        <table:table-row table:style-name="ro1">
          <table:table-cell table:formula="of:=[$Data.A25]" office:value-type="string" office:string-value=" Cyprus" calcext:value-type="string">
            <text:p><text:s/>Cyprus</text:p>
          </table:table-cell>
          <table:table-cell/>
          <table:table-cell table:formula="of:=AVERAGE([$Data.AG25:$Data.AG29])" office:value-type="percentage" office:value="0.0620565891333333" calcext:value-type="percentage">
            <text:p>6.21%</text:p>
          </table:table-cell>
          <table:table-cell table:formula="of:=AVERAGE([$Data.BM25:$Data.BR25])" office:value-type="percentage" office:value="0.08922" calcext:value-type="percentage">
            <text:p>8.92%</text:p>
          </table:table-cell>
          <table:table-cell table:number-columns-repeated="1020"/>
        </table:table-row>
        <table:table-row table:style-name="ro1">
          <table:table-cell table:formula="of:=[$Data.A26]" office:value-type="string" office:string-value=" Czech Republic" calcext:value-type="string">
            <text:p><text:s/>Czech Republic</text:p>
          </table:table-cell>
          <table:table-cell/>
          <table:table-cell table:formula="of:=AVERAGE([$Data.AG26:$Data.AG30])" office:value-type="percentage" office:value="0.0620565891333333" calcext:value-type="percentage">
            <text:p>6.21%</text:p>
          </table:table-cell>
          <table:table-cell table:formula="of:=AVERAGE([$Data.BM26:$Data.BR26])" office:value-type="percentage" office:value="0.09406" calcext:value-type="percentage">
            <text:p>9.41%</text:p>
          </table:table-cell>
          <table:table-cell table:number-columns-repeated="1020"/>
        </table:table-row>
        <table:table-row table:style-name="ro1">
          <table:table-cell table:formula="of:=[$Data.A27]" office:value-type="string" office:string-value=" Delaware" calcext:value-type="string">
            <text:p><text:s/>Delaware</text:p>
          </table:table-cell>
          <table:table-cell/>
          <table:table-cell table:formula="of:=AVERAGE([$Data.AG27:$Data.AG31])" office:value-type="percentage" office:value="0.0771232558" calcext:value-type="percentage">
            <text:p>7.71%</text:p>
          </table:table-cell>
          <table:table-cell table:formula="of:=AVERAGE([$Data.BM27:$Data.BR27])" office:value-type="percentage" office:value="0.146912058166667" calcext:value-type="percentage">
            <text:p>14.69%</text:p>
          </table:table-cell>
          <table:table-cell table:number-columns-repeated="1020"/>
        </table:table-row>
        <table:table-row table:style-name="ro1">
          <table:table-cell table:formula="of:=[$Data.A28]" office:value-type="string" office:string-value=" Denmark" calcext:value-type="string">
            <text:p><text:s/>Denmark</text:p>
          </table:table-cell>
          <table:table-cell/>
          <table:table-cell table:formula="of:=AVERAGE([$Data.AG28:$Data.AG32])" office:value-type="percentage" office:value="0.0582666666666667" calcext:value-type="percentage">
            <text:p>5.83%</text:p>
          </table:table-cell>
          <table:table-cell table:formula="of:=AVERAGE([$Data.BM28:$Data.BR28])" office:value-type="percentage" office:value="0.10856" calcext:value-type="percentage">
            <text:p>10.86%</text:p>
          </table:table-cell>
          <table:table-cell table:number-columns-repeated="1020"/>
        </table:table-row>
        <table:table-row table:style-name="ro1">
          <table:table-cell table:formula="of:=[$Data.A29]" office:value-type="string" office:string-value=" Egypt" calcext:value-type="string">
            <text:p><text:s/>Egypt</text:p>
          </table:table-cell>
          <table:table-cell/>
          <table:table-cell table:formula="of:=AVERAGE([$Data.AG29:$Data.AG33])" office:value-type="percentage" office:value="0.0791908914333333" calcext:value-type="percentage">
            <text:p>7.92%</text:p>
          </table:table-cell>
          <table:table-cell table:formula="of:=AVERAGE([$Data.BM29:$Data.BR29])" office:value-type="percentage" office:value="0.18046877978" calcext:value-type="percentage">
            <text:p>18.05%</text:p>
          </table:table-cell>
          <table:table-cell table:number-columns-repeated="1020"/>
        </table:table-row>
        <table:table-row table:style-name="ro1">
          <table:table-cell table:formula="of:=[$Data.A30]" office:value-type="string" office:string-value=" Estonia" calcext:value-type="string">
            <text:p><text:s/>Estonia</text:p>
          </table:table-cell>
          <table:table-cell/>
          <table:table-cell table:formula="of:=AVERAGE([$Data.AG30:$Data.AG34])" office:value-type="percentage" office:value="0.079818168575" calcext:value-type="percentage">
            <text:p>7.98%</text:p>
          </table:table-cell>
          <table:table-cell table:formula="of:=AVERAGE([$Data.BM30:$Data.BR30])" office:value-type="percentage" office:value="0.07798" calcext:value-type="percentage">
            <text:p>7.80%</text:p>
          </table:table-cell>
          <table:table-cell table:number-columns-repeated="1020"/>
        </table:table-row>
        <table:table-row table:style-name="ro1">
          <table:table-cell table:formula="of:=[$Data.A31]" office:value-type="string" office:string-value=" European Union" calcext:value-type="string">
            <text:p><text:s/>European Union</text:p>
          </table:table-cell>
          <table:table-cell/>
          <table:table-cell table:formula="of:=AVERAGE([$Data.AG31:$Data.AG35])" office:value-type="percentage" office:value="0.08175971054" calcext:value-type="percentage">
            <text:p>8.18%</text:p>
          </table:table-cell>
          <table:table-cell table:formula="of:=AVERAGE([$Data.BM31:$Data.BR31])" office:value-type="percentage" office:value="0.101133333333333" calcext:value-type="percentage">
            <text:p>10.11%</text:p>
          </table:table-cell>
          <table:table-cell table:number-columns-repeated="1020"/>
        </table:table-row>
        <table:table-row table:style-name="ro1">
          <table:table-cell table:formula="of:=[$Data.A32]" office:value-type="string" office:string-value=" Finland" calcext:value-type="string">
            <text:p><text:s/>Finland</text:p>
          </table:table-cell>
          <table:table-cell/>
          <table:table-cell table:formula="of:=AVERAGE([$Data.AG32:$Data.AG36])" office:value-type="percentage" office:value="0.07259971054" calcext:value-type="percentage">
            <text:p>7.26%</text:p>
          </table:table-cell>
          <table:table-cell table:formula="of:=AVERAGE([$Data.BM32:$Data.BR32])" office:value-type="percentage" office:value="0.06642" calcext:value-type="percentage">
            <text:p>6.64%</text:p>
          </table:table-cell>
          <table:table-cell table:number-columns-repeated="1020"/>
        </table:table-row>
        <table:table-row table:style-name="ro1">
          <table:table-cell table:formula="of:=[$Data.A33]" office:value-type="string" office:string-value=" Florida" calcext:value-type="string">
            <text:p><text:s/>Florida</text:p>
          </table:table-cell>
          <table:table-cell/>
          <table:table-cell table:formula="of:=AVERAGE([$Data.AG33:$Data.AG37])" office:value-type="percentage" office:value="0.08073971054" calcext:value-type="percentage">
            <text:p>8.07%</text:p>
          </table:table-cell>
          <table:table-cell table:formula="of:=AVERAGE([$Data.BM33:$Data.BR33])" office:value-type="percentage" office:value="0.278757452966667" calcext:value-type="percentage">
            <text:p>27.88%</text:p>
          </table:table-cell>
          <table:table-cell table:number-columns-repeated="1020"/>
        </table:table-row>
        <table:table-row table:style-name="ro1">
          <table:table-cell table:formula="of:=[$Data.A34]" office:value-type="string" office:string-value=" France" calcext:value-type="string">
            <text:p><text:s/>France</text:p>
          </table:table-cell>
          <table:table-cell/>
          <table:table-cell table:formula="of:=AVERAGE([$Data.AG34:$Data.AG38])" office:value-type="percentage" office:value="0.07090517568" calcext:value-type="percentage">
            <text:p>7.09%</text:p>
          </table:table-cell>
          <table:table-cell table:formula="of:=AVERAGE([$Data.BM34:$Data.BR34])" office:value-type="percentage" office:value="0.106733333333333" calcext:value-type="percentage">
            <text:p>10.67%</text:p>
          </table:table-cell>
          <table:table-cell table:number-columns-repeated="1020"/>
        </table:table-row>
        <table:table-row table:style-name="ro1">
          <table:table-cell table:formula="of:=[$Data.A35]" office:value-type="string" office:string-value=" Georgia (US)" calcext:value-type="string">
            <text:p><text:s/>Georgia (US)</text:p>
          </table:table-cell>
          <table:table-cell/>
          <table:table-cell table:formula="of:=AVERAGE([$Data.AG35:$Data.AG39])" office:value-type="percentage" office:value="0.06993764868" calcext:value-type="percentage">
            <text:p>6.99%</text:p>
          </table:table-cell>
          <table:table-cell table:formula="of:=AVERAGE([$Data.BM35:$Data.BR35])" office:value-type="percentage" office:value="0.183571989333333" calcext:value-type="percentage">
            <text:p>18.36%</text:p>
          </table:table-cell>
          <table:table-cell table:number-columns-repeated="1020"/>
        </table:table-row>
        <table:table-row table:style-name="ro1">
          <table:table-cell table:formula="of:=[$Data.A36]" office:value-type="string" office:string-value=" German Democratic Republic" calcext:value-type="string">
            <text:p><text:s/>German Democratic Republic</text:p>
          </table:table-cell>
          <table:table-cell/>
          <table:table-cell table:formula="of:=AVERAGE([$Data.AG36:$Data.AG40])" office:value-type="percentage" office:value="0.056332473" calcext:value-type="percentage">
            <text:p>5.63%</text:p>
          </table:table-cell>
          <table:table-cell table:formula="of:=AVERAGE([$Data.BM36:$Data.BR36])" office:value-type="string" office:string-value="" calcext:value-type="error">
            <text:p>#DIV/0!</text:p>
          </table:table-cell>
          <table:table-cell table:number-columns-repeated="1020"/>
        </table:table-row>
        <table:table-row table:style-name="ro1">
          <table:table-cell table:formula="of:=[$Data.A37]" office:value-type="string" office:string-value=" Germany" calcext:value-type="string">
            <text:p><text:s/>Germany</text:p>
          </table:table-cell>
          <table:table-cell/>
          <table:table-cell table:formula="of:=AVERAGE([$Data.AG37:$Data.AG41])" office:value-type="percentage" office:value="0.06406559125" calcext:value-type="percentage">
            <text:p>6.41%</text:p>
          </table:table-cell>
          <table:table-cell table:formula="of:=AVERAGE([$Data.BM37:$Data.BR37])" office:value-type="percentage" office:value="0.11288" calcext:value-type="percentage">
            <text:p>11.29%</text:p>
          </table:table-cell>
          <table:table-cell table:number-columns-repeated="1020"/>
        </table:table-row>
        <table:table-row table:style-name="ro1">
          <table:table-cell table:formula="of:=[$Data.A38]" office:value-type="string" office:string-value=" Greece" calcext:value-type="string">
            <text:p><text:s/>Greece</text:p>
          </table:table-cell>
          <table:table-cell/>
          <table:table-cell table:formula="of:=AVERAGE([$Data.AG38:$Data.AG42])" office:value-type="percentage" office:value="0.06139578395" calcext:value-type="percentage">
            <text:p>6.14%</text:p>
          </table:table-cell>
          <table:table-cell table:formula="of:=AVERAGE([$Data.BM38:$Data.BR38])" office:value-type="percentage" office:value="0.10618" calcext:value-type="percentage">
            <text:p>10.62%</text:p>
          </table:table-cell>
          <table:table-cell table:number-columns-repeated="1020"/>
        </table:table-row>
        <table:table-row table:style-name="ro1">
          <table:table-cell table:formula="of:=[$Data.A39]" office:value-type="string" office:string-value=" Hawaii" calcext:value-type="string">
            <text:p><text:s/>Hawaii</text:p>
          </table:table-cell>
          <table:table-cell/>
          <table:table-cell table:formula="of:=AVERAGE([$Data.AG39:$Data.AG43])" office:value-type="percentage" office:value="0.067591978525" calcext:value-type="percentage">
            <text:p>6.76%</text:p>
          </table:table-cell>
          <table:table-cell table:formula="of:=AVERAGE([$Data.BM39:$Data.BR39])" office:value-type="percentage" office:value="0.121461249866667" calcext:value-type="percentage">
            <text:p>12.15%</text:p>
          </table:table-cell>
          <table:table-cell table:number-columns-repeated="1020"/>
        </table:table-row>
        <table:table-row table:style-name="ro1">
          <table:table-cell table:formula="of:=[$Data.A40]" office:value-type="string" office:string-value=" Hungary" calcext:value-type="string">
            <text:p><text:s/>Hungary</text:p>
          </table:table-cell>
          <table:table-cell/>
          <table:table-cell table:formula="of:=AVERAGE([$Data.AG40:$Data.AG44])" office:value-type="percentage" office:value="0.066714329925" calcext:value-type="percentage">
            <text:p>6.67%</text:p>
          </table:table-cell>
          <table:table-cell table:formula="of:=AVERAGE([$Data.BM40:$Data.BR40])" office:value-type="percentage" office:value="0.07902" calcext:value-type="percentage">
            <text:p>7.90%</text:p>
          </table:table-cell>
          <table:table-cell table:number-columns-repeated="1020"/>
        </table:table-row>
        <table:table-row table:style-name="ro1">
          <table:table-cell table:formula="of:=[$Data.A41]" office:value-type="string" office:string-value=" Iceland" calcext:value-type="string">
            <text:p><text:s/>Iceland</text:p>
          </table:table-cell>
          <table:table-cell/>
          <table:table-cell table:formula="of:=AVERAGE([$Data.AG41:$Data.AG45])" office:value-type="percentage" office:value="0.082701798525" calcext:value-type="percentage">
            <text:p>8.27%</text:p>
          </table:table-cell>
          <table:table-cell table:formula="of:=AVERAGE([$Data.BM41:$Data.BR41])" office:value-type="percentage" office:value="0.06492" calcext:value-type="percentage">
            <text:p>6.49%</text:p>
          </table:table-cell>
          <table:table-cell table:number-columns-repeated="1020"/>
        </table:table-row>
        <table:table-row table:style-name="ro1">
          <table:table-cell table:formula="of:=[$Data.A42]" office:value-type="string" office:string-value=" Idaho" calcext:value-type="string">
            <text:p><text:s/>Idaho</text:p>
          </table:table-cell>
          <table:table-cell/>
          <table:table-cell table:formula="of:=AVERAGE([$Data.AG42:$Data.AG46])" office:value-type="percentage" office:value="0.082701798525" calcext:value-type="percentage">
            <text:p>8.27%</text:p>
          </table:table-cell>
          <table:table-cell table:formula="of:=AVERAGE([$Data.BM42:$Data.BR42])" office:value-type="percentage" office:value="0.153878261633333" calcext:value-type="percentage">
            <text:p>15.39%</text:p>
          </table:table-cell>
          <table:table-cell table:number-columns-repeated="1020"/>
        </table:table-row>
        <table:table-row table:style-name="ro1">
          <table:table-cell table:formula="of:=[$Data.A43]" office:value-type="string" office:string-value=" Illinois" calcext:value-type="string">
            <text:p><text:s/>Illinois</text:p>
          </table:table-cell>
          <table:table-cell/>
          <table:table-cell table:formula="of:=AVERAGE([$Data.AG43:$Data.AG47])" office:value-type="percentage" office:value="0.0844355356" calcext:value-type="percentage">
            <text:p>8.44%</text:p>
          </table:table-cell>
          <table:table-cell table:formula="of:=AVERAGE([$Data.BM43:$Data.BR43])" office:value-type="percentage" office:value="0.210847427466667" calcext:value-type="percentage">
            <text:p>21.08%</text:p>
          </table:table-cell>
          <table:table-cell table:number-columns-repeated="1020"/>
        </table:table-row>
        <table:table-row table:style-name="ro1">
          <table:table-cell table:formula="of:=[$Data.A44]" office:value-type="string" office:string-value=" India" calcext:value-type="string">
            <text:p><text:s/>India</text:p>
          </table:table-cell>
          <table:table-cell/>
          <table:table-cell table:formula="of:=AVERAGE([$Data.AG44:$Data.AG48])" office:value-type="percentage" office:value="0.0807524547" calcext:value-type="percentage">
            <text:p>8.08%</text:p>
          </table:table-cell>
          <table:table-cell table:formula="of:=AVERAGE([$Data.BM44:$Data.BR44])" office:value-type="percentage" office:value="0.213944923125" calcext:value-type="percentage">
            <text:p>21.39%</text:p>
          </table:table-cell>
          <table:table-cell table:number-columns-repeated="1020"/>
        </table:table-row>
        <table:table-row table:style-name="ro1">
          <table:table-cell table:formula="of:=[$Data.A45]" office:value-type="string" office:string-value=" Indiana" calcext:value-type="string">
            <text:p><text:s/>Indiana</text:p>
          </table:table-cell>
          <table:table-cell/>
          <table:table-cell table:formula="of:=AVERAGE([$Data.AG45:$Data.AG49])" office:value-type="percentage" office:value="0.08445279675" calcext:value-type="percentage">
            <text:p>8.45%</text:p>
          </table:table-cell>
          <table:table-cell table:formula="of:=AVERAGE([$Data.BM45:$Data.BR45])" office:value-type="percentage" office:value="0.146526361533333" calcext:value-type="percentage">
            <text:p>14.65%</text:p>
          </table:table-cell>
          <table:table-cell table:number-columns-repeated="1020"/>
        </table:table-row>
        <table:table-row table:style-name="ro1">
          <table:table-cell table:formula="of:=[$Data.A46]" office:value-type="string" office:string-value=" Indonesia" calcext:value-type="string">
            <text:p><text:s/>Indonesia</text:p>
          </table:table-cell>
          <table:table-cell/>
          <table:table-cell table:formula="of:=AVERAGE([$Data.AG46:$Data.AG50])" office:value-type="percentage" office:value="0.07402785955" calcext:value-type="percentage">
            <text:p>7.40%</text:p>
          </table:table-cell>
          <table:table-cell table:formula="of:=AVERAGE([$Data.BM46:$Data.BR46])" office:value-type="string" office:string-value="" calcext:value-type="error">
            <text:p>#DIV/0!</text:p>
          </table:table-cell>
          <table:table-cell table:number-columns-repeated="1020"/>
        </table:table-row>
        <table:table-row table:style-name="ro1">
          <table:table-cell table:formula="of:=[$Data.A47]" office:value-type="string" office:string-value=" Iowa" calcext:value-type="string">
            <text:p><text:s/>Iowa</text:p>
          </table:table-cell>
          <table:table-cell/>
          <table:table-cell table:formula="of:=AVERAGE([$Data.AG47:$Data.AG51])" office:value-type="percentage" office:value="0.0656519063666667" calcext:value-type="percentage">
            <text:p>6.57%</text:p>
          </table:table-cell>
          <table:table-cell table:formula="of:=AVERAGE([$Data.BM47:$Data.BR47])" office:value-type="percentage" office:value="0.1350252082" calcext:value-type="percentage">
            <text:p>13.50%</text:p>
          </table:table-cell>
          <table:table-cell table:number-columns-repeated="1020"/>
        </table:table-row>
        <table:table-row table:style-name="ro1">
          <table:table-cell table:formula="of:=[$Data.A48]" office:value-type="string" office:string-value=" Iran" calcext:value-type="string">
            <text:p><text:s/>Iran</text:p>
          </table:table-cell>
          <table:table-cell/>
          <table:table-cell table:formula="of:=AVERAGE([$Data.AG48:$Data.AG52])" office:value-type="percentage" office:value="0.0656933333333333" calcext:value-type="percentage">
            <text:p>6.57%</text:p>
          </table:table-cell>
          <table:table-cell table:formula="of:=AVERAGE([$Data.BM48:$Data.BR48])" office:value-type="percentage" office:value="0.16264556052" calcext:value-type="percentage">
            <text:p>16.26%</text:p>
          </table:table-cell>
          <table:table-cell table:number-columns-repeated="1020"/>
        </table:table-row>
        <table:table-row table:style-name="ro1">
          <table:table-cell table:formula="of:=[$Data.A49]" office:value-type="string" office:string-value=" Iraq" calcext:value-type="string">
            <text:p><text:s/>Iraq</text:p>
          </table:table-cell>
          <table:table-cell/>
          <table:table-cell table:formula="of:=AVERAGE([$Data.AG49:$Data.AG53])" office:value-type="percentage" office:value="0.0656933333333333" calcext:value-type="percentage">
            <text:p>6.57%</text:p>
          </table:table-cell>
          <table:table-cell table:formula="of:=AVERAGE([$Data.BM49:$Data.BR49])" office:value-type="percentage" office:value="0.22023040358" calcext:value-type="percentage">
            <text:p>22.02%</text:p>
          </table:table-cell>
          <table:table-cell table:number-columns-repeated="1020"/>
        </table:table-row>
        <table:table-row table:style-name="ro1">
          <table:table-cell table:formula="of:=[$Data.A50]" office:value-type="string" office:string-value=" Ireland" calcext:value-type="string">
            <text:p><text:s/>Ireland</text:p>
          </table:table-cell>
          <table:table-cell/>
          <table:table-cell table:formula="of:=AVERAGE([$Data.AG50:$Data.AG54])" office:value-type="percentage" office:value="0.075002968" calcext:value-type="percentage">
            <text:p>7.50%</text:p>
          </table:table-cell>
          <table:table-cell table:formula="of:=AVERAGE([$Data.BM50:$Data.BR50])" office:value-type="percentage" office:value="0.10882" calcext:value-type="percentage">
            <text:p>10.88%</text:p>
          </table:table-cell>
          <table:table-cell table:number-columns-repeated="1020"/>
        </table:table-row>
        <table:table-row table:style-name="ro1">
          <table:table-cell table:formula="of:=[$Data.A51]" office:value-type="string" office:string-value=" Italy" calcext:value-type="string">
            <text:p><text:s/>Italy</text:p>
          </table:table-cell>
          <table:table-cell/>
          <table:table-cell table:formula="of:=AVERAGE([$Data.AG51:$Data.AG55])" office:value-type="percentage" office:value="0.083014981075" calcext:value-type="percentage">
            <text:p>8.30%</text:p>
          </table:table-cell>
          <table:table-cell table:formula="of:=AVERAGE([$Data.BM51:$Data.BR51])" office:value-type="percentage" office:value="0.07252" calcext:value-type="percentage">
            <text:p>7.25%</text:p>
          </table:table-cell>
          <table:table-cell table:number-columns-repeated="1020"/>
        </table:table-row>
        <table:table-row table:style-name="ro1">
          <table:table-cell table:formula="of:=[$Data.A52]" office:value-type="string" office:string-value=" Japan" calcext:value-type="string">
            <text:p><text:s/>Japan</text:p>
          </table:table-cell>
          <table:table-cell/>
          <table:table-cell table:formula="of:=AVERAGE([$Data.AG52:$Data.AG56])" office:value-type="percentage" office:value="0.08940073955" calcext:value-type="percentage">
            <text:p>8.94%</text:p>
          </table:table-cell>
          <table:table-cell table:formula="of:=AVERAGE([$Data.BM52:$Data.BR52])" office:value-type="string" office:string-value="" calcext:value-type="error">
            <text:p>#DIV/0!</text:p>
          </table:table-cell>
          <table:table-cell table:number-columns-repeated="1020"/>
        </table:table-row>
        <table:table-row table:style-name="ro1">
          <table:table-cell table:formula="of:=[$Data.A53]" office:value-type="string" office:string-value=" Jordan" calcext:value-type="string">
            <text:p><text:s/>Jordan</text:p>
          </table:table-cell>
          <table:table-cell/>
          <table:table-cell table:formula="of:=AVERAGE([$Data.AG53:$Data.AG57])" office:value-type="percentage" office:value="0.0913409860666667" calcext:value-type="percentage">
            <text:p>9.13%</text:p>
          </table:table-cell>
          <table:table-cell table:formula="of:=AVERAGE([$Data.BM53:$Data.BR53])" office:value-type="percentage" office:value="0.1609857678" calcext:value-type="percentage">
            <text:p>16.10%</text:p>
          </table:table-cell>
          <table:table-cell table:number-columns-repeated="1020"/>
        </table:table-row>
        <table:table-row table:style-name="ro1">
          <table:table-cell table:formula="of:=[$Data.A54]" office:value-type="string" office:string-value=" Kansas" calcext:value-type="string">
            <text:p><text:s/>Kansas</text:p>
          </table:table-cell>
          <table:table-cell/>
          <table:table-cell table:formula="of:=AVERAGE([$Data.AG54:$Data.AG58])" office:value-type="percentage" office:value="0.0913409860666667" calcext:value-type="percentage">
            <text:p>9.13%</text:p>
          </table:table-cell>
          <table:table-cell table:formula="of:=AVERAGE([$Data.BM54:$Data.BR54])" office:value-type="percentage" office:value="0.1678433915" calcext:value-type="percentage">
            <text:p>16.78%</text:p>
          </table:table-cell>
          <table:table-cell table:number-columns-repeated="1020"/>
        </table:table-row>
        <table:table-row table:style-name="ro1">
          <table:table-cell table:formula="of:=[$Data.A55]" office:value-type="string" office:string-value=" Kentucky" calcext:value-type="string">
            <text:p><text:s/>Kentucky</text:p>
          </table:table-cell>
          <table:table-cell/>
          <table:table-cell table:formula="of:=AVERAGE([$Data.AG55:$Data.AG59])" office:value-type="percentage" office:value="0.0855455431" calcext:value-type="percentage">
            <text:p>8.55%</text:p>
          </table:table-cell>
          <table:table-cell table:formula="of:=AVERAGE([$Data.BM55:$Data.BR55])" office:value-type="percentage" office:value="0.150607625633333" calcext:value-type="percentage">
            <text:p>15.06%</text:p>
          </table:table-cell>
          <table:table-cell table:number-columns-repeated="1020"/>
        </table:table-row>
        <table:table-row table:style-name="ro1">
          <table:table-cell table:formula="of:=[$Data.A56]" office:value-type="string" office:string-value=" Korea" calcext:value-type="string">
            <text:p><text:s/>Korea</text:p>
          </table:table-cell>
          <table:table-cell/>
          <table:table-cell table:formula="of:=AVERAGE([$Data.AG56:$Data.AG60])" office:value-type="percentage" office:value="0.0744430339" calcext:value-type="percentage">
            <text:p>7.44%</text:p>
          </table:table-cell>
          <table:table-cell table:formula="of:=AVERAGE([$Data.BM56:$Data.BR56])" office:value-type="percentage" office:value="0.11876433122" calcext:value-type="percentage">
            <text:p>11.88%</text:p>
          </table:table-cell>
          <table:table-cell table:number-columns-repeated="1020"/>
        </table:table-row>
        <table:table-row table:style-name="ro1">
          <table:table-cell table:formula="of:=[$Data.A57]" office:value-type="string" office:string-value=" Kosovo" calcext:value-type="string">
            <text:p><text:s/>Kosovo</text:p>
          </table:table-cell>
          <table:table-cell/>
          <table:table-cell table:formula="of:=AVERAGE([$Data.AG57:$Data.AG61])" office:value-type="string" office:string-value="" calcext:value-type="error">
            <text:p>#DIV/0!</text:p>
          </table:table-cell>
          <table:table-cell table:formula="of:=AVERAGE([$Data.BM57:$Data.BR57])" office:value-type="percentage" office:value="0.0635608247" calcext:value-type="percentage">
            <text:p>6.36%</text:p>
          </table:table-cell>
          <table:table-cell table:number-columns-repeated="1020"/>
        </table:table-row>
        <table:table-row table:style-name="ro1">
          <table:table-cell table:formula="of:=[$Data.A58]" office:value-type="string" office:string-value=" Kuwait" calcext:value-type="string">
            <text:p><text:s/>Kuwait</text:p>
          </table:table-cell>
          <table:table-cell/>
          <table:table-cell table:formula="of:=AVERAGE([$Data.AG58:$Data.AG62])" office:value-type="percentage" office:value="0.1109870523" calcext:value-type="percentage">
            <text:p>11.10%</text:p>
          </table:table-cell>
          <table:table-cell table:formula="of:=AVERAGE([$Data.BM58:$Data.BR58])" office:value-type="percentage" office:value="0.19857337772" calcext:value-type="percentage">
            <text:p>19.86%</text:p>
          </table:table-cell>
          <table:table-cell table:number-columns-repeated="1020"/>
        </table:table-row>
        <table:table-row table:style-name="ro1">
          <table:table-cell table:formula="of:=[$Data.A59]" office:value-type="string" office:string-value=" Latvia" calcext:value-type="string">
            <text:p><text:s/>Latvia</text:p>
          </table:table-cell>
          <table:table-cell/>
          <table:table-cell table:formula="of:=AVERAGE([$Data.AG59:$Data.AG63])" office:value-type="percentage" office:value="0.1109870523" calcext:value-type="percentage">
            <text:p>11.10%</text:p>
          </table:table-cell>
          <table:table-cell table:formula="of:=AVERAGE([$Data.BM59:$Data.BR59])" office:value-type="percentage" office:value="0.07542" calcext:value-type="percentage">
            <text:p>7.54%</text:p>
          </table:table-cell>
          <table:table-cell table:number-columns-repeated="1020"/>
        </table:table-row>
        <table:table-row table:style-name="ro1">
          <table:table-cell table:formula="of:=[$Data.A60]" office:value-type="string" office:string-value=" Lebanon" calcext:value-type="string">
            <text:p><text:s/>Lebanon</text:p>
          </table:table-cell>
          <table:table-cell/>
          <table:table-cell table:formula="of:=AVERAGE([$Data.AG60:$Data.AG64])" office:value-type="percentage" office:value="0.1109870523" calcext:value-type="percentage">
            <text:p>11.10%</text:p>
          </table:table-cell>
          <table:table-cell table:formula="of:=AVERAGE([$Data.BM60:$Data.BR60])" office:value-type="percentage" office:value="0.23394830824" calcext:value-type="percentage">
            <text:p>23.39%</text:p>
          </table:table-cell>
          <table:table-cell table:number-columns-repeated="1020"/>
        </table:table-row>
        <table:table-row table:style-name="ro1">
          <table:table-cell table:formula="of:=[$Data.A61]" office:value-type="string" office:string-value=" Lithuania" calcext:value-type="string">
            <text:p><text:s/>Lithuania</text:p>
          </table:table-cell>
          <table:table-cell/>
          <table:table-cell table:formula="of:=AVERAGE([$Data.AG61:$Data.AG65])" office:value-type="percentage" office:value="0.0971268639" calcext:value-type="percentage">
            <text:p>9.71%</text:p>
          </table:table-cell>
          <table:table-cell table:formula="of:=AVERAGE([$Data.BM61:$Data.BR61])" office:value-type="percentage" office:value="0.07888" calcext:value-type="percentage">
            <text:p>7.89%</text:p>
          </table:table-cell>
          <table:table-cell table:number-columns-repeated="1020"/>
        </table:table-row>
        <table:table-row table:style-name="ro1">
          <table:table-cell table:formula="of:=[$Data.A62]" office:value-type="string" office:string-value=" Louisiana" calcext:value-type="string">
            <text:p><text:s/>Louisiana</text:p>
          </table:table-cell>
          <table:table-cell/>
          <table:table-cell table:formula="of:=AVERAGE([$Data.AG62:$Data.AG66])" office:value-type="percentage" office:value="0.0971268639" calcext:value-type="percentage">
            <text:p>9.71%</text:p>
          </table:table-cell>
          <table:table-cell table:formula="of:=AVERAGE([$Data.BM62:$Data.BR62])" office:value-type="percentage" office:value="0.181558812633333" calcext:value-type="percentage">
            <text:p>18.16%</text:p>
          </table:table-cell>
          <table:table-cell table:number-columns-repeated="1020"/>
        </table:table-row>
        <table:table-row table:style-name="ro1">
          <table:table-cell table:formula="of:=[$Data.A63]" office:value-type="string" office:string-value=" Luxembourg" calcext:value-type="string">
            <text:p><text:s/>Luxembourg</text:p>
          </table:table-cell>
          <table:table-cell/>
          <table:table-cell table:formula="of:=AVERAGE([$Data.AG63:$Data.AG67])" office:value-type="percentage" office:value="0.0832666755" calcext:value-type="percentage">
            <text:p>8.33%</text:p>
          </table:table-cell>
          <table:table-cell table:formula="of:=AVERAGE([$Data.BM63:$Data.BR63])" office:value-type="percentage" office:value="0.08408" calcext:value-type="percentage">
            <text:p>8.41%</text:p>
          </table:table-cell>
          <table:table-cell table:number-columns-repeated="1020"/>
        </table:table-row>
        <table:table-row table:style-name="ro1">
          <table:table-cell table:formula="of:=[$Data.A64]" office:value-type="string" office:string-value=" Macedonia" calcext:value-type="string">
            <text:p><text:s/>Macedonia</text:p>
          </table:table-cell>
          <table:table-cell/>
          <table:table-cell table:formula="of:=AVERAGE([$Data.AG64:$Data.AG68])" office:value-type="percentage" office:value="0.0827237368" calcext:value-type="percentage">
            <text:p>8.27%</text:p>
          </table:table-cell>
          <table:table-cell table:formula="of:=AVERAGE([$Data.BM64:$Data.BR64])" office:value-type="percentage" office:value="0.0599333333333333" calcext:value-type="percentage">
            <text:p>5.99%</text:p>
          </table:table-cell>
          <table:table-cell table:number-columns-repeated="1020"/>
        </table:table-row>
        <table:table-row table:style-name="ro1">
          <table:table-cell table:formula="of:=[$Data.A65]" office:value-type="string" office:string-value=" Maine" calcext:value-type="string">
            <text:p><text:s/>Maine</text:p>
          </table:table-cell>
          <table:table-cell/>
          <table:table-cell table:formula="of:=AVERAGE([$Data.AG65:$Data.AG69])" office:value-type="percentage" office:value="0.0885282134333333" calcext:value-type="percentage">
            <text:p>8.85%</text:p>
          </table:table-cell>
          <table:table-cell table:formula="of:=AVERAGE([$Data.BM65:$Data.BR65])" office:value-type="percentage" office:value="0.136971602833333" calcext:value-type="percentage">
            <text:p>13.70%</text:p>
          </table:table-cell>
          <table:table-cell table:number-columns-repeated="1020"/>
        </table:table-row>
        <table:table-row table:style-name="ro1">
          <table:table-cell table:formula="of:=[$Data.A66]" office:value-type="string" office:string-value=" Malaysia" calcext:value-type="string">
            <text:p><text:s/>Malaysia</text:p>
          </table:table-cell>
          <table:table-cell/>
          <table:table-cell table:formula="of:=AVERAGE([$Data.AG66:$Data.AG70])" office:value-type="percentage" office:value="0.0831727212" calcext:value-type="percentage">
            <text:p>8.32%</text:p>
          </table:table-cell>
          <table:table-cell table:formula="of:=AVERAGE([$Data.BM66:$Data.BR66])" office:value-type="percentage" office:value="0.0911032706" calcext:value-type="percentage">
            <text:p>9.11%</text:p>
          </table:table-cell>
          <table:table-cell table:number-columns-repeated="1020"/>
        </table:table-row>
        <table:table-row table:style-name="ro1">
          <table:table-cell table:formula="of:=[$Data.A67]" office:value-type="string" office:string-value=" Malta" calcext:value-type="string">
            <text:p><text:s/>Malta</text:p>
          </table:table-cell>
          <table:table-cell/>
          <table:table-cell table:formula="of:=AVERAGE([$Data.AG67:$Data.AG71])" office:value-type="percentage" office:value="0.085050568" calcext:value-type="percentage">
            <text:p>8.51%</text:p>
          </table:table-cell>
          <table:table-cell table:formula="of:=AVERAGE([$Data.BM67:$Data.BR67])" office:value-type="percentage" office:value="0.10796" calcext:value-type="percentage">
            <text:p>10.80%</text:p>
          </table:table-cell>
          <table:table-cell table:number-columns-repeated="1020"/>
        </table:table-row>
        <table:table-row table:style-name="ro1">
          <table:table-cell table:formula="of:=[$Data.A68]" office:value-type="string" office:string-value=" Maryland" calcext:value-type="string">
            <text:p><text:s/>Maryland</text:p>
          </table:table-cell>
          <table:table-cell/>
          <table:table-cell table:formula="of:=AVERAGE([$Data.AG68:$Data.AG72])" office:value-type="percentage" office:value="0.08667639644" calcext:value-type="percentage">
            <text:p>8.67%</text:p>
          </table:table-cell>
          <table:table-cell table:formula="of:=AVERAGE([$Data.BM68:$Data.BR68])" office:value-type="percentage" office:value="0.152272010833333" calcext:value-type="percentage">
            <text:p>15.23%</text:p>
          </table:table-cell>
          <table:table-cell table:number-columns-repeated="1020"/>
        </table:table-row>
        <table:table-row table:style-name="ro1">
          <table:table-cell table:formula="of:=[$Data.A69]" office:value-type="string" office:string-value=" Massachusetts" calcext:value-type="string">
            <text:p><text:s/>Massachusetts</text:p>
          </table:table-cell>
          <table:table-cell/>
          <table:table-cell table:formula="of:=AVERAGE([$Data.AG69:$Data.AG73])" office:value-type="percentage" office:value="0.09089527578" calcext:value-type="percentage">
            <text:p>9.09%</text:p>
          </table:table-cell>
          <table:table-cell table:formula="of:=AVERAGE([$Data.BM69:$Data.BR69])" office:value-type="percentage" office:value="0.243771230166667" calcext:value-type="percentage">
            <text:p>24.38%</text:p>
          </table:table-cell>
          <table:table-cell table:number-columns-repeated="1020"/>
        </table:table-row>
        <table:table-row table:style-name="ro1">
          <table:table-cell table:formula="of:=[$Data.A70]" office:value-type="string" office:string-value=" Mauritius" calcext:value-type="string">
            <text:p><text:s/>Mauritius</text:p>
          </table:table-cell>
          <table:table-cell/>
          <table:table-cell table:formula="of:=AVERAGE([$Data.AG70:$Data.AG74])" office:value-type="percentage" office:value="0.09088684768" calcext:value-type="percentage">
            <text:p>9.09%</text:p>
          </table:table-cell>
          <table:table-cell table:formula="of:=AVERAGE([$Data.BM70:$Data.BR70])" office:value-type="string" office:string-value="" calcext:value-type="error">
            <text:p>#DIV/0!</text:p>
          </table:table-cell>
          <table:table-cell table:number-columns-repeated="1020"/>
        </table:table-row>
        <table:table-row table:style-name="ro1">
          <table:table-cell table:formula="of:=[$Data.A71]" office:value-type="string" office:string-value=" Michigan" calcext:value-type="string">
            <text:p><text:s/>Michigan</text:p>
          </table:table-cell>
          <table:table-cell/>
          <table:table-cell table:formula="of:=AVERAGE([$Data.AG71:$Data.AG75])" office:value-type="percentage" office:value="0.0968085099" calcext:value-type="percentage">
            <text:p>9.68%</text:p>
          </table:table-cell>
          <table:table-cell table:formula="of:=AVERAGE([$Data.BM71:$Data.BR71])" office:value-type="percentage" office:value="0.184607997533333" calcext:value-type="percentage">
            <text:p>18.46%</text:p>
          </table:table-cell>
          <table:table-cell table:number-columns-repeated="1020"/>
        </table:table-row>
        <table:table-row table:style-name="ro1">
          <table:table-cell table:formula="of:=[$Data.A72]" office:value-type="string" office:string-value=" Minnesota" calcext:value-type="string">
            <text:p><text:s/>Minnesota</text:p>
          </table:table-cell>
          <table:table-cell/>
          <table:table-cell table:formula="of:=AVERAGE([$Data.AG72:$Data.AG76])" office:value-type="percentage" office:value="0.093921579425" calcext:value-type="percentage">
            <text:p>9.39%</text:p>
          </table:table-cell>
          <table:table-cell table:formula="of:=AVERAGE([$Data.BM72:$Data.BR72])" office:value-type="percentage" office:value="0.175886606166667" calcext:value-type="percentage">
            <text:p>17.59%</text:p>
          </table:table-cell>
          <table:table-cell table:number-columns-repeated="1020"/>
        </table:table-row>
        <table:table-row table:style-name="ro1">
          <table:table-cell table:formula="of:=[$Data.A73]" office:value-type="string" office:string-value=" Mississippi" calcext:value-type="string">
            <text:p><text:s/>Mississippi</text:p>
          </table:table-cell>
          <table:table-cell/>
          <table:table-cell table:formula="of:=AVERAGE([$Data.AG73:$Data.AG77])" office:value-type="percentage" office:value="0.0941688691666667" calcext:value-type="percentage">
            <text:p>9.42%</text:p>
          </table:table-cell>
          <table:table-cell table:formula="of:=AVERAGE([$Data.BM73:$Data.BR73])" office:value-type="percentage" office:value="0.147482201433333" calcext:value-type="percentage">
            <text:p>14.75%</text:p>
          </table:table-cell>
          <table:table-cell table:number-columns-repeated="1020"/>
        </table:table-row>
        <table:table-row table:style-name="ro1">
          <table:table-cell table:formula="of:=[$Data.A74]" office:value-type="string" office:string-value=" Missouri" calcext:value-type="string">
            <text:p><text:s/>Missouri</text:p>
          </table:table-cell>
          <table:table-cell/>
          <table:table-cell table:formula="of:=AVERAGE([$Data.AG74:$Data.AG78])" office:value-type="percentage" office:value="0.0909341648333333" calcext:value-type="percentage">
            <text:p>9.09%</text:p>
          </table:table-cell>
          <table:table-cell table:formula="of:=AVERAGE([$Data.BM74:$Data.BR74])" office:value-type="percentage" office:value="0.1777774344" calcext:value-type="percentage">
            <text:p>17.78%</text:p>
          </table:table-cell>
          <table:table-cell table:number-columns-repeated="1020"/>
        </table:table-row>
        <table:table-row table:style-name="ro1">
          <table:table-cell table:formula="of:=[$Data.A75]" office:value-type="string" office:string-value=" Moldova" calcext:value-type="string">
            <text:p><text:s/>Moldova</text:p>
          </table:table-cell>
          <table:table-cell/>
          <table:table-cell table:formula="of:=AVERAGE([$Data.AG75:$Data.AG79])" office:value-type="percentage" office:value="0.0750358227666667" calcext:value-type="percentage">
            <text:p>7.50%</text:p>
          </table:table-cell>
          <table:table-cell table:formula="of:=AVERAGE([$Data.BM75:$Data.BR75])" office:value-type="percentage" office:value="0.06015" calcext:value-type="percentage">
            <text:p>6.02%</text:p>
          </table:table-cell>
          <table:table-cell table:number-columns-repeated="1020"/>
        </table:table-row>
        <table:table-row table:style-name="ro1">
          <table:table-cell table:formula="of:=[$Data.A76]" office:value-type="string" office:string-value=" Montana" calcext:value-type="string">
            <text:p><text:s/>Montana</text:p>
          </table:table-cell>
          <table:table-cell/>
          <table:table-cell table:formula="of:=AVERAGE([$Data.AG76:$Data.AG80])" office:value-type="percentage" office:value="0.08384819505" calcext:value-type="percentage">
            <text:p>8.38%</text:p>
          </table:table-cell>
          <table:table-cell table:formula="of:=AVERAGE([$Data.BM76:$Data.BR76])" office:value-type="percentage" office:value="0.167987138033333" calcext:value-type="percentage">
            <text:p>16.80%</text:p>
          </table:table-cell>
          <table:table-cell table:number-columns-repeated="1020"/>
        </table:table-row>
        <table:table-row table:style-name="ro1">
          <table:table-cell table:formula="of:=[$Data.A77]" office:value-type="string" office:string-value=" Montenegro" calcext:value-type="string">
            <text:p><text:s/>Montenegro</text:p>
          </table:table-cell>
          <table:table-cell/>
          <table:table-cell table:formula="of:=AVERAGE([$Data.AG77:$Data.AG81])" office:value-type="percentage" office:value="0.085321254925" calcext:value-type="percentage">
            <text:p>8.53%</text:p>
          </table:table-cell>
          <table:table-cell table:formula="of:=AVERAGE([$Data.BM77:$Data.BR77])" office:value-type="percentage" office:value="0.0617333333333333" calcext:value-type="percentage">
            <text:p>6.17%</text:p>
          </table:table-cell>
          <table:table-cell table:number-columns-repeated="1020"/>
        </table:table-row>
        <table:table-row table:style-name="ro1">
          <table:table-cell table:formula="of:=[$Data.A78]" office:value-type="string" office:string-value=" Nebraska" calcext:value-type="string">
            <text:p><text:s/>Nebraska</text:p>
          </table:table-cell>
          <table:table-cell/>
          <table:table-cell table:formula="of:=AVERAGE([$Data.AG78:$Data.AG82])" office:value-type="percentage" office:value="0.08758894792" calcext:value-type="percentage">
            <text:p>8.76%</text:p>
          </table:table-cell>
          <table:table-cell table:formula="of:=AVERAGE([$Data.BM78:$Data.BR78])" office:value-type="percentage" office:value="0.1553260982" calcext:value-type="percentage">
            <text:p>15.53%</text:p>
          </table:table-cell>
          <table:table-cell table:number-columns-repeated="1020"/>
        </table:table-row>
        <table:table-row table:style-name="ro1">
          <table:table-cell table:formula="of:=[$Data.A79]" office:value-type="string" office:string-value=" Netherlands" calcext:value-type="string">
            <text:p><text:s/>Netherlands</text:p>
          </table:table-cell>
          <table:table-cell/>
          <table:table-cell table:formula="of:=AVERAGE([$Data.AG79:$Data.AG83])" office:value-type="percentage" office:value="0.08673887838" calcext:value-type="percentage">
            <text:p>8.67%</text:p>
          </table:table-cell>
          <table:table-cell table:formula="of:=AVERAGE([$Data.BM79:$Data.BR79])" office:value-type="percentage" office:value="0.05882" calcext:value-type="percentage">
            <text:p>5.88%</text:p>
          </table:table-cell>
          <table:table-cell table:number-columns-repeated="1020"/>
        </table:table-row>
        <table:table-row table:style-name="ro1">
          <table:table-cell table:formula="of:=[$Data.A80]" office:value-type="string" office:string-value=" Nevada" calcext:value-type="string">
            <text:p><text:s/>Nevada</text:p>
          </table:table-cell>
          <table:table-cell/>
          <table:table-cell table:formula="of:=AVERAGE([$Data.AG80:$Data.AG84])" office:value-type="percentage" office:value="0.1002931222" calcext:value-type="percentage">
            <text:p>10.03%</text:p>
          </table:table-cell>
          <table:table-cell table:formula="of:=AVERAGE([$Data.BM80:$Data.BR80])" office:value-type="percentage" office:value="0.274847502533333" calcext:value-type="percentage">
            <text:p>27.48%</text:p>
          </table:table-cell>
          <table:table-cell table:number-columns-repeated="1020"/>
        </table:table-row>
        <table:table-row table:style-name="ro1">
          <table:table-cell table:formula="of:=[$Data.A81]" office:value-type="string" office:string-value=" New Hampshire" calcext:value-type="string">
            <text:p><text:s/>New Hampshire</text:p>
          </table:table-cell>
          <table:table-cell/>
          <table:table-cell table:formula="of:=AVERAGE([$Data.AG81:$Data.AG85])" office:value-type="percentage" office:value="0.08954123108" calcext:value-type="percentage">
            <text:p>8.95%</text:p>
          </table:table-cell>
          <table:table-cell table:formula="of:=AVERAGE([$Data.BM81:$Data.BR81])" office:value-type="percentage" office:value="0.1612724463" calcext:value-type="percentage">
            <text:p>16.13%</text:p>
          </table:table-cell>
          <table:table-cell table:number-columns-repeated="1020"/>
        </table:table-row>
        <table:table-row table:style-name="ro1">
          <table:table-cell table:formula="of:=[$Data.A82]" office:value-type="string" office:string-value=" New Jersey" calcext:value-type="string">
            <text:p><text:s/>New Jersey</text:p>
          </table:table-cell>
          <table:table-cell/>
          <table:table-cell table:formula="of:=AVERAGE([$Data.AG82:$Data.AG86])" office:value-type="percentage" office:value="0.09064790606" calcext:value-type="percentage">
            <text:p>9.06%</text:p>
          </table:table-cell>
          <table:table-cell table:formula="of:=AVERAGE([$Data.BM82:$Data.BR82])" office:value-type="percentage" office:value="0.203366423666667" calcext:value-type="percentage">
            <text:p>20.34%</text:p>
          </table:table-cell>
          <table:table-cell table:number-columns-repeated="1020"/>
        </table:table-row>
        <table:table-row table:style-name="ro1">
          <table:table-cell table:formula="of:=[$Data.A83]" office:value-type="string" office:string-value=" New Mexico" calcext:value-type="string">
            <text:p><text:s/>New Mexico</text:p>
          </table:table-cell>
          <table:table-cell/>
          <table:table-cell table:formula="of:=AVERAGE([$Data.AG83:$Data.AG87])" office:value-type="percentage" office:value="0.09081175924" calcext:value-type="percentage">
            <text:p>9.08%</text:p>
          </table:table-cell>
          <table:table-cell table:formula="of:=AVERAGE([$Data.BM83:$Data.BR83])" office:value-type="percentage" office:value="0.1460238" calcext:value-type="percentage">
            <text:p>14.60%</text:p>
          </table:table-cell>
          <table:table-cell table:number-columns-repeated="1020"/>
        </table:table-row>
        <table:table-row table:style-name="ro1">
          <table:table-cell table:formula="of:=[$Data.A84]" office:value-type="string" office:string-value=" New York" calcext:value-type="string">
            <text:p><text:s/>New York</text:p>
          </table:table-cell>
          <table:table-cell/>
          <table:table-cell table:formula="of:=AVERAGE([$Data.AG84:$Data.AG88])" office:value-type="percentage" office:value="0.08430761242" calcext:value-type="percentage">
            <text:p>8.43%</text:p>
          </table:table-cell>
          <table:table-cell table:formula="of:=AVERAGE([$Data.BM84:$Data.BR84])" office:value-type="percentage" office:value="0.316205362466667" calcext:value-type="percentage">
            <text:p>31.62%</text:p>
          </table:table-cell>
          <table:table-cell table:number-columns-repeated="1020"/>
        </table:table-row>
        <table:table-row table:style-name="ro1">
          <table:table-cell table:formula="of:=[$Data.A85]" office:value-type="string" office:string-value=" New Zealand" calcext:value-type="string">
            <text:p><text:s/>New Zealand</text:p>
          </table:table-cell>
          <table:table-cell/>
          <table:table-cell table:formula="of:=AVERAGE([$Data.AG85:$Data.AG89])" office:value-type="percentage" office:value="0.0783522516" calcext:value-type="percentage">
            <text:p>7.84%</text:p>
          </table:table-cell>
          <table:table-cell table:formula="of:=AVERAGE([$Data.BM85:$Data.BR85])" office:value-type="percentage" office:value="0.0826999992" calcext:value-type="percentage">
            <text:p>8.27%</text:p>
          </table:table-cell>
          <table:table-cell table:number-columns-repeated="1020"/>
        </table:table-row>
        <table:table-row table:style-name="ro1">
          <table:table-cell table:formula="of:=[$Data.A86]" office:value-type="string" office:string-value=" North Carolina" calcext:value-type="string">
            <text:p><text:s/>North Carolina</text:p>
          </table:table-cell>
          <table:table-cell/>
          <table:table-cell table:formula="of:=AVERAGE([$Data.AG86:$Data.AG90])" office:value-type="percentage" office:value="0.08994669908" calcext:value-type="percentage">
            <text:p>8.99%</text:p>
          </table:table-cell>
          <table:table-cell table:formula="of:=AVERAGE([$Data.BM86:$Data.BR86])" office:value-type="percentage" office:value="0.162271325766667" calcext:value-type="percentage">
            <text:p>16.23%</text:p>
          </table:table-cell>
          <table:table-cell table:number-columns-repeated="1020"/>
        </table:table-row>
        <table:table-row table:style-name="ro1">
          <table:table-cell table:formula="of:=[$Data.A87]" office:value-type="string" office:string-value=" North Dakota" calcext:value-type="string">
            <text:p><text:s/>North Dakota</text:p>
          </table:table-cell>
          <table:table-cell/>
          <table:table-cell table:formula="of:=AVERAGE([$Data.AG87:$Data.AG91])" office:value-type="percentage" office:value="0.089792873625" calcext:value-type="percentage">
            <text:p>8.98%</text:p>
          </table:table-cell>
          <table:table-cell table:formula="of:=AVERAGE([$Data.BM87:$Data.BR87])" office:value-type="percentage" office:value="0.179880986566667" calcext:value-type="percentage">
            <text:p>17.99%</text:p>
          </table:table-cell>
          <table:table-cell table:number-columns-repeated="1020"/>
        </table:table-row>
        <table:table-row table:style-name="ro1">
          <table:table-cell table:formula="of:=[$Data.A88]" office:value-type="string" office:string-value=" Norway" calcext:value-type="string">
            <text:p><text:s/>Norway</text:p>
          </table:table-cell>
          <table:table-cell/>
          <table:table-cell table:formula="of:=AVERAGE([$Data.AG88:$Data.AG92])" office:value-type="percentage" office:value="0.086317775675" calcext:value-type="percentage">
            <text:p>8.63%</text:p>
          </table:table-cell>
          <table:table-cell table:formula="of:=AVERAGE([$Data.BM88:$Data.BR88])" office:value-type="percentage" office:value="0.08066" calcext:value-type="percentage">
            <text:p>8.07%</text:p>
          </table:table-cell>
          <table:table-cell table:number-columns-repeated="1020"/>
        </table:table-row>
        <table:table-row table:style-name="ro1">
          <table:table-cell table:formula="of:=[$Data.A89]" office:value-type="string" office:string-value=" Ohio" calcext:value-type="string">
            <text:p><text:s/>Ohio</text:p>
          </table:table-cell>
          <table:table-cell/>
          <table:table-cell table:formula="of:=AVERAGE([$Data.AG89:$Data.AG93])" office:value-type="percentage" office:value="0.0961570342333333" calcext:value-type="percentage">
            <text:p>9.62%</text:p>
          </table:table-cell>
          <table:table-cell table:formula="of:=AVERAGE([$Data.BM89:$Data.BR89])" office:value-type="percentage" office:value="0.160775378333333" calcext:value-type="percentage">
            <text:p>16.08%</text:p>
          </table:table-cell>
          <table:table-cell table:number-columns-repeated="1020"/>
        </table:table-row>
        <table:table-row table:style-name="ro1">
          <table:table-cell table:formula="of:=[$Data.A90]" office:value-type="string" office:string-value=" Oklahoma" calcext:value-type="string">
            <text:p><text:s/>Oklahoma</text:p>
          </table:table-cell>
          <table:table-cell/>
          <table:table-cell table:formula="of:=AVERAGE([$Data.AG90:$Data.AG94])" office:value-type="percentage" office:value="0.0974058434333334" calcext:value-type="percentage">
            <text:p>9.74%</text:p>
          </table:table-cell>
          <table:table-cell table:formula="of:=AVERAGE([$Data.BM90:$Data.BR90])" office:value-type="percentage" office:value="0.178519114833333" calcext:value-type="percentage">
            <text:p>17.85%</text:p>
          </table:table-cell>
          <table:table-cell table:number-columns-repeated="1020"/>
        </table:table-row>
        <table:table-row table:style-name="ro1">
          <table:table-cell table:formula="of:=[$Data.A91]" office:value-type="string" office:string-value=" Oman" calcext:value-type="string">
            <text:p><text:s/>Oman</text:p>
          </table:table-cell>
          <table:table-cell/>
          <table:table-cell table:formula="of:=AVERAGE([$Data.AG91:$Data.AG95])" office:value-type="percentage" office:value="0.0888597183" calcext:value-type="percentage">
            <text:p>8.89%</text:p>
          </table:table-cell>
          <table:table-cell table:formula="of:=AVERAGE([$Data.BM91:$Data.BR91])" office:value-type="percentage" office:value="0.19321576952" calcext:value-type="percentage">
            <text:p>19.32%</text:p>
          </table:table-cell>
          <table:table-cell table:number-columns-repeated="1020"/>
        </table:table-row>
        <table:table-row table:style-name="ro1">
          <table:table-cell table:formula="of:=[$Data.A92]" office:value-type="string" office:string-value=" Oregon" calcext:value-type="string">
            <text:p><text:s/>Oregon</text:p>
          </table:table-cell>
          <table:table-cell/>
          <table:table-cell table:formula="of:=AVERAGE([$Data.AG92:$Data.AG96])" office:value-type="percentage" office:value="0.0812398122" calcext:value-type="percentage">
            <text:p>8.12%</text:p>
          </table:table-cell>
          <table:table-cell table:formula="of:=AVERAGE([$Data.BM92:$Data.BR92])" office:value-type="percentage" office:value="0.161269714433333" calcext:value-type="percentage">
            <text:p>16.13%</text:p>
          </table:table-cell>
          <table:table-cell table:number-columns-repeated="1020"/>
        </table:table-row>
        <table:table-row table:style-name="ro1">
          <table:table-cell table:formula="of:=[$Data.A93]" office:value-type="string" office:string-value=" Palestine" calcext:value-type="string">
            <text:p><text:s/>Palestine</text:p>
          </table:table-cell>
          <table:table-cell/>
          <table:table-cell table:formula="of:=AVERAGE([$Data.AG93:$Data.AG97])" office:value-type="percentage" office:value="0.0800704213" calcext:value-type="percentage">
            <text:p>8.01%</text:p>
          </table:table-cell>
          <table:table-cell table:formula="of:=AVERAGE([$Data.BM93:$Data.BR93])" office:value-type="percentage" office:value="0.15814312396" calcext:value-type="percentage">
            <text:p>15.81%</text:p>
          </table:table-cell>
          <table:table-cell table:number-columns-repeated="1020"/>
        </table:table-row>
        <table:table-row table:style-name="ro1">
          <table:table-cell table:formula="of:=[$Data.A94]" office:value-type="string" office:string-value=" Pennsylvania" calcext:value-type="string">
            <text:p><text:s/>Pennsylvania</text:p>
          </table:table-cell>
          <table:table-cell/>
          <table:table-cell table:formula="of:=AVERAGE([$Data.AG94:$Data.AG98])" office:value-type="percentage" office:value="0.0876620214666667" calcext:value-type="percentage">
            <text:p>8.77%</text:p>
          </table:table-cell>
          <table:table-cell table:formula="of:=AVERAGE([$Data.BM94:$Data.BR94])" office:value-type="percentage" office:value="0.177763208733333" calcext:value-type="percentage">
            <text:p>17.78%</text:p>
          </table:table-cell>
          <table:table-cell table:number-columns-repeated="1020"/>
        </table:table-row>
        <table:table-row table:style-name="ro1">
          <table:table-cell table:formula="of:=[$Data.A95]" office:value-type="string" office:string-value=" Poland" calcext:value-type="string">
            <text:p><text:s/>Poland</text:p>
          </table:table-cell>
          <table:table-cell/>
          <table:table-cell table:formula="of:=AVERAGE([$Data.AG95:$Data.AG99])" office:value-type="percentage" office:value="0.0844226109" calcext:value-type="percentage">
            <text:p>8.44%</text:p>
          </table:table-cell>
          <table:table-cell table:formula="of:=AVERAGE([$Data.BM95:$Data.BR95])" office:value-type="percentage" office:value="0.1298" calcext:value-type="percentage">
            <text:p>12.98%</text:p>
          </table:table-cell>
          <table:table-cell table:number-columns-repeated="1020"/>
        </table:table-row>
        <table:table-row table:style-name="ro1">
          <table:table-cell table:formula="of:=[$Data.A96]" office:value-type="string" office:string-value=" Portugal" calcext:value-type="string">
            <text:p><text:s/>Portugal</text:p>
          </table:table-cell>
          <table:table-cell/>
          <table:table-cell table:formula="of:=AVERAGE([$Data.AG96:$Data.AG100])" office:value-type="percentage" office:value="0.0801289828" calcext:value-type="percentage">
            <text:p>8.01%</text:p>
          </table:table-cell>
          <table:table-cell table:formula="of:=AVERAGE([$Data.BM96:$Data.BR96])" office:value-type="percentage" office:value="0.0732" calcext:value-type="percentage">
            <text:p>7.32%</text:p>
          </table:table-cell>
          <table:table-cell table:number-columns-repeated="1020"/>
        </table:table-row>
        <table:table-row table:style-name="ro1">
          <table:table-cell table:formula="of:=[$Data.A97]" office:value-type="string" office:string-value=" Qatar" calcext:value-type="string">
            <text:p><text:s/>Qatar</text:p>
          </table:table-cell>
          <table:table-cell/>
          <table:table-cell table:formula="of:=AVERAGE([$Data.AG97:$Data.AG101])" office:value-type="percentage" office:value="0.0696394518333333" calcext:value-type="percentage">
            <text:p>6.96%</text:p>
          </table:table-cell>
          <table:table-cell table:formula="of:=AVERAGE([$Data.BM97:$Data.BR97])" office:value-type="percentage" office:value="0.28027123808" calcext:value-type="percentage">
            <text:p>28.03%</text:p>
          </table:table-cell>
          <table:table-cell table:number-columns-repeated="1020"/>
        </table:table-row>
        <table:table-row table:style-name="ro1">
          <table:table-cell table:formula="of:=[$Data.A98]" office:value-type="string" office:string-value=" Rhode Island" calcext:value-type="string">
            <text:p><text:s/>Rhode Island</text:p>
          </table:table-cell>
          <table:table-cell/>
          <table:table-cell table:formula="of:=AVERAGE([$Data.AG98:$Data.AG102])" office:value-type="percentage" office:value="0.0696394518333333" calcext:value-type="percentage">
            <text:p>6.96%</text:p>
          </table:table-cell>
          <table:table-cell table:formula="of:=AVERAGE([$Data.BM98:$Data.BR98])" office:value-type="percentage" office:value="0.1705439339" calcext:value-type="percentage">
            <text:p>17.05%</text:p>
          </table:table-cell>
          <table:table-cell table:number-columns-repeated="1020"/>
        </table:table-row>
        <table:table-row table:style-name="ro1">
          <table:table-cell table:formula="of:=[$Data.A99]" office:value-type="string" office:string-value=" Romania" calcext:value-type="string">
            <text:p><text:s/>Romania</text:p>
          </table:table-cell>
          <table:table-cell/>
          <table:table-cell table:formula="of:=AVERAGE([$Data.AG99:$Data.AG103])" office:value-type="percentage" office:value="0.05303656685" calcext:value-type="percentage">
            <text:p>5.30%</text:p>
          </table:table-cell>
          <table:table-cell table:formula="of:=AVERAGE([$Data.BM99:$Data.BR99])" office:value-type="percentage" office:value="0.06562" calcext:value-type="percentage">
            <text:p>6.56%</text:p>
          </table:table-cell>
          <table:table-cell table:number-columns-repeated="1020"/>
        </table:table-row>
        <table:table-row table:style-name="ro1">
          <table:table-cell table:formula="of:=[$Data.A100]" office:value-type="string" office:string-value=" Rural China" calcext:value-type="string">
            <text:p><text:s/>Rural China</text:p>
          </table:table-cell>
          <table:table-cell/>
          <table:table-cell table:formula="of:=AVERAGE([$Data.AG100:$Data.AG104])" office:value-type="percentage" office:value="0.05303656685" calcext:value-type="percentage">
            <text:p>5.30%</text:p>
          </table:table-cell>
          <table:table-cell table:formula="of:=AVERAGE([$Data.BM100:$Data.BR100])" office:value-type="percentage" office:value="0.15957967565" calcext:value-type="percentage">
            <text:p>15.96%</text:p>
          </table:table-cell>
          <table:table-cell table:number-columns-repeated="1020"/>
        </table:table-row>
        <table:table-row table:style-name="ro1">
          <table:table-cell table:formula="of:=[$Data.A101]" office:value-type="string" office:string-value=" Russian Federation" calcext:value-type="string">
            <text:p><text:s/>Russian Federation</text:p>
          </table:table-cell>
          <table:table-cell/>
          <table:table-cell table:formula="of:=AVERAGE([$Data.AG101:$Data.AG105])" office:value-type="percentage" office:value="0.0702064075" calcext:value-type="percentage">
            <text:p>7.02%</text:p>
          </table:table-cell>
          <table:table-cell table:formula="of:=AVERAGE([$Data.BM101:$Data.BR101])" office:value-type="percentage" office:value="0.203870814325" calcext:value-type="percentage">
            <text:p>20.39%</text:p>
          </table:table-cell>
          <table:table-cell table:number-columns-repeated="1020"/>
        </table:table-row>
        <table:table-row table:style-name="ro1">
          <table:table-cell table:formula="of:=[$Data.A102]" office:value-type="string" office:string-value=" Saudi Arabia" calcext:value-type="string">
            <text:p><text:s/>Saudi Arabia</text:p>
          </table:table-cell>
          <table:table-cell/>
          <table:table-cell table:formula="of:=AVERAGE([$Data.AG102:$Data.AG106])" office:value-type="percentage" office:value="0.06894070395" calcext:value-type="percentage">
            <text:p>6.89%</text:p>
          </table:table-cell>
          <table:table-cell table:formula="of:=AVERAGE([$Data.BM102:$Data.BR102])" office:value-type="percentage" office:value="0.19700758756" calcext:value-type="percentage">
            <text:p>19.70%</text:p>
          </table:table-cell>
          <table:table-cell table:number-columns-repeated="1020"/>
        </table:table-row>
        <table:table-row table:style-name="ro1">
          <table:table-cell table:formula="of:=[$Data.A103]" office:value-type="string" office:string-value=" Serbia" calcext:value-type="string">
            <text:p><text:s/>Serbia</text:p>
          </table:table-cell>
          <table:table-cell/>
          <table:table-cell table:formula="of:=AVERAGE([$Data.AG103:$Data.AG107])" office:value-type="percentage" office:value="0.06894070395" calcext:value-type="percentage">
            <text:p>6.89%</text:p>
          </table:table-cell>
          <table:table-cell table:formula="of:=AVERAGE([$Data.BM103:$Data.BR103])" office:value-type="percentage" office:value="0.06762" calcext:value-type="percentage">
            <text:p>6.76%</text:p>
          </table:table-cell>
          <table:table-cell table:number-columns-repeated="1020"/>
        </table:table-row>
        <table:table-row table:style-name="ro1">
          <table:table-cell table:formula="of:=[$Data.A104]" office:value-type="string" office:string-value=" Seychelles" calcext:value-type="string">
            <text:p><text:s/>Seychelles</text:p>
          </table:table-cell>
          <table:table-cell/>
          <table:table-cell table:formula="of:=AVERAGE([$Data.AG104:$Data.AG108])" office:value-type="percentage" office:value="0.0822704690333333" calcext:value-type="percentage">
            <text:p>8.23%</text:p>
          </table:table-cell>
          <table:table-cell table:formula="of:=AVERAGE([$Data.BM104:$Data.BR104])" office:value-type="string" office:string-value="" calcext:value-type="error">
            <text:p>#DIV/0!</text:p>
          </table:table-cell>
          <table:table-cell table:number-columns-repeated="1020"/>
        </table:table-row>
        <table:table-row table:style-name="ro1">
          <table:table-cell table:formula="of:=[$Data.A105]" office:value-type="string" office:string-value=" Singapore" calcext:value-type="string">
            <text:p><text:s/>Singapore</text:p>
          </table:table-cell>
          <table:table-cell/>
          <table:table-cell table:formula="of:=AVERAGE([$Data.AG105:$Data.AG109])" office:value-type="percentage" office:value="0.0822302146" calcext:value-type="percentage">
            <text:p>8.22%</text:p>
          </table:table-cell>
          <table:table-cell table:formula="of:=AVERAGE([$Data.BM105:$Data.BR105])" office:value-type="percentage" office:value="0.137228290233333" calcext:value-type="percentage">
            <text:p>13.72%</text:p>
          </table:table-cell>
          <table:table-cell table:number-columns-repeated="1020"/>
        </table:table-row>
        <table:table-row table:style-name="ro1">
          <table:table-cell table:formula="of:=[$Data.A106]" office:value-type="string" office:string-value=" Slovakia" calcext:value-type="string">
            <text:p><text:s/>Slovakia</text:p>
          </table:table-cell>
          <table:table-cell/>
          <table:table-cell table:formula="of:=AVERAGE([$Data.AG106:$Data.AG110])" office:value-type="percentage" office:value="0.077514866925" calcext:value-type="percentage">
            <text:p>7.75%</text:p>
          </table:table-cell>
          <table:table-cell table:formula="of:=AVERAGE([$Data.BM106:$Data.BR106])" office:value-type="percentage" office:value="0.05278" calcext:value-type="percentage">
            <text:p>5.28%</text:p>
          </table:table-cell>
          <table:table-cell table:number-columns-repeated="1020"/>
        </table:table-row>
        <table:table-row table:style-name="ro1">
          <table:table-cell table:formula="of:=[$Data.A107]" office:value-type="string" office:string-value=" Slovenia" calcext:value-type="string">
            <text:p><text:s/>Slovenia</text:p>
          </table:table-cell>
          <table:table-cell/>
          <table:table-cell table:formula="of:=AVERAGE([$Data.AG107:$Data.AG111])" office:value-type="percentage" office:value="0.0926864892333333" calcext:value-type="percentage">
            <text:p>9.27%</text:p>
          </table:table-cell>
          <table:table-cell table:formula="of:=AVERAGE([$Data.BM107:$Data.BR107])" office:value-type="percentage" office:value="0.06314" calcext:value-type="percentage">
            <text:p>6.31%</text:p>
          </table:table-cell>
          <table:table-cell table:number-columns-repeated="1020"/>
        </table:table-row>
        <table:table-row table:style-name="ro1">
          <table:table-cell table:formula="of:=[$Data.A108]" office:value-type="string" office:string-value=" South Africa" calcext:value-type="string">
            <text:p><text:s/>South Africa</text:p>
          </table:table-cell>
          <table:table-cell/>
          <table:table-cell table:formula="of:=AVERAGE([$Data.AG108:$Data.AG112])" office:value-type="percentage" office:value="0.081989866925" calcext:value-type="percentage">
            <text:p>8.20%</text:p>
          </table:table-cell>
          <table:table-cell table:formula="of:=AVERAGE([$Data.BM108:$Data.BR108])" office:value-type="percentage" office:value="0.1921281219" calcext:value-type="percentage">
            <text:p>19.21%</text:p>
          </table:table-cell>
          <table:table-cell table:number-columns-repeated="1020"/>
        </table:table-row>
        <table:table-row table:style-name="ro1">
          <table:table-cell table:formula="of:=[$Data.A109]" office:value-type="string" office:string-value=" South Carolina" calcext:value-type="string">
            <text:p><text:s/>South Carolina</text:p>
          </table:table-cell>
          <table:table-cell/>
          <table:table-cell table:formula="of:=AVERAGE([$Data.AG109:$Data.AG113])" office:value-type="percentage" office:value="0.075632367125" calcext:value-type="percentage">
            <text:p>7.56%</text:p>
          </table:table-cell>
          <table:table-cell table:formula="of:=AVERAGE([$Data.BM109:$Data.BR109])" office:value-type="percentage" office:value="0.161229049166667" calcext:value-type="percentage">
            <text:p>16.12%</text:p>
          </table:table-cell>
          <table:table-cell table:number-columns-repeated="1020"/>
        </table:table-row>
        <table:table-row table:style-name="ro1">
          <table:table-cell table:formula="of:=[$Data.A110]" office:value-type="string" office:string-value=" South Dakota" calcext:value-type="string">
            <text:p><text:s/>South Dakota</text:p>
          </table:table-cell>
          <table:table-cell/>
          <table:table-cell table:formula="of:=AVERAGE([$Data.AG110:$Data.AG114])" office:value-type="percentage" office:value="0.0734733390666667" calcext:value-type="percentage">
            <text:p>7.35%</text:p>
          </table:table-cell>
          <table:table-cell table:formula="of:=AVERAGE([$Data.BM110:$Data.BR110])" office:value-type="percentage" office:value="0.179281190066667" calcext:value-type="percentage">
            <text:p>17.93%</text:p>
          </table:table-cell>
          <table:table-cell table:number-columns-repeated="1020"/>
        </table:table-row>
        <table:table-row table:style-name="ro1">
          <table:table-cell table:formula="of:=[$Data.A111]" office:value-type="string" office:string-value=" Spain" calcext:value-type="string">
            <text:p><text:s/>Spain</text:p>
          </table:table-cell>
          <table:table-cell/>
          <table:table-cell table:formula="of:=AVERAGE([$Data.AG111:$Data.AG115])" office:value-type="percentage" office:value="0.0645656186333333" calcext:value-type="percentage">
            <text:p>6.46%</text:p>
          </table:table-cell>
          <table:table-cell table:formula="of:=AVERAGE([$Data.BM111:$Data.BR111])" office:value-type="percentage" office:value="0.0893" calcext:value-type="percentage">
            <text:p>8.93%</text:p>
          </table:table-cell>
          <table:table-cell table:number-columns-repeated="1020"/>
        </table:table-row>
        <table:table-row table:style-name="ro1">
          <table:table-cell table:formula="of:=[$Data.A112]" office:value-type="string" office:string-value=" Sweden" calcext:value-type="string">
            <text:p><text:s/>Sweden</text:p>
          </table:table-cell>
          <table:table-cell/>
          <table:table-cell table:formula="of:=AVERAGE([$Data.AG112:$Data.AG116])" office:value-type="percentage" office:value="0.07363601015" calcext:value-type="percentage">
            <text:p>7.36%</text:p>
          </table:table-cell>
          <table:table-cell table:formula="of:=AVERAGE([$Data.BM112:$Data.BR112])" office:value-type="percentage" office:value="0.08072" calcext:value-type="percentage">
            <text:p>8.07%</text:p>
          </table:table-cell>
          <table:table-cell table:number-columns-repeated="1020"/>
        </table:table-row>
        <table:table-row table:style-name="ro1">
          <table:table-cell table:formula="of:=[$Data.A113]" office:value-type="string" office:string-value=" Switzerland" calcext:value-type="string">
            <text:p><text:s/>Switzerland</text:p>
          </table:table-cell>
          <table:table-cell/>
          <table:table-cell table:formula="of:=AVERAGE([$Data.AG113:$Data.AG117])" office:value-type="percentage" office:value="0.09105532485" calcext:value-type="percentage">
            <text:p>9.11%</text:p>
          </table:table-cell>
          <table:table-cell table:formula="of:=AVERAGE([$Data.BM113:$Data.BR113])" office:value-type="percentage" office:value="0.10608" calcext:value-type="percentage">
            <text:p>10.61%</text:p>
          </table:table-cell>
          <table:table-cell table:number-columns-repeated="1020"/>
        </table:table-row>
        <table:table-row table:style-name="ro1">
          <table:table-cell table:formula="of:=[$Data.A114]" office:value-type="string" office:string-value=" Syrian Arab Republic" calcext:value-type="string">
            <text:p><text:s/>Syrian Arab Republic</text:p>
          </table:table-cell>
          <table:table-cell/>
          <table:table-cell table:formula="of:=AVERAGE([$Data.AG114:$Data.AG118])" office:value-type="percentage" office:value="0.0935737664666667" calcext:value-type="percentage">
            <text:p>9.36%</text:p>
          </table:table-cell>
          <table:table-cell table:formula="of:=AVERAGE([$Data.BM114:$Data.BR114])" office:value-type="percentage" office:value="0.14683641198" calcext:value-type="percentage">
            <text:p>14.68%</text:p>
          </table:table-cell>
          <table:table-cell table:number-columns-repeated="1020"/>
        </table:table-row>
        <table:table-row table:style-name="ro1">
          <table:table-cell table:formula="of:=[$Data.A115]" office:value-type="string" office:string-value=" Taiwan" calcext:value-type="string">
            <text:p><text:s/>Taiwan</text:p>
          </table:table-cell>
          <table:table-cell/>
          <table:table-cell table:formula="of:=AVERAGE([$Data.AG115:$Data.AG119])" office:value-type="percentage" office:value="0.0935737664666667" calcext:value-type="percentage">
            <text:p>9.36%</text:p>
          </table:table-cell>
          <table:table-cell table:formula="of:=AVERAGE([$Data.BM115:$Data.BR115])" office:value-type="percentage" office:value="0.1099370755" calcext:value-type="percentage">
            <text:p>10.99%</text:p>
          </table:table-cell>
          <table:table-cell table:number-columns-repeated="1020"/>
        </table:table-row>
        <table:table-row table:style-name="ro1">
          <table:table-cell table:formula="of:=[$Data.A116]" office:value-type="string" office:string-value=" Tennessee" calcext:value-type="string">
            <text:p><text:s/>Tennessee</text:p>
          </table:table-cell>
          <table:table-cell/>
          <table:table-cell table:formula="of:=AVERAGE([$Data.AG116:$Data.AG120])" office:value-type="percentage" office:value="0.1090448145" calcext:value-type="percentage">
            <text:p>10.90%</text:p>
          </table:table-cell>
          <table:table-cell table:formula="of:=AVERAGE([$Data.BM116:$Data.BR116])" office:value-type="percentage" office:value="0.181778550166667" calcext:value-type="percentage">
            <text:p>18.18%</text:p>
          </table:table-cell>
          <table:table-cell table:number-columns-repeated="1020"/>
        </table:table-row>
        <table:table-row table:style-name="ro1">
          <table:table-cell table:formula="of:=[$Data.A117]" office:value-type="string" office:string-value=" Texas" calcext:value-type="string">
            <text:p><text:s/>Texas</text:p>
          </table:table-cell>
          <table:table-cell/>
          <table:table-cell table:formula="of:=AVERAGE([$Data.AG117:$Data.AG121])" office:value-type="percentage" office:value="0.1131436294" calcext:value-type="percentage">
            <text:p>11.31%</text:p>
          </table:table-cell>
          <table:table-cell table:formula="of:=AVERAGE([$Data.BM117:$Data.BR117])" office:value-type="percentage" office:value="0.225409780966667" calcext:value-type="percentage">
            <text:p>22.54%</text:p>
          </table:table-cell>
          <table:table-cell table:number-columns-repeated="1020"/>
        </table:table-row>
        <table:table-row table:style-name="ro1">
          <table:table-cell table:formula="of:=[$Data.A118]" office:value-type="string" office:string-value=" Thailand" calcext:value-type="string">
            <text:p><text:s/>Thailand</text:p>
          </table:table-cell>
          <table:table-cell/>
          <table:table-cell table:formula="of:=AVERAGE([$Data.AG118:$Data.AG122])" office:value-type="percentage" office:value="0.10671" calcext:value-type="percentage">
            <text:p>10.67%</text:p>
          </table:table-cell>
          <table:table-cell table:formula="of:=AVERAGE([$Data.BM118:$Data.BR118])" office:value-type="percentage" office:value="0.20131619324" calcext:value-type="percentage">
            <text:p>20.13%</text:p>
          </table:table-cell>
          <table:table-cell table:number-columns-repeated="1020"/>
        </table:table-row>
        <table:table-row table:style-name="ro1">
          <table:table-cell table:formula="of:=[$Data.A119]" office:value-type="string" office:string-value=" Turkey" calcext:value-type="string">
            <text:p><text:s/>Turkey</text:p>
          </table:table-cell>
          <table:table-cell/>
          <table:table-cell table:formula="of:=AVERAGE([$Data.AG119:$Data.AG123])" office:value-type="percentage" office:value="0.07832772005" calcext:value-type="percentage">
            <text:p>7.83%</text:p>
          </table:table-cell>
          <table:table-cell table:formula="of:=AVERAGE([$Data.BM119:$Data.BR119])" office:value-type="percentage" office:value="0.20953454972" calcext:value-type="percentage">
            <text:p>20.95%</text:p>
          </table:table-cell>
          <table:table-cell table:number-columns-repeated="1020"/>
        </table:table-row>
        <table:table-row table:style-name="ro1">
          <table:table-cell table:formula="of:=[$Data.A120]" office:value-type="string" office:string-value=" USA" calcext:value-type="string">
            <text:p><text:s/>USA</text:p>
          </table:table-cell>
          <table:table-cell/>
          <table:table-cell table:formula="of:=AVERAGE([$Data.AG120:$Data.AG124])" office:value-type="percentage" office:value="0.07832772005" calcext:value-type="percentage">
            <text:p>7.83%</text:p>
          </table:table-cell>
          <table:table-cell table:formula="of:=AVERAGE([$Data.BM120:$Data.BR120])" office:value-type="percentage" office:value="0.201903333066667" calcext:value-type="percentage">
            <text:p>20.19%</text:p>
          </table:table-cell>
          <table:table-cell table:number-columns-repeated="1020"/>
        </table:table-row>
        <table:table-row table:style-name="ro1">
          <table:table-cell table:formula="of:=[$Data.A121]" office:value-type="string" office:string-value=" United Arab Emirates" calcext:value-type="string">
            <text:p><text:s/>United Arab Emirates</text:p>
          </table:table-cell>
          <table:table-cell/>
          <table:table-cell table:formula="of:=AVERAGE([$Data.AG121:$Data.AG125])" office:value-type="percentage" office:value="0.0639103483" calcext:value-type="percentage">
            <text:p>6.39%</text:p>
          </table:table-cell>
          <table:table-cell table:formula="of:=AVERAGE([$Data.BM121:$Data.BR121])" office:value-type="percentage" office:value="0.24284783006" calcext:value-type="percentage">
            <text:p>24.28%</text:p>
          </table:table-cell>
          <table:table-cell table:number-columns-repeated="1020"/>
        </table:table-row>
        <table:table-row table:style-name="ro1">
          <table:table-cell table:formula="of:=[$Data.A122]" office:value-type="string" office:string-value=" United Kingdom" calcext:value-type="string">
            <text:p><text:s/>United Kingdom</text:p>
          </table:table-cell>
          <table:table-cell/>
          <table:table-cell table:formula="of:=AVERAGE([$Data.AG122:$Data.AG126])" office:value-type="percentage" office:value="0.0685718047" calcext:value-type="percentage">
            <text:p>6.86%</text:p>
          </table:table-cell>
          <table:table-cell table:formula="of:=AVERAGE([$Data.BM122:$Data.BR122])" office:value-type="percentage" office:value="0.11551939776" calcext:value-type="percentage">
            <text:p>11.55%</text:p>
          </table:table-cell>
          <table:table-cell table:number-columns-repeated="1020"/>
        </table:table-row>
        <table:table-row table:style-name="ro1">
          <table:table-cell table:formula="of:=[$Data.A123]" office:value-type="string" office:string-value=" Urban China" calcext:value-type="string">
            <text:p><text:s/>Urban China</text:p>
          </table:table-cell>
          <table:table-cell/>
          <table:table-cell table:formula="of:=AVERAGE([$Data.AG123:$Data.AG127])" office:value-type="percentage" office:value="0.07169577385" calcext:value-type="percentage">
            <text:p>7.17%</text:p>
          </table:table-cell>
          <table:table-cell table:formula="of:=AVERAGE([$Data.BM123:$Data.BR123])" office:value-type="percentage" office:value="0.1308825426" calcext:value-type="percentage">
            <text:p>13.09%</text:p>
          </table:table-cell>
          <table:table-cell table:number-columns-repeated="1020"/>
        </table:table-row>
        <table:table-row table:style-name="ro1">
          <table:table-cell table:formula="of:=[$Data.A124]" office:value-type="string" office:string-value=" Uruguay" calcext:value-type="string">
            <text:p><text:s/>Uruguay</text:p>
          </table:table-cell>
          <table:table-cell/>
          <table:table-cell table:formula="of:=AVERAGE([$Data.AG124:$Data.AG128])" office:value-type="percentage" office:value="0.080325780425" calcext:value-type="percentage">
            <text:p>8.03%</text:p>
          </table:table-cell>
          <table:table-cell table:formula="of:=AVERAGE([$Data.BM124:$Data.BR124])" office:value-type="percentage" office:value="0.1400000006" calcext:value-type="percentage">
            <text:p>14.00%</text:p>
          </table:table-cell>
          <table:table-cell table:number-columns-repeated="1020"/>
        </table:table-row>
        <table:table-row table:style-name="ro1">
          <table:table-cell table:formula="of:=[$Data.A125]" office:value-type="string" office:string-value=" Utah" calcext:value-type="string">
            <text:p><text:s/>Utah</text:p>
          </table:table-cell>
          <table:table-cell/>
          <table:table-cell table:formula="of:=AVERAGE([$Data.AG125:$Data.AG129])" office:value-type="percentage" office:value="0.0923879221" calcext:value-type="percentage">
            <text:p>9.24%</text:p>
          </table:table-cell>
          <table:table-cell table:formula="of:=AVERAGE([$Data.BM125:$Data.BR125])" office:value-type="percentage" office:value="0.172978182633333" calcext:value-type="percentage">
            <text:p>17.30%</text:p>
          </table:table-cell>
          <table:table-cell table:number-columns-repeated="1020"/>
        </table:table-row>
        <table:table-row table:style-name="ro1">
          <table:table-cell table:formula="of:=[$Data.A126]" office:value-type="string" office:string-value=" Vermont" calcext:value-type="string">
            <text:p><text:s/>Vermont</text:p>
          </table:table-cell>
          <table:table-cell/>
          <table:table-cell table:formula="of:=AVERAGE([$Data.AG126:$Data.AG130])" office:value-type="percentage" office:value="0.09551699012" calcext:value-type="percentage">
            <text:p>9.55%</text:p>
          </table:table-cell>
          <table:table-cell table:formula="of:=AVERAGE([$Data.BM126:$Data.BR126])" office:value-type="percentage" office:value="0.1456722021" calcext:value-type="percentage">
            <text:p>14.57%</text:p>
          </table:table-cell>
          <table:table-cell table:number-columns-repeated="1020"/>
        </table:table-row>
        <table:table-row table:style-name="ro1">
          <table:table-cell table:formula="of:=[$Data.A127]" office:value-type="string" office:string-value=" Virginia" calcext:value-type="string">
            <text:p><text:s/>Virginia</text:p>
          </table:table-cell>
          <table:table-cell/>
          <table:table-cell table:formula="of:=AVERAGE([$Data.AG127:$Data.AG131])" office:value-type="percentage" office:value="0.09648536442" calcext:value-type="percentage">
            <text:p>9.65%</text:p>
          </table:table-cell>
          <table:table-cell table:formula="of:=AVERAGE([$Data.BM127:$Data.BR127])" office:value-type="percentage" office:value="0.158113742866667" calcext:value-type="percentage">
            <text:p>15.81%</text:p>
          </table:table-cell>
          <table:table-cell table:number-columns-repeated="1020"/>
        </table:table-row>
        <table:table-row table:style-name="ro1">
          <table:table-cell table:formula="of:=[$Data.A128]" office:value-type="string" office:string-value=" Washington" calcext:value-type="string">
            <text:p><text:s/>Washington</text:p>
          </table:table-cell>
          <table:table-cell/>
          <table:table-cell table:formula="of:=AVERAGE([$Data.AG128:$Data.AG132])" office:value-type="percentage" office:value="0.112586385" calcext:value-type="percentage">
            <text:p>11.26%</text:p>
          </table:table-cell>
          <table:table-cell table:formula="of:=AVERAGE([$Data.BM128:$Data.BR128])" office:value-type="percentage" office:value="0.193362126766667" calcext:value-type="percentage">
            <text:p>19.34%</text:p>
          </table:table-cell>
          <table:table-cell table:number-columns-repeated="1020"/>
        </table:table-row>
        <table:table-row table:style-name="ro1">
          <table:table-cell table:formula="of:=[$Data.A129]" office:value-type="string" office:string-value=" Washington D.C." calcext:value-type="string">
            <text:p><text:s/>Washington D.C.</text:p>
          </table:table-cell>
          <table:table-cell/>
          <table:table-cell table:formula="of:=AVERAGE([$Data.AG129:$Data.AG133])" office:value-type="percentage" office:value="0.11342829168" calcext:value-type="percentage">
            <text:p>11.34%</text:p>
          </table:table-cell>
          <table:table-cell table:formula="of:=AVERAGE([$Data.BM129:$Data.BR129])" office:value-type="percentage" office:value="0.228770633533333" calcext:value-type="percentage">
            <text:p>22.88%</text:p>
          </table:table-cell>
          <table:table-cell table:number-columns-repeated="1020"/>
        </table:table-row>
        <table:table-row table:style-name="ro1">
          <table:table-cell table:formula="of:=[$Data.A130]" office:value-type="string" office:string-value=" West Virginia" calcext:value-type="string">
            <text:p><text:s/>West Virginia</text:p>
          </table:table-cell>
          <table:table-cell/>
          <table:table-cell table:formula="of:=AVERAGE([$Data.AG130:$Data.AG134])" office:value-type="percentage" office:value="0.1066262424" calcext:value-type="percentage">
            <text:p>10.66%</text:p>
          </table:table-cell>
          <table:table-cell table:formula="of:=AVERAGE([$Data.BM130:$Data.BR130])" office:value-type="percentage" office:value="0.1359743178" calcext:value-type="percentage">
            <text:p>13.60%</text:p>
          </table:table-cell>
          <table:table-cell table:number-columns-repeated="1020"/>
        </table:table-row>
        <table:table-row table:style-name="ro1">
          <table:table-cell table:formula="of:=[$Data.A131]" office:value-type="string" office:string-value=" Wisconsin" calcext:value-type="string">
            <text:p><text:s/>Wisconsin</text:p>
          </table:table-cell>
          <table:table-cell/>
          <table:table-cell table:formula="of:=AVERAGE([$Data.AG131:$Data.AG135])" office:value-type="percentage" office:value="0.110994791" calcext:value-type="percentage">
            <text:p>11.10%</text:p>
          </table:table-cell>
          <table:table-cell table:formula="of:=AVERAGE([$Data.BM131:$Data.BR131])" office:value-type="percentage" office:value="0.166179587466667" calcext:value-type="percentage">
            <text:p>16.62%</text:p>
          </table:table-cell>
          <table:table-cell table:number-columns-repeated="1020"/>
        </table:table-row>
        <table:table-row table:style-name="ro1">
          <table:table-cell table:formula="of:=[$Data.A132]" office:value-type="string" office:string-value=" World" calcext:value-type="string">
            <text:p><text:s/>World</text:p>
          </table:table-cell>
          <table:table-cell/>
          <table:table-cell table:formula="of:=AVERAGE([$Data.AG132:$Data.AG136])" office:value-type="percentage" office:value="0.146643377866667" calcext:value-type="percentage">
            <text:p>14.66%</text:p>
          </table:table-cell>
          <table:table-cell table:formula="of:=AVERAGE([$Data.BM132:$Data.BR132])" office:value-type="percentage" office:value="0.20544364452" calcext:value-type="percentage">
            <text:p>20.54%</text:p>
          </table:table-cell>
          <table:table-cell table:number-columns-repeated="1020"/>
        </table:table-row>
        <table:table-row table:style-name="ro1">
          <table:table-cell table:formula="of:=[$Data.A133]" office:value-type="string" office:string-value=" Wyoming" calcext:value-type="string">
            <text:p><text:s/>Wyoming</text:p>
          </table:table-cell>
          <table:table-cell/>
          <table:table-cell table:formula="of:=AVERAGE([$Data.AG133:$Data.AG137])" office:value-type="percentage" office:value="0.1391786747" calcext:value-type="percentage">
            <text:p>13.92%</text:p>
          </table:table-cell>
          <table:table-cell table:formula="of:=AVERAGE([$Data.BM133:$Data.BR133])" office:value-type="percentage" office:value="0.2832545042" calcext:value-type="percentage">
            <text:p>28.33%</text:p>
          </table:table-cell>
          <table:table-cell table:number-columns-repeated="1020"/>
        </table:table-row>
        <table:table-row table:style-name="ro1">
          <table:table-cell table:formula="of:=[$Data.A134]" office:value-type="string" office:string-value=" Yemen" calcext:value-type="string">
            <text:p><text:s/>Yemen</text:p>
          </table:table-cell>
          <table:table-cell/>
          <table:table-cell table:formula="of:=AVERAGE([$Data.AG134:$Data.AG138])" office:value-type="percentage" office:value="0.1896823496" calcext:value-type="percentage">
            <text:p>18.97%</text:p>
          </table:table-cell>
          <table:table-cell table:formula="of:=AVERAGE([$Data.BM134:$Data.BR134])" office:value-type="percentage" office:value="0.15704786184" calcext:value-type="percentage">
            <text:p>15.70%</text:p>
          </table:table-cell>
          <table:table-cell table:number-columns-repeated="1020"/>
        </table:table-row>
        <table:table-row table:style-name="ro1">
          <table:table-cell table:formula="of:=[$Data.A135]" office:value-type="string" office:string-value=" Zambia" calcext:value-type="string">
            <text:p><text:s/>Zambia</text:p>
          </table:table-cell>
          <table:table-cell/>
          <table:table-cell table:formula="of:=AVERAGE([$Data.AG135:$Data.AG139])" office:value-type="percentage" office:value="0.1896823496" calcext:value-type="percentage">
            <text:p>18.97%</text:p>
          </table:table-cell>
          <table:table-cell table:formula="of:=AVERAGE([$Data.BM135:$Data.BR135])" office:value-type="string" office:string-value="" calcext:value-type="error">
            <text:p>#DIV/0!</text:p>
          </table:table-cell>
          <table:table-cell table:number-columns-repeated="1020"/>
        </table:table-row>
        <table:table-row table:style-name="ro1">
          <table:table-cell table:formula="of:=[$Data.A136]" office:value-type="string" office:string-value=" Zimbabwe" calcext:value-type="string">
            <text:p><text:s/>Zimbabwe</text:p>
          </table:table-cell>
          <table:table-cell/>
          <table:table-cell table:formula="of:=AVERAGE([$Data.AG136:$Data.AG140])" office:value-type="percentage" office:value="0.1896823496" calcext:value-type="percentage">
            <text:p>18.97%</text:p>
          </table:table-cell>
          <table:table-cell table:formula="of:=AVERAGE([$Data.BM136:$Data.BR136])" office:value-type="string" office:string-value="" calcext:value-type="error">
            <text:p>#DIV/0!</text:p>
          </table:table-cell>
          <table:table-cell table:number-columns-repeated="1020"/>
        </table:table-row>
        <table:table-row table:style-name="ro1" table:number-rows-repeated="1048439">
          <table:table-cell table:number-columns-repeated="1024"/>
        </table:table-row>
        <table:table-row table:style-name="ro1">
          <table:table-cell table:number-columns-repeated="1024"/>
        </table:table-row>
      </table:table>
      <table:table table:name="Data" table:style-name="ta2">
        <office:forms form:automatic-focus="false" form:apply-design-mode="false"/>
        <table:table-column table:style-name="co2" table:number-columns-repeated="71" table:default-cell-style-name="Default"/>
        <table:table-column table:style-name="co3" table:number-columns-repeated="953" table:default-cell-style-name="Default"/>
        <table:table-row table:style-name="ro2">
          <table:table-cell table:style-name="ce4" office:value-type="string" calcext:value-type="string">
            <text:p><text:span text:style-name="T1">Country</text:span></text:p>
          </table:table-cell>
          <table:table-cell table:style-name="ce4" office:value-type="string" calcext:value-type="string">
            <text:p><text:span text:style-name="T1">Percentile</text:span></text:p>
          </table:table-cell>
          <table:table-cell table:style-name="ce4" office:value-type="string" calcext:value-type="string">
            <text:p><text:span text:style-name="T1">sptinc_z_1950</text:span></text:p>
            <text:p><text:span text:style-name="T1">Pre-tax national income </text:span></text:p>
            <text:p><text:span text:style-name="T2">Top 1% | share</text:span></text:p>
            <text:p><text:span text:style-name="T1">1950</text:span></text:p>
          </table:table-cell>
          <table:table-cell table:style-name="ce4" office:value-type="string" calcext:value-type="string">
            <text:p><text:span text:style-name="T1">sptinc_z_1951</text:span></text:p>
            <text:p><text:span text:style-name="T1">Pre-tax national income </text:span></text:p>
            <text:p><text:span text:style-name="T2">Top 1% | share</text:span></text:p>
            <text:p><text:span text:style-name="T1">1951</text:span></text:p>
          </table:table-cell>
          <table:table-cell table:style-name="ce4" office:value-type="string" calcext:value-type="string">
            <text:p><text:span text:style-name="T1">sptinc_z_1952</text:span></text:p>
            <text:p><text:span text:style-name="T1">Pre-tax national income </text:span></text:p>
            <text:p><text:span text:style-name="T2">Top 1% | share</text:span></text:p>
            <text:p><text:span text:style-name="T1">1952</text:span></text:p>
          </table:table-cell>
          <table:table-cell table:style-name="ce4" office:value-type="string" calcext:value-type="string">
            <text:p><text:span text:style-name="T1">sptinc_z_1953</text:span></text:p>
            <text:p><text:span text:style-name="T1">Pre-tax national income </text:span></text:p>
            <text:p><text:span text:style-name="T2">Top 1% | share</text:span></text:p>
            <text:p><text:span text:style-name="T1">1953</text:span></text:p>
          </table:table-cell>
          <table:table-cell table:style-name="ce4" office:value-type="string" calcext:value-type="string">
            <text:p><text:span text:style-name="T1">sptinc_z_1954</text:span></text:p>
            <text:p><text:span text:style-name="T1">Pre-tax national income </text:span></text:p>
            <text:p><text:span text:style-name="T2">Top 1% | share</text:span></text:p>
            <text:p><text:span text:style-name="T1">1954</text:span></text:p>
          </table:table-cell>
          <table:table-cell table:style-name="ce4" office:value-type="string" calcext:value-type="string">
            <text:p><text:span text:style-name="T1">sptinc_z_1955</text:span></text:p>
            <text:p><text:span text:style-name="T1">Pre-tax national income </text:span></text:p>
            <text:p><text:span text:style-name="T2">Top 1% | share</text:span></text:p>
            <text:p><text:span text:style-name="T1">1955</text:span></text:p>
          </table:table-cell>
          <table:table-cell table:style-name="ce4" office:value-type="string" calcext:value-type="string">
            <text:p><text:span text:style-name="T1">sptinc_z_1956</text:span></text:p>
            <text:p><text:span text:style-name="T1">Pre-tax national income </text:span></text:p>
            <text:p><text:span text:style-name="T2">Top 1% | share</text:span></text:p>
            <text:p><text:span text:style-name="T1">1956</text:span></text:p>
          </table:table-cell>
          <table:table-cell table:style-name="ce4" office:value-type="string" calcext:value-type="string">
            <text:p><text:span text:style-name="T1">sptinc_z_1957</text:span></text:p>
            <text:p><text:span text:style-name="T1">Pre-tax national income </text:span></text:p>
            <text:p><text:span text:style-name="T2">Top 1% | share</text:span></text:p>
            <text:p><text:span text:style-name="T1">1957</text:span></text:p>
          </table:table-cell>
          <table:table-cell table:style-name="ce4" office:value-type="string" calcext:value-type="string">
            <text:p><text:span text:style-name="T1">sptinc_z_1958</text:span></text:p>
            <text:p><text:span text:style-name="T1">Pre-tax national income </text:span></text:p>
            <text:p><text:span text:style-name="T2">Top 1% | share</text:span></text:p>
            <text:p><text:span text:style-name="T1">1958</text:span></text:p>
          </table:table-cell>
          <table:table-cell table:style-name="ce4" office:value-type="string" calcext:value-type="string">
            <text:p><text:span text:style-name="T1">sptinc_z_1959</text:span></text:p>
            <text:p><text:span text:style-name="T1">Pre-tax national income </text:span></text:p>
            <text:p><text:span text:style-name="T2">Top 1% | share</text:span></text:p>
            <text:p><text:span text:style-name="T1">1959</text:span></text:p>
          </table:table-cell>
          <table:table-cell table:style-name="ce4" office:value-type="string" calcext:value-type="string">
            <text:p><text:span text:style-name="T1">sptinc_z_1960</text:span></text:p>
            <text:p><text:span text:style-name="T1">Pre-tax national income </text:span></text:p>
            <text:p><text:span text:style-name="T2">Top 1% | share</text:span></text:p>
            <text:p><text:span text:style-name="T1">1960</text:span></text:p>
          </table:table-cell>
          <table:table-cell table:style-name="ce4" office:value-type="string" calcext:value-type="string">
            <text:p><text:span text:style-name="T1">sptinc_z_1961</text:span></text:p>
            <text:p><text:span text:style-name="T1">Pre-tax national income </text:span></text:p>
            <text:p><text:span text:style-name="T2">Top 1% | share</text:span></text:p>
            <text:p><text:span text:style-name="T1">1961</text:span></text:p>
          </table:table-cell>
          <table:table-cell table:style-name="ce4" office:value-type="string" calcext:value-type="string">
            <text:p><text:span text:style-name="T1">sptinc_z_1962</text:span></text:p>
            <text:p><text:span text:style-name="T1">Pre-tax national income </text:span></text:p>
            <text:p><text:span text:style-name="T2">Top 1% | share</text:span></text:p>
            <text:p><text:span text:style-name="T1">1962</text:span></text:p>
          </table:table-cell>
          <table:table-cell table:style-name="ce4" office:value-type="string" calcext:value-type="string">
            <text:p><text:span text:style-name="T1">sptinc_z_1963</text:span></text:p>
            <text:p><text:span text:style-name="T1">Pre-tax national income </text:span></text:p>
            <text:p><text:span text:style-name="T2">Top 1% | share</text:span></text:p>
            <text:p><text:span text:style-name="T1">1963</text:span></text:p>
          </table:table-cell>
          <table:table-cell table:style-name="ce4" office:value-type="string" calcext:value-type="string">
            <text:p><text:span text:style-name="T1">sptinc_z_1964</text:span></text:p>
            <text:p><text:span text:style-name="T1">Pre-tax national income </text:span></text:p>
            <text:p><text:span text:style-name="T2">Top 1% | share</text:span></text:p>
            <text:p><text:span text:style-name="T1">1964</text:span></text:p>
          </table:table-cell>
          <table:table-cell table:style-name="ce4" office:value-type="string" calcext:value-type="string">
            <text:p><text:span text:style-name="T1">sptinc_z_1965</text:span></text:p>
            <text:p><text:span text:style-name="T1">Pre-tax national income </text:span></text:p>
            <text:p><text:span text:style-name="T2">Top 1% | share</text:span></text:p>
            <text:p><text:span text:style-name="T1">1965</text:span></text:p>
          </table:table-cell>
          <table:table-cell table:style-name="ce4" office:value-type="string" calcext:value-type="string">
            <text:p><text:span text:style-name="T1">sptinc_z_1966</text:span></text:p>
            <text:p><text:span text:style-name="T1">Pre-tax national income </text:span></text:p>
            <text:p><text:span text:style-name="T2">Top 1% | share</text:span></text:p>
            <text:p><text:span text:style-name="T1">1966</text:span></text:p>
          </table:table-cell>
          <table:table-cell table:style-name="ce4" office:value-type="string" calcext:value-type="string">
            <text:p><text:span text:style-name="T1">sptinc_z_1967</text:span></text:p>
            <text:p><text:span text:style-name="T1">Pre-tax national income </text:span></text:p>
            <text:p><text:span text:style-name="T2">Top 1% | share</text:span></text:p>
            <text:p><text:span text:style-name="T1">1967</text:span></text:p>
          </table:table-cell>
          <table:table-cell table:style-name="ce4" office:value-type="string" calcext:value-type="string">
            <text:p><text:span text:style-name="T1">sptinc_z_1968</text:span></text:p>
            <text:p><text:span text:style-name="T1">Pre-tax national income </text:span></text:p>
            <text:p><text:span text:style-name="T2">Top 1% | share</text:span></text:p>
            <text:p><text:span text:style-name="T1">1968</text:span></text:p>
          </table:table-cell>
          <table:table-cell table:style-name="ce4" office:value-type="string" calcext:value-type="string">
            <text:p><text:span text:style-name="T1">sptinc_z_1969</text:span></text:p>
            <text:p><text:span text:style-name="T1">Pre-tax national income </text:span></text:p>
            <text:p><text:span text:style-name="T2">Top 1% | share</text:span></text:p>
            <text:p><text:span text:style-name="T1">1969</text:span></text:p>
          </table:table-cell>
          <table:table-cell table:style-name="ce4" office:value-type="string" calcext:value-type="string">
            <text:p><text:span text:style-name="T1">sptinc_z_1970</text:span></text:p>
            <text:p><text:span text:style-name="T1">Pre-tax national income </text:span></text:p>
            <text:p><text:span text:style-name="T2">Top 1% | share</text:span></text:p>
            <text:p><text:span text:style-name="T1">1970</text:span></text:p>
          </table:table-cell>
          <table:table-cell table:style-name="ce4" office:value-type="string" calcext:value-type="string">
            <text:p><text:span text:style-name="T1">sptinc_z_1971</text:span></text:p>
            <text:p><text:span text:style-name="T1">Pre-tax national income </text:span></text:p>
            <text:p><text:span text:style-name="T2">Top 1% | share</text:span></text:p>
            <text:p><text:span text:style-name="T1">1971</text:span></text:p>
          </table:table-cell>
          <table:table-cell table:style-name="ce4" office:value-type="string" calcext:value-type="string">
            <text:p><text:span text:style-name="T1">sptinc_z_1972</text:span></text:p>
            <text:p><text:span text:style-name="T1">Pre-tax national income </text:span></text:p>
            <text:p><text:span text:style-name="T2">Top 1% | share</text:span></text:p>
            <text:p><text:span text:style-name="T1">1972</text:span></text:p>
          </table:table-cell>
          <table:table-cell table:style-name="ce4" office:value-type="string" calcext:value-type="string">
            <text:p><text:span text:style-name="T1">sptinc_z_1973</text:span></text:p>
            <text:p><text:span text:style-name="T1">Pre-tax national income </text:span></text:p>
            <text:p><text:span text:style-name="T2">Top 1% | share</text:span></text:p>
            <text:p><text:span text:style-name="T1">1973</text:span></text:p>
          </table:table-cell>
          <table:table-cell table:style-name="ce4" office:value-type="string" calcext:value-type="string">
            <text:p><text:span text:style-name="T1">sptinc_z_1974</text:span></text:p>
            <text:p><text:span text:style-name="T1">Pre-tax national income </text:span></text:p>
            <text:p><text:span text:style-name="T2">Top 1% | share</text:span></text:p>
            <text:p><text:span text:style-name="T1">1974</text:span></text:p>
          </table:table-cell>
          <table:table-cell table:style-name="ce4" office:value-type="string" calcext:value-type="string">
            <text:p><text:span text:style-name="T1">sptinc_z_1975</text:span></text:p>
            <text:p><text:span text:style-name="T1">Pre-tax national income </text:span></text:p>
            <text:p><text:span text:style-name="T2">Top 1% | share</text:span></text:p>
            <text:p><text:span text:style-name="T1">1975</text:span></text:p>
          </table:table-cell>
          <table:table-cell table:style-name="ce4" office:value-type="string" calcext:value-type="string">
            <text:p><text:span text:style-name="T1">sptinc_z_1976</text:span></text:p>
            <text:p><text:span text:style-name="T1">Pre-tax national income </text:span></text:p>
            <text:p><text:span text:style-name="T2">Top 1% | share</text:span></text:p>
            <text:p><text:span text:style-name="T1">1976</text:span></text:p>
          </table:table-cell>
          <table:table-cell table:style-name="ce4" office:value-type="string" calcext:value-type="string">
            <text:p><text:span text:style-name="T1">sptinc_z_1977</text:span></text:p>
            <text:p><text:span text:style-name="T1">Pre-tax national income </text:span></text:p>
            <text:p><text:span text:style-name="T2">Top 1% | share</text:span></text:p>
            <text:p><text:span text:style-name="T1">1977</text:span></text:p>
          </table:table-cell>
          <table:table-cell table:style-name="ce4" office:value-type="string" calcext:value-type="string">
            <text:p><text:span text:style-name="T1">sptinc_z_1978</text:span></text:p>
            <text:p><text:span text:style-name="T1">Pre-tax national income </text:span></text:p>
            <text:p><text:span text:style-name="T2">Top 1% | share</text:span></text:p>
            <text:p><text:span text:style-name="T1">1978</text:span></text:p>
          </table:table-cell>
          <table:table-cell table:style-name="ce4" office:value-type="string" calcext:value-type="string">
            <text:p><text:span text:style-name="T1">sptinc_z_1979</text:span></text:p>
            <text:p><text:span text:style-name="T1">Pre-tax national income </text:span></text:p>
            <text:p><text:span text:style-name="T2">Top 1% | share</text:span></text:p>
            <text:p><text:span text:style-name="T1">1979</text:span></text:p>
          </table:table-cell>
          <table:table-cell table:style-name="ce4" office:value-type="string" calcext:value-type="string">
            <text:p><text:span text:style-name="T1">sptinc_z_1980</text:span></text:p>
            <text:p><text:span text:style-name="T1">Pre-tax national income </text:span></text:p>
            <text:p><text:span text:style-name="T2">Top 1% | share</text:span></text:p>
            <text:p><text:span text:style-name="T1">1980</text:span></text:p>
          </table:table-cell>
          <table:table-cell table:style-name="ce4" office:value-type="string" calcext:value-type="string">
            <text:p><text:span text:style-name="T1">sptinc_z_1981</text:span></text:p>
            <text:p><text:span text:style-name="T1">Pre-tax national income </text:span></text:p>
            <text:p><text:span text:style-name="T2">Top 1% | share</text:span></text:p>
            <text:p><text:span text:style-name="T1">1981</text:span></text:p>
          </table:table-cell>
          <table:table-cell table:style-name="ce4" office:value-type="string" calcext:value-type="string">
            <text:p><text:span text:style-name="T1">sptinc_z_1982</text:span></text:p>
            <text:p><text:span text:style-name="T1">Pre-tax national income </text:span></text:p>
            <text:p><text:span text:style-name="T2">Top 1% | share</text:span></text:p>
            <text:p><text:span text:style-name="T1">1982</text:span></text:p>
          </table:table-cell>
          <table:table-cell table:style-name="ce4" office:value-type="string" calcext:value-type="string">
            <text:p><text:span text:style-name="T1">sptinc_z_1983</text:span></text:p>
            <text:p><text:span text:style-name="T1">Pre-tax national income </text:span></text:p>
            <text:p><text:span text:style-name="T2">Top 1% | share</text:span></text:p>
            <text:p><text:span text:style-name="T1">1983</text:span></text:p>
          </table:table-cell>
          <table:table-cell table:style-name="ce4" office:value-type="string" calcext:value-type="string">
            <text:p><text:span text:style-name="T1">sptinc_z_1984</text:span></text:p>
            <text:p><text:span text:style-name="T1">Pre-tax national income </text:span></text:p>
            <text:p><text:span text:style-name="T2">Top 1% | share</text:span></text:p>
            <text:p><text:span text:style-name="T1">1984</text:span></text:p>
          </table:table-cell>
          <table:table-cell table:style-name="ce4" office:value-type="string" calcext:value-type="string">
            <text:p><text:span text:style-name="T1">sptinc_z_1985</text:span></text:p>
            <text:p><text:span text:style-name="T1">Pre-tax national income </text:span></text:p>
            <text:p><text:span text:style-name="T2">Top 1% | share</text:span></text:p>
            <text:p><text:span text:style-name="T1">1985</text:span></text:p>
          </table:table-cell>
          <table:table-cell table:style-name="ce4" office:value-type="string" calcext:value-type="string">
            <text:p><text:span text:style-name="T1">sptinc_z_1986</text:span></text:p>
            <text:p><text:span text:style-name="T1">Pre-tax national income </text:span></text:p>
            <text:p><text:span text:style-name="T2">Top 1% | share</text:span></text:p>
            <text:p><text:span text:style-name="T1">1986</text:span></text:p>
          </table:table-cell>
          <table:table-cell table:style-name="ce4" office:value-type="string" calcext:value-type="string">
            <text:p><text:span text:style-name="T1">sptinc_z_1987</text:span></text:p>
            <text:p><text:span text:style-name="T1">Pre-tax national income </text:span></text:p>
            <text:p><text:span text:style-name="T2">Top 1% | share</text:span></text:p>
            <text:p><text:span text:style-name="T1">1987</text:span></text:p>
          </table:table-cell>
          <table:table-cell table:style-name="ce4" office:value-type="string" calcext:value-type="string">
            <text:p><text:span text:style-name="T1">sptinc_z_1988</text:span></text:p>
            <text:p><text:span text:style-name="T1">Pre-tax national income </text:span></text:p>
            <text:p><text:span text:style-name="T2">Top 1% | share</text:span></text:p>
            <text:p><text:span text:style-name="T1">1988</text:span></text:p>
          </table:table-cell>
          <table:table-cell table:style-name="ce4" office:value-type="string" calcext:value-type="string">
            <text:p><text:span text:style-name="T1">sptinc_z_1989</text:span></text:p>
            <text:p><text:span text:style-name="T1">Pre-tax national income </text:span></text:p>
            <text:p><text:span text:style-name="T2">Top 1% | share</text:span></text:p>
            <text:p><text:span text:style-name="T1">1989</text:span></text:p>
          </table:table-cell>
          <table:table-cell table:style-name="ce4" office:value-type="string" calcext:value-type="string">
            <text:p><text:span text:style-name="T1">sptinc_z_1990</text:span></text:p>
            <text:p><text:span text:style-name="T1">Pre-tax national income </text:span></text:p>
            <text:p><text:span text:style-name="T2">Top 1% | share</text:span></text:p>
            <text:p><text:span text:style-name="T1">1990</text:span></text:p>
          </table:table-cell>
          <table:table-cell table:style-name="ce4" office:value-type="string" calcext:value-type="string">
            <text:p><text:span text:style-name="T1">sptinc_z_1991</text:span></text:p>
            <text:p><text:span text:style-name="T1">Pre-tax national income </text:span></text:p>
            <text:p><text:span text:style-name="T2">Top 1% | share</text:span></text:p>
            <text:p><text:span text:style-name="T1">1991</text:span></text:p>
          </table:table-cell>
          <table:table-cell table:style-name="ce4" office:value-type="string" calcext:value-type="string">
            <text:p><text:span text:style-name="T1">sptinc_z_1992</text:span></text:p>
            <text:p><text:span text:style-name="T1">Pre-tax national income </text:span></text:p>
            <text:p><text:span text:style-name="T2">Top 1% | share</text:span></text:p>
            <text:p><text:span text:style-name="T1">1992</text:span></text:p>
          </table:table-cell>
          <table:table-cell table:style-name="ce4" office:value-type="string" calcext:value-type="string">
            <text:p><text:span text:style-name="T1">sptinc_z_1993</text:span></text:p>
            <text:p><text:span text:style-name="T1">Pre-tax national income </text:span></text:p>
            <text:p><text:span text:style-name="T2">Top 1% | share</text:span></text:p>
            <text:p><text:span text:style-name="T1">1993</text:span></text:p>
          </table:table-cell>
          <table:table-cell table:style-name="ce4" office:value-type="string" calcext:value-type="string">
            <text:p><text:span text:style-name="T1">sptinc_z_1994</text:span></text:p>
            <text:p><text:span text:style-name="T1">Pre-tax national income </text:span></text:p>
            <text:p><text:span text:style-name="T2">Top 1% | share</text:span></text:p>
            <text:p><text:span text:style-name="T1">1994</text:span></text:p>
          </table:table-cell>
          <table:table-cell table:style-name="ce4" office:value-type="string" calcext:value-type="string">
            <text:p><text:span text:style-name="T1">sptinc_z_1995</text:span></text:p>
            <text:p><text:span text:style-name="T1">Pre-tax national income </text:span></text:p>
            <text:p><text:span text:style-name="T2">Top 1% | share</text:span></text:p>
            <text:p><text:span text:style-name="T1">1995</text:span></text:p>
          </table:table-cell>
          <table:table-cell table:style-name="ce4" office:value-type="string" calcext:value-type="string">
            <text:p><text:span text:style-name="T1">sptinc_z_1996</text:span></text:p>
            <text:p><text:span text:style-name="T1">Pre-tax national income </text:span></text:p>
            <text:p><text:span text:style-name="T2">Top 1% | share</text:span></text:p>
            <text:p><text:span text:style-name="T1">1996</text:span></text:p>
          </table:table-cell>
          <table:table-cell table:style-name="ce4" office:value-type="string" calcext:value-type="string">
            <text:p><text:span text:style-name="T1">sptinc_z_1997</text:span></text:p>
            <text:p><text:span text:style-name="T1">Pre-tax national income </text:span></text:p>
            <text:p><text:span text:style-name="T2">Top 1% | share</text:span></text:p>
            <text:p><text:span text:style-name="T1">1997</text:span></text:p>
          </table:table-cell>
          <table:table-cell table:style-name="ce4" office:value-type="string" calcext:value-type="string">
            <text:p><text:span text:style-name="T1">sptinc_z_1998</text:span></text:p>
            <text:p><text:span text:style-name="T1">Pre-tax national income </text:span></text:p>
            <text:p><text:span text:style-name="T2">Top 1% | share</text:span></text:p>
            <text:p><text:span text:style-name="T1">1998</text:span></text:p>
          </table:table-cell>
          <table:table-cell table:style-name="ce4" office:value-type="string" calcext:value-type="string">
            <text:p><text:span text:style-name="T1">sptinc_z_1999</text:span></text:p>
            <text:p><text:span text:style-name="T1">Pre-tax national income </text:span></text:p>
            <text:p><text:span text:style-name="T2">Top 1% | share</text:span></text:p>
            <text:p><text:span text:style-name="T1">1999</text:span></text:p>
          </table:table-cell>
          <table:table-cell table:style-name="ce4" office:value-type="string" calcext:value-type="string">
            <text:p><text:span text:style-name="T1">sptinc_z_2000</text:span></text:p>
            <text:p><text:span text:style-name="T1">Pre-tax national income </text:span></text:p>
            <text:p><text:span text:style-name="T2">Top 1% | share</text:span></text:p>
            <text:p><text:span text:style-name="T1">2000</text:span></text:p>
          </table:table-cell>
          <table:table-cell table:style-name="ce4" office:value-type="string" calcext:value-type="string">
            <text:p><text:span text:style-name="T1">sptinc_z_2001</text:span></text:p>
            <text:p><text:span text:style-name="T1">Pre-tax national income </text:span></text:p>
            <text:p><text:span text:style-name="T2">Top 1% | share</text:span></text:p>
            <text:p><text:span text:style-name="T1">2001</text:span></text:p>
          </table:table-cell>
          <table:table-cell table:style-name="ce4" office:value-type="string" calcext:value-type="string">
            <text:p><text:span text:style-name="T1">sptinc_z_2002</text:span></text:p>
            <text:p><text:span text:style-name="T1">Pre-tax national income </text:span></text:p>
            <text:p><text:span text:style-name="T2">Top 1% | share</text:span></text:p>
            <text:p><text:span text:style-name="T1">2002</text:span></text:p>
          </table:table-cell>
          <table:table-cell table:style-name="ce4" office:value-type="string" calcext:value-type="string">
            <text:p><text:span text:style-name="T1">sptinc_z_2003</text:span></text:p>
            <text:p><text:span text:style-name="T1">Pre-tax national income </text:span></text:p>
            <text:p><text:span text:style-name="T2">Top 1% | share</text:span></text:p>
            <text:p><text:span text:style-name="T1">2003</text:span></text:p>
          </table:table-cell>
          <table:table-cell table:style-name="ce4" office:value-type="string" calcext:value-type="string">
            <text:p><text:span text:style-name="T1">sptinc_z_2004</text:span></text:p>
            <text:p><text:span text:style-name="T1">Pre-tax national income </text:span></text:p>
            <text:p><text:span text:style-name="T2">Top 1% | share</text:span></text:p>
            <text:p><text:span text:style-name="T1">2004</text:span></text:p>
          </table:table-cell>
          <table:table-cell table:style-name="ce4" office:value-type="string" calcext:value-type="string">
            <text:p><text:span text:style-name="T1">sptinc_z_2005</text:span></text:p>
            <text:p><text:span text:style-name="T1">Pre-tax national income </text:span></text:p>
            <text:p><text:span text:style-name="T2">Top 1% | share</text:span></text:p>
            <text:p><text:span text:style-name="T1">2005</text:span></text:p>
          </table:table-cell>
          <table:table-cell table:style-name="ce4" office:value-type="string" calcext:value-type="string">
            <text:p><text:span text:style-name="T1">sptinc_z_2006</text:span></text:p>
            <text:p><text:span text:style-name="T1">Pre-tax national income </text:span></text:p>
            <text:p><text:span text:style-name="T2">Top 1% | share</text:span></text:p>
            <text:p><text:span text:style-name="T1">2006</text:span></text:p>
          </table:table-cell>
          <table:table-cell table:style-name="ce4" office:value-type="string" calcext:value-type="string">
            <text:p><text:span text:style-name="T1">sptinc_z_2007</text:span></text:p>
            <text:p><text:span text:style-name="T1">Pre-tax national income </text:span></text:p>
            <text:p><text:span text:style-name="T2">Top 1% | share</text:span></text:p>
            <text:p><text:span text:style-name="T1">2007</text:span></text:p>
          </table:table-cell>
          <table:table-cell table:style-name="ce4" office:value-type="string" calcext:value-type="string">
            <text:p><text:span text:style-name="T1">sptinc_z_2008</text:span></text:p>
            <text:p><text:span text:style-name="T1">Pre-tax national income </text:span></text:p>
            <text:p><text:span text:style-name="T2">Top 1% | share</text:span></text:p>
            <text:p><text:span text:style-name="T1">2008</text:span></text:p>
          </table:table-cell>
          <table:table-cell table:style-name="ce4" office:value-type="string" calcext:value-type="string">
            <text:p><text:span text:style-name="T1">sptinc_z_2009</text:span></text:p>
            <text:p><text:span text:style-name="T1">Pre-tax national income </text:span></text:p>
            <text:p><text:span text:style-name="T2">Top 1% | share</text:span></text:p>
            <text:p><text:span text:style-name="T1">2009</text:span></text:p>
          </table:table-cell>
          <table:table-cell table:style-name="ce4" office:value-type="string" calcext:value-type="string">
            <text:p><text:span text:style-name="T1">sptinc_z_2010</text:span></text:p>
            <text:p><text:span text:style-name="T1">Pre-tax national income </text:span></text:p>
            <text:p><text:span text:style-name="T2">Top 1% | share</text:span></text:p>
            <text:p><text:span text:style-name="T1">2010</text:span></text:p>
          </table:table-cell>
          <table:table-cell table:style-name="ce4" office:value-type="string" calcext:value-type="string">
            <text:p><text:span text:style-name="T1">sptinc_z_2011</text:span></text:p>
            <text:p><text:span text:style-name="T1">Pre-tax national income </text:span></text:p>
            <text:p><text:span text:style-name="T2">Top 1% | share</text:span></text:p>
            <text:p><text:span text:style-name="T1">2011</text:span></text:p>
          </table:table-cell>
          <table:table-cell table:style-name="ce4" office:value-type="string" calcext:value-type="string">
            <text:p><text:span text:style-name="T1">sptinc_z_2012</text:span></text:p>
            <text:p><text:span text:style-name="T1">Pre-tax national income </text:span></text:p>
            <text:p><text:span text:style-name="T2">Top 1% | share</text:span></text:p>
            <text:p><text:span text:style-name="T1">2012</text:span></text:p>
          </table:table-cell>
          <table:table-cell table:style-name="ce4" office:value-type="string" calcext:value-type="string">
            <text:p><text:span text:style-name="T1">sptinc_z_2013</text:span></text:p>
            <text:p><text:span text:style-name="T1">Pre-tax national income </text:span></text:p>
            <text:p><text:span text:style-name="T2">Top 1% | share</text:span></text:p>
            <text:p><text:span text:style-name="T1">2013</text:span></text:p>
          </table:table-cell>
          <table:table-cell table:style-name="ce4" office:value-type="string" calcext:value-type="string">
            <text:p><text:span text:style-name="T1">sptinc_z_2014</text:span></text:p>
            <text:p><text:span text:style-name="T1">Pre-tax national income </text:span></text:p>
            <text:p><text:span text:style-name="T2">Top 1% | share</text:span></text:p>
            <text:p><text:span text:style-name="T1">2014</text:span></text:p>
          </table:table-cell>
          <table:table-cell table:style-name="ce4" office:value-type="string" calcext:value-type="string">
            <text:p><text:span text:style-name="T1">sptinc_z_2015</text:span></text:p>
            <text:p><text:span text:style-name="T1">Pre-tax national income </text:span></text:p>
            <text:p><text:span text:style-name="T2">Top 1% | share</text:span></text:p>
            <text:p><text:span text:style-name="T1">2015</text:span></text:p>
          </table:table-cell>
          <table:table-cell table:style-name="ce4" office:value-type="string" calcext:value-type="string">
            <text:p><text:span text:style-name="T1">sptinc_z_2016</text:span></text:p>
            <text:p><text:span text:style-name="T1">Pre-tax national income </text:span></text:p>
            <text:p><text:span text:style-name="T2">Top 1% | share</text:span></text:p>
            <text:p><text:span text:style-name="T1">2016</text:span></text:p>
          </table:table-cell>
          <table:table-cell table:style-name="ce4" office:value-type="string" calcext:value-type="string">
            <text:p><text:span text:style-name="T1">sptinc_z_2017</text:span></text:p>
            <text:p><text:span text:style-name="T1">Pre-tax national income </text:span></text:p>
            <text:p><text:span text:style-name="T2">Top 1% | share</text:span></text:p>
            <text:p><text:span text:style-name="T1">2017</text:span></text:p>
          </table:table-cell>
          <table:table-cell table:number-columns-repeated="954"/>
        </table:table-row>
        <table:table-row table:style-name="ro1">
          <table:table-cell office:value-type="string" calcext:value-type="string">
            <text:p><text:s/>Alabama</text:p>
          </table:table-cell>
          <table:table-cell office:value-type="string" calcext:value-type="string">
            <text:p>p99p100</text:p>
          </table:table-cell>
          <table:table-cell office:value-type="float" office:value="0.1294010729" calcext:value-type="float">
            <text:p>0.1294010729</text:p>
          </table:table-cell>
          <table:table-cell office:value-type="float" office:value="0.114329353" calcext:value-type="float">
            <text:p>0.114329353</text:p>
          </table:table-cell>
          <table:table-cell office:value-type="float" office:value="0.1052588746" calcext:value-type="float">
            <text:p>0.1052588746</text:p>
          </table:table-cell>
          <table:table-cell office:value-type="float" office:value="0.0990832373" calcext:value-type="float">
            <text:p>0.0990832373</text:p>
          </table:table-cell>
          <table:table-cell office:value-type="float" office:value="0.1093605831" calcext:value-type="float">
            <text:p>0.1093605831</text:p>
          </table:table-cell>
          <table:table-cell office:value-type="float" office:value="0.1123112962" calcext:value-type="float">
            <text:p>0.1123112962</text:p>
          </table:table-cell>
          <table:table-cell office:value-type="float" office:value="0.1059350446" calcext:value-type="float">
            <text:p>0.1059350446</text:p>
          </table:table-cell>
          <table:table-cell office:value-type="float" office:value="0.0966520309" calcext:value-type="float">
            <text:p>0.0966520309</text:p>
          </table:table-cell>
          <table:table-cell office:value-type="float" office:value="0.101120621" calcext:value-type="float">
            <text:p>0.101120621</text:p>
          </table:table-cell>
          <table:table-cell office:value-type="float" office:value="0.1048251688" calcext:value-type="float">
            <text:p>0.1048251688</text:p>
          </table:table-cell>
          <table:table-cell office:value-type="float" office:value="0.0983944312" calcext:value-type="float">
            <text:p>0.0983944312</text:p>
          </table:table-cell>
          <table:table-cell office:value-type="float" office:value="0.0926623866" calcext:value-type="float">
            <text:p>0.0926623866</text:p>
          </table:table-cell>
          <table:table-cell office:value-type="float" office:value="0.0949302837" calcext:value-type="float">
            <text:p>0.0949302837</text:p>
          </table:table-cell>
          <table:table-cell office:value-type="float" office:value="0.0997097641" calcext:value-type="float">
            <text:p>0.0997097641</text:p>
          </table:table-cell>
          <table:table-cell office:value-type="float" office:value="0.1010557264" calcext:value-type="float">
            <text:p>0.1010557264</text:p>
          </table:table-cell>
          <table:table-cell office:value-type="float" office:value="0.1035663411" calcext:value-type="float">
            <text:p>0.1035663411</text:p>
          </table:table-cell>
          <table:table-cell office:value-type="float" office:value="0.1021668464" calcext:value-type="float">
            <text:p>0.1021668464</text:p>
          </table:table-cell>
          <table:table-cell office:value-type="float" office:value="0.0998516828" calcext:value-type="float">
            <text:p>0.0998516828</text:p>
          </table:table-cell>
          <table:table-cell office:value-type="float" office:value="0.1031902283" calcext:value-type="float">
            <text:p>0.1031902283</text:p>
          </table:table-cell>
          <table:table-cell office:value-type="float" office:value="0.0964584649" calcext:value-type="float">
            <text:p>0.0964584649</text:p>
          </table:table-cell>
          <table:table-cell office:value-type="float" office:value="0.0903954208" calcext:value-type="float">
            <text:p>0.0903954208</text:p>
          </table:table-cell>
          <table:table-cell office:value-type="float" office:value="0.0966627523" calcext:value-type="float">
            <text:p>0.0966627523</text:p>
          </table:table-cell>
          <table:table-cell office:value-type="float" office:value="0.0976815224" calcext:value-type="float">
            <text:p>0.0976815224</text:p>
          </table:table-cell>
          <table:table-cell office:value-type="float" office:value="0.0970102474" calcext:value-type="float">
            <text:p>0.0970102474</text:p>
          </table:table-cell>
          <table:table-cell office:value-type="float" office:value="0.0930610597" calcext:value-type="float">
            <text:p>0.0930610597</text:p>
          </table:table-cell>
          <table:table-cell office:value-type="float" office:value="0.0963575393" calcext:value-type="float">
            <text:p>0.0963575393</text:p>
          </table:table-cell>
          <table:table-cell office:value-type="float" office:value="0.0928434283" calcext:value-type="float">
            <text:p>0.0928434283</text:p>
          </table:table-cell>
          <table:table-cell office:value-type="float" office:value="0.0938710868" calcext:value-type="float">
            <text:p>0.0938710868</text:p>
          </table:table-cell>
          <table:table-cell office:value-type="float" office:value="0.0879930779" calcext:value-type="float">
            <text:p>0.0879930779</text:p>
          </table:table-cell>
          <table:table-cell office:value-type="float" office:value="0.0959378481" calcext:value-type="float">
            <text:p>0.0959378481</text:p>
          </table:table-cell>
          <table:table-cell office:value-type="float" office:value="0.0988764018" calcext:value-type="float">
            <text:p>0.0988764018</text:p>
          </table:table-cell>
          <table:table-cell office:value-type="float" office:value="0.0959158316" calcext:value-type="float">
            <text:p>0.0959158316</text:p>
          </table:table-cell>
          <table:table-cell office:value-type="float" office:value="0.1083257571" calcext:value-type="float">
            <text:p>0.1083257571</text:p>
          </table:table-cell>
          <table:table-cell office:value-type="float" office:value="0.1234214902" calcext:value-type="float">
            <text:p>0.1234214902</text:p>
          </table:table-cell>
          <table:table-cell office:value-type="float" office:value="0.1197610945" calcext:value-type="float">
            <text:p>0.1197610945</text:p>
          </table:table-cell>
          <table:table-cell office:value-type="float" office:value="0.1188852936" calcext:value-type="float">
            <text:p>0.1188852936</text:p>
          </table:table-cell>
          <table:table-cell office:value-type="float" office:value="0.1510573477" calcext:value-type="float">
            <text:p>0.1510573477</text:p>
          </table:table-cell>
          <table:table-cell office:value-type="float" office:value="0.1152116954" calcext:value-type="float">
            <text:p>0.1152116954</text:p>
          </table:table-cell>
          <table:table-cell office:value-type="float" office:value="0.1359537691" calcext:value-type="float">
            <text:p>0.1359537691</text:p>
          </table:table-cell>
          <table:table-cell office:value-type="float" office:value="0.1288843155" calcext:value-type="float">
            <text:p>0.1288843155</text:p>
          </table:table-cell>
          <table:table-cell office:value-type="float" office:value="0.1242969781" calcext:value-type="float">
            <text:p>0.1242969781</text:p>
          </table:table-cell>
          <table:table-cell office:value-type="float" office:value="0.1223998889" calcext:value-type="float">
            <text:p>0.1223998889</text:p>
          </table:table-cell>
          <table:table-cell office:value-type="float" office:value="0.134094283" calcext:value-type="float">
            <text:p>0.134094283</text:p>
          </table:table-cell>
          <table:table-cell office:value-type="float" office:value="0.1299614906" calcext:value-type="float">
            <text:p>0.1299614906</text:p>
          </table:table-cell>
          <table:table-cell office:value-type="float" office:value="0.137215063" calcext:value-type="float">
            <text:p>0.137215063</text:p>
          </table:table-cell>
          <table:table-cell office:value-type="float" office:value="0.1444325149" calcext:value-type="float">
            <text:p>0.1444325149</text:p>
          </table:table-cell>
          <table:table-cell office:value-type="float" office:value="0.1490435451" calcext:value-type="float">
            <text:p>0.1490435451</text:p>
          </table:table-cell>
          <table:table-cell office:value-type="float" office:value="0.1528783441" calcext:value-type="float">
            <text:p>0.1528783441</text:p>
          </table:table-cell>
          <table:table-cell office:value-type="float" office:value="0.1578498185" calcext:value-type="float">
            <text:p>0.1578498185</text:p>
          </table:table-cell>
          <table:table-cell office:value-type="float" office:value="0.1585424542" calcext:value-type="float">
            <text:p>0.1585424542</text:p>
          </table:table-cell>
          <table:table-cell office:value-type="float" office:value="0.1548092514" calcext:value-type="float">
            <text:p>0.1548092514</text:p>
          </table:table-cell>
          <table:table-cell office:value-type="float" office:value="0.1407319605" calcext:value-type="float">
            <text:p>0.1407319605</text:p>
          </table:table-cell>
          <table:table-cell office:value-type="float" office:value="0.1415542662" calcext:value-type="float">
            <text:p>0.1415542662</text:p>
          </table:table-cell>
          <table:table-cell office:value-type="float" office:value="0.1463429481" calcext:value-type="float">
            <text:p>0.1463429481</text:p>
          </table:table-cell>
          <table:table-cell office:value-type="float" office:value="0.1612270921" calcext:value-type="float">
            <text:p>0.1612270921</text:p>
          </table:table-cell>
          <table:table-cell office:value-type="float" office:value="0.1845955849" calcext:value-type="float">
            <text:p>0.1845955849</text:p>
          </table:table-cell>
          <table:table-cell office:value-type="float" office:value="0.2042599916" calcext:value-type="float">
            <text:p>0.2042599916</text:p>
          </table:table-cell>
          <table:table-cell office:value-type="float" office:value="0.1995814145" calcext:value-type="float">
            <text:p>0.1995814145</text:p>
          </table:table-cell>
          <table:table-cell office:value-type="float" office:value="0.1787505746" calcext:value-type="float">
            <text:p>0.1787505746</text:p>
          </table:table-cell>
          <table:table-cell office:value-type="float" office:value="0.153245002" calcext:value-type="float">
            <text:p>0.153245002</text:p>
          </table:table-cell>
          <table:table-cell office:value-type="float" office:value="0.1665969342" calcext:value-type="float">
            <text:p>0.1665969342</text:p>
          </table:table-cell>
          <table:table-cell office:value-type="float" office:value="0.1606638283" calcext:value-type="float">
            <text:p>0.1606638283</text:p>
          </table:table-cell>
          <table:table-cell office:value-type="float" office:value="0.1665693074" calcext:value-type="float">
            <text:p>0.1665693074</text:p>
          </table:table-cell>
          <table:table-cell office:value-type="float" office:value="0.1477530003" calcext:value-type="float">
            <text:p>0.1477530003</text:p>
          </table:table-cell>
          <table:table-cell office:value-type="float" office:value="0.1575193107" calcext:value-type="float">
            <text:p>0.1575193107</text:p>
          </table:table-cell>
          <table:table-cell table:number-columns-repeated="957"/>
        </table:table-row>
        <table:table-row table:style-name="ro2">
          <table:table-cell office:value-type="string" calcext:value-type="string">
            <text:p><text:s/>Alaska</text:p>
          </table:table-cell>
          <table:table-cell office:value-type="string" calcext:value-type="string">
            <text:p>p99p100</text:p>
          </table:table-cell>
          <table:table-cell office:value-type="float" office:value="0.0422144607" calcext:value-type="float">
            <text:p>0.0422144607</text:p>
          </table:table-cell>
          <table:table-cell office:value-type="float" office:value="0.0337499976" calcext:value-type="float">
            <text:p>0.0337499976</text:p>
          </table:table-cell>
          <table:table-cell office:value-type="float" office:value="0.0449130982" calcext:value-type="float">
            <text:p>0.0449130982</text:p>
          </table:table-cell>
          <table:table-cell office:value-type="float" office:value="0.0409044102" calcext:value-type="float">
            <text:p>0.0409044102</text:p>
          </table:table-cell>
          <table:table-cell office:value-type="float" office:value="0.0430254489" calcext:value-type="float">
            <text:p>0.0430254489</text:p>
          </table:table-cell>
          <table:table-cell office:value-type="float" office:value="0.034453366" calcext:value-type="float">
            <text:p>0.034453366</text:p>
          </table:table-cell>
          <table:table-cell office:value-type="float" office:value="0.0335250981" calcext:value-type="float">
            <text:p>0.0335250981</text:p>
          </table:table-cell>
          <table:table-cell office:value-type="float" office:value="0.0406662785" calcext:value-type="float">
            <text:p>0.0406662785</text:p>
          </table:table-cell>
          <table:table-cell office:value-type="float" office:value="0.0434976928" calcext:value-type="float">
            <text:p>0.0434976928</text:p>
          </table:table-cell>
          <table:table-cell office:value-type="float" office:value="0.0414488241" calcext:value-type="float">
            <text:p>0.0414488241</text:p>
          </table:table-cell>
          <table:table-cell office:value-type="float" office:value="0.0467562899" calcext:value-type="float">
            <text:p>0.0467562899</text:p>
          </table:table-cell>
          <table:table-cell office:value-type="float" office:value="0.0534740649" calcext:value-type="float">
            <text:p>0.0534740649</text:p>
          </table:table-cell>
          <table:table-cell office:value-type="float" office:value="0.0460915975" calcext:value-type="float">
            <text:p>0.0460915975</text:p>
          </table:table-cell>
          <table:table-cell office:value-type="float" office:value="0.0460752323" calcext:value-type="float">
            <text:p>0.0460752323</text:p>
          </table:table-cell>
          <table:table-cell office:value-type="float" office:value="0.0557192229" calcext:value-type="float">
            <text:p>0.0557192229</text:p>
          </table:table-cell>
          <table:table-cell office:value-type="float" office:value="0.0593698807" calcext:value-type="float">
            <text:p>0.0593698807</text:p>
          </table:table-cell>
          <table:table-cell office:value-type="float" office:value="0.0498222262" calcext:value-type="float">
            <text:p>0.0498222262</text:p>
          </table:table-cell>
          <table:table-cell office:value-type="float" office:value="0.0518688858" calcext:value-type="float">
            <text:p>0.0518688858</text:p>
          </table:table-cell>
          <table:table-cell office:value-type="float" office:value="0.0512975752" calcext:value-type="float">
            <text:p>0.0512975752</text:p>
          </table:table-cell>
          <table:table-cell office:value-type="float" office:value="0.0513193309" calcext:value-type="float">
            <text:p>0.0513193309</text:p>
          </table:table-cell>
          <table:table-cell office:value-type="float" office:value="0.0497616678" calcext:value-type="float">
            <text:p>0.0497616678</text:p>
          </table:table-cell>
          <table:table-cell office:value-type="float" office:value="0.0523679145" calcext:value-type="float">
            <text:p>0.0523679145</text:p>
          </table:table-cell>
          <table:table-cell office:value-type="float" office:value="0.0520323105" calcext:value-type="float">
            <text:p>0.0520323105</text:p>
          </table:table-cell>
          <table:table-cell office:value-type="float" office:value="0.0552360788" calcext:value-type="float">
            <text:p>0.0552360788</text:p>
          </table:table-cell>
          <table:table-cell office:value-type="float" office:value="0.0882513151" calcext:value-type="float">
            <text:p>0.0882513151</text:p>
          </table:table-cell>
          <table:table-cell office:value-type="float" office:value="0.0475058667" calcext:value-type="float">
            <text:p>0.0475058667</text:p>
          </table:table-cell>
          <table:table-cell office:value-type="float" office:value="0.0432288721" calcext:value-type="float">
            <text:p>0.0432288721</text:p>
          </table:table-cell>
          <table:table-cell office:value-type="float" office:value="0.0477714203" calcext:value-type="float">
            <text:p>0.0477714203</text:p>
          </table:table-cell>
          <table:table-cell office:value-type="float" office:value="0.0489682592" calcext:value-type="float">
            <text:p>0.0489682592</text:p>
          </table:table-cell>
          <table:table-cell office:value-type="float" office:value="0.0529533178" calcext:value-type="float">
            <text:p>0.0529533178</text:p>
          </table:table-cell>
          <table:table-cell office:value-type="float" office:value="0.0519125536" calcext:value-type="float">
            <text:p>0.0519125536</text:p>
          </table:table-cell>
          <table:table-cell office:value-type="float" office:value="0.0564073734" calcext:value-type="float">
            <text:p>0.0564073734</text:p>
          </table:table-cell>
          <table:table-cell office:value-type="float" office:value="0.0744971335" calcext:value-type="float">
            <text:p>0.0744971335</text:p>
          </table:table-cell>
          <table:table-cell office:value-type="float" office:value="0.0846188068" calcext:value-type="float">
            <text:p>0.0846188068</text:p>
          </table:table-cell>
          <table:table-cell office:value-type="float" office:value="0.0653983578" calcext:value-type="float">
            <text:p>0.0653983578</text:p>
          </table:table-cell>
          <table:table-cell office:value-type="float" office:value="0.0484140143" calcext:value-type="float">
            <text:p>0.0484140143</text:p>
          </table:table-cell>
          <table:table-cell office:value-type="float" office:value="0.0860813484" calcext:value-type="float">
            <text:p>0.0860813484</text:p>
          </table:table-cell>
          <table:table-cell office:value-type="float" office:value="0.076011017" calcext:value-type="float">
            <text:p>0.076011017</text:p>
          </table:table-cell>
          <table:table-cell office:value-type="float" office:value="0.0850487128" calcext:value-type="float">
            <text:p>0.0850487128</text:p>
          </table:table-cell>
          <table:table-cell office:value-type="float" office:value="0.0898774862" calcext:value-type="float">
            <text:p>0.0898774862</text:p>
          </table:table-cell>
          <table:table-cell office:value-type="float" office:value="0.1134062633" calcext:value-type="float">
            <text:p>0.1134062633</text:p>
          </table:table-cell>
          <table:table-cell office:value-type="float" office:value="0.0841509998" calcext:value-type="float">
            <text:p>0.0841509998</text:p>
          </table:table-cell>
          <table:table-cell office:value-type="float" office:value="0.0893892199" calcext:value-type="float">
            <text:p>0.0893892199</text:p>
          </table:table-cell>
          <table:table-cell office:value-type="float" office:value="0.0863806754" calcext:value-type="float">
            <text:p>0.0863806754</text:p>
          </table:table-cell>
          <table:table-cell office:value-type="float" office:value="0.0883418098" calcext:value-type="float">
            <text:p>0.0883418098</text:p>
          </table:table-cell>
          <table:table-cell office:value-type="float" office:value="0.0900416076" calcext:value-type="float">
            <text:p>0.0900416076</text:p>
          </table:table-cell>
          <table:table-cell office:value-type="float" office:value="0.0975776538" calcext:value-type="float">
            <text:p>0.0975776538</text:p>
          </table:table-cell>
          <table:table-cell office:value-type="float" office:value="0.1022973135" calcext:value-type="float">
            <text:p>0.1022973135</text:p>
          </table:table-cell>
          <table:table-cell office:value-type="float" office:value="0.1141182557" calcext:value-type="float">
            <text:p>0.1141182557</text:p>
          </table:table-cell>
          <table:table-cell office:value-type="float" office:value="0.1074956134" calcext:value-type="float">
            <text:p>0.1074956134</text:p>
          </table:table-cell>
          <table:table-cell office:value-type="float" office:value="0.1180581078" calcext:value-type="float">
            <text:p>0.1180581078</text:p>
          </table:table-cell>
          <table:table-cell office:value-type="float" office:value="0.1042112261" calcext:value-type="float">
            <text:p>0.1042112261</text:p>
          </table:table-cell>
          <table:table-cell office:value-type="float" office:value="0.1022989005" calcext:value-type="float">
            <text:p>0.1022989005</text:p>
          </table:table-cell>
          <table:table-cell office:value-type="float" office:value="0.1112598851" calcext:value-type="float">
            <text:p>0.1112598851</text:p>
          </table:table-cell>
          <table:table-cell office:value-type="float" office:value="0.1181898788" calcext:value-type="float">
            <text:p>0.1181898788</text:p>
          </table:table-cell>
          <table:table-cell office:value-type="float" office:value="0.1245484501" calcext:value-type="float">
            <text:p>0.1245484501</text:p>
          </table:table-cell>
          <table:table-cell office:value-type="float" office:value="0.1339923739" calcext:value-type="float">
            <text:p>0.1339923739</text:p>
          </table:table-cell>
          <table:table-cell office:value-type="float" office:value="0.1388220936" calcext:value-type="float">
            <text:p>0.1388220936</text:p>
          </table:table-cell>
          <table:table-cell office:value-type="float" office:value="0.1389849633" calcext:value-type="float">
            <text:p>0.1389849633</text:p>
          </table:table-cell>
          <table:table-cell office:value-type="float" office:value="0.1237144321" calcext:value-type="float">
            <text:p>0.1237144321</text:p>
          </table:table-cell>
          <table:table-cell office:value-type="float" office:value="0.1261362731" calcext:value-type="float">
            <text:p>0.1261362731</text:p>
          </table:table-cell>
          <table:table-cell office:value-type="float" office:value="0.1195212454" calcext:value-type="float">
            <text:p>0.1195212454</text:p>
          </table:table-cell>
          <table:table-cell office:value-type="float" office:value="0.1300418675" calcext:value-type="float">
            <text:p>0.1300418675</text:p>
          </table:table-cell>
          <table:table-cell office:value-type="float" office:value="0.1114799827" calcext:value-type="float">
            <text:p>0.1114799827</text:p>
          </table:table-cell>
          <table:table-cell office:value-type="float" office:value="0.1146157756" calcext:value-type="float">
            <text:p>0.1146157756</text:p>
          </table:table-cell>
          <table:table-cell table:number-columns-repeated="957"/>
        </table:table-row>
        <table:table-row table:style-name="ro2">
          <table:table-cell office:value-type="string" calcext:value-type="string">
            <text:p><text:s/>Albania</text:p>
          </table:table-cell>
          <table:table-cell office:value-type="string" calcext:value-type="string">
            <text:p>p99p100</text:p>
          </table:table-cell>
          <table:table-cell table:number-columns-repeated="46"/>
          <table:table-cell office:value-type="float" office:value="0.0635" calcext:value-type="float">
            <text:p>0.0635</text:p>
          </table:table-cell>
          <table:table-cell office:value-type="float" office:value="0.0691" calcext:value-type="float">
            <text:p>0.0691</text:p>
          </table:table-cell>
          <table:table-cell office:value-type="float" office:value="0.0683" calcext:value-type="float">
            <text:p>0.0683</text:p>
          </table:table-cell>
          <table:table-cell office:value-type="float" office:value="0.0691" calcext:value-type="float">
            <text:p>0.0691</text:p>
          </table:table-cell>
          <table:table-cell office:value-type="float" office:value="0.0701" calcext:value-type="float">
            <text:p>0.0701</text:p>
          </table:table-cell>
          <table:table-cell office:value-type="float" office:value="0.0706" calcext:value-type="float">
            <text:p>0.0706</text:p>
          </table:table-cell>
          <table:table-cell office:value-type="float" office:value="0.0704" calcext:value-type="float">
            <text:p>0.0704</text:p>
          </table:table-cell>
          <table:table-cell office:value-type="float" office:value="0.0698" calcext:value-type="float">
            <text:p>0.0698</text:p>
          </table:table-cell>
          <table:table-cell office:value-type="float" office:value="0.0705" calcext:value-type="float">
            <text:p>0.0705</text:p>
          </table:table-cell>
          <table:table-cell office:value-type="float" office:value="0.0704" calcext:value-type="float">
            <text:p>0.0704</text:p>
          </table:table-cell>
          <table:table-cell office:value-type="float" office:value="0.0717" calcext:value-type="float">
            <text:p>0.0717</text:p>
          </table:table-cell>
          <table:table-cell office:value-type="float" office:value="0.0733" calcext:value-type="float">
            <text:p>0.0733</text:p>
          </table:table-cell>
          <table:table-cell office:value-type="float" office:value="0.0755" calcext:value-type="float">
            <text:p>0.0755</text:p>
          </table:table-cell>
          <table:table-cell office:value-type="float" office:value="0.0732" calcext:value-type="float">
            <text:p>0.0732</text:p>
          </table:table-cell>
          <table:table-cell office:value-type="float" office:value="0.0651" calcext:value-type="float">
            <text:p>0.0651</text:p>
          </table:table-cell>
          <table:table-cell office:value-type="float" office:value="0.0654" calcext:value-type="float">
            <text:p>0.0654</text:p>
          </table:table-cell>
          <table:table-cell office:value-type="float" office:value="0.064" calcext:value-type="float">
            <text:p>0.064</text:p>
          </table:table-cell>
          <table:table-cell table:number-columns-repeated="959"/>
        </table:table-row>
        <table:table-row table:style-name="ro2">
          <table:table-cell office:value-type="string" calcext:value-type="string">
            <text:p><text:s/>Argentina</text:p>
          </table:table-cell>
          <table:table-cell office:value-type="string" calcext:value-type="string">
            <text:p>p99p100</text:p>
          </table:table-cell>
          <table:table-cell office:value-type="float" office:value="0.1981000006" calcext:value-type="float">
            <text:p>0.1981000006</text:p>
          </table:table-cell>
          <table:table-cell office:value-type="float" office:value="0.169599995" calcext:value-type="float">
            <text:p>0.169599995</text:p>
          </table:table-cell>
          <table:table-cell office:value-type="float" office:value="0.1596000046" calcext:value-type="float">
            <text:p>0.1596000046</text:p>
          </table:table-cell>
          <table:table-cell office:value-type="float" office:value="0.1535000056" calcext:value-type="float">
            <text:p>0.1535000056</text:p>
          </table:table-cell>
          <table:table-cell office:value-type="float" office:value="0.1653999984" calcext:value-type="float">
            <text:p>0.1653999984</text:p>
          </table:table-cell>
          <table:table-cell/>
          <table:table-cell office:value-type="float" office:value="0.1565999985" calcext:value-type="float">
            <text:p>0.1565999985</text:p>
          </table:table-cell>
          <table:table-cell/>
          <table:table-cell office:value-type="float" office:value="0.1416999996" calcext:value-type="float">
            <text:p>0.1416999996</text:p>
          </table:table-cell>
          <table:table-cell office:value-type="float" office:value="0.1591999978" calcext:value-type="float">
            <text:p>0.1591999978</text:p>
          </table:table-cell>
          <table:table-cell/>
          <table:table-cell office:value-type="float" office:value="0.1467999965" calcext:value-type="float">
            <text:p>0.1467999965</text:p>
          </table:table-cell>
          <table:table-cell table:number-columns-repeated="35"/>
          <table:table-cell office:value-type="float" office:value="0.1238999963" calcext:value-type="float">
            <text:p>0.1238999963</text:p>
          </table:table-cell>
          <table:table-cell office:value-type="float" office:value="0.1256999969" calcext:value-type="float">
            <text:p>0.1256999969</text:p>
          </table:table-cell>
          <table:table-cell office:value-type="float" office:value="0.1352999955" calcext:value-type="float">
            <text:p>0.1352999955</text:p>
          </table:table-cell>
          <table:table-cell office:value-type="float" office:value="0.1433999985" calcext:value-type="float">
            <text:p>0.1433999985</text:p>
          </table:table-cell>
          <table:table-cell office:value-type="float" office:value="0.1290999949" calcext:value-type="float">
            <text:p>0.1290999949</text:p>
          </table:table-cell>
          <table:table-cell office:value-type="float" office:value="0.1553000063" calcext:value-type="float">
            <text:p>0.1553000063</text:p>
          </table:table-cell>
          <table:table-cell office:value-type="float" office:value="0.1685000062" calcext:value-type="float">
            <text:p>0.1685000062</text:p>
          </table:table-cell>
          <table:table-cell office:value-type="float" office:value="0.1675000042" calcext:value-type="float">
            <text:p>0.1675000042</text:p>
          </table:table-cell>
          <table:table-cell table:number-columns-repeated="967"/>
        </table:table-row>
        <table:table-row table:style-name="ro2">
          <table:table-cell office:value-type="string" calcext:value-type="string">
            <text:p><text:s/>Arizona</text:p>
          </table:table-cell>
          <table:table-cell office:value-type="string" calcext:value-type="string">
            <text:p>p99p100</text:p>
          </table:table-cell>
          <table:table-cell office:value-type="float" office:value="0.1381666809" calcext:value-type="float">
            <text:p>0.1381666809</text:p>
          </table:table-cell>
          <table:table-cell office:value-type="float" office:value="0.1149253398" calcext:value-type="float">
            <text:p>0.1149253398</text:p>
          </table:table-cell>
          <table:table-cell office:value-type="float" office:value="0.1051453501" calcext:value-type="float">
            <text:p>0.1051453501</text:p>
          </table:table-cell>
          <table:table-cell office:value-type="float" office:value="0.0870537087" calcext:value-type="float">
            <text:p>0.0870537087</text:p>
          </table:table-cell>
          <table:table-cell office:value-type="float" office:value="0.0982962772" calcext:value-type="float">
            <text:p>0.0982962772</text:p>
          </table:table-cell>
          <table:table-cell office:value-type="float" office:value="0.1046630368" calcext:value-type="float">
            <text:p>0.1046630368</text:p>
          </table:table-cell>
          <table:table-cell office:value-type="float" office:value="0.1038356051" calcext:value-type="float">
            <text:p>0.1038356051</text:p>
          </table:table-cell>
          <table:table-cell office:value-type="float" office:value="0.0994103625" calcext:value-type="float">
            <text:p>0.0994103625</text:p>
          </table:table-cell>
          <table:table-cell office:value-type="float" office:value="0.0986907929" calcext:value-type="float">
            <text:p>0.0986907929</text:p>
          </table:table-cell>
          <table:table-cell office:value-type="float" office:value="0.108995989" calcext:value-type="float">
            <text:p>0.108995989</text:p>
          </table:table-cell>
          <table:table-cell office:value-type="float" office:value="0.1067398563" calcext:value-type="float">
            <text:p>0.1067398563</text:p>
          </table:table-cell>
          <table:table-cell office:value-type="float" office:value="0.0989291742" calcext:value-type="float">
            <text:p>0.0989291742</text:p>
          </table:table-cell>
          <table:table-cell office:value-type="float" office:value="0.0969765112" calcext:value-type="float">
            <text:p>0.0969765112</text:p>
          </table:table-cell>
          <table:table-cell office:value-type="float" office:value="0.094543092" calcext:value-type="float">
            <text:p>0.094543092</text:p>
          </table:table-cell>
          <table:table-cell office:value-type="float" office:value="0.0998272151" calcext:value-type="float">
            <text:p>0.0998272151</text:p>
          </table:table-cell>
          <table:table-cell office:value-type="float" office:value="0.1072905734" calcext:value-type="float">
            <text:p>0.1072905734</text:p>
          </table:table-cell>
          <table:table-cell office:value-type="float" office:value="0.0925321802" calcext:value-type="float">
            <text:p>0.0925321802</text:p>
          </table:table-cell>
          <table:table-cell office:value-type="float" office:value="0.1016056761" calcext:value-type="float">
            <text:p>0.1016056761</text:p>
          </table:table-cell>
          <table:table-cell office:value-type="float" office:value="0.1037589163" calcext:value-type="float">
            <text:p>0.1037589163</text:p>
          </table:table-cell>
          <table:table-cell office:value-type="float" office:value="0.0980354175" calcext:value-type="float">
            <text:p>0.0980354175</text:p>
          </table:table-cell>
          <table:table-cell office:value-type="float" office:value="0.0869692191" calcext:value-type="float">
            <text:p>0.0869692191</text:p>
          </table:table-cell>
          <table:table-cell office:value-type="float" office:value="0.0903277397" calcext:value-type="float">
            <text:p>0.0903277397</text:p>
          </table:table-cell>
          <table:table-cell office:value-type="float" office:value="0.0907064527" calcext:value-type="float">
            <text:p>0.0907064527</text:p>
          </table:table-cell>
          <table:table-cell office:value-type="float" office:value="0.0876457691" calcext:value-type="float">
            <text:p>0.0876457691</text:p>
          </table:table-cell>
          <table:table-cell office:value-type="float" office:value="0.0819376558" calcext:value-type="float">
            <text:p>0.0819376558</text:p>
          </table:table-cell>
          <table:table-cell office:value-type="float" office:value="0.0816610232" calcext:value-type="float">
            <text:p>0.0816610232</text:p>
          </table:table-cell>
          <table:table-cell office:value-type="float" office:value="0.0817157626" calcext:value-type="float">
            <text:p>0.0817157626</text:p>
          </table:table-cell>
          <table:table-cell office:value-type="float" office:value="0.0825646147" calcext:value-type="float">
            <text:p>0.0825646147</text:p>
          </table:table-cell>
          <table:table-cell office:value-type="float" office:value="0.0850220919" calcext:value-type="float">
            <text:p>0.0850220919</text:p>
          </table:table-cell>
          <table:table-cell office:value-type="float" office:value="0.0912345946" calcext:value-type="float">
            <text:p>0.0912345946</text:p>
          </table:table-cell>
          <table:table-cell office:value-type="float" office:value="0.0859221816" calcext:value-type="float">
            <text:p>0.0859221816</text:p>
          </table:table-cell>
          <table:table-cell office:value-type="float" office:value="0.0860817432" calcext:value-type="float">
            <text:p>0.0860817432</text:p>
          </table:table-cell>
          <table:table-cell office:value-type="float" office:value="0.1019773558" calcext:value-type="float">
            <text:p>0.1019773558</text:p>
          </table:table-cell>
          <table:table-cell office:value-type="float" office:value="0.1127220839" calcext:value-type="float">
            <text:p>0.1127220839</text:p>
          </table:table-cell>
          <table:table-cell office:value-type="float" office:value="0.1130610555" calcext:value-type="float">
            <text:p>0.1130610555</text:p>
          </table:table-cell>
          <table:table-cell office:value-type="float" office:value="0.1158170104" calcext:value-type="float">
            <text:p>0.1158170104</text:p>
          </table:table-cell>
          <table:table-cell office:value-type="float" office:value="0.1482463628" calcext:value-type="float">
            <text:p>0.1482463628</text:p>
          </table:table-cell>
          <table:table-cell office:value-type="float" office:value="0.1173312813" calcext:value-type="float">
            <text:p>0.1173312813</text:p>
          </table:table-cell>
          <table:table-cell office:value-type="float" office:value="0.136791274" calcext:value-type="float">
            <text:p>0.136791274</text:p>
          </table:table-cell>
          <table:table-cell office:value-type="float" office:value="0.126585111" calcext:value-type="float">
            <text:p>0.126585111</text:p>
          </table:table-cell>
          <table:table-cell office:value-type="float" office:value="0.1276977062" calcext:value-type="float">
            <text:p>0.1276977062</text:p>
          </table:table-cell>
          <table:table-cell office:value-type="float" office:value="0.120649673" calcext:value-type="float">
            <text:p>0.120649673</text:p>
          </table:table-cell>
          <table:table-cell office:value-type="float" office:value="0.1319896579" calcext:value-type="float">
            <text:p>0.1319896579</text:p>
          </table:table-cell>
          <table:table-cell office:value-type="float" office:value="0.1298374236" calcext:value-type="float">
            <text:p>0.1298374236</text:p>
          </table:table-cell>
          <table:table-cell office:value-type="float" office:value="0.1315564066" calcext:value-type="float">
            <text:p>0.1315564066</text:p>
          </table:table-cell>
          <table:table-cell office:value-type="float" office:value="0.1438591629" calcext:value-type="float">
            <text:p>0.1438591629</text:p>
          </table:table-cell>
          <table:table-cell office:value-type="float" office:value="0.1643657684" calcext:value-type="float">
            <text:p>0.1643657684</text:p>
          </table:table-cell>
          <table:table-cell office:value-type="float" office:value="0.1703941822" calcext:value-type="float">
            <text:p>0.1703941822</text:p>
          </table:table-cell>
          <table:table-cell office:value-type="float" office:value="0.177709505" calcext:value-type="float">
            <text:p>0.177709505</text:p>
          </table:table-cell>
          <table:table-cell office:value-type="float" office:value="0.1805408746" calcext:value-type="float">
            <text:p>0.1805408746</text:p>
          </table:table-cell>
          <table:table-cell office:value-type="float" office:value="0.183080554" calcext:value-type="float">
            <text:p>0.183080554</text:p>
          </table:table-cell>
          <table:table-cell office:value-type="float" office:value="0.1571004391" calcext:value-type="float">
            <text:p>0.1571004391</text:p>
          </table:table-cell>
          <table:table-cell office:value-type="float" office:value="0.1488841325" calcext:value-type="float">
            <text:p>0.1488841325</text:p>
          </table:table-cell>
          <table:table-cell office:value-type="float" office:value="0.1596633196" calcext:value-type="float">
            <text:p>0.1596633196</text:p>
          </table:table-cell>
          <table:table-cell office:value-type="float" office:value="0.1941508949" calcext:value-type="float">
            <text:p>0.1941508949</text:p>
          </table:table-cell>
          <table:table-cell office:value-type="float" office:value="0.2264146805" calcext:value-type="float">
            <text:p>0.2264146805</text:p>
          </table:table-cell>
          <table:table-cell office:value-type="float" office:value="0.2307932973" calcext:value-type="float">
            <text:p>0.2307932973</text:p>
          </table:table-cell>
          <table:table-cell office:value-type="float" office:value="0.2161155343" calcext:value-type="float">
            <text:p>0.2161155343</text:p>
          </table:table-cell>
          <table:table-cell office:value-type="float" office:value="0.1802205145" calcext:value-type="float">
            <text:p>0.1802205145</text:p>
          </table:table-cell>
          <table:table-cell office:value-type="float" office:value="0.1611490399" calcext:value-type="float">
            <text:p>0.1611490399</text:p>
          </table:table-cell>
          <table:table-cell office:value-type="float" office:value="0.169036746" calcext:value-type="float">
            <text:p>0.169036746</text:p>
          </table:table-cell>
          <table:table-cell office:value-type="float" office:value="0.1682257652" calcext:value-type="float">
            <text:p>0.1682257652</text:p>
          </table:table-cell>
          <table:table-cell office:value-type="float" office:value="0.1843184829" calcext:value-type="float">
            <text:p>0.1843184829</text:p>
          </table:table-cell>
          <table:table-cell office:value-type="float" office:value="0.1700715572" calcext:value-type="float">
            <text:p>0.1700715572</text:p>
          </table:table-cell>
          <table:table-cell office:value-type="float" office:value="0.1750931144" calcext:value-type="float">
            <text:p>0.1750931144</text:p>
          </table:table-cell>
          <table:table-cell table:number-columns-repeated="957"/>
        </table:table-row>
        <table:table-row table:style-name="ro2">
          <table:table-cell office:value-type="string" calcext:value-type="string">
            <text:p><text:s/>Arkansas</text:p>
          </table:table-cell>
          <table:table-cell office:value-type="string" calcext:value-type="string">
            <text:p>p99p100</text:p>
          </table:table-cell>
          <table:table-cell office:value-type="float" office:value="0.1301199794" calcext:value-type="float">
            <text:p>0.1301199794</text:p>
          </table:table-cell>
          <table:table-cell office:value-type="float" office:value="0.1123589277" calcext:value-type="float">
            <text:p>0.1123589277</text:p>
          </table:table-cell>
          <table:table-cell office:value-type="float" office:value="0.1040688679" calcext:value-type="float">
            <text:p>0.1040688679</text:p>
          </table:table-cell>
          <table:table-cell office:value-type="float" office:value="0.1038219929" calcext:value-type="float">
            <text:p>0.1038219929</text:p>
          </table:table-cell>
          <table:table-cell office:value-type="float" office:value="0.126892671" calcext:value-type="float">
            <text:p>0.126892671</text:p>
          </table:table-cell>
          <table:table-cell office:value-type="float" office:value="0.1135395393" calcext:value-type="float">
            <text:p>0.1135395393</text:p>
          </table:table-cell>
          <table:table-cell office:value-type="float" office:value="0.1135746241" calcext:value-type="float">
            <text:p>0.1135746241</text:p>
          </table:table-cell>
          <table:table-cell office:value-type="float" office:value="0.1021187231" calcext:value-type="float">
            <text:p>0.1021187231</text:p>
          </table:table-cell>
          <table:table-cell office:value-type="float" office:value="0.1102967188" calcext:value-type="float">
            <text:p>0.1102967188</text:p>
          </table:table-cell>
          <table:table-cell office:value-type="float" office:value="0.1104083732" calcext:value-type="float">
            <text:p>0.1104083732</text:p>
          </table:table-cell>
          <table:table-cell office:value-type="float" office:value="0.1050381064" calcext:value-type="float">
            <text:p>0.1050381064</text:p>
          </table:table-cell>
          <table:table-cell office:value-type="float" office:value="0.1059585214" calcext:value-type="float">
            <text:p>0.1059585214</text:p>
          </table:table-cell>
          <table:table-cell office:value-type="float" office:value="0.1092823669" calcext:value-type="float">
            <text:p>0.1092823669</text:p>
          </table:table-cell>
          <table:table-cell office:value-type="float" office:value="0.1102339104" calcext:value-type="float">
            <text:p>0.1102339104</text:p>
          </table:table-cell>
          <table:table-cell office:value-type="float" office:value="0.1127792969" calcext:value-type="float">
            <text:p>0.1127792969</text:p>
          </table:table-cell>
          <table:table-cell office:value-type="float" office:value="0.1210651696" calcext:value-type="float">
            <text:p>0.1210651696</text:p>
          </table:table-cell>
          <table:table-cell office:value-type="float" office:value="0.1080708802" calcext:value-type="float">
            <text:p>0.1080708802</text:p>
          </table:table-cell>
          <table:table-cell office:value-type="float" office:value="0.1081396714" calcext:value-type="float">
            <text:p>0.1081396714</text:p>
          </table:table-cell>
          <table:table-cell office:value-type="float" office:value="0.1124106795" calcext:value-type="float">
            <text:p>0.1124106795</text:p>
          </table:table-cell>
          <table:table-cell office:value-type="float" office:value="0.1087397039" calcext:value-type="float">
            <text:p>0.1087397039</text:p>
          </table:table-cell>
          <table:table-cell office:value-type="float" office:value="0.0964241773" calcext:value-type="float">
            <text:p>0.0964241773</text:p>
          </table:table-cell>
          <table:table-cell office:value-type="float" office:value="0.1009318754" calcext:value-type="float">
            <text:p>0.1009318754</text:p>
          </table:table-cell>
          <table:table-cell office:value-type="float" office:value="0.1034782082" calcext:value-type="float">
            <text:p>0.1034782082</text:p>
          </table:table-cell>
          <table:table-cell office:value-type="float" office:value="0.1056854054" calcext:value-type="float">
            <text:p>0.1056854054</text:p>
          </table:table-cell>
          <table:table-cell office:value-type="float" office:value="0.1026389822" calcext:value-type="float">
            <text:p>0.1026389822</text:p>
          </table:table-cell>
          <table:table-cell office:value-type="float" office:value="0.1020441502" calcext:value-type="float">
            <text:p>0.1020441502</text:p>
          </table:table-cell>
          <table:table-cell office:value-type="float" office:value="0.0988884643" calcext:value-type="float">
            <text:p>0.0988884643</text:p>
          </table:table-cell>
          <table:table-cell office:value-type="float" office:value="0.0986015946" calcext:value-type="float">
            <text:p>0.0986015946</text:p>
          </table:table-cell>
          <table:table-cell office:value-type="float" office:value="0.0896831155" calcext:value-type="float">
            <text:p>0.0896831155</text:p>
          </table:table-cell>
          <table:table-cell office:value-type="float" office:value="0.0984222367" calcext:value-type="float">
            <text:p>0.0984222367</text:p>
          </table:table-cell>
          <table:table-cell office:value-type="float" office:value="0.0975815207" calcext:value-type="float">
            <text:p>0.0975815207</text:p>
          </table:table-cell>
          <table:table-cell office:value-type="float" office:value="0.0963381976" calcext:value-type="float">
            <text:p>0.0963381976</text:p>
          </table:table-cell>
          <table:table-cell office:value-type="float" office:value="0.1108538508" calcext:value-type="float">
            <text:p>0.1108538508</text:p>
          </table:table-cell>
          <table:table-cell office:value-type="float" office:value="0.1262750775" calcext:value-type="float">
            <text:p>0.1262750775</text:p>
          </table:table-cell>
          <table:table-cell office:value-type="float" office:value="0.1184263453" calcext:value-type="float">
            <text:p>0.1184263453</text:p>
          </table:table-cell>
          <table:table-cell office:value-type="float" office:value="0.1121697873" calcext:value-type="float">
            <text:p>0.1121697873</text:p>
          </table:table-cell>
          <table:table-cell office:value-type="float" office:value="0.146151036" calcext:value-type="float">
            <text:p>0.146151036</text:p>
          </table:table-cell>
          <table:table-cell office:value-type="float" office:value="0.1137244329" calcext:value-type="float">
            <text:p>0.1137244329</text:p>
          </table:table-cell>
          <table:table-cell office:value-type="float" office:value="0.1363030672" calcext:value-type="float">
            <text:p>0.1363030672</text:p>
          </table:table-cell>
          <table:table-cell office:value-type="float" office:value="0.1230870113" calcext:value-type="float">
            <text:p>0.1230870113</text:p>
          </table:table-cell>
          <table:table-cell office:value-type="float" office:value="0.1230142638" calcext:value-type="float">
            <text:p>0.1230142638</text:p>
          </table:table-cell>
          <table:table-cell office:value-type="float" office:value="0.1178807467" calcext:value-type="float">
            <text:p>0.1178807467</text:p>
          </table:table-cell>
          <table:table-cell office:value-type="float" office:value="0.1287250519" calcext:value-type="float">
            <text:p>0.1287250519</text:p>
          </table:table-cell>
          <table:table-cell office:value-type="float" office:value="0.1236486658" calcext:value-type="float">
            <text:p>0.1236486658</text:p>
          </table:table-cell>
          <table:table-cell office:value-type="float" office:value="0.1316753626" calcext:value-type="float">
            <text:p>0.1316753626</text:p>
          </table:table-cell>
          <table:table-cell office:value-type="float" office:value="0.1355456561" calcext:value-type="float">
            <text:p>0.1355456561</text:p>
          </table:table-cell>
          <table:table-cell office:value-type="float" office:value="0.1344129741" calcext:value-type="float">
            <text:p>0.1344129741</text:p>
          </table:table-cell>
          <table:table-cell office:value-type="float" office:value="0.136302948" calcext:value-type="float">
            <text:p>0.136302948</text:p>
          </table:table-cell>
          <table:table-cell office:value-type="float" office:value="0.1522797644" calcext:value-type="float">
            <text:p>0.1522797644</text:p>
          </table:table-cell>
          <table:table-cell office:value-type="float" office:value="0.1483255625" calcext:value-type="float">
            <text:p>0.1483255625</text:p>
          </table:table-cell>
          <table:table-cell office:value-type="float" office:value="0.1528392136" calcext:value-type="float">
            <text:p>0.1528392136</text:p>
          </table:table-cell>
          <table:table-cell office:value-type="float" office:value="0.1411606967" calcext:value-type="float">
            <text:p>0.1411606967</text:p>
          </table:table-cell>
          <table:table-cell office:value-type="float" office:value="0.1442890763" calcext:value-type="float">
            <text:p>0.1442890763</text:p>
          </table:table-cell>
          <table:table-cell office:value-type="float" office:value="0.1438456774" calcext:value-type="float">
            <text:p>0.1438456774</text:p>
          </table:table-cell>
          <table:table-cell office:value-type="float" office:value="0.155980438" calcext:value-type="float">
            <text:p>0.155980438</text:p>
          </table:table-cell>
          <table:table-cell office:value-type="float" office:value="0.1665887535" calcext:value-type="float">
            <text:p>0.1665887535</text:p>
          </table:table-cell>
          <table:table-cell office:value-type="float" office:value="0.1645278186" calcext:value-type="float">
            <text:p>0.1645278186</text:p>
          </table:table-cell>
          <table:table-cell office:value-type="float" office:value="0.1736944467" calcext:value-type="float">
            <text:p>0.1736944467</text:p>
          </table:table-cell>
          <table:table-cell office:value-type="float" office:value="0.1700928509" calcext:value-type="float">
            <text:p>0.1700928509</text:p>
          </table:table-cell>
          <table:table-cell office:value-type="float" office:value="0.1729761511" calcext:value-type="float">
            <text:p>0.1729761511</text:p>
          </table:table-cell>
          <table:table-cell office:value-type="float" office:value="0.1727162898" calcext:value-type="float">
            <text:p>0.1727162898</text:p>
          </table:table-cell>
          <table:table-cell office:value-type="float" office:value="0.1755224764" calcext:value-type="float">
            <text:p>0.1755224764</text:p>
          </table:table-cell>
          <table:table-cell office:value-type="float" office:value="0.2031778991" calcext:value-type="float">
            <text:p>0.2031778991</text:p>
          </table:table-cell>
          <table:table-cell office:value-type="float" office:value="0.1722630411" calcext:value-type="float">
            <text:p>0.1722630411</text:p>
          </table:table-cell>
          <table:table-cell office:value-type="float" office:value="0.1853465438" calcext:value-type="float">
            <text:p>0.1853465438</text:p>
          </table:table-cell>
          <table:table-cell table:number-columns-repeated="957"/>
        </table:table-row>
        <table:table-row table:style-name="ro2">
          <table:table-cell office:value-type="string" calcext:value-type="string">
            <text:p><text:s/>Asia (excl. Middle East)</text:p>
          </table:table-cell>
          <table:table-cell office:value-type="string" calcext:value-type="string">
            <text:p>p99p100</text:p>
          </table:table-cell>
          <table:table-cell table:number-columns-repeated="30"/>
          <table:table-cell office:value-type="float" office:value="0.1054264903" calcext:value-type="float">
            <text:p>0.1054264903</text:p>
          </table:table-cell>
          <table:table-cell office:value-type="float" office:value="0.1018684208" calcext:value-type="float">
            <text:p>0.1018684208</text:p>
          </table:table-cell>
          <table:table-cell office:value-type="float" office:value="0.0988892838" calcext:value-type="float">
            <text:p>0.0988892838</text:p>
          </table:table-cell>
          <table:table-cell office:value-type="float" office:value="0.1171356589" calcext:value-type="float">
            <text:p>0.1171356589</text:p>
          </table:table-cell>
          <table:table-cell office:value-type="float" office:value="0.1066185907" calcext:value-type="float">
            <text:p>0.1066185907</text:p>
          </table:table-cell>
          <table:table-cell office:value-type="float" office:value="0.1109633148" calcext:value-type="float">
            <text:p>0.1109633148</text:p>
          </table:table-cell>
          <table:table-cell office:value-type="float" office:value="0.1108888164" calcext:value-type="float">
            <text:p>0.1108888164</text:p>
          </table:table-cell>
          <table:table-cell office:value-type="float" office:value="0.1068450287" calcext:value-type="float">
            <text:p>0.1068450287</text:p>
          </table:table-cell>
          <table:table-cell office:value-type="float" office:value="0.1100077406" calcext:value-type="float">
            <text:p>0.1100077406</text:p>
          </table:table-cell>
          <table:table-cell office:value-type="float" office:value="0.1136693507" calcext:value-type="float">
            <text:p>0.1136693507</text:p>
          </table:table-cell>
          <table:table-cell office:value-type="float" office:value="0.1109807268" calcext:value-type="float">
            <text:p>0.1109807268</text:p>
          </table:table-cell>
          <table:table-cell office:value-type="float" office:value="0.1113852933" calcext:value-type="float">
            <text:p>0.1113852933</text:p>
          </table:table-cell>
          <table:table-cell office:value-type="float" office:value="0.1137511134" calcext:value-type="float">
            <text:p>0.1137511134</text:p>
          </table:table-cell>
          <table:table-cell office:value-type="float" office:value="0.1234848574" calcext:value-type="float">
            <text:p>0.1234848574</text:p>
          </table:table-cell>
          <table:table-cell office:value-type="float" office:value="0.1261118352" calcext:value-type="float">
            <text:p>0.1261118352</text:p>
          </table:table-cell>
          <table:table-cell office:value-type="float" office:value="0.1275795847" calcext:value-type="float">
            <text:p>0.1275795847</text:p>
          </table:table-cell>
          <table:table-cell office:value-type="float" office:value="0.1280196309" calcext:value-type="float">
            <text:p>0.1280196309</text:p>
          </table:table-cell>
          <table:table-cell office:value-type="float" office:value="0.1303990334" calcext:value-type="float">
            <text:p>0.1303990334</text:p>
          </table:table-cell>
          <table:table-cell office:value-type="float" office:value="0.1320541054" calcext:value-type="float">
            <text:p>0.1320541054</text:p>
          </table:table-cell>
          <table:table-cell office:value-type="float" office:value="0.13308613" calcext:value-type="float">
            <text:p>0.13308613</text:p>
          </table:table-cell>
          <table:table-cell office:value-type="float" office:value="0.1380927563" calcext:value-type="float">
            <text:p>0.1380927563</text:p>
          </table:table-cell>
          <table:table-cell office:value-type="float" office:value="0.1425467432" calcext:value-type="float">
            <text:p>0.1425467432</text:p>
          </table:table-cell>
          <table:table-cell office:value-type="float" office:value="0.154762283" calcext:value-type="float">
            <text:p>0.154762283</text:p>
          </table:table-cell>
          <table:table-cell office:value-type="float" office:value="0.1599515229" calcext:value-type="float">
            <text:p>0.1599515229</text:p>
          </table:table-cell>
          <table:table-cell office:value-type="float" office:value="0.1656329036" calcext:value-type="float">
            <text:p>0.1656329036</text:p>
          </table:table-cell>
          <table:table-cell office:value-type="float" office:value="0.1695875674" calcext:value-type="float">
            <text:p>0.1695875674</text:p>
          </table:table-cell>
          <table:table-cell office:value-type="float" office:value="0.172688961" calcext:value-type="float">
            <text:p>0.172688961</text:p>
          </table:table-cell>
          <table:table-cell office:value-type="float" office:value="0.1754777282" calcext:value-type="float">
            <text:p>0.1754777282</text:p>
          </table:table-cell>
          <table:table-cell office:value-type="float" office:value="0.1749060899" calcext:value-type="float">
            <text:p>0.1749060899</text:p>
          </table:table-cell>
          <table:table-cell office:value-type="float" office:value="0.1754250675" calcext:value-type="float">
            <text:p>0.1754250675</text:p>
          </table:table-cell>
          <table:table-cell office:value-type="float" office:value="0.1744101942" calcext:value-type="float">
            <text:p>0.1744101942</text:p>
          </table:table-cell>
          <table:table-cell office:value-type="float" office:value="0.1709445268" calcext:value-type="float">
            <text:p>0.1709445268</text:p>
          </table:table-cell>
          <table:table-cell office:value-type="float" office:value="0.1637083441" calcext:value-type="float">
            <text:p>0.1637083441</text:p>
          </table:table-cell>
          <table:table-cell office:value-type="float" office:value="0.1638704389" calcext:value-type="float">
            <text:p>0.1638704389</text:p>
          </table:table-cell>
          <table:table-cell office:value-type="float" office:value="0.1615635902" calcext:value-type="float">
            <text:p>0.1615635902</text:p>
          </table:table-cell>
          <table:table-cell office:value-type="float" office:value="0.1630725116" calcext:value-type="float">
            <text:p>0.1630725116</text:p>
          </table:table-cell>
          <table:table-cell office:value-type="float" office:value="0.162999481" calcext:value-type="float">
            <text:p>0.162999481</text:p>
          </table:table-cell>
          <table:table-cell table:number-columns-repeated="955"/>
        </table:table-row>
        <table:table-row table:style-name="ro2">
          <table:table-cell office:value-type="string" calcext:value-type="string">
            <text:p><text:s/>Australia</text:p>
          </table:table-cell>
          <table:table-cell office:value-type="string" calcext:value-type="string">
            <text:p>p99p100</text:p>
          </table:table-cell>
          <table:table-cell office:value-type="float" office:value="0.1413" calcext:value-type="float">
            <text:p>0.1413</text:p>
          </table:table-cell>
          <table:table-cell office:value-type="float" office:value="0.0908" calcext:value-type="float">
            <text:p>0.0908</text:p>
          </table:table-cell>
          <table:table-cell office:value-type="float" office:value="0.0899" calcext:value-type="float">
            <text:p>0.0899</text:p>
          </table:table-cell>
          <table:table-cell office:value-type="float" office:value="0.0871" calcext:value-type="float">
            <text:p>0.0871</text:p>
          </table:table-cell>
          <table:table-cell office:value-type="float" office:value="0.0806" calcext:value-type="float">
            <text:p>0.0806</text:p>
          </table:table-cell>
          <table:table-cell office:value-type="float" office:value="0.0754" calcext:value-type="float">
            <text:p>0.0754</text:p>
          </table:table-cell>
          <table:table-cell office:value-type="float" office:value="0.0791" calcext:value-type="float">
            <text:p>0.0791</text:p>
          </table:table-cell>
          <table:table-cell office:value-type="float" office:value="0.0704" calcext:value-type="float">
            <text:p>0.0704</text:p>
          </table:table-cell>
          <table:table-cell office:value-type="float" office:value="0.0744" calcext:value-type="float">
            <text:p>0.0744</text:p>
          </table:table-cell>
          <table:table-cell office:value-type="float" office:value="0.0695" calcext:value-type="float">
            <text:p>0.0695</text:p>
          </table:table-cell>
          <table:table-cell office:value-type="float" office:value="0.0669" calcext:value-type="float">
            <text:p>0.0669</text:p>
          </table:table-cell>
          <table:table-cell office:value-type="float" office:value="0.0671" calcext:value-type="float">
            <text:p>0.0671</text:p>
          </table:table-cell>
          <table:table-cell office:value-type="float" office:value="0.0682" calcext:value-type="float">
            <text:p>0.0682</text:p>
          </table:table-cell>
          <table:table-cell office:value-type="float" office:value="0.0697" calcext:value-type="float">
            <text:p>0.0697</text:p>
          </table:table-cell>
          <table:table-cell office:value-type="float" office:value="0.0648" calcext:value-type="float">
            <text:p>0.0648</text:p>
          </table:table-cell>
          <table:table-cell office:value-type="float" office:value="0.0634" calcext:value-type="float">
            <text:p>0.0634</text:p>
          </table:table-cell>
          <table:table-cell office:value-type="float" office:value="0.0616" calcext:value-type="float">
            <text:p>0.0616</text:p>
          </table:table-cell>
          <table:table-cell office:value-type="float" office:value="0.0625" calcext:value-type="float">
            <text:p>0.0625</text:p>
          </table:table-cell>
          <table:table-cell office:value-type="float" office:value="0.0605" calcext:value-type="float">
            <text:p>0.0605</text:p>
          </table:table-cell>
          <table:table-cell office:value-type="float" office:value="0.0592" calcext:value-type="float">
            <text:p>0.0592</text:p>
          </table:table-cell>
          <table:table-cell office:value-type="float" office:value="0.0558" calcext:value-type="float">
            <text:p>0.0558</text:p>
          </table:table-cell>
          <table:table-cell office:value-type="float" office:value="0.0559" calcext:value-type="float">
            <text:p>0.0559</text:p>
          </table:table-cell>
          <table:table-cell office:value-type="float" office:value="0.0574" calcext:value-type="float">
            <text:p>0.0574</text:p>
          </table:table-cell>
          <table:table-cell office:value-type="float" office:value="0.0541" calcext:value-type="float">
            <text:p>0.0541</text:p>
          </table:table-cell>
          <table:table-cell office:value-type="float" office:value="0.0498" calcext:value-type="float">
            <text:p>0.0498</text:p>
          </table:table-cell>
          <table:table-cell office:value-type="float" office:value="0.049" calcext:value-type="float">
            <text:p>0.049</text:p>
          </table:table-cell>
          <table:table-cell office:value-type="float" office:value="0.0476" calcext:value-type="float">
            <text:p>0.0476</text:p>
          </table:table-cell>
          <table:table-cell office:value-type="float" office:value="0.0471" calcext:value-type="float">
            <text:p>0.0471</text:p>
          </table:table-cell>
          <table:table-cell office:value-type="float" office:value="0.0466" calcext:value-type="float">
            <text:p>0.0466</text:p>
          </table:table-cell>
          <table:table-cell office:value-type="float" office:value="0.0462" calcext:value-type="float">
            <text:p>0.0462</text:p>
          </table:table-cell>
          <table:table-cell office:value-type="float" office:value="0.0458" calcext:value-type="float">
            <text:p>0.0458</text:p>
          </table:table-cell>
          <table:table-cell office:value-type="float" office:value="0.0442" calcext:value-type="float">
            <text:p>0.0442</text:p>
          </table:table-cell>
          <table:table-cell office:value-type="float" office:value="0.0449" calcext:value-type="float">
            <text:p>0.0449</text:p>
          </table:table-cell>
          <table:table-cell office:value-type="float" office:value="0.045" calcext:value-type="float">
            <text:p>0.045</text:p>
          </table:table-cell>
          <table:table-cell office:value-type="float" office:value="0.0455" calcext:value-type="float">
            <text:p>0.0455</text:p>
          </table:table-cell>
          <table:table-cell office:value-type="float" office:value="0.0482" calcext:value-type="float">
            <text:p>0.0482</text:p>
          </table:table-cell>
          <table:table-cell office:value-type="float" office:value="0.052" calcext:value-type="float">
            <text:p>0.052</text:p>
          </table:table-cell>
          <table:table-cell office:value-type="float" office:value="0.0604" calcext:value-type="float">
            <text:p>0.0604</text:p>
          </table:table-cell>
          <table:table-cell office:value-type="float" office:value="0.0705" calcext:value-type="float">
            <text:p>0.0705</text:p>
          </table:table-cell>
          <table:table-cell office:value-type="float" office:value="0.0591" calcext:value-type="float">
            <text:p>0.0591</text:p>
          </table:table-cell>
          <table:table-cell office:value-type="float" office:value="0.057" calcext:value-type="float">
            <text:p>0.057</text:p>
          </table:table-cell>
          <table:table-cell office:value-type="float" office:value="0.0586" calcext:value-type="float">
            <text:p>0.0586</text:p>
          </table:table-cell>
          <table:table-cell office:value-type="float" office:value="0.0599" calcext:value-type="float">
            <text:p>0.0599</text:p>
          </table:table-cell>
          <table:table-cell office:value-type="float" office:value="0.0623" calcext:value-type="float">
            <text:p>0.0623</text:p>
          </table:table-cell>
          <table:table-cell office:value-type="float" office:value="0.0647" calcext:value-type="float">
            <text:p>0.0647</text:p>
          </table:table-cell>
          <table:table-cell office:value-type="float" office:value="0.0642" calcext:value-type="float">
            <text:p>0.0642</text:p>
          </table:table-cell>
          <table:table-cell office:value-type="float" office:value="0.0646" calcext:value-type="float">
            <text:p>0.0646</text:p>
          </table:table-cell>
          <table:table-cell office:value-type="float" office:value="0.0689" calcext:value-type="float">
            <text:p>0.0689</text:p>
          </table:table-cell>
          <table:table-cell office:value-type="float" office:value="0.0705" calcext:value-type="float">
            <text:p>0.0705</text:p>
          </table:table-cell>
          <table:table-cell office:value-type="float" office:value="0.0789" calcext:value-type="float">
            <text:p>0.0789</text:p>
          </table:table-cell>
          <table:table-cell office:value-type="float" office:value="0.0821" calcext:value-type="float">
            <text:p>0.0821</text:p>
          </table:table-cell>
          <table:table-cell office:value-type="float" office:value="0.0757" calcext:value-type="float">
            <text:p>0.0757</text:p>
          </table:table-cell>
          <table:table-cell office:value-type="float" office:value="0.0793" calcext:value-type="float">
            <text:p>0.0793</text:p>
          </table:table-cell>
          <table:table-cell office:value-type="float" office:value="0.0812" calcext:value-type="float">
            <text:p>0.0812</text:p>
          </table:table-cell>
          <table:table-cell office:value-type="float" office:value="0.0842" calcext:value-type="float">
            <text:p>0.0842</text:p>
          </table:table-cell>
          <table:table-cell office:value-type="float" office:value="0.0872" calcext:value-type="float">
            <text:p>0.0872</text:p>
          </table:table-cell>
          <table:table-cell office:value-type="float" office:value="0.0951" calcext:value-type="float">
            <text:p>0.0951</text:p>
          </table:table-cell>
          <table:table-cell office:value-type="float" office:value="0.0911" calcext:value-type="float">
            <text:p>0.0911</text:p>
          </table:table-cell>
          <table:table-cell office:value-type="float" office:value="0.0808" calcext:value-type="float">
            <text:p>0.0808</text:p>
          </table:table-cell>
          <table:table-cell office:value-type="float" office:value="0.0837" calcext:value-type="float">
            <text:p>0.0837</text:p>
          </table:table-cell>
          <table:table-cell office:value-type="float" office:value="0.0855" calcext:value-type="float">
            <text:p>0.0855</text:p>
          </table:table-cell>
          <table:table-cell office:value-type="float" office:value="0.0822" calcext:value-type="float">
            <text:p>0.0822</text:p>
          </table:table-cell>
          <table:table-cell office:value-type="float" office:value="0.0852" calcext:value-type="float">
            <text:p>0.0852</text:p>
          </table:table-cell>
          <table:table-cell office:value-type="float" office:value="0.0904" calcext:value-type="float">
            <text:p>0.0904</text:p>
          </table:table-cell>
          <table:table-cell office:value-type="float" office:value="0.0898" calcext:value-type="float">
            <text:p>0.0898</text:p>
          </table:table-cell>
          <table:table-cell office:value-type="float" office:value="0.091" calcext:value-type="float">
            <text:p>0.091</text:p>
          </table:table-cell>
          <table:table-cell office:value-type="float" office:value="0.0907" calcext:value-type="float">
            <text:p>0.0907</text:p>
          </table:table-cell>
          <table:table-cell table:number-columns-repeated="955"/>
        </table:table-row>
        <table:table-row table:style-name="ro2">
          <table:table-cell office:value-type="string" calcext:value-type="string">
            <text:p><text:s/>Austria</text:p>
          </table:table-cell>
          <table:table-cell office:value-type="string" calcext:value-type="string">
            <text:p>p99p100</text:p>
          </table:table-cell>
          <table:table-cell table:number-columns-repeated="37"/>
          <table:table-cell office:value-type="float" office:value="0.0564" calcext:value-type="float">
            <text:p>0.0564</text:p>
          </table:table-cell>
          <table:table-cell office:value-type="float" office:value="0.0572" calcext:value-type="float">
            <text:p>0.0572</text:p>
          </table:table-cell>
          <table:table-cell office:value-type="float" office:value="0.0589" calcext:value-type="float">
            <text:p>0.0589</text:p>
          </table:table-cell>
          <table:table-cell office:value-type="float" office:value="0.06" calcext:value-type="float">
            <text:p>0.06</text:p>
          </table:table-cell>
          <table:table-cell office:value-type="float" office:value="0.0627" calcext:value-type="float">
            <text:p>0.0627</text:p>
          </table:table-cell>
          <table:table-cell office:value-type="float" office:value="0.0637" calcext:value-type="float">
            <text:p>0.0637</text:p>
          </table:table-cell>
          <table:table-cell office:value-type="float" office:value="0.0665" calcext:value-type="float">
            <text:p>0.0665</text:p>
          </table:table-cell>
          <table:table-cell office:value-type="float" office:value="0.0717" calcext:value-type="float">
            <text:p>0.0717</text:p>
          </table:table-cell>
          <table:table-cell office:value-type="float" office:value="0.0594" calcext:value-type="float">
            <text:p>0.0594</text:p>
          </table:table-cell>
          <table:table-cell office:value-type="float" office:value="0.0621" calcext:value-type="float">
            <text:p>0.0621</text:p>
          </table:table-cell>
          <table:table-cell office:value-type="float" office:value="0.0613" calcext:value-type="float">
            <text:p>0.0613</text:p>
          </table:table-cell>
          <table:table-cell office:value-type="float" office:value="0.0607" calcext:value-type="float">
            <text:p>0.0607</text:p>
          </table:table-cell>
          <table:table-cell office:value-type="float" office:value="0.0626" calcext:value-type="float">
            <text:p>0.0626</text:p>
          </table:table-cell>
          <table:table-cell office:value-type="float" office:value="0.0606" calcext:value-type="float">
            <text:p>0.0606</text:p>
          </table:table-cell>
          <table:table-cell office:value-type="float" office:value="0.06" calcext:value-type="float">
            <text:p>0.06</text:p>
          </table:table-cell>
          <table:table-cell office:value-type="float" office:value="0.0675" calcext:value-type="float">
            <text:p>0.0675</text:p>
          </table:table-cell>
          <table:table-cell office:value-type="float" office:value="0.0691" calcext:value-type="float">
            <text:p>0.0691</text:p>
          </table:table-cell>
          <table:table-cell office:value-type="float" office:value="0.071" calcext:value-type="float">
            <text:p>0.071</text:p>
          </table:table-cell>
          <table:table-cell office:value-type="float" office:value="0.0635" calcext:value-type="float">
            <text:p>0.0635</text:p>
          </table:table-cell>
          <table:table-cell office:value-type="float" office:value="0.0585" calcext:value-type="float">
            <text:p>0.0585</text:p>
          </table:table-cell>
          <table:table-cell office:value-type="float" office:value="0.0685" calcext:value-type="float">
            <text:p>0.0685</text:p>
          </table:table-cell>
          <table:table-cell office:value-type="float" office:value="0.0701" calcext:value-type="float">
            <text:p>0.0701</text:p>
          </table:table-cell>
          <table:table-cell office:value-type="float" office:value="0.0688" calcext:value-type="float">
            <text:p>0.0688</text:p>
          </table:table-cell>
          <table:table-cell office:value-type="float" office:value="0.0706" calcext:value-type="float">
            <text:p>0.0706</text:p>
          </table:table-cell>
          <table:table-cell office:value-type="float" office:value="0.0669" calcext:value-type="float">
            <text:p>0.0669</text:p>
          </table:table-cell>
          <table:table-cell office:value-type="float" office:value="0.0615" calcext:value-type="float">
            <text:p>0.0615</text:p>
          </table:table-cell>
          <table:table-cell office:value-type="float" office:value="0.0693" calcext:value-type="float">
            <text:p>0.0693</text:p>
          </table:table-cell>
          <table:table-cell office:value-type="float" office:value="0.0698" calcext:value-type="float">
            <text:p>0.0698</text:p>
          </table:table-cell>
          <table:table-cell office:value-type="float" office:value="0.0706" calcext:value-type="float">
            <text:p>0.0706</text:p>
          </table:table-cell>
          <table:table-cell office:value-type="float" office:value="0.0817" calcext:value-type="float">
            <text:p>0.0817</text:p>
          </table:table-cell>
          <table:table-cell table:number-columns-repeated="955"/>
        </table:table-row>
        <table:table-row table:style-name="ro2">
          <table:table-cell office:value-type="string" calcext:value-type="string">
            <text:p><text:s/>Bahrain</text:p>
          </table:table-cell>
          <table:table-cell office:value-type="string" calcext:value-type="string">
            <text:p>p99p100</text:p>
          </table:table-cell>
          <table:table-cell table:number-columns-repeated="40"/>
          <table:table-cell office:value-type="float" office:value="0.1852220595" calcext:value-type="float">
            <text:p>0.1852220595</text:p>
          </table:table-cell>
          <table:table-cell office:value-type="float" office:value="0.185221985" calcext:value-type="float">
            <text:p>0.185221985</text:p>
          </table:table-cell>
          <table:table-cell office:value-type="float" office:value="0.1852273345" calcext:value-type="float">
            <text:p>0.1852273345</text:p>
          </table:table-cell>
          <table:table-cell office:value-type="float" office:value="0.1852329671" calcext:value-type="float">
            <text:p>0.1852329671</text:p>
          </table:table-cell>
          <table:table-cell office:value-type="float" office:value="0.1852389276" calcext:value-type="float">
            <text:p>0.1852389276</text:p>
          </table:table-cell>
          <table:table-cell office:value-type="float" office:value="0.1852452457" calcext:value-type="float">
            <text:p>0.1852452457</text:p>
          </table:table-cell>
          <table:table-cell office:value-type="float" office:value="0.1852519214" calcext:value-type="float">
            <text:p>0.1852519214</text:p>
          </table:table-cell>
          <table:table-cell office:value-type="float" office:value="0.1852589697" calcext:value-type="float">
            <text:p>0.1852589697</text:p>
          </table:table-cell>
          <table:table-cell office:value-type="float" office:value="0.1852663606" calcext:value-type="float">
            <text:p>0.1852663606</text:p>
          </table:table-cell>
          <table:table-cell office:value-type="float" office:value="0.1852739751" calcext:value-type="float">
            <text:p>0.1852739751</text:p>
          </table:table-cell>
          <table:table-cell office:value-type="float" office:value="0.1723668873" calcext:value-type="float">
            <text:p>0.1723668873</text:p>
          </table:table-cell>
          <table:table-cell office:value-type="float" office:value="0.1723717153" calcext:value-type="float">
            <text:p>0.1723717153</text:p>
          </table:table-cell>
          <table:table-cell office:value-type="float" office:value="0.1727931648" calcext:value-type="float">
            <text:p>0.1727931648</text:p>
          </table:table-cell>
          <table:table-cell office:value-type="float" office:value="0.1732391268" calcext:value-type="float">
            <text:p>0.1732391268</text:p>
          </table:table-cell>
          <table:table-cell office:value-type="float" office:value="0.1737108231" calcext:value-type="float">
            <text:p>0.1737108231</text:p>
          </table:table-cell>
          <table:table-cell office:value-type="float" office:value="0.1742126942" calcext:value-type="float">
            <text:p>0.1742126942</text:p>
          </table:table-cell>
          <table:table-cell office:value-type="float" office:value="0.1747537553" calcext:value-type="float">
            <text:p>0.1747537553</text:p>
          </table:table-cell>
          <table:table-cell office:value-type="float" office:value="0.1753187478" calcext:value-type="float">
            <text:p>0.1753187478</text:p>
          </table:table-cell>
          <table:table-cell office:value-type="float" office:value="0.1759371459" calcext:value-type="float">
            <text:p>0.1759371459</text:p>
          </table:table-cell>
          <table:table-cell office:value-type="float" office:value="0.1765935868" calcext:value-type="float">
            <text:p>0.1765935868</text:p>
          </table:table-cell>
          <table:table-cell office:value-type="float" office:value="0.1812106818" calcext:value-type="float">
            <text:p>0.1812106818</text:p>
          </table:table-cell>
          <table:table-cell office:value-type="float" office:value="0.1809094101" calcext:value-type="float">
            <text:p>0.1809094101</text:p>
          </table:table-cell>
          <table:table-cell office:value-type="float" office:value="0.1806144267" calcext:value-type="float">
            <text:p>0.1806144267</text:p>
          </table:table-cell>
          <table:table-cell office:value-type="float" office:value="0.1803256273" calcext:value-type="float">
            <text:p>0.1803256273</text:p>
          </table:table-cell>
          <table:table-cell office:value-type="float" office:value="0.1800491661" calcext:value-type="float">
            <text:p>0.1800491661</text:p>
          </table:table-cell>
          <table:table-cell table:number-columns-repeated="2" office:value-type="float" office:value="0.1800491363" calcext:value-type="float">
            <text:p>0.1800491363</text:p>
          </table:table-cell>
          <table:table-cell table:number-columns-repeated="955"/>
        </table:table-row>
        <table:table-row table:style-name="ro2">
          <table:table-cell office:value-type="string" calcext:value-type="string">
            <text:p><text:s/>Belgium</text:p>
          </table:table-cell>
          <table:table-cell office:value-type="string" calcext:value-type="string">
            <text:p>p99p100</text:p>
          </table:table-cell>
          <table:table-cell table:number-columns-repeated="40"/>
          <table:table-cell office:value-type="float" office:value="0.0686" calcext:value-type="float">
            <text:p>0.0686</text:p>
          </table:table-cell>
          <table:table-cell office:value-type="float" office:value="0.0661" calcext:value-type="float">
            <text:p>0.0661</text:p>
          </table:table-cell>
          <table:table-cell office:value-type="float" office:value="0.0636" calcext:value-type="float">
            <text:p>0.0636</text:p>
          </table:table-cell>
          <table:table-cell office:value-type="float" office:value="0.064" calcext:value-type="float">
            <text:p>0.064</text:p>
          </table:table-cell>
          <table:table-cell office:value-type="float" office:value="0.069" calcext:value-type="float">
            <text:p>0.069</text:p>
          </table:table-cell>
          <table:table-cell office:value-type="float" office:value="0.0678" calcext:value-type="float">
            <text:p>0.0678</text:p>
          </table:table-cell>
          <table:table-cell office:value-type="float" office:value="0.0711" calcext:value-type="float">
            <text:p>0.0711</text:p>
          </table:table-cell>
          <table:table-cell office:value-type="float" office:value="0.0693" calcext:value-type="float">
            <text:p>0.0693</text:p>
          </table:table-cell>
          <table:table-cell office:value-type="float" office:value="0.0683" calcext:value-type="float">
            <text:p>0.0683</text:p>
          </table:table-cell>
          <table:table-cell office:value-type="float" office:value="0.0692" calcext:value-type="float">
            <text:p>0.0692</text:p>
          </table:table-cell>
          <table:table-cell office:value-type="float" office:value="0.0685" calcext:value-type="float">
            <text:p>0.0685</text:p>
          </table:table-cell>
          <table:table-cell office:value-type="float" office:value="0.0691" calcext:value-type="float">
            <text:p>0.0691</text:p>
          </table:table-cell>
          <table:table-cell office:value-type="float" office:value="0.0641" calcext:value-type="float">
            <text:p>0.0641</text:p>
          </table:table-cell>
          <table:table-cell office:value-type="float" office:value="0.0628" calcext:value-type="float">
            <text:p>0.0628</text:p>
          </table:table-cell>
          <table:table-cell office:value-type="float" office:value="0.0649" calcext:value-type="float">
            <text:p>0.0649</text:p>
          </table:table-cell>
          <table:table-cell office:value-type="float" office:value="0.0653" calcext:value-type="float">
            <text:p>0.0653</text:p>
          </table:table-cell>
          <table:table-cell office:value-type="float" office:value="0.0592" calcext:value-type="float">
            <text:p>0.0592</text:p>
          </table:table-cell>
          <table:table-cell office:value-type="float" office:value="0.062" calcext:value-type="float">
            <text:p>0.062</text:p>
          </table:table-cell>
          <table:table-cell office:value-type="float" office:value="0.0613" calcext:value-type="float">
            <text:p>0.0613</text:p>
          </table:table-cell>
          <table:table-cell office:value-type="float" office:value="0.0598" calcext:value-type="float">
            <text:p>0.0598</text:p>
          </table:table-cell>
          <table:table-cell office:value-type="float" office:value="0.061" calcext:value-type="float">
            <text:p>0.061</text:p>
          </table:table-cell>
          <table:table-cell office:value-type="float" office:value="0.0609" calcext:value-type="float">
            <text:p>0.0609</text:p>
          </table:table-cell>
          <table:table-cell office:value-type="float" office:value="0.0619" calcext:value-type="float">
            <text:p>0.0619</text:p>
          </table:table-cell>
          <table:table-cell office:value-type="float" office:value="0.0633" calcext:value-type="float">
            <text:p>0.0633</text:p>
          </table:table-cell>
          <table:table-cell office:value-type="float" office:value="0.0602" calcext:value-type="float">
            <text:p>0.0602</text:p>
          </table:table-cell>
          <table:table-cell office:value-type="float" office:value="0.0652" calcext:value-type="float">
            <text:p>0.0652</text:p>
          </table:table-cell>
          <table:table-cell office:value-type="float" office:value="0.0669" calcext:value-type="float">
            <text:p>0.0669</text:p>
          </table:table-cell>
          <table:table-cell table:number-columns-repeated="955"/>
        </table:table-row>
        <table:table-row table:style-name="ro2">
          <table:table-cell office:value-type="string" calcext:value-type="string">
            <text:p><text:s/>Bosnia and Herzegovina</text:p>
          </table:table-cell>
          <table:table-cell office:value-type="string" calcext:value-type="string">
            <text:p>p99p100</text:p>
          </table:table-cell>
          <table:table-cell table:number-columns-repeated="33"/>
          <table:table-cell office:value-type="float" office:value="0.0478" calcext:value-type="float">
            <text:p>0.0478</text:p>
          </table:table-cell>
          <table:table-cell office:value-type="float" office:value="0.0507" calcext:value-type="float">
            <text:p>0.0507</text:p>
          </table:table-cell>
          <table:table-cell office:value-type="float" office:value="0.0484" calcext:value-type="float">
            <text:p>0.0484</text:p>
          </table:table-cell>
          <table:table-cell office:value-type="float" office:value="0.0466" calcext:value-type="float">
            <text:p>0.0466</text:p>
          </table:table-cell>
          <table:table-cell office:value-type="float" office:value="0.0499" calcext:value-type="float">
            <text:p>0.0499</text:p>
          </table:table-cell>
          <table:table-cell office:value-type="float" office:value="0.0463" calcext:value-type="float">
            <text:p>0.0463</text:p>
          </table:table-cell>
          <table:table-cell office:value-type="float" office:value="0.0455" calcext:value-type="float">
            <text:p>0.0455</text:p>
          </table:table-cell>
          <table:table-cell office:value-type="float" office:value="0.0449" calcext:value-type="float">
            <text:p>0.0449</text:p>
          </table:table-cell>
          <table:table-cell table:number-columns-repeated="10"/>
          <table:table-cell office:value-type="float" office:value="0.0713" calcext:value-type="float">
            <text:p>0.0713</text:p>
          </table:table-cell>
          <table:table-cell office:value-type="float" office:value="0.0716" calcext:value-type="float">
            <text:p>0.0716</text:p>
          </table:table-cell>
          <table:table-cell office:value-type="float" office:value="0.0706" calcext:value-type="float">
            <text:p>0.0706</text:p>
          </table:table-cell>
          <table:table-cell office:value-type="float" office:value="0.0697" calcext:value-type="float">
            <text:p>0.0697</text:p>
          </table:table-cell>
          <table:table-cell office:value-type="float" office:value="0.0713" calcext:value-type="float">
            <text:p>0.0713</text:p>
          </table:table-cell>
          <table:table-cell office:value-type="float" office:value="0.0642" calcext:value-type="float">
            <text:p>0.0642</text:p>
          </table:table-cell>
          <table:table-cell office:value-type="float" office:value="0.064" calcext:value-type="float">
            <text:p>0.064</text:p>
          </table:table-cell>
          <table:table-cell office:value-type="float" office:value="0.0632" calcext:value-type="float">
            <text:p>0.0632</text:p>
          </table:table-cell>
          <table:table-cell office:value-type="float" office:value="0.0617" calcext:value-type="float">
            <text:p>0.0617</text:p>
          </table:table-cell>
          <table:table-cell office:value-type="float" office:value="0.0606" calcext:value-type="float">
            <text:p>0.0606</text:p>
          </table:table-cell>
          <table:table-cell office:value-type="float" office:value="0.0615" calcext:value-type="float">
            <text:p>0.0615</text:p>
          </table:table-cell>
          <table:table-cell table:number-columns-repeated="960"/>
        </table:table-row>
        <table:table-row table:style-name="ro2">
          <table:table-cell office:value-type="string" calcext:value-type="string">
            <text:p><text:s/>Brazil</text:p>
          </table:table-cell>
          <table:table-cell office:value-type="string" calcext:value-type="string">
            <text:p>p99p100</text:p>
          </table:table-cell>
          <table:table-cell table:number-columns-repeated="51"/>
          <table:table-cell office:value-type="float" office:value="0.2621078193" calcext:value-type="float">
            <text:p>0.2621078193</text:p>
          </table:table-cell>
          <table:table-cell office:value-type="float" office:value="0.2741512954" calcext:value-type="float">
            <text:p>0.2741512954</text:p>
          </table:table-cell>
          <table:table-cell office:value-type="float" office:value="0.2719913423" calcext:value-type="float">
            <text:p>0.2719913423</text:p>
          </table:table-cell>
          <table:table-cell office:value-type="float" office:value="0.2731543481" calcext:value-type="float">
            <text:p>0.2731543481</text:p>
          </table:table-cell>
          <table:table-cell office:value-type="float" office:value="0.2790429592" calcext:value-type="float">
            <text:p>0.2790429592</text:p>
          </table:table-cell>
          <table:table-cell office:value-type="float" office:value="0.2822521329" calcext:value-type="float">
            <text:p>0.2822521329</text:p>
          </table:table-cell>
          <table:table-cell office:value-type="float" office:value="0.2829338014" calcext:value-type="float">
            <text:p>0.2829338014</text:p>
          </table:table-cell>
          <table:table-cell office:value-type="float" office:value="0.2928557396" calcext:value-type="float">
            <text:p>0.2928557396</text:p>
          </table:table-cell>
          <table:table-cell office:value-type="float" office:value="0.2744282484" calcext:value-type="float">
            <text:p>0.2744282484</text:p>
          </table:table-cell>
          <table:table-cell office:value-type="float" office:value="0.2819020152" calcext:value-type="float">
            <text:p>0.2819020152</text:p>
          </table:table-cell>
          <table:table-cell office:value-type="float" office:value="0.2961478829" calcext:value-type="float">
            <text:p>0.2961478829</text:p>
          </table:table-cell>
          <table:table-cell office:value-type="float" office:value="0.2773123085" calcext:value-type="float">
            <text:p>0.2773123085</text:p>
          </table:table-cell>
          <table:table-cell office:value-type="float" office:value="0.2765117884" calcext:value-type="float">
            <text:p>0.2765117884</text:p>
          </table:table-cell>
          <table:table-cell office:value-type="float" office:value="0.2752178907" calcext:value-type="float">
            <text:p>0.2752178907</text:p>
          </table:table-cell>
          <table:table-cell office:value-type="float" office:value="0.2834923565" calcext:value-type="float">
            <text:p>0.2834923565</text:p>
          </table:table-cell>
          <table:table-cell table:number-columns-repeated="956"/>
        </table:table-row>
        <table:table-row table:style-name="ro2">
          <table:table-cell office:value-type="string" calcext:value-type="string">
            <text:p><text:s/>Bulgaria</text:p>
          </table:table-cell>
          <table:table-cell office:value-type="string" calcext:value-type="string">
            <text:p>p99p100</text:p>
          </table:table-cell>
          <table:table-cell table:number-columns-repeated="30"/>
          <table:table-cell office:value-type="float" office:value="0.0244" calcext:value-type="float">
            <text:p>0.0244</text:p>
          </table:table-cell>
          <table:table-cell office:value-type="float" office:value="0.0259" calcext:value-type="float">
            <text:p>0.0259</text:p>
          </table:table-cell>
          <table:table-cell office:value-type="float" office:value="0.0369" calcext:value-type="float">
            <text:p>0.0369</text:p>
          </table:table-cell>
          <table:table-cell office:value-type="float" office:value="0.0389" calcext:value-type="float">
            <text:p>0.0389</text:p>
          </table:table-cell>
          <table:table-cell office:value-type="float" office:value="0.0348" calcext:value-type="float">
            <text:p>0.0348</text:p>
          </table:table-cell>
          <table:table-cell office:value-type="float" office:value="0.029" calcext:value-type="float">
            <text:p>0.029</text:p>
          </table:table-cell>
          <table:table-cell office:value-type="float" office:value="0.0233" calcext:value-type="float">
            <text:p>0.0233</text:p>
          </table:table-cell>
          <table:table-cell office:value-type="float" office:value="0.0194" calcext:value-type="float">
            <text:p>0.0194</text:p>
          </table:table-cell>
          <table:table-cell office:value-type="float" office:value="0.0174" calcext:value-type="float">
            <text:p>0.0174</text:p>
          </table:table-cell>
          <table:table-cell office:value-type="float" office:value="0.0335" calcext:value-type="float">
            <text:p>0.0335</text:p>
          </table:table-cell>
          <table:table-cell office:value-type="float" office:value="0.0418" calcext:value-type="float">
            <text:p>0.0418</text:p>
          </table:table-cell>
          <table:table-cell office:value-type="float" office:value="0.0525" calcext:value-type="float">
            <text:p>0.0525</text:p>
          </table:table-cell>
          <table:table-cell office:value-type="float" office:value="0.0594" calcext:value-type="float">
            <text:p>0.0594</text:p>
          </table:table-cell>
          <table:table-cell office:value-type="float" office:value="0.0642" calcext:value-type="float">
            <text:p>0.0642</text:p>
          </table:table-cell>
          <table:table-cell office:value-type="float" office:value="0.0711" calcext:value-type="float">
            <text:p>0.0711</text:p>
          </table:table-cell>
          <table:table-cell office:value-type="float" office:value="0.0722" calcext:value-type="float">
            <text:p>0.0722</text:p>
          </table:table-cell>
          <table:table-cell office:value-type="float" office:value="0.0738" calcext:value-type="float">
            <text:p>0.0738</text:p>
          </table:table-cell>
          <table:table-cell office:value-type="float" office:value="0.092" calcext:value-type="float">
            <text:p>0.092</text:p>
          </table:table-cell>
          <table:table-cell office:value-type="float" office:value="0.0937" calcext:value-type="float">
            <text:p>0.0937</text:p>
          </table:table-cell>
          <table:table-cell office:value-type="float" office:value="0.0742" calcext:value-type="float">
            <text:p>0.0742</text:p>
          </table:table-cell>
          <table:table-cell office:value-type="float" office:value="0.0786" calcext:value-type="float">
            <text:p>0.0786</text:p>
          </table:table-cell>
          <table:table-cell office:value-type="float" office:value="0.0812" calcext:value-type="float">
            <text:p>0.0812</text:p>
          </table:table-cell>
          <table:table-cell office:value-type="float" office:value="0.0853" calcext:value-type="float">
            <text:p>0.0853</text:p>
          </table:table-cell>
          <table:table-cell office:value-type="float" office:value="0.0801" calcext:value-type="float">
            <text:p>0.0801</text:p>
          </table:table-cell>
          <table:table-cell office:value-type="float" office:value="0.0793" calcext:value-type="float">
            <text:p>0.0793</text:p>
          </table:table-cell>
          <table:table-cell office:value-type="float" office:value="0.0803" calcext:value-type="float">
            <text:p>0.0803</text:p>
          </table:table-cell>
          <table:table-cell office:value-type="float" office:value="0.0754" calcext:value-type="float">
            <text:p>0.0754</text:p>
          </table:table-cell>
          <table:table-cell office:value-type="float" office:value="0.0781" calcext:value-type="float">
            <text:p>0.0781</text:p>
          </table:table-cell>
          <table:table-cell office:value-type="float" office:value="0.0752" calcext:value-type="float">
            <text:p>0.0752</text:p>
          </table:table-cell>
          <table:table-cell office:value-type="float" office:value="0.0678" calcext:value-type="float">
            <text:p>0.0678</text:p>
          </table:table-cell>
          <table:table-cell office:value-type="float" office:value="0.0761" calcext:value-type="float">
            <text:p>0.0761</text:p>
          </table:table-cell>
          <table:table-cell office:value-type="float" office:value="0.0796" calcext:value-type="float">
            <text:p>0.0796</text:p>
          </table:table-cell>
          <table:table-cell office:value-type="float" office:value="0.078" calcext:value-type="float">
            <text:p>0.078</text:p>
          </table:table-cell>
          <table:table-cell office:value-type="float" office:value="0.0796" calcext:value-type="float">
            <text:p>0.0796</text:p>
          </table:table-cell>
          <table:table-cell office:value-type="float" office:value="0.08" calcext:value-type="float">
            <text:p>0.08</text:p>
          </table:table-cell>
          <table:table-cell office:value-type="float" office:value="0.0865" calcext:value-type="float">
            <text:p>0.0865</text:p>
          </table:table-cell>
          <table:table-cell office:value-type="float" office:value="0.0836" calcext:value-type="float">
            <text:p>0.0836</text:p>
          </table:table-cell>
          <table:table-cell table:number-columns-repeated="955"/>
        </table:table-row>
        <table:table-row table:style-name="ro2">
          <table:table-cell office:value-type="string" calcext:value-type="string">
            <text:p><text:s/>California</text:p>
          </table:table-cell>
          <table:table-cell office:value-type="string" calcext:value-type="string">
            <text:p>p99p100</text:p>
          </table:table-cell>
          <table:table-cell office:value-type="float" office:value="0.1279095262" calcext:value-type="float">
            <text:p>0.1279095262</text:p>
          </table:table-cell>
          <table:table-cell office:value-type="float" office:value="0.117032133" calcext:value-type="float">
            <text:p>0.117032133</text:p>
          </table:table-cell>
          <table:table-cell office:value-type="float" office:value="0.1023237556" calcext:value-type="float">
            <text:p>0.1023237556</text:p>
          </table:table-cell>
          <table:table-cell office:value-type="float" office:value="0.0918085948" calcext:value-type="float">
            <text:p>0.0918085948</text:p>
          </table:table-cell>
          <table:table-cell office:value-type="float" office:value="0.1032672897" calcext:value-type="float">
            <text:p>0.1032672897</text:p>
          </table:table-cell>
          <table:table-cell office:value-type="float" office:value="0.1063764691" calcext:value-type="float">
            <text:p>0.1063764691</text:p>
          </table:table-cell>
          <table:table-cell office:value-type="float" office:value="0.0945238024" calcext:value-type="float">
            <text:p>0.0945238024</text:p>
          </table:table-cell>
          <table:table-cell office:value-type="float" office:value="0.0918572545" calcext:value-type="float">
            <text:p>0.0918572545</text:p>
          </table:table-cell>
          <table:table-cell office:value-type="float" office:value="0.0949073881" calcext:value-type="float">
            <text:p>0.0949073881</text:p>
          </table:table-cell>
          <table:table-cell office:value-type="float" office:value="0.0997951478" calcext:value-type="float">
            <text:p>0.0997951478</text:p>
          </table:table-cell>
          <table:table-cell office:value-type="float" office:value="0.0936379656" calcext:value-type="float">
            <text:p>0.0936379656</text:p>
          </table:table-cell>
          <table:table-cell office:value-type="float" office:value="0.0996388197" calcext:value-type="float">
            <text:p>0.0996388197</text:p>
          </table:table-cell>
          <table:table-cell office:value-type="float" office:value="0.0913155377" calcext:value-type="float">
            <text:p>0.0913155377</text:p>
          </table:table-cell>
          <table:table-cell office:value-type="float" office:value="0.0911941528" calcext:value-type="float">
            <text:p>0.0911941528</text:p>
          </table:table-cell>
          <table:table-cell office:value-type="float" office:value="0.097146295" calcext:value-type="float">
            <text:p>0.097146295</text:p>
          </table:table-cell>
          <table:table-cell office:value-type="float" office:value="0.0999534801" calcext:value-type="float">
            <text:p>0.0999534801</text:p>
          </table:table-cell>
          <table:table-cell office:value-type="float" office:value="0.0924934745" calcext:value-type="float">
            <text:p>0.0924934745</text:p>
          </table:table-cell>
          <table:table-cell office:value-type="float" office:value="0.0993003771" calcext:value-type="float">
            <text:p>0.0993003771</text:p>
          </table:table-cell>
          <table:table-cell office:value-type="float" office:value="0.1034995243" calcext:value-type="float">
            <text:p>0.1034995243</text:p>
          </table:table-cell>
          <table:table-cell office:value-type="float" office:value="0.0945146456" calcext:value-type="float">
            <text:p>0.0945146456</text:p>
          </table:table-cell>
          <table:table-cell office:value-type="float" office:value="0.0833401456" calcext:value-type="float">
            <text:p>0.0833401456</text:p>
          </table:table-cell>
          <table:table-cell office:value-type="float" office:value="0.0870970637" calcext:value-type="float">
            <text:p>0.0870970637</text:p>
          </table:table-cell>
          <table:table-cell office:value-type="float" office:value="0.0907066762" calcext:value-type="float">
            <text:p>0.0907066762</text:p>
          </table:table-cell>
          <table:table-cell office:value-type="float" office:value="0.0871332586" calcext:value-type="float">
            <text:p>0.0871332586</text:p>
          </table:table-cell>
          <table:table-cell office:value-type="float" office:value="0.0905420035" calcext:value-type="float">
            <text:p>0.0905420035</text:p>
          </table:table-cell>
          <table:table-cell office:value-type="float" office:value="0.0842832476" calcext:value-type="float">
            <text:p>0.0842832476</text:p>
          </table:table-cell>
          <table:table-cell office:value-type="float" office:value="0.0865235329" calcext:value-type="float">
            <text:p>0.0865235329</text:p>
          </table:table-cell>
          <table:table-cell office:value-type="float" office:value="0.0899281278" calcext:value-type="float">
            <text:p>0.0899281278</text:p>
          </table:table-cell>
          <table:table-cell office:value-type="float" office:value="0.0894308388" calcext:value-type="float">
            <text:p>0.0894308388</text:p>
          </table:table-cell>
          <table:table-cell office:value-type="float" office:value="0.1030109599" calcext:value-type="float">
            <text:p>0.1030109599</text:p>
          </table:table-cell>
          <table:table-cell office:value-type="float" office:value="0.0981653854" calcext:value-type="float">
            <text:p>0.0981653854</text:p>
          </table:table-cell>
          <table:table-cell office:value-type="float" office:value="0.0990622714" calcext:value-type="float">
            <text:p>0.0990622714</text:p>
          </table:table-cell>
          <table:table-cell office:value-type="float" office:value="0.1042931229" calcext:value-type="float">
            <text:p>0.1042931229</text:p>
          </table:table-cell>
          <table:table-cell office:value-type="float" office:value="0.1082710177" calcext:value-type="float">
            <text:p>0.1082710177</text:p>
          </table:table-cell>
          <table:table-cell office:value-type="float" office:value="0.11565613" calcext:value-type="float">
            <text:p>0.11565613</text:p>
          </table:table-cell>
          <table:table-cell office:value-type="float" office:value="0.1255568713" calcext:value-type="float">
            <text:p>0.1255568713</text:p>
          </table:table-cell>
          <table:table-cell office:value-type="float" office:value="0.157691285" calcext:value-type="float">
            <text:p>0.157691285</text:p>
          </table:table-cell>
          <table:table-cell office:value-type="float" office:value="0.1298904866" calcext:value-type="float">
            <text:p>0.1298904866</text:p>
          </table:table-cell>
          <table:table-cell office:value-type="float" office:value="0.1620893627" calcext:value-type="float">
            <text:p>0.1620893627</text:p>
          </table:table-cell>
          <table:table-cell office:value-type="float" office:value="0.1576968879" calcext:value-type="float">
            <text:p>0.1576968879</text:p>
          </table:table-cell>
          <table:table-cell office:value-type="float" office:value="0.1599322408" calcext:value-type="float">
            <text:p>0.1599322408</text:p>
          </table:table-cell>
          <table:table-cell office:value-type="float" office:value="0.1406735778" calcext:value-type="float">
            <text:p>0.1406735778</text:p>
          </table:table-cell>
          <table:table-cell office:value-type="float" office:value="0.1477652043" calcext:value-type="float">
            <text:p>0.1477652043</text:p>
          </table:table-cell>
          <table:table-cell office:value-type="float" office:value="0.1417272389" calcext:value-type="float">
            <text:p>0.1417272389</text:p>
          </table:table-cell>
          <table:table-cell office:value-type="float" office:value="0.14149414" calcext:value-type="float">
            <text:p>0.14149414</text:p>
          </table:table-cell>
          <table:table-cell office:value-type="float" office:value="0.1566835046" calcext:value-type="float">
            <text:p>0.1566835046</text:p>
          </table:table-cell>
          <table:table-cell office:value-type="float" office:value="0.1739642769" calcext:value-type="float">
            <text:p>0.1739642769</text:p>
          </table:table-cell>
          <table:table-cell office:value-type="float" office:value="0.1915879101" calcext:value-type="float">
            <text:p>0.1915879101</text:p>
          </table:table-cell>
          <table:table-cell office:value-type="float" office:value="0.1986149997" calcext:value-type="float">
            <text:p>0.1986149997</text:p>
          </table:table-cell>
          <table:table-cell office:value-type="float" office:value="0.23903054" calcext:value-type="float">
            <text:p>0.23903054</text:p>
          </table:table-cell>
          <table:table-cell office:value-type="float" office:value="0.2834980488" calcext:value-type="float">
            <text:p>0.2834980488</text:p>
          </table:table-cell>
          <table:table-cell office:value-type="float" office:value="0.2001843601" calcext:value-type="float">
            <text:p>0.2001843601</text:p>
          </table:table-cell>
          <table:table-cell office:value-type="float" office:value="0.1769469976" calcext:value-type="float">
            <text:p>0.1769469976</text:p>
          </table:table-cell>
          <table:table-cell office:value-type="float" office:value="0.1905925572" calcext:value-type="float">
            <text:p>0.1905925572</text:p>
          </table:table-cell>
          <table:table-cell office:value-type="float" office:value="0.2168176919" calcext:value-type="float">
            <text:p>0.2168176919</text:p>
          </table:table-cell>
          <table:table-cell office:value-type="float" office:value="0.2418187112" calcext:value-type="float">
            <text:p>0.2418187112</text:p>
          </table:table-cell>
          <table:table-cell office:value-type="float" office:value="0.2402915359" calcext:value-type="float">
            <text:p>0.2402915359</text:p>
          </table:table-cell>
          <table:table-cell office:value-type="float" office:value="0.2457528114" calcext:value-type="float">
            <text:p>0.2457528114</text:p>
          </table:table-cell>
          <table:table-cell office:value-type="float" office:value="0.2069275081" calcext:value-type="float">
            <text:p>0.2069275081</text:p>
          </table:table-cell>
          <table:table-cell office:value-type="float" office:value="0.1876210272" calcext:value-type="float">
            <text:p>0.1876210272</text:p>
          </table:table-cell>
          <table:table-cell office:value-type="float" office:value="0.2179956585" calcext:value-type="float">
            <text:p>0.2179956585</text:p>
          </table:table-cell>
          <table:table-cell office:value-type="float" office:value="0.2121294439" calcext:value-type="float">
            <text:p>0.2121294439</text:p>
          </table:table-cell>
          <table:table-cell office:value-type="float" office:value="0.2530569136" calcext:value-type="float">
            <text:p>0.2530569136</text:p>
          </table:table-cell>
          <table:table-cell office:value-type="float" office:value="0.2194100618" calcext:value-type="float">
            <text:p>0.2194100618</text:p>
          </table:table-cell>
          <table:table-cell office:value-type="float" office:value="0.2377550751" calcext:value-type="float">
            <text:p>0.2377550751</text:p>
          </table:table-cell>
          <table:table-cell table:number-columns-repeated="957"/>
        </table:table-row>
        <table:table-row table:style-name="ro2">
          <table:table-cell office:value-type="string" calcext:value-type="string">
            <text:p><text:s/>Canada</text:p>
          </table:table-cell>
          <table:table-cell office:value-type="string" calcext:value-type="string">
            <text:p>p99p100</text:p>
          </table:table-cell>
          <table:table-cell office:value-type="float" office:value="0.10878" calcext:value-type="float">
            <text:p>0.10878</text:p>
          </table:table-cell>
          <table:table-cell office:value-type="float" office:value="0.10032" calcext:value-type="float">
            <text:p>0.10032</text:p>
          </table:table-cell>
          <table:table-cell office:value-type="float" office:value="0.09845" calcext:value-type="float">
            <text:p>0.09845</text:p>
          </table:table-cell>
          <table:table-cell office:value-type="float" office:value="0.09876" calcext:value-type="float">
            <text:p>0.09876</text:p>
          </table:table-cell>
          <table:table-cell office:value-type="float" office:value="0.10331" calcext:value-type="float">
            <text:p>0.10331</text:p>
          </table:table-cell>
          <table:table-cell office:value-type="float" office:value="0.10189" calcext:value-type="float">
            <text:p>0.10189</text:p>
          </table:table-cell>
          <table:table-cell office:value-type="float" office:value="0.09625" calcext:value-type="float">
            <text:p>0.09625</text:p>
          </table:table-cell>
          <table:table-cell office:value-type="float" office:value="0.09639" calcext:value-type="float">
            <text:p>0.09639</text:p>
          </table:table-cell>
          <table:table-cell office:value-type="float" office:value="0.09889" calcext:value-type="float">
            <text:p>0.09889</text:p>
          </table:table-cell>
          <table:table-cell office:value-type="float" office:value="0.09735" calcext:value-type="float">
            <text:p>0.09735</text:p>
          </table:table-cell>
          <table:table-cell office:value-type="float" office:value="0.09768" calcext:value-type="float">
            <text:p>0.09768</text:p>
          </table:table-cell>
          <table:table-cell office:value-type="float" office:value="0.09926" calcext:value-type="float">
            <text:p>0.09926</text:p>
          </table:table-cell>
          <table:table-cell office:value-type="float" office:value="0.09371" calcext:value-type="float">
            <text:p>0.09371</text:p>
          </table:table-cell>
          <table:table-cell office:value-type="float" office:value="0.09142" calcext:value-type="float">
            <text:p>0.09142</text:p>
          </table:table-cell>
          <table:table-cell office:value-type="float" office:value="0.09382" calcext:value-type="float">
            <text:p>0.09382</text:p>
          </table:table-cell>
          <table:table-cell office:value-type="float" office:value="0.09201" calcext:value-type="float">
            <text:p>0.09201</text:p>
          </table:table-cell>
          <table:table-cell office:value-type="float" office:value="0.08908" calcext:value-type="float">
            <text:p>0.08908</text:p>
          </table:table-cell>
          <table:table-cell office:value-type="float" office:value="0.08997" calcext:value-type="float">
            <text:p>0.08997</text:p>
          </table:table-cell>
          <table:table-cell office:value-type="float" office:value="0.09035" calcext:value-type="float">
            <text:p>0.09035</text:p>
          </table:table-cell>
          <table:table-cell office:value-type="float" office:value="0.09008" calcext:value-type="float">
            <text:p>0.09008</text:p>
          </table:table-cell>
          <table:table-cell office:value-type="float" office:value="0.08969" calcext:value-type="float">
            <text:p>0.08969</text:p>
          </table:table-cell>
          <table:table-cell office:value-type="float" office:value="0.08866" calcext:value-type="float">
            <text:p>0.08866</text:p>
          </table:table-cell>
          <table:table-cell office:value-type="float" office:value="0.08916" calcext:value-type="float">
            <text:p>0.08916</text:p>
          </table:table-cell>
          <table:table-cell office:value-type="float" office:value="0.08982" calcext:value-type="float">
            <text:p>0.08982</text:p>
          </table:table-cell>
          <table:table-cell office:value-type="float" office:value="0.08967" calcext:value-type="float">
            <text:p>0.08967</text:p>
          </table:table-cell>
          <table:table-cell office:value-type="float" office:value="0.08911" calcext:value-type="float">
            <text:p>0.08911</text:p>
          </table:table-cell>
          <table:table-cell office:value-type="float" office:value="0.08288" calcext:value-type="float">
            <text:p>0.08288</text:p>
          </table:table-cell>
          <table:table-cell office:value-type="float" office:value="0.08011" calcext:value-type="float">
            <text:p>0.08011</text:p>
          </table:table-cell>
          <table:table-cell office:value-type="float" office:value="0.08101" calcext:value-type="float">
            <text:p>0.08101</text:p>
          </table:table-cell>
          <table:table-cell office:value-type="float" office:value="0.08457" calcext:value-type="float">
            <text:p>0.08457</text:p>
          </table:table-cell>
          <table:table-cell office:value-type="float" office:value="0.08884" calcext:value-type="float">
            <text:p>0.08884</text:p>
          </table:table-cell>
          <table:table-cell office:value-type="float" office:value="0.08546" calcext:value-type="float">
            <text:p>0.08546</text:p>
          </table:table-cell>
          <table:table-cell office:value-type="float" office:value="0.08892" calcext:value-type="float">
            <text:p>0.08892</text:p>
          </table:table-cell>
          <table:table-cell office:value-type="float" office:value="0.08762" calcext:value-type="float">
            <text:p>0.08762</text:p>
          </table:table-cell>
          <table:table-cell office:value-type="float" office:value="0.08727" calcext:value-type="float">
            <text:p>0.08727</text:p>
          </table:table-cell>
          <table:table-cell office:value-type="float" office:value="0.0888" calcext:value-type="float">
            <text:p>0.0888</text:p>
          </table:table-cell>
          <table:table-cell office:value-type="float" office:value="0.09153" calcext:value-type="float">
            <text:p>0.09153</text:p>
          </table:table-cell>
          <table:table-cell office:value-type="float" office:value="0.0988" calcext:value-type="float">
            <text:p>0.0988</text:p>
          </table:table-cell>
          <table:table-cell office:value-type="float" office:value="0.10741" calcext:value-type="float">
            <text:p>0.10741</text:p>
          </table:table-cell>
          <table:table-cell office:value-type="float" office:value="0.11903" calcext:value-type="float">
            <text:p>0.11903</text:p>
          </table:table-cell>
          <table:table-cell office:value-type="float" office:value="0.10182" calcext:value-type="float">
            <text:p>0.10182</text:p>
          </table:table-cell>
          <table:table-cell office:value-type="float" office:value="0.10288" calcext:value-type="float">
            <text:p>0.10288</text:p>
          </table:table-cell>
          <table:table-cell office:value-type="float" office:value="0.1047" calcext:value-type="float">
            <text:p>0.1047</text:p>
          </table:table-cell>
          <table:table-cell office:value-type="float" office:value="0.1128793788" calcext:value-type="float">
            <text:p>0.1128793788</text:p>
          </table:table-cell>
          <table:table-cell office:value-type="float" office:value="0.1138787456" calcext:value-type="float">
            <text:p>0.1138787456</text:p>
          </table:table-cell>
          <table:table-cell office:value-type="float" office:value="0.1089721568" calcext:value-type="float">
            <text:p>0.1089721568</text:p>
          </table:table-cell>
          <table:table-cell office:value-type="float" office:value="0.1150429751" calcext:value-type="float">
            <text:p>0.1150429751</text:p>
          </table:table-cell>
          <table:table-cell office:value-type="float" office:value="0.1245833946" calcext:value-type="float">
            <text:p>0.1245833946</text:p>
          </table:table-cell>
          <table:table-cell office:value-type="float" office:value="0.1299234032" calcext:value-type="float">
            <text:p>0.1299234032</text:p>
          </table:table-cell>
          <table:table-cell office:value-type="float" office:value="0.1324736335" calcext:value-type="float">
            <text:p>0.1324736335</text:p>
          </table:table-cell>
          <table:table-cell office:value-type="float" office:value="0.1462172482" calcext:value-type="float">
            <text:p>0.1462172482</text:p>
          </table:table-cell>
          <table:table-cell office:value-type="float" office:value="0.1384549523" calcext:value-type="float">
            <text:p>0.1384549523</text:p>
          </table:table-cell>
          <table:table-cell office:value-type="float" office:value="0.133463141" calcext:value-type="float">
            <text:p>0.133463141</text:p>
          </table:table-cell>
          <table:table-cell office:value-type="float" office:value="0.1322860079" calcext:value-type="float">
            <text:p>0.1322860079</text:p>
          </table:table-cell>
          <table:table-cell office:value-type="float" office:value="0.1396823167" calcext:value-type="float">
            <text:p>0.1396823167</text:p>
          </table:table-cell>
          <table:table-cell office:value-type="float" office:value="0.1472896611" calcext:value-type="float">
            <text:p>0.1472896611</text:p>
          </table:table-cell>
          <table:table-cell office:value-type="float" office:value="0.1542644559" calcext:value-type="float">
            <text:p>0.1542644559</text:p>
          </table:table-cell>
          <table:table-cell office:value-type="float" office:value="0.1563159681" calcext:value-type="float">
            <text:p>0.1563159681</text:p>
          </table:table-cell>
          <table:table-cell office:value-type="float" office:value="0.1437743757" calcext:value-type="float">
            <text:p>0.1437743757</text:p>
          </table:table-cell>
          <table:table-cell office:value-type="float" office:value="0.1329844285" calcext:value-type="float">
            <text:p>0.1329844285</text:p>
          </table:table-cell>
          <table:table-cell office:value-type="float" office:value="0.1362325173" calcext:value-type="float">
            <text:p>0.1362325173</text:p>
          </table:table-cell>
          <table:table-cell table:number-columns-repeated="961"/>
        </table:table-row>
        <table:table-row table:style-name="ro2">
          <table:table-cell office:value-type="string" calcext:value-type="string">
            <text:p><text:s/>Chile</text:p>
          </table:table-cell>
          <table:table-cell office:value-type="string" calcext:value-type="string">
            <text:p>p99p100</text:p>
          </table:table-cell>
          <table:table-cell table:number-columns-repeated="40"/>
          <table:table-cell office:value-type="float" office:value="0.2421357607" calcext:value-type="float">
            <text:p>0.2421357607</text:p>
          </table:table-cell>
          <table:table-cell office:value-type="float" office:value="0.231645159" calcext:value-type="float">
            <text:p>0.231645159</text:p>
          </table:table-cell>
          <table:table-cell office:value-type="float" office:value="0.2261299538" calcext:value-type="float">
            <text:p>0.2261299538</text:p>
          </table:table-cell>
          <table:table-cell office:value-type="float" office:value="0.2282132944" calcext:value-type="float">
            <text:p>0.2282132944</text:p>
          </table:table-cell>
          <table:table-cell office:value-type="float" office:value="0.2218357119" calcext:value-type="float">
            <text:p>0.2218357119</text:p>
          </table:table-cell>
          <table:table-cell office:value-type="float" office:value="0.2202749685" calcext:value-type="float">
            <text:p>0.2202749685</text:p>
          </table:table-cell>
          <table:table-cell office:value-type="float" office:value="0.2173721115" calcext:value-type="float">
            <text:p>0.2173721115</text:p>
          </table:table-cell>
          <table:table-cell office:value-type="float" office:value="0.2317049994" calcext:value-type="float">
            <text:p>0.2317049994</text:p>
          </table:table-cell>
          <table:table-cell office:value-type="float" office:value="0.2166796932" calcext:value-type="float">
            <text:p>0.2166796932</text:p>
          </table:table-cell>
          <table:table-cell office:value-type="float" office:value="0.2125041514" calcext:value-type="float">
            <text:p>0.2125041514</text:p>
          </table:table-cell>
          <table:table-cell office:value-type="float" office:value="0.202015904" calcext:value-type="float">
            <text:p>0.202015904</text:p>
          </table:table-cell>
          <table:table-cell office:value-type="float" office:value="0.2047779016" calcext:value-type="float">
            <text:p>0.2047779016</text:p>
          </table:table-cell>
          <table:table-cell office:value-type="float" office:value="0.2019767089" calcext:value-type="float">
            <text:p>0.2019767089</text:p>
          </table:table-cell>
          <table:table-cell office:value-type="float" office:value="0.185310749" calcext:value-type="float">
            <text:p>0.185310749</text:p>
          </table:table-cell>
          <table:table-cell office:value-type="float" office:value="0.2244118968" calcext:value-type="float">
            <text:p>0.2244118968</text:p>
          </table:table-cell>
          <table:table-cell office:value-type="float" office:value="0.2153507663" calcext:value-type="float">
            <text:p>0.2153507663</text:p>
          </table:table-cell>
          <table:table-cell office:value-type="float" office:value="0.2266290515" calcext:value-type="float">
            <text:p>0.2266290515</text:p>
          </table:table-cell>
          <table:table-cell office:value-type="float" office:value="0.2471506373" calcext:value-type="float">
            <text:p>0.2471506373</text:p>
          </table:table-cell>
          <table:table-cell office:value-type="float" office:value="0.2137518745" calcext:value-type="float">
            <text:p>0.2137518745</text:p>
          </table:table-cell>
          <table:table-cell office:value-type="float" office:value="0.2409806015" calcext:value-type="float">
            <text:p>0.2409806015</text:p>
          </table:table-cell>
          <table:table-cell office:value-type="float" office:value="0.2579177756" calcext:value-type="float">
            <text:p>0.2579177756</text:p>
          </table:table-cell>
          <table:table-cell office:value-type="float" office:value="0.2361927635" calcext:value-type="float">
            <text:p>0.2361927635</text:p>
          </table:table-cell>
          <table:table-cell office:value-type="float" office:value="0.2254712873" calcext:value-type="float">
            <text:p>0.2254712873</text:p>
          </table:table-cell>
          <table:table-cell office:value-type="float" office:value="0.2180946693" calcext:value-type="float">
            <text:p>0.2180946693</text:p>
          </table:table-cell>
          <table:table-cell office:value-type="float" office:value="0.2255387632" calcext:value-type="float">
            <text:p>0.2255387632</text:p>
          </table:table-cell>
          <table:table-cell office:value-type="float" office:value="0.2365758692" calcext:value-type="float">
            <text:p>0.2365758692</text:p>
          </table:table-cell>
          <table:table-cell table:number-columns-repeated="956"/>
        </table:table-row>
        <table:table-row table:style-name="ro2">
          <table:table-cell office:value-type="string" calcext:value-type="string">
            <text:p><text:s/>China</text:p>
          </table:table-cell>
          <table:table-cell office:value-type="string" calcext:value-type="string">
            <text:p>p99p100</text:p>
          </table:table-cell>
          <table:table-cell table:number-columns-repeated="28"/>
          <table:table-cell office:value-type="float" office:value="0.0634788871" calcext:value-type="float">
            <text:p>0.0634788871</text:p>
          </table:table-cell>
          <table:table-cell office:value-type="float" office:value="0.0637034699" calcext:value-type="float">
            <text:p>0.0637034699</text:p>
          </table:table-cell>
          <table:table-cell office:value-type="float" office:value="0.0641875416" calcext:value-type="float">
            <text:p>0.0641875416</text:p>
          </table:table-cell>
          <table:table-cell office:value-type="float" office:value="0.0671045855" calcext:value-type="float">
            <text:p>0.0671045855</text:p>
          </table:table-cell>
          <table:table-cell office:value-type="float" office:value="0.0693992749" calcext:value-type="float">
            <text:p>0.0693992749</text:p>
          </table:table-cell>
          <table:table-cell office:value-type="float" office:value="0.071132049" calcext:value-type="float">
            <text:p>0.071132049</text:p>
          </table:table-cell>
          <table:table-cell office:value-type="float" office:value="0.0745489895" calcext:value-type="float">
            <text:p>0.0745489895</text:p>
          </table:table-cell>
          <table:table-cell office:value-type="float" office:value="0.0800383985" calcext:value-type="float">
            <text:p>0.0800383985</text:p>
          </table:table-cell>
          <table:table-cell office:value-type="float" office:value="0.0796553493" calcext:value-type="float">
            <text:p>0.0796553493</text:p>
          </table:table-cell>
          <table:table-cell office:value-type="float" office:value="0.078705132" calcext:value-type="float">
            <text:p>0.078705132</text:p>
          </table:table-cell>
          <table:table-cell office:value-type="float" office:value="0.0800209716" calcext:value-type="float">
            <text:p>0.0800209716</text:p>
          </table:table-cell>
          <table:table-cell office:value-type="float" office:value="0.0820573643" calcext:value-type="float">
            <text:p>0.0820573643</text:p>
          </table:table-cell>
          <table:table-cell office:value-type="float" office:value="0.0809592009" calcext:value-type="float">
            <text:p>0.0809592009</text:p>
          </table:table-cell>
          <table:table-cell office:value-type="float" office:value="0.0831794664" calcext:value-type="float">
            <text:p>0.0831794664</text:p>
          </table:table-cell>
          <table:table-cell office:value-type="float" office:value="0.0875099003" calcext:value-type="float">
            <text:p>0.0875099003</text:p>
          </table:table-cell>
          <table:table-cell office:value-type="float" office:value="0.0919518322" calcext:value-type="float">
            <text:p>0.0919518322</text:p>
          </table:table-cell>
          <table:table-cell office:value-type="float" office:value="0.0943841115" calcext:value-type="float">
            <text:p>0.0943841115</text:p>
          </table:table-cell>
          <table:table-cell office:value-type="float" office:value="0.0928906947" calcext:value-type="float">
            <text:p>0.0928906947</text:p>
          </table:table-cell>
          <table:table-cell office:value-type="float" office:value="0.0955081731" calcext:value-type="float">
            <text:p>0.0955081731</text:p>
          </table:table-cell>
          <table:table-cell office:value-type="float" office:value="0.0955219269" calcext:value-type="float">
            <text:p>0.0955219269</text:p>
          </table:table-cell>
          <table:table-cell office:value-type="float" office:value="0.0984110087" calcext:value-type="float">
            <text:p>0.0984110087</text:p>
          </table:table-cell>
          <table:table-cell office:value-type="float" office:value="0.0992660969" calcext:value-type="float">
            <text:p>0.0992660969</text:p>
          </table:table-cell>
          <table:table-cell office:value-type="float" office:value="0.1037262157" calcext:value-type="float">
            <text:p>0.1037262157</text:p>
          </table:table-cell>
          <table:table-cell office:value-type="float" office:value="0.1086816937" calcext:value-type="float">
            <text:p>0.1086816937</text:p>
          </table:table-cell>
          <table:table-cell office:value-type="float" office:value="0.1254931092" calcext:value-type="float">
            <text:p>0.1254931092</text:p>
          </table:table-cell>
          <table:table-cell office:value-type="float" office:value="0.1313174665" calcext:value-type="float">
            <text:p>0.1313174665</text:p>
          </table:table-cell>
          <table:table-cell office:value-type="float" office:value="0.138194114" calcext:value-type="float">
            <text:p>0.138194114</text:p>
          </table:table-cell>
          <table:table-cell office:value-type="float" office:value="0.1419794858" calcext:value-type="float">
            <text:p>0.1419794858</text:p>
          </table:table-cell>
          <table:table-cell office:value-type="float" office:value="0.1476702243" calcext:value-type="float">
            <text:p>0.1476702243</text:p>
          </table:table-cell>
          <table:table-cell office:value-type="float" office:value="0.1526713073" calcext:value-type="float">
            <text:p>0.1526713073</text:p>
          </table:table-cell>
          <table:table-cell office:value-type="float" office:value="0.1518040448" calcext:value-type="float">
            <text:p>0.1518040448</text:p>
          </table:table-cell>
          <table:table-cell office:value-type="float" office:value="0.1541334093" calcext:value-type="float">
            <text:p>0.1541334093</text:p>
          </table:table-cell>
          <table:table-cell office:value-type="float" office:value="0.1512302607" calcext:value-type="float">
            <text:p>0.1512302607</text:p>
          </table:table-cell>
          <table:table-cell office:value-type="float" office:value="0.1458948404" calcext:value-type="float">
            <text:p>0.1458948404</text:p>
          </table:table-cell>
          <table:table-cell office:value-type="float" office:value="0.137501657" calcext:value-type="float">
            <text:p>0.137501657</text:p>
          </table:table-cell>
          <table:table-cell office:value-type="float" office:value="0.1381418705" calcext:value-type="float">
            <text:p>0.1381418705</text:p>
          </table:table-cell>
          <table:table-cell office:value-type="float" office:value="0.1366090924" calcext:value-type="float">
            <text:p>0.1366090924</text:p>
          </table:table-cell>
          <table:table-cell office:value-type="float" office:value="0.1392377019" calcext:value-type="float">
            <text:p>0.1392377019</text:p>
          </table:table-cell>
          <table:table-cell table:number-columns-repeated="956"/>
        </table:table-row>
        <table:table-row table:style-name="ro2">
          <table:table-cell office:value-type="string" calcext:value-type="string">
            <text:p><text:s/>Colombia</text:p>
          </table:table-cell>
          <table:table-cell office:value-type="string" calcext:value-type="string">
            <text:p>p99p100</text:p>
          </table:table-cell>
          <table:table-cell table:number-columns-repeated="43"/>
          <table:table-cell office:value-type="float" office:value="0.2047886997" calcext:value-type="float">
            <text:p>0.2047886997</text:p>
          </table:table-cell>
          <table:table-cell office:value-type="float" office:value="0.2053832561" calcext:value-type="float">
            <text:p>0.2053832561</text:p>
          </table:table-cell>
          <table:table-cell office:value-type="float" office:value="0.2076213211" calcext:value-type="float">
            <text:p>0.2076213211</text:p>
          </table:table-cell>
          <table:table-cell office:value-type="float" office:value="0.2129773349" calcext:value-type="float">
            <text:p>0.2129773349</text:p>
          </table:table-cell>
          <table:table-cell office:value-type="float" office:value="0.2085102797" calcext:value-type="float">
            <text:p>0.2085102797</text:p>
          </table:table-cell>
          <table:table-cell office:value-type="float" office:value="0.1977385432" calcext:value-type="float">
            <text:p>0.1977385432</text:p>
          </table:table-cell>
          <table:table-cell office:value-type="float" office:value="0.1809916496" calcext:value-type="float">
            <text:p>0.1809916496</text:p>
          </table:table-cell>
          <table:table-cell office:value-type="float" office:value="0.1731733978" calcext:value-type="float">
            <text:p>0.1731733978</text:p>
          </table:table-cell>
          <table:table-cell office:value-type="float" office:value="0.1731353104" calcext:value-type="float">
            <text:p>0.1731353104</text:p>
          </table:table-cell>
          <table:table-cell office:value-type="float" office:value="0.1795530319" calcext:value-type="float">
            <text:p>0.1795530319</text:p>
          </table:table-cell>
          <table:table-cell office:value-type="float" office:value="0.1991904974" calcext:value-type="float">
            <text:p>0.1991904974</text:p>
          </table:table-cell>
          <table:table-cell office:value-type="float" office:value="0.1780479103" calcext:value-type="float">
            <text:p>0.1780479103</text:p>
          </table:table-cell>
          <table:table-cell office:value-type="float" office:value="0.1879939437" calcext:value-type="float">
            <text:p>0.1879939437</text:p>
          </table:table-cell>
          <table:table-cell office:value-type="float" office:value="0.1993895322" calcext:value-type="float">
            <text:p>0.1993895322</text:p>
          </table:table-cell>
          <table:table-cell office:value-type="float" office:value="0.2049466521" calcext:value-type="float">
            <text:p>0.2049466521</text:p>
          </table:table-cell>
          <table:table-cell office:value-type="float" office:value="0.2025484741" calcext:value-type="float">
            <text:p>0.2025484741</text:p>
          </table:table-cell>
          <table:table-cell office:value-type="float" office:value="0.2016527355" calcext:value-type="float">
            <text:p>0.2016527355</text:p>
          </table:table-cell>
          <table:table-cell office:value-type="float" office:value="0.2044717073" calcext:value-type="float">
            <text:p>0.2044717073</text:p>
          </table:table-cell>
          <table:table-cell table:number-columns-repeated="961"/>
        </table:table-row>
        <table:table-row table:style-name="ro2">
          <table:table-cell office:value-type="string" calcext:value-type="string">
            <text:p><text:s/>Colorado</text:p>
          </table:table-cell>
          <table:table-cell office:value-type="string" calcext:value-type="string">
            <text:p>p99p100</text:p>
          </table:table-cell>
          <table:table-cell office:value-type="float" office:value="0.1301871091" calcext:value-type="float">
            <text:p>0.1301871091</text:p>
          </table:table-cell>
          <table:table-cell office:value-type="float" office:value="0.1132376641" calcext:value-type="float">
            <text:p>0.1132376641</text:p>
          </table:table-cell>
          <table:table-cell office:value-type="float" office:value="0.1110560969" calcext:value-type="float">
            <text:p>0.1110560969</text:p>
          </table:table-cell>
          <table:table-cell office:value-type="float" office:value="0.0958083645" calcext:value-type="float">
            <text:p>0.0958083645</text:p>
          </table:table-cell>
          <table:table-cell office:value-type="float" office:value="0.1105015129" calcext:value-type="float">
            <text:p>0.1105015129</text:p>
          </table:table-cell>
          <table:table-cell office:value-type="float" office:value="0.1094506085" calcext:value-type="float">
            <text:p>0.1094506085</text:p>
          </table:table-cell>
          <table:table-cell office:value-type="float" office:value="0.1142405197" calcext:value-type="float">
            <text:p>0.1142405197</text:p>
          </table:table-cell>
          <table:table-cell office:value-type="float" office:value="0.0941095278" calcext:value-type="float">
            <text:p>0.0941095278</text:p>
          </table:table-cell>
          <table:table-cell office:value-type="float" office:value="0.0951887593" calcext:value-type="float">
            <text:p>0.0951887593</text:p>
          </table:table-cell>
          <table:table-cell office:value-type="float" office:value="0.094421871" calcext:value-type="float">
            <text:p>0.094421871</text:p>
          </table:table-cell>
          <table:table-cell office:value-type="float" office:value="0.0912530571" calcext:value-type="float">
            <text:p>0.0912530571</text:p>
          </table:table-cell>
          <table:table-cell office:value-type="float" office:value="0.099183403" calcext:value-type="float">
            <text:p>0.099183403</text:p>
          </table:table-cell>
          <table:table-cell office:value-type="float" office:value="0.0916779861" calcext:value-type="float">
            <text:p>0.0916779861</text:p>
          </table:table-cell>
          <table:table-cell office:value-type="float" office:value="0.0936877653" calcext:value-type="float">
            <text:p>0.0936877653</text:p>
          </table:table-cell>
          <table:table-cell office:value-type="float" office:value="0.094048813" calcext:value-type="float">
            <text:p>0.094048813</text:p>
          </table:table-cell>
          <table:table-cell office:value-type="float" office:value="0.0913034678" calcext:value-type="float">
            <text:p>0.0913034678</text:p>
          </table:table-cell>
          <table:table-cell office:value-type="float" office:value="0.0885169506" calcext:value-type="float">
            <text:p>0.0885169506</text:p>
          </table:table-cell>
          <table:table-cell office:value-type="float" office:value="0.0952566937" calcext:value-type="float">
            <text:p>0.0952566937</text:p>
          </table:table-cell>
          <table:table-cell office:value-type="float" office:value="0.0975652859" calcext:value-type="float">
            <text:p>0.0975652859</text:p>
          </table:table-cell>
          <table:table-cell office:value-type="float" office:value="0.0926275402" calcext:value-type="float">
            <text:p>0.0926275402</text:p>
          </table:table-cell>
          <table:table-cell office:value-type="float" office:value="0.0783698335" calcext:value-type="float">
            <text:p>0.0783698335</text:p>
          </table:table-cell>
          <table:table-cell office:value-type="float" office:value="0.0842689201" calcext:value-type="float">
            <text:p>0.0842689201</text:p>
          </table:table-cell>
          <table:table-cell office:value-type="float" office:value="0.0862184688" calcext:value-type="float">
            <text:p>0.0862184688</text:p>
          </table:table-cell>
          <table:table-cell office:value-type="float" office:value="0.0814439803" calcext:value-type="float">
            <text:p>0.0814439803</text:p>
          </table:table-cell>
          <table:table-cell office:value-type="float" office:value="0.085514009" calcext:value-type="float">
            <text:p>0.085514009</text:p>
          </table:table-cell>
          <table:table-cell office:value-type="float" office:value="0.0812051222" calcext:value-type="float">
            <text:p>0.0812051222</text:p>
          </table:table-cell>
          <table:table-cell office:value-type="float" office:value="0.077422753" calcext:value-type="float">
            <text:p>0.077422753</text:p>
          </table:table-cell>
          <table:table-cell office:value-type="float" office:value="0.0835510567" calcext:value-type="float">
            <text:p>0.0835510567</text:p>
          </table:table-cell>
          <table:table-cell office:value-type="float" office:value="0.0829929486" calcext:value-type="float">
            <text:p>0.0829929486</text:p>
          </table:table-cell>
          <table:table-cell office:value-type="float" office:value="0.0902519077" calcext:value-type="float">
            <text:p>0.0902519077</text:p>
          </table:table-cell>
          <table:table-cell office:value-type="float" office:value="0.0929490328" calcext:value-type="float">
            <text:p>0.0929490328</text:p>
          </table:table-cell>
          <table:table-cell office:value-type="float" office:value="0.0928485841" calcext:value-type="float">
            <text:p>0.0928485841</text:p>
          </table:table-cell>
          <table:table-cell office:value-type="float" office:value="0.1018007621" calcext:value-type="float">
            <text:p>0.1018007621</text:p>
          </table:table-cell>
          <table:table-cell office:value-type="float" office:value="0.1082352474" calcext:value-type="float">
            <text:p>0.1082352474</text:p>
          </table:table-cell>
          <table:table-cell office:value-type="float" office:value="0.1021372527" calcext:value-type="float">
            <text:p>0.1021372527</text:p>
          </table:table-cell>
          <table:table-cell office:value-type="float" office:value="0.0991362706" calcext:value-type="float">
            <text:p>0.0991362706</text:p>
          </table:table-cell>
          <table:table-cell office:value-type="float" office:value="0.1309486181" calcext:value-type="float">
            <text:p>0.1309486181</text:p>
          </table:table-cell>
          <table:table-cell office:value-type="float" office:value="0.1013994738" calcext:value-type="float">
            <text:p>0.1013994738</text:p>
          </table:table-cell>
          <table:table-cell office:value-type="float" office:value="0.1252994239" calcext:value-type="float">
            <text:p>0.1252994239</text:p>
          </table:table-cell>
          <table:table-cell office:value-type="float" office:value="0.1176696122" calcext:value-type="float">
            <text:p>0.1176696122</text:p>
          </table:table-cell>
          <table:table-cell office:value-type="float" office:value="0.1230572611" calcext:value-type="float">
            <text:p>0.1230572611</text:p>
          </table:table-cell>
          <table:table-cell office:value-type="float" office:value="0.1168675795" calcext:value-type="float">
            <text:p>0.1168675795</text:p>
          </table:table-cell>
          <table:table-cell office:value-type="float" office:value="0.1291458458" calcext:value-type="float">
            <text:p>0.1291458458</text:p>
          </table:table-cell>
          <table:table-cell office:value-type="float" office:value="0.128891319" calcext:value-type="float">
            <text:p>0.128891319</text:p>
          </table:table-cell>
          <table:table-cell office:value-type="float" office:value="0.1321300566" calcext:value-type="float">
            <text:p>0.1321300566</text:p>
          </table:table-cell>
          <table:table-cell office:value-type="float" office:value="0.1376637071" calcext:value-type="float">
            <text:p>0.1376637071</text:p>
          </table:table-cell>
          <table:table-cell office:value-type="float" office:value="0.1494907737" calcext:value-type="float">
            <text:p>0.1494907737</text:p>
          </table:table-cell>
          <table:table-cell office:value-type="float" office:value="0.1641201377" calcext:value-type="float">
            <text:p>0.1641201377</text:p>
          </table:table-cell>
          <table:table-cell office:value-type="float" office:value="0.1781761199" calcext:value-type="float">
            <text:p>0.1781761199</text:p>
          </table:table-cell>
          <table:table-cell office:value-type="float" office:value="0.190729633" calcext:value-type="float">
            <text:p>0.190729633</text:p>
          </table:table-cell>
          <table:table-cell office:value-type="float" office:value="0.2106763124" calcext:value-type="float">
            <text:p>0.2106763124</text:p>
          </table:table-cell>
          <table:table-cell office:value-type="float" office:value="0.1653449982" calcext:value-type="float">
            <text:p>0.1653449982</text:p>
          </table:table-cell>
          <table:table-cell office:value-type="float" office:value="0.1500932276" calcext:value-type="float">
            <text:p>0.1500932276</text:p>
          </table:table-cell>
          <table:table-cell office:value-type="float" office:value="0.1546059847" calcext:value-type="float">
            <text:p>0.1546059847</text:p>
          </table:table-cell>
          <table:table-cell office:value-type="float" office:value="0.181174919" calcext:value-type="float">
            <text:p>0.181174919</text:p>
          </table:table-cell>
          <table:table-cell office:value-type="float" office:value="0.1954302788" calcext:value-type="float">
            <text:p>0.1954302788</text:p>
          </table:table-cell>
          <table:table-cell office:value-type="float" office:value="0.2130514681" calcext:value-type="float">
            <text:p>0.2130514681</text:p>
          </table:table-cell>
          <table:table-cell office:value-type="float" office:value="0.2125005424" calcext:value-type="float">
            <text:p>0.2125005424</text:p>
          </table:table-cell>
          <table:table-cell office:value-type="float" office:value="0.180839926" calcext:value-type="float">
            <text:p>0.180839926</text:p>
          </table:table-cell>
          <table:table-cell office:value-type="float" office:value="0.153926909" calcext:value-type="float">
            <text:p>0.153926909</text:p>
          </table:table-cell>
          <table:table-cell office:value-type="float" office:value="0.1768376827" calcext:value-type="float">
            <text:p>0.1768376827</text:p>
          </table:table-cell>
          <table:table-cell office:value-type="float" office:value="0.1872822344" calcext:value-type="float">
            <text:p>0.1872822344</text:p>
          </table:table-cell>
          <table:table-cell office:value-type="float" office:value="0.2064812183" calcext:value-type="float">
            <text:p>0.2064812183</text:p>
          </table:table-cell>
          <table:table-cell office:value-type="float" office:value="0.1649667323" calcext:value-type="float">
            <text:p>0.1649667323</text:p>
          </table:table-cell>
          <table:table-cell office:value-type="float" office:value="0.1806058139" calcext:value-type="float">
            <text:p>0.1806058139</text:p>
          </table:table-cell>
          <table:table-cell table:number-columns-repeated="957"/>
        </table:table-row>
        <table:table-row table:style-name="ro2">
          <table:table-cell office:value-type="string" calcext:value-type="string">
            <text:p><text:s/>Connecticut</text:p>
          </table:table-cell>
          <table:table-cell office:value-type="string" calcext:value-type="string">
            <text:p>p99p100</text:p>
          </table:table-cell>
          <table:table-cell office:value-type="float" office:value="0.135428533" calcext:value-type="float">
            <text:p>0.135428533</text:p>
          </table:table-cell>
          <table:table-cell office:value-type="float" office:value="0.1171944216" calcext:value-type="float">
            <text:p>0.1171944216</text:p>
          </table:table-cell>
          <table:table-cell office:value-type="float" office:value="0.1224324107" calcext:value-type="float">
            <text:p>0.1224324107</text:p>
          </table:table-cell>
          <table:table-cell office:value-type="float" office:value="0.0978545621" calcext:value-type="float">
            <text:p>0.0978545621</text:p>
          </table:table-cell>
          <table:table-cell office:value-type="float" office:value="0.1104275808" calcext:value-type="float">
            <text:p>0.1104275808</text:p>
          </table:table-cell>
          <table:table-cell office:value-type="float" office:value="0.112406522" calcext:value-type="float">
            <text:p>0.112406522</text:p>
          </table:table-cell>
          <table:table-cell office:value-type="float" office:value="0.1127986833" calcext:value-type="float">
            <text:p>0.1127986833</text:p>
          </table:table-cell>
          <table:table-cell office:value-type="float" office:value="0.0993764997" calcext:value-type="float">
            <text:p>0.0993764997</text:p>
          </table:table-cell>
          <table:table-cell office:value-type="float" office:value="0.109452635" calcext:value-type="float">
            <text:p>0.109452635</text:p>
          </table:table-cell>
          <table:table-cell office:value-type="float" office:value="0.1089840084" calcext:value-type="float">
            <text:p>0.1089840084</text:p>
          </table:table-cell>
          <table:table-cell office:value-type="float" office:value="0.108609885" calcext:value-type="float">
            <text:p>0.108609885</text:p>
          </table:table-cell>
          <table:table-cell office:value-type="float" office:value="0.1139210314" calcext:value-type="float">
            <text:p>0.1139210314</text:p>
          </table:table-cell>
          <table:table-cell office:value-type="float" office:value="0.1035186201" calcext:value-type="float">
            <text:p>0.1035186201</text:p>
          </table:table-cell>
          <table:table-cell office:value-type="float" office:value="0.1026917398" calcext:value-type="float">
            <text:p>0.1026917398</text:p>
          </table:table-cell>
          <table:table-cell office:value-type="float" office:value="0.1140493676" calcext:value-type="float">
            <text:p>0.1140493676</text:p>
          </table:table-cell>
          <table:table-cell office:value-type="float" office:value="0.1200797483" calcext:value-type="float">
            <text:p>0.1200797483</text:p>
          </table:table-cell>
          <table:table-cell office:value-type="float" office:value="0.109054856" calcext:value-type="float">
            <text:p>0.109054856</text:p>
          </table:table-cell>
          <table:table-cell office:value-type="float" office:value="0.1174399257" calcext:value-type="float">
            <text:p>0.1174399257</text:p>
          </table:table-cell>
          <table:table-cell office:value-type="float" office:value="0.1434831768" calcext:value-type="float">
            <text:p>0.1434831768</text:p>
          </table:table-cell>
          <table:table-cell office:value-type="float" office:value="0.1204215959" calcext:value-type="float">
            <text:p>0.1204215959</text:p>
          </table:table-cell>
          <table:table-cell office:value-type="float" office:value="0.0960660949" calcext:value-type="float">
            <text:p>0.0960660949</text:p>
          </table:table-cell>
          <table:table-cell office:value-type="float" office:value="0.1037589088" calcext:value-type="float">
            <text:p>0.1037589088</text:p>
          </table:table-cell>
          <table:table-cell office:value-type="float" office:value="0.1087680385" calcext:value-type="float">
            <text:p>0.1087680385</text:p>
          </table:table-cell>
          <table:table-cell office:value-type="float" office:value="0.097698465" calcext:value-type="float">
            <text:p>0.097698465</text:p>
          </table:table-cell>
          <table:table-cell office:value-type="float" office:value="0.098308295" calcext:value-type="float">
            <text:p>0.098308295</text:p>
          </table:table-cell>
          <table:table-cell office:value-type="float" office:value="0.0954299346" calcext:value-type="float">
            <text:p>0.0954299346</text:p>
          </table:table-cell>
          <table:table-cell office:value-type="float" office:value="0.0975852832" calcext:value-type="float">
            <text:p>0.0975852832</text:p>
          </table:table-cell>
          <table:table-cell office:value-type="float" office:value="0.1012548357" calcext:value-type="float">
            <text:p>0.1012548357</text:p>
          </table:table-cell>
          <table:table-cell office:value-type="float" office:value="0.1003295109" calcext:value-type="float">
            <text:p>0.1003295109</text:p>
          </table:table-cell>
          <table:table-cell office:value-type="float" office:value="0.1124547198" calcext:value-type="float">
            <text:p>0.1124547198</text:p>
          </table:table-cell>
          <table:table-cell office:value-type="float" office:value="0.115520291" calcext:value-type="float">
            <text:p>0.115520291</text:p>
          </table:table-cell>
          <table:table-cell office:value-type="float" office:value="0.1150783747" calcext:value-type="float">
            <text:p>0.1150783747</text:p>
          </table:table-cell>
          <table:table-cell office:value-type="float" office:value="0.123988241" calcext:value-type="float">
            <text:p>0.123988241</text:p>
          </table:table-cell>
          <table:table-cell office:value-type="float" office:value="0.1251984835" calcext:value-type="float">
            <text:p>0.1251984835</text:p>
          </table:table-cell>
          <table:table-cell office:value-type="float" office:value="0.1459491998" calcext:value-type="float">
            <text:p>0.1459491998</text:p>
          </table:table-cell>
          <table:table-cell office:value-type="float" office:value="0.1687377244" calcext:value-type="float">
            <text:p>0.1687377244</text:p>
          </table:table-cell>
          <table:table-cell office:value-type="float" office:value="0.1990390867" calcext:value-type="float">
            <text:p>0.1990390867</text:p>
          </table:table-cell>
          <table:table-cell office:value-type="float" office:value="0.1557178199" calcext:value-type="float">
            <text:p>0.1557178199</text:p>
          </table:table-cell>
          <table:table-cell office:value-type="float" office:value="0.1937874556" calcext:value-type="float">
            <text:p>0.1937874556</text:p>
          </table:table-cell>
          <table:table-cell office:value-type="float" office:value="0.1679230928" calcext:value-type="float">
            <text:p>0.1679230928</text:p>
          </table:table-cell>
          <table:table-cell office:value-type="float" office:value="0.1643842012" calcext:value-type="float">
            <text:p>0.1643842012</text:p>
          </table:table-cell>
          <table:table-cell office:value-type="float" office:value="0.1566616446" calcext:value-type="float">
            <text:p>0.1566616446</text:p>
          </table:table-cell>
          <table:table-cell office:value-type="float" office:value="0.1867582202" calcext:value-type="float">
            <text:p>0.1867582202</text:p>
          </table:table-cell>
          <table:table-cell office:value-type="float" office:value="0.1796460599" calcext:value-type="float">
            <text:p>0.1796460599</text:p>
          </table:table-cell>
          <table:table-cell office:value-type="float" office:value="0.1704853326" calcext:value-type="float">
            <text:p>0.1704853326</text:p>
          </table:table-cell>
          <table:table-cell office:value-type="float" office:value="0.1976421475" calcext:value-type="float">
            <text:p>0.1976421475</text:p>
          </table:table-cell>
          <table:table-cell office:value-type="float" office:value="0.2223939747" calcext:value-type="float">
            <text:p>0.2223939747</text:p>
          </table:table-cell>
          <table:table-cell office:value-type="float" office:value="0.2579017282" calcext:value-type="float">
            <text:p>0.2579017282</text:p>
          </table:table-cell>
          <table:table-cell office:value-type="float" office:value="0.2723536193" calcext:value-type="float">
            <text:p>0.2723536193</text:p>
          </table:table-cell>
          <table:table-cell office:value-type="float" office:value="0.2815289199" calcext:value-type="float">
            <text:p>0.2815289199</text:p>
          </table:table-cell>
          <table:table-cell office:value-type="float" office:value="0.3132715523" calcext:value-type="float">
            <text:p>0.3132715523</text:p>
          </table:table-cell>
          <table:table-cell office:value-type="float" office:value="0.2806849778" calcext:value-type="float">
            <text:p>0.2806849778</text:p>
          </table:table-cell>
          <table:table-cell office:value-type="float" office:value="0.238186866" calcext:value-type="float">
            <text:p>0.238186866</text:p>
          </table:table-cell>
          <table:table-cell office:value-type="float" office:value="0.254853636" calcext:value-type="float">
            <text:p>0.254853636</text:p>
          </table:table-cell>
          <table:table-cell office:value-type="float" office:value="0.2855860591" calcext:value-type="float">
            <text:p>0.2855860591</text:p>
          </table:table-cell>
          <table:table-cell office:value-type="float" office:value="0.3099265993" calcext:value-type="float">
            <text:p>0.3099265993</text:p>
          </table:table-cell>
          <table:table-cell office:value-type="float" office:value="0.3175086081" calcext:value-type="float">
            <text:p>0.3175086081</text:p>
          </table:table-cell>
          <table:table-cell office:value-type="float" office:value="0.3603976369" calcext:value-type="float">
            <text:p>0.3603976369</text:p>
          </table:table-cell>
          <table:table-cell office:value-type="float" office:value="0.2945124805" calcext:value-type="float">
            <text:p>0.2945124805</text:p>
          </table:table-cell>
          <table:table-cell office:value-type="float" office:value="0.2673511505" calcext:value-type="float">
            <text:p>0.2673511505</text:p>
          </table:table-cell>
          <table:table-cell office:value-type="float" office:value="0.314776361" calcext:value-type="float">
            <text:p>0.314776361</text:p>
          </table:table-cell>
          <table:table-cell office:value-type="float" office:value="0.2891421318" calcext:value-type="float">
            <text:p>0.2891421318</text:p>
          </table:table-cell>
          <table:table-cell office:value-type="float" office:value="0.3300785422" calcext:value-type="float">
            <text:p>0.3300785422</text:p>
          </table:table-cell>
          <table:table-cell office:value-type="float" office:value="0.2749766111" calcext:value-type="float">
            <text:p>0.2749766111</text:p>
          </table:table-cell>
          <table:table-cell office:value-type="float" office:value="0.2865154445" calcext:value-type="float">
            <text:p>0.2865154445</text:p>
          </table:table-cell>
          <table:table-cell table:number-columns-repeated="957"/>
        </table:table-row>
        <table:table-row table:style-name="ro2">
          <table:table-cell office:value-type="string" calcext:value-type="string">
            <text:p><text:s/>Cote d’Ivoire</text:p>
          </table:table-cell>
          <table:table-cell office:value-type="string" calcext:value-type="string">
            <text:p>p99p100</text:p>
          </table:table-cell>
          <table:table-cell table:number-columns-repeated="38"/>
          <table:table-cell office:value-type="float" office:value="0.2078353763" calcext:value-type="float">
            <text:p>0.2078353763</text:p>
          </table:table-cell>
          <table:table-cell table:number-columns-repeated="4"/>
          <table:table-cell office:value-type="float" office:value="0.1498757601" calcext:value-type="float">
            <text:p>0.1498757601</text:p>
          </table:table-cell>
          <table:table-cell table:number-columns-repeated="4"/>
          <table:table-cell office:value-type="float" office:value="0.1758098602" calcext:value-type="float">
            <text:p>0.1758098602</text:p>
          </table:table-cell>
          <table:table-cell table:number-columns-repeated="3"/>
          <table:table-cell office:value-type="float" office:value="0.2102794051" calcext:value-type="float">
            <text:p>0.2102794051</text:p>
          </table:table-cell>
          <table:table-cell table:number-columns-repeated="5"/>
          <table:table-cell office:value-type="float" office:value="0.1828965396" calcext:value-type="float">
            <text:p>0.1828965396</text:p>
          </table:table-cell>
          <table:table-cell table:number-columns-repeated="5"/>
          <table:table-cell office:value-type="float" office:value="0.1708035618" calcext:value-type="float">
            <text:p>0.1708035618</text:p>
          </table:table-cell>
          <table:table-cell table:number-columns-repeated="957"/>
        </table:table-row>
        <table:table-row table:style-name="ro2">
          <table:table-cell office:value-type="string" calcext:value-type="string">
            <text:p><text:s/>Croatia</text:p>
          </table:table-cell>
          <table:table-cell office:value-type="string" calcext:value-type="string">
            <text:p>p99p100</text:p>
          </table:table-cell>
          <table:table-cell table:number-columns-repeated="33"/>
          <table:table-cell office:value-type="float" office:value="0.0358" calcext:value-type="float">
            <text:p>0.0358</text:p>
          </table:table-cell>
          <table:table-cell office:value-type="float" office:value="0.036" calcext:value-type="float">
            <text:p>0.036</text:p>
          </table:table-cell>
          <table:table-cell office:value-type="float" office:value="0.0362" calcext:value-type="float">
            <text:p>0.0362</text:p>
          </table:table-cell>
          <table:table-cell office:value-type="float" office:value="0.0364" calcext:value-type="float">
            <text:p>0.0364</text:p>
          </table:table-cell>
          <table:table-cell table:number-columns-repeated="2" office:value-type="float" office:value="0.0345" calcext:value-type="float">
            <text:p>0.0345</text:p>
          </table:table-cell>
          <table:table-cell office:value-type="float" office:value="0.0393" calcext:value-type="float">
            <text:p>0.0393</text:p>
          </table:table-cell>
          <table:table-cell office:value-type="float" office:value="0.0416" calcext:value-type="float">
            <text:p>0.0416</text:p>
          </table:table-cell>
          <table:table-cell office:value-type="float" office:value="0.045" calcext:value-type="float">
            <text:p>0.045</text:p>
          </table:table-cell>
          <table:table-cell office:value-type="float" office:value="0.0482" calcext:value-type="float">
            <text:p>0.0482</text:p>
          </table:table-cell>
          <table:table-cell office:value-type="float" office:value="0.0515" calcext:value-type="float">
            <text:p>0.0515</text:p>
          </table:table-cell>
          <table:table-cell office:value-type="float" office:value="0.0548" calcext:value-type="float">
            <text:p>0.0548</text:p>
          </table:table-cell>
          <table:table-cell office:value-type="float" office:value="0.0582" calcext:value-type="float">
            <text:p>0.0582</text:p>
          </table:table-cell>
          <table:table-cell office:value-type="float" office:value="0.061" calcext:value-type="float">
            <text:p>0.061</text:p>
          </table:table-cell>
          <table:table-cell office:value-type="float" office:value="0.0634" calcext:value-type="float">
            <text:p>0.0634</text:p>
          </table:table-cell>
          <table:table-cell office:value-type="float" office:value="0.0624" calcext:value-type="float">
            <text:p>0.0624</text:p>
          </table:table-cell>
          <table:table-cell office:value-type="float" office:value="0.0635" calcext:value-type="float">
            <text:p>0.0635</text:p>
          </table:table-cell>
          <table:table-cell office:value-type="float" office:value="0.0634" calcext:value-type="float">
            <text:p>0.0634</text:p>
          </table:table-cell>
          <table:table-cell office:value-type="float" office:value="0.0645" calcext:value-type="float">
            <text:p>0.0645</text:p>
          </table:table-cell>
          <table:table-cell office:value-type="float" office:value="0.0655" calcext:value-type="float">
            <text:p>0.0655</text:p>
          </table:table-cell>
          <table:table-cell office:value-type="float" office:value="0.0652" calcext:value-type="float">
            <text:p>0.0652</text:p>
          </table:table-cell>
          <table:table-cell office:value-type="float" office:value="0.0677" calcext:value-type="float">
            <text:p>0.0677</text:p>
          </table:table-cell>
          <table:table-cell office:value-type="float" office:value="0.0693" calcext:value-type="float">
            <text:p>0.0693</text:p>
          </table:table-cell>
          <table:table-cell office:value-type="float" office:value="0.0727" calcext:value-type="float">
            <text:p>0.0727</text:p>
          </table:table-cell>
          <table:table-cell office:value-type="float" office:value="0.0742" calcext:value-type="float">
            <text:p>0.0742</text:p>
          </table:table-cell>
          <table:table-cell office:value-type="float" office:value="0.0722" calcext:value-type="float">
            <text:p>0.0722</text:p>
          </table:table-cell>
          <table:table-cell office:value-type="float" office:value="0.0675" calcext:value-type="float">
            <text:p>0.0675</text:p>
          </table:table-cell>
          <table:table-cell office:value-type="float" office:value="0.0663" calcext:value-type="float">
            <text:p>0.0663</text:p>
          </table:table-cell>
          <table:table-cell office:value-type="float" office:value="0.0694" calcext:value-type="float">
            <text:p>0.0694</text:p>
          </table:table-cell>
          <table:table-cell office:value-type="float" office:value="0.0676" calcext:value-type="float">
            <text:p>0.0676</text:p>
          </table:table-cell>
          <table:table-cell office:value-type="float" office:value="0.0703" calcext:value-type="float">
            <text:p>0.0703</text:p>
          </table:table-cell>
          <table:table-cell office:value-type="float" office:value="0.0675" calcext:value-type="float">
            <text:p>0.0675</text:p>
          </table:table-cell>
          <table:table-cell office:value-type="float" office:value="0.0781" calcext:value-type="float">
            <text:p>0.0781</text:p>
          </table:table-cell>
          <table:table-cell office:value-type="float" office:value="0.0758" calcext:value-type="float">
            <text:p>0.0758</text:p>
          </table:table-cell>
          <table:table-cell table:number-columns-repeated="955"/>
        </table:table-row>
        <table:table-row table:style-name="ro2">
          <table:table-cell office:value-type="string" calcext:value-type="string">
            <text:p><text:s/>Cyprus</text:p>
          </table:table-cell>
          <table:table-cell office:value-type="string" calcext:value-type="string">
            <text:p>p99p100</text:p>
          </table:table-cell>
          <table:table-cell table:number-columns-repeated="40"/>
          <table:table-cell office:value-type="float" office:value="0.0781" calcext:value-type="float">
            <text:p>0.0781</text:p>
          </table:table-cell>
          <table:table-cell office:value-type="float" office:value="0.0782" calcext:value-type="float">
            <text:p>0.0782</text:p>
          </table:table-cell>
          <table:table-cell office:value-type="float" office:value="0.0762" calcext:value-type="float">
            <text:p>0.0762</text:p>
          </table:table-cell>
          <table:table-cell office:value-type="float" office:value="0.0764" calcext:value-type="float">
            <text:p>0.0764</text:p>
          </table:table-cell>
          <table:table-cell office:value-type="float" office:value="0.0761" calcext:value-type="float">
            <text:p>0.0761</text:p>
          </table:table-cell>
          <table:table-cell office:value-type="float" office:value="0.0787" calcext:value-type="float">
            <text:p>0.0787</text:p>
          </table:table-cell>
          <table:table-cell office:value-type="float" office:value="0.0752" calcext:value-type="float">
            <text:p>0.0752</text:p>
          </table:table-cell>
          <table:table-cell office:value-type="float" office:value="0.0688" calcext:value-type="float">
            <text:p>0.0688</text:p>
          </table:table-cell>
          <table:table-cell office:value-type="float" office:value="0.0943" calcext:value-type="float">
            <text:p>0.0943</text:p>
          </table:table-cell>
          <table:table-cell office:value-type="float" office:value="0.0732" calcext:value-type="float">
            <text:p>0.0732</text:p>
          </table:table-cell>
          <table:table-cell office:value-type="float" office:value="0.069" calcext:value-type="float">
            <text:p>0.069</text:p>
          </table:table-cell>
          <table:table-cell office:value-type="float" office:value="0.072" calcext:value-type="float">
            <text:p>0.072</text:p>
          </table:table-cell>
          <table:table-cell office:value-type="float" office:value="0.0794" calcext:value-type="float">
            <text:p>0.0794</text:p>
          </table:table-cell>
          <table:table-cell office:value-type="float" office:value="0.0757" calcext:value-type="float">
            <text:p>0.0757</text:p>
          </table:table-cell>
          <table:table-cell office:value-type="float" office:value="0.0588" calcext:value-type="float">
            <text:p>0.0588</text:p>
          </table:table-cell>
          <table:table-cell office:value-type="float" office:value="0.0559" calcext:value-type="float">
            <text:p>0.0559</text:p>
          </table:table-cell>
          <table:table-cell office:value-type="float" office:value="0.0601" calcext:value-type="float">
            <text:p>0.0601</text:p>
          </table:table-cell>
          <table:table-cell office:value-type="float" office:value="0.0743" calcext:value-type="float">
            <text:p>0.0743</text:p>
          </table:table-cell>
          <table:table-cell office:value-type="float" office:value="0.073" calcext:value-type="float">
            <text:p>0.073</text:p>
          </table:table-cell>
          <table:table-cell office:value-type="float" office:value="0.075" calcext:value-type="float">
            <text:p>0.075</text:p>
          </table:table-cell>
          <table:table-cell office:value-type="float" office:value="0.0725" calcext:value-type="float">
            <text:p>0.0725</text:p>
          </table:table-cell>
          <table:table-cell office:value-type="float" office:value="0.0709" calcext:value-type="float">
            <text:p>0.0709</text:p>
          </table:table-cell>
          <table:table-cell office:value-type="float" office:value="0.0793" calcext:value-type="float">
            <text:p>0.0793</text:p>
          </table:table-cell>
          <table:table-cell office:value-type="float" office:value="0.0885" calcext:value-type="float">
            <text:p>0.0885</text:p>
          </table:table-cell>
          <table:table-cell office:value-type="float" office:value="0.096" calcext:value-type="float">
            <text:p>0.096</text:p>
          </table:table-cell>
          <table:table-cell office:value-type="float" office:value="0.0967" calcext:value-type="float">
            <text:p>0.0967</text:p>
          </table:table-cell>
          <table:table-cell office:value-type="float" office:value="0.0856" calcext:value-type="float">
            <text:p>0.0856</text:p>
          </table:table-cell>
          <table:table-cell table:number-columns-repeated="955"/>
        </table:table-row>
        <table:table-row table:style-name="ro2">
          <table:table-cell office:value-type="string" calcext:value-type="string">
            <text:p><text:s/>Czech Republic</text:p>
          </table:table-cell>
          <table:table-cell office:value-type="string" calcext:value-type="string">
            <text:p>p99p100</text:p>
          </table:table-cell>
          <table:table-cell table:number-columns-repeated="30"/>
          <table:table-cell office:value-type="float" office:value="0.026" calcext:value-type="float">
            <text:p>0.026</text:p>
          </table:table-cell>
          <table:table-cell office:value-type="float" office:value="0.0259" calcext:value-type="float">
            <text:p>0.0259</text:p>
          </table:table-cell>
          <table:table-cell office:value-type="float" office:value="0.0258" calcext:value-type="float">
            <text:p>0.0258</text:p>
          </table:table-cell>
          <table:table-cell office:value-type="float" office:value="0.0257" calcext:value-type="float">
            <text:p>0.0257</text:p>
          </table:table-cell>
          <table:table-cell office:value-type="float" office:value="0.0256" calcext:value-type="float">
            <text:p>0.0256</text:p>
          </table:table-cell>
          <table:table-cell office:value-type="float" office:value="0.0255" calcext:value-type="float">
            <text:p>0.0255</text:p>
          </table:table-cell>
          <table:table-cell office:value-type="float" office:value="0.027" calcext:value-type="float">
            <text:p>0.027</text:p>
          </table:table-cell>
          <table:table-cell office:value-type="float" office:value="0.0284" calcext:value-type="float">
            <text:p>0.0284</text:p>
          </table:table-cell>
          <table:table-cell office:value-type="float" office:value="0.0299" calcext:value-type="float">
            <text:p>0.0299</text:p>
          </table:table-cell>
          <table:table-cell office:value-type="float" office:value="0.0383" calcext:value-type="float">
            <text:p>0.0383</text:p>
          </table:table-cell>
          <table:table-cell office:value-type="float" office:value="0.0469" calcext:value-type="float">
            <text:p>0.0469</text:p>
          </table:table-cell>
          <table:table-cell office:value-type="float" office:value="0.0598" calcext:value-type="float">
            <text:p>0.0598</text:p>
          </table:table-cell>
          <table:table-cell office:value-type="float" office:value="0.0737" calcext:value-type="float">
            <text:p>0.0737</text:p>
          </table:table-cell>
          <table:table-cell office:value-type="float" office:value="0.0829" calcext:value-type="float">
            <text:p>0.0829</text:p>
          </table:table-cell>
          <table:table-cell office:value-type="float" office:value="0.0899" calcext:value-type="float">
            <text:p>0.0899</text:p>
          </table:table-cell>
          <table:table-cell office:value-type="float" office:value="0.0909" calcext:value-type="float">
            <text:p>0.0909</text:p>
          </table:table-cell>
          <table:table-cell office:value-type="float" office:value="0.0938" calcext:value-type="float">
            <text:p>0.0938</text:p>
          </table:table-cell>
          <table:table-cell office:value-type="float" office:value="0.088" calcext:value-type="float">
            <text:p>0.088</text:p>
          </table:table-cell>
          <table:table-cell office:value-type="float" office:value="0.0918" calcext:value-type="float">
            <text:p>0.0918</text:p>
          </table:table-cell>
          <table:table-cell office:value-type="float" office:value="0.0897" calcext:value-type="float">
            <text:p>0.0897</text:p>
          </table:table-cell>
          <table:table-cell office:value-type="float" office:value="0.0878" calcext:value-type="float">
            <text:p>0.0878</text:p>
          </table:table-cell>
          <table:table-cell office:value-type="float" office:value="0.0876" calcext:value-type="float">
            <text:p>0.0876</text:p>
          </table:table-cell>
          <table:table-cell office:value-type="float" office:value="0.0856" calcext:value-type="float">
            <text:p>0.0856</text:p>
          </table:table-cell>
          <table:table-cell office:value-type="float" office:value="0.0886" calcext:value-type="float">
            <text:p>0.0886</text:p>
          </table:table-cell>
          <table:table-cell office:value-type="float" office:value="0.0906" calcext:value-type="float">
            <text:p>0.0906</text:p>
          </table:table-cell>
          <table:table-cell office:value-type="float" office:value="0.0959" calcext:value-type="float">
            <text:p>0.0959</text:p>
          </table:table-cell>
          <table:table-cell office:value-type="float" office:value="0.0882" calcext:value-type="float">
            <text:p>0.0882</text:p>
          </table:table-cell>
          <table:table-cell office:value-type="float" office:value="0.0933" calcext:value-type="float">
            <text:p>0.0933</text:p>
          </table:table-cell>
          <table:table-cell office:value-type="float" office:value="0.1135" calcext:value-type="float">
            <text:p>0.1135</text:p>
          </table:table-cell>
          <table:table-cell office:value-type="float" office:value="0.0996" calcext:value-type="float">
            <text:p>0.0996</text:p>
          </table:table-cell>
          <table:table-cell office:value-type="float" office:value="0.0924" calcext:value-type="float">
            <text:p>0.0924</text:p>
          </table:table-cell>
          <table:table-cell office:value-type="float" office:value="0.0928" calcext:value-type="float">
            <text:p>0.0928</text:p>
          </table:table-cell>
          <table:table-cell office:value-type="float" office:value="0.1005" calcext:value-type="float">
            <text:p>0.1005</text:p>
          </table:table-cell>
          <table:table-cell office:value-type="float" office:value="0.0901" calcext:value-type="float">
            <text:p>0.0901</text:p>
          </table:table-cell>
          <table:table-cell office:value-type="float" office:value="0.0915" calcext:value-type="float">
            <text:p>0.0915</text:p>
          </table:table-cell>
          <table:table-cell office:value-type="float" office:value="0.0936" calcext:value-type="float">
            <text:p>0.0936</text:p>
          </table:table-cell>
          <table:table-cell office:value-type="float" office:value="0.0946" calcext:value-type="float">
            <text:p>0.0946</text:p>
          </table:table-cell>
          <table:table-cell table:number-columns-repeated="955"/>
        </table:table-row>
        <table:table-row table:style-name="ro2">
          <table:table-cell office:value-type="string" calcext:value-type="string">
            <text:p><text:s/>Delaware</text:p>
          </table:table-cell>
          <table:table-cell office:value-type="string" calcext:value-type="string">
            <text:p>p99p100</text:p>
          </table:table-cell>
          <table:table-cell office:value-type="float" office:value="0.3060279191" calcext:value-type="float">
            <text:p>0.3060279191</text:p>
          </table:table-cell>
          <table:table-cell office:value-type="float" office:value="0.2364179492" calcext:value-type="float">
            <text:p>0.2364179492</text:p>
          </table:table-cell>
          <table:table-cell office:value-type="float" office:value="0.2012878507" calcext:value-type="float">
            <text:p>0.2012878507</text:p>
          </table:table-cell>
          <table:table-cell office:value-type="float" office:value="0.2005512565" calcext:value-type="float">
            <text:p>0.2005512565</text:p>
          </table:table-cell>
          <table:table-cell office:value-type="float" office:value="0.2307443172" calcext:value-type="float">
            <text:p>0.2307443172</text:p>
          </table:table-cell>
          <table:table-cell office:value-type="float" office:value="0.256052494" calcext:value-type="float">
            <text:p>0.256052494</text:p>
          </table:table-cell>
          <table:table-cell office:value-type="float" office:value="0.2035793364" calcext:value-type="float">
            <text:p>0.2035793364</text:p>
          </table:table-cell>
          <table:table-cell office:value-type="float" office:value="0.2003097385" calcext:value-type="float">
            <text:p>0.2003097385</text:p>
          </table:table-cell>
          <table:table-cell office:value-type="float" office:value="0.1978885531" calcext:value-type="float">
            <text:p>0.1978885531</text:p>
          </table:table-cell>
          <table:table-cell office:value-type="float" office:value="0.205526799" calcext:value-type="float">
            <text:p>0.205526799</text:p>
          </table:table-cell>
          <table:table-cell office:value-type="float" office:value="0.1842965931" calcext:value-type="float">
            <text:p>0.1842965931</text:p>
          </table:table-cell>
          <table:table-cell office:value-type="float" office:value="0.1953053474" calcext:value-type="float">
            <text:p>0.1953053474</text:p>
          </table:table-cell>
          <table:table-cell office:value-type="float" office:value="0.1939025372" calcext:value-type="float">
            <text:p>0.1939025372</text:p>
          </table:table-cell>
          <table:table-cell office:value-type="float" office:value="0.1899384409" calcext:value-type="float">
            <text:p>0.1899384409</text:p>
          </table:table-cell>
          <table:table-cell office:value-type="float" office:value="0.2449934483" calcext:value-type="float">
            <text:p>0.2449934483</text:p>
          </table:table-cell>
          <table:table-cell office:value-type="float" office:value="0.2640736103" calcext:value-type="float">
            <text:p>0.2640736103</text:p>
          </table:table-cell>
          <table:table-cell office:value-type="float" office:value="0.1688210219" calcext:value-type="float">
            <text:p>0.1688210219</text:p>
          </table:table-cell>
          <table:table-cell office:value-type="float" office:value="0.15413782" calcext:value-type="float">
            <text:p>0.15413782</text:p>
          </table:table-cell>
          <table:table-cell office:value-type="float" office:value="0.1448203027" calcext:value-type="float">
            <text:p>0.1448203027</text:p>
          </table:table-cell>
          <table:table-cell office:value-type="float" office:value="0.1352776587" calcext:value-type="float">
            <text:p>0.1352776587</text:p>
          </table:table-cell>
          <table:table-cell office:value-type="float" office:value="0.1151048467" calcext:value-type="float">
            <text:p>0.1151048467</text:p>
          </table:table-cell>
          <table:table-cell office:value-type="float" office:value="0.1126844138" calcext:value-type="float">
            <text:p>0.1126844138</text:p>
          </table:table-cell>
          <table:table-cell office:value-type="float" office:value="0.1135403588" calcext:value-type="float">
            <text:p>0.1135403588</text:p>
          </table:table-cell>
          <table:table-cell office:value-type="float" office:value="0.1115588099" calcext:value-type="float">
            <text:p>0.1115588099</text:p>
          </table:table-cell>
          <table:table-cell office:value-type="float" office:value="0.0956511945" calcext:value-type="float">
            <text:p>0.0956511945</text:p>
          </table:table-cell>
          <table:table-cell office:value-type="float" office:value="0.0889836252" calcext:value-type="float">
            <text:p>0.0889836252</text:p>
          </table:table-cell>
          <table:table-cell office:value-type="float" office:value="0.0908628553" calcext:value-type="float">
            <text:p>0.0908628553</text:p>
          </table:table-cell>
          <table:table-cell office:value-type="float" office:value="0.0917832032" calcext:value-type="float">
            <text:p>0.0917832032</text:p>
          </table:table-cell>
          <table:table-cell office:value-type="float" office:value="0.0932384655" calcext:value-type="float">
            <text:p>0.0932384655</text:p>
          </table:table-cell>
          <table:table-cell office:value-type="float" office:value="0.1027018577" calcext:value-type="float">
            <text:p>0.1027018577</text:p>
          </table:table-cell>
          <table:table-cell office:value-type="float" office:value="0.1030697674" calcext:value-type="float">
            <text:p>0.1030697674</text:p>
          </table:table-cell>
          <table:table-cell office:value-type="float" office:value="0.1017004773" calcext:value-type="float">
            <text:p>0.1017004773</text:p>
          </table:table-cell>
          <table:table-cell office:value-type="float" office:value="0.1020662338" calcext:value-type="float">
            <text:p>0.1020662338</text:p>
          </table:table-cell>
          <table:table-cell office:value-type="float" office:value="0.1071891785" calcext:value-type="float">
            <text:p>0.1071891785</text:p>
          </table:table-cell>
          <table:table-cell office:value-type="float" office:value="0.1049463004" calcext:value-type="float">
            <text:p>0.1049463004</text:p>
          </table:table-cell>
          <table:table-cell office:value-type="float" office:value="0.1054974422" calcext:value-type="float">
            <text:p>0.1054974422</text:p>
          </table:table-cell>
          <table:table-cell office:value-type="float" office:value="0.1363476813" calcext:value-type="float">
            <text:p>0.1363476813</text:p>
          </table:table-cell>
          <table:table-cell office:value-type="float" office:value="0.1067917496" calcext:value-type="float">
            <text:p>0.1067917496</text:p>
          </table:table-cell>
          <table:table-cell office:value-type="float" office:value="0.1281727701" calcext:value-type="float">
            <text:p>0.1281727701</text:p>
          </table:table-cell>
          <table:table-cell office:value-type="float" office:value="0.1181463674" calcext:value-type="float">
            <text:p>0.1181463674</text:p>
          </table:table-cell>
          <table:table-cell office:value-type="float" office:value="0.1153479069" calcext:value-type="float">
            <text:p>0.1153479069</text:p>
          </table:table-cell>
          <table:table-cell office:value-type="float" office:value="0.1111936122" calcext:value-type="float">
            <text:p>0.1111936122</text:p>
          </table:table-cell>
          <table:table-cell office:value-type="float" office:value="0.1204766408" calcext:value-type="float">
            <text:p>0.1204766408</text:p>
          </table:table-cell>
          <table:table-cell office:value-type="float" office:value="0.1198420227" calcext:value-type="float">
            <text:p>0.1198420227</text:p>
          </table:table-cell>
          <table:table-cell office:value-type="float" office:value="0.1211962923" calcext:value-type="float">
            <text:p>0.1211962923</text:p>
          </table:table-cell>
          <table:table-cell office:value-type="float" office:value="0.1286962628" calcext:value-type="float">
            <text:p>0.1286962628</text:p>
          </table:table-cell>
          <table:table-cell office:value-type="float" office:value="0.1439080089" calcext:value-type="float">
            <text:p>0.1439080089</text:p>
          </table:table-cell>
          <table:table-cell office:value-type="float" office:value="0.2115507573" calcext:value-type="float">
            <text:p>0.2115507573</text:p>
          </table:table-cell>
          <table:table-cell office:value-type="float" office:value="0.1660241038" calcext:value-type="float">
            <text:p>0.1660241038</text:p>
          </table:table-cell>
          <table:table-cell office:value-type="float" office:value="0.2545231581" calcext:value-type="float">
            <text:p>0.2545231581</text:p>
          </table:table-cell>
          <table:table-cell office:value-type="float" office:value="0.1797877699" calcext:value-type="float">
            <text:p>0.1797877699</text:p>
          </table:table-cell>
          <table:table-cell office:value-type="float" office:value="0.1488815248" calcext:value-type="float">
            <text:p>0.1488815248</text:p>
          </table:table-cell>
          <table:table-cell office:value-type="float" office:value="0.1416518986" calcext:value-type="float">
            <text:p>0.1416518986</text:p>
          </table:table-cell>
          <table:table-cell office:value-type="float" office:value="0.1507118791" calcext:value-type="float">
            <text:p>0.1507118791</text:p>
          </table:table-cell>
          <table:table-cell office:value-type="float" office:value="0.1837724298" calcext:value-type="float">
            <text:p>0.1837724298</text:p>
          </table:table-cell>
          <table:table-cell office:value-type="float" office:value="0.2136694789" calcext:value-type="float">
            <text:p>0.2136694789</text:p>
          </table:table-cell>
          <table:table-cell office:value-type="float" office:value="0.1913968027" calcext:value-type="float">
            <text:p>0.1913968027</text:p>
          </table:table-cell>
          <table:table-cell office:value-type="float" office:value="0.186860323" calcext:value-type="float">
            <text:p>0.186860323</text:p>
          </table:table-cell>
          <table:table-cell office:value-type="float" office:value="0.1634729505" calcext:value-type="float">
            <text:p>0.1634729505</text:p>
          </table:table-cell>
          <table:table-cell office:value-type="float" office:value="0.1389627159" calcext:value-type="float">
            <text:p>0.1389627159</text:p>
          </table:table-cell>
          <table:table-cell office:value-type="float" office:value="0.1372218281" calcext:value-type="float">
            <text:p>0.1372218281</text:p>
          </table:table-cell>
          <table:table-cell office:value-type="float" office:value="0.1402047127" calcext:value-type="float">
            <text:p>0.1402047127</text:p>
          </table:table-cell>
          <table:table-cell office:value-type="float" office:value="0.1528275013" calcext:value-type="float">
            <text:p>0.1528275013</text:p>
          </table:table-cell>
          <table:table-cell office:value-type="float" office:value="0.1388598531" calcext:value-type="float">
            <text:p>0.1388598531</text:p>
          </table:table-cell>
          <table:table-cell office:value-type="float" office:value="0.1490488201" calcext:value-type="float">
            <text:p>0.1490488201</text:p>
          </table:table-cell>
          <table:table-cell table:number-columns-repeated="957"/>
        </table:table-row>
        <table:table-row table:style-name="ro2">
          <table:table-cell office:value-type="string" calcext:value-type="string">
            <text:p><text:s/>Denmark</text:p>
          </table:table-cell>
          <table:table-cell office:value-type="string" calcext:value-type="string">
            <text:p>p99p100</text:p>
          </table:table-cell>
          <table:table-cell table:number-columns-repeated="30"/>
          <table:table-cell office:value-type="float" office:value="0.0571" calcext:value-type="float">
            <text:p>0.0571</text:p>
          </table:table-cell>
          <table:table-cell office:value-type="float" office:value="0.0566" calcext:value-type="float">
            <text:p>0.0566</text:p>
          </table:table-cell>
          <table:table-cell office:value-type="float" office:value="0.0577" calcext:value-type="float">
            <text:p>0.0577</text:p>
          </table:table-cell>
          <table:table-cell office:value-type="float" office:value="0.0676" calcext:value-type="float">
            <text:p>0.0676</text:p>
          </table:table-cell>
          <table:table-cell office:value-type="float" office:value="0.0736" calcext:value-type="float">
            <text:p>0.0736</text:p>
          </table:table-cell>
          <table:table-cell office:value-type="float" office:value="0.0779" calcext:value-type="float">
            <text:p>0.0779</text:p>
          </table:table-cell>
          <table:table-cell office:value-type="float" office:value="0.0697" calcext:value-type="float">
            <text:p>0.0697</text:p>
          </table:table-cell>
          <table:table-cell office:value-type="float" office:value="0.0693" calcext:value-type="float">
            <text:p>0.0693</text:p>
          </table:table-cell>
          <table:table-cell office:value-type="float" office:value="0.0655" calcext:value-type="float">
            <text:p>0.0655</text:p>
          </table:table-cell>
          <table:table-cell office:value-type="float" office:value="0.0682" calcext:value-type="float">
            <text:p>0.0682</text:p>
          </table:table-cell>
          <table:table-cell office:value-type="float" office:value="0.0686" calcext:value-type="float">
            <text:p>0.0686</text:p>
          </table:table-cell>
          <table:table-cell office:value-type="float" office:value="0.0683" calcext:value-type="float">
            <text:p>0.0683</text:p>
          </table:table-cell>
          <table:table-cell office:value-type="float" office:value="0.0685" calcext:value-type="float">
            <text:p>0.0685</text:p>
          </table:table-cell>
          <table:table-cell office:value-type="float" office:value="0.0689" calcext:value-type="float">
            <text:p>0.0689</text:p>
          </table:table-cell>
          <table:table-cell office:value-type="float" office:value="0.0748" calcext:value-type="float">
            <text:p>0.0748</text:p>
          </table:table-cell>
          <table:table-cell office:value-type="float" office:value="0.0768" calcext:value-type="float">
            <text:p>0.0768</text:p>
          </table:table-cell>
          <table:table-cell office:value-type="float" office:value="0.0788" calcext:value-type="float">
            <text:p>0.0788</text:p>
          </table:table-cell>
          <table:table-cell office:value-type="float" office:value="0.0845" calcext:value-type="float">
            <text:p>0.0845</text:p>
          </table:table-cell>
          <table:table-cell office:value-type="float" office:value="0.0815" calcext:value-type="float">
            <text:p>0.0815</text:p>
          </table:table-cell>
          <table:table-cell table:number-columns-repeated="2" office:value-type="float" office:value="0.0874" calcext:value-type="float">
            <text:p>0.0874</text:p>
          </table:table-cell>
          <table:table-cell office:value-type="float" office:value="0.0769" calcext:value-type="float">
            <text:p>0.0769</text:p>
          </table:table-cell>
          <table:table-cell office:value-type="float" office:value="0.0747" calcext:value-type="float">
            <text:p>0.0747</text:p>
          </table:table-cell>
          <table:table-cell office:value-type="float" office:value="0.0699" calcext:value-type="float">
            <text:p>0.0699</text:p>
          </table:table-cell>
          <table:table-cell office:value-type="float" office:value="0.072" calcext:value-type="float">
            <text:p>0.072</text:p>
          </table:table-cell>
          <table:table-cell office:value-type="float" office:value="0.0805" calcext:value-type="float">
            <text:p>0.0805</text:p>
          </table:table-cell>
          <table:table-cell office:value-type="float" office:value="0.0839" calcext:value-type="float">
            <text:p>0.0839</text:p>
          </table:table-cell>
          <table:table-cell office:value-type="float" office:value="0.0801" calcext:value-type="float">
            <text:p>0.0801</text:p>
          </table:table-cell>
          <table:table-cell office:value-type="float" office:value="0.0769" calcext:value-type="float">
            <text:p>0.0769</text:p>
          </table:table-cell>
          <table:table-cell office:value-type="float" office:value="0.0716" calcext:value-type="float">
            <text:p>0.0716</text:p>
          </table:table-cell>
          <table:table-cell office:value-type="float" office:value="0.0855" calcext:value-type="float">
            <text:p>0.0855</text:p>
          </table:table-cell>
          <table:table-cell office:value-type="float" office:value="0.0954" calcext:value-type="float">
            <text:p>0.0954</text:p>
          </table:table-cell>
          <table:table-cell office:value-type="float" office:value="0.0941" calcext:value-type="float">
            <text:p>0.0941</text:p>
          </table:table-cell>
          <table:table-cell office:value-type="float" office:value="0.1047" calcext:value-type="float">
            <text:p>0.1047</text:p>
          </table:table-cell>
          <table:table-cell office:value-type="float" office:value="0.1126" calcext:value-type="float">
            <text:p>0.1126</text:p>
          </table:table-cell>
          <table:table-cell office:value-type="float" office:value="0.1031" calcext:value-type="float">
            <text:p>0.1031</text:p>
          </table:table-cell>
          <table:table-cell office:value-type="float" office:value="0.1283" calcext:value-type="float">
            <text:p>0.1283</text:p>
          </table:table-cell>
          <table:table-cell table:number-columns-repeated="955"/>
        </table:table-row>
        <table:table-row table:style-name="ro2">
          <table:table-cell office:value-type="string" calcext:value-type="string">
            <text:p><text:s/>Egypt</text:p>
          </table:table-cell>
          <table:table-cell office:value-type="string" calcext:value-type="string">
            <text:p>p99p100</text:p>
          </table:table-cell>
          <table:table-cell table:number-columns-repeated="40"/>
          <table:table-cell table:number-columns-repeated="9" office:value-type="float" office:value="0.1948013902" calcext:value-type="float">
            <text:p>0.1948013902</text:p>
          </table:table-cell>
          <table:table-cell office:value-type="float" office:value="0.1948013753" calcext:value-type="float">
            <text:p>0.1948013753</text:p>
          </table:table-cell>
          <table:table-cell office:value-type="float" office:value="0.1948013902" calcext:value-type="float">
            <text:p>0.1948013902</text:p>
          </table:table-cell>
          <table:table-cell office:value-type="float" office:value="0.1948013753" calcext:value-type="float">
            <text:p>0.1948013753</text:p>
          </table:table-cell>
          <table:table-cell table:number-columns-repeated="2" office:value-type="float" office:value="0.1799387634" calcext:value-type="float">
            <text:p>0.1799387634</text:p>
          </table:table-cell>
          <table:table-cell office:value-type="float" office:value="0.1799387485" calcext:value-type="float">
            <text:p>0.1799387485</text:p>
          </table:table-cell>
          <table:table-cell office:value-type="float" office:value="0.1799387634" calcext:value-type="float">
            <text:p>0.1799387634</text:p>
          </table:table-cell>
          <table:table-cell table:number-columns-repeated="2" office:value-type="float" office:value="0.1857962906" calcext:value-type="float">
            <text:p>0.1857962906</text:p>
          </table:table-cell>
          <table:table-cell office:value-type="float" office:value="0.1857962757" calcext:value-type="float">
            <text:p>0.1857962757</text:p>
          </table:table-cell>
          <table:table-cell office:value-type="float" office:value="0.1671114415" calcext:value-type="float">
            <text:p>0.1671114415</text:p>
          </table:table-cell>
          <table:table-cell office:value-type="float" office:value="0.1671556383" calcext:value-type="float">
            <text:p>0.1671556383</text:p>
          </table:table-cell>
          <table:table-cell office:value-type="float" office:value="0.1642104685" calcext:value-type="float">
            <text:p>0.1642104685</text:p>
          </table:table-cell>
          <table:table-cell table:number-columns-repeated="2" office:value-type="float" office:value="0.1642104834" calcext:value-type="float">
            <text:p>0.1642104834</text:p>
          </table:table-cell>
          <table:table-cell office:value-type="float" office:value="0.1913076341" calcext:value-type="float">
            <text:p>0.1913076341</text:p>
          </table:table-cell>
          <table:table-cell table:number-columns-repeated="2" office:value-type="float" office:value="0.191307649" calcext:value-type="float">
            <text:p>0.191307649</text:p>
          </table:table-cell>
          <table:table-cell table:number-columns-repeated="955"/>
        </table:table-row>
        <table:table-row table:style-name="ro2">
          <table:table-cell office:value-type="string" calcext:value-type="string">
            <text:p><text:s/>Estonia</text:p>
          </table:table-cell>
          <table:table-cell office:value-type="string" calcext:value-type="string">
            <text:p>p99p100</text:p>
          </table:table-cell>
          <table:table-cell table:number-columns-repeated="38"/>
          <table:table-cell office:value-type="float" office:value="0.0491" calcext:value-type="float">
            <text:p>0.0491</text:p>
          </table:table-cell>
          <table:table-cell office:value-type="float" office:value="0.0653" calcext:value-type="float">
            <text:p>0.0653</text:p>
          </table:table-cell>
          <table:table-cell office:value-type="float" office:value="0.0845" calcext:value-type="float">
            <text:p>0.0845</text:p>
          </table:table-cell>
          <table:table-cell office:value-type="float" office:value="0.0997" calcext:value-type="float">
            <text:p>0.0997</text:p>
          </table:table-cell>
          <table:table-cell office:value-type="float" office:value="0.1177" calcext:value-type="float">
            <text:p>0.1177</text:p>
          </table:table-cell>
          <table:table-cell office:value-type="float" office:value="0.134" calcext:value-type="float">
            <text:p>0.134</text:p>
          </table:table-cell>
          <table:table-cell office:value-type="float" office:value="0.1259" calcext:value-type="float">
            <text:p>0.1259</text:p>
          </table:table-cell>
          <table:table-cell office:value-type="float" office:value="0.1404" calcext:value-type="float">
            <text:p>0.1404</text:p>
          </table:table-cell>
          <table:table-cell office:value-type="float" office:value="0.1454" calcext:value-type="float">
            <text:p>0.1454</text:p>
          </table:table-cell>
          <table:table-cell office:value-type="float" office:value="0.1358" calcext:value-type="float">
            <text:p>0.1358</text:p>
          </table:table-cell>
          <table:table-cell office:value-type="float" office:value="0.1273" calcext:value-type="float">
            <text:p>0.1273</text:p>
          </table:table-cell>
          <table:table-cell office:value-type="float" office:value="0.1348" calcext:value-type="float">
            <text:p>0.1348</text:p>
          </table:table-cell>
          <table:table-cell office:value-type="float" office:value="0.1188" calcext:value-type="float">
            <text:p>0.1188</text:p>
          </table:table-cell>
          <table:table-cell office:value-type="float" office:value="0.115" calcext:value-type="float">
            <text:p>0.115</text:p>
          </table:table-cell>
          <table:table-cell office:value-type="float" office:value="0.1065" calcext:value-type="float">
            <text:p>0.1065</text:p>
          </table:table-cell>
          <table:table-cell office:value-type="float" office:value="0.1023" calcext:value-type="float">
            <text:p>0.1023</text:p>
          </table:table-cell>
          <table:table-cell office:value-type="float" office:value="0.1028" calcext:value-type="float">
            <text:p>0.1028</text:p>
          </table:table-cell>
          <table:table-cell office:value-type="float" office:value="0.1271" calcext:value-type="float">
            <text:p>0.1271</text:p>
          </table:table-cell>
          <table:table-cell office:value-type="float" office:value="0.13" calcext:value-type="float">
            <text:p>0.13</text:p>
          </table:table-cell>
          <table:table-cell office:value-type="float" office:value="0.097" calcext:value-type="float">
            <text:p>0.097</text:p>
          </table:table-cell>
          <table:table-cell office:value-type="float" office:value="0.0916" calcext:value-type="float">
            <text:p>0.0916</text:p>
          </table:table-cell>
          <table:table-cell office:value-type="float" office:value="0.0707" calcext:value-type="float">
            <text:p>0.0707</text:p>
          </table:table-cell>
          <table:table-cell office:value-type="float" office:value="0.077" calcext:value-type="float">
            <text:p>0.077</text:p>
          </table:table-cell>
          <table:table-cell office:value-type="float" office:value="0.0865" calcext:value-type="float">
            <text:p>0.0865</text:p>
          </table:table-cell>
          <table:table-cell office:value-type="float" office:value="0.0858" calcext:value-type="float">
            <text:p>0.0858</text:p>
          </table:table-cell>
          <table:table-cell office:value-type="float" office:value="0.0857" calcext:value-type="float">
            <text:p>0.0857</text:p>
          </table:table-cell>
          <table:table-cell office:value-type="float" office:value="0.0751" calcext:value-type="float">
            <text:p>0.0751</text:p>
          </table:table-cell>
          <table:table-cell office:value-type="float" office:value="0.0734" calcext:value-type="float">
            <text:p>0.0734</text:p>
          </table:table-cell>
          <table:table-cell office:value-type="float" office:value="0.0699" calcext:value-type="float">
            <text:p>0.0699</text:p>
          </table:table-cell>
          <table:table-cell table:number-columns-repeated="955"/>
        </table:table-row>
        <table:table-row table:style-name="ro2">
          <table:table-cell office:value-type="string" calcext:value-type="string">
            <text:p><text:s/>European Union</text:p>
          </table:table-cell>
          <table:table-cell office:value-type="string" calcext:value-type="string">
            <text:p>p99p100</text:p>
          </table:table-cell>
          <table:table-cell table:number-columns-repeated="30"/>
          <table:table-cell office:value-type="float" office:value="0.0712" calcext:value-type="float">
            <text:p>0.0712</text:p>
          </table:table-cell>
          <table:table-cell office:value-type="float" office:value="0.0708" calcext:value-type="float">
            <text:p>0.0708</text:p>
          </table:table-cell>
          <table:table-cell office:value-type="float" office:value="0.0697" calcext:value-type="float">
            <text:p>0.0697</text:p>
          </table:table-cell>
          <table:table-cell office:value-type="float" office:value="0.0692" calcext:value-type="float">
            <text:p>0.0692</text:p>
          </table:table-cell>
          <table:table-cell office:value-type="float" office:value="0.0705" calcext:value-type="float">
            <text:p>0.0705</text:p>
          </table:table-cell>
          <table:table-cell office:value-type="float" office:value="0.0722" calcext:value-type="float">
            <text:p>0.0722</text:p>
          </table:table-cell>
          <table:table-cell office:value-type="float" office:value="0.0747" calcext:value-type="float">
            <text:p>0.0747</text:p>
          </table:table-cell>
          <table:table-cell office:value-type="float" office:value="0.0778" calcext:value-type="float">
            <text:p>0.0778</text:p>
          </table:table-cell>
          <table:table-cell office:value-type="float" office:value="0.081" calcext:value-type="float">
            <text:p>0.081</text:p>
          </table:table-cell>
          <table:table-cell office:value-type="float" office:value="0.0834" calcext:value-type="float">
            <text:p>0.0834</text:p>
          </table:table-cell>
          <table:table-cell office:value-type="float" office:value="0.0824" calcext:value-type="float">
            <text:p>0.0824</text:p>
          </table:table-cell>
          <table:table-cell office:value-type="float" office:value="0.0834" calcext:value-type="float">
            <text:p>0.0834</text:p>
          </table:table-cell>
          <table:table-cell office:value-type="float" office:value="0.082" calcext:value-type="float">
            <text:p>0.082</text:p>
          </table:table-cell>
          <table:table-cell office:value-type="float" office:value="0.0829" calcext:value-type="float">
            <text:p>0.0829</text:p>
          </table:table-cell>
          <table:table-cell office:value-type="float" office:value="0.0843" calcext:value-type="float">
            <text:p>0.0843</text:p>
          </table:table-cell>
          <table:table-cell office:value-type="float" office:value="0.0853" calcext:value-type="float">
            <text:p>0.0853</text:p>
          </table:table-cell>
          <table:table-cell office:value-type="float" office:value="0.0891" calcext:value-type="float">
            <text:p>0.0891</text:p>
          </table:table-cell>
          <table:table-cell office:value-type="float" office:value="0.0915" calcext:value-type="float">
            <text:p>0.0915</text:p>
          </table:table-cell>
          <table:table-cell office:value-type="float" office:value="0.094" calcext:value-type="float">
            <text:p>0.094</text:p>
          </table:table-cell>
          <table:table-cell office:value-type="float" office:value="0.0938" calcext:value-type="float">
            <text:p>0.0938</text:p>
          </table:table-cell>
          <table:table-cell office:value-type="float" office:value="0.0945" calcext:value-type="float">
            <text:p>0.0945</text:p>
          </table:table-cell>
          <table:table-cell office:value-type="float" office:value="0.0951" calcext:value-type="float">
            <text:p>0.0951</text:p>
          </table:table-cell>
          <table:table-cell office:value-type="float" office:value="0.0935" calcext:value-type="float">
            <text:p>0.0935</text:p>
          </table:table-cell>
          <table:table-cell office:value-type="float" office:value="0.0937" calcext:value-type="float">
            <text:p>0.0937</text:p>
          </table:table-cell>
          <table:table-cell office:value-type="float" office:value="0.0968" calcext:value-type="float">
            <text:p>0.0968</text:p>
          </table:table-cell>
          <table:table-cell office:value-type="float" office:value="0.1007" calcext:value-type="float">
            <text:p>0.1007</text:p>
          </table:table-cell>
          <table:table-cell office:value-type="float" office:value="0.1023" calcext:value-type="float">
            <text:p>0.1023</text:p>
          </table:table-cell>
          <table:table-cell office:value-type="float" office:value="0.1062" calcext:value-type="float">
            <text:p>0.1062</text:p>
          </table:table-cell>
          <table:table-cell office:value-type="float" office:value="0.1036" calcext:value-type="float">
            <text:p>0.1036</text:p>
          </table:table-cell>
          <table:table-cell office:value-type="float" office:value="0.0982" calcext:value-type="float">
            <text:p>0.0982</text:p>
          </table:table-cell>
          <table:table-cell office:value-type="float" office:value="0.0963" calcext:value-type="float">
            <text:p>0.0963</text:p>
          </table:table-cell>
          <table:table-cell office:value-type="float" office:value="0.0992" calcext:value-type="float">
            <text:p>0.0992</text:p>
          </table:table-cell>
          <table:table-cell office:value-type="float" office:value="0.0979" calcext:value-type="float">
            <text:p>0.0979</text:p>
          </table:table-cell>
          <table:table-cell office:value-type="float" office:value="0.1007" calcext:value-type="float">
            <text:p>0.1007</text:p>
          </table:table-cell>
          <table:table-cell office:value-type="float" office:value="0.0994" calcext:value-type="float">
            <text:p>0.0994</text:p>
          </table:table-cell>
          <table:table-cell office:value-type="float" office:value="0.1032" calcext:value-type="float">
            <text:p>0.1032</text:p>
          </table:table-cell>
          <table:table-cell office:value-type="float" office:value="0.1026" calcext:value-type="float">
            <text:p>0.1026</text:p>
          </table:table-cell>
          <table:table-cell office:value-type="float" office:value="0.103" calcext:value-type="float">
            <text:p>0.103</text:p>
          </table:table-cell>
          <table:table-cell table:number-columns-repeated="954"/>
        </table:table-row>
        <table:table-row table:style-name="ro2">
          <table:table-cell office:value-type="string" calcext:value-type="string">
            <text:p><text:s/>Finland</text:p>
          </table:table-cell>
          <table:table-cell office:value-type="string" calcext:value-type="string">
            <text:p>p99p100</text:p>
          </table:table-cell>
          <table:table-cell table:number-columns-repeated="30"/>
          <table:table-cell office:value-type="float" office:value="0.0465" calcext:value-type="float">
            <text:p>0.0465</text:p>
          </table:table-cell>
          <table:table-cell office:value-type="float" office:value="0.0398" calcext:value-type="float">
            <text:p>0.0398</text:p>
          </table:table-cell>
          <table:table-cell office:value-type="float" office:value="0.0372" calcext:value-type="float">
            <text:p>0.0372</text:p>
          </table:table-cell>
          <table:table-cell office:value-type="float" office:value="0.0376" calcext:value-type="float">
            <text:p>0.0376</text:p>
          </table:table-cell>
          <table:table-cell office:value-type="float" office:value="0.0431" calcext:value-type="float">
            <text:p>0.0431</text:p>
          </table:table-cell>
          <table:table-cell office:value-type="float" office:value="0.0406" calcext:value-type="float">
            <text:p>0.0406</text:p>
          </table:table-cell>
          <table:table-cell office:value-type="float" office:value="0.0388" calcext:value-type="float">
            <text:p>0.0388</text:p>
          </table:table-cell>
          <table:table-cell office:value-type="float" office:value="0.0494" calcext:value-type="float">
            <text:p>0.0494</text:p>
          </table:table-cell>
          <table:table-cell office:value-type="float" office:value="0.0498" calcext:value-type="float">
            <text:p>0.0498</text:p>
          </table:table-cell>
          <table:table-cell office:value-type="float" office:value="0.043" calcext:value-type="float">
            <text:p>0.043</text:p>
          </table:table-cell>
          <table:table-cell office:value-type="float" office:value="0.0365" calcext:value-type="float">
            <text:p>0.0365</text:p>
          </table:table-cell>
          <table:table-cell office:value-type="float" office:value="0.0329" calcext:value-type="float">
            <text:p>0.0329</text:p>
          </table:table-cell>
          <table:table-cell office:value-type="float" office:value="0.0325" calcext:value-type="float">
            <text:p>0.0325</text:p>
          </table:table-cell>
          <table:table-cell office:value-type="float" office:value="0.043" calcext:value-type="float">
            <text:p>0.043</text:p>
          </table:table-cell>
          <table:table-cell office:value-type="float" office:value="0.055" calcext:value-type="float">
            <text:p>0.055</text:p>
          </table:table-cell>
          <table:table-cell office:value-type="float" office:value="0.069" calcext:value-type="float">
            <text:p>0.069</text:p>
          </table:table-cell>
          <table:table-cell office:value-type="float" office:value="0.0669" calcext:value-type="float">
            <text:p>0.0669</text:p>
          </table:table-cell>
          <table:table-cell office:value-type="float" office:value="0.0767" calcext:value-type="float">
            <text:p>0.0767</text:p>
          </table:table-cell>
          <table:table-cell office:value-type="float" office:value="0.0784" calcext:value-type="float">
            <text:p>0.0784</text:p>
          </table:table-cell>
          <table:table-cell office:value-type="float" office:value="0.0872" calcext:value-type="float">
            <text:p>0.0872</text:p>
          </table:table-cell>
          <table:table-cell office:value-type="float" office:value="0.0902" calcext:value-type="float">
            <text:p>0.0902</text:p>
          </table:table-cell>
          <table:table-cell office:value-type="float" office:value="0.083" calcext:value-type="float">
            <text:p>0.083</text:p>
          </table:table-cell>
          <table:table-cell office:value-type="float" office:value="0.0824" calcext:value-type="float">
            <text:p>0.0824</text:p>
          </table:table-cell>
          <table:table-cell office:value-type="float" office:value="0.0814" calcext:value-type="float">
            <text:p>0.0814</text:p>
          </table:table-cell>
          <table:table-cell office:value-type="float" office:value="0.09" calcext:value-type="float">
            <text:p>0.09</text:p>
          </table:table-cell>
          <table:table-cell office:value-type="float" office:value="0.0724" calcext:value-type="float">
            <text:p>0.0724</text:p>
          </table:table-cell>
          <table:table-cell office:value-type="float" office:value="0.0792" calcext:value-type="float">
            <text:p>0.0792</text:p>
          </table:table-cell>
          <table:table-cell office:value-type="float" office:value="0.0767" calcext:value-type="float">
            <text:p>0.0767</text:p>
          </table:table-cell>
          <table:table-cell office:value-type="float" office:value="0.0773" calcext:value-type="float">
            <text:p>0.0773</text:p>
          </table:table-cell>
          <table:table-cell office:value-type="float" office:value="0.0663" calcext:value-type="float">
            <text:p>0.0663</text:p>
          </table:table-cell>
          <table:table-cell office:value-type="float" office:value="0.0664" calcext:value-type="float">
            <text:p>0.0664</text:p>
          </table:table-cell>
          <table:table-cell office:value-type="float" office:value="0.0649" calcext:value-type="float">
            <text:p>0.0649</text:p>
          </table:table-cell>
          <table:table-cell office:value-type="float" office:value="0.064" calcext:value-type="float">
            <text:p>0.064</text:p>
          </table:table-cell>
          <table:table-cell office:value-type="float" office:value="0.0626" calcext:value-type="float">
            <text:p>0.0626</text:p>
          </table:table-cell>
          <table:table-cell office:value-type="float" office:value="0.0675" calcext:value-type="float">
            <text:p>0.0675</text:p>
          </table:table-cell>
          <table:table-cell office:value-type="float" office:value="0.0651" calcext:value-type="float">
            <text:p>0.0651</text:p>
          </table:table-cell>
          <table:table-cell office:value-type="float" office:value="0.0729" calcext:value-type="float">
            <text:p>0.0729</text:p>
          </table:table-cell>
          <table:table-cell table:number-columns-repeated="955"/>
        </table:table-row>
        <table:table-row table:style-name="ro2">
          <table:table-cell office:value-type="string" calcext:value-type="string">
            <text:p><text:s/>Florida</text:p>
          </table:table-cell>
          <table:table-cell office:value-type="string" calcext:value-type="string">
            <text:p>p99p100</text:p>
          </table:table-cell>
          <table:table-cell office:value-type="float" office:value="0.145978108" calcext:value-type="float">
            <text:p>0.145978108</text:p>
          </table:table-cell>
          <table:table-cell office:value-type="float" office:value="0.137855798" calcext:value-type="float">
            <text:p>0.137855798</text:p>
          </table:table-cell>
          <table:table-cell office:value-type="float" office:value="0.1237055361" calcext:value-type="float">
            <text:p>0.1237055361</text:p>
          </table:table-cell>
          <table:table-cell office:value-type="float" office:value="0.1168401465" calcext:value-type="float">
            <text:p>0.1168401465</text:p>
          </table:table-cell>
          <table:table-cell office:value-type="float" office:value="0.126417622" calcext:value-type="float">
            <text:p>0.126417622</text:p>
          </table:table-cell>
          <table:table-cell office:value-type="float" office:value="0.1326202154" calcext:value-type="float">
            <text:p>0.1326202154</text:p>
          </table:table-cell>
          <table:table-cell office:value-type="float" office:value="0.1369377077" calcext:value-type="float">
            <text:p>0.1369377077</text:p>
          </table:table-cell>
          <table:table-cell office:value-type="float" office:value="0.1219651029" calcext:value-type="float">
            <text:p>0.1219651029</text:p>
          </table:table-cell>
          <table:table-cell office:value-type="float" office:value="0.1153670028" calcext:value-type="float">
            <text:p>0.1153670028</text:p>
          </table:table-cell>
          <table:table-cell office:value-type="float" office:value="0.1231251284" calcext:value-type="float">
            <text:p>0.1231251284</text:p>
          </table:table-cell>
          <table:table-cell office:value-type="float" office:value="0.1139611229" calcext:value-type="float">
            <text:p>0.1139611229</text:p>
          </table:table-cell>
          <table:table-cell office:value-type="float" office:value="0.1201512888" calcext:value-type="float">
            <text:p>0.1201512888</text:p>
          </table:table-cell>
          <table:table-cell office:value-type="float" office:value="0.1134612411" calcext:value-type="float">
            <text:p>0.1134612411</text:p>
          </table:table-cell>
          <table:table-cell office:value-type="float" office:value="0.1134388521" calcext:value-type="float">
            <text:p>0.1134388521</text:p>
          </table:table-cell>
          <table:table-cell office:value-type="float" office:value="0.1246178895" calcext:value-type="float">
            <text:p>0.1246178895</text:p>
          </table:table-cell>
          <table:table-cell office:value-type="float" office:value="0.1274255514" calcext:value-type="float">
            <text:p>0.1274255514</text:p>
          </table:table-cell>
          <table:table-cell office:value-type="float" office:value="0.1168199554" calcext:value-type="float">
            <text:p>0.1168199554</text:p>
          </table:table-cell>
          <table:table-cell office:value-type="float" office:value="0.1243507937" calcext:value-type="float">
            <text:p>0.1243507937</text:p>
          </table:table-cell>
          <table:table-cell office:value-type="float" office:value="0.135183841" calcext:value-type="float">
            <text:p>0.135183841</text:p>
          </table:table-cell>
          <table:table-cell office:value-type="float" office:value="0.1235102192" calcext:value-type="float">
            <text:p>0.1235102192</text:p>
          </table:table-cell>
          <table:table-cell office:value-type="float" office:value="0.1065744981" calcext:value-type="float">
            <text:p>0.1065744981</text:p>
          </table:table-cell>
          <table:table-cell office:value-type="float" office:value="0.115237616" calcext:value-type="float">
            <text:p>0.115237616</text:p>
          </table:table-cell>
          <table:table-cell office:value-type="float" office:value="0.1211184561" calcext:value-type="float">
            <text:p>0.1211184561</text:p>
          </table:table-cell>
          <table:table-cell office:value-type="float" office:value="0.1162752882" calcext:value-type="float">
            <text:p>0.1162752882</text:p>
          </table:table-cell>
          <table:table-cell office:value-type="float" office:value="0.1026811972" calcext:value-type="float">
            <text:p>0.1026811972</text:p>
          </table:table-cell>
          <table:table-cell office:value-type="float" office:value="0.1037708819" calcext:value-type="float">
            <text:p>0.1037708819</text:p>
          </table:table-cell>
          <table:table-cell office:value-type="float" office:value="0.1021450609" calcext:value-type="float">
            <text:p>0.1021450609</text:p>
          </table:table-cell>
          <table:table-cell office:value-type="float" office:value="0.1056672633" calcext:value-type="float">
            <text:p>0.1056672633</text:p>
          </table:table-cell>
          <table:table-cell office:value-type="float" office:value="0.1072534695" calcext:value-type="float">
            <text:p>0.1072534695</text:p>
          </table:table-cell>
          <table:table-cell office:value-type="float" office:value="0.1229739413" calcext:value-type="float">
            <text:p>0.1229739413</text:p>
          </table:table-cell>
          <table:table-cell office:value-type="float" office:value="0.1198726743" calcext:value-type="float">
            <text:p>0.1198726743</text:p>
          </table:table-cell>
          <table:table-cell office:value-type="float" office:value="0.1172200516" calcext:value-type="float">
            <text:p>0.1172200516</text:p>
          </table:table-cell>
          <table:table-cell office:value-type="float" office:value="0.1271207333" calcext:value-type="float">
            <text:p>0.1271207333</text:p>
          </table:table-cell>
          <table:table-cell office:value-type="float" office:value="0.1329812706" calcext:value-type="float">
            <text:p>0.1329812706</text:p>
          </table:table-cell>
          <table:table-cell office:value-type="float" office:value="0.1631145179" calcext:value-type="float">
            <text:p>0.1631145179</text:p>
          </table:table-cell>
          <table:table-cell office:value-type="float" office:value="0.1965151578" calcext:value-type="float">
            <text:p>0.1965151578</text:p>
          </table:table-cell>
          <table:table-cell office:value-type="float" office:value="0.2304775268" calcext:value-type="float">
            <text:p>0.2304775268</text:p>
          </table:table-cell>
          <table:table-cell office:value-type="float" office:value="0.1670745313" calcext:value-type="float">
            <text:p>0.1670745313</text:p>
          </table:table-cell>
          <table:table-cell office:value-type="float" office:value="0.213689968" calcext:value-type="float">
            <text:p>0.213689968</text:p>
          </table:table-cell>
          <table:table-cell office:value-type="float" office:value="0.190715909" calcext:value-type="float">
            <text:p>0.190715909</text:p>
          </table:table-cell>
          <table:table-cell office:value-type="float" office:value="0.1801936179" calcext:value-type="float">
            <text:p>0.1801936179</text:p>
          </table:table-cell>
          <table:table-cell office:value-type="float" office:value="0.1646250039" calcext:value-type="float">
            <text:p>0.1646250039</text:p>
          </table:table-cell>
          <table:table-cell office:value-type="float" office:value="0.1881201267" calcext:value-type="float">
            <text:p>0.1881201267</text:p>
          </table:table-cell>
          <table:table-cell office:value-type="float" office:value="0.1772553176" calcext:value-type="float">
            <text:p>0.1772553176</text:p>
          </table:table-cell>
          <table:table-cell office:value-type="float" office:value="0.1798958331" calcext:value-type="float">
            <text:p>0.1798958331</text:p>
          </table:table-cell>
          <table:table-cell office:value-type="float" office:value="0.1898816377" calcext:value-type="float">
            <text:p>0.1898816377</text:p>
          </table:table-cell>
          <table:table-cell office:value-type="float" office:value="0.2117721885" calcext:value-type="float">
            <text:p>0.2117721885</text:p>
          </table:table-cell>
          <table:table-cell office:value-type="float" office:value="0.23553361" calcext:value-type="float">
            <text:p>0.23553361</text:p>
          </table:table-cell>
          <table:table-cell office:value-type="float" office:value="0.2434006184" calcext:value-type="float">
            <text:p>0.2434006184</text:p>
          </table:table-cell>
          <table:table-cell office:value-type="float" office:value="0.2414589226" calcext:value-type="float">
            <text:p>0.2414589226</text:p>
          </table:table-cell>
          <table:table-cell office:value-type="float" office:value="0.2532845438" calcext:value-type="float">
            <text:p>0.2532845438</text:p>
          </table:table-cell>
          <table:table-cell office:value-type="float" office:value="0.217166096" calcext:value-type="float">
            <text:p>0.217166096</text:p>
          </table:table-cell>
          <table:table-cell office:value-type="float" office:value="0.2087202221" calcext:value-type="float">
            <text:p>0.2087202221</text:p>
          </table:table-cell>
          <table:table-cell office:value-type="float" office:value="0.2069905698" calcext:value-type="float">
            <text:p>0.2069905698</text:p>
          </table:table-cell>
          <table:table-cell office:value-type="float" office:value="0.2655436695" calcext:value-type="float">
            <text:p>0.2655436695</text:p>
          </table:table-cell>
          <table:table-cell office:value-type="float" office:value="0.3175331056" calcext:value-type="float">
            <text:p>0.3175331056</text:p>
          </table:table-cell>
          <table:table-cell office:value-type="float" office:value="0.3125313818" calcext:value-type="float">
            <text:p>0.3125313818</text:p>
          </table:table-cell>
          <table:table-cell office:value-type="float" office:value="0.3035423458" calcext:value-type="float">
            <text:p>0.3035423458</text:p>
          </table:table-cell>
          <table:table-cell office:value-type="float" office:value="0.2568667829" calcext:value-type="float">
            <text:p>0.2568667829</text:p>
          </table:table-cell>
          <table:table-cell office:value-type="float" office:value="0.2273121476" calcext:value-type="float">
            <text:p>0.2273121476</text:p>
          </table:table-cell>
          <table:table-cell office:value-type="float" office:value="0.234800607" calcext:value-type="float">
            <text:p>0.234800607</text:p>
          </table:table-cell>
          <table:table-cell office:value-type="float" office:value="0.2443591058" calcext:value-type="float">
            <text:p>0.2443591058</text:p>
          </table:table-cell>
          <table:table-cell office:value-type="float" office:value="0.2952645719" calcext:value-type="float">
            <text:p>0.2952645719</text:p>
          </table:table-cell>
          <table:table-cell office:value-type="float" office:value="0.2578698993" calcext:value-type="float">
            <text:p>0.2578698993</text:p>
          </table:table-cell>
          <table:table-cell office:value-type="float" office:value="0.2831378877" calcext:value-type="float">
            <text:p>0.2831378877</text:p>
          </table:table-cell>
          <table:table-cell table:number-columns-repeated="957"/>
        </table:table-row>
        <table:table-row table:style-name="ro2">
          <table:table-cell office:value-type="string" calcext:value-type="string">
            <text:p><text:s/>France</text:p>
          </table:table-cell>
          <table:table-cell office:value-type="string" calcext:value-type="string">
            <text:p>p99p100</text:p>
          </table:table-cell>
          <table:table-cell office:value-type="float" office:value="0.1034" calcext:value-type="float">
            <text:p>0.1034</text:p>
          </table:table-cell>
          <table:table-cell office:value-type="float" office:value="0.107" calcext:value-type="float">
            <text:p>0.107</text:p>
          </table:table-cell>
          <table:table-cell office:value-type="float" office:value="0.1096" calcext:value-type="float">
            <text:p>0.1096</text:p>
          </table:table-cell>
          <table:table-cell office:value-type="float" office:value="0.1084" calcext:value-type="float">
            <text:p>0.1084</text:p>
          </table:table-cell>
          <table:table-cell office:value-type="float" office:value="0.1105" calcext:value-type="float">
            <text:p>0.1105</text:p>
          </table:table-cell>
          <table:table-cell office:value-type="float" office:value="0.1126" calcext:value-type="float">
            <text:p>0.1126</text:p>
          </table:table-cell>
          <table:table-cell office:value-type="float" office:value="0.1096" calcext:value-type="float">
            <text:p>0.1096</text:p>
          </table:table-cell>
          <table:table-cell office:value-type="float" office:value="0.1123" calcext:value-type="float">
            <text:p>0.1123</text:p>
          </table:table-cell>
          <table:table-cell office:value-type="float" office:value="0.1036" calcext:value-type="float">
            <text:p>0.1036</text:p>
          </table:table-cell>
          <table:table-cell office:value-type="float" office:value="0.1122" calcext:value-type="float">
            <text:p>0.1122</text:p>
          </table:table-cell>
          <table:table-cell office:value-type="float" office:value="0.1146" calcext:value-type="float">
            <text:p>0.1146</text:p>
          </table:table-cell>
          <table:table-cell office:value-type="float" office:value="0.1157" calcext:value-type="float">
            <text:p>0.1157</text:p>
          </table:table-cell>
          <table:table-cell office:value-type="float" office:value="0.1094" calcext:value-type="float">
            <text:p>0.1094</text:p>
          </table:table-cell>
          <table:table-cell office:value-type="float" office:value="0.1073" calcext:value-type="float">
            <text:p>0.1073</text:p>
          </table:table-cell>
          <table:table-cell office:value-type="float" office:value="0.1084" calcext:value-type="float">
            <text:p>0.1084</text:p>
          </table:table-cell>
          <table:table-cell office:value-type="float" office:value="0.1094" calcext:value-type="float">
            <text:p>0.1094</text:p>
          </table:table-cell>
          <table:table-cell office:value-type="float" office:value="0.1073" calcext:value-type="float">
            <text:p>0.1073</text:p>
          </table:table-cell>
          <table:table-cell office:value-type="float" office:value="0.1071" calcext:value-type="float">
            <text:p>0.1071</text:p>
          </table:table-cell>
          <table:table-cell office:value-type="float" office:value="0.1016" calcext:value-type="float">
            <text:p>0.1016</text:p>
          </table:table-cell>
          <table:table-cell office:value-type="float" office:value="0.099" calcext:value-type="float">
            <text:p>0.099</text:p>
          </table:table-cell>
          <table:table-cell office:value-type="float" office:value="0.0966" calcext:value-type="float">
            <text:p>0.0966</text:p>
          </table:table-cell>
          <table:table-cell office:value-type="float" office:value="0.0968" calcext:value-type="float">
            <text:p>0.0968</text:p>
          </table:table-cell>
          <table:table-cell office:value-type="float" office:value="0.095" calcext:value-type="float">
            <text:p>0.095</text:p>
          </table:table-cell>
          <table:table-cell office:value-type="float" office:value="0.1009" calcext:value-type="float">
            <text:p>0.1009</text:p>
          </table:table-cell>
          <table:table-cell office:value-type="float" office:value="0.0974" calcext:value-type="float">
            <text:p>0.0974</text:p>
          </table:table-cell>
          <table:table-cell office:value-type="float" office:value="0.0911" calcext:value-type="float">
            <text:p>0.0911</text:p>
          </table:table-cell>
          <table:table-cell office:value-type="float" office:value="0.091" calcext:value-type="float">
            <text:p>0.091</text:p>
          </table:table-cell>
          <table:table-cell office:value-type="float" office:value="0.0853" calcext:value-type="float">
            <text:p>0.0853</text:p>
          </table:table-cell>
          <table:table-cell office:value-type="float" office:value="0.0827" calcext:value-type="float">
            <text:p>0.0827</text:p>
          </table:table-cell>
          <table:table-cell office:value-type="float" office:value="0.0856" calcext:value-type="float">
            <text:p>0.0856</text:p>
          </table:table-cell>
          <table:table-cell office:value-type="float" office:value="0.0817" calcext:value-type="float">
            <text:p>0.0817</text:p>
          </table:table-cell>
          <table:table-cell office:value-type="float" office:value="0.0821" calcext:value-type="float">
            <text:p>0.0821</text:p>
          </table:table-cell>
          <table:table-cell office:value-type="float" office:value="0.0752" calcext:value-type="float">
            <text:p>0.0752</text:p>
          </table:table-cell>
          <table:table-cell office:value-type="float" office:value="0.0733" calcext:value-type="float">
            <text:p>0.0733</text:p>
          </table:table-cell>
          <table:table-cell office:value-type="float" office:value="0.0747" calcext:value-type="float">
            <text:p>0.0747</text:p>
          </table:table-cell>
          <table:table-cell office:value-type="float" office:value="0.0774" calcext:value-type="float">
            <text:p>0.0774</text:p>
          </table:table-cell>
          <table:table-cell office:value-type="float" office:value="0.0825" calcext:value-type="float">
            <text:p>0.0825</text:p>
          </table:table-cell>
          <table:table-cell office:value-type="float" office:value="0.0902" calcext:value-type="float">
            <text:p>0.0902</text:p>
          </table:table-cell>
          <table:table-cell office:value-type="float" office:value="0.0916" calcext:value-type="float">
            <text:p>0.0916</text:p>
          </table:table-cell>
          <table:table-cell office:value-type="float" office:value="0.0952" calcext:value-type="float">
            <text:p>0.0952</text:p>
          </table:table-cell>
          <table:table-cell office:value-type="float" office:value="0.0933" calcext:value-type="float">
            <text:p>0.0933</text:p>
          </table:table-cell>
          <table:table-cell office:value-type="float" office:value="0.0915" calcext:value-type="float">
            <text:p>0.0915</text:p>
          </table:table-cell>
          <table:table-cell office:value-type="float" office:value="0.0862" calcext:value-type="float">
            <text:p>0.0862</text:p>
          </table:table-cell>
          <table:table-cell office:value-type="float" office:value="0.0909" calcext:value-type="float">
            <text:p>0.0909</text:p>
          </table:table-cell>
          <table:table-cell office:value-type="float" office:value="0.0918" calcext:value-type="float">
            <text:p>0.0918</text:p>
          </table:table-cell>
          <table:table-cell office:value-type="float" office:value="0.0923" calcext:value-type="float">
            <text:p>0.0923</text:p>
          </table:table-cell>
          <table:table-cell office:value-type="float" office:value="0.1003" calcext:value-type="float">
            <text:p>0.1003</text:p>
          </table:table-cell>
          <table:table-cell office:value-type="float" office:value="0.1044" calcext:value-type="float">
            <text:p>0.1044</text:p>
          </table:table-cell>
          <table:table-cell office:value-type="float" office:value="0.1067" calcext:value-type="float">
            <text:p>0.1067</text:p>
          </table:table-cell>
          <table:table-cell office:value-type="float" office:value="0.106" calcext:value-type="float">
            <text:p>0.106</text:p>
          </table:table-cell>
          <table:table-cell office:value-type="float" office:value="0.1103" calcext:value-type="float">
            <text:p>0.1103</text:p>
          </table:table-cell>
          <table:table-cell office:value-type="float" office:value="0.1132" calcext:value-type="float">
            <text:p>0.1132</text:p>
          </table:table-cell>
          <table:table-cell office:value-type="float" office:value="0.1095" calcext:value-type="float">
            <text:p>0.1095</text:p>
          </table:table-cell>
          <table:table-cell office:value-type="float" office:value="0.1135" calcext:value-type="float">
            <text:p>0.1135</text:p>
          </table:table-cell>
          <table:table-cell office:value-type="float" office:value="0.1162" calcext:value-type="float">
            <text:p>0.1162</text:p>
          </table:table-cell>
          <table:table-cell office:value-type="float" office:value="0.1147" calcext:value-type="float">
            <text:p>0.1147</text:p>
          </table:table-cell>
          <table:table-cell office:value-type="float" office:value="0.1124" calcext:value-type="float">
            <text:p>0.1124</text:p>
          </table:table-cell>
          <table:table-cell office:value-type="float" office:value="0.1169" calcext:value-type="float">
            <text:p>0.1169</text:p>
          </table:table-cell>
          <table:table-cell office:value-type="float" office:value="0.1157" calcext:value-type="float">
            <text:p>0.1157</text:p>
          </table:table-cell>
          <table:table-cell office:value-type="float" office:value="0.1018" calcext:value-type="float">
            <text:p>0.1018</text:p>
          </table:table-cell>
          <table:table-cell office:value-type="float" office:value="0.1084" calcext:value-type="float">
            <text:p>0.1084</text:p>
          </table:table-cell>
          <table:table-cell office:value-type="float" office:value="0.1145" calcext:value-type="float">
            <text:p>0.1145</text:p>
          </table:table-cell>
          <table:table-cell office:value-type="float" office:value="0.1043" calcext:value-type="float">
            <text:p>0.1043</text:p>
          </table:table-cell>
          <table:table-cell office:value-type="float" office:value="0.1079" calcext:value-type="float">
            <text:p>0.1079</text:p>
          </table:table-cell>
          <table:table-cell office:value-type="float" office:value="0.108" calcext:value-type="float">
            <text:p>0.108</text:p>
          </table:table-cell>
          <table:table-cell table:number-columns-repeated="957"/>
        </table:table-row>
        <table:table-row table:style-name="ro2">
          <table:table-cell office:value-type="string" calcext:value-type="string">
            <text:p><text:s/>Georgia (US)</text:p>
          </table:table-cell>
          <table:table-cell office:value-type="string" calcext:value-type="string">
            <text:p>p99p100</text:p>
          </table:table-cell>
          <table:table-cell office:value-type="float" office:value="0.1153298095" calcext:value-type="float">
            <text:p>0.1153298095</text:p>
          </table:table-cell>
          <table:table-cell office:value-type="float" office:value="0.1110570356" calcext:value-type="float">
            <text:p>0.1110570356</text:p>
          </table:table-cell>
          <table:table-cell office:value-type="float" office:value="0.1030314341" calcext:value-type="float">
            <text:p>0.1030314341</text:p>
          </table:table-cell>
          <table:table-cell office:value-type="float" office:value="0.0949586183" calcext:value-type="float">
            <text:p>0.0949586183</text:p>
          </table:table-cell>
          <table:table-cell office:value-type="float" office:value="0.1097787023" calcext:value-type="float">
            <text:p>0.1097787023</text:p>
          </table:table-cell>
          <table:table-cell office:value-type="float" office:value="0.1019580886" calcext:value-type="float">
            <text:p>0.1019580886</text:p>
          </table:table-cell>
          <table:table-cell office:value-type="float" office:value="0.1004034802" calcext:value-type="float">
            <text:p>0.1004034802</text:p>
          </table:table-cell>
          <table:table-cell office:value-type="float" office:value="0.1004342735" calcext:value-type="float">
            <text:p>0.1004342735</text:p>
          </table:table-cell>
          <table:table-cell office:value-type="float" office:value="0.0975321904" calcext:value-type="float">
            <text:p>0.0975321904</text:p>
          </table:table-cell>
          <table:table-cell office:value-type="float" office:value="0.0974048898" calcext:value-type="float">
            <text:p>0.0974048898</text:p>
          </table:table-cell>
          <table:table-cell office:value-type="float" office:value="0.1019805521" calcext:value-type="float">
            <text:p>0.1019805521</text:p>
          </table:table-cell>
          <table:table-cell office:value-type="float" office:value="0.102514483" calcext:value-type="float">
            <text:p>0.102514483</text:p>
          </table:table-cell>
          <table:table-cell office:value-type="float" office:value="0.0967831686" calcext:value-type="float">
            <text:p>0.0967831686</text:p>
          </table:table-cell>
          <table:table-cell office:value-type="float" office:value="0.096326679" calcext:value-type="float">
            <text:p>0.096326679</text:p>
          </table:table-cell>
          <table:table-cell office:value-type="float" office:value="0.1022963747" calcext:value-type="float">
            <text:p>0.1022963747</text:p>
          </table:table-cell>
          <table:table-cell office:value-type="float" office:value="0.1056562513" calcext:value-type="float">
            <text:p>0.1056562513</text:p>
          </table:table-cell>
          <table:table-cell office:value-type="float" office:value="0.1005708799" calcext:value-type="float">
            <text:p>0.1005708799</text:p>
          </table:table-cell>
          <table:table-cell office:value-type="float" office:value="0.1007131487" calcext:value-type="float">
            <text:p>0.1007131487</text:p>
          </table:table-cell>
          <table:table-cell office:value-type="float" office:value="0.104833059" calcext:value-type="float">
            <text:p>0.104833059</text:p>
          </table:table-cell>
          <table:table-cell office:value-type="float" office:value="0.1087439582" calcext:value-type="float">
            <text:p>0.1087439582</text:p>
          </table:table-cell>
          <table:table-cell office:value-type="float" office:value="0.091563046" calcext:value-type="float">
            <text:p>0.091563046</text:p>
          </table:table-cell>
          <table:table-cell office:value-type="float" office:value="0.0959158167" calcext:value-type="float">
            <text:p>0.0959158167</text:p>
          </table:table-cell>
          <table:table-cell office:value-type="float" office:value="0.0992405489" calcext:value-type="float">
            <text:p>0.0992405489</text:p>
          </table:table-cell>
          <table:table-cell office:value-type="float" office:value="0.0951670036" calcext:value-type="float">
            <text:p>0.0951670036</text:p>
          </table:table-cell>
          <table:table-cell office:value-type="float" office:value="0.0898480862" calcext:value-type="float">
            <text:p>0.0898480862</text:p>
          </table:table-cell>
          <table:table-cell office:value-type="float" office:value="0.0851721391" calcext:value-type="float">
            <text:p>0.0851721391</text:p>
          </table:table-cell>
          <table:table-cell office:value-type="float" office:value="0.0815310106" calcext:value-type="float">
            <text:p>0.0815310106</text:p>
          </table:table-cell>
          <table:table-cell office:value-type="float" office:value="0.0830724686" calcext:value-type="float">
            <text:p>0.0830724686</text:p>
          </table:table-cell>
          <table:table-cell office:value-type="float" office:value="0.0836279765" calcext:value-type="float">
            <text:p>0.0836279765</text:p>
          </table:table-cell>
          <table:table-cell office:value-type="float" office:value="0.0955122262" calcext:value-type="float">
            <text:p>0.0955122262</text:p>
          </table:table-cell>
          <table:table-cell office:value-type="float" office:value="0.0895258784" calcext:value-type="float">
            <text:p>0.0895258784</text:p>
          </table:table-cell>
          <table:table-cell office:value-type="float" office:value="0.0898228735" calcext:value-type="float">
            <text:p>0.0898228735</text:p>
          </table:table-cell>
          <table:table-cell office:value-type="float" office:value="0.1090496331" calcext:value-type="float">
            <text:p>0.1090496331</text:p>
          </table:table-cell>
          <table:table-cell office:value-type="float" office:value="0.1207345277" calcext:value-type="float">
            <text:p>0.1207345277</text:p>
          </table:table-cell>
          <table:table-cell office:value-type="float" office:value="0.119029887" calcext:value-type="float">
            <text:p>0.119029887</text:p>
          </table:table-cell>
          <table:table-cell office:value-type="float" office:value="0.1195893213" calcext:value-type="float">
            <text:p>0.1195893213</text:p>
          </table:table-cell>
          <table:table-cell office:value-type="float" office:value="0.1514018327" calcext:value-type="float">
            <text:p>0.1514018327</text:p>
          </table:table-cell>
          <table:table-cell office:value-type="float" office:value="0.1184300333" calcext:value-type="float">
            <text:p>0.1184300333</text:p>
          </table:table-cell>
          <table:table-cell office:value-type="float" office:value="0.1471720487" calcext:value-type="float">
            <text:p>0.1471720487</text:p>
          </table:table-cell>
          <table:table-cell office:value-type="float" office:value="0.1355628967" calcext:value-type="float">
            <text:p>0.1355628967</text:p>
          </table:table-cell>
          <table:table-cell office:value-type="float" office:value="0.132613197" calcext:value-type="float">
            <text:p>0.132613197</text:p>
          </table:table-cell>
          <table:table-cell office:value-type="float" office:value="0.1227000579" calcext:value-type="float">
            <text:p>0.1227000579</text:p>
          </table:table-cell>
          <table:table-cell office:value-type="float" office:value="0.1326073557" calcext:value-type="float">
            <text:p>0.1326073557</text:p>
          </table:table-cell>
          <table:table-cell office:value-type="float" office:value="0.1330710948" calcext:value-type="float">
            <text:p>0.1330710948</text:p>
          </table:table-cell>
          <table:table-cell office:value-type="float" office:value="0.1322326809" calcext:value-type="float">
            <text:p>0.1322326809</text:p>
          </table:table-cell>
          <table:table-cell office:value-type="float" office:value="0.139466241" calcext:value-type="float">
            <text:p>0.139466241</text:p>
          </table:table-cell>
          <table:table-cell office:value-type="float" office:value="0.1478185058" calcext:value-type="float">
            <text:p>0.1478185058</text:p>
          </table:table-cell>
          <table:table-cell office:value-type="float" office:value="0.1597258151" calcext:value-type="float">
            <text:p>0.1597258151</text:p>
          </table:table-cell>
          <table:table-cell office:value-type="float" office:value="0.170685187" calcext:value-type="float">
            <text:p>0.170685187</text:p>
          </table:table-cell>
          <table:table-cell office:value-type="float" office:value="0.1727533937" calcext:value-type="float">
            <text:p>0.1727533937</text:p>
          </table:table-cell>
          <table:table-cell office:value-type="float" office:value="0.1801263243" calcext:value-type="float">
            <text:p>0.1801263243</text:p>
          </table:table-cell>
          <table:table-cell office:value-type="float" office:value="0.1587234437" calcext:value-type="float">
            <text:p>0.1587234437</text:p>
          </table:table-cell>
          <table:table-cell office:value-type="float" office:value="0.1490952969" calcext:value-type="float">
            <text:p>0.1490952969</text:p>
          </table:table-cell>
          <table:table-cell office:value-type="float" office:value="0.1534181833" calcext:value-type="float">
            <text:p>0.1534181833</text:p>
          </table:table-cell>
          <table:table-cell office:value-type="float" office:value="0.1703885347" calcext:value-type="float">
            <text:p>0.1703885347</text:p>
          </table:table-cell>
          <table:table-cell office:value-type="float" office:value="0.1909592152" calcext:value-type="float">
            <text:p>0.1909592152</text:p>
          </table:table-cell>
          <table:table-cell office:value-type="float" office:value="0.2032657266" calcext:value-type="float">
            <text:p>0.2032657266</text:p>
          </table:table-cell>
          <table:table-cell office:value-type="float" office:value="0.2023061365" calcext:value-type="float">
            <text:p>0.2023061365</text:p>
          </table:table-cell>
          <table:table-cell office:value-type="float" office:value="0.1741961688" calcext:value-type="float">
            <text:p>0.1741961688</text:p>
          </table:table-cell>
          <table:table-cell office:value-type="float" office:value="0.1588789076" calcext:value-type="float">
            <text:p>0.1588789076</text:p>
          </table:table-cell>
          <table:table-cell office:value-type="float" office:value="0.1670573056" calcext:value-type="float">
            <text:p>0.1670573056</text:p>
          </table:table-cell>
          <table:table-cell office:value-type="float" office:value="0.1651824266" calcext:value-type="float">
            <text:p>0.1651824266</text:p>
          </table:table-cell>
          <table:table-cell office:value-type="float" office:value="0.1819657832" calcext:value-type="float">
            <text:p>0.1819657832</text:p>
          </table:table-cell>
          <table:table-cell office:value-type="float" office:value="0.1775451005" calcext:value-type="float">
            <text:p>0.1775451005</text:p>
          </table:table-cell>
          <table:table-cell office:value-type="float" office:value="0.1912050843" calcext:value-type="float">
            <text:p>0.1912050843</text:p>
          </table:table-cell>
          <table:table-cell table:number-columns-repeated="957"/>
        </table:table-row>
        <table:table-row table:style-name="ro2">
          <table:table-cell office:value-type="string" calcext:value-type="string">
            <text:p><text:s/>German Democratic Republic</text:p>
          </table:table-cell>
          <table:table-cell office:value-type="string" calcext:value-type="string">
            <text:p>p99p100</text:p>
          </table:table-cell>
          <table:table-cell table:number-columns-repeated="30"/>
          <table:table-cell office:value-type="float" office:value="0.0254" calcext:value-type="float">
            <text:p>0.0254</text:p>
          </table:table-cell>
          <table:table-cell office:value-type="float" office:value="0.0273" calcext:value-type="float">
            <text:p>0.0273</text:p>
          </table:table-cell>
          <table:table-cell office:value-type="float" office:value="0.0293" calcext:value-type="float">
            <text:p>0.0293</text:p>
          </table:table-cell>
          <table:table-cell office:value-type="float" office:value="0.0313" calcext:value-type="float">
            <text:p>0.0313</text:p>
          </table:table-cell>
          <table:table-cell office:value-type="float" office:value="0.0331" calcext:value-type="float">
            <text:p>0.0331</text:p>
          </table:table-cell>
          <table:table-cell office:value-type="float" office:value="0.0349" calcext:value-type="float">
            <text:p>0.0349</text:p>
          </table:table-cell>
          <table:table-cell office:value-type="float" office:value="0.0359" calcext:value-type="float">
            <text:p>0.0359</text:p>
          </table:table-cell>
          <table:table-cell office:value-type="float" office:value="0.0369" calcext:value-type="float">
            <text:p>0.0369</text:p>
          </table:table-cell>
          <table:table-cell table:number-columns-repeated="3" office:value-type="float" office:value="0.0379" calcext:value-type="float">
            <text:p>0.0379</text:p>
          </table:table-cell>
          <table:table-cell table:number-columns-repeated="981"/>
        </table:table-row>
        <table:table-row table:style-name="ro2">
          <table:table-cell office:value-type="string" calcext:value-type="string">
            <text:p><text:s/>Germany</text:p>
          </table:table-cell>
          <table:table-cell office:value-type="string" calcext:value-type="string">
            <text:p>p99p100</text:p>
          </table:table-cell>
          <table:table-cell table:number-columns-repeated="30"/>
          <table:table-cell office:value-type="float" office:value="0.0872" calcext:value-type="float">
            <text:p>0.0872</text:p>
          </table:table-cell>
          <table:table-cell office:value-type="float" office:value="0.0868" calcext:value-type="float">
            <text:p>0.0868</text:p>
          </table:table-cell>
          <table:table-cell office:value-type="float" office:value="0.0864" calcext:value-type="float">
            <text:p>0.0864</text:p>
          </table:table-cell>
          <table:table-cell office:value-type="float" office:value="0.086" calcext:value-type="float">
            <text:p>0.086</text:p>
          </table:table-cell>
          <table:table-cell office:value-type="float" office:value="0.0882" calcext:value-type="float">
            <text:p>0.0882</text:p>
          </table:table-cell>
          <table:table-cell office:value-type="float" office:value="0.0906" calcext:value-type="float">
            <text:p>0.0906</text:p>
          </table:table-cell>
          <table:table-cell office:value-type="float" office:value="0.0929" calcext:value-type="float">
            <text:p>0.0929</text:p>
          </table:table-cell>
          <table:table-cell office:value-type="float" office:value="0.0992" calcext:value-type="float">
            <text:p>0.0992</text:p>
          </table:table-cell>
          <table:table-cell office:value-type="float" office:value="0.1055" calcext:value-type="float">
            <text:p>0.1055</text:p>
          </table:table-cell>
          <table:table-cell office:value-type="float" office:value="0.1119" calcext:value-type="float">
            <text:p>0.1119</text:p>
          </table:table-cell>
          <table:table-cell office:value-type="float" office:value="0.1077" calcext:value-type="float">
            <text:p>0.1077</text:p>
          </table:table-cell>
          <table:table-cell office:value-type="float" office:value="0.1035" calcext:value-type="float">
            <text:p>0.1035</text:p>
          </table:table-cell>
          <table:table-cell office:value-type="float" office:value="0.0982" calcext:value-type="float">
            <text:p>0.0982</text:p>
          </table:table-cell>
          <table:table-cell office:value-type="float" office:value="0.0934" calcext:value-type="float">
            <text:p>0.0934</text:p>
          </table:table-cell>
          <table:table-cell office:value-type="float" office:value="0.0903" calcext:value-type="float">
            <text:p>0.0903</text:p>
          </table:table-cell>
          <table:table-cell office:value-type="float" office:value="0.0899" calcext:value-type="float">
            <text:p>0.0899</text:p>
          </table:table-cell>
          <table:table-cell office:value-type="float" office:value="0.0961" calcext:value-type="float">
            <text:p>0.0961</text:p>
          </table:table-cell>
          <table:table-cell office:value-type="float" office:value="0.1004" calcext:value-type="float">
            <text:p>0.1004</text:p>
          </table:table-cell>
          <table:table-cell office:value-type="float" office:value="0.105" calcext:value-type="float">
            <text:p>0.105</text:p>
          </table:table-cell>
          <table:table-cell office:value-type="float" office:value="0.1018" calcext:value-type="float">
            <text:p>0.1018</text:p>
          </table:table-cell>
          <table:table-cell office:value-type="float" office:value="0.1012" calcext:value-type="float">
            <text:p>0.1012</text:p>
          </table:table-cell>
          <table:table-cell office:value-type="float" office:value="0.0999" calcext:value-type="float">
            <text:p>0.0999</text:p>
          </table:table-cell>
          <table:table-cell office:value-type="float" office:value="0.0994" calcext:value-type="float">
            <text:p>0.0994</text:p>
          </table:table-cell>
          <table:table-cell office:value-type="float" office:value="0.0939" calcext:value-type="float">
            <text:p>0.0939</text:p>
          </table:table-cell>
          <table:table-cell office:value-type="float" office:value="0.1043" calcext:value-type="float">
            <text:p>0.1043</text:p>
          </table:table-cell>
          <table:table-cell office:value-type="float" office:value="0.1176" calcext:value-type="float">
            <text:p>0.1176</text:p>
          </table:table-cell>
          <table:table-cell office:value-type="float" office:value="0.1207" calcext:value-type="float">
            <text:p>0.1207</text:p>
          </table:table-cell>
          <table:table-cell office:value-type="float" office:value="0.1303" calcext:value-type="float">
            <text:p>0.1303</text:p>
          </table:table-cell>
          <table:table-cell office:value-type="float" office:value="0.1309" calcext:value-type="float">
            <text:p>0.1309</text:p>
          </table:table-cell>
          <table:table-cell office:value-type="float" office:value="0.117" calcext:value-type="float">
            <text:p>0.117</text:p>
          </table:table-cell>
          <table:table-cell table:number-columns-repeated="2" office:value-type="float" office:value="0.1181" calcext:value-type="float">
            <text:p>0.1181</text:p>
          </table:table-cell>
          <table:table-cell office:value-type="float" office:value="0.1177" calcext:value-type="float">
            <text:p>0.1177</text:p>
          </table:table-cell>
          <table:table-cell office:value-type="float" office:value="0.1161" calcext:value-type="float">
            <text:p>0.1161</text:p>
          </table:table-cell>
          <table:table-cell office:value-type="float" office:value="0.1083" calcext:value-type="float">
            <text:p>0.1083</text:p>
          </table:table-cell>
          <table:table-cell office:value-type="float" office:value="0.111" calcext:value-type="float">
            <text:p>0.111</text:p>
          </table:table-cell>
          <table:table-cell office:value-type="float" office:value="0.1113" calcext:value-type="float">
            <text:p>0.1113</text:p>
          </table:table-cell>
          <table:table-cell table:number-columns-repeated="955"/>
        </table:table-row>
        <table:table-row table:style-name="ro2">
          <table:table-cell office:value-type="string" calcext:value-type="string">
            <text:p><text:s/>Greece</text:p>
          </table:table-cell>
          <table:table-cell office:value-type="string" calcext:value-type="string">
            <text:p>p99p100</text:p>
          </table:table-cell>
          <table:table-cell table:number-columns-repeated="30"/>
          <table:table-cell office:value-type="float" office:value="0.0707" calcext:value-type="float">
            <text:p>0.0707</text:p>
          </table:table-cell>
          <table:table-cell office:value-type="float" office:value="0.0694" calcext:value-type="float">
            <text:p>0.0694</text:p>
          </table:table-cell>
          <table:table-cell office:value-type="float" office:value="0.0674" calcext:value-type="float">
            <text:p>0.0674</text:p>
          </table:table-cell>
          <table:table-cell office:value-type="float" office:value="0.067" calcext:value-type="float">
            <text:p>0.067</text:p>
          </table:table-cell>
          <table:table-cell office:value-type="float" office:value="0.0655" calcext:value-type="float">
            <text:p>0.0655</text:p>
          </table:table-cell>
          <table:table-cell office:value-type="float" office:value="0.067" calcext:value-type="float">
            <text:p>0.067</text:p>
          </table:table-cell>
          <table:table-cell table:number-columns-repeated="2" office:value-type="float" office:value="0.066" calcext:value-type="float">
            <text:p>0.066</text:p>
          </table:table-cell>
          <table:table-cell office:value-type="float" office:value="0.0655" calcext:value-type="float">
            <text:p>0.0655</text:p>
          </table:table-cell>
          <table:table-cell office:value-type="float" office:value="0.0652" calcext:value-type="float">
            <text:p>0.0652</text:p>
          </table:table-cell>
          <table:table-cell office:value-type="float" office:value="0.0655" calcext:value-type="float">
            <text:p>0.0655</text:p>
          </table:table-cell>
          <table:table-cell office:value-type="float" office:value="0.0647" calcext:value-type="float">
            <text:p>0.0647</text:p>
          </table:table-cell>
          <table:table-cell office:value-type="float" office:value="0.0634" calcext:value-type="float">
            <text:p>0.0634</text:p>
          </table:table-cell>
          <table:table-cell office:value-type="float" office:value="0.0647" calcext:value-type="float">
            <text:p>0.0647</text:p>
          </table:table-cell>
          <table:table-cell office:value-type="float" office:value="0.0651" calcext:value-type="float">
            <text:p>0.0651</text:p>
          </table:table-cell>
          <table:table-cell office:value-type="float" office:value="0.0673" calcext:value-type="float">
            <text:p>0.0673</text:p>
          </table:table-cell>
          <table:table-cell office:value-type="float" office:value="0.0696" calcext:value-type="float">
            <text:p>0.0696</text:p>
          </table:table-cell>
          <table:table-cell office:value-type="float" office:value="0.0823" calcext:value-type="float">
            <text:p>0.0823</text:p>
          </table:table-cell>
          <table:table-cell office:value-type="float" office:value="0.0858" calcext:value-type="float">
            <text:p>0.0858</text:p>
          </table:table-cell>
          <table:table-cell office:value-type="float" office:value="0.0963" calcext:value-type="float">
            <text:p>0.0963</text:p>
          </table:table-cell>
          <table:table-cell office:value-type="float" office:value="0.0928" calcext:value-type="float">
            <text:p>0.0928</text:p>
          </table:table-cell>
          <table:table-cell office:value-type="float" office:value="0.0905" calcext:value-type="float">
            <text:p>0.0905</text:p>
          </table:table-cell>
          <table:table-cell office:value-type="float" office:value="0.0889" calcext:value-type="float">
            <text:p>0.0889</text:p>
          </table:table-cell>
          <table:table-cell table:number-columns-repeated="2" office:value-type="float" office:value="0.0874" calcext:value-type="float">
            <text:p>0.0874</text:p>
          </table:table-cell>
          <table:table-cell office:value-type="float" office:value="0.0852" calcext:value-type="float">
            <text:p>0.0852</text:p>
          </table:table-cell>
          <table:table-cell office:value-type="float" office:value="0.0818" calcext:value-type="float">
            <text:p>0.0818</text:p>
          </table:table-cell>
          <table:table-cell office:value-type="float" office:value="0.0734" calcext:value-type="float">
            <text:p>0.0734</text:p>
          </table:table-cell>
          <table:table-cell office:value-type="float" office:value="0.071" calcext:value-type="float">
            <text:p>0.071</text:p>
          </table:table-cell>
          <table:table-cell office:value-type="float" office:value="0.0706" calcext:value-type="float">
            <text:p>0.0706</text:p>
          </table:table-cell>
          <table:table-cell office:value-type="float" office:value="0.0697" calcext:value-type="float">
            <text:p>0.0697</text:p>
          </table:table-cell>
          <table:table-cell office:value-type="float" office:value="0.073" calcext:value-type="float">
            <text:p>0.073</text:p>
          </table:table-cell>
          <table:table-cell office:value-type="float" office:value="0.0892" calcext:value-type="float">
            <text:p>0.0892</text:p>
          </table:table-cell>
          <table:table-cell office:value-type="float" office:value="0.1094" calcext:value-type="float">
            <text:p>0.1094</text:p>
          </table:table-cell>
          <table:table-cell office:value-type="float" office:value="0.1122" calcext:value-type="float">
            <text:p>0.1122</text:p>
          </table:table-cell>
          <table:table-cell office:value-type="float" office:value="0.1118" calcext:value-type="float">
            <text:p>0.1118</text:p>
          </table:table-cell>
          <table:table-cell office:value-type="float" office:value="0.1083" calcext:value-type="float">
            <text:p>0.1083</text:p>
          </table:table-cell>
          <table:table-cell table:number-columns-repeated="955"/>
        </table:table-row>
        <table:table-row table:style-name="ro2">
          <table:table-cell office:value-type="string" calcext:value-type="string">
            <text:p><text:s/>Hawaii</text:p>
          </table:table-cell>
          <table:table-cell office:value-type="string" calcext:value-type="string">
            <text:p>p99p100</text:p>
          </table:table-cell>
          <table:table-cell office:value-type="float" office:value="0.0892646015" calcext:value-type="float">
            <text:p>0.0892646015</text:p>
          </table:table-cell>
          <table:table-cell office:value-type="float" office:value="0.0823200867" calcext:value-type="float">
            <text:p>0.0823200867</text:p>
          </table:table-cell>
          <table:table-cell office:value-type="float" office:value="0.0730900913" calcext:value-type="float">
            <text:p>0.0730900913</text:p>
          </table:table-cell>
          <table:table-cell office:value-type="float" office:value="0.0665124953" calcext:value-type="float">
            <text:p>0.0665124953</text:p>
          </table:table-cell>
          <table:table-cell office:value-type="float" office:value="0.0720613152" calcext:value-type="float">
            <text:p>0.0720613152</text:p>
          </table:table-cell>
          <table:table-cell office:value-type="float" office:value="0.07708285" calcext:value-type="float">
            <text:p>0.07708285</text:p>
          </table:table-cell>
          <table:table-cell office:value-type="float" office:value="0.0894029364" calcext:value-type="float">
            <text:p>0.0894029364</text:p>
          </table:table-cell>
          <table:table-cell office:value-type="float" office:value="0.0765862539" calcext:value-type="float">
            <text:p>0.0765862539</text:p>
          </table:table-cell>
          <table:table-cell office:value-type="float" office:value="0.0834777728" calcext:value-type="float">
            <text:p>0.0834777728</text:p>
          </table:table-cell>
          <table:table-cell office:value-type="float" office:value="0.0864969194" calcext:value-type="float">
            <text:p>0.0864969194</text:p>
          </table:table-cell>
          <table:table-cell office:value-type="float" office:value="0.0904264003" calcext:value-type="float">
            <text:p>0.0904264003</text:p>
          </table:table-cell>
          <table:table-cell office:value-type="float" office:value="0.1011906564" calcext:value-type="float">
            <text:p>0.1011906564</text:p>
          </table:table-cell>
          <table:table-cell office:value-type="float" office:value="0.0760881603" calcext:value-type="float">
            <text:p>0.0760881603</text:p>
          </table:table-cell>
          <table:table-cell office:value-type="float" office:value="0.0706582516" calcext:value-type="float">
            <text:p>0.0706582516</text:p>
          </table:table-cell>
          <table:table-cell office:value-type="float" office:value="0.0745317712" calcext:value-type="float">
            <text:p>0.0745317712</text:p>
          </table:table-cell>
          <table:table-cell office:value-type="float" office:value="0.0828578472" calcext:value-type="float">
            <text:p>0.0828578472</text:p>
          </table:table-cell>
          <table:table-cell office:value-type="float" office:value="0.0763544887" calcext:value-type="float">
            <text:p>0.0763544887</text:p>
          </table:table-cell>
          <table:table-cell office:value-type="float" office:value="0.0787397772" calcext:value-type="float">
            <text:p>0.0787397772</text:p>
          </table:table-cell>
          <table:table-cell office:value-type="float" office:value="0.0775178075" calcext:value-type="float">
            <text:p>0.0775178075</text:p>
          </table:table-cell>
          <table:table-cell office:value-type="float" office:value="0.078290239" calcext:value-type="float">
            <text:p>0.078290239</text:p>
          </table:table-cell>
          <table:table-cell office:value-type="float" office:value="0.0641482621" calcext:value-type="float">
            <text:p>0.0641482621</text:p>
          </table:table-cell>
          <table:table-cell office:value-type="float" office:value="0.0673450828" calcext:value-type="float">
            <text:p>0.0673450828</text:p>
          </table:table-cell>
          <table:table-cell office:value-type="float" office:value="0.0727274194" calcext:value-type="float">
            <text:p>0.0727274194</text:p>
          </table:table-cell>
          <table:table-cell office:value-type="float" office:value="0.0749696642" calcext:value-type="float">
            <text:p>0.0749696642</text:p>
          </table:table-cell>
          <table:table-cell office:value-type="float" office:value="0.0765799582" calcext:value-type="float">
            <text:p>0.0765799582</text:p>
          </table:table-cell>
          <table:table-cell office:value-type="float" office:value="0.0659598857" calcext:value-type="float">
            <text:p>0.0659598857</text:p>
          </table:table-cell>
          <table:table-cell office:value-type="float" office:value="0.0648259372" calcext:value-type="float">
            <text:p>0.0648259372</text:p>
          </table:table-cell>
          <table:table-cell office:value-type="float" office:value="0.0688493848" calcext:value-type="float">
            <text:p>0.0688493848</text:p>
          </table:table-cell>
          <table:table-cell office:value-type="float" office:value="0.0710834786" calcext:value-type="float">
            <text:p>0.0710834786</text:p>
          </table:table-cell>
          <table:table-cell office:value-type="float" office:value="0.0751530826" calcext:value-type="float">
            <text:p>0.0751530826</text:p>
          </table:table-cell>
          <table:table-cell office:value-type="float" office:value="0.076862365" calcext:value-type="float">
            <text:p>0.076862365</text:p>
          </table:table-cell>
          <table:table-cell office:value-type="float" office:value="0.0772532746" calcext:value-type="float">
            <text:p>0.0772532746</text:p>
          </table:table-cell>
          <table:table-cell office:value-type="float" office:value="0.0776532665" calcext:value-type="float">
            <text:p>0.0776532665</text:p>
          </table:table-cell>
          <table:table-cell office:value-type="float" office:value="0.0882255882" calcext:value-type="float">
            <text:p>0.0882255882</text:p>
          </table:table-cell>
          <table:table-cell office:value-type="float" office:value="0.0817439184" calcext:value-type="float">
            <text:p>0.0817439184</text:p>
          </table:table-cell>
          <table:table-cell office:value-type="float" office:value="0.0781106204" calcext:value-type="float">
            <text:p>0.0781106204</text:p>
          </table:table-cell>
          <table:table-cell office:value-type="float" office:value="0.1098023281" calcext:value-type="float">
            <text:p>0.1098023281</text:p>
          </table:table-cell>
          <table:table-cell office:value-type="float" office:value="0.0945265219" calcext:value-type="float">
            <text:p>0.0945265219</text:p>
          </table:table-cell>
          <table:table-cell office:value-type="float" office:value="0.1223913357" calcext:value-type="float">
            <text:p>0.1223913357</text:p>
          </table:table-cell>
          <table:table-cell office:value-type="float" office:value="0.1194667295" calcext:value-type="float">
            <text:p>0.1194667295</text:p>
          </table:table-cell>
          <table:table-cell office:value-type="float" office:value="0.1342113018" calcext:value-type="float">
            <text:p>0.1342113018</text:p>
          </table:table-cell>
          <table:table-cell office:value-type="float" office:value="0.1064080372" calcext:value-type="float">
            <text:p>0.1064080372</text:p>
          </table:table-cell>
          <table:table-cell office:value-type="float" office:value="0.1042670161" calcext:value-type="float">
            <text:p>0.1042670161</text:p>
          </table:table-cell>
          <table:table-cell office:value-type="float" office:value="0.0990875363" calcext:value-type="float">
            <text:p>0.0990875363</text:p>
          </table:table-cell>
          <table:table-cell office:value-type="float" office:value="0.0933210924" calcext:value-type="float">
            <text:p>0.0933210924</text:p>
          </table:table-cell>
          <table:table-cell office:value-type="float" office:value="0.0934172794" calcext:value-type="float">
            <text:p>0.0934172794</text:p>
          </table:table-cell>
          <table:table-cell office:value-type="float" office:value="0.1035645828" calcext:value-type="float">
            <text:p>0.1035645828</text:p>
          </table:table-cell>
          <table:table-cell office:value-type="float" office:value="0.1056385636" calcext:value-type="float">
            <text:p>0.1056385636</text:p>
          </table:table-cell>
          <table:table-cell office:value-type="float" office:value="0.1104387194" calcext:value-type="float">
            <text:p>0.1104387194</text:p>
          </table:table-cell>
          <table:table-cell office:value-type="float" office:value="0.1213572547" calcext:value-type="float">
            <text:p>0.1213572547</text:p>
          </table:table-cell>
          <table:table-cell office:value-type="float" office:value="0.1306731403" calcext:value-type="float">
            <text:p>0.1306731403</text:p>
          </table:table-cell>
          <table:table-cell office:value-type="float" office:value="0.1225108951" calcext:value-type="float">
            <text:p>0.1225108951</text:p>
          </table:table-cell>
          <table:table-cell office:value-type="float" office:value="0.1144316122" calcext:value-type="float">
            <text:p>0.1144316122</text:p>
          </table:table-cell>
          <table:table-cell office:value-type="float" office:value="0.1264736652" calcext:value-type="float">
            <text:p>0.1264736652</text:p>
          </table:table-cell>
          <table:table-cell office:value-type="float" office:value="0.1422119737" calcext:value-type="float">
            <text:p>0.1422119737</text:p>
          </table:table-cell>
          <table:table-cell office:value-type="float" office:value="0.1645328701" calcext:value-type="float">
            <text:p>0.1645328701</text:p>
          </table:table-cell>
          <table:table-cell office:value-type="float" office:value="0.159982264" calcext:value-type="float">
            <text:p>0.159982264</text:p>
          </table:table-cell>
          <table:table-cell office:value-type="float" office:value="0.1566539705" calcext:value-type="float">
            <text:p>0.1566539705</text:p>
          </table:table-cell>
          <table:table-cell office:value-type="float" office:value="0.1344581693" calcext:value-type="float">
            <text:p>0.1344581693</text:p>
          </table:table-cell>
          <table:table-cell office:value-type="float" office:value="0.1289831102" calcext:value-type="float">
            <text:p>0.1289831102</text:p>
          </table:table-cell>
          <table:table-cell office:value-type="float" office:value="0.1133933961" calcext:value-type="float">
            <text:p>0.1133933961</text:p>
          </table:table-cell>
          <table:table-cell office:value-type="float" office:value="0.1086684093" calcext:value-type="float">
            <text:p>0.1086684093</text:p>
          </table:table-cell>
          <table:table-cell office:value-type="float" office:value="0.1250677854" calcext:value-type="float">
            <text:p>0.1250677854</text:p>
          </table:table-cell>
          <table:table-cell office:value-type="float" office:value="0.1187004521" calcext:value-type="float">
            <text:p>0.1187004521</text:p>
          </table:table-cell>
          <table:table-cell office:value-type="float" office:value="0.1206155121" calcext:value-type="float">
            <text:p>0.1206155121</text:p>
          </table:table-cell>
          <table:table-cell table:number-columns-repeated="957"/>
        </table:table-row>
        <table:table-row table:style-name="ro2">
          <table:table-cell office:value-type="string" calcext:value-type="string">
            <text:p><text:s/>Hungary</text:p>
          </table:table-cell>
          <table:table-cell office:value-type="string" calcext:value-type="string">
            <text:p>p99p100</text:p>
          </table:table-cell>
          <table:table-cell table:number-columns-repeated="30"/>
          <table:table-cell office:value-type="float" office:value="0.0215" calcext:value-type="float">
            <text:p>0.0215</text:p>
          </table:table-cell>
          <table:table-cell office:value-type="float" office:value="0.0212" calcext:value-type="float">
            <text:p>0.0212</text:p>
          </table:table-cell>
          <table:table-cell office:value-type="float" office:value="0.0209" calcext:value-type="float">
            <text:p>0.0209</text:p>
          </table:table-cell>
          <table:table-cell office:value-type="float" office:value="0.0207" calcext:value-type="float">
            <text:p>0.0207</text:p>
          </table:table-cell>
          <table:table-cell office:value-type="float" office:value="0.0204" calcext:value-type="float">
            <text:p>0.0204</text:p>
          </table:table-cell>
          <table:table-cell office:value-type="float" office:value="0.0211" calcext:value-type="float">
            <text:p>0.0211</text:p>
          </table:table-cell>
          <table:table-cell office:value-type="float" office:value="0.0218" calcext:value-type="float">
            <text:p>0.0218</text:p>
          </table:table-cell>
          <table:table-cell office:value-type="float" office:value="0.0252" calcext:value-type="float">
            <text:p>0.0252</text:p>
          </table:table-cell>
          <table:table-cell office:value-type="float" office:value="0.0286" calcext:value-type="float">
            <text:p>0.0286</text:p>
          </table:table-cell>
          <table:table-cell office:value-type="float" office:value="0.0343" calcext:value-type="float">
            <text:p>0.0343</text:p>
          </table:table-cell>
          <table:table-cell office:value-type="float" office:value="0.0401" calcext:value-type="float">
            <text:p>0.0401</text:p>
          </table:table-cell>
          <table:table-cell office:value-type="float" office:value="0.0458" calcext:value-type="float">
            <text:p>0.0458</text:p>
          </table:table-cell>
          <table:table-cell office:value-type="float" office:value="0.0516" calcext:value-type="float">
            <text:p>0.0516</text:p>
          </table:table-cell>
          <table:table-cell office:value-type="float" office:value="0.0539" calcext:value-type="float">
            <text:p>0.0539</text:p>
          </table:table-cell>
          <table:table-cell office:value-type="float" office:value="0.0541" calcext:value-type="float">
            <text:p>0.0541</text:p>
          </table:table-cell>
          <table:table-cell office:value-type="float" office:value="0.0561" calcext:value-type="float">
            <text:p>0.0561</text:p>
          </table:table-cell>
          <table:table-cell office:value-type="float" office:value="0.0612" calcext:value-type="float">
            <text:p>0.0612</text:p>
          </table:table-cell>
          <table:table-cell office:value-type="float" office:value="0.0634" calcext:value-type="float">
            <text:p>0.0634</text:p>
          </table:table-cell>
          <table:table-cell office:value-type="float" office:value="0.0659" calcext:value-type="float">
            <text:p>0.0659</text:p>
          </table:table-cell>
          <table:table-cell office:value-type="float" office:value="0.0679" calcext:value-type="float">
            <text:p>0.0679</text:p>
          </table:table-cell>
          <table:table-cell office:value-type="float" office:value="0.0711" calcext:value-type="float">
            <text:p>0.0711</text:p>
          </table:table-cell>
          <table:table-cell office:value-type="float" office:value="0.0758" calcext:value-type="float">
            <text:p>0.0758</text:p>
          </table:table-cell>
          <table:table-cell office:value-type="float" office:value="0.074" calcext:value-type="float">
            <text:p>0.074</text:p>
          </table:table-cell>
          <table:table-cell office:value-type="float" office:value="0.0729" calcext:value-type="float">
            <text:p>0.0729</text:p>
          </table:table-cell>
          <table:table-cell office:value-type="float" office:value="0.0715" calcext:value-type="float">
            <text:p>0.0715</text:p>
          </table:table-cell>
          <table:table-cell office:value-type="float" office:value="0.0779" calcext:value-type="float">
            <text:p>0.0779</text:p>
          </table:table-cell>
          <table:table-cell office:value-type="float" office:value="0.0882" calcext:value-type="float">
            <text:p>0.0882</text:p>
          </table:table-cell>
          <table:table-cell office:value-type="float" office:value="0.089" calcext:value-type="float">
            <text:p>0.089</text:p>
          </table:table-cell>
          <table:table-cell office:value-type="float" office:value="0.0823" calcext:value-type="float">
            <text:p>0.0823</text:p>
          </table:table-cell>
          <table:table-cell office:value-type="float" office:value="0.0813" calcext:value-type="float">
            <text:p>0.0813</text:p>
          </table:table-cell>
          <table:table-cell office:value-type="float" office:value="0.0827" calcext:value-type="float">
            <text:p>0.0827</text:p>
          </table:table-cell>
          <table:table-cell office:value-type="float" office:value="0.0758" calcext:value-type="float">
            <text:p>0.0758</text:p>
          </table:table-cell>
          <table:table-cell office:value-type="float" office:value="0.0784" calcext:value-type="float">
            <text:p>0.0784</text:p>
          </table:table-cell>
          <table:table-cell office:value-type="float" office:value="0.0809" calcext:value-type="float">
            <text:p>0.0809</text:p>
          </table:table-cell>
          <table:table-cell office:value-type="float" office:value="0.0876" calcext:value-type="float">
            <text:p>0.0876</text:p>
          </table:table-cell>
          <table:table-cell office:value-type="float" office:value="0.071" calcext:value-type="float">
            <text:p>0.071</text:p>
          </table:table-cell>
          <table:table-cell office:value-type="float" office:value="0.0772" calcext:value-type="float">
            <text:p>0.0772</text:p>
          </table:table-cell>
          <table:table-cell table:number-columns-repeated="955"/>
        </table:table-row>
        <table:table-row table:style-name="ro2">
          <table:table-cell office:value-type="string" calcext:value-type="string">
            <text:p><text:s/>Iceland</text:p>
          </table:table-cell>
          <table:table-cell office:value-type="string" calcext:value-type="string">
            <text:p>p99p100</text:p>
          </table:table-cell>
          <table:table-cell table:number-columns-repeated="40"/>
          <table:table-cell office:value-type="float" office:value="0.0555" calcext:value-type="float">
            <text:p>0.0555</text:p>
          </table:table-cell>
          <table:table-cell office:value-type="float" office:value="0.0548" calcext:value-type="float">
            <text:p>0.0548</text:p>
          </table:table-cell>
          <table:table-cell office:value-type="float" office:value="0.0564" calcext:value-type="float">
            <text:p>0.0564</text:p>
          </table:table-cell>
          <table:table-cell office:value-type="float" office:value="0.0558" calcext:value-type="float">
            <text:p>0.0558</text:p>
          </table:table-cell>
          <table:table-cell office:value-type="float" office:value="0.0559" calcext:value-type="float">
            <text:p>0.0559</text:p>
          </table:table-cell>
          <table:table-cell table:number-columns-repeated="2" office:value-type="float" office:value="0.0561" calcext:value-type="float">
            <text:p>0.0561</text:p>
          </table:table-cell>
          <table:table-cell table:number-columns-repeated="2" office:value-type="float" office:value="0.0567" calcext:value-type="float">
            <text:p>0.0567</text:p>
          </table:table-cell>
          <table:table-cell office:value-type="float" office:value="0.058" calcext:value-type="float">
            <text:p>0.058</text:p>
          </table:table-cell>
          <table:table-cell office:value-type="float" office:value="0.0597" calcext:value-type="float">
            <text:p>0.0597</text:p>
          </table:table-cell>
          <table:table-cell office:value-type="float" office:value="0.0707" calcext:value-type="float">
            <text:p>0.0707</text:p>
          </table:table-cell>
          <table:table-cell office:value-type="float" office:value="0.0762" calcext:value-type="float">
            <text:p>0.0762</text:p>
          </table:table-cell>
          <table:table-cell office:value-type="float" office:value="0.0802" calcext:value-type="float">
            <text:p>0.0802</text:p>
          </table:table-cell>
          <table:table-cell office:value-type="float" office:value="0.0713" calcext:value-type="float">
            <text:p>0.0713</text:p>
          </table:table-cell>
          <table:table-cell office:value-type="float" office:value="0.0859" calcext:value-type="float">
            <text:p>0.0859</text:p>
          </table:table-cell>
          <table:table-cell office:value-type="float" office:value="0.0906" calcext:value-type="float">
            <text:p>0.0906</text:p>
          </table:table-cell>
          <table:table-cell office:value-type="float" office:value="0.1217" calcext:value-type="float">
            <text:p>0.1217</text:p>
          </table:table-cell>
          <table:table-cell office:value-type="float" office:value="0.0689" calcext:value-type="float">
            <text:p>0.0689</text:p>
          </table:table-cell>
          <table:table-cell office:value-type="float" office:value="0.0565" calcext:value-type="float">
            <text:p>0.0565</text:p>
          </table:table-cell>
          <table:table-cell office:value-type="float" office:value="0.0482" calcext:value-type="float">
            <text:p>0.0482</text:p>
          </table:table-cell>
          <table:table-cell office:value-type="float" office:value="0.0493" calcext:value-type="float">
            <text:p>0.0493</text:p>
          </table:table-cell>
          <table:table-cell office:value-type="float" office:value="0.0518" calcext:value-type="float">
            <text:p>0.0518</text:p>
          </table:table-cell>
          <table:table-cell office:value-type="float" office:value="0.0688" calcext:value-type="float">
            <text:p>0.0688</text:p>
          </table:table-cell>
          <table:table-cell office:value-type="float" office:value="0.0689" calcext:value-type="float">
            <text:p>0.0689</text:p>
          </table:table-cell>
          <table:table-cell office:value-type="float" office:value="0.0673" calcext:value-type="float">
            <text:p>0.0673</text:p>
          </table:table-cell>
          <table:table-cell office:value-type="float" office:value="0.0678" calcext:value-type="float">
            <text:p>0.0678</text:p>
          </table:table-cell>
          <table:table-cell table:number-columns-repeated="955"/>
        </table:table-row>
        <table:table-row table:style-name="ro2">
          <table:table-cell office:value-type="string" calcext:value-type="string">
            <text:p><text:s/>Idaho</text:p>
          </table:table-cell>
          <table:table-cell office:value-type="string" calcext:value-type="string">
            <text:p>p99p100</text:p>
          </table:table-cell>
          <table:table-cell office:value-type="float" office:value="0.1017338932" calcext:value-type="float">
            <text:p>0.1017338932</text:p>
          </table:table-cell>
          <table:table-cell office:value-type="float" office:value="0.0933806822" calcext:value-type="float">
            <text:p>0.0933806822</text:p>
          </table:table-cell>
          <table:table-cell office:value-type="float" office:value="0.0976303965" calcext:value-type="float">
            <text:p>0.0976303965</text:p>
          </table:table-cell>
          <table:table-cell office:value-type="float" office:value="0.0732635781" calcext:value-type="float">
            <text:p>0.0732635781</text:p>
          </table:table-cell>
          <table:table-cell office:value-type="float" office:value="0.080303371" calcext:value-type="float">
            <text:p>0.080303371</text:p>
          </table:table-cell>
          <table:table-cell office:value-type="float" office:value="0.081338875" calcext:value-type="float">
            <text:p>0.081338875</text:p>
          </table:table-cell>
          <table:table-cell office:value-type="float" office:value="0.0921650603" calcext:value-type="float">
            <text:p>0.0921650603</text:p>
          </table:table-cell>
          <table:table-cell office:value-type="float" office:value="0.0963985696" calcext:value-type="float">
            <text:p>0.0963985696</text:p>
          </table:table-cell>
          <table:table-cell office:value-type="float" office:value="0.0815401301" calcext:value-type="float">
            <text:p>0.0815401301</text:p>
          </table:table-cell>
          <table:table-cell office:value-type="float" office:value="0.0840415061" calcext:value-type="float">
            <text:p>0.0840415061</text:p>
          </table:table-cell>
          <table:table-cell office:value-type="float" office:value="0.078486219" calcext:value-type="float">
            <text:p>0.078486219</text:p>
          </table:table-cell>
          <table:table-cell office:value-type="float" office:value="0.0786356628" calcext:value-type="float">
            <text:p>0.0786356628</text:p>
          </table:table-cell>
          <table:table-cell office:value-type="float" office:value="0.0733529404" calcext:value-type="float">
            <text:p>0.0733529404</text:p>
          </table:table-cell>
          <table:table-cell office:value-type="float" office:value="0.07861536" calcext:value-type="float">
            <text:p>0.07861536</text:p>
          </table:table-cell>
          <table:table-cell office:value-type="float" office:value="0.0818725526" calcext:value-type="float">
            <text:p>0.0818725526</text:p>
          </table:table-cell>
          <table:table-cell office:value-type="float" office:value="0.0833457336" calcext:value-type="float">
            <text:p>0.0833457336</text:p>
          </table:table-cell>
          <table:table-cell office:value-type="float" office:value="0.0780795738" calcext:value-type="float">
            <text:p>0.0780795738</text:p>
          </table:table-cell>
          <table:table-cell office:value-type="float" office:value="0.0908919945" calcext:value-type="float">
            <text:p>0.0908919945</text:p>
          </table:table-cell>
          <table:table-cell office:value-type="float" office:value="0.0864719898" calcext:value-type="float">
            <text:p>0.0864719898</text:p>
          </table:table-cell>
          <table:table-cell office:value-type="float" office:value="0.0803528875" calcext:value-type="float">
            <text:p>0.0803528875</text:p>
          </table:table-cell>
          <table:table-cell office:value-type="float" office:value="0.0728245005" calcext:value-type="float">
            <text:p>0.0728245005</text:p>
          </table:table-cell>
          <table:table-cell office:value-type="float" office:value="0.0766943544" calcext:value-type="float">
            <text:p>0.0766943544</text:p>
          </table:table-cell>
          <table:table-cell office:value-type="float" office:value="0.0715959519" calcext:value-type="float">
            <text:p>0.0715959519</text:p>
          </table:table-cell>
          <table:table-cell office:value-type="float" office:value="0.0825154781" calcext:value-type="float">
            <text:p>0.0825154781</text:p>
          </table:table-cell>
          <table:table-cell office:value-type="float" office:value="0.0859489292" calcext:value-type="float">
            <text:p>0.0859489292</text:p>
          </table:table-cell>
          <table:table-cell office:value-type="float" office:value="0.0794296488" calcext:value-type="float">
            <text:p>0.0794296488</text:p>
          </table:table-cell>
          <table:table-cell office:value-type="float" office:value="0.0705221668" calcext:value-type="float">
            <text:p>0.0705221668</text:p>
          </table:table-cell>
          <table:table-cell office:value-type="float" office:value="0.0740994662" calcext:value-type="float">
            <text:p>0.0740994662</text:p>
          </table:table-cell>
          <table:table-cell office:value-type="float" office:value="0.0730894804" calcext:value-type="float">
            <text:p>0.0730894804</text:p>
          </table:table-cell>
          <table:table-cell office:value-type="float" office:value="0.0765154883" calcext:value-type="float">
            <text:p>0.0765154883</text:p>
          </table:table-cell>
          <table:table-cell office:value-type="float" office:value="0.0765207708" calcext:value-type="float">
            <text:p>0.0765207708</text:p>
          </table:table-cell>
          <table:table-cell office:value-type="float" office:value="0.0804743394" calcext:value-type="float">
            <text:p>0.0804743394</text:p>
          </table:table-cell>
          <table:table-cell office:value-type="float" office:value="0.0881232694" calcext:value-type="float">
            <text:p>0.0881232694</text:p>
          </table:table-cell>
          <table:table-cell office:value-type="float" office:value="0.1031964049" calcext:value-type="float">
            <text:p>0.1031964049</text:p>
          </table:table-cell>
          <table:table-cell office:value-type="float" office:value="0.0939968973" calcext:value-type="float">
            <text:p>0.0939968973</text:p>
          </table:table-cell>
          <table:table-cell office:value-type="float" office:value="0.0859811753" calcext:value-type="float">
            <text:p>0.0859811753</text:p>
          </table:table-cell>
          <table:table-cell office:value-type="float" office:value="0.1192055568" calcext:value-type="float">
            <text:p>0.1192055568</text:p>
          </table:table-cell>
          <table:table-cell office:value-type="float" office:value="0.0918237716" calcext:value-type="float">
            <text:p>0.0918237716</text:p>
          </table:table-cell>
          <table:table-cell office:value-type="float" office:value="0.1144649088" calcext:value-type="float">
            <text:p>0.1144649088</text:p>
          </table:table-cell>
          <table:table-cell office:value-type="float" office:value="0.1138847172" calcext:value-type="float">
            <text:p>0.1138847172</text:p>
          </table:table-cell>
          <table:table-cell office:value-type="float" office:value="0.112793006" calcext:value-type="float">
            <text:p>0.112793006</text:p>
          </table:table-cell>
          <table:table-cell office:value-type="float" office:value="0.1060130969" calcext:value-type="float">
            <text:p>0.1060130969</text:p>
          </table:table-cell>
          <table:table-cell office:value-type="float" office:value="0.1263353676" calcext:value-type="float">
            <text:p>0.1263353676</text:p>
          </table:table-cell>
          <table:table-cell office:value-type="float" office:value="0.1190382764" calcext:value-type="float">
            <text:p>0.1190382764</text:p>
          </table:table-cell>
          <table:table-cell office:value-type="float" office:value="0.1177018583" calcext:value-type="float">
            <text:p>0.1177018583</text:p>
          </table:table-cell>
          <table:table-cell office:value-type="float" office:value="0.1262169182" calcext:value-type="float">
            <text:p>0.1262169182</text:p>
          </table:table-cell>
          <table:table-cell office:value-type="float" office:value="0.1402613521" calcext:value-type="float">
            <text:p>0.1402613521</text:p>
          </table:table-cell>
          <table:table-cell office:value-type="float" office:value="0.1410032809" calcext:value-type="float">
            <text:p>0.1410032809</text:p>
          </table:table-cell>
          <table:table-cell office:value-type="float" office:value="0.1415444911" calcext:value-type="float">
            <text:p>0.1415444911</text:p>
          </table:table-cell>
          <table:table-cell office:value-type="float" office:value="0.1518151164" calcext:value-type="float">
            <text:p>0.1518151164</text:p>
          </table:table-cell>
          <table:table-cell office:value-type="float" office:value="0.1726097316" calcext:value-type="float">
            <text:p>0.1726097316</text:p>
          </table:table-cell>
          <table:table-cell office:value-type="float" office:value="0.1256270707" calcext:value-type="float">
            <text:p>0.1256270707</text:p>
          </table:table-cell>
          <table:table-cell office:value-type="float" office:value="0.1230438501" calcext:value-type="float">
            <text:p>0.1230438501</text:p>
          </table:table-cell>
          <table:table-cell office:value-type="float" office:value="0.1309015751" calcext:value-type="float">
            <text:p>0.1309015751</text:p>
          </table:table-cell>
          <table:table-cell office:value-type="float" office:value="0.1516709477" calcext:value-type="float">
            <text:p>0.1516709477</text:p>
          </table:table-cell>
          <table:table-cell office:value-type="float" office:value="0.1806240082" calcext:value-type="float">
            <text:p>0.1806240082</text:p>
          </table:table-cell>
          <table:table-cell office:value-type="float" office:value="0.2046727389" calcext:value-type="float">
            <text:p>0.2046727389</text:p>
          </table:table-cell>
          <table:table-cell office:value-type="float" office:value="0.1881531626" calcext:value-type="float">
            <text:p>0.1881531626</text:p>
          </table:table-cell>
          <table:table-cell office:value-type="float" office:value="0.1643219888" calcext:value-type="float">
            <text:p>0.1643219888</text:p>
          </table:table-cell>
          <table:table-cell office:value-type="float" office:value="0.1364381462" calcext:value-type="float">
            <text:p>0.1364381462</text:p>
          </table:table-cell>
          <table:table-cell office:value-type="float" office:value="0.1393514425" calcext:value-type="float">
            <text:p>0.1393514425</text:p>
          </table:table-cell>
          <table:table-cell office:value-type="float" office:value="0.1408576965" calcext:value-type="float">
            <text:p>0.1408576965</text:p>
          </table:table-cell>
          <table:table-cell office:value-type="float" office:value="0.1708527505" calcext:value-type="float">
            <text:p>0.1708527505</text:p>
          </table:table-cell>
          <table:table-cell office:value-type="float" office:value="0.1399998665" calcext:value-type="float">
            <text:p>0.1399998665</text:p>
          </table:table-cell>
          <table:table-cell office:value-type="float" office:value="0.1507821679" calcext:value-type="float">
            <text:p>0.1507821679</text:p>
          </table:table-cell>
          <table:table-cell table:number-columns-repeated="957"/>
        </table:table-row>
        <table:table-row table:style-name="ro2">
          <table:table-cell office:value-type="string" calcext:value-type="string">
            <text:p><text:s/>Illinois</text:p>
          </table:table-cell>
          <table:table-cell office:value-type="string" calcext:value-type="string">
            <text:p>p99p100</text:p>
          </table:table-cell>
          <table:table-cell office:value-type="float" office:value="0.1264896542" calcext:value-type="float">
            <text:p>0.1264896542</text:p>
          </table:table-cell>
          <table:table-cell office:value-type="float" office:value="0.1167524457" calcext:value-type="float">
            <text:p>0.1167524457</text:p>
          </table:table-cell>
          <table:table-cell office:value-type="float" office:value="0.106427528" calcext:value-type="float">
            <text:p>0.106427528</text:p>
          </table:table-cell>
          <table:table-cell office:value-type="float" office:value="0.0990717858" calcext:value-type="float">
            <text:p>0.0990717858</text:p>
          </table:table-cell>
          <table:table-cell office:value-type="float" office:value="0.1070768535" calcext:value-type="float">
            <text:p>0.1070768535</text:p>
          </table:table-cell>
          <table:table-cell office:value-type="float" office:value="0.1007670984" calcext:value-type="float">
            <text:p>0.1007670984</text:p>
          </table:table-cell>
          <table:table-cell office:value-type="float" office:value="0.1042696163" calcext:value-type="float">
            <text:p>0.1042696163</text:p>
          </table:table-cell>
          <table:table-cell office:value-type="float" office:value="0.0988804251" calcext:value-type="float">
            <text:p>0.0988804251</text:p>
          </table:table-cell>
          <table:table-cell office:value-type="float" office:value="0.0997439772" calcext:value-type="float">
            <text:p>0.0997439772</text:p>
          </table:table-cell>
          <table:table-cell office:value-type="float" office:value="0.1019289345" calcext:value-type="float">
            <text:p>0.1019289345</text:p>
          </table:table-cell>
          <table:table-cell office:value-type="float" office:value="0.1001937538" calcext:value-type="float">
            <text:p>0.1001937538</text:p>
          </table:table-cell>
          <table:table-cell office:value-type="float" office:value="0.1062636971" calcext:value-type="float">
            <text:p>0.1062636971</text:p>
          </table:table-cell>
          <table:table-cell office:value-type="float" office:value="0.1006238386" calcext:value-type="float">
            <text:p>0.1006238386</text:p>
          </table:table-cell>
          <table:table-cell office:value-type="float" office:value="0.0975686386" calcext:value-type="float">
            <text:p>0.0975686386</text:p>
          </table:table-cell>
          <table:table-cell office:value-type="float" office:value="0.1023912355" calcext:value-type="float">
            <text:p>0.1023912355</text:p>
          </table:table-cell>
          <table:table-cell office:value-type="float" office:value="0.1090484336" calcext:value-type="float">
            <text:p>0.1090484336</text:p>
          </table:table-cell>
          <table:table-cell office:value-type="float" office:value="0.1030814052" calcext:value-type="float">
            <text:p>0.1030814052</text:p>
          </table:table-cell>
          <table:table-cell office:value-type="float" office:value="0.1062479988" calcext:value-type="float">
            <text:p>0.1062479988</text:p>
          </table:table-cell>
          <table:table-cell office:value-type="float" office:value="0.1115314588" calcext:value-type="float">
            <text:p>0.1115314588</text:p>
          </table:table-cell>
          <table:table-cell office:value-type="float" office:value="0.1025633588" calcext:value-type="float">
            <text:p>0.1025633588</text:p>
          </table:table-cell>
          <table:table-cell office:value-type="float" office:value="0.0883746147" calcext:value-type="float">
            <text:p>0.0883746147</text:p>
          </table:table-cell>
          <table:table-cell office:value-type="float" office:value="0.090135783" calcext:value-type="float">
            <text:p>0.090135783</text:p>
          </table:table-cell>
          <table:table-cell office:value-type="float" office:value="0.0937797949" calcext:value-type="float">
            <text:p>0.0937797949</text:p>
          </table:table-cell>
          <table:table-cell office:value-type="float" office:value="0.0890278667" calcext:value-type="float">
            <text:p>0.0890278667</text:p>
          </table:table-cell>
          <table:table-cell office:value-type="float" office:value="0.0903812498" calcext:value-type="float">
            <text:p>0.0903812498</text:p>
          </table:table-cell>
          <table:table-cell office:value-type="float" office:value="0.0850754455" calcext:value-type="float">
            <text:p>0.0850754455</text:p>
          </table:table-cell>
          <table:table-cell office:value-type="float" office:value="0.0874226689" calcext:value-type="float">
            <text:p>0.0874226689</text:p>
          </table:table-cell>
          <table:table-cell office:value-type="float" office:value="0.0887728184" calcext:value-type="float">
            <text:p>0.0887728184</text:p>
          </table:table-cell>
          <table:table-cell office:value-type="float" office:value="0.0870314911" calcext:value-type="float">
            <text:p>0.0870314911</text:p>
          </table:table-cell>
          <table:table-cell office:value-type="float" office:value="0.0967346728" calcext:value-type="float">
            <text:p>0.0967346728</text:p>
          </table:table-cell>
          <table:table-cell office:value-type="float" office:value="0.0954847783" calcext:value-type="float">
            <text:p>0.0954847783</text:p>
          </table:table-cell>
          <table:table-cell office:value-type="float" office:value="0.0969919711" calcext:value-type="float">
            <text:p>0.0969919711</text:p>
          </table:table-cell>
          <table:table-cell office:value-type="float" office:value="0.1085840911" calcext:value-type="float">
            <text:p>0.1085840911</text:p>
          </table:table-cell>
          <table:table-cell office:value-type="float" office:value="0.1159907654" calcext:value-type="float">
            <text:p>0.1159907654</text:p>
          </table:table-cell>
          <table:table-cell office:value-type="float" office:value="0.1183388829" calcext:value-type="float">
            <text:p>0.1183388829</text:p>
          </table:table-cell>
          <table:table-cell office:value-type="float" office:value="0.122870408" calcext:value-type="float">
            <text:p>0.122870408</text:p>
          </table:table-cell>
          <table:table-cell office:value-type="float" office:value="0.1554693878" calcext:value-type="float">
            <text:p>0.1554693878</text:p>
          </table:table-cell>
          <table:table-cell office:value-type="float" office:value="0.1320886314" calcext:value-type="float">
            <text:p>0.1320886314</text:p>
          </table:table-cell>
          <table:table-cell office:value-type="float" office:value="0.1616394967" calcext:value-type="float">
            <text:p>0.1616394967</text:p>
          </table:table-cell>
          <table:table-cell office:value-type="float" office:value="0.1496197134" calcext:value-type="float">
            <text:p>0.1496197134</text:p>
          </table:table-cell>
          <table:table-cell office:value-type="float" office:value="0.1483127028" calcext:value-type="float">
            <text:p>0.1483127028</text:p>
          </table:table-cell>
          <table:table-cell office:value-type="float" office:value="0.1406237781" calcext:value-type="float">
            <text:p>0.1406237781</text:p>
          </table:table-cell>
          <table:table-cell office:value-type="float" office:value="0.1540844142" calcext:value-type="float">
            <text:p>0.1540844142</text:p>
          </table:table-cell>
          <table:table-cell office:value-type="float" office:value="0.1509966701" calcext:value-type="float">
            <text:p>0.1509966701</text:p>
          </table:table-cell>
          <table:table-cell office:value-type="float" office:value="0.1554048955" calcext:value-type="float">
            <text:p>0.1554048955</text:p>
          </table:table-cell>
          <table:table-cell office:value-type="float" office:value="0.1623930931" calcext:value-type="float">
            <text:p>0.1623930931</text:p>
          </table:table-cell>
          <table:table-cell office:value-type="float" office:value="0.1735600531" calcext:value-type="float">
            <text:p>0.1735600531</text:p>
          </table:table-cell>
          <table:table-cell office:value-type="float" office:value="0.1879090071" calcext:value-type="float">
            <text:p>0.1879090071</text:p>
          </table:table-cell>
          <table:table-cell office:value-type="float" office:value="0.2002170086" calcext:value-type="float">
            <text:p>0.2002170086</text:p>
          </table:table-cell>
          <table:table-cell office:value-type="float" office:value="0.2032986134" calcext:value-type="float">
            <text:p>0.2032986134</text:p>
          </table:table-cell>
          <table:table-cell office:value-type="float" office:value="0.2118736655" calcext:value-type="float">
            <text:p>0.2118736655</text:p>
          </table:table-cell>
          <table:table-cell office:value-type="float" office:value="0.1793649048" calcext:value-type="float">
            <text:p>0.1793649048</text:p>
          </table:table-cell>
          <table:table-cell office:value-type="float" office:value="0.1745325327" calcext:value-type="float">
            <text:p>0.1745325327</text:p>
          </table:table-cell>
          <table:table-cell office:value-type="float" office:value="0.1795498729" calcext:value-type="float">
            <text:p>0.1795498729</text:p>
          </table:table-cell>
          <table:table-cell office:value-type="float" office:value="0.20089297" calcext:value-type="float">
            <text:p>0.20089297</text:p>
          </table:table-cell>
          <table:table-cell office:value-type="float" office:value="0.2165384889" calcext:value-type="float">
            <text:p>0.2165384889</text:p>
          </table:table-cell>
          <table:table-cell office:value-type="float" office:value="0.2295131236" calcext:value-type="float">
            <text:p>0.2295131236</text:p>
          </table:table-cell>
          <table:table-cell office:value-type="float" office:value="0.2466117144" calcext:value-type="float">
            <text:p>0.2466117144</text:p>
          </table:table-cell>
          <table:table-cell office:value-type="float" office:value="0.2202238441" calcext:value-type="float">
            <text:p>0.2202238441</text:p>
          </table:table-cell>
          <table:table-cell office:value-type="float" office:value="0.1839214116" calcext:value-type="float">
            <text:p>0.1839214116</text:p>
          </table:table-cell>
          <table:table-cell office:value-type="float" office:value="0.2034992874" calcext:value-type="float">
            <text:p>0.2034992874</text:p>
          </table:table-cell>
          <table:table-cell office:value-type="float" office:value="0.1973122209" calcext:value-type="float">
            <text:p>0.1973122209</text:p>
          </table:table-cell>
          <table:table-cell office:value-type="float" office:value="0.2237840295" calcext:value-type="float">
            <text:p>0.2237840295</text:p>
          </table:table-cell>
          <table:table-cell office:value-type="float" office:value="0.1972400397" calcext:value-type="float">
            <text:p>0.1972400397</text:p>
          </table:table-cell>
          <table:table-cell office:value-type="float" office:value="0.2115182132" calcext:value-type="float">
            <text:p>0.2115182132</text:p>
          </table:table-cell>
          <table:table-cell table:number-columns-repeated="957"/>
        </table:table-row>
        <table:table-row table:style-name="ro2">
          <table:table-cell office:value-type="string" calcext:value-type="string">
            <text:p><text:s/>India</text:p>
          </table:table-cell>
          <table:table-cell office:value-type="string" calcext:value-type="string">
            <text:p>p99p100</text:p>
          </table:table-cell>
          <table:table-cell office:value-type="float" office:value="0.1172329113" calcext:value-type="float">
            <text:p>0.1172329113</text:p>
          </table:table-cell>
          <table:table-cell office:value-type="float" office:value="0.115336813" calcext:value-type="float">
            <text:p>0.115336813</text:p>
          </table:table-cell>
          <table:table-cell office:value-type="float" office:value="0.1181479245" calcext:value-type="float">
            <text:p>0.1181479245</text:p>
          </table:table-cell>
          <table:table-cell office:value-type="float" office:value="0.11119809" calcext:value-type="float">
            <text:p>0.11119809</text:p>
          </table:table-cell>
          <table:table-cell office:value-type="float" office:value="0.1255673617" calcext:value-type="float">
            <text:p>0.1255673617</text:p>
          </table:table-cell>
          <table:table-cell office:value-type="float" office:value="0.13719064" calcext:value-type="float">
            <text:p>0.13719064</text:p>
          </table:table-cell>
          <table:table-cell office:value-type="float" office:value="0.1375981718" calcext:value-type="float">
            <text:p>0.1375981718</text:p>
          </table:table-cell>
          <table:table-cell office:value-type="float" office:value="0.140941754" calcext:value-type="float">
            <text:p>0.140941754</text:p>
          </table:table-cell>
          <table:table-cell office:value-type="float" office:value="0.1361385584" calcext:value-type="float">
            <text:p>0.1361385584</text:p>
          </table:table-cell>
          <table:table-cell office:value-type="float" office:value="0.1292905211" calcext:value-type="float">
            <text:p>0.1292905211</text:p>
          </table:table-cell>
          <table:table-cell office:value-type="float" office:value="0.1317788064" calcext:value-type="float">
            <text:p>0.1317788064</text:p>
          </table:table-cell>
          <table:table-cell office:value-type="float" office:value="0.1271421462" calcext:value-type="float">
            <text:p>0.1271421462</text:p>
          </table:table-cell>
          <table:table-cell office:value-type="float" office:value="0.1258329153" calcext:value-type="float">
            <text:p>0.1258329153</text:p>
          </table:table-cell>
          <table:table-cell office:value-type="float" office:value="0.122064501" calcext:value-type="float">
            <text:p>0.122064501</text:p>
          </table:table-cell>
          <table:table-cell office:value-type="float" office:value="0.1199046969" calcext:value-type="float">
            <text:p>0.1199046969</text:p>
          </table:table-cell>
          <table:table-cell office:value-type="float" office:value="0.1264006197" calcext:value-type="float">
            <text:p>0.1264006197</text:p>
          </table:table-cell>
          <table:table-cell office:value-type="float" office:value="0.1289529353" calcext:value-type="float">
            <text:p>0.1289529353</text:p>
          </table:table-cell>
          <table:table-cell office:value-type="float" office:value="0.1259857267" calcext:value-type="float">
            <text:p>0.1259857267</text:p>
          </table:table-cell>
          <table:table-cell office:value-type="float" office:value="0.121115759" calcext:value-type="float">
            <text:p>0.121115759</text:p>
          </table:table-cell>
          <table:table-cell office:value-type="float" office:value="0.1292806268" calcext:value-type="float">
            <text:p>0.1292806268</text:p>
          </table:table-cell>
          <table:table-cell office:value-type="float" office:value="0.1295464784" calcext:value-type="float">
            <text:p>0.1295464784</text:p>
          </table:table-cell>
          <table:table-cell office:value-type="float" office:value="0.1137744859" calcext:value-type="float">
            <text:p>0.1137744859</text:p>
          </table:table-cell>
          <table:table-cell office:value-type="float" office:value="0.1096887738" calcext:value-type="float">
            <text:p>0.1096887738</text:p>
          </table:table-cell>
          <table:table-cell office:value-type="float" office:value="0.1023635715" calcext:value-type="float">
            <text:p>0.1023635715</text:p>
          </table:table-cell>
          <table:table-cell office:value-type="float" office:value="0.1013393104" calcext:value-type="float">
            <text:p>0.1013393104</text:p>
          </table:table-cell>
          <table:table-cell office:value-type="float" office:value="0.104062818" calcext:value-type="float">
            <text:p>0.104062818</text:p>
          </table:table-cell>
          <table:table-cell office:value-type="float" office:value="0.1027655602" calcext:value-type="float">
            <text:p>0.1027655602</text:p>
          </table:table-cell>
          <table:table-cell office:value-type="float" office:value="0.0973851979" calcext:value-type="float">
            <text:p>0.0973851979</text:p>
          </table:table-cell>
          <table:table-cell office:value-type="float" office:value="0.0926411971" calcext:value-type="float">
            <text:p>0.0926411971</text:p>
          </table:table-cell>
          <table:table-cell office:value-type="float" office:value="0.0801635459" calcext:value-type="float">
            <text:p>0.0801635459</text:p>
          </table:table-cell>
          <table:table-cell office:value-type="float" office:value="0.0733517706" calcext:value-type="float">
            <text:p>0.0733517706</text:p>
          </table:table-cell>
          <table:table-cell office:value-type="float" office:value="0.0669511706" calcext:value-type="float">
            <text:p>0.0669511706</text:p>
          </table:table-cell>
          <table:table-cell office:value-type="float" office:value="0.0611003675" calcext:value-type="float">
            <text:p>0.0611003675</text:p>
          </table:table-cell>
          <table:table-cell office:value-type="float" office:value="0.1031218544" calcext:value-type="float">
            <text:p>0.1031218544</text:p>
          </table:table-cell>
          <table:table-cell office:value-type="float" office:value="0.0888889953" calcext:value-type="float">
            <text:p>0.0888889953</text:p>
          </table:table-cell>
          <table:table-cell office:value-type="float" office:value="0.1045239866" calcext:value-type="float">
            <text:p>0.1045239866</text:p>
          </table:table-cell>
          <table:table-cell office:value-type="float" office:value="0.1080759615" calcext:value-type="float">
            <text:p>0.1080759615</text:p>
          </table:table-cell>
          <table:table-cell office:value-type="float" office:value="0.1032121181" calcext:value-type="float">
            <text:p>0.1032121181</text:p>
          </table:table-cell>
          <table:table-cell office:value-type="float" office:value="0.1111080498" calcext:value-type="float">
            <text:p>0.1111080498</text:p>
          </table:table-cell>
          <table:table-cell office:value-type="float" office:value="0.1102437526" calcext:value-type="float">
            <text:p>0.1102437526</text:p>
          </table:table-cell>
          <table:table-cell office:value-type="float" office:value="0.1045716852" calcext:value-type="float">
            <text:p>0.1045716852</text:p>
          </table:table-cell>
          <table:table-cell office:value-type="float" office:value="0.1016135961" calcext:value-type="float">
            <text:p>0.1016135961</text:p>
          </table:table-cell>
          <table:table-cell office:value-type="float" office:value="0.100050956" calcext:value-type="float">
            <text:p>0.100050956</text:p>
          </table:table-cell>
          <table:table-cell office:value-type="float" office:value="0.1246909723" calcext:value-type="float">
            <text:p>0.1246909723</text:p>
          </table:table-cell>
          <table:table-cell office:value-type="float" office:value="0.1235810891" calcext:value-type="float">
            <text:p>0.1235810891</text:p>
          </table:table-cell>
          <table:table-cell office:value-type="float" office:value="0.1301126778" calcext:value-type="float">
            <text:p>0.1301126778</text:p>
          </table:table-cell>
          <table:table-cell office:value-type="float" office:value="0.1321267933" calcext:value-type="float">
            <text:p>0.1321267933</text:p>
          </table:table-cell>
          <table:table-cell office:value-type="float" office:value="0.1382676065" calcext:value-type="float">
            <text:p>0.1382676065</text:p>
          </table:table-cell>
          <table:table-cell office:value-type="float" office:value="0.1435961574" calcext:value-type="float">
            <text:p>0.1435961574</text:p>
          </table:table-cell>
          <table:table-cell office:value-type="float" office:value="0.1470239609" calcext:value-type="float">
            <text:p>0.1470239609</text:p>
          </table:table-cell>
          <table:table-cell office:value-type="float" office:value="0.1511836946" calcext:value-type="float">
            <text:p>0.1511836946</text:p>
          </table:table-cell>
          <table:table-cell office:value-type="float" office:value="0.1588525772" calcext:value-type="float">
            <text:p>0.1588525772</text:p>
          </table:table-cell>
          <table:table-cell office:value-type="float" office:value="0.1668246239" calcext:value-type="float">
            <text:p>0.1668246239</text:p>
          </table:table-cell>
          <table:table-cell office:value-type="float" office:value="0.1751028597" calcext:value-type="float">
            <text:p>0.1751028597</text:p>
          </table:table-cell>
          <table:table-cell office:value-type="float" office:value="0.1836893559" calcext:value-type="float">
            <text:p>0.1836893559</text:p>
          </table:table-cell>
          <table:table-cell office:value-type="float" office:value="0.192585215" calcext:value-type="float">
            <text:p>0.192585215</text:p>
          </table:table-cell>
          <table:table-cell office:value-type="float" office:value="0.1965763718" calcext:value-type="float">
            <text:p>0.1965763718</text:p>
          </table:table-cell>
          <table:table-cell office:value-type="float" office:value="0.2005404383" calcext:value-type="float">
            <text:p>0.2005404383</text:p>
          </table:table-cell>
          <table:table-cell office:value-type="float" office:value="0.2044674456" calcext:value-type="float">
            <text:p>0.2044674456</text:p>
          </table:table-cell>
          <table:table-cell office:value-type="float" office:value="0.2083471268" calcext:value-type="float">
            <text:p>0.2083471268</text:p>
          </table:table-cell>
          <table:table-cell office:value-type="float" office:value="0.2121691108" calcext:value-type="float">
            <text:p>0.2121691108</text:p>
          </table:table-cell>
          <table:table-cell office:value-type="float" office:value="0.2113887221" calcext:value-type="float">
            <text:p>0.2113887221</text:p>
          </table:table-cell>
          <table:table-cell office:value-type="float" office:value="0.2130029351" calcext:value-type="float">
            <text:p>0.2130029351</text:p>
          </table:table-cell>
          <table:table-cell office:value-type="float" office:value="0.2159219086" calcext:value-type="float">
            <text:p>0.2159219086</text:p>
          </table:table-cell>
          <table:table-cell table:number-columns-repeated="2" office:value-type="float" office:value="0.2134274244" calcext:value-type="float">
            <text:p>0.2134274244</text:p>
          </table:table-cell>
          <table:table-cell table:number-columns-repeated="956"/>
        </table:table-row>
        <table:table-row table:style-name="ro2">
          <table:table-cell office:value-type="string" calcext:value-type="string">
            <text:p><text:s/>Indiana</text:p>
          </table:table-cell>
          <table:table-cell office:value-type="string" calcext:value-type="string">
            <text:p>p99p100</text:p>
          </table:table-cell>
          <table:table-cell office:value-type="float" office:value="0.1012153253" calcext:value-type="float">
            <text:p>0.1012153253</text:p>
          </table:table-cell>
          <table:table-cell office:value-type="float" office:value="0.0927436948" calcext:value-type="float">
            <text:p>0.0927436948</text:p>
          </table:table-cell>
          <table:table-cell office:value-type="float" office:value="0.0840837285" calcext:value-type="float">
            <text:p>0.0840837285</text:p>
          </table:table-cell>
          <table:table-cell office:value-type="float" office:value="0.0790838152" calcext:value-type="float">
            <text:p>0.0790838152</text:p>
          </table:table-cell>
          <table:table-cell office:value-type="float" office:value="0.0870671272" calcext:value-type="float">
            <text:p>0.0870671272</text:p>
          </table:table-cell>
          <table:table-cell office:value-type="float" office:value="0.0875274912" calcext:value-type="float">
            <text:p>0.0875274912</text:p>
          </table:table-cell>
          <table:table-cell office:value-type="float" office:value="0.0897523835" calcext:value-type="float">
            <text:p>0.0897523835</text:p>
          </table:table-cell>
          <table:table-cell office:value-type="float" office:value="0.0873375908" calcext:value-type="float">
            <text:p>0.0873375908</text:p>
          </table:table-cell>
          <table:table-cell office:value-type="float" office:value="0.085317269" calcext:value-type="float">
            <text:p>0.085317269</text:p>
          </table:table-cell>
          <table:table-cell office:value-type="float" office:value="0.086561121" calcext:value-type="float">
            <text:p>0.086561121</text:p>
          </table:table-cell>
          <table:table-cell office:value-type="float" office:value="0.0841349214" calcext:value-type="float">
            <text:p>0.0841349214</text:p>
          </table:table-cell>
          <table:table-cell office:value-type="float" office:value="0.0866462216" calcext:value-type="float">
            <text:p>0.0866462216</text:p>
          </table:table-cell>
          <table:table-cell office:value-type="float" office:value="0.0836267099" calcext:value-type="float">
            <text:p>0.0836267099</text:p>
          </table:table-cell>
          <table:table-cell office:value-type="float" office:value="0.0833348483" calcext:value-type="float">
            <text:p>0.0833348483</text:p>
          </table:table-cell>
          <table:table-cell office:value-type="float" office:value="0.0909686536" calcext:value-type="float">
            <text:p>0.0909686536</text:p>
          </table:table-cell>
          <table:table-cell office:value-type="float" office:value="0.0917537063" calcext:value-type="float">
            <text:p>0.0917537063</text:p>
          </table:table-cell>
          <table:table-cell office:value-type="float" office:value="0.0885468423" calcext:value-type="float">
            <text:p>0.0885468423</text:p>
          </table:table-cell>
          <table:table-cell office:value-type="float" office:value="0.0930329636" calcext:value-type="float">
            <text:p>0.0930329636</text:p>
          </table:table-cell>
          <table:table-cell office:value-type="float" office:value="0.0956048071" calcext:value-type="float">
            <text:p>0.0956048071</text:p>
          </table:table-cell>
          <table:table-cell office:value-type="float" office:value="0.0889499709" calcext:value-type="float">
            <text:p>0.0889499709</text:p>
          </table:table-cell>
          <table:table-cell office:value-type="float" office:value="0.0823579058" calcext:value-type="float">
            <text:p>0.0823579058</text:p>
          </table:table-cell>
          <table:table-cell office:value-type="float" office:value="0.0852473006" calcext:value-type="float">
            <text:p>0.0852473006</text:p>
          </table:table-cell>
          <table:table-cell office:value-type="float" office:value="0.0887112096" calcext:value-type="float">
            <text:p>0.0887112096</text:p>
          </table:table-cell>
          <table:table-cell office:value-type="float" office:value="0.0810353905" calcext:value-type="float">
            <text:p>0.0810353905</text:p>
          </table:table-cell>
          <table:table-cell office:value-type="float" office:value="0.0815083459" calcext:value-type="float">
            <text:p>0.0815083459</text:p>
          </table:table-cell>
          <table:table-cell office:value-type="float" office:value="0.0840848833" calcext:value-type="float">
            <text:p>0.0840848833</text:p>
          </table:table-cell>
          <table:table-cell office:value-type="float" office:value="0.0816650763" calcext:value-type="float">
            <text:p>0.0816650763</text:p>
          </table:table-cell>
          <table:table-cell office:value-type="float" office:value="0.0810459629" calcext:value-type="float">
            <text:p>0.0810459629</text:p>
          </table:table-cell>
          <table:table-cell office:value-type="float" office:value="0.0817643628" calcext:value-type="float">
            <text:p>0.0817643628</text:p>
          </table:table-cell>
          <table:table-cell office:value-type="float" office:value="0.0868134201" calcext:value-type="float">
            <text:p>0.0868134201</text:p>
          </table:table-cell>
          <table:table-cell office:value-type="float" office:value="0.0854498744" calcext:value-type="float">
            <text:p>0.0854498744</text:p>
          </table:table-cell>
          <table:table-cell office:value-type="float" office:value="0.0836837217" calcext:value-type="float">
            <text:p>0.0836837217</text:p>
          </table:table-cell>
          <table:table-cell office:value-type="float" office:value="0.0969784707" calcext:value-type="float">
            <text:p>0.0969784707</text:p>
          </table:table-cell>
          <table:table-cell office:value-type="float" office:value="0.1107385829" calcext:value-type="float">
            <text:p>0.1107385829</text:p>
          </table:table-cell>
          <table:table-cell office:value-type="float" office:value="0.1044467315" calcext:value-type="float">
            <text:p>0.1044467315</text:p>
          </table:table-cell>
          <table:table-cell office:value-type="float" office:value="0.1007206813" calcext:value-type="float">
            <text:p>0.1007206813</text:p>
          </table:table-cell>
          <table:table-cell office:value-type="float" office:value="0.1323601156" calcext:value-type="float">
            <text:p>0.1323601156</text:p>
          </table:table-cell>
          <table:table-cell office:value-type="float" office:value="0.1009673625" calcext:value-type="float">
            <text:p>0.1009673625</text:p>
          </table:table-cell>
          <table:table-cell office:value-type="float" office:value="0.1215717942" calcext:value-type="float">
            <text:p>0.1215717942</text:p>
          </table:table-cell>
          <table:table-cell office:value-type="float" office:value="0.1111889258" calcext:value-type="float">
            <text:p>0.1111889258</text:p>
          </table:table-cell>
          <table:table-cell office:value-type="float" office:value="0.1161887869" calcext:value-type="float">
            <text:p>0.1161887869</text:p>
          </table:table-cell>
          <table:table-cell office:value-type="float" office:value="0.113012664" calcext:value-type="float">
            <text:p>0.113012664</text:p>
          </table:table-cell>
          <table:table-cell office:value-type="float" office:value="0.1241755038" calcext:value-type="float">
            <text:p>0.1241755038</text:p>
          </table:table-cell>
          <table:table-cell office:value-type="float" office:value="0.1241727397" calcext:value-type="float">
            <text:p>0.1241727397</text:p>
          </table:table-cell>
          <table:table-cell office:value-type="float" office:value="0.1267914921" calcext:value-type="float">
            <text:p>0.1267914921</text:p>
          </table:table-cell>
          <table:table-cell office:value-type="float" office:value="0.1286450326" calcext:value-type="float">
            <text:p>0.1286450326</text:p>
          </table:table-cell>
          <table:table-cell office:value-type="float" office:value="0.1346363276" calcext:value-type="float">
            <text:p>0.1346363276</text:p>
          </table:table-cell>
          <table:table-cell office:value-type="float" office:value="0.1420961767" calcext:value-type="float">
            <text:p>0.1420961767</text:p>
          </table:table-cell>
          <table:table-cell office:value-type="float" office:value="0.1546459347" calcext:value-type="float">
            <text:p>0.1546459347</text:p>
          </table:table-cell>
          <table:table-cell office:value-type="float" office:value="0.1488624662" calcext:value-type="float">
            <text:p>0.1488624662</text:p>
          </table:table-cell>
          <table:table-cell office:value-type="float" office:value="0.1426924318" calcext:value-type="float">
            <text:p>0.1426924318</text:p>
          </table:table-cell>
          <table:table-cell office:value-type="float" office:value="0.1301818341" calcext:value-type="float">
            <text:p>0.1301818341</text:p>
          </table:table-cell>
          <table:table-cell office:value-type="float" office:value="0.1305684894" calcext:value-type="float">
            <text:p>0.1305684894</text:p>
          </table:table-cell>
          <table:table-cell office:value-type="float" office:value="0.1345734745" calcext:value-type="float">
            <text:p>0.1345734745</text:p>
          </table:table-cell>
          <table:table-cell office:value-type="float" office:value="0.1431563944" calcext:value-type="float">
            <text:p>0.1431563944</text:p>
          </table:table-cell>
          <table:table-cell office:value-type="float" office:value="0.15509516" calcext:value-type="float">
            <text:p>0.15509516</text:p>
          </table:table-cell>
          <table:table-cell office:value-type="float" office:value="0.1632458568" calcext:value-type="float">
            <text:p>0.1632458568</text:p>
          </table:table-cell>
          <table:table-cell office:value-type="float" office:value="0.1654793918" calcext:value-type="float">
            <text:p>0.1654793918</text:p>
          </table:table-cell>
          <table:table-cell office:value-type="float" office:value="0.1447346807" calcext:value-type="float">
            <text:p>0.1447346807</text:p>
          </table:table-cell>
          <table:table-cell office:value-type="float" office:value="0.1364994198" calcext:value-type="float">
            <text:p>0.1364994198</text:p>
          </table:table-cell>
          <table:table-cell office:value-type="float" office:value="0.1424495578" calcext:value-type="float">
            <text:p>0.1424495578</text:p>
          </table:table-cell>
          <table:table-cell office:value-type="float" office:value="0.1435600519" calcext:value-type="float">
            <text:p>0.1435600519</text:p>
          </table:table-cell>
          <table:table-cell office:value-type="float" office:value="0.1548905075" calcext:value-type="float">
            <text:p>0.1548905075</text:p>
          </table:table-cell>
          <table:table-cell office:value-type="float" office:value="0.1372010112" calcext:value-type="float">
            <text:p>0.1372010112</text:p>
          </table:table-cell>
          <table:table-cell office:value-type="float" office:value="0.1474875659" calcext:value-type="float">
            <text:p>0.1474875659</text:p>
          </table:table-cell>
          <table:table-cell table:number-columns-repeated="957"/>
        </table:table-row>
        <table:table-row table:style-name="ro2">
          <table:table-cell office:value-type="string" calcext:value-type="string">
            <text:p><text:s/>Indonesia</text:p>
          </table:table-cell>
          <table:table-cell office:value-type="string" calcext:value-type="string">
            <text:p>p99p100</text:p>
          </table:table-cell>
          <table:table-cell table:number-columns-repeated="32"/>
          <table:table-cell office:value-type="float" office:value="0.0717125684" calcext:value-type="float">
            <text:p>0.0717125684</text:p>
          </table:table-cell>
          <table:table-cell table:number-columns-repeated="4"/>
          <table:table-cell office:value-type="float" office:value="0.0799050629" calcext:value-type="float">
            <text:p>0.0799050629</text:p>
          </table:table-cell>
          <table:table-cell table:number-columns-repeated="2"/>
          <table:table-cell office:value-type="float" office:value="0.0805098936" calcext:value-type="float">
            <text:p>0.0805098936</text:p>
          </table:table-cell>
          <table:table-cell table:number-columns-repeated="2"/>
          <table:table-cell office:value-type="float" office:value="0.0910085216" calcext:value-type="float">
            <text:p>0.0910085216</text:p>
          </table:table-cell>
          <table:table-cell table:number-columns-repeated="2"/>
          <table:table-cell office:value-type="float" office:value="0.0968752205" calcext:value-type="float">
            <text:p>0.0968752205</text:p>
          </table:table-cell>
          <table:table-cell/>
          <table:table-cell office:value-type="float" office:value="0.1242204979" calcext:value-type="float">
            <text:p>0.1242204979</text:p>
          </table:table-cell>
          <table:table-cell office:value-type="float" office:value="0.1365053058" calcext:value-type="float">
            <text:p>0.1365053058</text:p>
          </table:table-cell>
          <table:table-cell office:value-type="float" office:value="0.1381569952" calcext:value-type="float">
            <text:p>0.1381569952</text:p>
          </table:table-cell>
          <table:table-cell office:value-type="float" office:value="0.1551557034" calcext:value-type="float">
            <text:p>0.1551557034</text:p>
          </table:table-cell>
          <table:table-cell office:value-type="float" office:value="0.1047350019" calcext:value-type="float">
            <text:p>0.1047350019</text:p>
          </table:table-cell>
          <table:table-cell office:value-type="float" office:value="0.0976317376" calcext:value-type="float">
            <text:p>0.0976317376</text:p>
          </table:table-cell>
          <table:table-cell office:value-type="float" office:value="0.0846468285" calcext:value-type="float">
            <text:p>0.0846468285</text:p>
          </table:table-cell>
          <table:table-cell table:number-columns-repeated="967"/>
        </table:table-row>
        <table:table-row table:style-name="ro2">
          <table:table-cell office:value-type="string" calcext:value-type="string">
            <text:p><text:s/>Iowa</text:p>
          </table:table-cell>
          <table:table-cell office:value-type="string" calcext:value-type="string">
            <text:p>p99p100</text:p>
          </table:table-cell>
          <table:table-cell office:value-type="float" office:value="0.0951979011" calcext:value-type="float">
            <text:p>0.0951979011</text:p>
          </table:table-cell>
          <table:table-cell office:value-type="float" office:value="0.088342756" calcext:value-type="float">
            <text:p>0.088342756</text:p>
          </table:table-cell>
          <table:table-cell office:value-type="float" office:value="0.0752263218" calcext:value-type="float">
            <text:p>0.0752263218</text:p>
          </table:table-cell>
          <table:table-cell office:value-type="float" office:value="0.0807847753" calcext:value-type="float">
            <text:p>0.0807847753</text:p>
          </table:table-cell>
          <table:table-cell office:value-type="float" office:value="0.0779814795" calcext:value-type="float">
            <text:p>0.0779814795</text:p>
          </table:table-cell>
          <table:table-cell office:value-type="float" office:value="0.090079017" calcext:value-type="float">
            <text:p>0.090079017</text:p>
          </table:table-cell>
          <table:table-cell office:value-type="float" office:value="0.0825951919" calcext:value-type="float">
            <text:p>0.0825951919</text:p>
          </table:table-cell>
          <table:table-cell office:value-type="float" office:value="0.0774253756" calcext:value-type="float">
            <text:p>0.0774253756</text:p>
          </table:table-cell>
          <table:table-cell office:value-type="float" office:value="0.0814683214" calcext:value-type="float">
            <text:p>0.0814683214</text:p>
          </table:table-cell>
          <table:table-cell office:value-type="float" office:value="0.0861661583" calcext:value-type="float">
            <text:p>0.0861661583</text:p>
          </table:table-cell>
          <table:table-cell office:value-type="float" office:value="0.0859169438" calcext:value-type="float">
            <text:p>0.0859169438</text:p>
          </table:table-cell>
          <table:table-cell office:value-type="float" office:value="0.0882876292" calcext:value-type="float">
            <text:p>0.0882876292</text:p>
          </table:table-cell>
          <table:table-cell office:value-type="float" office:value="0.0809694156" calcext:value-type="float">
            <text:p>0.0809694156</text:p>
          </table:table-cell>
          <table:table-cell office:value-type="float" office:value="0.0768350437" calcext:value-type="float">
            <text:p>0.0768350437</text:p>
          </table:table-cell>
          <table:table-cell office:value-type="float" office:value="0.0865166411" calcext:value-type="float">
            <text:p>0.0865166411</text:p>
          </table:table-cell>
          <table:table-cell office:value-type="float" office:value="0.0883678868" calcext:value-type="float">
            <text:p>0.0883678868</text:p>
          </table:table-cell>
          <table:table-cell office:value-type="float" office:value="0.0812847987" calcext:value-type="float">
            <text:p>0.0812847987</text:p>
          </table:table-cell>
          <table:table-cell office:value-type="float" office:value="0.0851077214" calcext:value-type="float">
            <text:p>0.0851077214</text:p>
          </table:table-cell>
          <table:table-cell office:value-type="float" office:value="0.0865289494" calcext:value-type="float">
            <text:p>0.0865289494</text:p>
          </table:table-cell>
          <table:table-cell office:value-type="float" office:value="0.0794707462" calcext:value-type="float">
            <text:p>0.0794707462</text:p>
          </table:table-cell>
          <table:table-cell office:value-type="float" office:value="0.0731480941" calcext:value-type="float">
            <text:p>0.0731480941</text:p>
          </table:table-cell>
          <table:table-cell office:value-type="float" office:value="0.0789426193" calcext:value-type="float">
            <text:p>0.0789426193</text:p>
          </table:table-cell>
          <table:table-cell office:value-type="float" office:value="0.0822449997" calcext:value-type="float">
            <text:p>0.0822449997</text:p>
          </table:table-cell>
          <table:table-cell office:value-type="float" office:value="0.0773409456" calcext:value-type="float">
            <text:p>0.0773409456</text:p>
          </table:table-cell>
          <table:table-cell office:value-type="float" office:value="0.0884235427" calcext:value-type="float">
            <text:p>0.0884235427</text:p>
          </table:table-cell>
          <table:table-cell office:value-type="float" office:value="0.0808932558" calcext:value-type="float">
            <text:p>0.0808932558</text:p>
          </table:table-cell>
          <table:table-cell office:value-type="float" office:value="0.0798818171" calcext:value-type="float">
            <text:p>0.0798818171</text:p>
          </table:table-cell>
          <table:table-cell office:value-type="float" office:value="0.0795026496" calcext:value-type="float">
            <text:p>0.0795026496</text:p>
          </table:table-cell>
          <table:table-cell office:value-type="float" office:value="0.0742334351" calcext:value-type="float">
            <text:p>0.0742334351</text:p>
          </table:table-cell>
          <table:table-cell office:value-type="float" office:value="0.0837944597" calcext:value-type="float">
            <text:p>0.0837944597</text:p>
          </table:table-cell>
          <table:table-cell office:value-type="float" office:value="0.0834557191" calcext:value-type="float">
            <text:p>0.0834557191</text:p>
          </table:table-cell>
          <table:table-cell office:value-type="float" office:value="0.0797419772" calcext:value-type="float">
            <text:p>0.0797419772</text:p>
          </table:table-cell>
          <table:table-cell office:value-type="float" office:value="0.094725661" calcext:value-type="float">
            <text:p>0.094725661</text:p>
          </table:table-cell>
          <table:table-cell office:value-type="float" office:value="0.1097181365" calcext:value-type="float">
            <text:p>0.1097181365</text:p>
          </table:table-cell>
          <table:table-cell office:value-type="float" office:value="0.0951541662" calcext:value-type="float">
            <text:p>0.0951541662</text:p>
          </table:table-cell>
          <table:table-cell office:value-type="float" office:value="0.0815969408" calcext:value-type="float">
            <text:p>0.0815969408</text:p>
          </table:table-cell>
          <table:table-cell office:value-type="float" office:value="0.1126913652" calcext:value-type="float">
            <text:p>0.1126913652</text:p>
          </table:table-cell>
          <table:table-cell office:value-type="float" office:value="0.088298589" calcext:value-type="float">
            <text:p>0.088298589</text:p>
          </table:table-cell>
          <table:table-cell office:value-type="float" office:value="0.1070455536" calcext:value-type="float">
            <text:p>0.1070455536</text:p>
          </table:table-cell>
          <table:table-cell office:value-type="float" office:value="0.1042722538" calcext:value-type="float">
            <text:p>0.1042722538</text:p>
          </table:table-cell>
          <table:table-cell office:value-type="float" office:value="0.1021908671" calcext:value-type="float">
            <text:p>0.1021908671</text:p>
          </table:table-cell>
          <table:table-cell office:value-type="float" office:value="0.1000242829" calcext:value-type="float">
            <text:p>0.1000242829</text:p>
          </table:table-cell>
          <table:table-cell office:value-type="float" office:value="0.1072030887" calcext:value-type="float">
            <text:p>0.1072030887</text:p>
          </table:table-cell>
          <table:table-cell office:value-type="float" office:value="0.1076680273" calcext:value-type="float">
            <text:p>0.1076680273</text:p>
          </table:table-cell>
          <table:table-cell office:value-type="float" office:value="0.1060907245" calcext:value-type="float">
            <text:p>0.1060907245</text:p>
          </table:table-cell>
          <table:table-cell office:value-type="float" office:value="0.1103120223" calcext:value-type="float">
            <text:p>0.1103120223</text:p>
          </table:table-cell>
          <table:table-cell office:value-type="float" office:value="0.1114879847" calcext:value-type="float">
            <text:p>0.1114879847</text:p>
          </table:table-cell>
          <table:table-cell office:value-type="float" office:value="0.1215739697" calcext:value-type="float">
            <text:p>0.1215739697</text:p>
          </table:table-cell>
          <table:table-cell office:value-type="float" office:value="0.1301615536" calcext:value-type="float">
            <text:p>0.1301615536</text:p>
          </table:table-cell>
          <table:table-cell office:value-type="float" office:value="0.1325846314" calcext:value-type="float">
            <text:p>0.1325846314</text:p>
          </table:table-cell>
          <table:table-cell office:value-type="float" office:value="0.1225379109" calcext:value-type="float">
            <text:p>0.1225379109</text:p>
          </table:table-cell>
          <table:table-cell office:value-type="float" office:value="0.1100675315" calcext:value-type="float">
            <text:p>0.1100675315</text:p>
          </table:table-cell>
          <table:table-cell office:value-type="float" office:value="0.1130169109" calcext:value-type="float">
            <text:p>0.1130169109</text:p>
          </table:table-cell>
          <table:table-cell office:value-type="float" office:value="0.1158860251" calcext:value-type="float">
            <text:p>0.1158860251</text:p>
          </table:table-cell>
          <table:table-cell office:value-type="float" office:value="0.12307024" calcext:value-type="float">
            <text:p>0.12307024</text:p>
          </table:table-cell>
          <table:table-cell office:value-type="float" office:value="0.1290542036" calcext:value-type="float">
            <text:p>0.1290542036</text:p>
          </table:table-cell>
          <table:table-cell office:value-type="float" office:value="0.144094795" calcext:value-type="float">
            <text:p>0.144094795</text:p>
          </table:table-cell>
          <table:table-cell office:value-type="float" office:value="0.1448199898" calcext:value-type="float">
            <text:p>0.1448199898</text:p>
          </table:table-cell>
          <table:table-cell office:value-type="float" office:value="0.1312901825" calcext:value-type="float">
            <text:p>0.1312901825</text:p>
          </table:table-cell>
          <table:table-cell office:value-type="float" office:value="0.116592586" calcext:value-type="float">
            <text:p>0.116592586</text:p>
          </table:table-cell>
          <table:table-cell office:value-type="float" office:value="0.1229780242" calcext:value-type="float">
            <text:p>0.1229780242</text:p>
          </table:table-cell>
          <table:table-cell office:value-type="float" office:value="0.1206402779" calcext:value-type="float">
            <text:p>0.1206402779</text:p>
          </table:table-cell>
          <table:table-cell office:value-type="float" office:value="0.1462344229" calcext:value-type="float">
            <text:p>0.1462344229</text:p>
          </table:table-cell>
          <table:table-cell office:value-type="float" office:value="0.1257026047" calcext:value-type="float">
            <text:p>0.1257026047</text:p>
          </table:table-cell>
          <table:table-cell office:value-type="float" office:value="0.133138597" calcext:value-type="float">
            <text:p>0.133138597</text:p>
          </table:table-cell>
          <table:table-cell table:number-columns-repeated="957"/>
        </table:table-row>
        <table:table-row table:style-name="ro2">
          <table:table-cell office:value-type="string" calcext:value-type="string">
            <text:p><text:s/>Iran</text:p>
          </table:table-cell>
          <table:table-cell office:value-type="string" calcext:value-type="string">
            <text:p>p99p100</text:p>
          </table:table-cell>
          <table:table-cell table:number-columns-repeated="40"/>
          <table:table-cell office:value-type="float" office:value="0.1801729202" calcext:value-type="float">
            <text:p>0.1801729202</text:p>
          </table:table-cell>
          <table:table-cell office:value-type="float" office:value="0.1801729351" calcext:value-type="float">
            <text:p>0.1801729351</text:p>
          </table:table-cell>
          <table:table-cell office:value-type="float" office:value="0.1801729202" calcext:value-type="float">
            <text:p>0.1801729202</text:p>
          </table:table-cell>
          <table:table-cell office:value-type="float" office:value="0.1801729351" calcext:value-type="float">
            <text:p>0.1801729351</text:p>
          </table:table-cell>
          <table:table-cell table:number-columns-repeated="2" office:value-type="float" office:value="0.1801729202" calcext:value-type="float">
            <text:p>0.1801729202</text:p>
          </table:table-cell>
          <table:table-cell table:number-columns-repeated="2" office:value-type="float" office:value="0.1801729351" calcext:value-type="float">
            <text:p>0.1801729351</text:p>
          </table:table-cell>
          <table:table-cell table:number-columns-repeated="2" office:value-type="float" office:value="0.1801729202" calcext:value-type="float">
            <text:p>0.1801729202</text:p>
          </table:table-cell>
          <table:table-cell table:number-columns-repeated="2" office:value-type="float" office:value="0.1801729351" calcext:value-type="float">
            <text:p>0.1801729351</text:p>
          </table:table-cell>
          <table:table-cell office:value-type="float" office:value="0.1801729053" calcext:value-type="float">
            <text:p>0.1801729053</text:p>
          </table:table-cell>
          <table:table-cell office:value-type="float" office:value="0.18017295" calcext:value-type="float">
            <text:p>0.18017295</text:p>
          </table:table-cell>
          <table:table-cell office:value-type="float" office:value="0.1801729053" calcext:value-type="float">
            <text:p>0.1801729053</text:p>
          </table:table-cell>
          <table:table-cell office:value-type="float" office:value="0.1801729202" calcext:value-type="float">
            <text:p>0.1801729202</text:p>
          </table:table-cell>
          <table:table-cell office:value-type="float" office:value="0.1801728755" calcext:value-type="float">
            <text:p>0.1801728755</text:p>
          </table:table-cell>
          <table:table-cell office:value-type="float" office:value="0.1801728904" calcext:value-type="float">
            <text:p>0.1801728904</text:p>
          </table:table-cell>
          <table:table-cell table:number-columns-repeated="3" office:value-type="float" office:value="0.1801729202" calcext:value-type="float">
            <text:p>0.1801729202</text:p>
          </table:table-cell>
          <table:table-cell office:value-type="float" office:value="0.1801729351" calcext:value-type="float">
            <text:p>0.1801729351</text:p>
          </table:table-cell>
          <table:table-cell office:value-type="float" office:value="0.1626455784" calcext:value-type="float">
            <text:p>0.1626455784</text:p>
          </table:table-cell>
          <table:table-cell office:value-type="float" office:value="0.1626455635" calcext:value-type="float">
            <text:p>0.1626455635</text:p>
          </table:table-cell>
          <table:table-cell office:value-type="float" office:value="0.1626455486" calcext:value-type="float">
            <text:p>0.1626455486</text:p>
          </table:table-cell>
          <table:table-cell office:value-type="float" office:value="0.1626455635" calcext:value-type="float">
            <text:p>0.1626455635</text:p>
          </table:table-cell>
          <table:table-cell office:value-type="float" office:value="0.1626455486" calcext:value-type="float">
            <text:p>0.1626455486</text:p>
          </table:table-cell>
          <table:table-cell table:number-columns-repeated="955"/>
        </table:table-row>
        <table:table-row table:style-name="ro2">
          <table:table-cell office:value-type="string" calcext:value-type="string">
            <text:p><text:s/>Iraq</text:p>
          </table:table-cell>
          <table:table-cell office:value-type="string" calcext:value-type="string">
            <text:p>p99p100</text:p>
          </table:table-cell>
          <table:table-cell table:number-columns-repeated="40"/>
          <table:table-cell table:number-columns-repeated="3" office:value-type="float" office:value="0.2202304006" calcext:value-type="float">
            <text:p>0.2202304006</text:p>
          </table:table-cell>
          <table:table-cell office:value-type="float" office:value="0.2202304155" calcext:value-type="float">
            <text:p>0.2202304155</text:p>
          </table:table-cell>
          <table:table-cell office:value-type="float" office:value="0.2202304006" calcext:value-type="float">
            <text:p>0.2202304006</text:p>
          </table:table-cell>
          <table:table-cell table:number-columns-repeated="4" office:value-type="float" office:value="0.2202304155" calcext:value-type="float">
            <text:p>0.2202304155</text:p>
          </table:table-cell>
          <table:table-cell office:value-type="float" office:value="0.2202304006" calcext:value-type="float">
            <text:p>0.2202304006</text:p>
          </table:table-cell>
          <table:table-cell table:number-columns-repeated="2" office:value-type="float" office:value="0.2202304155" calcext:value-type="float">
            <text:p>0.2202304155</text:p>
          </table:table-cell>
          <table:table-cell table:number-columns-repeated="2" office:value-type="float" office:value="0.2202304006" calcext:value-type="float">
            <text:p>0.2202304006</text:p>
          </table:table-cell>
          <table:table-cell table:number-columns-repeated="3" office:value-type="float" office:value="0.2202304155" calcext:value-type="float">
            <text:p>0.2202304155</text:p>
          </table:table-cell>
          <table:table-cell office:value-type="float" office:value="0.2202304006" calcext:value-type="float">
            <text:p>0.2202304006</text:p>
          </table:table-cell>
          <table:table-cell office:value-type="float" office:value="0.2202304155" calcext:value-type="float">
            <text:p>0.2202304155</text:p>
          </table:table-cell>
          <table:table-cell table:number-columns-repeated="5" office:value-type="float" office:value="0.2202304006" calcext:value-type="float">
            <text:p>0.2202304006</text:p>
          </table:table-cell>
          <table:table-cell office:value-type="float" office:value="0.2202304155" calcext:value-type="float">
            <text:p>0.2202304155</text:p>
          </table:table-cell>
          <table:table-cell table:number-columns-repeated="2" office:value-type="float" office:value="0.2202304006" calcext:value-type="float">
            <text:p>0.2202304006</text:p>
          </table:table-cell>
          <table:table-cell table:number-columns-repeated="955"/>
        </table:table-row>
        <table:table-row table:style-name="ro2">
          <table:table-cell office:value-type="string" calcext:value-type="string">
            <text:p><text:s/>Ireland</text:p>
          </table:table-cell>
          <table:table-cell office:value-type="string" calcext:value-type="string">
            <text:p>p99p100</text:p>
          </table:table-cell>
          <table:table-cell table:number-columns-repeated="30"/>
          <table:table-cell office:value-type="float" office:value="0.0646" calcext:value-type="float">
            <text:p>0.0646</text:p>
          </table:table-cell>
          <table:table-cell office:value-type="float" office:value="0.0627" calcext:value-type="float">
            <text:p>0.0627</text:p>
          </table:table-cell>
          <table:table-cell office:value-type="float" office:value="0.0661" calcext:value-type="float">
            <text:p>0.0661</text:p>
          </table:table-cell>
          <table:table-cell office:value-type="float" office:value="0.0673" calcext:value-type="float">
            <text:p>0.0673</text:p>
          </table:table-cell>
          <table:table-cell office:value-type="float" office:value="0.0635" calcext:value-type="float">
            <text:p>0.0635</text:p>
          </table:table-cell>
          <table:table-cell office:value-type="float" office:value="0.0619" calcext:value-type="float">
            <text:p>0.0619</text:p>
          </table:table-cell>
          <table:table-cell office:value-type="float" office:value="0.061" calcext:value-type="float">
            <text:p>0.061</text:p>
          </table:table-cell>
          <table:table-cell table:number-columns-repeated="2" office:value-type="float" office:value="0.0609" calcext:value-type="float">
            <text:p>0.0609</text:p>
          </table:table-cell>
          <table:table-cell office:value-type="float" office:value="0.0624" calcext:value-type="float">
            <text:p>0.0624</text:p>
          </table:table-cell>
          <table:table-cell office:value-type="float" office:value="0.0642" calcext:value-type="float">
            <text:p>0.0642</text:p>
          </table:table-cell>
          <table:table-cell office:value-type="float" office:value="0.0688" calcext:value-type="float">
            <text:p>0.0688</text:p>
          </table:table-cell>
          <table:table-cell office:value-type="float" office:value="0.0726" calcext:value-type="float">
            <text:p>0.0726</text:p>
          </table:table-cell>
          <table:table-cell office:value-type="float" office:value="0.0707" calcext:value-type="float">
            <text:p>0.0707</text:p>
          </table:table-cell>
          <table:table-cell office:value-type="float" office:value="0.0734" calcext:value-type="float">
            <text:p>0.0734</text:p>
          </table:table-cell>
          <table:table-cell office:value-type="float" office:value="0.0762" calcext:value-type="float">
            <text:p>0.0762</text:p>
          </table:table-cell>
          <table:table-cell office:value-type="float" office:value="0.0749" calcext:value-type="float">
            <text:p>0.0749</text:p>
          </table:table-cell>
          <table:table-cell office:value-type="float" office:value="0.0809" calcext:value-type="float">
            <text:p>0.0809</text:p>
          </table:table-cell>
          <table:table-cell office:value-type="float" office:value="0.0922" calcext:value-type="float">
            <text:p>0.0922</text:p>
          </table:table-cell>
          <table:table-cell office:value-type="float" office:value="0.0916" calcext:value-type="float">
            <text:p>0.0916</text:p>
          </table:table-cell>
          <table:table-cell office:value-type="float" office:value="0.0986" calcext:value-type="float">
            <text:p>0.0986</text:p>
          </table:table-cell>
          <table:table-cell office:value-type="float" office:value="0.0954" calcext:value-type="float">
            <text:p>0.0954</text:p>
          </table:table-cell>
          <table:table-cell office:value-type="float" office:value="0.0936" calcext:value-type="float">
            <text:p>0.0936</text:p>
          </table:table-cell>
          <table:table-cell office:value-type="float" office:value="0.0929" calcext:value-type="float">
            <text:p>0.0929</text:p>
          </table:table-cell>
          <table:table-cell office:value-type="float" office:value="0.096" calcext:value-type="float">
            <text:p>0.096</text:p>
          </table:table-cell>
          <table:table-cell office:value-type="float" office:value="0.103" calcext:value-type="float">
            <text:p>0.103</text:p>
          </table:table-cell>
          <table:table-cell office:value-type="float" office:value="0.1118" calcext:value-type="float">
            <text:p>0.1118</text:p>
          </table:table-cell>
          <table:table-cell office:value-type="float" office:value="0.1038" calcext:value-type="float">
            <text:p>0.1038</text:p>
          </table:table-cell>
          <table:table-cell office:value-type="float" office:value="0.0889" calcext:value-type="float">
            <text:p>0.0889</text:p>
          </table:table-cell>
          <table:table-cell office:value-type="float" office:value="0.0886" calcext:value-type="float">
            <text:p>0.0886</text:p>
          </table:table-cell>
          <table:table-cell office:value-type="float" office:value="0.0877" calcext:value-type="float">
            <text:p>0.0877</text:p>
          </table:table-cell>
          <table:table-cell office:value-type="float" office:value="0.0926" calcext:value-type="float">
            <text:p>0.0926</text:p>
          </table:table-cell>
          <table:table-cell office:value-type="float" office:value="0.09" calcext:value-type="float">
            <text:p>0.09</text:p>
          </table:table-cell>
          <table:table-cell office:value-type="float" office:value="0.0957" calcext:value-type="float">
            <text:p>0.0957</text:p>
          </table:table-cell>
          <table:table-cell office:value-type="float" office:value="0.1239" calcext:value-type="float">
            <text:p>0.1239</text:p>
          </table:table-cell>
          <table:table-cell office:value-type="float" office:value="0.1065" calcext:value-type="float">
            <text:p>0.1065</text:p>
          </table:table-cell>
          <table:table-cell office:value-type="float" office:value="0.128" calcext:value-type="float">
            <text:p>0.128</text:p>
          </table:table-cell>
          <table:table-cell table:number-columns-repeated="955"/>
        </table:table-row>
        <table:table-row table:style-name="ro2">
          <table:table-cell office:value-type="string" calcext:value-type="string">
            <text:p><text:s/>Italy</text:p>
          </table:table-cell>
          <table:table-cell office:value-type="string" calcext:value-type="string">
            <text:p>p99p100</text:p>
          </table:table-cell>
          <table:table-cell table:number-columns-repeated="30"/>
          <table:table-cell office:value-type="float" office:value="0.0489" calcext:value-type="float">
            <text:p>0.0489</text:p>
          </table:table-cell>
          <table:table-cell office:value-type="float" office:value="0.0451" calcext:value-type="float">
            <text:p>0.0451</text:p>
          </table:table-cell>
          <table:table-cell office:value-type="float" office:value="0.0441" calcext:value-type="float">
            <text:p>0.0441</text:p>
          </table:table-cell>
          <table:table-cell office:value-type="float" office:value="0.0439" calcext:value-type="float">
            <text:p>0.0439</text:p>
          </table:table-cell>
          <table:table-cell office:value-type="float" office:value="0.0451" calcext:value-type="float">
            <text:p>0.0451</text:p>
          </table:table-cell>
          <table:table-cell office:value-type="float" office:value="0.0483" calcext:value-type="float">
            <text:p>0.0483</text:p>
          </table:table-cell>
          <table:table-cell office:value-type="float" office:value="0.0553" calcext:value-type="float">
            <text:p>0.0553</text:p>
          </table:table-cell>
          <table:table-cell office:value-type="float" office:value="0.0566" calcext:value-type="float">
            <text:p>0.0566</text:p>
          </table:table-cell>
          <table:table-cell office:value-type="float" office:value="0.0599" calcext:value-type="float">
            <text:p>0.0599</text:p>
          </table:table-cell>
          <table:table-cell office:value-type="float" office:value="0.0612" calcext:value-type="float">
            <text:p>0.0612</text:p>
          </table:table-cell>
          <table:table-cell office:value-type="float" office:value="0.0607" calcext:value-type="float">
            <text:p>0.0607</text:p>
          </table:table-cell>
          <table:table-cell office:value-type="float" office:value="0.0611" calcext:value-type="float">
            <text:p>0.0611</text:p>
          </table:table-cell>
          <table:table-cell office:value-type="float" office:value="0.0615" calcext:value-type="float">
            <text:p>0.0615</text:p>
          </table:table-cell>
          <table:table-cell office:value-type="float" office:value="0.0639" calcext:value-type="float">
            <text:p>0.0639</text:p>
          </table:table-cell>
          <table:table-cell office:value-type="float" office:value="0.0662" calcext:value-type="float">
            <text:p>0.0662</text:p>
          </table:table-cell>
          <table:table-cell office:value-type="float" office:value="0.0717" calcext:value-type="float">
            <text:p>0.0717</text:p>
          </table:table-cell>
          <table:table-cell office:value-type="float" office:value="0.0734" calcext:value-type="float">
            <text:p>0.0734</text:p>
          </table:table-cell>
          <table:table-cell office:value-type="float" office:value="0.0731" calcext:value-type="float">
            <text:p>0.0731</text:p>
          </table:table-cell>
          <table:table-cell office:value-type="float" office:value="0.0752" calcext:value-type="float">
            <text:p>0.0752</text:p>
          </table:table-cell>
          <table:table-cell office:value-type="float" office:value="0.0721" calcext:value-type="float">
            <text:p>0.0721</text:p>
          </table:table-cell>
          <table:table-cell office:value-type="float" office:value="0.077" calcext:value-type="float">
            <text:p>0.077</text:p>
          </table:table-cell>
          <table:table-cell office:value-type="float" office:value="0.08" calcext:value-type="float">
            <text:p>0.08</text:p>
          </table:table-cell>
          <table:table-cell office:value-type="float" office:value="0.0773" calcext:value-type="float">
            <text:p>0.0773</text:p>
          </table:table-cell>
          <table:table-cell office:value-type="float" office:value="0.0778" calcext:value-type="float">
            <text:p>0.0778</text:p>
          </table:table-cell>
          <table:table-cell office:value-type="float" office:value="0.0766" calcext:value-type="float">
            <text:p>0.0766</text:p>
          </table:table-cell>
          <table:table-cell office:value-type="float" office:value="0.076" calcext:value-type="float">
            <text:p>0.076</text:p>
          </table:table-cell>
          <table:table-cell office:value-type="float" office:value="0.077" calcext:value-type="float">
            <text:p>0.077</text:p>
          </table:table-cell>
          <table:table-cell office:value-type="float" office:value="0.0767" calcext:value-type="float">
            <text:p>0.0767</text:p>
          </table:table-cell>
          <table:table-cell office:value-type="float" office:value="0.0731" calcext:value-type="float">
            <text:p>0.0731</text:p>
          </table:table-cell>
          <table:table-cell office:value-type="float" office:value="0.0717" calcext:value-type="float">
            <text:p>0.0717</text:p>
          </table:table-cell>
          <table:table-cell office:value-type="float" office:value="0.0738" calcext:value-type="float">
            <text:p>0.0738</text:p>
          </table:table-cell>
          <table:table-cell office:value-type="float" office:value="0.0743" calcext:value-type="float">
            <text:p>0.0743</text:p>
          </table:table-cell>
          <table:table-cell office:value-type="float" office:value="0.0738" calcext:value-type="float">
            <text:p>0.0738</text:p>
          </table:table-cell>
          <table:table-cell office:value-type="float" office:value="0.0718" calcext:value-type="float">
            <text:p>0.0718</text:p>
          </table:table-cell>
          <table:table-cell office:value-type="float" office:value="0.0726" calcext:value-type="float">
            <text:p>0.0726</text:p>
          </table:table-cell>
          <table:table-cell office:value-type="float" office:value="0.0694" calcext:value-type="float">
            <text:p>0.0694</text:p>
          </table:table-cell>
          <table:table-cell office:value-type="float" office:value="0.075" calcext:value-type="float">
            <text:p>0.075</text:p>
          </table:table-cell>
          <table:table-cell table:number-columns-repeated="955"/>
        </table:table-row>
        <table:table-row table:style-name="ro2">
          <table:table-cell office:value-type="string" calcext:value-type="string">
            <text:p><text:s/>Japan</text:p>
          </table:table-cell>
          <table:table-cell office:value-type="string" calcext:value-type="string">
            <text:p>p99p100</text:p>
          </table:table-cell>
          <table:table-cell office:value-type="float" office:value="0.07714" calcext:value-type="float">
            <text:p>0.07714</text:p>
          </table:table-cell>
          <table:table-cell office:value-type="float" office:value="0.08048" calcext:value-type="float">
            <text:p>0.08048</text:p>
          </table:table-cell>
          <table:table-cell office:value-type="float" office:value="0.08669" calcext:value-type="float">
            <text:p>0.08669</text:p>
          </table:table-cell>
          <table:table-cell office:value-type="float" office:value="0.08245" calcext:value-type="float">
            <text:p>0.08245</text:p>
          </table:table-cell>
          <table:table-cell office:value-type="float" office:value="0.07963" calcext:value-type="float">
            <text:p>0.07963</text:p>
          </table:table-cell>
          <table:table-cell office:value-type="float" office:value="0.07648" calcext:value-type="float">
            <text:p>0.07648</text:p>
          </table:table-cell>
          <table:table-cell office:value-type="float" office:value="0.08192" calcext:value-type="float">
            <text:p>0.08192</text:p>
          </table:table-cell>
          <table:table-cell office:value-type="float" office:value="0.08572" calcext:value-type="float">
            <text:p>0.08572</text:p>
          </table:table-cell>
          <table:table-cell office:value-type="float" office:value="0.08667" calcext:value-type="float">
            <text:p>0.08667</text:p>
          </table:table-cell>
          <table:table-cell office:value-type="float" office:value="0.09054" calcext:value-type="float">
            <text:p>0.09054</text:p>
          </table:table-cell>
          <table:table-cell office:value-type="float" office:value="0.09467" calcext:value-type="float">
            <text:p>0.09467</text:p>
          </table:table-cell>
          <table:table-cell office:value-type="float" office:value="0.09907" calcext:value-type="float">
            <text:p>0.09907</text:p>
          </table:table-cell>
          <table:table-cell office:value-type="float" office:value="0.10027" calcext:value-type="float">
            <text:p>0.10027</text:p>
          </table:table-cell>
          <table:table-cell office:value-type="float" office:value="0.09008" calcext:value-type="float">
            <text:p>0.09008</text:p>
          </table:table-cell>
          <table:table-cell office:value-type="float" office:value="0.08757" calcext:value-type="float">
            <text:p>0.08757</text:p>
          </table:table-cell>
          <table:table-cell office:value-type="float" office:value="0.08257" calcext:value-type="float">
            <text:p>0.08257</text:p>
          </table:table-cell>
          <table:table-cell office:value-type="float" office:value="0.08045" calcext:value-type="float">
            <text:p>0.08045</text:p>
          </table:table-cell>
          <table:table-cell office:value-type="float" office:value="0.0811" calcext:value-type="float">
            <text:p>0.0811</text:p>
          </table:table-cell>
          <table:table-cell office:value-type="float" office:value="0.08008" calcext:value-type="float">
            <text:p>0.08008</text:p>
          </table:table-cell>
          <table:table-cell office:value-type="float" office:value="0.10034" calcext:value-type="float">
            <text:p>0.10034</text:p>
          </table:table-cell>
          <table:table-cell office:value-type="float" office:value="0.10708" calcext:value-type="float">
            <text:p>0.10708</text:p>
          </table:table-cell>
          <table:table-cell office:value-type="float" office:value="0.12991" calcext:value-type="float">
            <text:p>0.12991</text:p>
          </table:table-cell>
          <table:table-cell office:value-type="float" office:value="0.12162" calcext:value-type="float">
            <text:p>0.12162</text:p>
          </table:table-cell>
          <table:table-cell office:value-type="float" office:value="0.13824" calcext:value-type="float">
            <text:p>0.13824</text:p>
          </table:table-cell>
          <table:table-cell office:value-type="float" office:value="0.08352" calcext:value-type="float">
            <text:p>0.08352</text:p>
          </table:table-cell>
          <table:table-cell office:value-type="float" office:value="0.0899" calcext:value-type="float">
            <text:p>0.0899</text:p>
          </table:table-cell>
          <table:table-cell office:value-type="float" office:value="0.07541" calcext:value-type="float">
            <text:p>0.07541</text:p>
          </table:table-cell>
          <table:table-cell office:value-type="float" office:value="0.07637" calcext:value-type="float">
            <text:p>0.07637</text:p>
          </table:table-cell>
          <table:table-cell office:value-type="float" office:value="0.07906" calcext:value-type="float">
            <text:p>0.07906</text:p>
          </table:table-cell>
          <table:table-cell office:value-type="float" office:value="0.08403" calcext:value-type="float">
            <text:p>0.08403</text:p>
          </table:table-cell>
          <table:table-cell office:value-type="float" office:value="0.08358" calcext:value-type="float">
            <text:p>0.08358</text:p>
          </table:table-cell>
          <table:table-cell office:value-type="float" office:value="0.08253" calcext:value-type="float">
            <text:p>0.08253</text:p>
          </table:table-cell>
          <table:table-cell office:value-type="float" office:value="0.08219" calcext:value-type="float">
            <text:p>0.08219</text:p>
          </table:table-cell>
          <table:table-cell office:value-type="float" office:value="0.08229" calcext:value-type="float">
            <text:p>0.08229</text:p>
          </table:table-cell>
          <table:table-cell office:value-type="float" office:value="0.0825" calcext:value-type="float">
            <text:p>0.0825</text:p>
          </table:table-cell>
          <table:table-cell office:value-type="float" office:value="0.08383" calcext:value-type="float">
            <text:p>0.08383</text:p>
          </table:table-cell>
          <table:table-cell office:value-type="float" office:value="0.08871" calcext:value-type="float">
            <text:p>0.08871</text:p>
          </table:table-cell>
          <table:table-cell office:value-type="float" office:value="0.10296" calcext:value-type="float">
            <text:p>0.10296</text:p>
          </table:table-cell>
          <table:table-cell office:value-type="float" office:value="0.10567" calcext:value-type="float">
            <text:p>0.10567</text:p>
          </table:table-cell>
          <table:table-cell office:value-type="float" office:value="0.11901" calcext:value-type="float">
            <text:p>0.11901</text:p>
          </table:table-cell>
          <table:table-cell office:value-type="float" office:value="0.12985" calcext:value-type="float">
            <text:p>0.12985</text:p>
          </table:table-cell>
          <table:table-cell office:value-type="float" office:value="0.12136" calcext:value-type="float">
            <text:p>0.12136</text:p>
          </table:table-cell>
          <table:table-cell office:value-type="float" office:value="0.08422" calcext:value-type="float">
            <text:p>0.08422</text:p>
          </table:table-cell>
          <table:table-cell office:value-type="float" office:value="0.08639" calcext:value-type="float">
            <text:p>0.08639</text:p>
          </table:table-cell>
          <table:table-cell office:value-type="float" office:value="0.08552" calcext:value-type="float">
            <text:p>0.08552</text:p>
          </table:table-cell>
          <table:table-cell office:value-type="float" office:value="0.08669" calcext:value-type="float">
            <text:p>0.08669</text:p>
          </table:table-cell>
          <table:table-cell office:value-type="float" office:value="0.08902" calcext:value-type="float">
            <text:p>0.08902</text:p>
          </table:table-cell>
          <table:table-cell office:value-type="float" office:value="0.08404" calcext:value-type="float">
            <text:p>0.08404</text:p>
          </table:table-cell>
          <table:table-cell office:value-type="float" office:value="0.08475" calcext:value-type="float">
            <text:p>0.08475</text:p>
          </table:table-cell>
          <table:table-cell office:value-type="float" office:value="0.08739" calcext:value-type="float">
            <text:p>0.08739</text:p>
          </table:table-cell>
          <table:table-cell office:value-type="float" office:value="0.09058" calcext:value-type="float">
            <text:p>0.09058</text:p>
          </table:table-cell>
          <table:table-cell office:value-type="float" office:value="0.09375" calcext:value-type="float">
            <text:p>0.09375</text:p>
          </table:table-cell>
          <table:table-cell office:value-type="float" office:value="0.09513" calcext:value-type="float">
            <text:p>0.09513</text:p>
          </table:table-cell>
          <table:table-cell office:value-type="float" office:value="0.09796" calcext:value-type="float">
            <text:p>0.09796</text:p>
          </table:table-cell>
          <table:table-cell office:value-type="float" office:value="0.10469" calcext:value-type="float">
            <text:p>0.10469</text:p>
          </table:table-cell>
          <table:table-cell office:value-type="float" office:value="0.11039" calcext:value-type="float">
            <text:p>0.11039</text:p>
          </table:table-cell>
          <table:table-cell office:value-type="float" office:value="0.11312" calcext:value-type="float">
            <text:p>0.11312</text:p>
          </table:table-cell>
          <table:table-cell office:value-type="float" office:value="0.11347" calcext:value-type="float">
            <text:p>0.11347</text:p>
          </table:table-cell>
          <table:table-cell office:value-type="float" office:value="0.10896" calcext:value-type="float">
            <text:p>0.10896</text:p>
          </table:table-cell>
          <table:table-cell office:value-type="float" office:value="0.10422" calcext:value-type="float">
            <text:p>0.10422</text:p>
          </table:table-cell>
          <table:table-cell office:value-type="float" office:value="0.10439" calcext:value-type="float">
            <text:p>0.10439</text:p>
          </table:table-cell>
          <table:table-cell table:number-columns-repeated="961"/>
        </table:table-row>
        <table:table-row table:style-name="ro2">
          <table:table-cell office:value-type="string" calcext:value-type="string">
            <text:p><text:s/>Jordan</text:p>
          </table:table-cell>
          <table:table-cell office:value-type="string" calcext:value-type="string">
            <text:p>p99p100</text:p>
          </table:table-cell>
          <table:table-cell table:number-columns-repeated="40"/>
          <table:table-cell table:number-columns-repeated="2" office:value-type="float" office:value="0.2027403116" calcext:value-type="float">
            <text:p>0.2027403116</text:p>
          </table:table-cell>
          <table:table-cell office:value-type="float" office:value="0.2027402967" calcext:value-type="float">
            <text:p>0.2027402967</text:p>
          </table:table-cell>
          <table:table-cell office:value-type="float" office:value="0.2027403116" calcext:value-type="float">
            <text:p>0.2027403116</text:p>
          </table:table-cell>
          <table:table-cell table:number-columns-repeated="4" office:value-type="float" office:value="0.2027402967" calcext:value-type="float">
            <text:p>0.2027402967</text:p>
          </table:table-cell>
          <table:table-cell office:value-type="float" office:value="0.1456052065" calcext:value-type="float">
            <text:p>0.1456052065</text:p>
          </table:table-cell>
          <table:table-cell table:number-columns-repeated="3" office:value-type="float" office:value="0.1457668245" calcext:value-type="float">
            <text:p>0.1457668245</text:p>
          </table:table-cell>
          <table:table-cell office:value-type="float" office:value="0.1457668096" calcext:value-type="float">
            <text:p>0.1457668096</text:p>
          </table:table-cell>
          <table:table-cell office:value-type="float" office:value="0.1457668245" calcext:value-type="float">
            <text:p>0.1457668245</text:p>
          </table:table-cell>
          <table:table-cell office:value-type="float" office:value="0.1527975649" calcext:value-type="float">
            <text:p>0.1527975649</text:p>
          </table:table-cell>
          <table:table-cell office:value-type="float" office:value="0.15279755" calcext:value-type="float">
            <text:p>0.15279755</text:p>
          </table:table-cell>
          <table:table-cell office:value-type="float" office:value="0.1527975649" calcext:value-type="float">
            <text:p>0.1527975649</text:p>
          </table:table-cell>
          <table:table-cell office:value-type="float" office:value="0.1570125818" calcext:value-type="float">
            <text:p>0.1570125818</text:p>
          </table:table-cell>
          <table:table-cell office:value-type="float" office:value="0.1570123732" calcext:value-type="float">
            <text:p>0.1570123732</text:p>
          </table:table-cell>
          <table:table-cell office:value-type="float" office:value="0.2195298225" calcext:value-type="float">
            <text:p>0.2195298225</text:p>
          </table:table-cell>
          <table:table-cell office:value-type="float" office:value="0.2195298374" calcext:value-type="float">
            <text:p>0.2195298374</text:p>
          </table:table-cell>
          <table:table-cell office:value-type="float" office:value="0.2195298225" calcext:value-type="float">
            <text:p>0.2195298225</text:p>
          </table:table-cell>
          <table:table-cell table:number-columns-repeated="5" office:value-type="float" office:value="0.1609857678" calcext:value-type="float">
            <text:p>0.1609857678</text:p>
          </table:table-cell>
          <table:table-cell table:number-columns-repeated="955"/>
        </table:table-row>
        <table:table-row table:style-name="ro2">
          <table:table-cell office:value-type="string" calcext:value-type="string">
            <text:p><text:s/>Kansas</text:p>
          </table:table-cell>
          <table:table-cell office:value-type="string" calcext:value-type="string">
            <text:p>p99p100</text:p>
          </table:table-cell>
          <table:table-cell office:value-type="float" office:value="0.1129464731" calcext:value-type="float">
            <text:p>0.1129464731</text:p>
          </table:table-cell>
          <table:table-cell office:value-type="float" office:value="0.1058080941" calcext:value-type="float">
            <text:p>0.1058080941</text:p>
          </table:table-cell>
          <table:table-cell office:value-type="float" office:value="0.089480795" calcext:value-type="float">
            <text:p>0.089480795</text:p>
          </table:table-cell>
          <table:table-cell office:value-type="float" office:value="0.0854755938" calcext:value-type="float">
            <text:p>0.0854755938</text:p>
          </table:table-cell>
          <table:table-cell office:value-type="float" office:value="0.0907515883" calcext:value-type="float">
            <text:p>0.0907515883</text:p>
          </table:table-cell>
          <table:table-cell office:value-type="float" office:value="0.0915450528" calcext:value-type="float">
            <text:p>0.0915450528</text:p>
          </table:table-cell>
          <table:table-cell office:value-type="float" office:value="0.0899120495" calcext:value-type="float">
            <text:p>0.0899120495</text:p>
          </table:table-cell>
          <table:table-cell office:value-type="float" office:value="0.0905064419" calcext:value-type="float">
            <text:p>0.0905064419</text:p>
          </table:table-cell>
          <table:table-cell office:value-type="float" office:value="0.0848286301" calcext:value-type="float">
            <text:p>0.0848286301</text:p>
          </table:table-cell>
          <table:table-cell office:value-type="float" office:value="0.0862376019" calcext:value-type="float">
            <text:p>0.0862376019</text:p>
          </table:table-cell>
          <table:table-cell office:value-type="float" office:value="0.0871547312" calcext:value-type="float">
            <text:p>0.0871547312</text:p>
          </table:table-cell>
          <table:table-cell office:value-type="float" office:value="0.0917153507" calcext:value-type="float">
            <text:p>0.0917153507</text:p>
          </table:table-cell>
          <table:table-cell office:value-type="float" office:value="0.0885272846" calcext:value-type="float">
            <text:p>0.0885272846</text:p>
          </table:table-cell>
          <table:table-cell office:value-type="float" office:value="0.0889889076" calcext:value-type="float">
            <text:p>0.0889889076</text:p>
          </table:table-cell>
          <table:table-cell office:value-type="float" office:value="0.0927974805" calcext:value-type="float">
            <text:p>0.0927974805</text:p>
          </table:table-cell>
          <table:table-cell office:value-type="float" office:value="0.0954332277" calcext:value-type="float">
            <text:p>0.0954332277</text:p>
          </table:table-cell>
          <table:table-cell office:value-type="float" office:value="0.0918013752" calcext:value-type="float">
            <text:p>0.0918013752</text:p>
          </table:table-cell>
          <table:table-cell office:value-type="float" office:value="0.0972311124" calcext:value-type="float">
            <text:p>0.0972311124</text:p>
          </table:table-cell>
          <table:table-cell office:value-type="float" office:value="0.1056870297" calcext:value-type="float">
            <text:p>0.1056870297</text:p>
          </table:table-cell>
          <table:table-cell office:value-type="float" office:value="0.0943100154" calcext:value-type="float">
            <text:p>0.0943100154</text:p>
          </table:table-cell>
          <table:table-cell office:value-type="float" office:value="0.0848707855" calcext:value-type="float">
            <text:p>0.0848707855</text:p>
          </table:table-cell>
          <table:table-cell office:value-type="float" office:value="0.0877215639" calcext:value-type="float">
            <text:p>0.0877215639</text:p>
          </table:table-cell>
          <table:table-cell office:value-type="float" office:value="0.0879618004" calcext:value-type="float">
            <text:p>0.0879618004</text:p>
          </table:table-cell>
          <table:table-cell office:value-type="float" office:value="0.087208651" calcext:value-type="float">
            <text:p>0.087208651</text:p>
          </table:table-cell>
          <table:table-cell office:value-type="float" office:value="0.0965242386" calcext:value-type="float">
            <text:p>0.0965242386</text:p>
          </table:table-cell>
          <table:table-cell office:value-type="float" office:value="0.0916857272" calcext:value-type="float">
            <text:p>0.0916857272</text:p>
          </table:table-cell>
          <table:table-cell office:value-type="float" office:value="0.0866157264" calcext:value-type="float">
            <text:p>0.0866157264</text:p>
          </table:table-cell>
          <table:table-cell office:value-type="float" office:value="0.0927365348" calcext:value-type="float">
            <text:p>0.0927365348</text:p>
          </table:table-cell>
          <table:table-cell office:value-type="float" office:value="0.0896444544" calcext:value-type="float">
            <text:p>0.0896444544</text:p>
          </table:table-cell>
          <table:table-cell office:value-type="float" office:value="0.0985334143" calcext:value-type="float">
            <text:p>0.0985334143</text:p>
          </table:table-cell>
          <table:table-cell office:value-type="float" office:value="0.102931872" calcext:value-type="float">
            <text:p>0.102931872</text:p>
          </table:table-cell>
          <table:table-cell office:value-type="float" office:value="0.0984405056" calcext:value-type="float">
            <text:p>0.0984405056</text:p>
          </table:table-cell>
          <table:table-cell office:value-type="float" office:value="0.1054906547" calcext:value-type="float">
            <text:p>0.1054906547</text:p>
          </table:table-cell>
          <table:table-cell office:value-type="float" office:value="0.1132468507" calcext:value-type="float">
            <text:p>0.1132468507</text:p>
          </table:table-cell>
          <table:table-cell office:value-type="float" office:value="0.1032163203" calcext:value-type="float">
            <text:p>0.1032163203</text:p>
          </table:table-cell>
          <table:table-cell office:value-type="float" office:value="0.0948120132" calcext:value-type="float">
            <text:p>0.0948120132</text:p>
          </table:table-cell>
          <table:table-cell office:value-type="float" office:value="0.1268712878" calcext:value-type="float">
            <text:p>0.1268712878</text:p>
          </table:table-cell>
          <table:table-cell office:value-type="float" office:value="0.1038851887" calcext:value-type="float">
            <text:p>0.1038851887</text:p>
          </table:table-cell>
          <table:table-cell office:value-type="float" office:value="0.1317581087" calcext:value-type="float">
            <text:p>0.1317581087</text:p>
          </table:table-cell>
          <table:table-cell office:value-type="float" office:value="0.1279390454" calcext:value-type="float">
            <text:p>0.1279390454</text:p>
          </table:table-cell>
          <table:table-cell office:value-type="float" office:value="0.120916158" calcext:value-type="float">
            <text:p>0.120916158</text:p>
          </table:table-cell>
          <table:table-cell office:value-type="float" office:value="0.1171783805" calcext:value-type="float">
            <text:p>0.1171783805</text:p>
          </table:table-cell>
          <table:table-cell office:value-type="float" office:value="0.1248323172" calcext:value-type="float">
            <text:p>0.1248323172</text:p>
          </table:table-cell>
          <table:table-cell office:value-type="float" office:value="0.1203736588" calcext:value-type="float">
            <text:p>0.1203736588</text:p>
          </table:table-cell>
          <table:table-cell office:value-type="float" office:value="0.1161460206" calcext:value-type="float">
            <text:p>0.1161460206</text:p>
          </table:table-cell>
          <table:table-cell office:value-type="float" office:value="0.1293766648" calcext:value-type="float">
            <text:p>0.1293766648</text:p>
          </table:table-cell>
          <table:table-cell office:value-type="float" office:value="0.1309120357" calcext:value-type="float">
            <text:p>0.1309120357</text:p>
          </table:table-cell>
          <table:table-cell office:value-type="float" office:value="0.1420076936" calcext:value-type="float">
            <text:p>0.1420076936</text:p>
          </table:table-cell>
          <table:table-cell office:value-type="float" office:value="0.1465367228" calcext:value-type="float">
            <text:p>0.1465367228</text:p>
          </table:table-cell>
          <table:table-cell office:value-type="float" office:value="0.1514122486" calcext:value-type="float">
            <text:p>0.1514122486</text:p>
          </table:table-cell>
          <table:table-cell office:value-type="float" office:value="0.1485946774" calcext:value-type="float">
            <text:p>0.1485946774</text:p>
          </table:table-cell>
          <table:table-cell office:value-type="float" office:value="0.1271443218" calcext:value-type="float">
            <text:p>0.1271443218</text:p>
          </table:table-cell>
          <table:table-cell office:value-type="float" office:value="0.1325685978" calcext:value-type="float">
            <text:p>0.1325685978</text:p>
          </table:table-cell>
          <table:table-cell office:value-type="float" office:value="0.1370548606" calcext:value-type="float">
            <text:p>0.1370548606</text:p>
          </table:table-cell>
          <table:table-cell office:value-type="float" office:value="0.1451114565" calcext:value-type="float">
            <text:p>0.1451114565</text:p>
          </table:table-cell>
          <table:table-cell office:value-type="float" office:value="0.1607175618" calcext:value-type="float">
            <text:p>0.1607175618</text:p>
          </table:table-cell>
          <table:table-cell office:value-type="float" office:value="0.1744723767" calcext:value-type="float">
            <text:p>0.1744723767</text:p>
          </table:table-cell>
          <table:table-cell office:value-type="float" office:value="0.1795961261" calcext:value-type="float">
            <text:p>0.1795961261</text:p>
          </table:table-cell>
          <table:table-cell office:value-type="float" office:value="0.1627712101" calcext:value-type="float">
            <text:p>0.1627712101</text:p>
          </table:table-cell>
          <table:table-cell office:value-type="float" office:value="0.1464089304" calcext:value-type="float">
            <text:p>0.1464089304</text:p>
          </table:table-cell>
          <table:table-cell office:value-type="float" office:value="0.1647459269" calcext:value-type="float">
            <text:p>0.1647459269</text:p>
          </table:table-cell>
          <table:table-cell office:value-type="float" office:value="0.1603639126" calcext:value-type="float">
            <text:p>0.1603639126</text:p>
          </table:table-cell>
          <table:table-cell office:value-type="float" office:value="0.1806811988" calcext:value-type="float">
            <text:p>0.1806811988</text:p>
          </table:table-cell>
          <table:table-cell office:value-type="float" office:value="0.154455632" calcext:value-type="float">
            <text:p>0.154455632</text:p>
          </table:table-cell>
          <table:table-cell office:value-type="float" office:value="0.1683933437" calcext:value-type="float">
            <text:p>0.1683933437</text:p>
          </table:table-cell>
          <table:table-cell table:number-columns-repeated="957"/>
        </table:table-row>
        <table:table-row table:style-name="ro2">
          <table:table-cell office:value-type="string" calcext:value-type="string">
            <text:p><text:s/>Kentucky</text:p>
          </table:table-cell>
          <table:table-cell office:value-type="string" calcext:value-type="string">
            <text:p>p99p100</text:p>
          </table:table-cell>
          <table:table-cell office:value-type="float" office:value="0.1227508411" calcext:value-type="float">
            <text:p>0.1227508411</text:p>
          </table:table-cell>
          <table:table-cell office:value-type="float" office:value="0.1065377891" calcext:value-type="float">
            <text:p>0.1065377891</text:p>
          </table:table-cell>
          <table:table-cell office:value-type="float" office:value="0.1006688774" calcext:value-type="float">
            <text:p>0.1006688774</text:p>
          </table:table-cell>
          <table:table-cell office:value-type="float" office:value="0.0953336582" calcext:value-type="float">
            <text:p>0.0953336582</text:p>
          </table:table-cell>
          <table:table-cell office:value-type="float" office:value="0.1103021577" calcext:value-type="float">
            <text:p>0.1103021577</text:p>
          </table:table-cell>
          <table:table-cell office:value-type="float" office:value="0.1070213988" calcext:value-type="float">
            <text:p>0.1070213988</text:p>
          </table:table-cell>
          <table:table-cell office:value-type="float" office:value="0.1050109193" calcext:value-type="float">
            <text:p>0.1050109193</text:p>
          </table:table-cell>
          <table:table-cell office:value-type="float" office:value="0.1158305407" calcext:value-type="float">
            <text:p>0.1158305407</text:p>
          </table:table-cell>
          <table:table-cell office:value-type="float" office:value="0.1005490422" calcext:value-type="float">
            <text:p>0.1005490422</text:p>
          </table:table-cell>
          <table:table-cell office:value-type="float" office:value="0.0990428329" calcext:value-type="float">
            <text:p>0.0990428329</text:p>
          </table:table-cell>
          <table:table-cell office:value-type="float" office:value="0.0968527645" calcext:value-type="float">
            <text:p>0.0968527645</text:p>
          </table:table-cell>
          <table:table-cell office:value-type="float" office:value="0.0996612757" calcext:value-type="float">
            <text:p>0.0996612757</text:p>
          </table:table-cell>
          <table:table-cell office:value-type="float" office:value="0.0934969708" calcext:value-type="float">
            <text:p>0.0934969708</text:p>
          </table:table-cell>
          <table:table-cell office:value-type="float" office:value="0.0957173854" calcext:value-type="float">
            <text:p>0.0957173854</text:p>
          </table:table-cell>
          <table:table-cell office:value-type="float" office:value="0.1046790555" calcext:value-type="float">
            <text:p>0.1046790555</text:p>
          </table:table-cell>
          <table:table-cell office:value-type="float" office:value="0.103683196" calcext:value-type="float">
            <text:p>0.103683196</text:p>
          </table:table-cell>
          <table:table-cell office:value-type="float" office:value="0.0969080999" calcext:value-type="float">
            <text:p>0.0969080999</text:p>
          </table:table-cell>
          <table:table-cell office:value-type="float" office:value="0.0987088606" calcext:value-type="float">
            <text:p>0.0987088606</text:p>
          </table:table-cell>
          <table:table-cell office:value-type="float" office:value="0.1027956009" calcext:value-type="float">
            <text:p>0.1027956009</text:p>
          </table:table-cell>
          <table:table-cell office:value-type="float" office:value="0.0953689888" calcext:value-type="float">
            <text:p>0.0953689888</text:p>
          </table:table-cell>
          <table:table-cell office:value-type="float" office:value="0.0929021314" calcext:value-type="float">
            <text:p>0.0929021314</text:p>
          </table:table-cell>
          <table:table-cell office:value-type="float" office:value="0.0967109725" calcext:value-type="float">
            <text:p>0.0967109725</text:p>
          </table:table-cell>
          <table:table-cell office:value-type="float" office:value="0.0970578566" calcext:value-type="float">
            <text:p>0.0970578566</text:p>
          </table:table-cell>
          <table:table-cell office:value-type="float" office:value="0.0957449079" calcext:value-type="float">
            <text:p>0.0957449079</text:p>
          </table:table-cell>
          <table:table-cell office:value-type="float" office:value="0.0962449461" calcext:value-type="float">
            <text:p>0.0962449461</text:p>
          </table:table-cell>
          <table:table-cell office:value-type="float" office:value="0.1058117002" calcext:value-type="float">
            <text:p>0.1058117002</text:p>
          </table:table-cell>
          <table:table-cell office:value-type="float" office:value="0.0930401385" calcext:value-type="float">
            <text:p>0.0930401385</text:p>
          </table:table-cell>
          <table:table-cell office:value-type="float" office:value="0.0923813954" calcext:value-type="float">
            <text:p>0.0923813954</text:p>
          </table:table-cell>
          <table:table-cell office:value-type="float" office:value="0.0891780183" calcext:value-type="float">
            <text:p>0.0891780183</text:p>
          </table:table-cell>
          <table:table-cell office:value-type="float" office:value="0.0929504782" calcext:value-type="float">
            <text:p>0.0929504782</text:p>
          </table:table-cell>
          <table:table-cell office:value-type="float" office:value="0.0966480523" calcext:value-type="float">
            <text:p>0.0966480523</text:p>
          </table:table-cell>
          <table:table-cell office:value-type="float" office:value="0.0980466977" calcext:value-type="float">
            <text:p>0.0980466977</text:p>
          </table:table-cell>
          <table:table-cell office:value-type="float" office:value="0.1079163551" calcext:value-type="float">
            <text:p>0.1079163551</text:p>
          </table:table-cell>
          <table:table-cell office:value-type="float" office:value="0.12086685" calcext:value-type="float">
            <text:p>0.12086685</text:p>
          </table:table-cell>
          <table:table-cell office:value-type="float" office:value="0.1190019324" calcext:value-type="float">
            <text:p>0.1190019324</text:p>
          </table:table-cell>
          <table:table-cell office:value-type="float" office:value="0.119035989" calcext:value-type="float">
            <text:p>0.119035989</text:p>
          </table:table-cell>
          <table:table-cell office:value-type="float" office:value="0.1519244313" calcext:value-type="float">
            <text:p>0.1519244313</text:p>
          </table:table-cell>
          <table:table-cell office:value-type="float" office:value="0.1175913736" calcext:value-type="float">
            <text:p>0.1175913736</text:p>
          </table:table-cell>
          <table:table-cell office:value-type="float" office:value="0.134152472" calcext:value-type="float">
            <text:p>0.134152472</text:p>
          </table:table-cell>
          <table:table-cell office:value-type="float" office:value="0.1317874193" calcext:value-type="float">
            <text:p>0.1317874193</text:p>
          </table:table-cell>
          <table:table-cell office:value-type="float" office:value="0.1247106344" calcext:value-type="float">
            <text:p>0.1247106344</text:p>
          </table:table-cell>
          <table:table-cell office:value-type="float" office:value="0.1180874929" calcext:value-type="float">
            <text:p>0.1180874929</text:p>
          </table:table-cell>
          <table:table-cell office:value-type="float" office:value="0.1240410209" calcext:value-type="float">
            <text:p>0.1240410209</text:p>
          </table:table-cell>
          <table:table-cell office:value-type="float" office:value="0.1264483184" calcext:value-type="float">
            <text:p>0.1264483184</text:p>
          </table:table-cell>
          <table:table-cell office:value-type="float" office:value="0.1247331128" calcext:value-type="float">
            <text:p>0.1247331128</text:p>
          </table:table-cell>
          <table:table-cell office:value-type="float" office:value="0.1325021237" calcext:value-type="float">
            <text:p>0.1325021237</text:p>
          </table:table-cell>
          <table:table-cell office:value-type="float" office:value="0.1346899569" calcext:value-type="float">
            <text:p>0.1346899569</text:p>
          </table:table-cell>
          <table:table-cell office:value-type="float" office:value="0.1447103471" calcext:value-type="float">
            <text:p>0.1447103471</text:p>
          </table:table-cell>
          <table:table-cell office:value-type="float" office:value="0.1524592936" calcext:value-type="float">
            <text:p>0.1524592936</text:p>
          </table:table-cell>
          <table:table-cell office:value-type="float" office:value="0.1482767165" calcext:value-type="float">
            <text:p>0.1482767165</text:p>
          </table:table-cell>
          <table:table-cell office:value-type="float" office:value="0.143713519" calcext:value-type="float">
            <text:p>0.143713519</text:p>
          </table:table-cell>
          <table:table-cell office:value-type="float" office:value="0.133566618" calcext:value-type="float">
            <text:p>0.133566618</text:p>
          </table:table-cell>
          <table:table-cell office:value-type="float" office:value="0.1319039166" calcext:value-type="float">
            <text:p>0.1319039166</text:p>
          </table:table-cell>
          <table:table-cell office:value-type="float" office:value="0.13796027" calcext:value-type="float">
            <text:p>0.13796027</text:p>
          </table:table-cell>
          <table:table-cell office:value-type="float" office:value="0.1476241052" calcext:value-type="float">
            <text:p>0.1476241052</text:p>
          </table:table-cell>
          <table:table-cell office:value-type="float" office:value="0.1573969573" calcext:value-type="float">
            <text:p>0.1573969573</text:p>
          </table:table-cell>
          <table:table-cell office:value-type="float" office:value="0.1658755988" calcext:value-type="float">
            <text:p>0.1658755988</text:p>
          </table:table-cell>
          <table:table-cell office:value-type="float" office:value="0.1709431708" calcext:value-type="float">
            <text:p>0.1709431708</text:p>
          </table:table-cell>
          <table:table-cell office:value-type="float" office:value="0.1569372565" calcext:value-type="float">
            <text:p>0.1569372565</text:p>
          </table:table-cell>
          <table:table-cell office:value-type="float" office:value="0.1408046335" calcext:value-type="float">
            <text:p>0.1408046335</text:p>
          </table:table-cell>
          <table:table-cell office:value-type="float" office:value="0.1525049955" calcext:value-type="float">
            <text:p>0.1525049955</text:p>
          </table:table-cell>
          <table:table-cell office:value-type="float" office:value="0.1432231665" calcext:value-type="float">
            <text:p>0.1432231665</text:p>
          </table:table-cell>
          <table:table-cell office:value-type="float" office:value="0.1526235342" calcext:value-type="float">
            <text:p>0.1526235342</text:p>
          </table:table-cell>
          <table:table-cell office:value-type="float" office:value="0.1429924816" calcext:value-type="float">
            <text:p>0.1429924816</text:p>
          </table:table-cell>
          <table:table-cell office:value-type="float" office:value="0.1562068611" calcext:value-type="float">
            <text:p>0.1562068611</text:p>
          </table:table-cell>
          <table:table-cell table:number-columns-repeated="957"/>
        </table:table-row>
        <table:table-row table:style-name="ro2">
          <table:table-cell office:value-type="string" calcext:value-type="string">
            <text:p><text:s/>Korea</text:p>
          </table:table-cell>
          <table:table-cell office:value-type="string" calcext:value-type="string">
            <text:p>p99p100</text:p>
          </table:table-cell>
          <table:table-cell table:number-columns-repeated="26"/>
          <table:table-cell office:value-type="float" office:value="0.0707547363" calcext:value-type="float">
            <text:p>0.0707547363</text:p>
          </table:table-cell>
          <table:table-cell office:value-type="float" office:value="0.0718136217" calcext:value-type="float">
            <text:p>0.0718136217</text:p>
          </table:table-cell>
          <table:table-cell office:value-type="float" office:value="0.0740421312" calcext:value-type="float">
            <text:p>0.0740421312</text:p>
          </table:table-cell>
          <table:table-cell office:value-type="float" office:value="0.0714805842" calcext:value-type="float">
            <text:p>0.0714805842</text:p>
          </table:table-cell>
          <table:table-cell office:value-type="float" office:value="0.0744430339" calcext:value-type="float">
            <text:p>0.0744430339</text:p>
          </table:table-cell>
          <table:table-cell office:value-type="float" office:value="0.0714442269" calcext:value-type="float">
            <text:p>0.0714442269</text:p>
          </table:table-cell>
          <table:table-cell office:value-type="float" office:value="0.0727163416" calcext:value-type="float">
            <text:p>0.0727163416</text:p>
          </table:table-cell>
          <table:table-cell office:value-type="float" office:value="0.0746902389" calcext:value-type="float">
            <text:p>0.0746902389</text:p>
          </table:table-cell>
          <table:table-cell office:value-type="float" office:value="0.0736305685" calcext:value-type="float">
            <text:p>0.0736305685</text:p>
          </table:table-cell>
          <table:table-cell office:value-type="float" office:value="0.0714790617" calcext:value-type="float">
            <text:p>0.0714790617</text:p>
          </table:table-cell>
          <table:table-cell table:number-columns-repeated="9"/>
          <table:table-cell office:value-type="float" office:value="0.0723419359" calcext:value-type="float">
            <text:p>0.0723419359</text:p>
          </table:table-cell>
          <table:table-cell office:value-type="float" office:value="0.0781136656" calcext:value-type="float">
            <text:p>0.0781136656</text:p>
          </table:table-cell>
          <table:table-cell office:value-type="float" office:value="0.0802602412" calcext:value-type="float">
            <text:p>0.0802602412</text:p>
          </table:table-cell>
          <table:table-cell office:value-type="float" office:value="0.0708036439" calcext:value-type="float">
            <text:p>0.0708036439</text:p>
          </table:table-cell>
          <table:table-cell office:value-type="float" office:value="0.0782843784" calcext:value-type="float">
            <text:p>0.0782843784</text:p>
          </table:table-cell>
          <table:table-cell office:value-type="float" office:value="0.0829455795" calcext:value-type="float">
            <text:p>0.0829455795</text:p>
          </table:table-cell>
          <table:table-cell office:value-type="float" office:value="0.0864734773" calcext:value-type="float">
            <text:p>0.0864734773</text:p>
          </table:table-cell>
          <table:table-cell office:value-type="float" office:value="0.0908552459" calcext:value-type="float">
            <text:p>0.0908552459</text:p>
          </table:table-cell>
          <table:table-cell office:value-type="float" office:value="0.0914193076" calcext:value-type="float">
            <text:p>0.0914193076</text:p>
          </table:table-cell>
          <table:table-cell office:value-type="float" office:value="0.0952341954" calcext:value-type="float">
            <text:p>0.0952341954</text:p>
          </table:table-cell>
          <table:table-cell office:value-type="float" office:value="0.0960034127" calcext:value-type="float">
            <text:p>0.0960034127</text:p>
          </table:table-cell>
          <table:table-cell office:value-type="float" office:value="0.106370134" calcext:value-type="float">
            <text:p>0.106370134</text:p>
          </table:table-cell>
          <table:table-cell office:value-type="float" office:value="0.1129243598" calcext:value-type="float">
            <text:p>0.1129243598</text:p>
          </table:table-cell>
          <table:table-cell office:value-type="float" office:value="0.1138477482" calcext:value-type="float">
            <text:p>0.1138477482</text:p>
          </table:table-cell>
          <table:table-cell office:value-type="float" office:value="0.113132691" calcext:value-type="float">
            <text:p>0.113132691</text:p>
          </table:table-cell>
          <table:table-cell office:value-type="float" office:value="0.1174494013" calcext:value-type="float">
            <text:p>0.1174494013</text:p>
          </table:table-cell>
          <table:table-cell office:value-type="float" office:value="0.1201788225" calcext:value-type="float">
            <text:p>0.1201788225</text:p>
          </table:table-cell>
          <table:table-cell office:value-type="float" office:value="0.1173960651" calcext:value-type="float">
            <text:p>0.1173960651</text:p>
          </table:table-cell>
          <table:table-cell office:value-type="float" office:value="0.1163168771" calcext:value-type="float">
            <text:p>0.1163168771</text:p>
          </table:table-cell>
          <table:table-cell office:value-type="float" office:value="0.1177852419" calcext:value-type="float">
            <text:p>0.1177852419</text:p>
          </table:table-cell>
          <table:table-cell office:value-type="float" office:value="0.1206849131" calcext:value-type="float">
            <text:p>0.1206849131</text:p>
          </table:table-cell>
          <table:table-cell office:value-type="float" office:value="0.1216385589" calcext:value-type="float">
            <text:p>0.1216385589</text:p>
          </table:table-cell>
          <table:table-cell table:number-columns-repeated="955"/>
        </table:table-row>
        <table:table-row table:style-name="ro2">
          <table:table-cell office:value-type="string" calcext:value-type="string">
            <text:p><text:s/>Kosovo</text:p>
          </table:table-cell>
          <table:table-cell office:value-type="string" calcext:value-type="string">
            <text:p>p99p100</text:p>
          </table:table-cell>
          <table:table-cell table:number-columns-repeated="53"/>
          <table:table-cell office:value-type="float" office:value="0.0586820087" calcext:value-type="float">
            <text:p>0.0586820087</text:p>
          </table:table-cell>
          <table:table-cell office:value-type="float" office:value="0.0588072741" calcext:value-type="float">
            <text:p>0.0588072741</text:p>
          </table:table-cell>
          <table:table-cell office:value-type="float" office:value="0.0609262583" calcext:value-type="float">
            <text:p>0.0609262583</text:p>
          </table:table-cell>
          <table:table-cell office:value-type="float" office:value="0.0614265877" calcext:value-type="float">
            <text:p>0.0614265877</text:p>
          </table:table-cell>
          <table:table-cell office:value-type="float" office:value="0.061470731" calcext:value-type="float">
            <text:p>0.061470731</text:p>
          </table:table-cell>
          <table:table-cell office:value-type="float" office:value="0.0619163678" calcext:value-type="float">
            <text:p>0.0619163678</text:p>
          </table:table-cell>
          <table:table-cell office:value-type="float" office:value="0.0590797219" calcext:value-type="float">
            <text:p>0.0590797219</text:p>
          </table:table-cell>
          <table:table-cell office:value-type="float" office:value="0.0608244491" calcext:value-type="float">
            <text:p>0.0608244491</text:p>
          </table:table-cell>
          <table:table-cell office:value-type="float" office:value="0.059813959" calcext:value-type="float">
            <text:p>0.059813959</text:p>
          </table:table-cell>
          <table:table-cell office:value-type="float" office:value="0.0644054501" calcext:value-type="float">
            <text:p>0.0644054501</text:p>
          </table:table-cell>
          <table:table-cell office:value-type="float" office:value="0.0627161993" calcext:value-type="float">
            <text:p>0.0627161993</text:p>
          </table:table-cell>
          <table:table-cell table:number-columns-repeated="958"/>
        </table:table-row>
        <table:table-row table:style-name="ro2">
          <table:table-cell office:value-type="string" calcext:value-type="string">
            <text:p><text:s/>Kuwait</text:p>
          </table:table-cell>
          <table:table-cell office:value-type="string" calcext:value-type="string">
            <text:p>p99p100</text:p>
          </table:table-cell>
          <table:table-cell table:number-columns-repeated="40"/>
          <table:table-cell office:value-type="float" office:value="0.2277614921" calcext:value-type="float">
            <text:p>0.2277614921</text:p>
          </table:table-cell>
          <table:table-cell office:value-type="float" office:value="0.2140632123" calcext:value-type="float">
            <text:p>0.2140632123</text:p>
          </table:table-cell>
          <table:table-cell office:value-type="float" office:value="0.2029203624" calcext:value-type="float">
            <text:p>0.2029203624</text:p>
          </table:table-cell>
          <table:table-cell office:value-type="float" office:value="0.1935458779" calcext:value-type="float">
            <text:p>0.1935458779</text:p>
          </table:table-cell>
          <table:table-cell office:value-type="float" office:value="0.1974939257" calcext:value-type="float">
            <text:p>0.1974939257</text:p>
          </table:table-cell>
          <table:table-cell office:value-type="float" office:value="0.201718241" calcext:value-type="float">
            <text:p>0.201718241</text:p>
          </table:table-cell>
          <table:table-cell office:value-type="float" office:value="0.2042709291" calcext:value-type="float">
            <text:p>0.2042709291</text:p>
          </table:table-cell>
          <table:table-cell office:value-type="float" office:value="0.2040779144" calcext:value-type="float">
            <text:p>0.2040779144</text:p>
          </table:table-cell>
          <table:table-cell office:value-type="float" office:value="0.2047623247" calcext:value-type="float">
            <text:p>0.2047623247</text:p>
          </table:table-cell>
          <table:table-cell office:value-type="float" office:value="0.2012726665" calcext:value-type="float">
            <text:p>0.2012726665</text:p>
          </table:table-cell>
          <table:table-cell office:value-type="float" office:value="0.1968358755" calcext:value-type="float">
            <text:p>0.1968358755</text:p>
          </table:table-cell>
          <table:table-cell office:value-type="float" office:value="0.1972307116" calcext:value-type="float">
            <text:p>0.1972307116</text:p>
          </table:table-cell>
          <table:table-cell office:value-type="float" office:value="0.1981945783" calcext:value-type="float">
            <text:p>0.1981945783</text:p>
          </table:table-cell>
          <table:table-cell office:value-type="float" office:value="0.1995266229" calcext:value-type="float">
            <text:p>0.1995266229</text:p>
          </table:table-cell>
          <table:table-cell office:value-type="float" office:value="0.2032488436" calcext:value-type="float">
            <text:p>0.2032488436</text:p>
          </table:table-cell>
          <table:table-cell office:value-type="float" office:value="0.207122758" calcext:value-type="float">
            <text:p>0.207122758</text:p>
          </table:table-cell>
          <table:table-cell office:value-type="float" office:value="0.2095124424" calcext:value-type="float">
            <text:p>0.2095124424</text:p>
          </table:table-cell>
          <table:table-cell office:value-type="float" office:value="0.2123063356" calcext:value-type="float">
            <text:p>0.2123063356</text:p>
          </table:table-cell>
          <table:table-cell office:value-type="float" office:value="0.2104968727" calcext:value-type="float">
            <text:p>0.2104968727</text:p>
          </table:table-cell>
          <table:table-cell office:value-type="float" office:value="0.2089121789" calcext:value-type="float">
            <text:p>0.2089121789</text:p>
          </table:table-cell>
          <table:table-cell office:value-type="float" office:value="0.2088148743" calcext:value-type="float">
            <text:p>0.2088148743</text:p>
          </table:table-cell>
          <table:table-cell office:value-type="float" office:value="0.196431309" calcext:value-type="float">
            <text:p>0.196431309</text:p>
          </table:table-cell>
          <table:table-cell office:value-type="float" office:value="0.1974136382" calcext:value-type="float">
            <text:p>0.1974136382</text:p>
          </table:table-cell>
          <table:table-cell office:value-type="float" office:value="0.1982274204" calcext:value-type="float">
            <text:p>0.1982274204</text:p>
          </table:table-cell>
          <table:table-cell office:value-type="float" office:value="0.1985735893" calcext:value-type="float">
            <text:p>0.1985735893</text:p>
          </table:table-cell>
          <table:table-cell office:value-type="float" office:value="0.1993261278" calcext:value-type="float">
            <text:p>0.1993261278</text:p>
          </table:table-cell>
          <table:table-cell office:value-type="float" office:value="0.1993261129" calcext:value-type="float">
            <text:p>0.1993261129</text:p>
          </table:table-cell>
          <table:table-cell table:number-columns-repeated="955"/>
        </table:table-row>
        <table:table-row table:style-name="ro2">
          <table:table-cell office:value-type="string" calcext:value-type="string">
            <text:p><text:s/>Latvia</text:p>
          </table:table-cell>
          <table:table-cell office:value-type="string" calcext:value-type="string">
            <text:p>p99p100</text:p>
          </table:table-cell>
          <table:table-cell table:number-columns-repeated="38"/>
          <table:table-cell office:value-type="float" office:value="0.0384" calcext:value-type="float">
            <text:p>0.0384</text:p>
          </table:table-cell>
          <table:table-cell office:value-type="float" office:value="0.0401" calcext:value-type="float">
            <text:p>0.0401</text:p>
          </table:table-cell>
          <table:table-cell office:value-type="float" office:value="0.0417" calcext:value-type="float">
            <text:p>0.0417</text:p>
          </table:table-cell>
          <table:table-cell office:value-type="float" office:value="0.0454" calcext:value-type="float">
            <text:p>0.0454</text:p>
          </table:table-cell>
          <table:table-cell office:value-type="float" office:value="0.0507" calcext:value-type="float">
            <text:p>0.0507</text:p>
          </table:table-cell>
          <table:table-cell office:value-type="float" office:value="0.0556" calcext:value-type="float">
            <text:p>0.0556</text:p>
          </table:table-cell>
          <table:table-cell office:value-type="float" office:value="0.0832" calcext:value-type="float">
            <text:p>0.0832</text:p>
          </table:table-cell>
          <table:table-cell office:value-type="float" office:value="0.0721" calcext:value-type="float">
            <text:p>0.0721</text:p>
          </table:table-cell>
          <table:table-cell office:value-type="float" office:value="0.0711" calcext:value-type="float">
            <text:p>0.0711</text:p>
          </table:table-cell>
          <table:table-cell office:value-type="float" office:value="0.0719" calcext:value-type="float">
            <text:p>0.0719</text:p>
          </table:table-cell>
          <table:table-cell office:value-type="float" office:value="0.0742" calcext:value-type="float">
            <text:p>0.0742</text:p>
          </table:table-cell>
          <table:table-cell office:value-type="float" office:value="0.0707" calcext:value-type="float">
            <text:p>0.0707</text:p>
          </table:table-cell>
          <table:table-cell office:value-type="float" office:value="0.0921" calcext:value-type="float">
            <text:p>0.0921</text:p>
          </table:table-cell>
          <table:table-cell office:value-type="float" office:value="0.0923" calcext:value-type="float">
            <text:p>0.0923</text:p>
          </table:table-cell>
          <table:table-cell office:value-type="float" office:value="0.0947" calcext:value-type="float">
            <text:p>0.0947</text:p>
          </table:table-cell>
          <table:table-cell office:value-type="float" office:value="0.0948" calcext:value-type="float">
            <text:p>0.0948</text:p>
          </table:table-cell>
          <table:table-cell office:value-type="float" office:value="0.0945" calcext:value-type="float">
            <text:p>0.0945</text:p>
          </table:table-cell>
          <table:table-cell office:value-type="float" office:value="0.0857" calcext:value-type="float">
            <text:p>0.0857</text:p>
          </table:table-cell>
          <table:table-cell office:value-type="float" office:value="0.0848" calcext:value-type="float">
            <text:p>0.0848</text:p>
          </table:table-cell>
          <table:table-cell office:value-type="float" office:value="0.0716" calcext:value-type="float">
            <text:p>0.0716</text:p>
          </table:table-cell>
          <table:table-cell office:value-type="float" office:value="0.0708" calcext:value-type="float">
            <text:p>0.0708</text:p>
          </table:table-cell>
          <table:table-cell office:value-type="float" office:value="0.0723" calcext:value-type="float">
            <text:p>0.0723</text:p>
          </table:table-cell>
          <table:table-cell office:value-type="float" office:value="0.0625" calcext:value-type="float">
            <text:p>0.0625</text:p>
          </table:table-cell>
          <table:table-cell office:value-type="float" office:value="0.0662" calcext:value-type="float">
            <text:p>0.0662</text:p>
          </table:table-cell>
          <table:table-cell office:value-type="float" office:value="0.0753" calcext:value-type="float">
            <text:p>0.0753</text:p>
          </table:table-cell>
          <table:table-cell office:value-type="float" office:value="0.0735" calcext:value-type="float">
            <text:p>0.0735</text:p>
          </table:table-cell>
          <table:table-cell office:value-type="float" office:value="0.0772" calcext:value-type="float">
            <text:p>0.0772</text:p>
          </table:table-cell>
          <table:table-cell office:value-type="float" office:value="0.0755" calcext:value-type="float">
            <text:p>0.0755</text:p>
          </table:table-cell>
          <table:table-cell office:value-type="float" office:value="0.0756" calcext:value-type="float">
            <text:p>0.0756</text:p>
          </table:table-cell>
          <table:table-cell table:number-columns-repeated="955"/>
        </table:table-row>
        <table:table-row table:style-name="ro2">
          <table:table-cell office:value-type="string" calcext:value-type="string">
            <text:p><text:s/>Lebanon</text:p>
          </table:table-cell>
          <table:table-cell office:value-type="string" calcext:value-type="string">
            <text:p>p99p100</text:p>
          </table:table-cell>
          <table:table-cell table:number-columns-repeated="40"/>
          <table:table-cell office:value-type="float" office:value="0.2156803757" calcext:value-type="float">
            <text:p>0.2156803757</text:p>
          </table:table-cell>
          <table:table-cell table:number-columns-repeated="2" office:value-type="float" office:value="0.2156803608" calcext:value-type="float">
            <text:p>0.2156803608</text:p>
          </table:table-cell>
          <table:table-cell office:value-type="float" office:value="0.2156803906" calcext:value-type="float">
            <text:p>0.2156803906</text:p>
          </table:table-cell>
          <table:table-cell table:number-columns-repeated="3" office:value-type="float" office:value="0.2156803757" calcext:value-type="float">
            <text:p>0.2156803757</text:p>
          </table:table-cell>
          <table:table-cell office:value-type="float" office:value="0.2156803608" calcext:value-type="float">
            <text:p>0.2156803608</text:p>
          </table:table-cell>
          <table:table-cell office:value-type="float" office:value="0.2156803906" calcext:value-type="float">
            <text:p>0.2156803906</text:p>
          </table:table-cell>
          <table:table-cell office:value-type="float" office:value="0.2156803459" calcext:value-type="float">
            <text:p>0.2156803459</text:p>
          </table:table-cell>
          <table:table-cell table:number-columns-repeated="2" office:value-type="float" office:value="0.2156803757" calcext:value-type="float">
            <text:p>0.2156803757</text:p>
          </table:table-cell>
          <table:table-cell table:number-columns-repeated="2" office:value-type="float" office:value="0.2156803459" calcext:value-type="float">
            <text:p>0.2156803459</text:p>
          </table:table-cell>
          <table:table-cell office:value-type="float" office:value="0.2156803608" calcext:value-type="float">
            <text:p>0.2156803608</text:p>
          </table:table-cell>
          <table:table-cell office:value-type="float" office:value="0.2156803757" calcext:value-type="float">
            <text:p>0.2156803757</text:p>
          </table:table-cell>
          <table:table-cell office:value-type="float" office:value="0.213116914" calcext:value-type="float">
            <text:p>0.213116914</text:p>
          </table:table-cell>
          <table:table-cell office:value-type="float" office:value="0.2359281033" calcext:value-type="float">
            <text:p>0.2359281033</text:p>
          </table:table-cell>
          <table:table-cell office:value-type="float" office:value="0.2369366735" calcext:value-type="float">
            <text:p>0.2369366735</text:p>
          </table:table-cell>
          <table:table-cell office:value-type="float" office:value="0.2314533889" calcext:value-type="float">
            <text:p>0.2314533889</text:p>
          </table:table-cell>
          <table:table-cell office:value-type="float" office:value="0.2326063961" calcext:value-type="float">
            <text:p>0.2326063961</text:p>
          </table:table-cell>
          <table:table-cell office:value-type="float" office:value="0.2348811924" calcext:value-type="float">
            <text:p>0.2348811924</text:p>
          </table:table-cell>
          <table:table-cell office:value-type="float" office:value="0.2350261062" calcext:value-type="float">
            <text:p>0.2350261062</text:p>
          </table:table-cell>
          <table:table-cell office:value-type="float" office:value="0.2331542969" calcext:value-type="float">
            <text:p>0.2331542969</text:p>
          </table:table-cell>
          <table:table-cell office:value-type="float" office:value="0.2339945883" calcext:value-type="float">
            <text:p>0.2339945883</text:p>
          </table:table-cell>
          <table:table-cell office:value-type="float" office:value="0.2339945734" calcext:value-type="float">
            <text:p>0.2339945734</text:p>
          </table:table-cell>
          <table:table-cell office:value-type="float" office:value="0.2335719764" calcext:value-type="float">
            <text:p>0.2335719764</text:p>
          </table:table-cell>
          <table:table-cell table:number-columns-repeated="955"/>
        </table:table-row>
        <table:table-row table:style-name="ro2">
          <table:table-cell office:value-type="string" calcext:value-type="string">
            <text:p><text:s/>Lithuania</text:p>
          </table:table-cell>
          <table:table-cell office:value-type="string" calcext:value-type="string">
            <text:p>p99p100</text:p>
          </table:table-cell>
          <table:table-cell table:number-columns-repeated="38"/>
          <table:table-cell office:value-type="float" office:value="0.0361" calcext:value-type="float">
            <text:p>0.0361</text:p>
          </table:table-cell>
          <table:table-cell office:value-type="float" office:value="0.0425" calcext:value-type="float">
            <text:p>0.0425</text:p>
          </table:table-cell>
          <table:table-cell office:value-type="float" office:value="0.0499" calcext:value-type="float">
            <text:p>0.0499</text:p>
          </table:table-cell>
          <table:table-cell office:value-type="float" office:value="0.0558" calcext:value-type="float">
            <text:p>0.0558</text:p>
          </table:table-cell>
          <table:table-cell office:value-type="float" office:value="0.0628" calcext:value-type="float">
            <text:p>0.0628</text:p>
          </table:table-cell>
          <table:table-cell office:value-type="float" office:value="0.0687" calcext:value-type="float">
            <text:p>0.0687</text:p>
          </table:table-cell>
          <table:table-cell office:value-type="float" office:value="0.0681" calcext:value-type="float">
            <text:p>0.0681</text:p>
          </table:table-cell>
          <table:table-cell office:value-type="float" office:value="0.0678" calcext:value-type="float">
            <text:p>0.0678</text:p>
          </table:table-cell>
          <table:table-cell office:value-type="float" office:value="0.0705" calcext:value-type="float">
            <text:p>0.0705</text:p>
          </table:table-cell>
          <table:table-cell office:value-type="float" office:value="0.0676" calcext:value-type="float">
            <text:p>0.0676</text:p>
          </table:table-cell>
          <table:table-cell office:value-type="float" office:value="0.0628" calcext:value-type="float">
            <text:p>0.0628</text:p>
          </table:table-cell>
          <table:table-cell office:value-type="float" office:value="0.0604" calcext:value-type="float">
            <text:p>0.0604</text:p>
          </table:table-cell>
          <table:table-cell office:value-type="float" office:value="0.061" calcext:value-type="float">
            <text:p>0.061</text:p>
          </table:table-cell>
          <table:table-cell office:value-type="float" office:value="0.0627" calcext:value-type="float">
            <text:p>0.0627</text:p>
          </table:table-cell>
          <table:table-cell office:value-type="float" office:value="0.0631" calcext:value-type="float">
            <text:p>0.0631</text:p>
          </table:table-cell>
          <table:table-cell office:value-type="float" office:value="0.0639" calcext:value-type="float">
            <text:p>0.0639</text:p>
          </table:table-cell>
          <table:table-cell office:value-type="float" office:value="0.0594" calcext:value-type="float">
            <text:p>0.0594</text:p>
          </table:table-cell>
          <table:table-cell office:value-type="float" office:value="0.0654" calcext:value-type="float">
            <text:p>0.0654</text:p>
          </table:table-cell>
          <table:table-cell office:value-type="float" office:value="0.0652" calcext:value-type="float">
            <text:p>0.0652</text:p>
          </table:table-cell>
          <table:table-cell office:value-type="float" office:value="0.0752" calcext:value-type="float">
            <text:p>0.0752</text:p>
          </table:table-cell>
          <table:table-cell office:value-type="float" office:value="0.0861" calcext:value-type="float">
            <text:p>0.0861</text:p>
          </table:table-cell>
          <table:table-cell office:value-type="float" office:value="0.0889" calcext:value-type="float">
            <text:p>0.0889</text:p>
          </table:table-cell>
          <table:table-cell office:value-type="float" office:value="0.0779" calcext:value-type="float">
            <text:p>0.0779</text:p>
          </table:table-cell>
          <table:table-cell office:value-type="float" office:value="0.0681" calcext:value-type="float">
            <text:p>0.0681</text:p>
          </table:table-cell>
          <table:table-cell office:value-type="float" office:value="0.0709" calcext:value-type="float">
            <text:p>0.0709</text:p>
          </table:table-cell>
          <table:table-cell office:value-type="float" office:value="0.0789" calcext:value-type="float">
            <text:p>0.0789</text:p>
          </table:table-cell>
          <table:table-cell office:value-type="float" office:value="0.0804" calcext:value-type="float">
            <text:p>0.0804</text:p>
          </table:table-cell>
          <table:table-cell office:value-type="float" office:value="0.094" calcext:value-type="float">
            <text:p>0.094</text:p>
          </table:table-cell>
          <table:table-cell office:value-type="float" office:value="0.0702" calcext:value-type="float">
            <text:p>0.0702</text:p>
          </table:table-cell>
          <table:table-cell table:number-columns-repeated="955"/>
        </table:table-row>
        <table:table-row table:style-name="ro2">
          <table:table-cell office:value-type="string" calcext:value-type="string">
            <text:p><text:s/>Louisiana</text:p>
          </table:table-cell>
          <table:table-cell office:value-type="string" calcext:value-type="string">
            <text:p>p99p100</text:p>
          </table:table-cell>
          <table:table-cell office:value-type="float" office:value="0.1406935602" calcext:value-type="float">
            <text:p>0.1406935602</text:p>
          </table:table-cell>
          <table:table-cell office:value-type="float" office:value="0.128243953" calcext:value-type="float">
            <text:p>0.128243953</text:p>
          </table:table-cell>
          <table:table-cell office:value-type="float" office:value="0.1209745929" calcext:value-type="float">
            <text:p>0.1209745929</text:p>
          </table:table-cell>
          <table:table-cell office:value-type="float" office:value="0.106013082" calcext:value-type="float">
            <text:p>0.106013082</text:p>
          </table:table-cell>
          <table:table-cell office:value-type="float" office:value="0.1169790104" calcext:value-type="float">
            <text:p>0.1169790104</text:p>
          </table:table-cell>
          <table:table-cell office:value-type="float" office:value="0.1206655726" calcext:value-type="float">
            <text:p>0.1206655726</text:p>
          </table:table-cell>
          <table:table-cell office:value-type="float" office:value="0.1167125106" calcext:value-type="float">
            <text:p>0.1167125106</text:p>
          </table:table-cell>
          <table:table-cell office:value-type="float" office:value="0.1066044495" calcext:value-type="float">
            <text:p>0.1066044495</text:p>
          </table:table-cell>
          <table:table-cell office:value-type="float" office:value="0.1024999768" calcext:value-type="float">
            <text:p>0.1024999768</text:p>
          </table:table-cell>
          <table:table-cell office:value-type="float" office:value="0.1285999566" calcext:value-type="float">
            <text:p>0.1285999566</text:p>
          </table:table-cell>
          <table:table-cell office:value-type="float" office:value="0.1088365316" calcext:value-type="float">
            <text:p>0.1088365316</text:p>
          </table:table-cell>
          <table:table-cell office:value-type="float" office:value="0.1072440818" calcext:value-type="float">
            <text:p>0.1072440818</text:p>
          </table:table-cell>
          <table:table-cell office:value-type="float" office:value="0.1063420773" calcext:value-type="float">
            <text:p>0.1063420773</text:p>
          </table:table-cell>
          <table:table-cell office:value-type="float" office:value="0.1032667905" calcext:value-type="float">
            <text:p>0.1032667905</text:p>
          </table:table-cell>
          <table:table-cell office:value-type="float" office:value="0.1106856242" calcext:value-type="float">
            <text:p>0.1106856242</text:p>
          </table:table-cell>
          <table:table-cell office:value-type="float" office:value="0.116531238" calcext:value-type="float">
            <text:p>0.116531238</text:p>
          </table:table-cell>
          <table:table-cell office:value-type="float" office:value="0.1116896644" calcext:value-type="float">
            <text:p>0.1116896644</text:p>
          </table:table-cell>
          <table:table-cell office:value-type="float" office:value="0.1088552624" calcext:value-type="float">
            <text:p>0.1088552624</text:p>
          </table:table-cell>
          <table:table-cell office:value-type="float" office:value="0.1059204191" calcext:value-type="float">
            <text:p>0.1059204191</text:p>
          </table:table-cell>
          <table:table-cell office:value-type="float" office:value="0.107257925" calcext:value-type="float">
            <text:p>0.107257925</text:p>
          </table:table-cell>
          <table:table-cell office:value-type="float" office:value="0.0959729403" calcext:value-type="float">
            <text:p>0.0959729403</text:p>
          </table:table-cell>
          <table:table-cell office:value-type="float" office:value="0.1025880501" calcext:value-type="float">
            <text:p>0.1025880501</text:p>
          </table:table-cell>
          <table:table-cell office:value-type="float" office:value="0.1058604121" calcext:value-type="float">
            <text:p>0.1058604121</text:p>
          </table:table-cell>
          <table:table-cell office:value-type="float" office:value="0.1030985117" calcext:value-type="float">
            <text:p>0.1030985117</text:p>
          </table:table-cell>
          <table:table-cell office:value-type="float" office:value="0.1002332643" calcext:value-type="float">
            <text:p>0.1002332643</text:p>
          </table:table-cell>
          <table:table-cell office:value-type="float" office:value="0.1009280309" calcext:value-type="float">
            <text:p>0.1009280309</text:p>
          </table:table-cell>
          <table:table-cell office:value-type="float" office:value="0.0988056585" calcext:value-type="float">
            <text:p>0.0988056585</text:p>
          </table:table-cell>
          <table:table-cell office:value-type="float" office:value="0.1032880992" calcext:value-type="float">
            <text:p>0.1032880992</text:p>
          </table:table-cell>
          <table:table-cell office:value-type="float" office:value="0.1000251621" calcext:value-type="float">
            <text:p>0.1000251621</text:p>
          </table:table-cell>
          <table:table-cell office:value-type="float" office:value="0.1076965854" calcext:value-type="float">
            <text:p>0.1076965854</text:p>
          </table:table-cell>
          <table:table-cell office:value-type="float" office:value="0.1109870523" calcext:value-type="float">
            <text:p>0.1109870523</text:p>
          </table:table-cell>
          <table:table-cell office:value-type="float" office:value="0.1097062826" calcext:value-type="float">
            <text:p>0.1097062826</text:p>
          </table:table-cell>
          <table:table-cell office:value-type="float" office:value="0.11981114" calcext:value-type="float">
            <text:p>0.11981114</text:p>
          </table:table-cell>
          <table:table-cell office:value-type="float" office:value="0.1259698272" calcext:value-type="float">
            <text:p>0.1259698272</text:p>
          </table:table-cell>
          <table:table-cell office:value-type="float" office:value="0.1204291806" calcext:value-type="float">
            <text:p>0.1204291806</text:p>
          </table:table-cell>
          <table:table-cell office:value-type="float" office:value="0.1171256974" calcext:value-type="float">
            <text:p>0.1171256974</text:p>
          </table:table-cell>
          <table:table-cell office:value-type="float" office:value="0.1508098692" calcext:value-type="float">
            <text:p>0.1508098692</text:p>
          </table:table-cell>
          <table:table-cell office:value-type="float" office:value="0.116711162" calcext:value-type="float">
            <text:p>0.116711162</text:p>
          </table:table-cell>
          <table:table-cell office:value-type="float" office:value="0.1334592849" calcext:value-type="float">
            <text:p>0.1334592849</text:p>
          </table:table-cell>
          <table:table-cell office:value-type="float" office:value="0.1311539114" calcext:value-type="float">
            <text:p>0.1311539114</text:p>
          </table:table-cell>
          <table:table-cell office:value-type="float" office:value="0.1263155341" calcext:value-type="float">
            <text:p>0.1263155341</text:p>
          </table:table-cell>
          <table:table-cell office:value-type="float" office:value="0.1254099458" calcext:value-type="float">
            <text:p>0.1254099458</text:p>
          </table:table-cell>
          <table:table-cell office:value-type="float" office:value="0.1311237067" calcext:value-type="float">
            <text:p>0.1311237067</text:p>
          </table:table-cell>
          <table:table-cell office:value-type="float" office:value="0.1314273477" calcext:value-type="float">
            <text:p>0.1314273477</text:p>
          </table:table-cell>
          <table:table-cell office:value-type="float" office:value="0.1323399097" calcext:value-type="float">
            <text:p>0.1323399097</text:p>
          </table:table-cell>
          <table:table-cell office:value-type="float" office:value="0.1361051649" calcext:value-type="float">
            <text:p>0.1361051649</text:p>
          </table:table-cell>
          <table:table-cell office:value-type="float" office:value="0.1543888599" calcext:value-type="float">
            <text:p>0.1543888599</text:p>
          </table:table-cell>
          <table:table-cell office:value-type="float" office:value="0.163446486" calcext:value-type="float">
            <text:p>0.163446486</text:p>
          </table:table-cell>
          <table:table-cell office:value-type="float" office:value="0.1590659469" calcext:value-type="float">
            <text:p>0.1590659469</text:p>
          </table:table-cell>
          <table:table-cell office:value-type="float" office:value="0.1503765285" calcext:value-type="float">
            <text:p>0.1503765285</text:p>
          </table:table-cell>
          <table:table-cell office:value-type="float" office:value="0.1535224169" calcext:value-type="float">
            <text:p>0.1535224169</text:p>
          </table:table-cell>
          <table:table-cell office:value-type="float" office:value="0.1480827332" calcext:value-type="float">
            <text:p>0.1480827332</text:p>
          </table:table-cell>
          <table:table-cell office:value-type="float" office:value="0.1415483505" calcext:value-type="float">
            <text:p>0.1415483505</text:p>
          </table:table-cell>
          <table:table-cell office:value-type="float" office:value="0.1382660121" calcext:value-type="float">
            <text:p>0.1382660121</text:p>
          </table:table-cell>
          <table:table-cell office:value-type="float" office:value="0.1409454197" calcext:value-type="float">
            <text:p>0.1409454197</text:p>
          </table:table-cell>
          <table:table-cell office:value-type="float" office:value="0.1763423234" calcext:value-type="float">
            <text:p>0.1763423234</text:p>
          </table:table-cell>
          <table:table-cell office:value-type="float" office:value="0.2199747562" calcext:value-type="float">
            <text:p>0.2199747562</text:p>
          </table:table-cell>
          <table:table-cell office:value-type="float" office:value="0.1578866243" calcext:value-type="float">
            <text:p>0.1578866243</text:p>
          </table:table-cell>
          <table:table-cell office:value-type="float" office:value="0.2369169593" calcext:value-type="float">
            <text:p>0.2369169593</text:p>
          </table:table-cell>
          <table:table-cell office:value-type="float" office:value="0.1613120586" calcext:value-type="float">
            <text:p>0.1613120586</text:p>
          </table:table-cell>
          <table:table-cell office:value-type="float" office:value="0.1640998423" calcext:value-type="float">
            <text:p>0.1640998423</text:p>
          </table:table-cell>
          <table:table-cell office:value-type="float" office:value="0.1468919814" calcext:value-type="float">
            <text:p>0.1468919814</text:p>
          </table:table-cell>
          <table:table-cell office:value-type="float" office:value="0.1886653006" calcext:value-type="float">
            <text:p>0.1886653006</text:p>
          </table:table-cell>
          <table:table-cell office:value-type="float" office:value="0.1743265539" calcext:value-type="float">
            <text:p>0.1743265539</text:p>
          </table:table-cell>
          <table:table-cell office:value-type="float" office:value="0.1816845834" calcext:value-type="float">
            <text:p>0.1816845834</text:p>
          </table:table-cell>
          <table:table-cell table:number-columns-repeated="957"/>
        </table:table-row>
        <table:table-row table:style-name="ro2">
          <table:table-cell office:value-type="string" calcext:value-type="string">
            <text:p><text:s/>Luxembourg</text:p>
          </table:table-cell>
          <table:table-cell office:value-type="string" calcext:value-type="string">
            <text:p>p99p100</text:p>
          </table:table-cell>
          <table:table-cell table:number-columns-repeated="35"/>
          <table:table-cell office:value-type="float" office:value="0.0627" calcext:value-type="float">
            <text:p>0.0627</text:p>
          </table:table-cell>
          <table:table-cell office:value-type="float" office:value="0.0653" calcext:value-type="float">
            <text:p>0.0653</text:p>
          </table:table-cell>
          <table:table-cell office:value-type="float" office:value="0.0679" calcext:value-type="float">
            <text:p>0.0679</text:p>
          </table:table-cell>
          <table:table-cell office:value-type="float" office:value="0.0687" calcext:value-type="float">
            <text:p>0.0687</text:p>
          </table:table-cell>
          <table:table-cell office:value-type="float" office:value="0.0696" calcext:value-type="float">
            <text:p>0.0696</text:p>
          </table:table-cell>
          <table:table-cell office:value-type="float" office:value="0.0703" calcext:value-type="float">
            <text:p>0.0703</text:p>
          </table:table-cell>
          <table:table-cell office:value-type="float" office:value="0.073" calcext:value-type="float">
            <text:p>0.073</text:p>
          </table:table-cell>
          <table:table-cell office:value-type="float" office:value="0.0701" calcext:value-type="float">
            <text:p>0.0701</text:p>
          </table:table-cell>
          <table:table-cell office:value-type="float" office:value="0.0698" calcext:value-type="float">
            <text:p>0.0698</text:p>
          </table:table-cell>
          <table:table-cell office:value-type="float" office:value="0.0676" calcext:value-type="float">
            <text:p>0.0676</text:p>
          </table:table-cell>
          <table:table-cell office:value-type="float" office:value="0.0723" calcext:value-type="float">
            <text:p>0.0723</text:p>
          </table:table-cell>
          <table:table-cell office:value-type="float" office:value="0.0766" calcext:value-type="float">
            <text:p>0.0766</text:p>
          </table:table-cell>
          <table:table-cell office:value-type="float" office:value="0.0793" calcext:value-type="float">
            <text:p>0.0793</text:p>
          </table:table-cell>
          <table:table-cell office:value-type="float" office:value="0.08" calcext:value-type="float">
            <text:p>0.08</text:p>
          </table:table-cell>
          <table:table-cell office:value-type="float" office:value="0.0767" calcext:value-type="float">
            <text:p>0.0767</text:p>
          </table:table-cell>
          <table:table-cell office:value-type="float" office:value="0.0741" calcext:value-type="float">
            <text:p>0.0741</text:p>
          </table:table-cell>
          <table:table-cell office:value-type="float" office:value="0.0769" calcext:value-type="float">
            <text:p>0.0769</text:p>
          </table:table-cell>
          <table:table-cell office:value-type="float" office:value="0.0751" calcext:value-type="float">
            <text:p>0.0751</text:p>
          </table:table-cell>
          <table:table-cell office:value-type="float" office:value="0.0765" calcext:value-type="float">
            <text:p>0.0765</text:p>
          </table:table-cell>
          <table:table-cell office:value-type="float" office:value="0.0744" calcext:value-type="float">
            <text:p>0.0744</text:p>
          </table:table-cell>
          <table:table-cell office:value-type="float" office:value="0.0824" calcext:value-type="float">
            <text:p>0.0824</text:p>
          </table:table-cell>
          <table:table-cell office:value-type="float" office:value="0.0772" calcext:value-type="float">
            <text:p>0.0772</text:p>
          </table:table-cell>
          <table:table-cell office:value-type="float" office:value="0.0894" calcext:value-type="float">
            <text:p>0.0894</text:p>
          </table:table-cell>
          <table:table-cell office:value-type="float" office:value="0.08" calcext:value-type="float">
            <text:p>0.08</text:p>
          </table:table-cell>
          <table:table-cell office:value-type="float" office:value="0.0805" calcext:value-type="float">
            <text:p>0.0805</text:p>
          </table:table-cell>
          <table:table-cell office:value-type="float" office:value="0.087" calcext:value-type="float">
            <text:p>0.087</text:p>
          </table:table-cell>
          <table:table-cell office:value-type="float" office:value="0.0724" calcext:value-type="float">
            <text:p>0.0724</text:p>
          </table:table-cell>
          <table:table-cell office:value-type="float" office:value="0.0839" calcext:value-type="float">
            <text:p>0.0839</text:p>
          </table:table-cell>
          <table:table-cell office:value-type="float" office:value="0.0824" calcext:value-type="float">
            <text:p>0.0824</text:p>
          </table:table-cell>
          <table:table-cell office:value-type="float" office:value="0.0791" calcext:value-type="float">
            <text:p>0.0791</text:p>
          </table:table-cell>
          <table:table-cell office:value-type="float" office:value="0.0835" calcext:value-type="float">
            <text:p>0.0835</text:p>
          </table:table-cell>
          <table:table-cell office:value-type="float" office:value="0.0915" calcext:value-type="float">
            <text:p>0.0915</text:p>
          </table:table-cell>
          <table:table-cell table:number-columns-repeated="955"/>
        </table:table-row>
        <table:table-row table:style-name="ro2">
          <table:table-cell office:value-type="string" calcext:value-type="string">
            <text:p><text:s/>Macedonia</text:p>
          </table:table-cell>
          <table:table-cell office:value-type="string" calcext:value-type="string">
            <text:p>p99p100</text:p>
          </table:table-cell>
          <table:table-cell table:number-columns-repeated="33"/>
          <table:table-cell office:value-type="float" office:value="0.0479" calcext:value-type="float">
            <text:p>0.0479</text:p>
          </table:table-cell>
          <table:table-cell office:value-type="float" office:value="0.0507" calcext:value-type="float">
            <text:p>0.0507</text:p>
          </table:table-cell>
          <table:table-cell office:value-type="float" office:value="0.0484" calcext:value-type="float">
            <text:p>0.0484</text:p>
          </table:table-cell>
          <table:table-cell office:value-type="float" office:value="0.0467" calcext:value-type="float">
            <text:p>0.0467</text:p>
          </table:table-cell>
          <table:table-cell office:value-type="float" office:value="0.0499" calcext:value-type="float">
            <text:p>0.0499</text:p>
          </table:table-cell>
          <table:table-cell office:value-type="float" office:value="0.0464" calcext:value-type="float">
            <text:p>0.0464</text:p>
          </table:table-cell>
          <table:table-cell office:value-type="float" office:value="0.0456" calcext:value-type="float">
            <text:p>0.0456</text:p>
          </table:table-cell>
          <table:table-cell office:value-type="float" office:value="0.0451" calcext:value-type="float">
            <text:p>0.0451</text:p>
          </table:table-cell>
          <table:table-cell table:number-columns-repeated="4"/>
          <table:table-cell office:value-type="float" office:value="0.0621" calcext:value-type="float">
            <text:p>0.0621</text:p>
          </table:table-cell>
          <table:table-cell office:value-type="float" office:value="0.0674" calcext:value-type="float">
            <text:p>0.0674</text:p>
          </table:table-cell>
          <table:table-cell office:value-type="float" office:value="0.0692" calcext:value-type="float">
            <text:p>0.0692</text:p>
          </table:table-cell>
          <table:table-cell office:value-type="float" office:value="0.0707" calcext:value-type="float">
            <text:p>0.0707</text:p>
          </table:table-cell>
          <table:table-cell office:value-type="float" office:value="0.0679" calcext:value-type="float">
            <text:p>0.0679</text:p>
          </table:table-cell>
          <table:table-cell office:value-type="float" office:value="0.0691" calcext:value-type="float">
            <text:p>0.0691</text:p>
          </table:table-cell>
          <table:table-cell office:value-type="float" office:value="0.07" calcext:value-type="float">
            <text:p>0.07</text:p>
          </table:table-cell>
          <table:table-cell office:value-type="float" office:value="0.0596" calcext:value-type="float">
            <text:p>0.0596</text:p>
          </table:table-cell>
          <table:table-cell office:value-type="float" office:value="0.0572" calcext:value-type="float">
            <text:p>0.0572</text:p>
          </table:table-cell>
          <table:table-cell office:value-type="float" office:value="0.0579" calcext:value-type="float">
            <text:p>0.0579</text:p>
          </table:table-cell>
          <table:table-cell office:value-type="float" office:value="0.0605" calcext:value-type="float">
            <text:p>0.0605</text:p>
          </table:table-cell>
          <table:table-cell office:value-type="float" office:value="0.0625" calcext:value-type="float">
            <text:p>0.0625</text:p>
          </table:table-cell>
          <table:table-cell office:value-type="float" office:value="0.0619" calcext:value-type="float">
            <text:p>0.0619</text:p>
          </table:table-cell>
          <table:table-cell office:value-type="float" office:value="0.0639" calcext:value-type="float">
            <text:p>0.0639</text:p>
          </table:table-cell>
          <table:table-cell office:value-type="float" office:value="0.0613" calcext:value-type="float">
            <text:p>0.0613</text:p>
          </table:table-cell>
          <table:table-cell office:value-type="float" office:value="0.0618" calcext:value-type="float">
            <text:p>0.0618</text:p>
          </table:table-cell>
          <table:table-cell office:value-type="float" office:value="0.0624" calcext:value-type="float">
            <text:p>0.0624</text:p>
          </table:table-cell>
          <table:table-cell office:value-type="float" office:value="0.0599" calcext:value-type="float">
            <text:p>0.0599</text:p>
          </table:table-cell>
          <table:table-cell office:value-type="float" office:value="0.0614" calcext:value-type="float">
            <text:p>0.0614</text:p>
          </table:table-cell>
          <table:table-cell office:value-type="float" office:value="0.0585" calcext:value-type="float">
            <text:p>0.0585</text:p>
          </table:table-cell>
          <table:table-cell table:number-columns-repeated="957"/>
        </table:table-row>
        <table:table-row table:style-name="ro2">
          <table:table-cell office:value-type="string" calcext:value-type="string">
            <text:p><text:s/>Maine</text:p>
          </table:table-cell>
          <table:table-cell office:value-type="string" calcext:value-type="string">
            <text:p>p99p100</text:p>
          </table:table-cell>
          <table:table-cell office:value-type="float" office:value="0.1055098921" calcext:value-type="float">
            <text:p>0.1055098921</text:p>
          </table:table-cell>
          <table:table-cell office:value-type="float" office:value="0.0999429002" calcext:value-type="float">
            <text:p>0.0999429002</text:p>
          </table:table-cell>
          <table:table-cell office:value-type="float" office:value="0.0890079811" calcext:value-type="float">
            <text:p>0.0890079811</text:p>
          </table:table-cell>
          <table:table-cell office:value-type="float" office:value="0.0895470828" calcext:value-type="float">
            <text:p>0.0895470828</text:p>
          </table:table-cell>
          <table:table-cell office:value-type="float" office:value="0.0899474397" calcext:value-type="float">
            <text:p>0.0899474397</text:p>
          </table:table-cell>
          <table:table-cell office:value-type="float" office:value="0.0939487666" calcext:value-type="float">
            <text:p>0.0939487666</text:p>
          </table:table-cell>
          <table:table-cell office:value-type="float" office:value="0.0886134803" calcext:value-type="float">
            <text:p>0.0886134803</text:p>
          </table:table-cell>
          <table:table-cell office:value-type="float" office:value="0.0868007317" calcext:value-type="float">
            <text:p>0.0868007317</text:p>
          </table:table-cell>
          <table:table-cell office:value-type="float" office:value="0.0900920182" calcext:value-type="float">
            <text:p>0.0900920182</text:p>
          </table:table-cell>
          <table:table-cell office:value-type="float" office:value="0.0797092617" calcext:value-type="float">
            <text:p>0.0797092617</text:p>
          </table:table-cell>
          <table:table-cell office:value-type="float" office:value="0.0812889561" calcext:value-type="float">
            <text:p>0.0812889561</text:p>
          </table:table-cell>
          <table:table-cell office:value-type="float" office:value="0.0915408581" calcext:value-type="float">
            <text:p>0.0915408581</text:p>
          </table:table-cell>
          <table:table-cell office:value-type="float" office:value="0.0819195881" calcext:value-type="float">
            <text:p>0.0819195881</text:p>
          </table:table-cell>
          <table:table-cell office:value-type="float" office:value="0.0836288407" calcext:value-type="float">
            <text:p>0.0836288407</text:p>
          </table:table-cell>
          <table:table-cell office:value-type="float" office:value="0.0954131633" calcext:value-type="float">
            <text:p>0.0954131633</text:p>
          </table:table-cell>
          <table:table-cell office:value-type="float" office:value="0.0970573723" calcext:value-type="float">
            <text:p>0.0970573723</text:p>
          </table:table-cell>
          <table:table-cell office:value-type="float" office:value="0.0872481763" calcext:value-type="float">
            <text:p>0.0872481763</text:p>
          </table:table-cell>
          <table:table-cell office:value-type="float" office:value="0.0972861946" calcext:value-type="float">
            <text:p>0.0972861946</text:p>
          </table:table-cell>
          <table:table-cell office:value-type="float" office:value="0.0965529084" calcext:value-type="float">
            <text:p>0.0965529084</text:p>
          </table:table-cell>
          <table:table-cell office:value-type="float" office:value="0.0882834867" calcext:value-type="float">
            <text:p>0.0882834867</text:p>
          </table:table-cell>
          <table:table-cell office:value-type="float" office:value="0.0798862651" calcext:value-type="float">
            <text:p>0.0798862651</text:p>
          </table:table-cell>
          <table:table-cell office:value-type="float" office:value="0.0844844654" calcext:value-type="float">
            <text:p>0.0844844654</text:p>
          </table:table-cell>
          <table:table-cell office:value-type="float" office:value="0.0813936591" calcext:value-type="float">
            <text:p>0.0813936591</text:p>
          </table:table-cell>
          <table:table-cell office:value-type="float" office:value="0.0844542831" calcext:value-type="float">
            <text:p>0.0844542831</text:p>
          </table:table-cell>
          <table:table-cell office:value-type="float" office:value="0.0784682408" calcext:value-type="float">
            <text:p>0.0784682408</text:p>
          </table:table-cell>
          <table:table-cell office:value-type="float" office:value="0.0819437727" calcext:value-type="float">
            <text:p>0.0819437727</text:p>
          </table:table-cell>
          <table:table-cell office:value-type="float" office:value="0.0790154859" calcext:value-type="float">
            <text:p>0.0790154859</text:p>
          </table:table-cell>
          <table:table-cell office:value-type="float" office:value="0.0798492357" calcext:value-type="float">
            <text:p>0.0798492357</text:p>
          </table:table-cell>
          <table:table-cell office:value-type="float" office:value="0.079760991" calcext:value-type="float">
            <text:p>0.079760991</text:p>
          </table:table-cell>
          <table:table-cell office:value-type="float" office:value="0.0818739831" calcext:value-type="float">
            <text:p>0.0818739831</text:p>
          </table:table-cell>
          <table:table-cell office:value-type="float" office:value="0.0832666755" calcext:value-type="float">
            <text:p>0.0832666755</text:p>
          </table:table-cell>
          <table:table-cell office:value-type="float" office:value="0.0815568343" calcext:value-type="float">
            <text:p>0.0815568343</text:p>
          </table:table-cell>
          <table:table-cell office:value-type="float" office:value="0.0925393701" calcext:value-type="float">
            <text:p>0.0925393701</text:p>
          </table:table-cell>
          <table:table-cell office:value-type="float" office:value="0.1101319194" calcext:value-type="float">
            <text:p>0.1101319194</text:p>
          </table:table-cell>
          <table:table-cell office:value-type="float" office:value="0.1103219315" calcext:value-type="float">
            <text:p>0.1103219315</text:p>
          </table:table-cell>
          <table:table-cell office:value-type="float" office:value="0.1116949916" calcext:value-type="float">
            <text:p>0.1116949916</text:p>
          </table:table-cell>
          <table:table-cell office:value-type="float" office:value="0.1444215775" calcext:value-type="float">
            <text:p>0.1444215775</text:p>
          </table:table-cell>
          <table:table-cell office:value-type="float" office:value="0.1136518642" calcext:value-type="float">
            <text:p>0.1136518642</text:p>
          </table:table-cell>
          <table:table-cell office:value-type="float" office:value="0.1225291118" calcext:value-type="float">
            <text:p>0.1225291118</text:p>
          </table:table-cell>
          <table:table-cell office:value-type="float" office:value="0.1127595901" calcext:value-type="float">
            <text:p>0.1127595901</text:p>
          </table:table-cell>
          <table:table-cell office:value-type="float" office:value="0.1017458588" calcext:value-type="float">
            <text:p>0.1017458588</text:p>
          </table:table-cell>
          <table:table-cell office:value-type="float" office:value="0.1041949391" calcext:value-type="float">
            <text:p>0.1041949391</text:p>
          </table:table-cell>
          <table:table-cell office:value-type="float" office:value="0.1105493903" calcext:value-type="float">
            <text:p>0.1105493903</text:p>
          </table:table-cell>
          <table:table-cell office:value-type="float" office:value="0.1096149012" calcext:value-type="float">
            <text:p>0.1096149012</text:p>
          </table:table-cell>
          <table:table-cell office:value-type="float" office:value="0.1153475195" calcext:value-type="float">
            <text:p>0.1153475195</text:p>
          </table:table-cell>
          <table:table-cell office:value-type="float" office:value="0.1174515635" calcext:value-type="float">
            <text:p>0.1174515635</text:p>
          </table:table-cell>
          <table:table-cell office:value-type="float" office:value="0.1268104315" calcext:value-type="float">
            <text:p>0.1268104315</text:p>
          </table:table-cell>
          <table:table-cell office:value-type="float" office:value="0.1397251934" calcext:value-type="float">
            <text:p>0.1397251934</text:p>
          </table:table-cell>
          <table:table-cell office:value-type="float" office:value="0.1499022394" calcext:value-type="float">
            <text:p>0.1499022394</text:p>
          </table:table-cell>
          <table:table-cell office:value-type="float" office:value="0.154101789" calcext:value-type="float">
            <text:p>0.154101789</text:p>
          </table:table-cell>
          <table:table-cell office:value-type="float" office:value="0.1684693992" calcext:value-type="float">
            <text:p>0.1684693992</text:p>
          </table:table-cell>
          <table:table-cell office:value-type="float" office:value="0.135523662" calcext:value-type="float">
            <text:p>0.135523662</text:p>
          </table:table-cell>
          <table:table-cell office:value-type="float" office:value="0.1324619055" calcext:value-type="float">
            <text:p>0.1324619055</text:p>
          </table:table-cell>
          <table:table-cell office:value-type="float" office:value="0.1313125193" calcext:value-type="float">
            <text:p>0.1313125193</text:p>
          </table:table-cell>
          <table:table-cell office:value-type="float" office:value="0.1433825791" calcext:value-type="float">
            <text:p>0.1433825791</text:p>
          </table:table-cell>
          <table:table-cell office:value-type="float" office:value="0.1563915014" calcext:value-type="float">
            <text:p>0.1563915014</text:p>
          </table:table-cell>
          <table:table-cell office:value-type="float" office:value="0.1619382501" calcext:value-type="float">
            <text:p>0.1619382501</text:p>
          </table:table-cell>
          <table:table-cell office:value-type="float" office:value="0.1568990201" calcext:value-type="float">
            <text:p>0.1568990201</text:p>
          </table:table-cell>
          <table:table-cell office:value-type="float" office:value="0.1408805996" calcext:value-type="float">
            <text:p>0.1408805996</text:p>
          </table:table-cell>
          <table:table-cell office:value-type="float" office:value="0.1277419031" calcext:value-type="float">
            <text:p>0.1277419031</text:p>
          </table:table-cell>
          <table:table-cell office:value-type="float" office:value="0.1323587894" calcext:value-type="float">
            <text:p>0.1323587894</text:p>
          </table:table-cell>
          <table:table-cell office:value-type="float" office:value="0.1302022785" calcext:value-type="float">
            <text:p>0.1302022785</text:p>
          </table:table-cell>
          <table:table-cell office:value-type="float" office:value="0.143604368" calcext:value-type="float">
            <text:p>0.143604368</text:p>
          </table:table-cell>
          <table:table-cell office:value-type="float" office:value="0.1308637112" calcext:value-type="float">
            <text:p>0.1308637112</text:p>
          </table:table-cell>
          <table:table-cell office:value-type="float" office:value="0.1364467293" calcext:value-type="float">
            <text:p>0.1364467293</text:p>
          </table:table-cell>
          <table:table-cell table:number-columns-repeated="957"/>
        </table:table-row>
        <table:table-row table:style-name="ro2">
          <table:table-cell office:value-type="string" calcext:value-type="string">
            <text:p><text:s/>Malaysia</text:p>
          </table:table-cell>
          <table:table-cell office:value-type="string" calcext:value-type="string">
            <text:p>p99p100</text:p>
          </table:table-cell>
          <table:table-cell/>
          <table:table-cell office:value-type="float" office:value="0.0876284167" calcext:value-type="float">
            <text:p>0.0876284167</text:p>
          </table:table-cell>
          <table:table-cell table:number-columns-repeated="3"/>
          <table:table-cell office:value-type="float" office:value="0.1013625711" calcext:value-type="float">
            <text:p>0.1013625711</text:p>
          </table:table-cell>
          <table:table-cell office:value-type="float" office:value="0.1048224121" calcext:value-type="float">
            <text:p>0.1048224121</text:p>
          </table:table-cell>
          <table:table-cell office:value-type="float" office:value="0.1027422994" calcext:value-type="float">
            <text:p>0.1027422994</text:p>
          </table:table-cell>
          <table:table-cell office:value-type="float" office:value="0.1067231148" calcext:value-type="float">
            <text:p>0.1067231148</text:p>
          </table:table-cell>
          <table:table-cell office:value-type="float" office:value="0.1063921377" calcext:value-type="float">
            <text:p>0.1063921377</text:p>
          </table:table-cell>
          <table:table-cell office:value-type="float" office:value="0.1081462577" calcext:value-type="float">
            <text:p>0.1081462577</text:p>
          </table:table-cell>
          <table:table-cell office:value-type="float" office:value="0.1187159419" calcext:value-type="float">
            <text:p>0.1187159419</text:p>
          </table:table-cell>
          <table:table-cell office:value-type="float" office:value="0.1106544062" calcext:value-type="float">
            <text:p>0.1106544062</text:p>
          </table:table-cell>
          <table:table-cell office:value-type="float" office:value="0.1164126024" calcext:value-type="float">
            <text:p>0.1164126024</text:p>
          </table:table-cell>
          <table:table-cell office:value-type="float" office:value="0.1201632768" calcext:value-type="float">
            <text:p>0.1201632768</text:p>
          </table:table-cell>
          <table:table-cell office:value-type="float" office:value="0.1299051195" calcext:value-type="float">
            <text:p>0.1299051195</text:p>
          </table:table-cell>
          <table:table-cell office:value-type="float" office:value="0.108557038" calcext:value-type="float">
            <text:p>0.108557038</text:p>
          </table:table-cell>
          <table:table-cell office:value-type="float" office:value="0.1071997881" calcext:value-type="float">
            <text:p>0.1071997881</text:p>
          </table:table-cell>
          <table:table-cell office:value-type="float" office:value="0.1169703901" calcext:value-type="float">
            <text:p>0.1169703901</text:p>
          </table:table-cell>
          <table:table-cell office:value-type="float" office:value="0.1127809361" calcext:value-type="float">
            <text:p>0.1127809361</text:p>
          </table:table-cell>
          <table:table-cell office:value-type="float" office:value="0.1098847911" calcext:value-type="float">
            <text:p>0.1098847911</text:p>
          </table:table-cell>
          <table:table-cell office:value-type="float" office:value="0.1151178479" calcext:value-type="float">
            <text:p>0.1151178479</text:p>
          </table:table-cell>
          <table:table-cell office:value-type="float" office:value="0.1150642559" calcext:value-type="float">
            <text:p>0.1150642559</text:p>
          </table:table-cell>
          <table:table-cell office:value-type="float" office:value="0.1068569794" calcext:value-type="float">
            <text:p>0.1068569794</text:p>
          </table:table-cell>
          <table:table-cell office:value-type="float" office:value="0.0929086432" calcext:value-type="float">
            <text:p>0.0929086432</text:p>
          </table:table-cell>
          <table:table-cell office:value-type="float" office:value="0.1040373817" calcext:value-type="float">
            <text:p>0.1040373817</text:p>
          </table:table-cell>
          <table:table-cell table:number-columns-repeated="7"/>
          <table:table-cell office:value-type="float" office:value="0.078702122" calcext:value-type="float">
            <text:p>0.078702122</text:p>
          </table:table-cell>
          <table:table-cell office:value-type="float" office:value="0.0835080966" calcext:value-type="float">
            <text:p>0.0835080966</text:p>
          </table:table-cell>
          <table:table-cell office:value-type="float" office:value="0.0907925889" calcext:value-type="float">
            <text:p>0.0907925889</text:p>
          </table:table-cell>
          <table:table-cell office:value-type="float" office:value="0.0965756848" calcext:value-type="float">
            <text:p>0.0965756848</text:p>
          </table:table-cell>
          <table:table-cell/>
          <table:table-cell office:value-type="float" office:value="0.0790274888" calcext:value-type="float">
            <text:p>0.0790274888</text:p>
          </table:table-cell>
          <table:table-cell table:number-columns-repeated="4"/>
          <table:table-cell office:value-type="float" office:value="0.091885291" calcext:value-type="float">
            <text:p>0.091885291</text:p>
          </table:table-cell>
          <table:table-cell office:value-type="float" office:value="0.0897429362" calcext:value-type="float">
            <text:p>0.0897429362</text:p>
          </table:table-cell>
          <table:table-cell office:value-type="float" office:value="0.088835679" calcext:value-type="float">
            <text:p>0.088835679</text:p>
          </table:table-cell>
          <table:table-cell table:number-columns-repeated="4"/>
          <table:table-cell office:value-type="float" office:value="0.0818477347" calcext:value-type="float">
            <text:p>0.0818477347</text:p>
          </table:table-cell>
          <table:table-cell office:value-type="float" office:value="0.0795741901" calcext:value-type="float">
            <text:p>0.0795741901</text:p>
          </table:table-cell>
          <table:table-cell office:value-type="float" office:value="0.089324519" calcext:value-type="float">
            <text:p>0.089324519</text:p>
          </table:table-cell>
          <table:table-cell office:value-type="float" office:value="0.0948181078" calcext:value-type="float">
            <text:p>0.0948181078</text:p>
          </table:table-cell>
          <table:table-cell/>
          <table:table-cell office:value-type="float" office:value="0.0945494622" calcext:value-type="float">
            <text:p>0.0945494622</text:p>
          </table:table-cell>
          <table:table-cell table:number-columns-repeated="3"/>
          <table:table-cell office:value-type="float" office:value="0.0941300467" calcext:value-type="float">
            <text:p>0.0941300467</text:p>
          </table:table-cell>
          <table:table-cell office:value-type="float" office:value="0.0942526832" calcext:value-type="float">
            <text:p>0.0942526832</text:p>
          </table:table-cell>
          <table:table-cell office:value-type="float" office:value="0.0894851536" calcext:value-type="float">
            <text:p>0.0894851536</text:p>
          </table:table-cell>
          <table:table-cell office:value-type="float" office:value="0.0911032706" calcext:value-type="float">
            <text:p>0.0911032706</text:p>
          </table:table-cell>
          <table:table-cell table:number-columns-repeated="959"/>
        </table:table-row>
        <table:table-row table:style-name="ro2">
          <table:table-cell office:value-type="string" calcext:value-type="string">
            <text:p><text:s/>Malta</text:p>
          </table:table-cell>
          <table:table-cell office:value-type="string" calcext:value-type="string">
            <text:p>p99p100</text:p>
          </table:table-cell>
          <table:table-cell table:number-columns-repeated="57"/>
          <table:table-cell office:value-type="float" office:value="0.0554" calcext:value-type="float">
            <text:p>0.0554</text:p>
          </table:table-cell>
          <table:table-cell office:value-type="float" office:value="0.0693" calcext:value-type="float">
            <text:p>0.0693</text:p>
          </table:table-cell>
          <table:table-cell office:value-type="float" office:value="0.0695" calcext:value-type="float">
            <text:p>0.0695</text:p>
          </table:table-cell>
          <table:table-cell office:value-type="float" office:value="0.0769" calcext:value-type="float">
            <text:p>0.0769</text:p>
          </table:table-cell>
          <table:table-cell office:value-type="float" office:value="0.0763" calcext:value-type="float">
            <text:p>0.0763</text:p>
          </table:table-cell>
          <table:table-cell office:value-type="float" office:value="0.0843" calcext:value-type="float">
            <text:p>0.0843</text:p>
          </table:table-cell>
          <table:table-cell office:value-type="float" office:value="0.111" calcext:value-type="float">
            <text:p>0.111</text:p>
          </table:table-cell>
          <table:table-cell office:value-type="float" office:value="0.1111" calcext:value-type="float">
            <text:p>0.1111</text:p>
          </table:table-cell>
          <table:table-cell office:value-type="float" office:value="0.1169" calcext:value-type="float">
            <text:p>0.1169</text:p>
          </table:table-cell>
          <table:table-cell office:value-type="float" office:value="0.1165" calcext:value-type="float">
            <text:p>0.1165</text:p>
          </table:table-cell>
          <table:table-cell table:number-columns-repeated="955"/>
        </table:table-row>
        <table:table-row table:style-name="ro2">
          <table:table-cell office:value-type="string" calcext:value-type="string">
            <text:p><text:s/>Maryland</text:p>
          </table:table-cell>
          <table:table-cell office:value-type="string" calcext:value-type="string">
            <text:p>p99p100</text:p>
          </table:table-cell>
          <table:table-cell office:value-type="float" office:value="0.112655215" calcext:value-type="float">
            <text:p>0.112655215</text:p>
          </table:table-cell>
          <table:table-cell office:value-type="float" office:value="0.1032802612" calcext:value-type="float">
            <text:p>0.1032802612</text:p>
          </table:table-cell>
          <table:table-cell office:value-type="float" office:value="0.0952508226" calcext:value-type="float">
            <text:p>0.0952508226</text:p>
          </table:table-cell>
          <table:table-cell office:value-type="float" office:value="0.0846393555" calcext:value-type="float">
            <text:p>0.0846393555</text:p>
          </table:table-cell>
          <table:table-cell office:value-type="float" office:value="0.092523016" calcext:value-type="float">
            <text:p>0.092523016</text:p>
          </table:table-cell>
          <table:table-cell office:value-type="float" office:value="0.0903823897" calcext:value-type="float">
            <text:p>0.0903823897</text:p>
          </table:table-cell>
          <table:table-cell office:value-type="float" office:value="0.0856426135" calcext:value-type="float">
            <text:p>0.0856426135</text:p>
          </table:table-cell>
          <table:table-cell office:value-type="float" office:value="0.0826457366" calcext:value-type="float">
            <text:p>0.0826457366</text:p>
          </table:table-cell>
          <table:table-cell office:value-type="float" office:value="0.082549274" calcext:value-type="float">
            <text:p>0.082549274</text:p>
          </table:table-cell>
          <table:table-cell office:value-type="float" office:value="0.0993315876" calcext:value-type="float">
            <text:p>0.0993315876</text:p>
          </table:table-cell>
          <table:table-cell office:value-type="float" office:value="0.085471265" calcext:value-type="float">
            <text:p>0.085471265</text:p>
          </table:table-cell>
          <table:table-cell office:value-type="float" office:value="0.0928639472" calcext:value-type="float">
            <text:p>0.0928639472</text:p>
          </table:table-cell>
          <table:table-cell office:value-type="float" office:value="0.0866715759" calcext:value-type="float">
            <text:p>0.0866715759</text:p>
          </table:table-cell>
          <table:table-cell office:value-type="float" office:value="0.0833624229" calcext:value-type="float">
            <text:p>0.0833624229</text:p>
          </table:table-cell>
          <table:table-cell office:value-type="float" office:value="0.0947461128" calcext:value-type="float">
            <text:p>0.0947461128</text:p>
          </table:table-cell>
          <table:table-cell office:value-type="float" office:value="0.0978910625" calcext:value-type="float">
            <text:p>0.0978910625</text:p>
          </table:table-cell>
          <table:table-cell office:value-type="float" office:value="0.088554278" calcext:value-type="float">
            <text:p>0.088554278</text:p>
          </table:table-cell>
          <table:table-cell office:value-type="float" office:value="0.0899419114" calcext:value-type="float">
            <text:p>0.0899419114</text:p>
          </table:table-cell>
          <table:table-cell office:value-type="float" office:value="0.0974653661" calcext:value-type="float">
            <text:p>0.0974653661</text:p>
          </table:table-cell>
          <table:table-cell office:value-type="float" office:value="0.092358686" calcext:value-type="float">
            <text:p>0.092358686</text:p>
          </table:table-cell>
          <table:table-cell office:value-type="float" office:value="0.074830696" calcext:value-type="float">
            <text:p>0.074830696</text:p>
          </table:table-cell>
          <table:table-cell office:value-type="float" office:value="0.0773496628" calcext:value-type="float">
            <text:p>0.0773496628</text:p>
          </table:table-cell>
          <table:table-cell office:value-type="float" office:value="0.0809650868" calcext:value-type="float">
            <text:p>0.0809650868</text:p>
          </table:table-cell>
          <table:table-cell office:value-type="float" office:value="0.07826785" calcext:value-type="float">
            <text:p>0.07826785</text:p>
          </table:table-cell>
          <table:table-cell office:value-type="float" office:value="0.0919117779" calcext:value-type="float">
            <text:p>0.0919117779</text:p>
          </table:table-cell>
          <table:table-cell office:value-type="float" office:value="0.0724213645" calcext:value-type="float">
            <text:p>0.0724213645</text:p>
          </table:table-cell>
          <table:table-cell office:value-type="float" office:value="0.0721137896" calcext:value-type="float">
            <text:p>0.0721137896</text:p>
          </table:table-cell>
          <table:table-cell office:value-type="float" office:value="0.0750589445" calcext:value-type="float">
            <text:p>0.0750589445</text:p>
          </table:table-cell>
          <table:table-cell office:value-type="float" office:value="0.0751611963" calcext:value-type="float">
            <text:p>0.0751611963</text:p>
          </table:table-cell>
          <table:table-cell office:value-type="float" office:value="0.0851688907" calcext:value-type="float">
            <text:p>0.0851688907</text:p>
          </table:table-cell>
          <table:table-cell office:value-type="float" office:value="0.0821807981" calcext:value-type="float">
            <text:p>0.0821807981</text:p>
          </table:table-cell>
          <table:table-cell office:value-type="float" office:value="0.0853145719" calcext:value-type="float">
            <text:p>0.0853145719</text:p>
          </table:table-cell>
          <table:table-cell office:value-type="float" office:value="0.1000135168" calcext:value-type="float">
            <text:p>0.1000135168</text:p>
          </table:table-cell>
          <table:table-cell office:value-type="float" office:value="0.1080932841" calcext:value-type="float">
            <text:p>0.1080932841</text:p>
          </table:table-cell>
          <table:table-cell office:value-type="float" office:value="0.104443334" calcext:value-type="float">
            <text:p>0.104443334</text:p>
          </table:table-cell>
          <table:table-cell office:value-type="float" office:value="0.1029420495" calcext:value-type="float">
            <text:p>0.1029420495</text:p>
          </table:table-cell>
          <table:table-cell office:value-type="float" office:value="0.1340549141" calcext:value-type="float">
            <text:p>0.1340549141</text:p>
          </table:table-cell>
          <table:table-cell office:value-type="float" office:value="0.1103869602" calcext:value-type="float">
            <text:p>0.1103869602</text:p>
          </table:table-cell>
          <table:table-cell office:value-type="float" office:value="0.1325343251" calcext:value-type="float">
            <text:p>0.1325343251</text:p>
          </table:table-cell>
          <table:table-cell office:value-type="float" office:value="0.127943337" calcext:value-type="float">
            <text:p>0.127943337</text:p>
          </table:table-cell>
          <table:table-cell office:value-type="float" office:value="0.1182920039" calcext:value-type="float">
            <text:p>0.1182920039</text:p>
          </table:table-cell>
          <table:table-cell office:value-type="float" office:value="0.109235622" calcext:value-type="float">
            <text:p>0.109235622</text:p>
          </table:table-cell>
          <table:table-cell office:value-type="float" office:value="0.1160015836" calcext:value-type="float">
            <text:p>0.1160015836</text:p>
          </table:table-cell>
          <table:table-cell office:value-type="float" office:value="0.1138176471" calcext:value-type="float">
            <text:p>0.1138176471</text:p>
          </table:table-cell>
          <table:table-cell office:value-type="float" office:value="0.1151339337" calcext:value-type="float">
            <text:p>0.1151339337</text:p>
          </table:table-cell>
          <table:table-cell office:value-type="float" office:value="0.1223812401" calcext:value-type="float">
            <text:p>0.1223812401</text:p>
          </table:table-cell>
          <table:table-cell office:value-type="float" office:value="0.1338367611" calcext:value-type="float">
            <text:p>0.1338367611</text:p>
          </table:table-cell>
          <table:table-cell office:value-type="float" office:value="0.1520212144" calcext:value-type="float">
            <text:p>0.1520212144</text:p>
          </table:table-cell>
          <table:table-cell office:value-type="float" office:value="0.1604108363" calcext:value-type="float">
            <text:p>0.1604108363</text:p>
          </table:table-cell>
          <table:table-cell office:value-type="float" office:value="0.1656638682" calcext:value-type="float">
            <text:p>0.1656638682</text:p>
          </table:table-cell>
          <table:table-cell office:value-type="float" office:value="0.1802844256" calcext:value-type="float">
            <text:p>0.1802844256</text:p>
          </table:table-cell>
          <table:table-cell office:value-type="float" office:value="0.149174124" calcext:value-type="float">
            <text:p>0.149174124</text:p>
          </table:table-cell>
          <table:table-cell office:value-type="float" office:value="0.138333261" calcext:value-type="float">
            <text:p>0.138333261</text:p>
          </table:table-cell>
          <table:table-cell office:value-type="float" office:value="0.1452618986" calcext:value-type="float">
            <text:p>0.1452618986</text:p>
          </table:table-cell>
          <table:table-cell office:value-type="float" office:value="0.1630272418" calcext:value-type="float">
            <text:p>0.1630272418</text:p>
          </table:table-cell>
          <table:table-cell office:value-type="float" office:value="0.1732367575" calcext:value-type="float">
            <text:p>0.1732367575</text:p>
          </table:table-cell>
          <table:table-cell office:value-type="float" office:value="0.1770039946" calcext:value-type="float">
            <text:p>0.1770039946</text:p>
          </table:table-cell>
          <table:table-cell office:value-type="float" office:value="0.1831744015" calcext:value-type="float">
            <text:p>0.1831744015</text:p>
          </table:table-cell>
          <table:table-cell office:value-type="float" office:value="0.1505082399" calcext:value-type="float">
            <text:p>0.1505082399</text:p>
          </table:table-cell>
          <table:table-cell office:value-type="float" office:value="0.1340019554" calcext:value-type="float">
            <text:p>0.1340019554</text:p>
          </table:table-cell>
          <table:table-cell office:value-type="float" office:value="0.1448162496" calcext:value-type="float">
            <text:p>0.1448162496</text:p>
          </table:table-cell>
          <table:table-cell office:value-type="float" office:value="0.1463001519" calcext:value-type="float">
            <text:p>0.1463001519</text:p>
          </table:table-cell>
          <table:table-cell office:value-type="float" office:value="0.1552842855" calcext:value-type="float">
            <text:p>0.1552842855</text:p>
          </table:table-cell>
          <table:table-cell office:value-type="float" office:value="0.1467802078" calcext:value-type="float">
            <text:p>0.1467802078</text:p>
          </table:table-cell>
          <table:table-cell office:value-type="float" office:value="0.1547515392" calcext:value-type="float">
            <text:p>0.1547515392</text:p>
          </table:table-cell>
          <table:table-cell table:number-columns-repeated="957"/>
        </table:table-row>
        <table:table-row table:style-name="ro2">
          <table:table-cell office:value-type="string" calcext:value-type="string">
            <text:p><text:s/>Massachusetts</text:p>
          </table:table-cell>
          <table:table-cell office:value-type="string" calcext:value-type="string">
            <text:p>p99p100</text:p>
          </table:table-cell>
          <table:table-cell office:value-type="float" office:value="0.1247594208" calcext:value-type="float">
            <text:p>0.1247594208</text:p>
          </table:table-cell>
          <table:table-cell office:value-type="float" office:value="0.1171353534" calcext:value-type="float">
            <text:p>0.1171353534</text:p>
          </table:table-cell>
          <table:table-cell office:value-type="float" office:value="0.1106106937" calcext:value-type="float">
            <text:p>0.1106106937</text:p>
          </table:table-cell>
          <table:table-cell office:value-type="float" office:value="0.099275887" calcext:value-type="float">
            <text:p>0.099275887</text:p>
          </table:table-cell>
          <table:table-cell office:value-type="float" office:value="0.1044571698" calcext:value-type="float">
            <text:p>0.1044571698</text:p>
          </table:table-cell>
          <table:table-cell office:value-type="float" office:value="0.1213624105" calcext:value-type="float">
            <text:p>0.1213624105</text:p>
          </table:table-cell>
          <table:table-cell office:value-type="float" office:value="0.1020335108" calcext:value-type="float">
            <text:p>0.1020335108</text:p>
          </table:table-cell>
          <table:table-cell office:value-type="float" office:value="0.0997348502" calcext:value-type="float">
            <text:p>0.0997348502</text:p>
          </table:table-cell>
          <table:table-cell office:value-type="float" office:value="0.0994003043" calcext:value-type="float">
            <text:p>0.0994003043</text:p>
          </table:table-cell>
          <table:table-cell office:value-type="float" office:value="0.1068022773" calcext:value-type="float">
            <text:p>0.1068022773</text:p>
          </table:table-cell>
          <table:table-cell office:value-type="float" office:value="0.1074611917" calcext:value-type="float">
            <text:p>0.1074611917</text:p>
          </table:table-cell>
          <table:table-cell office:value-type="float" office:value="0.1024374664" calcext:value-type="float">
            <text:p>0.1024374664</text:p>
          </table:table-cell>
          <table:table-cell office:value-type="float" office:value="0.0958912447" calcext:value-type="float">
            <text:p>0.0958912447</text:p>
          </table:table-cell>
          <table:table-cell office:value-type="float" office:value="0.0966871455" calcext:value-type="float">
            <text:p>0.0966871455</text:p>
          </table:table-cell>
          <table:table-cell office:value-type="float" office:value="0.1020681038" calcext:value-type="float">
            <text:p>0.1020681038</text:p>
          </table:table-cell>
          <table:table-cell office:value-type="float" office:value="0.1094647869" calcext:value-type="float">
            <text:p>0.1094647869</text:p>
          </table:table-cell>
          <table:table-cell office:value-type="float" office:value="0.1037249565" calcext:value-type="float">
            <text:p>0.1037249565</text:p>
          </table:table-cell>
          <table:table-cell office:value-type="float" office:value="0.1070900932" calcext:value-type="float">
            <text:p>0.1070900932</text:p>
          </table:table-cell>
          <table:table-cell office:value-type="float" office:value="0.1131940484" calcext:value-type="float">
            <text:p>0.1131940484</text:p>
          </table:table-cell>
          <table:table-cell office:value-type="float" office:value="0.1024915054" calcext:value-type="float">
            <text:p>0.1024915054</text:p>
          </table:table-cell>
          <table:table-cell office:value-type="float" office:value="0.0893856362" calcext:value-type="float">
            <text:p>0.0893856362</text:p>
          </table:table-cell>
          <table:table-cell office:value-type="float" office:value="0.0916542709" calcext:value-type="float">
            <text:p>0.0916542709</text:p>
          </table:table-cell>
          <table:table-cell office:value-type="float" office:value="0.0928323716" calcext:value-type="float">
            <text:p>0.0928323716</text:p>
          </table:table-cell>
          <table:table-cell office:value-type="float" office:value="0.0880043358" calcext:value-type="float">
            <text:p>0.0880043358</text:p>
          </table:table-cell>
          <table:table-cell office:value-type="float" office:value="0.0872281194" calcext:value-type="float">
            <text:p>0.0872281194</text:p>
          </table:table-cell>
          <table:table-cell office:value-type="float" office:value="0.0860695094" calcext:value-type="float">
            <text:p>0.0860695094</text:p>
          </table:table-cell>
          <table:table-cell office:value-type="float" office:value="0.0854981095" calcext:value-type="float">
            <text:p>0.0854981095</text:p>
          </table:table-cell>
          <table:table-cell office:value-type="float" office:value="0.0876357779" calcext:value-type="float">
            <text:p>0.0876357779</text:p>
          </table:table-cell>
          <table:table-cell office:value-type="float" office:value="0.0894431248" calcext:value-type="float">
            <text:p>0.0894431248</text:p>
          </table:table-cell>
          <table:table-cell office:value-type="float" office:value="0.0972540379" calcext:value-type="float">
            <text:p>0.0972540379</text:p>
          </table:table-cell>
          <table:table-cell office:value-type="float" office:value="0.1001371667" calcext:value-type="float">
            <text:p>0.1001371667</text:p>
          </table:table-cell>
          <table:table-cell office:value-type="float" office:value="0.1019725278" calcext:value-type="float">
            <text:p>0.1019725278</text:p>
          </table:table-cell>
          <table:table-cell office:value-type="float" office:value="0.1147258803" calcext:value-type="float">
            <text:p>0.1147258803</text:p>
          </table:table-cell>
          <table:table-cell office:value-type="float" office:value="0.1220850423" calcext:value-type="float">
            <text:p>0.1220850423</text:p>
          </table:table-cell>
          <table:table-cell office:value-type="float" office:value="0.1274443269" calcext:value-type="float">
            <text:p>0.1274443269</text:p>
          </table:table-cell>
          <table:table-cell office:value-type="float" office:value="0.1349984705" calcext:value-type="float">
            <text:p>0.1349984705</text:p>
          </table:table-cell>
          <table:table-cell office:value-type="float" office:value="0.1657529771" calcext:value-type="float">
            <text:p>0.1657529771</text:p>
          </table:table-cell>
          <table:table-cell office:value-type="float" office:value="0.1320776939" calcext:value-type="float">
            <text:p>0.1320776939</text:p>
          </table:table-cell>
          <table:table-cell office:value-type="float" office:value="0.1497023851" calcext:value-type="float">
            <text:p>0.1497023851</text:p>
          </table:table-cell>
          <table:table-cell office:value-type="float" office:value="0.1383444965" calcext:value-type="float">
            <text:p>0.1383444965</text:p>
          </table:table-cell>
          <table:table-cell office:value-type="float" office:value="0.13501136" calcext:value-type="float">
            <text:p>0.13501136</text:p>
          </table:table-cell>
          <table:table-cell office:value-type="float" office:value="0.131439507" calcext:value-type="float">
            <text:p>0.131439507</text:p>
          </table:table-cell>
          <table:table-cell office:value-type="float" office:value="0.1445377916" calcext:value-type="float">
            <text:p>0.1445377916</text:p>
          </table:table-cell>
          <table:table-cell office:value-type="float" office:value="0.144350037" calcext:value-type="float">
            <text:p>0.144350037</text:p>
          </table:table-cell>
          <table:table-cell office:value-type="float" office:value="0.1464115679" calcext:value-type="float">
            <text:p>0.1464115679</text:p>
          </table:table-cell>
          <table:table-cell office:value-type="float" office:value="0.1672037393" calcext:value-type="float">
            <text:p>0.1672037393</text:p>
          </table:table-cell>
          <table:table-cell office:value-type="float" office:value="0.180322662" calcext:value-type="float">
            <text:p>0.180322662</text:p>
          </table:table-cell>
          <table:table-cell office:value-type="float" office:value="0.2002120465" calcext:value-type="float">
            <text:p>0.2002120465</text:p>
          </table:table-cell>
          <table:table-cell office:value-type="float" office:value="0.2192372531" calcext:value-type="float">
            <text:p>0.2192372531</text:p>
          </table:table-cell>
          <table:table-cell office:value-type="float" office:value="0.2405989766" calcext:value-type="float">
            <text:p>0.2405989766</text:p>
          </table:table-cell>
          <table:table-cell office:value-type="float" office:value="0.308519721" calcext:value-type="float">
            <text:p>0.308519721</text:p>
          </table:table-cell>
          <table:table-cell office:value-type="float" office:value="0.2187836021" calcext:value-type="float">
            <text:p>0.2187836021</text:p>
          </table:table-cell>
          <table:table-cell office:value-type="float" office:value="0.1837678403" calcext:value-type="float">
            <text:p>0.1837678403</text:p>
          </table:table-cell>
          <table:table-cell office:value-type="float" office:value="0.1972924769" calcext:value-type="float">
            <text:p>0.1972924769</text:p>
          </table:table-cell>
          <table:table-cell office:value-type="float" office:value="0.2195580751" calcext:value-type="float">
            <text:p>0.2195580751</text:p>
          </table:table-cell>
          <table:table-cell office:value-type="float" office:value="0.2377117723" calcext:value-type="float">
            <text:p>0.2377117723</text:p>
          </table:table-cell>
          <table:table-cell office:value-type="float" office:value="0.2471937239" calcext:value-type="float">
            <text:p>0.2471937239</text:p>
          </table:table-cell>
          <table:table-cell office:value-type="float" office:value="0.2675688863" calcext:value-type="float">
            <text:p>0.2675688863</text:p>
          </table:table-cell>
          <table:table-cell office:value-type="float" office:value="0.2184523791" calcext:value-type="float">
            <text:p>0.2184523791</text:p>
          </table:table-cell>
          <table:table-cell office:value-type="float" office:value="0.1908734739" calcext:value-type="float">
            <text:p>0.1908734739</text:p>
          </table:table-cell>
          <table:table-cell office:value-type="float" office:value="0.2348848283" calcext:value-type="float">
            <text:p>0.2348848283</text:p>
          </table:table-cell>
          <table:table-cell office:value-type="float" office:value="0.2324638367" calcext:value-type="float">
            <text:p>0.2324638367</text:p>
          </table:table-cell>
          <table:table-cell office:value-type="float" office:value="0.2507241368" calcext:value-type="float">
            <text:p>0.2507241368</text:p>
          </table:table-cell>
          <table:table-cell office:value-type="float" office:value="0.2275404483" calcext:value-type="float">
            <text:p>0.2275404483</text:p>
          </table:table-cell>
          <table:table-cell office:value-type="float" office:value="0.2530491054" calcext:value-type="float">
            <text:p>0.2530491054</text:p>
          </table:table-cell>
          <table:table-cell table:number-columns-repeated="957"/>
        </table:table-row>
        <table:table-row table:style-name="ro2">
          <table:table-cell office:value-type="string" calcext:value-type="string">
            <text:p><text:s/>Mauritius</text:p>
          </table:table-cell>
          <table:table-cell office:value-type="string" calcext:value-type="string">
            <text:p>p99p100</text:p>
          </table:table-cell>
          <table:table-cell table:number-columns-repeated="2"/>
          <table:table-cell office:value-type="float" office:value="0.0999981984" calcext:value-type="float">
            <text:p>0.0999981984</text:p>
          </table:table-cell>
          <table:table-cell office:value-type="float" office:value="0.1002636701" calcext:value-type="float">
            <text:p>0.1002636701</text:p>
          </table:table-cell>
          <table:table-cell office:value-type="float" office:value="0.0969153196" calcext:value-type="float">
            <text:p>0.0969153196</text:p>
          </table:table-cell>
          <table:table-cell office:value-type="float" office:value="0.0943561792" calcext:value-type="float">
            <text:p>0.0943561792</text:p>
          </table:table-cell>
          <table:table-cell office:value-type="float" office:value="0.0995038003" calcext:value-type="float">
            <text:p>0.0995038003</text:p>
          </table:table-cell>
          <table:table-cell office:value-type="float" office:value="0.1005817875" calcext:value-type="float">
            <text:p>0.1005817875</text:p>
          </table:table-cell>
          <table:table-cell office:value-type="float" office:value="0.0982680023" calcext:value-type="float">
            <text:p>0.0982680023</text:p>
          </table:table-cell>
          <table:table-cell office:value-type="float" office:value="0.1081096977" calcext:value-type="float">
            <text:p>0.1081096977</text:p>
          </table:table-cell>
          <table:table-cell office:value-type="float" office:value="0.1123340949" calcext:value-type="float">
            <text:p>0.1123340949</text:p>
          </table:table-cell>
          <table:table-cell office:value-type="float" office:value="0.1116898656" calcext:value-type="float">
            <text:p>0.1116898656</text:p>
          </table:table-cell>
          <table:table-cell office:value-type="float" office:value="0.094947584" calcext:value-type="float">
            <text:p>0.094947584</text:p>
          </table:table-cell>
          <table:table-cell office:value-type="float" office:value="0.1261215508" calcext:value-type="float">
            <text:p>0.1261215508</text:p>
          </table:table-cell>
          <table:table-cell office:value-type="float" office:value="0.1104913652" calcext:value-type="float">
            <text:p>0.1104913652</text:p>
          </table:table-cell>
          <table:table-cell office:value-type="float" office:value="0.1044019833" calcext:value-type="float">
            <text:p>0.1044019833</text:p>
          </table:table-cell>
          <table:table-cell office:value-type="float" office:value="0.1034561321" calcext:value-type="float">
            <text:p>0.1034561321</text:p>
          </table:table-cell>
          <table:table-cell office:value-type="float" office:value="0.1091101617" calcext:value-type="float">
            <text:p>0.1091101617</text:p>
          </table:table-cell>
          <table:table-cell office:value-type="float" office:value="0.0977263153" calcext:value-type="float">
            <text:p>0.0977263153</text:p>
          </table:table-cell>
          <table:table-cell office:value-type="float" office:value="0.1086851805" calcext:value-type="float">
            <text:p>0.1086851805</text:p>
          </table:table-cell>
          <table:table-cell office:value-type="float" office:value="0.115038164" calcext:value-type="float">
            <text:p>0.115038164</text:p>
          </table:table-cell>
          <table:table-cell office:value-type="float" office:value="0.1044109911" calcext:value-type="float">
            <text:p>0.1044109911</text:p>
          </table:table-cell>
          <table:table-cell office:value-type="float" office:value="0.0969993994" calcext:value-type="float">
            <text:p>0.0969993994</text:p>
          </table:table-cell>
          <table:table-cell table:number-columns-repeated="2"/>
          <table:table-cell office:value-type="float" office:value="0.1011841297" calcext:value-type="float">
            <text:p>0.1011841297</text:p>
          </table:table-cell>
          <table:table-cell office:value-type="float" office:value="0.0829082578" calcext:value-type="float">
            <text:p>0.0829082578</text:p>
          </table:table-cell>
          <table:table-cell office:value-type="float" office:value="0.07476414" calcext:value-type="float">
            <text:p>0.07476414</text:p>
          </table:table-cell>
          <table:table-cell office:value-type="float" office:value="0.0676581562" calcext:value-type="float">
            <text:p>0.0676581562</text:p>
          </table:table-cell>
          <table:table-cell office:value-type="float" office:value="0.0683745295" calcext:value-type="float">
            <text:p>0.0683745295</text:p>
          </table:table-cell>
          <table:table-cell office:value-type="float" office:value="0.0672001988" calcext:value-type="float">
            <text:p>0.0672001988</text:p>
          </table:table-cell>
          <table:table-cell office:value-type="float" office:value="0.0624720156" calcext:value-type="float">
            <text:p>0.0624720156</text:p>
          </table:table-cell>
          <table:table-cell office:value-type="float" office:value="0.0579526871" calcext:value-type="float">
            <text:p>0.0579526871</text:p>
          </table:table-cell>
          <table:table-cell office:value-type="float" office:value="0.0539466441" calcext:value-type="float">
            <text:p>0.0539466441</text:p>
          </table:table-cell>
          <table:table-cell office:value-type="float" office:value="0.0499240533" calcext:value-type="float">
            <text:p>0.0499240533</text:p>
          </table:table-cell>
          <table:table-cell office:value-type="float" office:value="0.0497479402" calcext:value-type="float">
            <text:p>0.0497479402</text:p>
          </table:table-cell>
          <table:table-cell office:value-type="float" office:value="0.049503427" calcext:value-type="float">
            <text:p>0.049503427</text:p>
          </table:table-cell>
          <table:table-cell office:value-type="float" office:value="0.0491826311" calcext:value-type="float">
            <text:p>0.0491826311</text:p>
          </table:table-cell>
          <table:table-cell office:value-type="float" office:value="0.0423345901" calcext:value-type="float">
            <text:p>0.0423345901</text:p>
          </table:table-cell>
          <table:table-cell office:value-type="float" office:value="0.0475546718" calcext:value-type="float">
            <text:p>0.0475546718</text:p>
          </table:table-cell>
          <table:table-cell office:value-type="float" office:value="0.0493087843" calcext:value-type="float">
            <text:p>0.0493087843</text:p>
          </table:table-cell>
          <table:table-cell office:value-type="float" office:value="0.0501264445" calcext:value-type="float">
            <text:p>0.0501264445</text:p>
          </table:table-cell>
          <table:table-cell/>
          <table:table-cell office:value-type="float" office:value="0.0453701168" calcext:value-type="float">
            <text:p>0.0453701168</text:p>
          </table:table-cell>
          <table:table-cell office:value-type="float" office:value="0.0468930416" calcext:value-type="float">
            <text:p>0.0468930416</text:p>
          </table:table-cell>
          <table:table-cell office:value-type="float" office:value="0.0462102741" calcext:value-type="float">
            <text:p>0.0462102741</text:p>
          </table:table-cell>
          <table:table-cell office:value-type="float" office:value="0.0451782458" calcext:value-type="float">
            <text:p>0.0451782458</text:p>
          </table:table-cell>
          <table:table-cell office:value-type="float" office:value="0.0449768566" calcext:value-type="float">
            <text:p>0.0449768566</text:p>
          </table:table-cell>
          <table:table-cell office:value-type="float" office:value="0.0474934913" calcext:value-type="float">
            <text:p>0.0474934913</text:p>
          </table:table-cell>
          <table:table-cell table:number-columns-repeated="2"/>
          <table:table-cell office:value-type="float" office:value="0.0485090762" calcext:value-type="float">
            <text:p>0.0485090762</text:p>
          </table:table-cell>
          <table:table-cell office:value-type="float" office:value="0.0389607772" calcext:value-type="float">
            <text:p>0.0389607772</text:p>
          </table:table-cell>
          <table:table-cell office:value-type="float" office:value="0.0513314903" calcext:value-type="float">
            <text:p>0.0513314903</text:p>
          </table:table-cell>
          <table:table-cell office:value-type="float" office:value="0.0527568981" calcext:value-type="float">
            <text:p>0.0527568981</text:p>
          </table:table-cell>
          <table:table-cell office:value-type="float" office:value="0.0497560129" calcext:value-type="float">
            <text:p>0.0497560129</text:p>
          </table:table-cell>
          <table:table-cell office:value-type="float" office:value="0.0595853776" calcext:value-type="float">
            <text:p>0.0595853776</text:p>
          </table:table-cell>
          <table:table-cell office:value-type="float" office:value="0.0651800856" calcext:value-type="float">
            <text:p>0.0651800856</text:p>
          </table:table-cell>
          <table:table-cell office:value-type="float" office:value="0.0711682439" calcext:value-type="float">
            <text:p>0.0711682439</text:p>
          </table:table-cell>
          <table:table-cell/>
          <table:table-cell office:value-type="float" office:value="0.0703464597" calcext:value-type="float">
            <text:p>0.0703464597</text:p>
          </table:table-cell>
          <table:table-cell office:value-type="float" office:value="0.0708233416" calcext:value-type="float">
            <text:p>0.0708233416</text:p>
          </table:table-cell>
          <table:table-cell table:number-columns-repeated="960"/>
        </table:table-row>
        <table:table-row table:style-name="ro2">
          <table:table-cell office:value-type="string" calcext:value-type="string">
            <text:p><text:s/>Michigan</text:p>
          </table:table-cell>
          <table:table-cell office:value-type="string" calcext:value-type="string">
            <text:p>p99p100</text:p>
          </table:table-cell>
          <table:table-cell office:value-type="float" office:value="0.1157068461" calcext:value-type="float">
            <text:p>0.1157068461</text:p>
          </table:table-cell>
          <table:table-cell office:value-type="float" office:value="0.1089150086" calcext:value-type="float">
            <text:p>0.1089150086</text:p>
          </table:table-cell>
          <table:table-cell office:value-type="float" office:value="0.0992449671" calcext:value-type="float">
            <text:p>0.0992449671</text:p>
          </table:table-cell>
          <table:table-cell office:value-type="float" office:value="0.0914999917" calcext:value-type="float">
            <text:p>0.0914999917</text:p>
          </table:table-cell>
          <table:table-cell office:value-type="float" office:value="0.0982574001" calcext:value-type="float">
            <text:p>0.0982574001</text:p>
          </table:table-cell>
          <table:table-cell office:value-type="float" office:value="0.0928969309" calcext:value-type="float">
            <text:p>0.0928969309</text:p>
          </table:table-cell>
          <table:table-cell office:value-type="float" office:value="0.0998473316" calcext:value-type="float">
            <text:p>0.0998473316</text:p>
          </table:table-cell>
          <table:table-cell office:value-type="float" office:value="0.0948593765" calcext:value-type="float">
            <text:p>0.0948593765</text:p>
          </table:table-cell>
          <table:table-cell office:value-type="float" office:value="0.0932415649" calcext:value-type="float">
            <text:p>0.0932415649</text:p>
          </table:table-cell>
          <table:table-cell office:value-type="float" office:value="0.0891517848" calcext:value-type="float">
            <text:p>0.0891517848</text:p>
          </table:table-cell>
          <table:table-cell office:value-type="float" office:value="0.0895212367" calcext:value-type="float">
            <text:p>0.0895212367</text:p>
          </table:table-cell>
          <table:table-cell office:value-type="float" office:value="0.0967445225" calcext:value-type="float">
            <text:p>0.0967445225</text:p>
          </table:table-cell>
          <table:table-cell office:value-type="float" office:value="0.0913698673" calcext:value-type="float">
            <text:p>0.0913698673</text:p>
          </table:table-cell>
          <table:table-cell office:value-type="float" office:value="0.0919529349" calcext:value-type="float">
            <text:p>0.0919529349</text:p>
          </table:table-cell>
          <table:table-cell office:value-type="float" office:value="0.0956804752" calcext:value-type="float">
            <text:p>0.0956804752</text:p>
          </table:table-cell>
          <table:table-cell office:value-type="float" office:value="0.0988576189" calcext:value-type="float">
            <text:p>0.0988576189</text:p>
          </table:table-cell>
          <table:table-cell office:value-type="float" office:value="0.0928884596" calcext:value-type="float">
            <text:p>0.0928884596</text:p>
          </table:table-cell>
          <table:table-cell office:value-type="float" office:value="0.0960682705" calcext:value-type="float">
            <text:p>0.0960682705</text:p>
          </table:table-cell>
          <table:table-cell office:value-type="float" office:value="0.0953997374" calcext:value-type="float">
            <text:p>0.0953997374</text:p>
          </table:table-cell>
          <table:table-cell office:value-type="float" office:value="0.0941764042" calcext:value-type="float">
            <text:p>0.0941764042</text:p>
          </table:table-cell>
          <table:table-cell office:value-type="float" office:value="0.0859134272" calcext:value-type="float">
            <text:p>0.0859134272</text:p>
          </table:table-cell>
          <table:table-cell office:value-type="float" office:value="0.0855287835" calcext:value-type="float">
            <text:p>0.0855287835</text:p>
          </table:table-cell>
          <table:table-cell office:value-type="float" office:value="0.0864519477" calcext:value-type="float">
            <text:p>0.0864519477</text:p>
          </table:table-cell>
          <table:table-cell office:value-type="float" office:value="0.0819042698" calcext:value-type="float">
            <text:p>0.0819042698</text:p>
          </table:table-cell>
          <table:table-cell office:value-type="float" office:value="0.0856123343" calcext:value-type="float">
            <text:p>0.0856123343</text:p>
          </table:table-cell>
          <table:table-cell office:value-type="float" office:value="0.0809745863" calcext:value-type="float">
            <text:p>0.0809745863</text:p>
          </table:table-cell>
          <table:table-cell office:value-type="float" office:value="0.0799202025" calcext:value-type="float">
            <text:p>0.0799202025</text:p>
          </table:table-cell>
          <table:table-cell office:value-type="float" office:value="0.0816738904" calcext:value-type="float">
            <text:p>0.0816738904</text:p>
          </table:table-cell>
          <table:table-cell office:value-type="float" office:value="0.0837181136" calcext:value-type="float">
            <text:p>0.0837181136</text:p>
          </table:table-cell>
          <table:table-cell office:value-type="float" office:value="0.0905240178" calcext:value-type="float">
            <text:p>0.0905240178</text:p>
          </table:table-cell>
          <table:table-cell office:value-type="float" office:value="0.0906841084" calcext:value-type="float">
            <text:p>0.0906841084</text:p>
          </table:table-cell>
          <table:table-cell office:value-type="float" office:value="0.087508589" calcext:value-type="float">
            <text:p>0.087508589</text:p>
          </table:table-cell>
          <table:table-cell office:value-type="float" office:value="0.100756757" calcext:value-type="float">
            <text:p>0.100756757</text:p>
          </table:table-cell>
          <table:table-cell office:value-type="float" office:value="0.1107976362" calcext:value-type="float">
            <text:p>0.1107976362</text:p>
          </table:table-cell>
          <table:table-cell office:value-type="float" office:value="0.1030981094" calcext:value-type="float">
            <text:p>0.1030981094</text:p>
          </table:table-cell>
          <table:table-cell office:value-type="float" office:value="0.0985162184" calcext:value-type="float">
            <text:p>0.0985162184</text:p>
          </table:table-cell>
          <table:table-cell office:value-type="float" office:value="0.130201444" calcext:value-type="float">
            <text:p>0.130201444</text:p>
          </table:table-cell>
          <table:table-cell office:value-type="float" office:value="0.1087601706" calcext:value-type="float">
            <text:p>0.1087601706</text:p>
          </table:table-cell>
          <table:table-cell office:value-type="float" office:value="0.1288978904" calcext:value-type="float">
            <text:p>0.1288978904</text:p>
          </table:table-cell>
          <table:table-cell office:value-type="float" office:value="0.1231146008" calcext:value-type="float">
            <text:p>0.1231146008</text:p>
          </table:table-cell>
          <table:table-cell office:value-type="float" office:value="0.1237331778" calcext:value-type="float">
            <text:p>0.1237331778</text:p>
          </table:table-cell>
          <table:table-cell office:value-type="float" office:value="0.1183434799" calcext:value-type="float">
            <text:p>0.1183434799</text:p>
          </table:table-cell>
          <table:table-cell office:value-type="float" office:value="0.124929525" calcext:value-type="float">
            <text:p>0.124929525</text:p>
          </table:table-cell>
          <table:table-cell office:value-type="float" office:value="0.1254213899" calcext:value-type="float">
            <text:p>0.1254213899</text:p>
          </table:table-cell>
          <table:table-cell office:value-type="float" office:value="0.1276886165" calcext:value-type="float">
            <text:p>0.1276886165</text:p>
          </table:table-cell>
          <table:table-cell office:value-type="float" office:value="0.1338535994" calcext:value-type="float">
            <text:p>0.1338535994</text:p>
          </table:table-cell>
          <table:table-cell office:value-type="float" office:value="0.1463031173" calcext:value-type="float">
            <text:p>0.1463031173</text:p>
          </table:table-cell>
          <table:table-cell office:value-type="float" office:value="0.1537985653" calcext:value-type="float">
            <text:p>0.1537985653</text:p>
          </table:table-cell>
          <table:table-cell office:value-type="float" office:value="0.1680502445" calcext:value-type="float">
            <text:p>0.1680502445</text:p>
          </table:table-cell>
          <table:table-cell office:value-type="float" office:value="0.1615647525" calcext:value-type="float">
            <text:p>0.1615647525</text:p>
          </table:table-cell>
          <table:table-cell office:value-type="float" office:value="0.155576244" calcext:value-type="float">
            <text:p>0.155576244</text:p>
          </table:table-cell>
          <table:table-cell office:value-type="float" office:value="0.1375673413" calcext:value-type="float">
            <text:p>0.1375673413</text:p>
          </table:table-cell>
          <table:table-cell office:value-type="float" office:value="0.1388889402" calcext:value-type="float">
            <text:p>0.1388889402</text:p>
          </table:table-cell>
          <table:table-cell office:value-type="float" office:value="0.143851459" calcext:value-type="float">
            <text:p>0.143851459</text:p>
          </table:table-cell>
          <table:table-cell office:value-type="float" office:value="0.1545162052" calcext:value-type="float">
            <text:p>0.1545162052</text:p>
          </table:table-cell>
          <table:table-cell office:value-type="float" office:value="0.161048755" calcext:value-type="float">
            <text:p>0.161048755</text:p>
          </table:table-cell>
          <table:table-cell office:value-type="float" office:value="0.1660517305" calcext:value-type="float">
            <text:p>0.1660517305</text:p>
          </table:table-cell>
          <table:table-cell office:value-type="float" office:value="0.1788083613" calcext:value-type="float">
            <text:p>0.1788083613</text:p>
          </table:table-cell>
          <table:table-cell office:value-type="float" office:value="0.1647581905" calcext:value-type="float">
            <text:p>0.1647581905</text:p>
          </table:table-cell>
          <table:table-cell office:value-type="float" office:value="0.1511400342" calcext:value-type="float">
            <text:p>0.1511400342</text:p>
          </table:table-cell>
          <table:table-cell office:value-type="float" office:value="0.1681825519" calcext:value-type="float">
            <text:p>0.1681825519</text:p>
          </table:table-cell>
          <table:table-cell office:value-type="float" office:value="0.1647660285" calcext:value-type="float">
            <text:p>0.1647660285</text:p>
          </table:table-cell>
          <table:table-cell office:value-type="float" office:value="0.1973397583" calcext:value-type="float">
            <text:p>0.1973397583</text:p>
          </table:table-cell>
          <table:table-cell office:value-type="float" office:value="0.176180467" calcext:value-type="float">
            <text:p>0.176180467</text:p>
          </table:table-cell>
          <table:table-cell office:value-type="float" office:value="0.1803037673" calcext:value-type="float">
            <text:p>0.1803037673</text:p>
          </table:table-cell>
          <table:table-cell table:number-columns-repeated="957"/>
        </table:table-row>
        <table:table-row table:style-name="ro2">
          <table:table-cell office:value-type="string" calcext:value-type="string">
            <text:p><text:s/>Minnesota</text:p>
          </table:table-cell>
          <table:table-cell office:value-type="string" calcext:value-type="string">
            <text:p>p99p100</text:p>
          </table:table-cell>
          <table:table-cell office:value-type="float" office:value="0.1137915403" calcext:value-type="float">
            <text:p>0.1137915403</text:p>
          </table:table-cell>
          <table:table-cell office:value-type="float" office:value="0.1033923402" calcext:value-type="float">
            <text:p>0.1033923402</text:p>
          </table:table-cell>
          <table:table-cell office:value-type="float" office:value="0.0975798219" calcext:value-type="float">
            <text:p>0.0975798219</text:p>
          </table:table-cell>
          <table:table-cell office:value-type="float" office:value="0.0949264839" calcext:value-type="float">
            <text:p>0.0949264839</text:p>
          </table:table-cell>
          <table:table-cell office:value-type="float" office:value="0.096956715" calcext:value-type="float">
            <text:p>0.096956715</text:p>
          </table:table-cell>
          <table:table-cell office:value-type="float" office:value="0.1030918732" calcext:value-type="float">
            <text:p>0.1030918732</text:p>
          </table:table-cell>
          <table:table-cell office:value-type="float" office:value="0.0996365175" calcext:value-type="float">
            <text:p>0.0996365175</text:p>
          </table:table-cell>
          <table:table-cell office:value-type="float" office:value="0.0944632962" calcext:value-type="float">
            <text:p>0.0944632962</text:p>
          </table:table-cell>
          <table:table-cell office:value-type="float" office:value="0.0953636914" calcext:value-type="float">
            <text:p>0.0953636914</text:p>
          </table:table-cell>
          <table:table-cell office:value-type="float" office:value="0.0977002829" calcext:value-type="float">
            <text:p>0.0977002829</text:p>
          </table:table-cell>
          <table:table-cell office:value-type="float" office:value="0.0972118601" calcext:value-type="float">
            <text:p>0.0972118601</text:p>
          </table:table-cell>
          <table:table-cell office:value-type="float" office:value="0.0998325944" calcext:value-type="float">
            <text:p>0.0998325944</text:p>
          </table:table-cell>
          <table:table-cell office:value-type="float" office:value="0.0932750776" calcext:value-type="float">
            <text:p>0.0932750776</text:p>
          </table:table-cell>
          <table:table-cell office:value-type="float" office:value="0.0918340981" calcext:value-type="float">
            <text:p>0.0918340981</text:p>
          </table:table-cell>
          <table:table-cell office:value-type="float" office:value="0.0988292694" calcext:value-type="float">
            <text:p>0.0988292694</text:p>
          </table:table-cell>
          <table:table-cell office:value-type="float" office:value="0.0988206416" calcext:value-type="float">
            <text:p>0.0988206416</text:p>
          </table:table-cell>
          <table:table-cell office:value-type="float" office:value="0.0950951353" calcext:value-type="float">
            <text:p>0.0950951353</text:p>
          </table:table-cell>
          <table:table-cell office:value-type="float" office:value="0.0967853889" calcext:value-type="float">
            <text:p>0.0967853889</text:p>
          </table:table-cell>
          <table:table-cell office:value-type="float" office:value="0.0982870311" calcext:value-type="float">
            <text:p>0.0982870311</text:p>
          </table:table-cell>
          <table:table-cell office:value-type="float" office:value="0.0946151093" calcext:value-type="float">
            <text:p>0.0946151093</text:p>
          </table:table-cell>
          <table:table-cell office:value-type="float" office:value="0.0814473853" calcext:value-type="float">
            <text:p>0.0814473853</text:p>
          </table:table-cell>
          <table:table-cell office:value-type="float" office:value="0.0831596553" calcext:value-type="float">
            <text:p>0.0831596553</text:p>
          </table:table-cell>
          <table:table-cell office:value-type="float" office:value="0.0865735635" calcext:value-type="float">
            <text:p>0.0865735635</text:p>
          </table:table-cell>
          <table:table-cell office:value-type="float" office:value="0.077575244" calcext:value-type="float">
            <text:p>0.077575244</text:p>
          </table:table-cell>
          <table:table-cell office:value-type="float" office:value="0.0828635097" calcext:value-type="float">
            <text:p>0.0828635097</text:p>
          </table:table-cell>
          <table:table-cell office:value-type="float" office:value="0.0809774101" calcext:value-type="float">
            <text:p>0.0809774101</text:p>
          </table:table-cell>
          <table:table-cell office:value-type="float" office:value="0.0875581279" calcext:value-type="float">
            <text:p>0.0875581279</text:p>
          </table:table-cell>
          <table:table-cell office:value-type="float" office:value="0.0827842951" calcext:value-type="float">
            <text:p>0.0827842951</text:p>
          </table:table-cell>
          <table:table-cell office:value-type="float" office:value="0.0822269022" calcext:value-type="float">
            <text:p>0.0822269022</text:p>
          </table:table-cell>
          <table:table-cell office:value-type="float" office:value="0.0933619514" calcext:value-type="float">
            <text:p>0.0933619514</text:p>
          </table:table-cell>
          <table:table-cell office:value-type="float" office:value="0.0931797102" calcext:value-type="float">
            <text:p>0.0931797102</text:p>
          </table:table-cell>
          <table:table-cell office:value-type="float" office:value="0.0904200673" calcext:value-type="float">
            <text:p>0.0904200673</text:p>
          </table:table-cell>
          <table:table-cell office:value-type="float" office:value="0.1002052203" calcext:value-type="float">
            <text:p>0.1002052203</text:p>
          </table:table-cell>
          <table:table-cell office:value-type="float" office:value="0.1093851849" calcext:value-type="float">
            <text:p>0.1093851849</text:p>
          </table:table-cell>
          <table:table-cell office:value-type="float" office:value="0.1079022288" calcext:value-type="float">
            <text:p>0.1079022288</text:p>
          </table:table-cell>
          <table:table-cell office:value-type="float" office:value="0.1084899902" calcext:value-type="float">
            <text:p>0.1084899902</text:p>
          </table:table-cell>
          <table:table-cell office:value-type="float" office:value="0.141021207" calcext:value-type="float">
            <text:p>0.141021207</text:p>
          </table:table-cell>
          <table:table-cell office:value-type="float" office:value="0.1061838865" calcext:value-type="float">
            <text:p>0.1061838865</text:p>
          </table:table-cell>
          <table:table-cell office:value-type="float" office:value="0.1302396953" calcext:value-type="float">
            <text:p>0.1302396953</text:p>
          </table:table-cell>
          <table:table-cell office:value-type="float" office:value="0.1241941825" calcext:value-type="float">
            <text:p>0.1241941825</text:p>
          </table:table-cell>
          <table:table-cell office:value-type="float" office:value="0.1205407828" calcext:value-type="float">
            <text:p>0.1205407828</text:p>
          </table:table-cell>
          <table:table-cell office:value-type="float" office:value="0.1190618128" calcext:value-type="float">
            <text:p>0.1190618128</text:p>
          </table:table-cell>
          <table:table-cell office:value-type="float" office:value="0.1418898106" calcext:value-type="float">
            <text:p>0.1418898106</text:p>
          </table:table-cell>
          <table:table-cell office:value-type="float" office:value="0.1351822019" calcext:value-type="float">
            <text:p>0.1351822019</text:p>
          </table:table-cell>
          <table:table-cell office:value-type="float" office:value="0.1337429434" calcext:value-type="float">
            <text:p>0.1337429434</text:p>
          </table:table-cell>
          <table:table-cell office:value-type="float" office:value="0.1437345296" calcext:value-type="float">
            <text:p>0.1437345296</text:p>
          </table:table-cell>
          <table:table-cell office:value-type="float" office:value="0.1606243998" calcext:value-type="float">
            <text:p>0.1606243998</text:p>
          </table:table-cell>
          <table:table-cell office:value-type="float" office:value="0.153264612" calcext:value-type="float">
            <text:p>0.153264612</text:p>
          </table:table-cell>
          <table:table-cell office:value-type="float" office:value="0.165624693" calcext:value-type="float">
            <text:p>0.165624693</text:p>
          </table:table-cell>
          <table:table-cell office:value-type="float" office:value="0.1626774222" calcext:value-type="float">
            <text:p>0.1626774222</text:p>
          </table:table-cell>
          <table:table-cell office:value-type="float" office:value="0.1745313555" calcext:value-type="float">
            <text:p>0.1745313555</text:p>
          </table:table-cell>
          <table:table-cell office:value-type="float" office:value="0.1528978497" calcext:value-type="float">
            <text:p>0.1528978497</text:p>
          </table:table-cell>
          <table:table-cell office:value-type="float" office:value="0.1475588232" calcext:value-type="float">
            <text:p>0.1475588232</text:p>
          </table:table-cell>
          <table:table-cell office:value-type="float" office:value="0.1551316977" calcext:value-type="float">
            <text:p>0.1551316977</text:p>
          </table:table-cell>
          <table:table-cell office:value-type="float" office:value="0.1667971611" calcext:value-type="float">
            <text:p>0.1667971611</text:p>
          </table:table-cell>
          <table:table-cell office:value-type="float" office:value="0.1821931154" calcext:value-type="float">
            <text:p>0.1821931154</text:p>
          </table:table-cell>
          <table:table-cell office:value-type="float" office:value="0.1851197779" calcext:value-type="float">
            <text:p>0.1851197779</text:p>
          </table:table-cell>
          <table:table-cell office:value-type="float" office:value="0.1918105185" calcext:value-type="float">
            <text:p>0.1918105185</text:p>
          </table:table-cell>
          <table:table-cell office:value-type="float" office:value="0.1768692136" calcext:value-type="float">
            <text:p>0.1768692136</text:p>
          </table:table-cell>
          <table:table-cell office:value-type="float" office:value="0.1546247751" calcext:value-type="float">
            <text:p>0.1546247751</text:p>
          </table:table-cell>
          <table:table-cell office:value-type="float" office:value="0.1723626703" calcext:value-type="float">
            <text:p>0.1723626703</text:p>
          </table:table-cell>
          <table:table-cell office:value-type="float" office:value="0.1633752137" calcext:value-type="float">
            <text:p>0.1633752137</text:p>
          </table:table-cell>
          <table:table-cell office:value-type="float" office:value="0.1860786378" calcext:value-type="float">
            <text:p>0.1860786378</text:p>
          </table:table-cell>
          <table:table-cell office:value-type="float" office:value="0.1629069746" calcext:value-type="float">
            <text:p>0.1629069746</text:p>
          </table:table-cell>
          <table:table-cell office:value-type="float" office:value="0.1786742061" calcext:value-type="float">
            <text:p>0.1786742061</text:p>
          </table:table-cell>
          <table:table-cell table:number-columns-repeated="957"/>
        </table:table-row>
        <table:table-row table:style-name="ro2">
          <table:table-cell office:value-type="string" calcext:value-type="string">
            <text:p><text:s/>Mississippi</text:p>
          </table:table-cell>
          <table:table-cell office:value-type="string" calcext:value-type="string">
            <text:p>p99p100</text:p>
          </table:table-cell>
          <table:table-cell office:value-type="float" office:value="0.1256922483" calcext:value-type="float">
            <text:p>0.1256922483</text:p>
          </table:table-cell>
          <table:table-cell office:value-type="float" office:value="0.1153854877" calcext:value-type="float">
            <text:p>0.1153854877</text:p>
          </table:table-cell>
          <table:table-cell office:value-type="float" office:value="0.1034822166" calcext:value-type="float">
            <text:p>0.1034822166</text:p>
          </table:table-cell>
          <table:table-cell office:value-type="float" office:value="0.0978005975" calcext:value-type="float">
            <text:p>0.0978005975</text:p>
          </table:table-cell>
          <table:table-cell office:value-type="float" office:value="0.1054887921" calcext:value-type="float">
            <text:p>0.1054887921</text:p>
          </table:table-cell>
          <table:table-cell office:value-type="float" office:value="0.1030179635" calcext:value-type="float">
            <text:p>0.1030179635</text:p>
          </table:table-cell>
          <table:table-cell office:value-type="float" office:value="0.1087875292" calcext:value-type="float">
            <text:p>0.1087875292</text:p>
          </table:table-cell>
          <table:table-cell office:value-type="float" office:value="0.1039084792" calcext:value-type="float">
            <text:p>0.1039084792</text:p>
          </table:table-cell>
          <table:table-cell office:value-type="float" office:value="0.0983501077" calcext:value-type="float">
            <text:p>0.0983501077</text:p>
          </table:table-cell>
          <table:table-cell office:value-type="float" office:value="0.1012546346" calcext:value-type="float">
            <text:p>0.1012546346</text:p>
          </table:table-cell>
          <table:table-cell office:value-type="float" office:value="0.0967884958" calcext:value-type="float">
            <text:p>0.0967884958</text:p>
          </table:table-cell>
          <table:table-cell office:value-type="float" office:value="0.0982728899" calcext:value-type="float">
            <text:p>0.0982728899</text:p>
          </table:table-cell>
          <table:table-cell office:value-type="float" office:value="0.1024930626" calcext:value-type="float">
            <text:p>0.1024930626</text:p>
          </table:table-cell>
          <table:table-cell office:value-type="float" office:value="0.0991798192" calcext:value-type="float">
            <text:p>0.0991798192</text:p>
          </table:table-cell>
          <table:table-cell office:value-type="float" office:value="0.1050985605" calcext:value-type="float">
            <text:p>0.1050985605</text:p>
          </table:table-cell>
          <table:table-cell office:value-type="float" office:value="0.115128763" calcext:value-type="float">
            <text:p>0.115128763</text:p>
          </table:table-cell>
          <table:table-cell office:value-type="float" office:value="0.1128194928" calcext:value-type="float">
            <text:p>0.1128194928</text:p>
          </table:table-cell>
          <table:table-cell office:value-type="float" office:value="0.1050151885" calcext:value-type="float">
            <text:p>0.1050151885</text:p>
          </table:table-cell>
          <table:table-cell office:value-type="float" office:value="0.1072189957" calcext:value-type="float">
            <text:p>0.1072189957</text:p>
          </table:table-cell>
          <table:table-cell office:value-type="float" office:value="0.1010044664" calcext:value-type="float">
            <text:p>0.1010044664</text:p>
          </table:table-cell>
          <table:table-cell office:value-type="float" office:value="0.0927831605" calcext:value-type="float">
            <text:p>0.0927831605</text:p>
          </table:table-cell>
          <table:table-cell office:value-type="float" office:value="0.0970315337" calcext:value-type="float">
            <text:p>0.0970315337</text:p>
          </table:table-cell>
          <table:table-cell office:value-type="float" office:value="0.0967517719" calcext:value-type="float">
            <text:p>0.0967517719</text:p>
          </table:table-cell>
          <table:table-cell office:value-type="float" office:value="0.098314859" calcext:value-type="float">
            <text:p>0.098314859</text:p>
          </table:table-cell>
          <table:table-cell office:value-type="float" office:value="0.0947798342" calcext:value-type="float">
            <text:p>0.0947798342</text:p>
          </table:table-cell>
          <table:table-cell office:value-type="float" office:value="0.0947232321" calcext:value-type="float">
            <text:p>0.0947232321</text:p>
          </table:table-cell>
          <table:table-cell office:value-type="float" office:value="0.0909430608" calcext:value-type="float">
            <text:p>0.0909430608</text:p>
          </table:table-cell>
          <table:table-cell office:value-type="float" office:value="0.0915667489" calcext:value-type="float">
            <text:p>0.0915667489</text:p>
          </table:table-cell>
          <table:table-cell office:value-type="float" office:value="0.0907251909" calcext:value-type="float">
            <text:p>0.0907251909</text:p>
          </table:table-cell>
          <table:table-cell office:value-type="float" office:value="0.1020018309" calcext:value-type="float">
            <text:p>0.1020018309</text:p>
          </table:table-cell>
          <table:table-cell office:value-type="float" office:value="0.1032751948" calcext:value-type="float">
            <text:p>0.1032751948</text:p>
          </table:table-cell>
          <table:table-cell office:value-type="float" office:value="0.1016307101" calcext:value-type="float">
            <text:p>0.1016307101</text:p>
          </table:table-cell>
          <table:table-cell office:value-type="float" office:value="0.1160283536" calcext:value-type="float">
            <text:p>0.1160283536</text:p>
          </table:table-cell>
          <table:table-cell office:value-type="float" office:value="0.1314225644" calcext:value-type="float">
            <text:p>0.1314225644</text:p>
          </table:table-cell>
          <table:table-cell office:value-type="float" office:value="0.1217403635" calcext:value-type="float">
            <text:p>0.1217403635</text:p>
          </table:table-cell>
          <table:table-cell office:value-type="float" office:value="0.1151882559" calcext:value-type="float">
            <text:p>0.1151882559</text:p>
          </table:table-cell>
          <table:table-cell office:value-type="float" office:value="0.1485172659" calcext:value-type="float">
            <text:p>0.1485172659</text:p>
          </table:table-cell>
          <table:table-cell office:value-type="float" office:value="0.1141141951" calcext:value-type="float">
            <text:p>0.1141141951</text:p>
          </table:table-cell>
          <table:table-cell office:value-type="float" office:value="0.128678605" calcext:value-type="float">
            <text:p>0.128678605</text:p>
          </table:table-cell>
          <table:table-cell office:value-type="float" office:value="0.1200269312" calcext:value-type="float">
            <text:p>0.1200269312</text:p>
          </table:table-cell>
          <table:table-cell office:value-type="float" office:value="0.1155892685" calcext:value-type="float">
            <text:p>0.1155892685</text:p>
          </table:table-cell>
          <table:table-cell office:value-type="float" office:value="0.1108432785" calcext:value-type="float">
            <text:p>0.1108432785</text:p>
          </table:table-cell>
          <table:table-cell office:value-type="float" office:value="0.1230286211" calcext:value-type="float">
            <text:p>0.1230286211</text:p>
          </table:table-cell>
          <table:table-cell office:value-type="float" office:value="0.1218411028" calcext:value-type="float">
            <text:p>0.1218411028</text:p>
          </table:table-cell>
          <table:table-cell office:value-type="float" office:value="0.1260306686" calcext:value-type="float">
            <text:p>0.1260306686</text:p>
          </table:table-cell>
          <table:table-cell office:value-type="float" office:value="0.1337247938" calcext:value-type="float">
            <text:p>0.1337247938</text:p>
          </table:table-cell>
          <table:table-cell office:value-type="float" office:value="0.137146607" calcext:value-type="float">
            <text:p>0.137146607</text:p>
          </table:table-cell>
          <table:table-cell office:value-type="float" office:value="0.1422969252" calcext:value-type="float">
            <text:p>0.1422969252</text:p>
          </table:table-cell>
          <table:table-cell office:value-type="float" office:value="0.1471446753" calcext:value-type="float">
            <text:p>0.1471446753</text:p>
          </table:table-cell>
          <table:table-cell office:value-type="float" office:value="0.1467826664" calcext:value-type="float">
            <text:p>0.1467826664</text:p>
          </table:table-cell>
          <table:table-cell office:value-type="float" office:value="0.1445399225" calcext:value-type="float">
            <text:p>0.1445399225</text:p>
          </table:table-cell>
          <table:table-cell office:value-type="float" office:value="0.1384620368" calcext:value-type="float">
            <text:p>0.1384620368</text:p>
          </table:table-cell>
          <table:table-cell office:value-type="float" office:value="0.1352248341" calcext:value-type="float">
            <text:p>0.1352248341</text:p>
          </table:table-cell>
          <table:table-cell office:value-type="float" office:value="0.1385511905" calcext:value-type="float">
            <text:p>0.1385511905</text:p>
          </table:table-cell>
          <table:table-cell office:value-type="float" office:value="0.1324987859" calcext:value-type="float">
            <text:p>0.1324987859</text:p>
          </table:table-cell>
          <table:table-cell office:value-type="float" office:value="0.1579480022" calcext:value-type="float">
            <text:p>0.1579480022</text:p>
          </table:table-cell>
          <table:table-cell office:value-type="float" office:value="0.1802696139" calcext:value-type="float">
            <text:p>0.1802696139</text:p>
          </table:table-cell>
          <table:table-cell office:value-type="float" office:value="0.1609731466" calcext:value-type="float">
            <text:p>0.1609731466</text:p>
          </table:table-cell>
          <table:table-cell office:value-type="float" office:value="0.1634088308" calcext:value-type="float">
            <text:p>0.1634088308</text:p>
          </table:table-cell>
          <table:table-cell office:value-type="float" office:value="0.1393160224" calcext:value-type="float">
            <text:p>0.1393160224</text:p>
          </table:table-cell>
          <table:table-cell office:value-type="float" office:value="0.1701194644" calcext:value-type="float">
            <text:p>0.1701194644</text:p>
          </table:table-cell>
          <table:table-cell office:value-type="float" office:value="0.132338047" calcext:value-type="float">
            <text:p>0.132338047</text:p>
          </table:table-cell>
          <table:table-cell office:value-type="float" office:value="0.1504429728" calcext:value-type="float">
            <text:p>0.1504429728</text:p>
          </table:table-cell>
          <table:table-cell office:value-type="float" office:value="0.1461346745" calcext:value-type="float">
            <text:p>0.1461346745</text:p>
          </table:table-cell>
          <table:table-cell office:value-type="float" office:value="0.145868957" calcext:value-type="float">
            <text:p>0.145868957</text:p>
          </table:table-cell>
          <table:table-cell table:number-columns-repeated="957"/>
        </table:table-row>
        <table:table-row table:style-name="ro2">
          <table:table-cell office:value-type="string" calcext:value-type="string">
            <text:p><text:s/>Missouri</text:p>
          </table:table-cell>
          <table:table-cell office:value-type="string" calcext:value-type="string">
            <text:p>p99p100</text:p>
          </table:table-cell>
          <table:table-cell office:value-type="float" office:value="0.1332727969" calcext:value-type="float">
            <text:p>0.1332727969</text:p>
          </table:table-cell>
          <table:table-cell office:value-type="float" office:value="0.1251199394" calcext:value-type="float">
            <text:p>0.1251199394</text:p>
          </table:table-cell>
          <table:table-cell office:value-type="float" office:value="0.1166520491" calcext:value-type="float">
            <text:p>0.1166520491</text:p>
          </table:table-cell>
          <table:table-cell office:value-type="float" office:value="0.1136018261" calcext:value-type="float">
            <text:p>0.1136018261</text:p>
          </table:table-cell>
          <table:table-cell office:value-type="float" office:value="0.1175138429" calcext:value-type="float">
            <text:p>0.1175138429</text:p>
          </table:table-cell>
          <table:table-cell office:value-type="float" office:value="0.1168380305" calcext:value-type="float">
            <text:p>0.1168380305</text:p>
          </table:table-cell>
          <table:table-cell office:value-type="float" office:value="0.1128282994" calcext:value-type="float">
            <text:p>0.1128282994</text:p>
          </table:table-cell>
          <table:table-cell office:value-type="float" office:value="0.1108667776" calcext:value-type="float">
            <text:p>0.1108667776</text:p>
          </table:table-cell>
          <table:table-cell office:value-type="float" office:value="0.1049616486" calcext:value-type="float">
            <text:p>0.1049616486</text:p>
          </table:table-cell>
          <table:table-cell office:value-type="float" office:value="0.1068153158" calcext:value-type="float">
            <text:p>0.1068153158</text:p>
          </table:table-cell>
          <table:table-cell office:value-type="float" office:value="0.1039029509" calcext:value-type="float">
            <text:p>0.1039029509</text:p>
          </table:table-cell>
          <table:table-cell office:value-type="float" office:value="0.1116457507" calcext:value-type="float">
            <text:p>0.1116457507</text:p>
          </table:table-cell>
          <table:table-cell office:value-type="float" office:value="0.1022554934" calcext:value-type="float">
            <text:p>0.1022554934</text:p>
          </table:table-cell>
          <table:table-cell office:value-type="float" office:value="0.1045222059" calcext:value-type="float">
            <text:p>0.1045222059</text:p>
          </table:table-cell>
          <table:table-cell office:value-type="float" office:value="0.1076151207" calcext:value-type="float">
            <text:p>0.1076151207</text:p>
          </table:table-cell>
          <table:table-cell office:value-type="float" office:value="0.1138688624" calcext:value-type="float">
            <text:p>0.1138688624</text:p>
          </table:table-cell>
          <table:table-cell office:value-type="float" office:value="0.1007753089" calcext:value-type="float">
            <text:p>0.1007753089</text:p>
          </table:table-cell>
          <table:table-cell office:value-type="float" office:value="0.1093751788" calcext:value-type="float">
            <text:p>0.1093751788</text:p>
          </table:table-cell>
          <table:table-cell office:value-type="float" office:value="0.1140096784" calcext:value-type="float">
            <text:p>0.1140096784</text:p>
          </table:table-cell>
          <table:table-cell office:value-type="float" office:value="0.1066491008" calcext:value-type="float">
            <text:p>0.1066491008</text:p>
          </table:table-cell>
          <table:table-cell office:value-type="float" office:value="0.0913991779" calcext:value-type="float">
            <text:p>0.0913991779</text:p>
          </table:table-cell>
          <table:table-cell office:value-type="float" office:value="0.0954754129" calcext:value-type="float">
            <text:p>0.0954754129</text:p>
          </table:table-cell>
          <table:table-cell office:value-type="float" office:value="0.0969307274" calcext:value-type="float">
            <text:p>0.0969307274</text:p>
          </table:table-cell>
          <table:table-cell office:value-type="float" office:value="0.0905188099" calcext:value-type="float">
            <text:p>0.0905188099</text:p>
          </table:table-cell>
          <table:table-cell office:value-type="float" office:value="0.0907871798" calcext:value-type="float">
            <text:p>0.0907871798</text:p>
          </table:table-cell>
          <table:table-cell office:value-type="float" office:value="0.0916845426" calcext:value-type="float">
            <text:p>0.0916845426</text:p>
          </table:table-cell>
          <table:table-cell office:value-type="float" office:value="0.0905040056" calcext:value-type="float">
            <text:p>0.0905040056</text:p>
          </table:table-cell>
          <table:table-cell office:value-type="float" office:value="0.0910559371" calcext:value-type="float">
            <text:p>0.0910559371</text:p>
          </table:table-cell>
          <table:table-cell office:value-type="float" office:value="0.0925988555" calcext:value-type="float">
            <text:p>0.0925988555</text:p>
          </table:table-cell>
          <table:table-cell office:value-type="float" office:value="0.096847415" calcext:value-type="float">
            <text:p>0.096847415</text:p>
          </table:table-cell>
          <table:table-cell office:value-type="float" office:value="0.1000950262" calcext:value-type="float">
            <text:p>0.1000950262</text:p>
          </table:table-cell>
          <table:table-cell office:value-type="float" office:value="0.0952642485" calcext:value-type="float">
            <text:p>0.0952642485</text:p>
          </table:table-cell>
          <table:table-cell office:value-type="float" office:value="0.1071340963" calcext:value-type="float">
            <text:p>0.1071340963</text:p>
          </table:table-cell>
          <table:table-cell office:value-type="float" office:value="0.1175783277" calcext:value-type="float">
            <text:p>0.1175783277</text:p>
          </table:table-cell>
          <table:table-cell office:value-type="float" office:value="0.1153395474" calcext:value-type="float">
            <text:p>0.1153395474</text:p>
          </table:table-cell>
          <table:table-cell office:value-type="float" office:value="0.1159090251" calcext:value-type="float">
            <text:p>0.1159090251</text:p>
          </table:table-cell>
          <table:table-cell office:value-type="float" office:value="0.1480341256" calcext:value-type="float">
            <text:p>0.1480341256</text:p>
          </table:table-cell>
          <table:table-cell office:value-type="float" office:value="0.1102308407" calcext:value-type="float">
            <text:p>0.1102308407</text:p>
          </table:table-cell>
          <table:table-cell office:value-type="float" office:value="0.1349061579" calcext:value-type="float">
            <text:p>0.1349061579</text:p>
          </table:table-cell>
          <table:table-cell office:value-type="float" office:value="0.128044799" calcext:value-type="float">
            <text:p>0.128044799</text:p>
          </table:table-cell>
          <table:table-cell office:value-type="float" office:value="0.1246620119" calcext:value-type="float">
            <text:p>0.1246620119</text:p>
          </table:table-cell>
          <table:table-cell office:value-type="float" office:value="0.1217815727" calcext:value-type="float">
            <text:p>0.1217815727</text:p>
          </table:table-cell>
          <table:table-cell office:value-type="float" office:value="0.133133322" calcext:value-type="float">
            <text:p>0.133133322</text:p>
          </table:table-cell>
          <table:table-cell office:value-type="float" office:value="0.129963249" calcext:value-type="float">
            <text:p>0.129963249</text:p>
          </table:table-cell>
          <table:table-cell office:value-type="float" office:value="0.1308644712" calcext:value-type="float">
            <text:p>0.1308644712</text:p>
          </table:table-cell>
          <table:table-cell office:value-type="float" office:value="0.1363014281" calcext:value-type="float">
            <text:p>0.1363014281</text:p>
          </table:table-cell>
          <table:table-cell office:value-type="float" office:value="0.1452237219" calcext:value-type="float">
            <text:p>0.1452237219</text:p>
          </table:table-cell>
          <table:table-cell office:value-type="float" office:value="0.1494635642" calcext:value-type="float">
            <text:p>0.1494635642</text:p>
          </table:table-cell>
          <table:table-cell office:value-type="float" office:value="0.1604160368" calcext:value-type="float">
            <text:p>0.1604160368</text:p>
          </table:table-cell>
          <table:table-cell office:value-type="float" office:value="0.1624168456" calcext:value-type="float">
            <text:p>0.1624168456</text:p>
          </table:table-cell>
          <table:table-cell office:value-type="float" office:value="0.1669955105" calcext:value-type="float">
            <text:p>0.1669955105</text:p>
          </table:table-cell>
          <table:table-cell office:value-type="float" office:value="0.1505024284" calcext:value-type="float">
            <text:p>0.1505024284</text:p>
          </table:table-cell>
          <table:table-cell office:value-type="float" office:value="0.1434008032" calcext:value-type="float">
            <text:p>0.1434008032</text:p>
          </table:table-cell>
          <table:table-cell office:value-type="float" office:value="0.1436367631" calcext:value-type="float">
            <text:p>0.1436367631</text:p>
          </table:table-cell>
          <table:table-cell office:value-type="float" office:value="0.1547662467" calcext:value-type="float">
            <text:p>0.1547662467</text:p>
          </table:table-cell>
          <table:table-cell office:value-type="float" office:value="0.1709068567" calcext:value-type="float">
            <text:p>0.1709068567</text:p>
          </table:table-cell>
          <table:table-cell office:value-type="float" office:value="0.1781464964" calcext:value-type="float">
            <text:p>0.1781464964</text:p>
          </table:table-cell>
          <table:table-cell office:value-type="float" office:value="0.1898813546" calcext:value-type="float">
            <text:p>0.1898813546</text:p>
          </table:table-cell>
          <table:table-cell office:value-type="float" office:value="0.1854497045" calcext:value-type="float">
            <text:p>0.1854497045</text:p>
          </table:table-cell>
          <table:table-cell office:value-type="float" office:value="0.1485756487" calcext:value-type="float">
            <text:p>0.1485756487</text:p>
          </table:table-cell>
          <table:table-cell office:value-type="float" office:value="0.1649508178" calcext:value-type="float">
            <text:p>0.1649508178</text:p>
          </table:table-cell>
          <table:table-cell office:value-type="float" office:value="0.1643705517" calcext:value-type="float">
            <text:p>0.1643705517</text:p>
          </table:table-cell>
          <table:table-cell office:value-type="float" office:value="0.1865217239" calcext:value-type="float">
            <text:p>0.1865217239</text:p>
          </table:table-cell>
          <table:table-cell office:value-type="float" office:value="0.1683579981" calcext:value-type="float">
            <text:p>0.1683579981</text:p>
          </table:table-cell>
          <table:table-cell office:value-type="float" office:value="0.1784525812" calcext:value-type="float">
            <text:p>0.1784525812</text:p>
          </table:table-cell>
          <table:table-cell table:number-columns-repeated="957"/>
        </table:table-row>
        <table:table-row table:style-name="ro2">
          <table:table-cell office:value-type="string" calcext:value-type="string">
            <text:p><text:s/>Moldova</text:p>
          </table:table-cell>
          <table:table-cell office:value-type="string" calcext:value-type="string">
            <text:p>p99p100</text:p>
          </table:table-cell>
          <table:table-cell table:number-columns-repeated="43"/>
          <table:table-cell office:value-type="float" office:value="0.0551" calcext:value-type="float">
            <text:p>0.0551</text:p>
          </table:table-cell>
          <table:table-cell table:number-columns-repeated="3"/>
          <table:table-cell office:value-type="float" office:value="0.0708" calcext:value-type="float">
            <text:p>0.0708</text:p>
          </table:table-cell>
          <table:table-cell office:value-type="float" office:value="0.0733" calcext:value-type="float">
            <text:p>0.0733</text:p>
          </table:table-cell>
          <table:table-cell office:value-type="float" office:value="0.0827" calcext:value-type="float">
            <text:p>0.0827</text:p>
          </table:table-cell>
          <table:table-cell office:value-type="float" office:value="0.0819" calcext:value-type="float">
            <text:p>0.0819</text:p>
          </table:table-cell>
          <table:table-cell office:value-type="float" office:value="0.0753" calcext:value-type="float">
            <text:p>0.0753</text:p>
          </table:table-cell>
          <table:table-cell office:value-type="float" office:value="0.0696" calcext:value-type="float">
            <text:p>0.0696</text:p>
          </table:table-cell>
          <table:table-cell office:value-type="float" office:value="0.0707" calcext:value-type="float">
            <text:p>0.0707</text:p>
          </table:table-cell>
          <table:table-cell office:value-type="float" office:value="0.0712" calcext:value-type="float">
            <text:p>0.0712</text:p>
          </table:table-cell>
          <table:table-cell office:value-type="float" office:value="0.073" calcext:value-type="float">
            <text:p>0.073</text:p>
          </table:table-cell>
          <table:table-cell office:value-type="float" office:value="0.0722" calcext:value-type="float">
            <text:p>0.0722</text:p>
          </table:table-cell>
          <table:table-cell office:value-type="float" office:value="0.0712" calcext:value-type="float">
            <text:p>0.0712</text:p>
          </table:table-cell>
          <table:table-cell office:value-type="float" office:value="0.0627" calcext:value-type="float">
            <text:p>0.0627</text:p>
          </table:table-cell>
          <table:table-cell office:value-type="float" office:value="0.0586" calcext:value-type="float">
            <text:p>0.0586</text:p>
          </table:table-cell>
          <table:table-cell office:value-type="float" office:value="0.0598" calcext:value-type="float">
            <text:p>0.0598</text:p>
          </table:table-cell>
          <table:table-cell office:value-type="float" office:value="0.0622" calcext:value-type="float">
            <text:p>0.0622</text:p>
          </table:table-cell>
          <table:table-cell table:number-columns-repeated="2" office:value-type="float" office:value="0.06" calcext:value-type="float">
            <text:p>0.06</text:p>
          </table:table-cell>
          <table:table-cell office:value-type="float" office:value="0.0601" calcext:value-type="float">
            <text:p>0.0601</text:p>
          </table:table-cell>
          <table:table-cell office:value-type="float" office:value="0.0605" calcext:value-type="float">
            <text:p>0.0605</text:p>
          </table:table-cell>
          <table:table-cell table:number-columns-repeated="956"/>
        </table:table-row>
        <table:table-row table:style-name="ro2">
          <table:table-cell office:value-type="string" calcext:value-type="string">
            <text:p><text:s/>Montana</text:p>
          </table:table-cell>
          <table:table-cell office:value-type="string" calcext:value-type="string">
            <text:p>p99p100</text:p>
          </table:table-cell>
          <table:table-cell office:value-type="float" office:value="0.0854226649" calcext:value-type="float">
            <text:p>0.0854226649</text:p>
          </table:table-cell>
          <table:table-cell office:value-type="float" office:value="0.0819785818" calcext:value-type="float">
            <text:p>0.0819785818</text:p>
          </table:table-cell>
          <table:table-cell office:value-type="float" office:value="0.0838736445" calcext:value-type="float">
            <text:p>0.0838736445</text:p>
          </table:table-cell>
          <table:table-cell office:value-type="float" office:value="0.0690829754" calcext:value-type="float">
            <text:p>0.0690829754</text:p>
          </table:table-cell>
          <table:table-cell office:value-type="float" office:value="0.0751106888" calcext:value-type="float">
            <text:p>0.0751106888</text:p>
          </table:table-cell>
          <table:table-cell office:value-type="float" office:value="0.0735649019" calcext:value-type="float">
            <text:p>0.0735649019</text:p>
          </table:table-cell>
          <table:table-cell office:value-type="float" office:value="0.0719623864" calcext:value-type="float">
            <text:p>0.0719623864</text:p>
          </table:table-cell>
          <table:table-cell office:value-type="float" office:value="0.077592656" calcext:value-type="float">
            <text:p>0.077592656</text:p>
          </table:table-cell>
          <table:table-cell office:value-type="float" office:value="0.0753665715" calcext:value-type="float">
            <text:p>0.0753665715</text:p>
          </table:table-cell>
          <table:table-cell office:value-type="float" office:value="0.0851434916" calcext:value-type="float">
            <text:p>0.0851434916</text:p>
          </table:table-cell>
          <table:table-cell office:value-type="float" office:value="0.0754605755" calcext:value-type="float">
            <text:p>0.0754605755</text:p>
          </table:table-cell>
          <table:table-cell office:value-type="float" office:value="0.0842518657" calcext:value-type="float">
            <text:p>0.0842518657</text:p>
          </table:table-cell>
          <table:table-cell office:value-type="float" office:value="0.0682663321" calcext:value-type="float">
            <text:p>0.0682663321</text:p>
          </table:table-cell>
          <table:table-cell office:value-type="float" office:value="0.0690346733" calcext:value-type="float">
            <text:p>0.0690346733</text:p>
          </table:table-cell>
          <table:table-cell office:value-type="float" office:value="0.0777681321" calcext:value-type="float">
            <text:p>0.0777681321</text:p>
          </table:table-cell>
          <table:table-cell office:value-type="float" office:value="0.0785982758" calcext:value-type="float">
            <text:p>0.0785982758</text:p>
          </table:table-cell>
          <table:table-cell office:value-type="float" office:value="0.073303014" calcext:value-type="float">
            <text:p>0.073303014</text:p>
          </table:table-cell>
          <table:table-cell office:value-type="float" office:value="0.0838283896" calcext:value-type="float">
            <text:p>0.0838283896</text:p>
          </table:table-cell>
          <table:table-cell office:value-type="float" office:value="0.082672298" calcext:value-type="float">
            <text:p>0.082672298</text:p>
          </table:table-cell>
          <table:table-cell office:value-type="float" office:value="0.0781342164" calcext:value-type="float">
            <text:p>0.0781342164</text:p>
          </table:table-cell>
          <table:table-cell office:value-type="float" office:value="0.0694169477" calcext:value-type="float">
            <text:p>0.0694169477</text:p>
          </table:table-cell>
          <table:table-cell office:value-type="float" office:value="0.073409006" calcext:value-type="float">
            <text:p>0.073409006</text:p>
          </table:table-cell>
          <table:table-cell office:value-type="float" office:value="0.0672724023" calcext:value-type="float">
            <text:p>0.0672724023</text:p>
          </table:table-cell>
          <table:table-cell office:value-type="float" office:value="0.0786664858" calcext:value-type="float">
            <text:p>0.0786664858</text:p>
          </table:table-cell>
          <table:table-cell office:value-type="float" office:value="0.0846485868" calcext:value-type="float">
            <text:p>0.0846485868</text:p>
          </table:table-cell>
          <table:table-cell office:value-type="float" office:value="0.0768613592" calcext:value-type="float">
            <text:p>0.0768613592</text:p>
          </table:table-cell>
          <table:table-cell office:value-type="float" office:value="0.0767039955" calcext:value-type="float">
            <text:p>0.0767039955</text:p>
          </table:table-cell>
          <table:table-cell office:value-type="float" office:value="0.0763718784" calcext:value-type="float">
            <text:p>0.0763718784</text:p>
          </table:table-cell>
          <table:table-cell office:value-type="float" office:value="0.0724631175" calcext:value-type="float">
            <text:p>0.0724631175</text:p>
          </table:table-cell>
          <table:table-cell office:value-type="float" office:value="0.0841835588" calcext:value-type="float">
            <text:p>0.0841835588</text:p>
          </table:table-cell>
          <table:table-cell office:value-type="float" office:value="0.0791363865" calcext:value-type="float">
            <text:p>0.0791363865</text:p>
          </table:table-cell>
          <table:table-cell office:value-type="float" office:value="0.0762886107" calcext:value-type="float">
            <text:p>0.0762886107</text:p>
          </table:table-cell>
          <table:table-cell office:value-type="float" office:value="0.0910360143" calcext:value-type="float">
            <text:p>0.0910360143</text:p>
          </table:table-cell>
          <table:table-cell office:value-type="float" office:value="0.109214358" calcext:value-type="float">
            <text:p>0.109214358</text:p>
          </table:table-cell>
          <table:table-cell office:value-type="float" office:value="0.092592895" calcext:value-type="float">
            <text:p>0.092592895</text:p>
          </table:table-cell>
          <table:table-cell office:value-type="float" office:value="0.0781264305" calcext:value-type="float">
            <text:p>0.0781264305</text:p>
          </table:table-cell>
          <table:table-cell office:value-type="float" office:value="0.1126207411" calcext:value-type="float">
            <text:p>0.1126207411</text:p>
          </table:table-cell>
          <table:table-cell office:value-type="float" office:value="0.0947191939" calcext:value-type="float">
            <text:p>0.0947191939</text:p>
          </table:table-cell>
          <table:table-cell office:value-type="float" office:value="0.1216372922" calcext:value-type="float">
            <text:p>0.1216372922</text:p>
          </table:table-cell>
          <table:table-cell office:value-type="float" office:value="0.1183576435" calcext:value-type="float">
            <text:p>0.1183576435</text:p>
          </table:table-cell>
          <table:table-cell office:value-type="float" office:value="0.1084566787" calcext:value-type="float">
            <text:p>0.1084566787</text:p>
          </table:table-cell>
          <table:table-cell office:value-type="float" office:value="0.1023798808" calcext:value-type="float">
            <text:p>0.1023798808</text:p>
          </table:table-cell>
          <table:table-cell office:value-type="float" office:value="0.1100331917" calcext:value-type="float">
            <text:p>0.1100331917</text:p>
          </table:table-cell>
          <table:table-cell office:value-type="float" office:value="0.1103065088" calcext:value-type="float">
            <text:p>0.1103065088</text:p>
          </table:table-cell>
          <table:table-cell office:value-type="float" office:value="0.1197626367" calcext:value-type="float">
            <text:p>0.1197626367</text:p>
          </table:table-cell>
          <table:table-cell office:value-type="float" office:value="0.1203132421" calcext:value-type="float">
            <text:p>0.1203132421</text:p>
          </table:table-cell>
          <table:table-cell office:value-type="float" office:value="0.12010324" calcext:value-type="float">
            <text:p>0.12010324</text:p>
          </table:table-cell>
          <table:table-cell office:value-type="float" office:value="0.1277380735" calcext:value-type="float">
            <text:p>0.1277380735</text:p>
          </table:table-cell>
          <table:table-cell office:value-type="float" office:value="0.1352029592" calcext:value-type="float">
            <text:p>0.1352029592</text:p>
          </table:table-cell>
          <table:table-cell office:value-type="float" office:value="0.1367921084" calcext:value-type="float">
            <text:p>0.1367921084</text:p>
          </table:table-cell>
          <table:table-cell office:value-type="float" office:value="0.146391809" calcext:value-type="float">
            <text:p>0.146391809</text:p>
          </table:table-cell>
          <table:table-cell office:value-type="float" office:value="0.134208113" calcext:value-type="float">
            <text:p>0.134208113</text:p>
          </table:table-cell>
          <table:table-cell office:value-type="float" office:value="0.138902396" calcext:value-type="float">
            <text:p>0.138902396</text:p>
          </table:table-cell>
          <table:table-cell office:value-type="float" office:value="0.1387023926" calcext:value-type="float">
            <text:p>0.1387023926</text:p>
          </table:table-cell>
          <table:table-cell office:value-type="float" office:value="0.1501739025" calcext:value-type="float">
            <text:p>0.1501739025</text:p>
          </table:table-cell>
          <table:table-cell office:value-type="float" office:value="0.1633442193" calcext:value-type="float">
            <text:p>0.1633442193</text:p>
          </table:table-cell>
          <table:table-cell office:value-type="float" office:value="0.1784266084" calcext:value-type="float">
            <text:p>0.1784266084</text:p>
          </table:table-cell>
          <table:table-cell office:value-type="float" office:value="0.182638064" calcext:value-type="float">
            <text:p>0.182638064</text:p>
          </table:table-cell>
          <table:table-cell office:value-type="float" office:value="0.1643319726" calcext:value-type="float">
            <text:p>0.1643319726</text:p>
          </table:table-cell>
          <table:table-cell office:value-type="float" office:value="0.168965891" calcext:value-type="float">
            <text:p>0.168965891</text:p>
          </table:table-cell>
          <table:table-cell office:value-type="float" office:value="0.1594903022" calcext:value-type="float">
            <text:p>0.1594903022</text:p>
          </table:table-cell>
          <table:table-cell office:value-type="float" office:value="0.15178518" calcext:value-type="float">
            <text:p>0.15178518</text:p>
          </table:table-cell>
          <table:table-cell office:value-type="float" office:value="0.1871734411" calcext:value-type="float">
            <text:p>0.1871734411</text:p>
          </table:table-cell>
          <table:table-cell office:value-type="float" office:value="0.1453179568" calcext:value-type="float">
            <text:p>0.1453179568</text:p>
          </table:table-cell>
          <table:table-cell office:value-type="float" office:value="0.1714700162" calcext:value-type="float">
            <text:p>0.1714700162</text:p>
          </table:table-cell>
          <table:table-cell table:number-columns-repeated="957"/>
        </table:table-row>
        <table:table-row table:style-name="ro2">
          <table:table-cell office:value-type="string" calcext:value-type="string">
            <text:p><text:s/>Montenegro</text:p>
          </table:table-cell>
          <table:table-cell office:value-type="string" calcext:value-type="string">
            <text:p>p99p100</text:p>
          </table:table-cell>
          <table:table-cell table:number-columns-repeated="33"/>
          <table:table-cell office:value-type="float" office:value="0.049" calcext:value-type="float">
            <text:p>0.049</text:p>
          </table:table-cell>
          <table:table-cell office:value-type="float" office:value="0.0523" calcext:value-type="float">
            <text:p>0.0523</text:p>
          </table:table-cell>
          <table:table-cell office:value-type="float" office:value="0.0496" calcext:value-type="float">
            <text:p>0.0496</text:p>
          </table:table-cell>
          <table:table-cell office:value-type="float" office:value="0.0473" calcext:value-type="float">
            <text:p>0.0473</text:p>
          </table:table-cell>
          <table:table-cell office:value-type="float" office:value="0.051" calcext:value-type="float">
            <text:p>0.051</text:p>
          </table:table-cell>
          <table:table-cell office:value-type="float" office:value="0.0471" calcext:value-type="float">
            <text:p>0.0471</text:p>
          </table:table-cell>
          <table:table-cell office:value-type="float" office:value="0.0466" calcext:value-type="float">
            <text:p>0.0466</text:p>
          </table:table-cell>
          <table:table-cell office:value-type="float" office:value="0.0462" calcext:value-type="float">
            <text:p>0.0462</text:p>
          </table:table-cell>
          <table:table-cell table:number-columns-repeated="14"/>
          <table:table-cell office:value-type="float" office:value="0.0623" calcext:value-type="float">
            <text:p>0.0623</text:p>
          </table:table-cell>
          <table:table-cell office:value-type="float" office:value="0.0624" calcext:value-type="float">
            <text:p>0.0624</text:p>
          </table:table-cell>
          <table:table-cell office:value-type="float" office:value="0.0634" calcext:value-type="float">
            <text:p>0.0634</text:p>
          </table:table-cell>
          <table:table-cell office:value-type="float" office:value="0.0615" calcext:value-type="float">
            <text:p>0.0615</text:p>
          </table:table-cell>
          <table:table-cell office:value-type="float" office:value="0.0619" calcext:value-type="float">
            <text:p>0.0619</text:p>
          </table:table-cell>
          <table:table-cell office:value-type="float" office:value="0.0634" calcext:value-type="float">
            <text:p>0.0634</text:p>
          </table:table-cell>
          <table:table-cell office:value-type="float" office:value="0.0612" calcext:value-type="float">
            <text:p>0.0612</text:p>
          </table:table-cell>
          <table:table-cell office:value-type="float" office:value="0.0604" calcext:value-type="float">
            <text:p>0.0604</text:p>
          </table:table-cell>
          <table:table-cell office:value-type="float" office:value="0.061" calcext:value-type="float">
            <text:p>0.061</text:p>
          </table:table-cell>
          <table:table-cell office:value-type="float" office:value="0.0638" calcext:value-type="float">
            <text:p>0.0638</text:p>
          </table:table-cell>
          <table:table-cell table:number-columns-repeated="957"/>
        </table:table-row>
        <table:table-row table:style-name="ro2">
          <table:table-cell office:value-type="string" calcext:value-type="string">
            <text:p><text:s/>Nebraska</text:p>
          </table:table-cell>
          <table:table-cell office:value-type="string" calcext:value-type="string">
            <text:p>p99p100</text:p>
          </table:table-cell>
          <table:table-cell office:value-type="float" office:value="0.1023766026" calcext:value-type="float">
            <text:p>0.1023766026</text:p>
          </table:table-cell>
          <table:table-cell office:value-type="float" office:value="0.099634029" calcext:value-type="float">
            <text:p>0.099634029</text:p>
          </table:table-cell>
          <table:table-cell office:value-type="float" office:value="0.0858943388" calcext:value-type="float">
            <text:p>0.0858943388</text:p>
          </table:table-cell>
          <table:table-cell office:value-type="float" office:value="0.0861241519" calcext:value-type="float">
            <text:p>0.0861241519</text:p>
          </table:table-cell>
          <table:table-cell office:value-type="float" office:value="0.087115027" calcext:value-type="float">
            <text:p>0.087115027</text:p>
          </table:table-cell>
          <table:table-cell office:value-type="float" office:value="0.0964562297" calcext:value-type="float">
            <text:p>0.0964562297</text:p>
          </table:table-cell>
          <table:table-cell office:value-type="float" office:value="0.0983713716" calcext:value-type="float">
            <text:p>0.0983713716</text:p>
          </table:table-cell>
          <table:table-cell office:value-type="float" office:value="0.0793253034" calcext:value-type="float">
            <text:p>0.0793253034</text:p>
          </table:table-cell>
          <table:table-cell office:value-type="float" office:value="0.0838457271" calcext:value-type="float">
            <text:p>0.0838457271</text:p>
          </table:table-cell>
          <table:table-cell office:value-type="float" office:value="0.0843242779" calcext:value-type="float">
            <text:p>0.0843242779</text:p>
          </table:table-cell>
          <table:table-cell office:value-type="float" office:value="0.0902607813" calcext:value-type="float">
            <text:p>0.0902607813</text:p>
          </table:table-cell>
          <table:table-cell office:value-type="float" office:value="0.1002491489" calcext:value-type="float">
            <text:p>0.1002491489</text:p>
          </table:table-cell>
          <table:table-cell office:value-type="float" office:value="0.0833455101" calcext:value-type="float">
            <text:p>0.0833455101</text:p>
          </table:table-cell>
          <table:table-cell office:value-type="float" office:value="0.0886892527" calcext:value-type="float">
            <text:p>0.0886892527</text:p>
          </table:table-cell>
          <table:table-cell office:value-type="float" office:value="0.0928139761" calcext:value-type="float">
            <text:p>0.0928139761</text:p>
          </table:table-cell>
          <table:table-cell office:value-type="float" office:value="0.0915478393" calcext:value-type="float">
            <text:p>0.0915478393</text:p>
          </table:table-cell>
          <table:table-cell office:value-type="float" office:value="0.0868072584" calcext:value-type="float">
            <text:p>0.0868072584</text:p>
          </table:table-cell>
          <table:table-cell office:value-type="float" office:value="0.0986073539" calcext:value-type="float">
            <text:p>0.0986073539</text:p>
          </table:table-cell>
          <table:table-cell office:value-type="float" office:value="0.0960179567" calcext:value-type="float">
            <text:p>0.0960179567</text:p>
          </table:table-cell>
          <table:table-cell office:value-type="float" office:value="0.0879234821" calcext:value-type="float">
            <text:p>0.0879234821</text:p>
          </table:table-cell>
          <table:table-cell office:value-type="float" office:value="0.0793135613" calcext:value-type="float">
            <text:p>0.0793135613</text:p>
          </table:table-cell>
          <table:table-cell office:value-type="float" office:value="0.080896832" calcext:value-type="float">
            <text:p>0.080896832</text:p>
          </table:table-cell>
          <table:table-cell office:value-type="float" office:value="0.0863764361" calcext:value-type="float">
            <text:p>0.0863764361</text:p>
          </table:table-cell>
          <table:table-cell office:value-type="float" office:value="0.0860457346" calcext:value-type="float">
            <text:p>0.0860457346</text:p>
          </table:table-cell>
          <table:table-cell office:value-type="float" office:value="0.0950370952" calcext:value-type="float">
            <text:p>0.0950370952</text:p>
          </table:table-cell>
          <table:table-cell office:value-type="float" office:value="0.0857613012" calcext:value-type="float">
            <text:p>0.0857613012</text:p>
          </table:table-cell>
          <table:table-cell office:value-type="float" office:value="0.0851106271" calcext:value-type="float">
            <text:p>0.0851106271</text:p>
          </table:table-cell>
          <table:table-cell office:value-type="float" office:value="0.084754616" calcext:value-type="float">
            <text:p>0.084754616</text:p>
          </table:table-cell>
          <table:table-cell office:value-type="float" office:value="0.0813664123" calcext:value-type="float">
            <text:p>0.0813664123</text:p>
          </table:table-cell>
          <table:table-cell office:value-type="float" office:value="0.0913210958" calcext:value-type="float">
            <text:p>0.0913210958</text:p>
          </table:table-cell>
          <table:table-cell office:value-type="float" office:value="0.0935710818" calcext:value-type="float">
            <text:p>0.0935710818</text:p>
          </table:table-cell>
          <table:table-cell office:value-type="float" office:value="0.0855077431" calcext:value-type="float">
            <text:p>0.0855077431</text:p>
          </table:table-cell>
          <table:table-cell office:value-type="float" office:value="0.0954196826" calcext:value-type="float">
            <text:p>0.0954196826</text:p>
          </table:table-cell>
          <table:table-cell office:value-type="float" office:value="0.1096333787" calcext:value-type="float">
            <text:p>0.1096333787</text:p>
          </table:table-cell>
          <table:table-cell office:value-type="float" office:value="0.1020246446" calcext:value-type="float">
            <text:p>0.1020246446</text:p>
          </table:table-cell>
          <table:table-cell office:value-type="float" office:value="0.095334895" calcext:value-type="float">
            <text:p>0.095334895</text:p>
          </table:table-cell>
          <table:table-cell office:value-type="float" office:value="0.1270062923" calcext:value-type="float">
            <text:p>0.1270062923</text:p>
          </table:table-cell>
          <table:table-cell office:value-type="float" office:value="0.0926620588" calcext:value-type="float">
            <text:p>0.0926620588</text:p>
          </table:table-cell>
          <table:table-cell office:value-type="float" office:value="0.1192348748" calcext:value-type="float">
            <text:p>0.1192348748</text:p>
          </table:table-cell>
          <table:table-cell office:value-type="float" office:value="0.1155321375" calcext:value-type="float">
            <text:p>0.1155321375</text:p>
          </table:table-cell>
          <table:table-cell office:value-type="float" office:value="0.1176600233" calcext:value-type="float">
            <text:p>0.1176600233</text:p>
          </table:table-cell>
          <table:table-cell office:value-type="float" office:value="0.1072997376" calcext:value-type="float">
            <text:p>0.1072997376</text:p>
          </table:table-cell>
          <table:table-cell office:value-type="float" office:value="0.1177923679" calcext:value-type="float">
            <text:p>0.1177923679</text:p>
          </table:table-cell>
          <table:table-cell office:value-type="float" office:value="0.1123202369" calcext:value-type="float">
            <text:p>0.1123202369</text:p>
          </table:table-cell>
          <table:table-cell office:value-type="float" office:value="0.1144611016" calcext:value-type="float">
            <text:p>0.1144611016</text:p>
          </table:table-cell>
          <table:table-cell office:value-type="float" office:value="0.1230723038" calcext:value-type="float">
            <text:p>0.1230723038</text:p>
          </table:table-cell>
          <table:table-cell office:value-type="float" office:value="0.1295631826" calcext:value-type="float">
            <text:p>0.1295631826</text:p>
          </table:table-cell>
          <table:table-cell office:value-type="float" office:value="0.1434782743" calcext:value-type="float">
            <text:p>0.1434782743</text:p>
          </table:table-cell>
          <table:table-cell office:value-type="float" office:value="0.1667220891" calcext:value-type="float">
            <text:p>0.1667220891</text:p>
          </table:table-cell>
          <table:table-cell office:value-type="float" office:value="0.1560986787" calcext:value-type="float">
            <text:p>0.1560986787</text:p>
          </table:table-cell>
          <table:table-cell office:value-type="float" office:value="0.1652628034" calcext:value-type="float">
            <text:p>0.1652628034</text:p>
          </table:table-cell>
          <table:table-cell office:value-type="float" office:value="0.1385895908" calcext:value-type="float">
            <text:p>0.1385895908</text:p>
          </table:table-cell>
          <table:table-cell office:value-type="float" office:value="0.1332204342" calcext:value-type="float">
            <text:p>0.1332204342</text:p>
          </table:table-cell>
          <table:table-cell office:value-type="float" office:value="0.1306435764" calcext:value-type="float">
            <text:p>0.1306435764</text:p>
          </table:table-cell>
          <table:table-cell office:value-type="float" office:value="0.1478936374" calcext:value-type="float">
            <text:p>0.1478936374</text:p>
          </table:table-cell>
          <table:table-cell office:value-type="float" office:value="0.152298823" calcext:value-type="float">
            <text:p>0.152298823</text:p>
          </table:table-cell>
          <table:table-cell office:value-type="float" office:value="0.1755355448" calcext:value-type="float">
            <text:p>0.1755355448</text:p>
          </table:table-cell>
          <table:table-cell office:value-type="float" office:value="0.178129375" calcext:value-type="float">
            <text:p>0.178129375</text:p>
          </table:table-cell>
          <table:table-cell office:value-type="float" office:value="0.155782029" calcext:value-type="float">
            <text:p>0.155782029</text:p>
          </table:table-cell>
          <table:table-cell office:value-type="float" office:value="0.1314696372" calcext:value-type="float">
            <text:p>0.1314696372</text:p>
          </table:table-cell>
          <table:table-cell office:value-type="float" office:value="0.1552530974" calcext:value-type="float">
            <text:p>0.1552530974</text:p>
          </table:table-cell>
          <table:table-cell office:value-type="float" office:value="0.1348932683" calcext:value-type="float">
            <text:p>0.1348932683</text:p>
          </table:table-cell>
          <table:table-cell office:value-type="float" office:value="0.1726932079" calcext:value-type="float">
            <text:p>0.1726932079</text:p>
          </table:table-cell>
          <table:table-cell office:value-type="float" office:value="0.1348096281" calcext:value-type="float">
            <text:p>0.1348096281</text:p>
          </table:table-cell>
          <table:table-cell office:value-type="float" office:value="0.1584754586" calcext:value-type="float">
            <text:p>0.1584754586</text:p>
          </table:table-cell>
          <table:table-cell table:number-columns-repeated="957"/>
        </table:table-row>
        <table:table-row table:style-name="ro2">
          <table:table-cell office:value-type="string" calcext:value-type="string">
            <text:p><text:s/>Netherlands</text:p>
          </table:table-cell>
          <table:table-cell office:value-type="string" calcext:value-type="string">
            <text:p>p99p100</text:p>
          </table:table-cell>
          <table:table-cell table:number-columns-repeated="30"/>
          <table:table-cell office:value-type="float" office:value="0.0524" calcext:value-type="float">
            <text:p>0.0524</text:p>
          </table:table-cell>
          <table:table-cell office:value-type="float" office:value="0.052" calcext:value-type="float">
            <text:p>0.052</text:p>
          </table:table-cell>
          <table:table-cell office:value-type="float" office:value="0.0521" calcext:value-type="float">
            <text:p>0.0521</text:p>
          </table:table-cell>
          <table:table-cell office:value-type="float" office:value="0.0524" calcext:value-type="float">
            <text:p>0.0524</text:p>
          </table:table-cell>
          <table:table-cell table:number-columns-repeated="2" office:value-type="float" office:value="0.0526" calcext:value-type="float">
            <text:p>0.0526</text:p>
          </table:table-cell>
          <table:table-cell office:value-type="float" office:value="0.0522" calcext:value-type="float">
            <text:p>0.0522</text:p>
          </table:table-cell>
          <table:table-cell office:value-type="float" office:value="0.0518" calcext:value-type="float">
            <text:p>0.0518</text:p>
          </table:table-cell>
          <table:table-cell office:value-type="float" office:value="0.0515" calcext:value-type="float">
            <text:p>0.0515</text:p>
          </table:table-cell>
          <table:table-cell office:value-type="float" office:value="0.0512" calcext:value-type="float">
            <text:p>0.0512</text:p>
          </table:table-cell>
          <table:table-cell office:value-type="float" office:value="0.0495" calcext:value-type="float">
            <text:p>0.0495</text:p>
          </table:table-cell>
          <table:table-cell office:value-type="float" office:value="0.0496" calcext:value-type="float">
            <text:p>0.0496</text:p>
          </table:table-cell>
          <table:table-cell office:value-type="float" office:value="0.0491" calcext:value-type="float">
            <text:p>0.0491</text:p>
          </table:table-cell>
          <table:table-cell office:value-type="float" office:value="0.0472" calcext:value-type="float">
            <text:p>0.0472</text:p>
          </table:table-cell>
          <table:table-cell office:value-type="float" office:value="0.0478" calcext:value-type="float">
            <text:p>0.0478</text:p>
          </table:table-cell>
          <table:table-cell office:value-type="float" office:value="0.0483" calcext:value-type="float">
            <text:p>0.0483</text:p>
          </table:table-cell>
          <table:table-cell office:value-type="float" office:value="0.0482" calcext:value-type="float">
            <text:p>0.0482</text:p>
          </table:table-cell>
          <table:table-cell office:value-type="float" office:value="0.049" calcext:value-type="float">
            <text:p>0.049</text:p>
          </table:table-cell>
          <table:table-cell office:value-type="float" office:value="0.0475" calcext:value-type="float">
            <text:p>0.0475</text:p>
          </table:table-cell>
          <table:table-cell office:value-type="float" office:value="0.0483" calcext:value-type="float">
            <text:p>0.0483</text:p>
          </table:table-cell>
          <table:table-cell office:value-type="float" office:value="0.0499" calcext:value-type="float">
            <text:p>0.0499</text:p>
          </table:table-cell>
          <table:table-cell office:value-type="float" office:value="0.0581" calcext:value-type="float">
            <text:p>0.0581</text:p>
          </table:table-cell>
          <table:table-cell office:value-type="float" office:value="0.0573" calcext:value-type="float">
            <text:p>0.0573</text:p>
          </table:table-cell>
          <table:table-cell office:value-type="float" office:value="0.0557" calcext:value-type="float">
            <text:p>0.0557</text:p>
          </table:table-cell>
          <table:table-cell office:value-type="float" office:value="0.0584" calcext:value-type="float">
            <text:p>0.0584</text:p>
          </table:table-cell>
          <table:table-cell office:value-type="float" office:value="0.0593" calcext:value-type="float">
            <text:p>0.0593</text:p>
          </table:table-cell>
          <table:table-cell office:value-type="float" office:value="0.0583" calcext:value-type="float">
            <text:p>0.0583</text:p>
          </table:table-cell>
          <table:table-cell office:value-type="float" office:value="0.0671" calcext:value-type="float">
            <text:p>0.0671</text:p>
          </table:table-cell>
          <table:table-cell office:value-type="float" office:value="0.0583" calcext:value-type="float">
            <text:p>0.0583</text:p>
          </table:table-cell>
          <table:table-cell office:value-type="float" office:value="0.0557" calcext:value-type="float">
            <text:p>0.0557</text:p>
          </table:table-cell>
          <table:table-cell office:value-type="float" office:value="0.0565" calcext:value-type="float">
            <text:p>0.0565</text:p>
          </table:table-cell>
          <table:table-cell office:value-type="float" office:value="0.0554" calcext:value-type="float">
            <text:p>0.0554</text:p>
          </table:table-cell>
          <table:table-cell office:value-type="float" office:value="0.0555" calcext:value-type="float">
            <text:p>0.0555</text:p>
          </table:table-cell>
          <table:table-cell office:value-type="float" office:value="0.0535" calcext:value-type="float">
            <text:p>0.0535</text:p>
          </table:table-cell>
          <table:table-cell office:value-type="float" office:value="0.0577" calcext:value-type="float">
            <text:p>0.0577</text:p>
          </table:table-cell>
          <table:table-cell office:value-type="float" office:value="0.0653" calcext:value-type="float">
            <text:p>0.0653</text:p>
          </table:table-cell>
          <table:table-cell office:value-type="float" office:value="0.0621" calcext:value-type="float">
            <text:p>0.0621</text:p>
          </table:table-cell>
          <table:table-cell table:number-columns-repeated="955"/>
        </table:table-row>
        <table:table-row table:style-name="ro2">
          <table:table-cell office:value-type="string" calcext:value-type="string">
            <text:p><text:s/>Nevada</text:p>
          </table:table-cell>
          <table:table-cell office:value-type="string" calcext:value-type="string">
            <text:p>p99p100</text:p>
          </table:table-cell>
          <table:table-cell office:value-type="float" office:value="0.1572626233" calcext:value-type="float">
            <text:p>0.1572626233</text:p>
          </table:table-cell>
          <table:table-cell office:value-type="float" office:value="0.1337165236" calcext:value-type="float">
            <text:p>0.1337165236</text:p>
          </table:table-cell>
          <table:table-cell office:value-type="float" office:value="0.1274807155" calcext:value-type="float">
            <text:p>0.1274807155</text:p>
          </table:table-cell>
          <table:table-cell office:value-type="float" office:value="0.0751673952" calcext:value-type="float">
            <text:p>0.0751673952</text:p>
          </table:table-cell>
          <table:table-cell office:value-type="float" office:value="0.1085161865" calcext:value-type="float">
            <text:p>0.1085161865</text:p>
          </table:table-cell>
          <table:table-cell office:value-type="float" office:value="0.1110663712" calcext:value-type="float">
            <text:p>0.1110663712</text:p>
          </table:table-cell>
          <table:table-cell office:value-type="float" office:value="0.1016336083" calcext:value-type="float">
            <text:p>0.1016336083</text:p>
          </table:table-cell>
          <table:table-cell office:value-type="float" office:value="0.1025924087" calcext:value-type="float">
            <text:p>0.1025924087</text:p>
          </table:table-cell>
          <table:table-cell office:value-type="float" office:value="0.1026863232" calcext:value-type="float">
            <text:p>0.1026863232</text:p>
          </table:table-cell>
          <table:table-cell office:value-type="float" office:value="0.0825867727" calcext:value-type="float">
            <text:p>0.0825867727</text:p>
          </table:table-cell>
          <table:table-cell office:value-type="float" office:value="0.0845837072" calcext:value-type="float">
            <text:p>0.0845837072</text:p>
          </table:table-cell>
          <table:table-cell office:value-type="float" office:value="0.1098301709" calcext:value-type="float">
            <text:p>0.1098301709</text:p>
          </table:table-cell>
          <table:table-cell office:value-type="float" office:value="0.0917347521" calcext:value-type="float">
            <text:p>0.0917347521</text:p>
          </table:table-cell>
          <table:table-cell office:value-type="float" office:value="0.099198781" calcext:value-type="float">
            <text:p>0.099198781</text:p>
          </table:table-cell>
          <table:table-cell office:value-type="float" office:value="0.0976384729" calcext:value-type="float">
            <text:p>0.0976384729</text:p>
          </table:table-cell>
          <table:table-cell office:value-type="float" office:value="0.0997031704" calcext:value-type="float">
            <text:p>0.0997031704</text:p>
          </table:table-cell>
          <table:table-cell office:value-type="float" office:value="0.0937331989" calcext:value-type="float">
            <text:p>0.0937331989</text:p>
          </table:table-cell>
          <table:table-cell office:value-type="float" office:value="0.1077663824" calcext:value-type="float">
            <text:p>0.1077663824</text:p>
          </table:table-cell>
          <table:table-cell office:value-type="float" office:value="0.144018814" calcext:value-type="float">
            <text:p>0.144018814</text:p>
          </table:table-cell>
          <table:table-cell office:value-type="float" office:value="0.1555198431" calcext:value-type="float">
            <text:p>0.1555198431</text:p>
          </table:table-cell>
          <table:table-cell office:value-type="float" office:value="0.0859251767" calcext:value-type="float">
            <text:p>0.0859251767</text:p>
          </table:table-cell>
          <table:table-cell office:value-type="float" office:value="0.0920047536" calcext:value-type="float">
            <text:p>0.0920047536</text:p>
          </table:table-cell>
          <table:table-cell office:value-type="float" office:value="0.1018209755" calcext:value-type="float">
            <text:p>0.1018209755</text:p>
          </table:table-cell>
          <table:table-cell office:value-type="float" office:value="0.0996948853" calcext:value-type="float">
            <text:p>0.0996948853</text:p>
          </table:table-cell>
          <table:table-cell office:value-type="float" office:value="0.0860771537" calcext:value-type="float">
            <text:p>0.0860771537</text:p>
          </table:table-cell>
          <table:table-cell office:value-type="float" office:value="0.0888184085" calcext:value-type="float">
            <text:p>0.0888184085</text:p>
          </table:table-cell>
          <table:table-cell office:value-type="float" office:value="0.09131971" calcext:value-type="float">
            <text:p>0.09131971</text:p>
          </table:table-cell>
          <table:table-cell office:value-type="float" office:value="0.1035953388" calcext:value-type="float">
            <text:p>0.1035953388</text:p>
          </table:table-cell>
          <table:table-cell office:value-type="float" office:value="0.1054650992" calcext:value-type="float">
            <text:p>0.1054650992</text:p>
          </table:table-cell>
          <table:table-cell office:value-type="float" office:value="0.1157949045" calcext:value-type="float">
            <text:p>0.1157949045</text:p>
          </table:table-cell>
          <table:table-cell office:value-type="float" office:value="0.1102853119" calcext:value-type="float">
            <text:p>0.1102853119</text:p>
          </table:table-cell>
          <table:table-cell office:value-type="float" office:value="0.1110062376" calcext:value-type="float">
            <text:p>0.1110062376</text:p>
          </table:table-cell>
          <table:table-cell office:value-type="float" office:value="0.0975961387" calcext:value-type="float">
            <text:p>0.0975961387</text:p>
          </table:table-cell>
          <table:table-cell office:value-type="float" office:value="0.1033248305" calcext:value-type="float">
            <text:p>0.1033248305</text:p>
          </table:table-cell>
          <table:table-cell office:value-type="float" office:value="0.136899814" calcext:value-type="float">
            <text:p>0.136899814</text:p>
          </table:table-cell>
          <table:table-cell office:value-type="float" office:value="0.172297433" calcext:value-type="float">
            <text:p>0.172297433</text:p>
          </table:table-cell>
          <table:table-cell office:value-type="float" office:value="0.2047611922" calcext:value-type="float">
            <text:p>0.2047611922</text:p>
          </table:table-cell>
          <table:table-cell office:value-type="float" office:value="0.1513575763" calcext:value-type="float">
            <text:p>0.1513575763</text:p>
          </table:table-cell>
          <table:table-cell office:value-type="float" office:value="0.2211576104" calcext:value-type="float">
            <text:p>0.2211576104</text:p>
          </table:table-cell>
          <table:table-cell office:value-type="float" office:value="0.1848135293" calcext:value-type="float">
            <text:p>0.1848135293</text:p>
          </table:table-cell>
          <table:table-cell office:value-type="float" office:value="0.2111466229" calcext:value-type="float">
            <text:p>0.2111466229</text:p>
          </table:table-cell>
          <table:table-cell office:value-type="float" office:value="0.1944917589" calcext:value-type="float">
            <text:p>0.1944917589</text:p>
          </table:table-cell>
          <table:table-cell office:value-type="float" office:value="0.2196560353" calcext:value-type="float">
            <text:p>0.2196560353</text:p>
          </table:table-cell>
          <table:table-cell office:value-type="float" office:value="0.2090569437" calcext:value-type="float">
            <text:p>0.2090569437</text:p>
          </table:table-cell>
          <table:table-cell office:value-type="float" office:value="0.2010308802" calcext:value-type="float">
            <text:p>0.2010308802</text:p>
          </table:table-cell>
          <table:table-cell office:value-type="float" office:value="0.2061879486" calcext:value-type="float">
            <text:p>0.2061879486</text:p>
          </table:table-cell>
          <table:table-cell office:value-type="float" office:value="0.2331763357" calcext:value-type="float">
            <text:p>0.2331763357</text:p>
          </table:table-cell>
          <table:table-cell office:value-type="float" office:value="0.2306034416" calcext:value-type="float">
            <text:p>0.2306034416</text:p>
          </table:table-cell>
          <table:table-cell office:value-type="float" office:value="0.2609093189" calcext:value-type="float">
            <text:p>0.2609093189</text:p>
          </table:table-cell>
          <table:table-cell office:value-type="float" office:value="0.2496692687" calcext:value-type="float">
            <text:p>0.2496692687</text:p>
          </table:table-cell>
          <table:table-cell office:value-type="float" office:value="0.2808378935" calcext:value-type="float">
            <text:p>0.2808378935</text:p>
          </table:table-cell>
          <table:table-cell office:value-type="float" office:value="0.2329142243" calcext:value-type="float">
            <text:p>0.2329142243</text:p>
          </table:table-cell>
          <table:table-cell office:value-type="float" office:value="0.2275344878" calcext:value-type="float">
            <text:p>0.2275344878</text:p>
          </table:table-cell>
          <table:table-cell office:value-type="float" office:value="0.2327123433" calcext:value-type="float">
            <text:p>0.2327123433</text:p>
          </table:table-cell>
          <table:table-cell office:value-type="float" office:value="0.3095922768" calcext:value-type="float">
            <text:p>0.3095922768</text:p>
          </table:table-cell>
          <table:table-cell office:value-type="float" office:value="0.3327603936" calcext:value-type="float">
            <text:p>0.3327603936</text:p>
          </table:table-cell>
          <table:table-cell office:value-type="float" office:value="0.3230315447" calcext:value-type="float">
            <text:p>0.3230315447</text:p>
          </table:table-cell>
          <table:table-cell office:value-type="float" office:value="0.3024626076" calcext:value-type="float">
            <text:p>0.3024626076</text:p>
          </table:table-cell>
          <table:table-cell office:value-type="float" office:value="0.2367561013" calcext:value-type="float">
            <text:p>0.2367561013</text:p>
          </table:table-cell>
          <table:table-cell office:value-type="float" office:value="0.2126103789" calcext:value-type="float">
            <text:p>0.2126103789</text:p>
          </table:table-cell>
          <table:table-cell office:value-type="float" office:value="0.2468900532" calcext:value-type="float">
            <text:p>0.2468900532</text:p>
          </table:table-cell>
          <table:table-cell office:value-type="float" office:value="0.2283658534" calcext:value-type="float">
            <text:p>0.2283658534</text:p>
          </table:table-cell>
          <table:table-cell office:value-type="float" office:value="0.2989958525" calcext:value-type="float">
            <text:p>0.2989958525</text:p>
          </table:table-cell>
          <table:table-cell office:value-type="float" office:value="0.2765315473" calcext:value-type="float">
            <text:p>0.2765315473</text:p>
          </table:table-cell>
          <table:table-cell office:value-type="float" office:value="0.2490151078" calcext:value-type="float">
            <text:p>0.2490151078</text:p>
          </table:table-cell>
          <table:table-cell table:number-columns-repeated="957"/>
        </table:table-row>
        <table:table-row table:style-name="ro2">
          <table:table-cell office:value-type="string" calcext:value-type="string">
            <text:p><text:s/>New Hampshire</text:p>
          </table:table-cell>
          <table:table-cell office:value-type="string" calcext:value-type="string">
            <text:p>p99p100</text:p>
          </table:table-cell>
          <table:table-cell office:value-type="float" office:value="0.1071737036" calcext:value-type="float">
            <text:p>0.1071737036</text:p>
          </table:table-cell>
          <table:table-cell office:value-type="float" office:value="0.0989642143" calcext:value-type="float">
            <text:p>0.0989642143</text:p>
          </table:table-cell>
          <table:table-cell office:value-type="float" office:value="0.0876885355" calcext:value-type="float">
            <text:p>0.0876885355</text:p>
          </table:table-cell>
          <table:table-cell office:value-type="float" office:value="0.0871701539" calcext:value-type="float">
            <text:p>0.0871701539</text:p>
          </table:table-cell>
          <table:table-cell office:value-type="float" office:value="0.0918936431" calcext:value-type="float">
            <text:p>0.0918936431</text:p>
          </table:table-cell>
          <table:table-cell office:value-type="float" office:value="0.0915415883" calcext:value-type="float">
            <text:p>0.0915415883</text:p>
          </table:table-cell>
          <table:table-cell office:value-type="float" office:value="0.0811944082" calcext:value-type="float">
            <text:p>0.0811944082</text:p>
          </table:table-cell>
          <table:table-cell office:value-type="float" office:value="0.0837585106" calcext:value-type="float">
            <text:p>0.0837585106</text:p>
          </table:table-cell>
          <table:table-cell office:value-type="float" office:value="0.0817027092" calcext:value-type="float">
            <text:p>0.0817027092</text:p>
          </table:table-cell>
          <table:table-cell office:value-type="float" office:value="0.0828697905" calcext:value-type="float">
            <text:p>0.0828697905</text:p>
          </table:table-cell>
          <table:table-cell office:value-type="float" office:value="0.0764191821" calcext:value-type="float">
            <text:p>0.0764191821</text:p>
          </table:table-cell>
          <table:table-cell office:value-type="float" office:value="0.084641993" calcext:value-type="float">
            <text:p>0.084641993</text:p>
          </table:table-cell>
          <table:table-cell office:value-type="float" office:value="0.0759293213" calcext:value-type="float">
            <text:p>0.0759293213</text:p>
          </table:table-cell>
          <table:table-cell office:value-type="float" office:value="0.0829862952" calcext:value-type="float">
            <text:p>0.0829862952</text:p>
          </table:table-cell>
          <table:table-cell office:value-type="float" office:value="0.0851276144" calcext:value-type="float">
            <text:p>0.0851276144</text:p>
          </table:table-cell>
          <table:table-cell office:value-type="float" office:value="0.0923573673" calcext:value-type="float">
            <text:p>0.0923573673</text:p>
          </table:table-cell>
          <table:table-cell office:value-type="float" office:value="0.0847350955" calcext:value-type="float">
            <text:p>0.0847350955</text:p>
          </table:table-cell>
          <table:table-cell office:value-type="float" office:value="0.0896880478" calcext:value-type="float">
            <text:p>0.0896880478</text:p>
          </table:table-cell>
          <table:table-cell office:value-type="float" office:value="0.0941155404" calcext:value-type="float">
            <text:p>0.0941155404</text:p>
          </table:table-cell>
          <table:table-cell office:value-type="float" office:value="0.0781567618" calcext:value-type="float">
            <text:p>0.0781567618</text:p>
          </table:table-cell>
          <table:table-cell office:value-type="float" office:value="0.0810405985" calcext:value-type="float">
            <text:p>0.0810405985</text:p>
          </table:table-cell>
          <table:table-cell office:value-type="float" office:value="0.0868880823" calcext:value-type="float">
            <text:p>0.0868880823</text:p>
          </table:table-cell>
          <table:table-cell office:value-type="float" office:value="0.0857920423" calcext:value-type="float">
            <text:p>0.0857920423</text:p>
          </table:table-cell>
          <table:table-cell office:value-type="float" office:value="0.0821229815" calcext:value-type="float">
            <text:p>0.0821229815</text:p>
          </table:table-cell>
          <table:table-cell office:value-type="float" office:value="0.0774308667" calcext:value-type="float">
            <text:p>0.0774308667</text:p>
          </table:table-cell>
          <table:table-cell office:value-type="float" office:value="0.079456605" calcext:value-type="float">
            <text:p>0.079456605</text:p>
          </table:table-cell>
          <table:table-cell office:value-type="float" office:value="0.0772118792" calcext:value-type="float">
            <text:p>0.0772118792</text:p>
          </table:table-cell>
          <table:table-cell office:value-type="float" office:value="0.0793534517" calcext:value-type="float">
            <text:p>0.0793534517</text:p>
          </table:table-cell>
          <table:table-cell office:value-type="float" office:value="0.0799796358" calcext:value-type="float">
            <text:p>0.0799796358</text:p>
          </table:table-cell>
          <table:table-cell office:value-type="float" office:value="0.0879655033" calcext:value-type="float">
            <text:p>0.0879655033</text:p>
          </table:table-cell>
          <table:table-cell office:value-type="float" office:value="0.085028626" calcext:value-type="float">
            <text:p>0.085028626</text:p>
          </table:table-cell>
          <table:table-cell office:value-type="float" office:value="0.0820366666" calcext:value-type="float">
            <text:p>0.0820366666</text:p>
          </table:table-cell>
          <table:table-cell office:value-type="float" office:value="0.095186092" calcext:value-type="float">
            <text:p>0.095186092</text:p>
          </table:table-cell>
          <table:table-cell office:value-type="float" office:value="0.1075966209" calcext:value-type="float">
            <text:p>0.1075966209</text:p>
          </table:table-cell>
          <table:table-cell office:value-type="float" office:value="0.1141199172" calcext:value-type="float">
            <text:p>0.1141199172</text:p>
          </table:table-cell>
          <table:table-cell office:value-type="float" office:value="0.1233510748" calcext:value-type="float">
            <text:p>0.1233510748</text:p>
          </table:table-cell>
          <table:table-cell office:value-type="float" office:value="0.1536784917" calcext:value-type="float">
            <text:p>0.1536784917</text:p>
          </table:table-cell>
          <table:table-cell office:value-type="float" office:value="0.1172432527" calcext:value-type="float">
            <text:p>0.1172432527</text:p>
          </table:table-cell>
          <table:table-cell office:value-type="float" office:value="0.1430118382" calcext:value-type="float">
            <text:p>0.1430118382</text:p>
          </table:table-cell>
          <table:table-cell office:value-type="float" office:value="0.1264911741" calcext:value-type="float">
            <text:p>0.1264911741</text:p>
          </table:table-cell>
          <table:table-cell office:value-type="float" office:value="0.1269464791" calcext:value-type="float">
            <text:p>0.1269464791</text:p>
          </table:table-cell>
          <table:table-cell office:value-type="float" office:value="0.1219643876" calcext:value-type="float">
            <text:p>0.1219643876</text:p>
          </table:table-cell>
          <table:table-cell office:value-type="float" office:value="0.1376077533" calcext:value-type="float">
            <text:p>0.1376077533</text:p>
          </table:table-cell>
          <table:table-cell office:value-type="float" office:value="0.1354576647" calcext:value-type="float">
            <text:p>0.1354576647</text:p>
          </table:table-cell>
          <table:table-cell office:value-type="float" office:value="0.1289835572" calcext:value-type="float">
            <text:p>0.1289835572</text:p>
          </table:table-cell>
          <table:table-cell office:value-type="float" office:value="0.1384655833" calcext:value-type="float">
            <text:p>0.1384655833</text:p>
          </table:table-cell>
          <table:table-cell office:value-type="float" office:value="0.1505286545" calcext:value-type="float">
            <text:p>0.1505286545</text:p>
          </table:table-cell>
          <table:table-cell office:value-type="float" office:value="0.1780582815" calcext:value-type="float">
            <text:p>0.1780582815</text:p>
          </table:table-cell>
          <table:table-cell office:value-type="float" office:value="0.178816095" calcext:value-type="float">
            <text:p>0.178816095</text:p>
          </table:table-cell>
          <table:table-cell office:value-type="float" office:value="0.1882703006" calcext:value-type="float">
            <text:p>0.1882703006</text:p>
          </table:table-cell>
          <table:table-cell office:value-type="float" office:value="0.2217370272" calcext:value-type="float">
            <text:p>0.2217370272</text:p>
          </table:table-cell>
          <table:table-cell office:value-type="float" office:value="0.1572282165" calcext:value-type="float">
            <text:p>0.1572282165</text:p>
          </table:table-cell>
          <table:table-cell office:value-type="float" office:value="0.1410954297" calcext:value-type="float">
            <text:p>0.1410954297</text:p>
          </table:table-cell>
          <table:table-cell office:value-type="float" office:value="0.1445550323" calcext:value-type="float">
            <text:p>0.1445550323</text:p>
          </table:table-cell>
          <table:table-cell office:value-type="float" office:value="0.1654745936" calcext:value-type="float">
            <text:p>0.1654745936</text:p>
          </table:table-cell>
          <table:table-cell office:value-type="float" office:value="0.1798740476" calcext:value-type="float">
            <text:p>0.1798740476</text:p>
          </table:table-cell>
          <table:table-cell office:value-type="float" office:value="0.1933323443" calcext:value-type="float">
            <text:p>0.1933323443</text:p>
          </table:table-cell>
          <table:table-cell office:value-type="float" office:value="0.1949957311" calcext:value-type="float">
            <text:p>0.1949957311</text:p>
          </table:table-cell>
          <table:table-cell office:value-type="float" office:value="0.1660754085" calcext:value-type="float">
            <text:p>0.1660754085</text:p>
          </table:table-cell>
          <table:table-cell office:value-type="float" office:value="0.1532715559" calcext:value-type="float">
            <text:p>0.1532715559</text:p>
          </table:table-cell>
          <table:table-cell office:value-type="float" office:value="0.1755305231" calcext:value-type="float">
            <text:p>0.1755305231</text:p>
          </table:table-cell>
          <table:table-cell office:value-type="float" office:value="0.1677332968" calcext:value-type="float">
            <text:p>0.1677332968</text:p>
          </table:table-cell>
          <table:table-cell office:value-type="float" office:value="0.1785643995" calcext:value-type="float">
            <text:p>0.1785643995</text:p>
          </table:table-cell>
          <table:table-cell office:value-type="float" office:value="0.14707385" calcext:value-type="float">
            <text:p>0.14707385</text:p>
          </table:table-cell>
          <table:table-cell office:value-type="float" office:value="0.1581790894" calcext:value-type="float">
            <text:p>0.1581790894</text:p>
          </table:table-cell>
          <table:table-cell table:number-columns-repeated="957"/>
        </table:table-row>
        <table:table-row table:style-name="ro2">
          <table:table-cell office:value-type="string" calcext:value-type="string">
            <text:p><text:s/>New Jersey</text:p>
          </table:table-cell>
          <table:table-cell office:value-type="string" calcext:value-type="string">
            <text:p>p99p100</text:p>
          </table:table-cell>
          <table:table-cell office:value-type="float" office:value="0.1076863408" calcext:value-type="float">
            <text:p>0.1076863408</text:p>
          </table:table-cell>
          <table:table-cell office:value-type="float" office:value="0.0969672129" calcext:value-type="float">
            <text:p>0.0969672129</text:p>
          </table:table-cell>
          <table:table-cell office:value-type="float" office:value="0.0848289654" calcext:value-type="float">
            <text:p>0.0848289654</text:p>
          </table:table-cell>
          <table:table-cell office:value-type="float" office:value="0.0800103918" calcext:value-type="float">
            <text:p>0.0800103918</text:p>
          </table:table-cell>
          <table:table-cell office:value-type="float" office:value="0.0919389352" calcext:value-type="float">
            <text:p>0.0919389352</text:p>
          </table:table-cell>
          <table:table-cell office:value-type="float" office:value="0.0903692544" calcext:value-type="float">
            <text:p>0.0903692544</text:p>
          </table:table-cell>
          <table:table-cell office:value-type="float" office:value="0.091196306" calcext:value-type="float">
            <text:p>0.091196306</text:p>
          </table:table-cell>
          <table:table-cell office:value-type="float" office:value="0.0850924626" calcext:value-type="float">
            <text:p>0.0850924626</text:p>
          </table:table-cell>
          <table:table-cell office:value-type="float" office:value="0.0946366414" calcext:value-type="float">
            <text:p>0.0946366414</text:p>
          </table:table-cell>
          <table:table-cell office:value-type="float" office:value="0.0915849432" calcext:value-type="float">
            <text:p>0.0915849432</text:p>
          </table:table-cell>
          <table:table-cell office:value-type="float" office:value="0.0859684721" calcext:value-type="float">
            <text:p>0.0859684721</text:p>
          </table:table-cell>
          <table:table-cell office:value-type="float" office:value="0.0972298235" calcext:value-type="float">
            <text:p>0.0972298235</text:p>
          </table:table-cell>
          <table:table-cell office:value-type="float" office:value="0.0882520005" calcext:value-type="float">
            <text:p>0.0882520005</text:p>
          </table:table-cell>
          <table:table-cell office:value-type="float" office:value="0.0870694891" calcext:value-type="float">
            <text:p>0.0870694891</text:p>
          </table:table-cell>
          <table:table-cell office:value-type="float" office:value="0.0941570029" calcext:value-type="float">
            <text:p>0.0941570029</text:p>
          </table:table-cell>
          <table:table-cell office:value-type="float" office:value="0.0987184942" calcext:value-type="float">
            <text:p>0.0987184942</text:p>
          </table:table-cell>
          <table:table-cell office:value-type="float" office:value="0.0926279351" calcext:value-type="float">
            <text:p>0.0926279351</text:p>
          </table:table-cell>
          <table:table-cell office:value-type="float" office:value="0.0999755859" calcext:value-type="float">
            <text:p>0.0999755859</text:p>
          </table:table-cell>
          <table:table-cell office:value-type="float" office:value="0.1025940254" calcext:value-type="float">
            <text:p>0.1025940254</text:p>
          </table:table-cell>
          <table:table-cell office:value-type="float" office:value="0.100381434" calcext:value-type="float">
            <text:p>0.100381434</text:p>
          </table:table-cell>
          <table:table-cell office:value-type="float" office:value="0.0843507349" calcext:value-type="float">
            <text:p>0.0843507349</text:p>
          </table:table-cell>
          <table:table-cell office:value-type="float" office:value="0.0902830735" calcext:value-type="float">
            <text:p>0.0902830735</text:p>
          </table:table-cell>
          <table:table-cell office:value-type="float" office:value="0.0948503613" calcext:value-type="float">
            <text:p>0.0948503613</text:p>
          </table:table-cell>
          <table:table-cell office:value-type="float" office:value="0.0892327055" calcext:value-type="float">
            <text:p>0.0892327055</text:p>
          </table:table-cell>
          <table:table-cell office:value-type="float" office:value="0.0937936679" calcext:value-type="float">
            <text:p>0.0937936679</text:p>
          </table:table-cell>
          <table:table-cell office:value-type="float" office:value="0.0834535658" calcext:value-type="float">
            <text:p>0.0834535658</text:p>
          </table:table-cell>
          <table:table-cell office:value-type="float" office:value="0.0827229694" calcext:value-type="float">
            <text:p>0.0827229694</text:p>
          </table:table-cell>
          <table:table-cell office:value-type="float" office:value="0.085270226" calcext:value-type="float">
            <text:p>0.085270226</text:p>
          </table:table-cell>
          <table:table-cell office:value-type="float" office:value="0.0845893845" calcext:value-type="float">
            <text:p>0.0845893845</text:p>
          </table:table-cell>
          <table:table-cell office:value-type="float" office:value="0.0957024172" calcext:value-type="float">
            <text:p>0.0957024172</text:p>
          </table:table-cell>
          <table:table-cell office:value-type="float" office:value="0.0966597199" calcext:value-type="float">
            <text:p>0.0966597199</text:p>
          </table:table-cell>
          <table:table-cell office:value-type="float" office:value="0.0960732624" calcext:value-type="float">
            <text:p>0.0960732624</text:p>
          </table:table-cell>
          <table:table-cell office:value-type="float" office:value="0.1121021137" calcext:value-type="float">
            <text:p>0.1121021137</text:p>
          </table:table-cell>
          <table:table-cell office:value-type="float" office:value="0.1180132255" calcext:value-type="float">
            <text:p>0.1180132255</text:p>
          </table:table-cell>
          <table:table-cell office:value-type="float" office:value="0.1307535172" calcext:value-type="float">
            <text:p>0.1307535172</text:p>
          </table:table-cell>
          <table:table-cell office:value-type="float" office:value="0.145779714" calcext:value-type="float">
            <text:p>0.145779714</text:p>
          </table:table-cell>
          <table:table-cell office:value-type="float" office:value="0.1775267124" calcext:value-type="float">
            <text:p>0.1775267124</text:p>
          </table:table-cell>
          <table:table-cell office:value-type="float" office:value="0.1450111419" calcext:value-type="float">
            <text:p>0.1450111419</text:p>
          </table:table-cell>
          <table:table-cell office:value-type="float" office:value="0.1823033392" calcext:value-type="float">
            <text:p>0.1823033392</text:p>
          </table:table-cell>
          <table:table-cell office:value-type="float" office:value="0.1603730619" calcext:value-type="float">
            <text:p>0.1603730619</text:p>
          </table:table-cell>
          <table:table-cell office:value-type="float" office:value="0.1514767557" calcext:value-type="float">
            <text:p>0.1514767557</text:p>
          </table:table-cell>
          <table:table-cell office:value-type="float" office:value="0.1354365349" calcext:value-type="float">
            <text:p>0.1354365349</text:p>
          </table:table-cell>
          <table:table-cell office:value-type="float" office:value="0.155966118" calcext:value-type="float">
            <text:p>0.155966118</text:p>
          </table:table-cell>
          <table:table-cell office:value-type="float" office:value="0.1520757079" calcext:value-type="float">
            <text:p>0.1520757079</text:p>
          </table:table-cell>
          <table:table-cell office:value-type="float" office:value="0.1464977562" calcext:value-type="float">
            <text:p>0.1464977562</text:p>
          </table:table-cell>
          <table:table-cell office:value-type="float" office:value="0.1570394635" calcext:value-type="float">
            <text:p>0.1570394635</text:p>
          </table:table-cell>
          <table:table-cell office:value-type="float" office:value="0.1689862162" calcext:value-type="float">
            <text:p>0.1689862162</text:p>
          </table:table-cell>
          <table:table-cell office:value-type="float" office:value="0.1839286387" calcext:value-type="float">
            <text:p>0.1839286387</text:p>
          </table:table-cell>
          <table:table-cell office:value-type="float" office:value="0.1984174848" calcext:value-type="float">
            <text:p>0.1984174848</text:p>
          </table:table-cell>
          <table:table-cell office:value-type="float" office:value="0.2136851549" calcext:value-type="float">
            <text:p>0.2136851549</text:p>
          </table:table-cell>
          <table:table-cell office:value-type="float" office:value="0.2345997989" calcext:value-type="float">
            <text:p>0.2345997989</text:p>
          </table:table-cell>
          <table:table-cell office:value-type="float" office:value="0.2003374845" calcext:value-type="float">
            <text:p>0.2003374845</text:p>
          </table:table-cell>
          <table:table-cell office:value-type="float" office:value="0.1804988533" calcext:value-type="float">
            <text:p>0.1804988533</text:p>
          </table:table-cell>
          <table:table-cell office:value-type="float" office:value="0.1846077591" calcext:value-type="float">
            <text:p>0.1846077591</text:p>
          </table:table-cell>
          <table:table-cell office:value-type="float" office:value="0.1968483776" calcext:value-type="float">
            <text:p>0.1968483776</text:p>
          </table:table-cell>
          <table:table-cell office:value-type="float" office:value="0.2075314224" calcext:value-type="float">
            <text:p>0.2075314224</text:p>
          </table:table-cell>
          <table:table-cell office:value-type="float" office:value="0.2122846395" calcext:value-type="float">
            <text:p>0.2122846395</text:p>
          </table:table-cell>
          <table:table-cell office:value-type="float" office:value="0.2307640165" calcext:value-type="float">
            <text:p>0.2307640165</text:p>
          </table:table-cell>
          <table:table-cell office:value-type="float" office:value="0.2090162933" calcext:value-type="float">
            <text:p>0.2090162933</text:p>
          </table:table-cell>
          <table:table-cell office:value-type="float" office:value="0.1808641106" calcext:value-type="float">
            <text:p>0.1808641106</text:p>
          </table:table-cell>
          <table:table-cell office:value-type="float" office:value="0.1940315217" calcext:value-type="float">
            <text:p>0.1940315217</text:p>
          </table:table-cell>
          <table:table-cell office:value-type="float" office:value="0.1935088038" calcext:value-type="float">
            <text:p>0.1935088038</text:p>
          </table:table-cell>
          <table:table-cell office:value-type="float" office:value="0.2079266757" calcext:value-type="float">
            <text:p>0.2079266757</text:p>
          </table:table-cell>
          <table:table-cell office:value-type="float" office:value="0.1980791539" calcext:value-type="float">
            <text:p>0.1980791539</text:p>
          </table:table-cell>
          <table:table-cell office:value-type="float" office:value="0.2040934414" calcext:value-type="float">
            <text:p>0.2040934414</text:p>
          </table:table-cell>
          <table:table-cell table:number-columns-repeated="957"/>
        </table:table-row>
        <table:table-row table:style-name="ro2">
          <table:table-cell office:value-type="string" calcext:value-type="string">
            <text:p><text:s/>New Mexico</text:p>
          </table:table-cell>
          <table:table-cell office:value-type="string" calcext:value-type="string">
            <text:p>p99p100</text:p>
          </table:table-cell>
          <table:table-cell office:value-type="float" office:value="0.1235268414" calcext:value-type="float">
            <text:p>0.1235268414</text:p>
          </table:table-cell>
          <table:table-cell office:value-type="float" office:value="0.1112024635" calcext:value-type="float">
            <text:p>0.1112024635</text:p>
          </table:table-cell>
          <table:table-cell office:value-type="float" office:value="0.1056914628" calcext:value-type="float">
            <text:p>0.1056914628</text:p>
          </table:table-cell>
          <table:table-cell office:value-type="float" office:value="0.0848546475" calcext:value-type="float">
            <text:p>0.0848546475</text:p>
          </table:table-cell>
          <table:table-cell office:value-type="float" office:value="0.0913720876" calcext:value-type="float">
            <text:p>0.0913720876</text:p>
          </table:table-cell>
          <table:table-cell office:value-type="float" office:value="0.0950561017" calcext:value-type="float">
            <text:p>0.0950561017</text:p>
          </table:table-cell>
          <table:table-cell office:value-type="float" office:value="0.0912457779" calcext:value-type="float">
            <text:p>0.0912457779</text:p>
          </table:table-cell>
          <table:table-cell office:value-type="float" office:value="0.0981580168" calcext:value-type="float">
            <text:p>0.0981580168</text:p>
          </table:table-cell>
          <table:table-cell office:value-type="float" office:value="0.0777401477" calcext:value-type="float">
            <text:p>0.0777401477</text:p>
          </table:table-cell>
          <table:table-cell office:value-type="float" office:value="0.0846660063" calcext:value-type="float">
            <text:p>0.0846660063</text:p>
          </table:table-cell>
          <table:table-cell office:value-type="float" office:value="0.0795061141" calcext:value-type="float">
            <text:p>0.0795061141</text:p>
          </table:table-cell>
          <table:table-cell office:value-type="float" office:value="0.0822288543" calcext:value-type="float">
            <text:p>0.0822288543</text:p>
          </table:table-cell>
          <table:table-cell office:value-type="float" office:value="0.0791187063" calcext:value-type="float">
            <text:p>0.0791187063</text:p>
          </table:table-cell>
          <table:table-cell office:value-type="float" office:value="0.0782287195" calcext:value-type="float">
            <text:p>0.0782287195</text:p>
          </table:table-cell>
          <table:table-cell office:value-type="float" office:value="0.0847448111" calcext:value-type="float">
            <text:p>0.0847448111</text:p>
          </table:table-cell>
          <table:table-cell office:value-type="float" office:value="0.0947214589" calcext:value-type="float">
            <text:p>0.0947214589</text:p>
          </table:table-cell>
          <table:table-cell office:value-type="float" office:value="0.0855960995" calcext:value-type="float">
            <text:p>0.0855960995</text:p>
          </table:table-cell>
          <table:table-cell office:value-type="float" office:value="0.0866197497" calcext:value-type="float">
            <text:p>0.0866197497</text:p>
          </table:table-cell>
          <table:table-cell office:value-type="float" office:value="0.0826902315" calcext:value-type="float">
            <text:p>0.0826902315</text:p>
          </table:table-cell>
          <table:table-cell office:value-type="float" office:value="0.0831330642" calcext:value-type="float">
            <text:p>0.0831330642</text:p>
          </table:table-cell>
          <table:table-cell office:value-type="float" office:value="0.0795973912" calcext:value-type="float">
            <text:p>0.0795973912</text:p>
          </table:table-cell>
          <table:table-cell office:value-type="float" office:value="0.0783424973" calcext:value-type="float">
            <text:p>0.0783424973</text:p>
          </table:table-cell>
          <table:table-cell office:value-type="float" office:value="0.0829126537" calcext:value-type="float">
            <text:p>0.0829126537</text:p>
          </table:table-cell>
          <table:table-cell office:value-type="float" office:value="0.0860487223" calcext:value-type="float">
            <text:p>0.0860487223</text:p>
          </table:table-cell>
          <table:table-cell office:value-type="float" office:value="0.0856213942" calcext:value-type="float">
            <text:p>0.0856213942</text:p>
          </table:table-cell>
          <table:table-cell office:value-type="float" office:value="0.0780300274" calcext:value-type="float">
            <text:p>0.0780300274</text:p>
          </table:table-cell>
          <table:table-cell office:value-type="float" office:value="0.0796664357" calcext:value-type="float">
            <text:p>0.0796664357</text:p>
          </table:table-cell>
          <table:table-cell office:value-type="float" office:value="0.0816780925" calcext:value-type="float">
            <text:p>0.0816780925</text:p>
          </table:table-cell>
          <table:table-cell office:value-type="float" office:value="0.07955762" calcext:value-type="float">
            <text:p>0.07955762</text:p>
          </table:table-cell>
          <table:table-cell office:value-type="float" office:value="0.0855721235" calcext:value-type="float">
            <text:p>0.0855721235</text:p>
          </table:table-cell>
          <table:table-cell office:value-type="float" office:value="0.0893207341" calcext:value-type="float">
            <text:p>0.0893207341</text:p>
          </table:table-cell>
          <table:table-cell office:value-type="float" office:value="0.0848710164" calcext:value-type="float">
            <text:p>0.0848710164</text:p>
          </table:table-cell>
          <table:table-cell office:value-type="float" office:value="0.094709985" calcext:value-type="float">
            <text:p>0.094709985</text:p>
          </table:table-cell>
          <table:table-cell office:value-type="float" office:value="0.1085747704" calcext:value-type="float">
            <text:p>0.1085747704</text:p>
          </table:table-cell>
          <table:table-cell office:value-type="float" office:value="0.0993175805" calcext:value-type="float">
            <text:p>0.0993175805</text:p>
          </table:table-cell>
          <table:table-cell office:value-type="float" office:value="0.092268303" calcext:value-type="float">
            <text:p>0.092268303</text:p>
          </table:table-cell>
          <table:table-cell office:value-type="float" office:value="0.1245723441" calcext:value-type="float">
            <text:p>0.1245723441</text:p>
          </table:table-cell>
          <table:table-cell office:value-type="float" office:value="0.0966952816" calcext:value-type="float">
            <text:p>0.0966952816</text:p>
          </table:table-cell>
          <table:table-cell office:value-type="float" office:value="0.1173077747" calcext:value-type="float">
            <text:p>0.1173077747</text:p>
          </table:table-cell>
          <table:table-cell office:value-type="float" office:value="0.113554962" calcext:value-type="float">
            <text:p>0.113554962</text:p>
          </table:table-cell>
          <table:table-cell office:value-type="float" office:value="0.1040135548" calcext:value-type="float">
            <text:p>0.1040135548</text:p>
          </table:table-cell>
          <table:table-cell office:value-type="float" office:value="0.0996543989" calcext:value-type="float">
            <text:p>0.0996543989</text:p>
          </table:table-cell>
          <table:table-cell office:value-type="float" office:value="0.1052089334" calcext:value-type="float">
            <text:p>0.1052089334</text:p>
          </table:table-cell>
          <table:table-cell office:value-type="float" office:value="0.1062297449" calcext:value-type="float">
            <text:p>0.1062297449</text:p>
          </table:table-cell>
          <table:table-cell office:value-type="float" office:value="0.1081144214" calcext:value-type="float">
            <text:p>0.1081144214</text:p>
          </table:table-cell>
          <table:table-cell office:value-type="float" office:value="0.1112052053" calcext:value-type="float">
            <text:p>0.1112052053</text:p>
          </table:table-cell>
          <table:table-cell office:value-type="float" office:value="0.1178792194" calcext:value-type="float">
            <text:p>0.1178792194</text:p>
          </table:table-cell>
          <table:table-cell office:value-type="float" office:value="0.1293520331" calcext:value-type="float">
            <text:p>0.1293520331</text:p>
          </table:table-cell>
          <table:table-cell office:value-type="float" office:value="0.1307238191" calcext:value-type="float">
            <text:p>0.1307238191</text:p>
          </table:table-cell>
          <table:table-cell office:value-type="float" office:value="0.1378717571" calcext:value-type="float">
            <text:p>0.1378717571</text:p>
          </table:table-cell>
          <table:table-cell office:value-type="float" office:value="0.09695068" calcext:value-type="float">
            <text:p>0.09695068</text:p>
          </table:table-cell>
          <table:table-cell office:value-type="float" office:value="0.1722185612" calcext:value-type="float">
            <text:p>0.1722185612</text:p>
          </table:table-cell>
          <table:table-cell office:value-type="float" office:value="0.1209770739" calcext:value-type="float">
            <text:p>0.1209770739</text:p>
          </table:table-cell>
          <table:table-cell office:value-type="float" office:value="0.122742787" calcext:value-type="float">
            <text:p>0.122742787</text:p>
          </table:table-cell>
          <table:table-cell office:value-type="float" office:value="0.1372486949" calcext:value-type="float">
            <text:p>0.1372486949</text:p>
          </table:table-cell>
          <table:table-cell office:value-type="float" office:value="0.1561171412" calcext:value-type="float">
            <text:p>0.1561171412</text:p>
          </table:table-cell>
          <table:table-cell office:value-type="float" office:value="0.1686343402" calcext:value-type="float">
            <text:p>0.1686343402</text:p>
          </table:table-cell>
          <table:table-cell office:value-type="float" office:value="0.1769734919" calcext:value-type="float">
            <text:p>0.1769734919</text:p>
          </table:table-cell>
          <table:table-cell office:value-type="float" office:value="0.1581687629" calcext:value-type="float">
            <text:p>0.1581687629</text:p>
          </table:table-cell>
          <table:table-cell office:value-type="float" office:value="0.1441981494" calcext:value-type="float">
            <text:p>0.1441981494</text:p>
          </table:table-cell>
          <table:table-cell office:value-type="float" office:value="0.1470032632" calcext:value-type="float">
            <text:p>0.1470032632</text:p>
          </table:table-cell>
          <table:table-cell office:value-type="float" office:value="0.1357487589" calcext:value-type="float">
            <text:p>0.1357487589</text:p>
          </table:table-cell>
          <table:table-cell office:value-type="float" office:value="0.1516660303" calcext:value-type="float">
            <text:p>0.1516660303</text:p>
          </table:table-cell>
          <table:table-cell office:value-type="float" office:value="0.1389462948" calcext:value-type="float">
            <text:p>0.1389462948</text:p>
          </table:table-cell>
          <table:table-cell office:value-type="float" office:value="0.1474590749" calcext:value-type="float">
            <text:p>0.1474590749</text:p>
          </table:table-cell>
          <table:table-cell table:number-columns-repeated="957"/>
        </table:table-row>
        <table:table-row table:style-name="ro2">
          <table:table-cell office:value-type="string" calcext:value-type="string">
            <text:p><text:s/>New York</text:p>
          </table:table-cell>
          <table:table-cell office:value-type="string" calcext:value-type="string">
            <text:p>p99p100</text:p>
          </table:table-cell>
          <table:table-cell office:value-type="float" office:value="0.1555393189" calcext:value-type="float">
            <text:p>0.1555393189</text:p>
          </table:table-cell>
          <table:table-cell office:value-type="float" office:value="0.1466521472" calcext:value-type="float">
            <text:p>0.1466521472</text:p>
          </table:table-cell>
          <table:table-cell office:value-type="float" office:value="0.1306252629" calcext:value-type="float">
            <text:p>0.1306252629</text:p>
          </table:table-cell>
          <table:table-cell office:value-type="float" office:value="0.123029761" calcext:value-type="float">
            <text:p>0.123029761</text:p>
          </table:table-cell>
          <table:table-cell office:value-type="float" office:value="0.1340361536" calcext:value-type="float">
            <text:p>0.1340361536</text:p>
          </table:table-cell>
          <table:table-cell office:value-type="float" office:value="0.1441702545" calcext:value-type="float">
            <text:p>0.1441702545</text:p>
          </table:table-cell>
          <table:table-cell office:value-type="float" office:value="0.132003516" calcext:value-type="float">
            <text:p>0.132003516</text:p>
          </table:table-cell>
          <table:table-cell office:value-type="float" office:value="0.1228398383" calcext:value-type="float">
            <text:p>0.1228398383</text:p>
          </table:table-cell>
          <table:table-cell office:value-type="float" office:value="0.1264441013" calcext:value-type="float">
            <text:p>0.1264441013</text:p>
          </table:table-cell>
          <table:table-cell office:value-type="float" office:value="0.1381864846" calcext:value-type="float">
            <text:p>0.1381864846</text:p>
          </table:table-cell>
          <table:table-cell office:value-type="float" office:value="0.1219791099" calcext:value-type="float">
            <text:p>0.1219791099</text:p>
          </table:table-cell>
          <table:table-cell office:value-type="float" office:value="0.1369448006" calcext:value-type="float">
            <text:p>0.1369448006</text:p>
          </table:table-cell>
          <table:table-cell office:value-type="float" office:value="0.1203561649" calcext:value-type="float">
            <text:p>0.1203561649</text:p>
          </table:table-cell>
          <table:table-cell office:value-type="float" office:value="0.1200725064" calcext:value-type="float">
            <text:p>0.1200725064</text:p>
          </table:table-cell>
          <table:table-cell office:value-type="float" office:value="0.1254794449" calcext:value-type="float">
            <text:p>0.1254794449</text:p>
          </table:table-cell>
          <table:table-cell office:value-type="float" office:value="0.1347211748" calcext:value-type="float">
            <text:p>0.1347211748</text:p>
          </table:table-cell>
          <table:table-cell office:value-type="float" office:value="0.127597183" calcext:value-type="float">
            <text:p>0.127597183</text:p>
          </table:table-cell>
          <table:table-cell office:value-type="float" office:value="0.1402337402" calcext:value-type="float">
            <text:p>0.1402337402</text:p>
          </table:table-cell>
          <table:table-cell office:value-type="float" office:value="0.1474236101" calcext:value-type="float">
            <text:p>0.1474236101</text:p>
          </table:table-cell>
          <table:table-cell office:value-type="float" office:value="0.1299548298" calcext:value-type="float">
            <text:p>0.1299548298</text:p>
          </table:table-cell>
          <table:table-cell office:value-type="float" office:value="0.1066528261" calcext:value-type="float">
            <text:p>0.1066528261</text:p>
          </table:table-cell>
          <table:table-cell office:value-type="float" office:value="0.1102122143" calcext:value-type="float">
            <text:p>0.1102122143</text:p>
          </table:table-cell>
          <table:table-cell office:value-type="float" office:value="0.1104049608" calcext:value-type="float">
            <text:p>0.1104049608</text:p>
          </table:table-cell>
          <table:table-cell office:value-type="float" office:value="0.1031452268" calcext:value-type="float">
            <text:p>0.1031452268</text:p>
          </table:table-cell>
          <table:table-cell office:value-type="float" office:value="0.1017021462" calcext:value-type="float">
            <text:p>0.1017021462</text:p>
          </table:table-cell>
          <table:table-cell office:value-type="float" office:value="0.0981445014" calcext:value-type="float">
            <text:p>0.0981445014</text:p>
          </table:table-cell>
          <table:table-cell office:value-type="float" office:value="0.1002577543" calcext:value-type="float">
            <text:p>0.1002577543</text:p>
          </table:table-cell>
          <table:table-cell office:value-type="float" office:value="0.1000874043" calcext:value-type="float">
            <text:p>0.1000874043</text:p>
          </table:table-cell>
          <table:table-cell office:value-type="float" office:value="0.1018223614" calcext:value-type="float">
            <text:p>0.1018223614</text:p>
          </table:table-cell>
          <table:table-cell office:value-type="float" office:value="0.115720965" calcext:value-type="float">
            <text:p>0.115720965</text:p>
          </table:table-cell>
          <table:table-cell office:value-type="float" office:value="0.1201712191" calcext:value-type="float">
            <text:p>0.1201712191</text:p>
          </table:table-cell>
          <table:table-cell office:value-type="float" office:value="0.1243337691" calcext:value-type="float">
            <text:p>0.1243337691</text:p>
          </table:table-cell>
          <table:table-cell office:value-type="float" office:value="0.1160489991" calcext:value-type="float">
            <text:p>0.1160489991</text:p>
          </table:table-cell>
          <table:table-cell office:value-type="float" office:value="0.1177829951" calcext:value-type="float">
            <text:p>0.1177829951</text:p>
          </table:table-cell>
          <table:table-cell office:value-type="float" office:value="0.1457071602" calcext:value-type="float">
            <text:p>0.1457071602</text:p>
          </table:table-cell>
          <table:table-cell office:value-type="float" office:value="0.1764638424" calcext:value-type="float">
            <text:p>0.1764638424</text:p>
          </table:table-cell>
          <table:table-cell office:value-type="float" office:value="0.2089290172" calcext:value-type="float">
            <text:p>0.2089290172</text:p>
          </table:table-cell>
          <table:table-cell office:value-type="float" office:value="0.1623530835" calcext:value-type="float">
            <text:p>0.1623530835</text:p>
          </table:table-cell>
          <table:table-cell office:value-type="float" office:value="0.197079584" calcext:value-type="float">
            <text:p>0.197079584</text:p>
          </table:table-cell>
          <table:table-cell office:value-type="float" office:value="0.1817772686" calcext:value-type="float">
            <text:p>0.1817772686</text:p>
          </table:table-cell>
          <table:table-cell office:value-type="float" office:value="0.1753531545" calcext:value-type="float">
            <text:p>0.1753531545</text:p>
          </table:table-cell>
          <table:table-cell office:value-type="float" office:value="0.1645010263" calcext:value-type="float">
            <text:p>0.1645010263</text:p>
          </table:table-cell>
          <table:table-cell office:value-type="float" office:value="0.1912932545" calcext:value-type="float">
            <text:p>0.1912932545</text:p>
          </table:table-cell>
          <table:table-cell office:value-type="float" office:value="0.1848845184" calcext:value-type="float">
            <text:p>0.1848845184</text:p>
          </table:table-cell>
          <table:table-cell office:value-type="float" office:value="0.1787970364" calcext:value-type="float">
            <text:p>0.1787970364</text:p>
          </table:table-cell>
          <table:table-cell office:value-type="float" office:value="0.1909512728" calcext:value-type="float">
            <text:p>0.1909512728</text:p>
          </table:table-cell>
          <table:table-cell office:value-type="float" office:value="0.2197943479" calcext:value-type="float">
            <text:p>0.2197943479</text:p>
          </table:table-cell>
          <table:table-cell office:value-type="float" office:value="0.2356440872" calcext:value-type="float">
            <text:p>0.2356440872</text:p>
          </table:table-cell>
          <table:table-cell office:value-type="float" office:value="0.2510710657" calcext:value-type="float">
            <text:p>0.2510710657</text:p>
          </table:table-cell>
          <table:table-cell office:value-type="float" office:value="0.2687593699" calcext:value-type="float">
            <text:p>0.2687593699</text:p>
          </table:table-cell>
          <table:table-cell office:value-type="float" office:value="0.2762599885" calcext:value-type="float">
            <text:p>0.2762599885</text:p>
          </table:table-cell>
          <table:table-cell office:value-type="float" office:value="0.2875074744" calcext:value-type="float">
            <text:p>0.2875074744</text:p>
          </table:table-cell>
          <table:table-cell office:value-type="float" office:value="0.23990646" calcext:value-type="float">
            <text:p>0.23990646</text:p>
          </table:table-cell>
          <table:table-cell office:value-type="float" office:value="0.2508589625" calcext:value-type="float">
            <text:p>0.2508589625</text:p>
          </table:table-cell>
          <table:table-cell office:value-type="float" office:value="0.2856394649" calcext:value-type="float">
            <text:p>0.2856394649</text:p>
          </table:table-cell>
          <table:table-cell office:value-type="float" office:value="0.3022804558" calcext:value-type="float">
            <text:p>0.3022804558</text:p>
          </table:table-cell>
          <table:table-cell office:value-type="float" office:value="0.3216614127" calcext:value-type="float">
            <text:p>0.3216614127</text:p>
          </table:table-cell>
          <table:table-cell office:value-type="float" office:value="0.3527567685" calcext:value-type="float">
            <text:p>0.3527567685</text:p>
          </table:table-cell>
          <table:table-cell office:value-type="float" office:value="0.3017856479" calcext:value-type="float">
            <text:p>0.3017856479</text:p>
          </table:table-cell>
          <table:table-cell office:value-type="float" office:value="0.269949317" calcext:value-type="float">
            <text:p>0.269949317</text:p>
          </table:table-cell>
          <table:table-cell office:value-type="float" office:value="0.2907716334" calcext:value-type="float">
            <text:p>0.2907716334</text:p>
          </table:table-cell>
          <table:table-cell office:value-type="float" office:value="0.2887336016" calcext:value-type="float">
            <text:p>0.2887336016</text:p>
          </table:table-cell>
          <table:table-cell office:value-type="float" office:value="0.3185882866" calcext:value-type="float">
            <text:p>0.3185882866</text:p>
          </table:table-cell>
          <table:table-cell office:value-type="float" office:value="0.306419462" calcext:value-type="float">
            <text:p>0.306419462</text:p>
          </table:table-cell>
          <table:table-cell office:value-type="float" office:value="0.3236083388" calcext:value-type="float">
            <text:p>0.3236083388</text:p>
          </table:table-cell>
          <table:table-cell table:number-columns-repeated="957"/>
        </table:table-row>
        <table:table-row table:style-name="ro2">
          <table:table-cell office:value-type="string" calcext:value-type="string">
            <text:p><text:s/>New Zealand</text:p>
          </table:table-cell>
          <table:table-cell office:value-type="string" calcext:value-type="string">
            <text:p>p99p100</text:p>
          </table:table-cell>
          <table:table-cell office:value-type="float" office:value="0.0943693891" calcext:value-type="float">
            <text:p>0.0943693891</text:p>
          </table:table-cell>
          <table:table-cell office:value-type="float" office:value="0.0788275674" calcext:value-type="float">
            <text:p>0.0788275674</text:p>
          </table:table-cell>
          <table:table-cell office:value-type="float" office:value="0.0794304907" calcext:value-type="float">
            <text:p>0.0794304907</text:p>
          </table:table-cell>
          <table:table-cell office:value-type="float" office:value="0.0989671275" calcext:value-type="float">
            <text:p>0.0989671275</text:p>
          </table:table-cell>
          <table:table-cell office:value-type="float" office:value="0.0954288766" calcext:value-type="float">
            <text:p>0.0954288766</text:p>
          </table:table-cell>
          <table:table-cell office:value-type="float" office:value="0.0875596032" calcext:value-type="float">
            <text:p>0.0875596032</text:p>
          </table:table-cell>
          <table:table-cell office:value-type="float" office:value="0.0890984908" calcext:value-type="float">
            <text:p>0.0890984908</text:p>
          </table:table-cell>
          <table:table-cell office:value-type="float" office:value="0.0865348279" calcext:value-type="float">
            <text:p>0.0865348279</text:p>
          </table:table-cell>
          <table:table-cell office:value-type="float" office:value="0.072568059" calcext:value-type="float">
            <text:p>0.072568059</text:p>
          </table:table-cell>
          <table:table-cell office:value-type="float" office:value="0.0760243088" calcext:value-type="float">
            <text:p>0.0760243088</text:p>
          </table:table-cell>
          <table:table-cell office:value-type="float" office:value="0.0743723512" calcext:value-type="float">
            <text:p>0.0743723512</text:p>
          </table:table-cell>
          <table:table-cell/>
          <table:table-cell office:value-type="float" office:value="0.0725178868" calcext:value-type="float">
            <text:p>0.0725178868</text:p>
          </table:table-cell>
          <table:table-cell office:value-type="float" office:value="0.0728775412" calcext:value-type="float">
            <text:p>0.0728775412</text:p>
          </table:table-cell>
          <table:table-cell office:value-type="float" office:value="0.0742448047" calcext:value-type="float">
            <text:p>0.0742448047</text:p>
          </table:table-cell>
          <table:table-cell office:value-type="float" office:value="0.0672327355" calcext:value-type="float">
            <text:p>0.0672327355</text:p>
          </table:table-cell>
          <table:table-cell office:value-type="float" office:value="0.0656160489" calcext:value-type="float">
            <text:p>0.0656160489</text:p>
          </table:table-cell>
          <table:table-cell office:value-type="float" office:value="0.0658910275" calcext:value-type="float">
            <text:p>0.0658910275</text:p>
          </table:table-cell>
          <table:table-cell office:value-type="float" office:value="0.0671541169" calcext:value-type="float">
            <text:p>0.0671541169</text:p>
          </table:table-cell>
          <table:table-cell office:value-type="float" office:value="0.0669782683" calcext:value-type="float">
            <text:p>0.0669782683</text:p>
          </table:table-cell>
          <table:table-cell office:value-type="float" office:value="0.066391848" calcext:value-type="float">
            <text:p>0.066391848</text:p>
          </table:table-cell>
          <table:table-cell office:value-type="float" office:value="0.0643256307" calcext:value-type="float">
            <text:p>0.0643256307</text:p>
          </table:table-cell>
          <table:table-cell office:value-type="float" office:value="0.0707796365" calcext:value-type="float">
            <text:p>0.0707796365</text:p>
          </table:table-cell>
          <table:table-cell office:value-type="float" office:value="0.0746694431" calcext:value-type="float">
            <text:p>0.0746694431</text:p>
          </table:table-cell>
          <table:table-cell office:value-type="float" office:value="0.0754664242" calcext:value-type="float">
            <text:p>0.0754664242</text:p>
          </table:table-cell>
          <table:table-cell office:value-type="float" office:value="0.065572001" calcext:value-type="float">
            <text:p>0.065572001</text:p>
          </table:table-cell>
          <table:table-cell office:value-type="float" office:value="0.0748101771" calcext:value-type="float">
            <text:p>0.0748101771</text:p>
          </table:table-cell>
          <table:table-cell office:value-type="float" office:value="0.0613094494" calcext:value-type="float">
            <text:p>0.0613094494</text:p>
          </table:table-cell>
          <table:table-cell office:value-type="float" office:value="0.0611672699" calcext:value-type="float">
            <text:p>0.0611672699</text:p>
          </table:table-cell>
          <table:table-cell office:value-type="float" office:value="0.0577372722" calcext:value-type="float">
            <text:p>0.0577372722</text:p>
          </table:table-cell>
          <table:table-cell office:value-type="float" office:value="0.0565258563" calcext:value-type="float">
            <text:p>0.0565258563</text:p>
          </table:table-cell>
          <table:table-cell office:value-type="float" office:value="0.0550245419" calcext:value-type="float">
            <text:p>0.0550245419</text:p>
          </table:table-cell>
          <table:table-cell office:value-type="float" office:value="0.0548644066" calcext:value-type="float">
            <text:p>0.0548644066</text:p>
          </table:table-cell>
          <table:table-cell office:value-type="float" office:value="0.0568050332" calcext:value-type="float">
            <text:p>0.0568050332</text:p>
          </table:table-cell>
          <table:table-cell office:value-type="float" office:value="0.055996798" calcext:value-type="float">
            <text:p>0.055996798</text:p>
          </table:table-cell>
          <table:table-cell office:value-type="float" office:value="0.0550965071" calcext:value-type="float">
            <text:p>0.0550965071</text:p>
          </table:table-cell>
          <table:table-cell office:value-type="float" office:value="0.0488094613" calcext:value-type="float">
            <text:p>0.0488094613</text:p>
          </table:table-cell>
          <table:table-cell office:value-type="float" office:value="0.0547798499" calcext:value-type="float">
            <text:p>0.0547798499</text:p>
          </table:table-cell>
          <table:table-cell office:value-type="float" office:value="0.0534615926" calcext:value-type="float">
            <text:p>0.0534615926</text:p>
          </table:table-cell>
          <table:table-cell office:value-type="float" office:value="0.0658715516" calcext:value-type="float">
            <text:p>0.0658715516</text:p>
          </table:table-cell>
          <table:table-cell office:value-type="float" office:value="0.082100682" calcext:value-type="float">
            <text:p>0.082100682</text:p>
          </table:table-cell>
          <table:table-cell office:value-type="float" office:value="0.0796082243" calcext:value-type="float">
            <text:p>0.0796082243</text:p>
          </table:table-cell>
          <table:table-cell office:value-type="float" office:value="0.0840459913" calcext:value-type="float">
            <text:p>0.0840459913</text:p>
          </table:table-cell>
          <table:table-cell office:value-type="float" office:value="0.087585777" calcext:value-type="float">
            <text:p>0.087585777</text:p>
          </table:table-cell>
          <table:table-cell office:value-type="float" office:value="0.0900059491" calcext:value-type="float">
            <text:p>0.0900059491</text:p>
          </table:table-cell>
          <table:table-cell office:value-type="float" office:value="0.0897850022" calcext:value-type="float">
            <text:p>0.0897850022</text:p>
          </table:table-cell>
          <table:table-cell office:value-type="float" office:value="0.0892483145" calcext:value-type="float">
            <text:p>0.0892483145</text:p>
          </table:table-cell>
          <table:table-cell office:value-type="float" office:value="0.0916228294" calcext:value-type="float">
            <text:p>0.0916228294</text:p>
          </table:table-cell>
          <table:table-cell office:value-type="float" office:value="0.1021426469" calcext:value-type="float">
            <text:p>0.1021426469</text:p>
          </table:table-cell>
          <table:table-cell office:value-type="float" office:value="0.1344319135" calcext:value-type="float">
            <text:p>0.1344319135</text:p>
          </table:table-cell>
          <table:table-cell office:value-type="float" office:value="0.0791834667" calcext:value-type="float">
            <text:p>0.0791834667</text:p>
          </table:table-cell>
          <table:table-cell office:value-type="float" office:value="0.0832361281" calcext:value-type="float">
            <text:p>0.0832361281</text:p>
          </table:table-cell>
          <table:table-cell office:value-type="float" office:value="0.0834121481" calcext:value-type="float">
            <text:p>0.0834121481</text:p>
          </table:table-cell>
          <table:table-cell office:value-type="float" office:value="0.0881444439" calcext:value-type="float">
            <text:p>0.0881444439</text:p>
          </table:table-cell>
          <table:table-cell office:value-type="float" office:value="0.0940594822" calcext:value-type="float">
            <text:p>0.0940594822</text:p>
          </table:table-cell>
          <table:table-cell office:value-type="float" office:value="0.0866068676" calcext:value-type="float">
            <text:p>0.0866068676</text:p>
          </table:table-cell>
          <table:table-cell office:value-type="float" office:value="0.0813969523" calcext:value-type="float">
            <text:p>0.0813969523</text:p>
          </table:table-cell>
          <table:table-cell office:value-type="float" office:value="0.0782511234" calcext:value-type="float">
            <text:p>0.0782511234</text:p>
          </table:table-cell>
          <table:table-cell office:value-type="float" office:value="0.0810651183" calcext:value-type="float">
            <text:p>0.0810651183</text:p>
          </table:table-cell>
          <table:table-cell office:value-type="float" office:value="0.0783709809" calcext:value-type="float">
            <text:p>0.0783709809</text:p>
          </table:table-cell>
          <table:table-cell office:value-type="float" office:value="0.0740199983" calcext:value-type="float">
            <text:p>0.0740199983</text:p>
          </table:table-cell>
          <table:table-cell office:value-type="float" office:value="0.0816000029" calcext:value-type="float">
            <text:p>0.0816000029</text:p>
          </table:table-cell>
          <table:table-cell office:value-type="float" office:value="0.0894000009" calcext:value-type="float">
            <text:p>0.0894000009</text:p>
          </table:table-cell>
          <table:table-cell office:value-type="float" office:value="0.0777999982" calcext:value-type="float">
            <text:p>0.0777999982</text:p>
          </table:table-cell>
          <table:table-cell office:value-type="float" office:value="0.0808999985" calcext:value-type="float">
            <text:p>0.0808999985</text:p>
          </table:table-cell>
          <table:table-cell table:number-columns-repeated="957"/>
        </table:table-row>
        <table:table-row table:style-name="ro2">
          <table:table-cell office:value-type="string" calcext:value-type="string">
            <text:p><text:s/>North Carolina</text:p>
          </table:table-cell>
          <table:table-cell office:value-type="string" calcext:value-type="string">
            <text:p>p99p100</text:p>
          </table:table-cell>
          <table:table-cell office:value-type="float" office:value="0.1122815236" calcext:value-type="float">
            <text:p>0.1122815236</text:p>
          </table:table-cell>
          <table:table-cell office:value-type="float" office:value="0.1088397726" calcext:value-type="float">
            <text:p>0.1088397726</text:p>
          </table:table-cell>
          <table:table-cell office:value-type="float" office:value="0.1034456491" calcext:value-type="float">
            <text:p>0.1034456491</text:p>
          </table:table-cell>
          <table:table-cell office:value-type="float" office:value="0.0918258354" calcext:value-type="float">
            <text:p>0.0918258354</text:p>
          </table:table-cell>
          <table:table-cell office:value-type="float" office:value="0.0992577001" calcext:value-type="float">
            <text:p>0.0992577001</text:p>
          </table:table-cell>
          <table:table-cell office:value-type="float" office:value="0.1022747979" calcext:value-type="float">
            <text:p>0.1022747979</text:p>
          </table:table-cell>
          <table:table-cell office:value-type="float" office:value="0.0979787782" calcext:value-type="float">
            <text:p>0.0979787782</text:p>
          </table:table-cell>
          <table:table-cell office:value-type="float" office:value="0.099463053" calcext:value-type="float">
            <text:p>0.099463053</text:p>
          </table:table-cell>
          <table:table-cell office:value-type="float" office:value="0.0915457755" calcext:value-type="float">
            <text:p>0.0915457755</text:p>
          </table:table-cell>
          <table:table-cell office:value-type="float" office:value="0.0963503271" calcext:value-type="float">
            <text:p>0.0963503271</text:p>
          </table:table-cell>
          <table:table-cell office:value-type="float" office:value="0.0925871879" calcext:value-type="float">
            <text:p>0.0925871879</text:p>
          </table:table-cell>
          <table:table-cell office:value-type="float" office:value="0.0958466232" calcext:value-type="float">
            <text:p>0.0958466232</text:p>
          </table:table-cell>
          <table:table-cell office:value-type="float" office:value="0.0967748985" calcext:value-type="float">
            <text:p>0.0967748985</text:p>
          </table:table-cell>
          <table:table-cell office:value-type="float" office:value="0.0954060555" calcext:value-type="float">
            <text:p>0.0954060555</text:p>
          </table:table-cell>
          <table:table-cell office:value-type="float" office:value="0.0971362367" calcext:value-type="float">
            <text:p>0.0971362367</text:p>
          </table:table-cell>
          <table:table-cell office:value-type="float" office:value="0.1091392487" calcext:value-type="float">
            <text:p>0.1091392487</text:p>
          </table:table-cell>
          <table:table-cell office:value-type="float" office:value="0.1025637835" calcext:value-type="float">
            <text:p>0.1025637835</text:p>
          </table:table-cell>
          <table:table-cell office:value-type="float" office:value="0.0998040438" calcext:value-type="float">
            <text:p>0.0998040438</text:p>
          </table:table-cell>
          <table:table-cell office:value-type="float" office:value="0.1021677777" calcext:value-type="float">
            <text:p>0.1021677777</text:p>
          </table:table-cell>
          <table:table-cell office:value-type="float" office:value="0.0954327658" calcext:value-type="float">
            <text:p>0.0954327658</text:p>
          </table:table-cell>
          <table:table-cell office:value-type="float" office:value="0.0884533152" calcext:value-type="float">
            <text:p>0.0884533152</text:p>
          </table:table-cell>
          <table:table-cell office:value-type="float" office:value="0.0910285637" calcext:value-type="float">
            <text:p>0.0910285637</text:p>
          </table:table-cell>
          <table:table-cell office:value-type="float" office:value="0.091128394" calcext:value-type="float">
            <text:p>0.091128394</text:p>
          </table:table-cell>
          <table:table-cell office:value-type="float" office:value="0.0850085542" calcext:value-type="float">
            <text:p>0.0850085542</text:p>
          </table:table-cell>
          <table:table-cell office:value-type="float" office:value="0.0824000165" calcext:value-type="float">
            <text:p>0.0824000165</text:p>
          </table:table-cell>
          <table:table-cell office:value-type="float" office:value="0.0821040645" calcext:value-type="float">
            <text:p>0.0821040645</text:p>
          </table:table-cell>
          <table:table-cell office:value-type="float" office:value="0.0829852372" calcext:value-type="float">
            <text:p>0.0829852372</text:p>
          </table:table-cell>
          <table:table-cell office:value-type="float" office:value="0.085186407" calcext:value-type="float">
            <text:p>0.085186407</text:p>
          </table:table-cell>
          <table:table-cell office:value-type="float" office:value="0.0827362537" calcext:value-type="float">
            <text:p>0.0827362537</text:p>
          </table:table-cell>
          <table:table-cell office:value-type="float" office:value="0.0911564678" calcext:value-type="float">
            <text:p>0.0911564678</text:p>
          </table:table-cell>
          <table:table-cell office:value-type="float" office:value="0.0905620009" calcext:value-type="float">
            <text:p>0.0905620009</text:p>
          </table:table-cell>
          <table:table-cell office:value-type="float" office:value="0.0877747908" calcext:value-type="float">
            <text:p>0.0877747908</text:p>
          </table:table-cell>
          <table:table-cell office:value-type="float" office:value="0.1052389368" calcext:value-type="float">
            <text:p>0.1052389368</text:p>
          </table:table-cell>
          <table:table-cell office:value-type="float" office:value="0.1197943166" calcext:value-type="float">
            <text:p>0.1197943166</text:p>
          </table:table-cell>
          <table:table-cell office:value-type="float" office:value="0.1136987358" calcext:value-type="float">
            <text:p>0.1136987358</text:p>
          </table:table-cell>
          <table:table-cell office:value-type="float" office:value="0.1102069244" calcext:value-type="float">
            <text:p>0.1102069244</text:p>
          </table:table-cell>
          <table:table-cell office:value-type="float" office:value="0.142523244" calcext:value-type="float">
            <text:p>0.142523244</text:p>
          </table:table-cell>
          <table:table-cell office:value-type="float" office:value="0.1116327718" calcext:value-type="float">
            <text:p>0.1116327718</text:p>
          </table:table-cell>
          <table:table-cell office:value-type="float" office:value="0.1305499226" calcext:value-type="float">
            <text:p>0.1305499226</text:p>
          </table:table-cell>
          <table:table-cell office:value-type="float" office:value="0.1292239577" calcext:value-type="float">
            <text:p>0.1292239577</text:p>
          </table:table-cell>
          <table:table-cell office:value-type="float" office:value="0.1151639968" calcext:value-type="float">
            <text:p>0.1151639968</text:p>
          </table:table-cell>
          <table:table-cell office:value-type="float" office:value="0.1117295101" calcext:value-type="float">
            <text:p>0.1117295101</text:p>
          </table:table-cell>
          <table:table-cell office:value-type="float" office:value="0.1227634102" calcext:value-type="float">
            <text:p>0.1227634102</text:p>
          </table:table-cell>
          <table:table-cell office:value-type="float" office:value="0.1200356185" calcext:value-type="float">
            <text:p>0.1200356185</text:p>
          </table:table-cell>
          <table:table-cell office:value-type="float" office:value="0.1233073771" calcext:value-type="float">
            <text:p>0.1233073771</text:p>
          </table:table-cell>
          <table:table-cell office:value-type="float" office:value="0.1285090446" calcext:value-type="float">
            <text:p>0.1285090446</text:p>
          </table:table-cell>
          <table:table-cell office:value-type="float" office:value="0.1374020576" calcext:value-type="float">
            <text:p>0.1374020576</text:p>
          </table:table-cell>
          <table:table-cell office:value-type="float" office:value="0.1456215531" calcext:value-type="float">
            <text:p>0.1456215531</text:p>
          </table:table-cell>
          <table:table-cell office:value-type="float" office:value="0.1510957032" calcext:value-type="float">
            <text:p>0.1510957032</text:p>
          </table:table-cell>
          <table:table-cell office:value-type="float" office:value="0.1484905481" calcext:value-type="float">
            <text:p>0.1484905481</text:p>
          </table:table-cell>
          <table:table-cell office:value-type="float" office:value="0.1544806063" calcext:value-type="float">
            <text:p>0.1544806063</text:p>
          </table:table-cell>
          <table:table-cell office:value-type="float" office:value="0.1374765188" calcext:value-type="float">
            <text:p>0.1374765188</text:p>
          </table:table-cell>
          <table:table-cell office:value-type="float" office:value="0.1379758716" calcext:value-type="float">
            <text:p>0.1379758716</text:p>
          </table:table-cell>
          <table:table-cell office:value-type="float" office:value="0.1447467804" calcext:value-type="float">
            <text:p>0.1447467804</text:p>
          </table:table-cell>
          <table:table-cell office:value-type="float" office:value="0.155651778" calcext:value-type="float">
            <text:p>0.155651778</text:p>
          </table:table-cell>
          <table:table-cell office:value-type="float" office:value="0.1702518314" calcext:value-type="float">
            <text:p>0.1702518314</text:p>
          </table:table-cell>
          <table:table-cell office:value-type="float" office:value="0.1823352426" calcext:value-type="float">
            <text:p>0.1823352426</text:p>
          </table:table-cell>
          <table:table-cell office:value-type="float" office:value="0.1840538085" calcext:value-type="float">
            <text:p>0.1840538085</text:p>
          </table:table-cell>
          <table:table-cell office:value-type="float" office:value="0.1616269052" calcext:value-type="float">
            <text:p>0.1616269052</text:p>
          </table:table-cell>
          <table:table-cell office:value-type="float" office:value="0.1432259232" calcext:value-type="float">
            <text:p>0.1432259232</text:p>
          </table:table-cell>
          <table:table-cell office:value-type="float" office:value="0.1470280588" calcext:value-type="float">
            <text:p>0.1470280588</text:p>
          </table:table-cell>
          <table:table-cell office:value-type="float" office:value="0.1526238918" calcext:value-type="float">
            <text:p>0.1526238918</text:p>
          </table:table-cell>
          <table:table-cell office:value-type="float" office:value="0.1664546877" calcext:value-type="float">
            <text:p>0.1664546877</text:p>
          </table:table-cell>
          <table:table-cell office:value-type="float" office:value="0.1524172723" calcext:value-type="float">
            <text:p>0.1524172723</text:p>
          </table:table-cell>
          <table:table-cell office:value-type="float" office:value="0.1679420173" calcext:value-type="float">
            <text:p>0.1679420173</text:p>
          </table:table-cell>
          <table:table-cell table:number-columns-repeated="957"/>
        </table:table-row>
        <table:table-row table:style-name="ro2">
          <table:table-cell office:value-type="string" calcext:value-type="string">
            <text:p><text:s/>North Dakota</text:p>
          </table:table-cell>
          <table:table-cell office:value-type="string" calcext:value-type="string">
            <text:p>p99p100</text:p>
          </table:table-cell>
          <table:table-cell office:value-type="float" office:value="0.0819481015" calcext:value-type="float">
            <text:p>0.0819481015</text:p>
          </table:table-cell>
          <table:table-cell office:value-type="float" office:value="0.0769636557" calcext:value-type="float">
            <text:p>0.0769636557</text:p>
          </table:table-cell>
          <table:table-cell office:value-type="float" office:value="0.0840435475" calcext:value-type="float">
            <text:p>0.0840435475</text:p>
          </table:table-cell>
          <table:table-cell office:value-type="float" office:value="0.0758025646" calcext:value-type="float">
            <text:p>0.0758025646</text:p>
          </table:table-cell>
          <table:table-cell office:value-type="float" office:value="0.0718600303" calcext:value-type="float">
            <text:p>0.0718600303</text:p>
          </table:table-cell>
          <table:table-cell office:value-type="float" office:value="0.0754892305" calcext:value-type="float">
            <text:p>0.0754892305</text:p>
          </table:table-cell>
          <table:table-cell office:value-type="float" office:value="0.0736966506" calcext:value-type="float">
            <text:p>0.0736966506</text:p>
          </table:table-cell>
          <table:table-cell office:value-type="float" office:value="0.072916925" calcext:value-type="float">
            <text:p>0.072916925</text:p>
          </table:table-cell>
          <table:table-cell office:value-type="float" office:value="0.0713223815" calcext:value-type="float">
            <text:p>0.0713223815</text:p>
          </table:table-cell>
          <table:table-cell office:value-type="float" office:value="0.0752299577" calcext:value-type="float">
            <text:p>0.0752299577</text:p>
          </table:table-cell>
          <table:table-cell office:value-type="float" office:value="0.0651815683" calcext:value-type="float">
            <text:p>0.0651815683</text:p>
          </table:table-cell>
          <table:table-cell office:value-type="float" office:value="0.0720934719" calcext:value-type="float">
            <text:p>0.0720934719</text:p>
          </table:table-cell>
          <table:table-cell office:value-type="float" office:value="0.061416693" calcext:value-type="float">
            <text:p>0.061416693</text:p>
          </table:table-cell>
          <table:table-cell office:value-type="float" office:value="0.0658552051" calcext:value-type="float">
            <text:p>0.0658552051</text:p>
          </table:table-cell>
          <table:table-cell office:value-type="float" office:value="0.0753539354" calcext:value-type="float">
            <text:p>0.0753539354</text:p>
          </table:table-cell>
          <table:table-cell office:value-type="float" office:value="0.0699436963" calcext:value-type="float">
            <text:p>0.0699436963</text:p>
          </table:table-cell>
          <table:table-cell office:value-type="float" office:value="0.0669841692" calcext:value-type="float">
            <text:p>0.0669841692</text:p>
          </table:table-cell>
          <table:table-cell office:value-type="float" office:value="0.0754770711" calcext:value-type="float">
            <text:p>0.0754770711</text:p>
          </table:table-cell>
          <table:table-cell office:value-type="float" office:value="0.0783911422" calcext:value-type="float">
            <text:p>0.0783911422</text:p>
          </table:table-cell>
          <table:table-cell office:value-type="float" office:value="0.0678049847" calcext:value-type="float">
            <text:p>0.0678049847</text:p>
          </table:table-cell>
          <table:table-cell office:value-type="float" office:value="0.0666598603" calcext:value-type="float">
            <text:p>0.0666598603</text:p>
          </table:table-cell>
          <table:table-cell office:value-type="float" office:value="0.0675956681" calcext:value-type="float">
            <text:p>0.0675956681</text:p>
          </table:table-cell>
          <table:table-cell office:value-type="float" office:value="0.0589872934" calcext:value-type="float">
            <text:p>0.0589872934</text:p>
          </table:table-cell>
          <table:table-cell office:value-type="float" office:value="0.0576214679" calcext:value-type="float">
            <text:p>0.0576214679</text:p>
          </table:table-cell>
          <table:table-cell office:value-type="float" office:value="0.0895370096" calcext:value-type="float">
            <text:p>0.0895370096</text:p>
          </table:table-cell>
          <table:table-cell office:value-type="float" office:value="0.0778903291" calcext:value-type="float">
            <text:p>0.0778903291</text:p>
          </table:table-cell>
          <table:table-cell office:value-type="float" office:value="0.0801435709" calcext:value-type="float">
            <text:p>0.0801435709</text:p>
          </table:table-cell>
          <table:table-cell office:value-type="float" office:value="0.0788548887" calcext:value-type="float">
            <text:p>0.0788548887</text:p>
          </table:table-cell>
          <table:table-cell office:value-type="float" office:value="0.06804353" calcext:value-type="float">
            <text:p>0.06804353</text:p>
          </table:table-cell>
          <table:table-cell office:value-type="float" office:value="0.078180328" calcext:value-type="float">
            <text:p>0.078180328</text:p>
          </table:table-cell>
          <table:table-cell office:value-type="float" office:value="0.0974789858" calcext:value-type="float">
            <text:p>0.0974789858</text:p>
          </table:table-cell>
          <table:table-cell office:value-type="float" office:value="0.0814931318" calcext:value-type="float">
            <text:p>0.0814931318</text:p>
          </table:table-cell>
          <table:table-cell office:value-type="float" office:value="0.098626934" calcext:value-type="float">
            <text:p>0.098626934</text:p>
          </table:table-cell>
          <table:table-cell office:value-type="float" office:value="0.1115425602" calcext:value-type="float">
            <text:p>0.1115425602</text:p>
          </table:table-cell>
          <table:table-cell office:value-type="float" office:value="0.0936877429" calcext:value-type="float">
            <text:p>0.0936877429</text:p>
          </table:table-cell>
          <table:table-cell office:value-type="float" office:value="0.077771984" calcext:value-type="float">
            <text:p>0.077771984</text:p>
          </table:table-cell>
          <table:table-cell office:value-type="float" office:value="0.1106527448" calcext:value-type="float">
            <text:p>0.1106527448</text:p>
          </table:table-cell>
          <table:table-cell office:value-type="float" office:value="0.0824236348" calcext:value-type="float">
            <text:p>0.0824236348</text:p>
          </table:table-cell>
          <table:table-cell office:value-type="float" office:value="0.1141174063" calcext:value-type="float">
            <text:p>0.1141174063</text:p>
          </table:table-cell>
          <table:table-cell office:value-type="float" office:value="0.1004603058" calcext:value-type="float">
            <text:p>0.1004603058</text:p>
          </table:table-cell>
          <table:table-cell office:value-type="float" office:value="0.0950086787" calcext:value-type="float">
            <text:p>0.0950086787</text:p>
          </table:table-cell>
          <table:table-cell office:value-type="float" office:value="0.1006822586" calcext:value-type="float">
            <text:p>0.1006822586</text:p>
          </table:table-cell>
          <table:table-cell office:value-type="float" office:value="0.0976807848" calcext:value-type="float">
            <text:p>0.0976807848</text:p>
          </table:table-cell>
          <table:table-cell office:value-type="float" office:value="0.1038217172" calcext:value-type="float">
            <text:p>0.1038217172</text:p>
          </table:table-cell>
          <table:table-cell office:value-type="float" office:value="0.0959227681" calcext:value-type="float">
            <text:p>0.0959227681</text:p>
          </table:table-cell>
          <table:table-cell office:value-type="float" office:value="0.1076008826" calcext:value-type="float">
            <text:p>0.1076008826</text:p>
          </table:table-cell>
          <table:table-cell office:value-type="float" office:value="0.1030698121" calcext:value-type="float">
            <text:p>0.1030698121</text:p>
          </table:table-cell>
          <table:table-cell office:value-type="float" office:value="0.1119571999" calcext:value-type="float">
            <text:p>0.1119571999</text:p>
          </table:table-cell>
          <table:table-cell office:value-type="float" office:value="0.1186352745" calcext:value-type="float">
            <text:p>0.1186352745</text:p>
          </table:table-cell>
          <table:table-cell office:value-type="float" office:value="0.1124333143" calcext:value-type="float">
            <text:p>0.1124333143</text:p>
          </table:table-cell>
          <table:table-cell office:value-type="float" office:value="0.11831595" calcext:value-type="float">
            <text:p>0.11831595</text:p>
          </table:table-cell>
          <table:table-cell office:value-type="float" office:value="0.1103263199" calcext:value-type="float">
            <text:p>0.1103263199</text:p>
          </table:table-cell>
          <table:table-cell office:value-type="float" office:value="0.1136764959" calcext:value-type="float">
            <text:p>0.1136764959</text:p>
          </table:table-cell>
          <table:table-cell office:value-type="float" office:value="0.1116265208" calcext:value-type="float">
            <text:p>0.1116265208</text:p>
          </table:table-cell>
          <table:table-cell office:value-type="float" office:value="0.1290009469" calcext:value-type="float">
            <text:p>0.1290009469</text:p>
          </table:table-cell>
          <table:table-cell office:value-type="float" office:value="0.1321616322" calcext:value-type="float">
            <text:p>0.1321616322</text:p>
          </table:table-cell>
          <table:table-cell office:value-type="float" office:value="0.1572424769" calcext:value-type="float">
            <text:p>0.1572424769</text:p>
          </table:table-cell>
          <table:table-cell office:value-type="float" office:value="0.1558242738" calcext:value-type="float">
            <text:p>0.1558242738</text:p>
          </table:table-cell>
          <table:table-cell office:value-type="float" office:value="0.1653760672" calcext:value-type="float">
            <text:p>0.1653760672</text:p>
          </table:table-cell>
          <table:table-cell office:value-type="float" office:value="0.1368930787" calcext:value-type="float">
            <text:p>0.1368930787</text:p>
          </table:table-cell>
          <table:table-cell office:value-type="float" office:value="0.1508195996" calcext:value-type="float">
            <text:p>0.1508195996</text:p>
          </table:table-cell>
          <table:table-cell office:value-type="float" office:value="0.1667795777" calcext:value-type="float">
            <text:p>0.1667795777</text:p>
          </table:table-cell>
          <table:table-cell office:value-type="float" office:value="0.2027059793" calcext:value-type="float">
            <text:p>0.2027059793</text:p>
          </table:table-cell>
          <table:table-cell office:value-type="float" office:value="0.1619866639" calcext:value-type="float">
            <text:p>0.1619866639</text:p>
          </table:table-cell>
          <table:table-cell office:value-type="float" office:value="0.1749503165" calcext:value-type="float">
            <text:p>0.1749503165</text:p>
          </table:table-cell>
          <table:table-cell table:number-columns-repeated="957"/>
        </table:table-row>
        <table:table-row table:style-name="ro2">
          <table:table-cell office:value-type="string" calcext:value-type="string">
            <text:p><text:s/>Norway</text:p>
          </table:table-cell>
          <table:table-cell office:value-type="string" calcext:value-type="string">
            <text:p>p99p100</text:p>
          </table:table-cell>
          <table:table-cell table:number-columns-repeated="30"/>
          <table:table-cell office:value-type="float" office:value="0.0568" calcext:value-type="float">
            <text:p>0.0568</text:p>
          </table:table-cell>
          <table:table-cell office:value-type="float" office:value="0.0554" calcext:value-type="float">
            <text:p>0.0554</text:p>
          </table:table-cell>
          <table:table-cell office:value-type="float" office:value="0.0541" calcext:value-type="float">
            <text:p>0.0541</text:p>
          </table:table-cell>
          <table:table-cell office:value-type="float" office:value="0.0524" calcext:value-type="float">
            <text:p>0.0524</text:p>
          </table:table-cell>
          <table:table-cell office:value-type="float" office:value="0.0565" calcext:value-type="float">
            <text:p>0.0565</text:p>
          </table:table-cell>
          <table:table-cell office:value-type="float" office:value="0.0571" calcext:value-type="float">
            <text:p>0.0571</text:p>
          </table:table-cell>
          <table:table-cell office:value-type="float" office:value="0.0453" calcext:value-type="float">
            <text:p>0.0453</text:p>
          </table:table-cell>
          <table:table-cell office:value-type="float" office:value="0.0444" calcext:value-type="float">
            <text:p>0.0444</text:p>
          </table:table-cell>
          <table:table-cell office:value-type="float" office:value="0.0411" calcext:value-type="float">
            <text:p>0.0411</text:p>
          </table:table-cell>
          <table:table-cell office:value-type="float" office:value="0.0442" calcext:value-type="float">
            <text:p>0.0442</text:p>
          </table:table-cell>
          <table:table-cell office:value-type="float" office:value="0.0455" calcext:value-type="float">
            <text:p>0.0455</text:p>
          </table:table-cell>
          <table:table-cell office:value-type="float" office:value="0.0464" calcext:value-type="float">
            <text:p>0.0464</text:p>
          </table:table-cell>
          <table:table-cell office:value-type="float" office:value="0.0539" calcext:value-type="float">
            <text:p>0.0539</text:p>
          </table:table-cell>
          <table:table-cell office:value-type="float" office:value="0.0647" calcext:value-type="float">
            <text:p>0.0647</text:p>
          </table:table-cell>
          <table:table-cell office:value-type="float" office:value="0.0685" calcext:value-type="float">
            <text:p>0.0685</text:p>
          </table:table-cell>
          <table:table-cell office:value-type="float" office:value="0.0681" calcext:value-type="float">
            <text:p>0.0681</text:p>
          </table:table-cell>
          <table:table-cell office:value-type="float" office:value="0.0765" calcext:value-type="float">
            <text:p>0.0765</text:p>
          </table:table-cell>
          <table:table-cell office:value-type="float" office:value="0.0826" calcext:value-type="float">
            <text:p>0.0826</text:p>
          </table:table-cell>
          <table:table-cell office:value-type="float" office:value="0.0726" calcext:value-type="float">
            <text:p>0.0726</text:p>
          </table:table-cell>
          <table:table-cell office:value-type="float" office:value="0.0787" calcext:value-type="float">
            <text:p>0.0787</text:p>
          </table:table-cell>
          <table:table-cell office:value-type="float" office:value="0.0963" calcext:value-type="float">
            <text:p>0.0963</text:p>
          </table:table-cell>
          <table:table-cell office:value-type="float" office:value="0.0766" calcext:value-type="float">
            <text:p>0.0766</text:p>
          </table:table-cell>
          <table:table-cell office:value-type="float" office:value="0.0893" calcext:value-type="float">
            <text:p>0.0893</text:p>
          </table:table-cell>
          <table:table-cell office:value-type="float" office:value="0.0947" calcext:value-type="float">
            <text:p>0.0947</text:p>
          </table:table-cell>
          <table:table-cell office:value-type="float" office:value="0.1048" calcext:value-type="float">
            <text:p>0.1048</text:p>
          </table:table-cell>
          <table:table-cell office:value-type="float" office:value="0.1409" calcext:value-type="float">
            <text:p>0.1409</text:p>
          </table:table-cell>
          <table:table-cell office:value-type="float" office:value="0.0843" calcext:value-type="float">
            <text:p>0.0843</text:p>
          </table:table-cell>
          <table:table-cell office:value-type="float" office:value="0.0866" calcext:value-type="float">
            <text:p>0.0866</text:p>
          </table:table-cell>
          <table:table-cell office:value-type="float" office:value="0.0884" calcext:value-type="float">
            <text:p>0.0884</text:p>
          </table:table-cell>
          <table:table-cell office:value-type="float" office:value="0.077" calcext:value-type="float">
            <text:p>0.077</text:p>
          </table:table-cell>
          <table:table-cell table:number-columns-repeated="2" office:value-type="float" office:value="0.0837" calcext:value-type="float">
            <text:p>0.0837</text:p>
          </table:table-cell>
          <table:table-cell office:value-type="float" office:value="0.0787" calcext:value-type="float">
            <text:p>0.0787</text:p>
          </table:table-cell>
          <table:table-cell office:value-type="float" office:value="0.078" calcext:value-type="float">
            <text:p>0.078</text:p>
          </table:table-cell>
          <table:table-cell office:value-type="float" office:value="0.0853" calcext:value-type="float">
            <text:p>0.0853</text:p>
          </table:table-cell>
          <table:table-cell office:value-type="float" office:value="0.0776" calcext:value-type="float">
            <text:p>0.0776</text:p>
          </table:table-cell>
          <table:table-cell office:value-type="float" office:value="0.0837" calcext:value-type="float">
            <text:p>0.0837</text:p>
          </table:table-cell>
          <table:table-cell table:number-columns-repeated="955"/>
        </table:table-row>
        <table:table-row table:style-name="ro2">
          <table:table-cell office:value-type="string" calcext:value-type="string">
            <text:p><text:s/>Ohio</text:p>
          </table:table-cell>
          <table:table-cell office:value-type="string" calcext:value-type="string">
            <text:p>p99p100</text:p>
          </table:table-cell>
          <table:table-cell office:value-type="float" office:value="0.1201963574" calcext:value-type="float">
            <text:p>0.1201963574</text:p>
          </table:table-cell>
          <table:table-cell office:value-type="float" office:value="0.1114631519" calcext:value-type="float">
            <text:p>0.1114631519</text:p>
          </table:table-cell>
          <table:table-cell office:value-type="float" office:value="0.103354916" calcext:value-type="float">
            <text:p>0.103354916</text:p>
          </table:table-cell>
          <table:table-cell office:value-type="float" office:value="0.0940567926" calcext:value-type="float">
            <text:p>0.0940567926</text:p>
          </table:table-cell>
          <table:table-cell office:value-type="float" office:value="0.0951879025" calcext:value-type="float">
            <text:p>0.0951879025</text:p>
          </table:table-cell>
          <table:table-cell office:value-type="float" office:value="0.0992219225" calcext:value-type="float">
            <text:p>0.0992219225</text:p>
          </table:table-cell>
          <table:table-cell office:value-type="float" office:value="0.0973498523" calcext:value-type="float">
            <text:p>0.0973498523</text:p>
          </table:table-cell>
          <table:table-cell office:value-type="float" office:value="0.0933147445" calcext:value-type="float">
            <text:p>0.0933147445</text:p>
          </table:table-cell>
          <table:table-cell office:value-type="float" office:value="0.0946037173" calcext:value-type="float">
            <text:p>0.0946037173</text:p>
          </table:table-cell>
          <table:table-cell office:value-type="float" office:value="0.0932965949" calcext:value-type="float">
            <text:p>0.0932965949</text:p>
          </table:table-cell>
          <table:table-cell office:value-type="float" office:value="0.0939167291" calcext:value-type="float">
            <text:p>0.0939167291</text:p>
          </table:table-cell>
          <table:table-cell office:value-type="float" office:value="0.0979669839" calcext:value-type="float">
            <text:p>0.0979669839</text:p>
          </table:table-cell>
          <table:table-cell office:value-type="float" office:value="0.091830641" calcext:value-type="float">
            <text:p>0.091830641</text:p>
          </table:table-cell>
          <table:table-cell office:value-type="float" office:value="0.0935133994" calcext:value-type="float">
            <text:p>0.0935133994</text:p>
          </table:table-cell>
          <table:table-cell office:value-type="float" office:value="0.0984205976" calcext:value-type="float">
            <text:p>0.0984205976</text:p>
          </table:table-cell>
          <table:table-cell office:value-type="float" office:value="0.1073857471" calcext:value-type="float">
            <text:p>0.1073857471</text:p>
          </table:table-cell>
          <table:table-cell office:value-type="float" office:value="0.0934356302" calcext:value-type="float">
            <text:p>0.0934356302</text:p>
          </table:table-cell>
          <table:table-cell office:value-type="float" office:value="0.0990284011" calcext:value-type="float">
            <text:p>0.0990284011</text:p>
          </table:table-cell>
          <table:table-cell office:value-type="float" office:value="0.1014068499" calcext:value-type="float">
            <text:p>0.1014068499</text:p>
          </table:table-cell>
          <table:table-cell office:value-type="float" office:value="0.0945204422" calcext:value-type="float">
            <text:p>0.0945204422</text:p>
          </table:table-cell>
          <table:table-cell office:value-type="float" office:value="0.0832472071" calcext:value-type="float">
            <text:p>0.0832472071</text:p>
          </table:table-cell>
          <table:table-cell office:value-type="float" office:value="0.0865183249" calcext:value-type="float">
            <text:p>0.0865183249</text:p>
          </table:table-cell>
          <table:table-cell office:value-type="float" office:value="0.0869433284" calcext:value-type="float">
            <text:p>0.0869433284</text:p>
          </table:table-cell>
          <table:table-cell office:value-type="float" office:value="0.0825227648" calcext:value-type="float">
            <text:p>0.0825227648</text:p>
          </table:table-cell>
          <table:table-cell office:value-type="float" office:value="0.0770256892" calcext:value-type="float">
            <text:p>0.0770256892</text:p>
          </table:table-cell>
          <table:table-cell office:value-type="float" office:value="0.0827877745" calcext:value-type="float">
            <text:p>0.0827877745</text:p>
          </table:table-cell>
          <table:table-cell office:value-type="float" office:value="0.0831518397" calcext:value-type="float">
            <text:p>0.0831518397</text:p>
          </table:table-cell>
          <table:table-cell office:value-type="float" office:value="0.0823918656" calcext:value-type="float">
            <text:p>0.0823918656</text:p>
          </table:table-cell>
          <table:table-cell office:value-type="float" office:value="0.0813585594" calcext:value-type="float">
            <text:p>0.0813585594</text:p>
          </table:table-cell>
          <table:table-cell office:value-type="float" office:value="0.0909390524" calcext:value-type="float">
            <text:p>0.0909390524</text:p>
          </table:table-cell>
          <table:table-cell office:value-type="float" office:value="0.090394415" calcext:value-type="float">
            <text:p>0.090394415</text:p>
          </table:table-cell>
          <table:table-cell office:value-type="float" office:value="0.0897281915" calcext:value-type="float">
            <text:p>0.0897281915</text:p>
          </table:table-cell>
          <table:table-cell office:value-type="float" office:value="0.1015660763" calcext:value-type="float">
            <text:p>0.1015660763</text:p>
          </table:table-cell>
          <table:table-cell office:value-type="float" office:value="0.1125806272" calcext:value-type="float">
            <text:p>0.1125806272</text:p>
          </table:table-cell>
          <table:table-cell office:value-type="float" office:value="0.1042960584" calcext:value-type="float">
            <text:p>0.1042960584</text:p>
          </table:table-cell>
          <table:table-cell office:value-type="float" office:value="0.0990788192" calcext:value-type="float">
            <text:p>0.0990788192</text:p>
          </table:table-cell>
          <table:table-cell office:value-type="float" office:value="0.1322681457" calcext:value-type="float">
            <text:p>0.1322681457</text:p>
          </table:table-cell>
          <table:table-cell office:value-type="float" office:value="0.1112257764" calcext:value-type="float">
            <text:p>0.1112257764</text:p>
          </table:table-cell>
          <table:table-cell office:value-type="float" office:value="0.1287567317" calcext:value-type="float">
            <text:p>0.1287567317</text:p>
          </table:table-cell>
          <table:table-cell office:value-type="float" office:value="0.1206205189" calcext:value-type="float">
            <text:p>0.1206205189</text:p>
          </table:table-cell>
          <table:table-cell office:value-type="float" office:value="0.1206104457" calcext:value-type="float">
            <text:p>0.1206104457</text:p>
          </table:table-cell>
          <table:table-cell office:value-type="float" office:value="0.1182743609" calcext:value-type="float">
            <text:p>0.1182743609</text:p>
          </table:table-cell>
          <table:table-cell office:value-type="float" office:value="0.1262008399" calcext:value-type="float">
            <text:p>0.1262008399</text:p>
          </table:table-cell>
          <table:table-cell office:value-type="float" office:value="0.1261032224" calcext:value-type="float">
            <text:p>0.1261032224</text:p>
          </table:table-cell>
          <table:table-cell office:value-type="float" office:value="0.1235997304" calcext:value-type="float">
            <text:p>0.1235997304</text:p>
          </table:table-cell>
          <table:table-cell office:value-type="float" office:value="0.1317844838" calcext:value-type="float">
            <text:p>0.1317844838</text:p>
          </table:table-cell>
          <table:table-cell office:value-type="float" office:value="0.1398483217" calcext:value-type="float">
            <text:p>0.1398483217</text:p>
          </table:table-cell>
          <table:table-cell office:value-type="float" office:value="0.1469564289" calcext:value-type="float">
            <text:p>0.1469564289</text:p>
          </table:table-cell>
          <table:table-cell office:value-type="float" office:value="0.1495189965" calcext:value-type="float">
            <text:p>0.1495189965</text:p>
          </table:table-cell>
          <table:table-cell office:value-type="float" office:value="0.1431922466" calcext:value-type="float">
            <text:p>0.1431922466</text:p>
          </table:table-cell>
          <table:table-cell office:value-type="float" office:value="0.1429322213" calcext:value-type="float">
            <text:p>0.1429322213</text:p>
          </table:table-cell>
          <table:table-cell office:value-type="float" office:value="0.1337695718" calcext:value-type="float">
            <text:p>0.1337695718</text:p>
          </table:table-cell>
          <table:table-cell office:value-type="float" office:value="0.1374196261" calcext:value-type="float">
            <text:p>0.1374196261</text:p>
          </table:table-cell>
          <table:table-cell office:value-type="float" office:value="0.1361075491" calcext:value-type="float">
            <text:p>0.1361075491</text:p>
          </table:table-cell>
          <table:table-cell office:value-type="float" office:value="0.1529470533" calcext:value-type="float">
            <text:p>0.1529470533</text:p>
          </table:table-cell>
          <table:table-cell office:value-type="float" office:value="0.1584228724" calcext:value-type="float">
            <text:p>0.1584228724</text:p>
          </table:table-cell>
          <table:table-cell office:value-type="float" office:value="0.166449368" calcext:value-type="float">
            <text:p>0.166449368</text:p>
          </table:table-cell>
          <table:table-cell office:value-type="float" office:value="0.1715271324" calcext:value-type="float">
            <text:p>0.1715271324</text:p>
          </table:table-cell>
          <table:table-cell office:value-type="float" office:value="0.1559275985" calcext:value-type="float">
            <text:p>0.1559275985</text:p>
          </table:table-cell>
          <table:table-cell office:value-type="float" office:value="0.138148576" calcext:value-type="float">
            <text:p>0.138148576</text:p>
          </table:table-cell>
          <table:table-cell office:value-type="float" office:value="0.1505226493" calcext:value-type="float">
            <text:p>0.1505226493</text:p>
          </table:table-cell>
          <table:table-cell office:value-type="float" office:value="0.1539772749" calcext:value-type="float">
            <text:p>0.1539772749</text:p>
          </table:table-cell>
          <table:table-cell office:value-type="float" office:value="0.1703067869" calcext:value-type="float">
            <text:p>0.1703067869</text:p>
          </table:table-cell>
          <table:table-cell office:value-type="float" office:value="0.1497581154" calcext:value-type="float">
            <text:p>0.1497581154</text:p>
          </table:table-cell>
          <table:table-cell office:value-type="float" office:value="0.1622612327" calcext:value-type="float">
            <text:p>0.1622612327</text:p>
          </table:table-cell>
          <table:table-cell table:number-columns-repeated="957"/>
        </table:table-row>
        <table:table-row table:style-name="ro2">
          <table:table-cell office:value-type="string" calcext:value-type="string">
            <text:p><text:s/>Oklahoma</text:p>
          </table:table-cell>
          <table:table-cell office:value-type="string" calcext:value-type="string">
            <text:p>p99p100</text:p>
          </table:table-cell>
          <table:table-cell office:value-type="float" office:value="0.1497483701" calcext:value-type="float">
            <text:p>0.1497483701</text:p>
          </table:table-cell>
          <table:table-cell office:value-type="float" office:value="0.1351169497" calcext:value-type="float">
            <text:p>0.1351169497</text:p>
          </table:table-cell>
          <table:table-cell office:value-type="float" office:value="0.1168828905" calcext:value-type="float">
            <text:p>0.1168828905</text:p>
          </table:table-cell>
          <table:table-cell office:value-type="float" office:value="0.1163838208" calcext:value-type="float">
            <text:p>0.1163838208</text:p>
          </table:table-cell>
          <table:table-cell office:value-type="float" office:value="0.1252121329" calcext:value-type="float">
            <text:p>0.1252121329</text:p>
          </table:table-cell>
          <table:table-cell office:value-type="float" office:value="0.1198307648" calcext:value-type="float">
            <text:p>0.1198307648</text:p>
          </table:table-cell>
          <table:table-cell office:value-type="float" office:value="0.1157726273" calcext:value-type="float">
            <text:p>0.1157726273</text:p>
          </table:table-cell>
          <table:table-cell office:value-type="float" office:value="0.1269530803" calcext:value-type="float">
            <text:p>0.1269530803</text:p>
          </table:table-cell>
          <table:table-cell office:value-type="float" office:value="0.1047217324" calcext:value-type="float">
            <text:p>0.1047217324</text:p>
          </table:table-cell>
          <table:table-cell office:value-type="float" office:value="0.1077967957" calcext:value-type="float">
            <text:p>0.1077967957</text:p>
          </table:table-cell>
          <table:table-cell office:value-type="float" office:value="0.1035413072" calcext:value-type="float">
            <text:p>0.1035413072</text:p>
          </table:table-cell>
          <table:table-cell office:value-type="float" office:value="0.1147311106" calcext:value-type="float">
            <text:p>0.1147311106</text:p>
          </table:table-cell>
          <table:table-cell office:value-type="float" office:value="0.1077737734" calcext:value-type="float">
            <text:p>0.1077737734</text:p>
          </table:table-cell>
          <table:table-cell office:value-type="float" office:value="0.1099723876" calcext:value-type="float">
            <text:p>0.1099723876</text:p>
          </table:table-cell>
          <table:table-cell office:value-type="float" office:value="0.111867547" calcext:value-type="float">
            <text:p>0.111867547</text:p>
          </table:table-cell>
          <table:table-cell office:value-type="float" office:value="0.1148392558" calcext:value-type="float">
            <text:p>0.1148392558</text:p>
          </table:table-cell>
          <table:table-cell office:value-type="float" office:value="0.1050367057" calcext:value-type="float">
            <text:p>0.1050367057</text:p>
          </table:table-cell>
          <table:table-cell office:value-type="float" office:value="0.1112698987" calcext:value-type="float">
            <text:p>0.1112698987</text:p>
          </table:table-cell>
          <table:table-cell office:value-type="float" office:value="0.1132204458" calcext:value-type="float">
            <text:p>0.1132204458</text:p>
          </table:table-cell>
          <table:table-cell office:value-type="float" office:value="0.1054165885" calcext:value-type="float">
            <text:p>0.1054165885</text:p>
          </table:table-cell>
          <table:table-cell office:value-type="float" office:value="0.0931471139" calcext:value-type="float">
            <text:p>0.0931471139</text:p>
          </table:table-cell>
          <table:table-cell office:value-type="float" office:value="0.0960419551" calcext:value-type="float">
            <text:p>0.0960419551</text:p>
          </table:table-cell>
          <table:table-cell office:value-type="float" office:value="0.1017659754" calcext:value-type="float">
            <text:p>0.1017659754</text:p>
          </table:table-cell>
          <table:table-cell office:value-type="float" office:value="0.0971544757" calcext:value-type="float">
            <text:p>0.0971544757</text:p>
          </table:table-cell>
          <table:table-cell office:value-type="float" office:value="0.0970879123" calcext:value-type="float">
            <text:p>0.0970879123</text:p>
          </table:table-cell>
          <table:table-cell office:value-type="float" office:value="0.0991815254" calcext:value-type="float">
            <text:p>0.0991815254</text:p>
          </table:table-cell>
          <table:table-cell office:value-type="float" office:value="0.100704588" calcext:value-type="float">
            <text:p>0.100704588</text:p>
          </table:table-cell>
          <table:table-cell office:value-type="float" office:value="0.1014166698" calcext:value-type="float">
            <text:p>0.1014166698</text:p>
          </table:table-cell>
          <table:table-cell office:value-type="float" office:value="0.0958901569" calcext:value-type="float">
            <text:p>0.0958901569</text:p>
          </table:table-cell>
          <table:table-cell office:value-type="float" office:value="0.1061364263" calcext:value-type="float">
            <text:p>0.1061364263</text:p>
          </table:table-cell>
          <table:table-cell office:value-type="float" office:value="0.1144980937" calcext:value-type="float">
            <text:p>0.1144980937</text:p>
          </table:table-cell>
          <table:table-cell office:value-type="float" office:value="0.1107990667" calcext:value-type="float">
            <text:p>0.1107990667</text:p>
          </table:table-cell>
          <table:table-cell office:value-type="float" office:value="0.1159939468" calcext:value-type="float">
            <text:p>0.1159939468</text:p>
          </table:table-cell>
          <table:table-cell office:value-type="float" office:value="0.1209053993" calcext:value-type="float">
            <text:p>0.1209053993</text:p>
          </table:table-cell>
          <table:table-cell office:value-type="float" office:value="0.1116615981" calcext:value-type="float">
            <text:p>0.1116615981</text:p>
          </table:table-cell>
          <table:table-cell office:value-type="float" office:value="0.1038587019" calcext:value-type="float">
            <text:p>0.1038587019</text:p>
          </table:table-cell>
          <table:table-cell office:value-type="float" office:value="0.1361249685" calcext:value-type="float">
            <text:p>0.1361249685</text:p>
          </table:table-cell>
          <table:table-cell office:value-type="float" office:value="0.1055373177" calcext:value-type="float">
            <text:p>0.1055373177</text:p>
          </table:table-cell>
          <table:table-cell office:value-type="float" office:value="0.1221490502" calcext:value-type="float">
            <text:p>0.1221490502</text:p>
          </table:table-cell>
          <table:table-cell office:value-type="float" office:value="0.116941534" calcext:value-type="float">
            <text:p>0.116941534</text:p>
          </table:table-cell>
          <table:table-cell office:value-type="float" office:value="0.120032087" calcext:value-type="float">
            <text:p>0.120032087</text:p>
          </table:table-cell>
          <table:table-cell office:value-type="float" office:value="0.1146750599" calcext:value-type="float">
            <text:p>0.1146750599</text:p>
          </table:table-cell>
          <table:table-cell office:value-type="float" office:value="0.1229600385" calcext:value-type="float">
            <text:p>0.1229600385</text:p>
          </table:table-cell>
          <table:table-cell office:value-type="float" office:value="0.1180904955" calcext:value-type="float">
            <text:p>0.1180904955</text:p>
          </table:table-cell>
          <table:table-cell office:value-type="float" office:value="0.1225381568" calcext:value-type="float">
            <text:p>0.1225381568</text:p>
          </table:table-cell>
          <table:table-cell office:value-type="float" office:value="0.1189836785" calcext:value-type="float">
            <text:p>0.1189836785</text:p>
          </table:table-cell>
          <table:table-cell office:value-type="float" office:value="0.1302709281" calcext:value-type="float">
            <text:p>0.1302709281</text:p>
          </table:table-cell>
          <table:table-cell office:value-type="float" office:value="0.1418613344" calcext:value-type="float">
            <text:p>0.1418613344</text:p>
          </table:table-cell>
          <table:table-cell office:value-type="float" office:value="0.1454127282" calcext:value-type="float">
            <text:p>0.1454127282</text:p>
          </table:table-cell>
          <table:table-cell office:value-type="float" office:value="0.1407803148" calcext:value-type="float">
            <text:p>0.1407803148</text:p>
          </table:table-cell>
          <table:table-cell office:value-type="float" office:value="0.1462163627" calcext:value-type="float">
            <text:p>0.1462163627</text:p>
          </table:table-cell>
          <table:table-cell office:value-type="float" office:value="0.1371953338" calcext:value-type="float">
            <text:p>0.1371953338</text:p>
          </table:table-cell>
          <table:table-cell office:value-type="float" office:value="0.1301062405" calcext:value-type="float">
            <text:p>0.1301062405</text:p>
          </table:table-cell>
          <table:table-cell office:value-type="float" office:value="0.1403710991" calcext:value-type="float">
            <text:p>0.1403710991</text:p>
          </table:table-cell>
          <table:table-cell office:value-type="float" office:value="0.1633683443" calcext:value-type="float">
            <text:p>0.1633683443</text:p>
          </table:table-cell>
          <table:table-cell office:value-type="float" office:value="0.1772437543" calcext:value-type="float">
            <text:p>0.1772437543</text:p>
          </table:table-cell>
          <table:table-cell office:value-type="float" office:value="0.2018033862" calcext:value-type="float">
            <text:p>0.2018033862</text:p>
          </table:table-cell>
          <table:table-cell office:value-type="float" office:value="0.2126730978" calcext:value-type="float">
            <text:p>0.2126730978</text:p>
          </table:table-cell>
          <table:table-cell office:value-type="float" office:value="0.1935974211" calcext:value-type="float">
            <text:p>0.1935974211</text:p>
          </table:table-cell>
          <table:table-cell office:value-type="float" office:value="0.1659363657" calcext:value-type="float">
            <text:p>0.1659363657</text:p>
          </table:table-cell>
          <table:table-cell office:value-type="float" office:value="0.1630067229" calcext:value-type="float">
            <text:p>0.1630067229</text:p>
          </table:table-cell>
          <table:table-cell office:value-type="float" office:value="0.1730905473" calcext:value-type="float">
            <text:p>0.1730905473</text:p>
          </table:table-cell>
          <table:table-cell office:value-type="float" office:value="0.2038821876" calcext:value-type="float">
            <text:p>0.2038821876</text:p>
          </table:table-cell>
          <table:table-cell office:value-type="float" office:value="0.1648856848" calcext:value-type="float">
            <text:p>0.1648856848</text:p>
          </table:table-cell>
          <table:table-cell office:value-type="float" office:value="0.1667894721" calcext:value-type="float">
            <text:p>0.1667894721</text:p>
          </table:table-cell>
          <table:table-cell table:number-columns-repeated="957"/>
        </table:table-row>
        <table:table-row table:style-name="ro2">
          <table:table-cell office:value-type="string" calcext:value-type="string">
            <text:p><text:s/>Oman</text:p>
          </table:table-cell>
          <table:table-cell office:value-type="string" calcext:value-type="string">
            <text:p>p99p100</text:p>
          </table:table-cell>
          <table:table-cell table:number-columns-repeated="40"/>
          <table:table-cell office:value-type="float" office:value="0.1767347753" calcext:value-type="float">
            <text:p>0.1767347753</text:p>
          </table:table-cell>
          <table:table-cell office:value-type="float" office:value="0.1767347604" calcext:value-type="float">
            <text:p>0.1767347604</text:p>
          </table:table-cell>
          <table:table-cell office:value-type="float" office:value="0.1767347455" calcext:value-type="float">
            <text:p>0.1767347455</text:p>
          </table:table-cell>
          <table:table-cell office:value-type="float" office:value="0.1767347753" calcext:value-type="float">
            <text:p>0.1767347753</text:p>
          </table:table-cell>
          <table:table-cell office:value-type="float" office:value="0.1767174006" calcext:value-type="float">
            <text:p>0.1767174006</text:p>
          </table:table-cell>
          <table:table-cell office:value-type="float" office:value="0.1767000109" calcext:value-type="float">
            <text:p>0.1767000109</text:p>
          </table:table-cell>
          <table:table-cell office:value-type="float" office:value="0.1766748279" calcext:value-type="float">
            <text:p>0.1766748279</text:p>
          </table:table-cell>
          <table:table-cell office:value-type="float" office:value="0.1766574532" calcext:value-type="float">
            <text:p>0.1766574532</text:p>
          </table:table-cell>
          <table:table-cell office:value-type="float" office:value="0.1766400784" calcext:value-type="float">
            <text:p>0.1766400784</text:p>
          </table:table-cell>
          <table:table-cell office:value-type="float" office:value="0.1766227633" calcext:value-type="float">
            <text:p>0.1766227633</text:p>
          </table:table-cell>
          <table:table-cell office:value-type="float" office:value="0.1766054034" calcext:value-type="float">
            <text:p>0.1766054034</text:p>
          </table:table-cell>
          <table:table-cell office:value-type="float" office:value="0.1765880436" calcext:value-type="float">
            <text:p>0.1765880436</text:p>
          </table:table-cell>
          <table:table-cell office:value-type="float" office:value="0.1765707135" calcext:value-type="float">
            <text:p>0.1765707135</text:p>
          </table:table-cell>
          <table:table-cell office:value-type="float" office:value="0.1743505895" calcext:value-type="float">
            <text:p>0.1743505895</text:p>
          </table:table-cell>
          <table:table-cell office:value-type="float" office:value="0.175899595" calcext:value-type="float">
            <text:p>0.175899595</text:p>
          </table:table-cell>
          <table:table-cell office:value-type="float" office:value="0.1766106933" calcext:value-type="float">
            <text:p>0.1766106933</text:p>
          </table:table-cell>
          <table:table-cell office:value-type="float" office:value="0.1763117611" calcext:value-type="float">
            <text:p>0.1763117611</text:p>
          </table:table-cell>
          <table:table-cell office:value-type="float" office:value="0.1786678731" calcext:value-type="float">
            <text:p>0.1786678731</text:p>
          </table:table-cell>
          <table:table-cell office:value-type="float" office:value="0.1794558316" calcext:value-type="float">
            <text:p>0.1794558316</text:p>
          </table:table-cell>
          <table:table-cell office:value-type="float" office:value="0.1859426498" calcext:value-type="float">
            <text:p>0.1859426498</text:p>
          </table:table-cell>
          <table:table-cell office:value-type="float" office:value="0.177292496" calcext:value-type="float">
            <text:p>0.177292496</text:p>
          </table:table-cell>
          <table:table-cell office:value-type="float" office:value="0.1873160154" calcext:value-type="float">
            <text:p>0.1873160154</text:p>
          </table:table-cell>
          <table:table-cell office:value-type="float" office:value="0.1911806017" calcext:value-type="float">
            <text:p>0.1911806017</text:p>
          </table:table-cell>
          <table:table-cell office:value-type="float" office:value="0.1932662129" calcext:value-type="float">
            <text:p>0.1932662129</text:p>
          </table:table-cell>
          <table:table-cell office:value-type="float" office:value="0.1931044757" calcext:value-type="float">
            <text:p>0.1931044757</text:p>
          </table:table-cell>
          <table:table-cell office:value-type="float" office:value="0.1935812831" calcext:value-type="float">
            <text:p>0.1935812831</text:p>
          </table:table-cell>
          <table:table-cell office:value-type="float" office:value="0.1949462742" calcext:value-type="float">
            <text:p>0.1949462742</text:p>
          </table:table-cell>
          <table:table-cell table:number-columns-repeated="955"/>
        </table:table-row>
        <table:table-row table:style-name="ro2">
          <table:table-cell office:value-type="string" calcext:value-type="string">
            <text:p><text:s/>Oregon</text:p>
          </table:table-cell>
          <table:table-cell office:value-type="string" calcext:value-type="string">
            <text:p>p99p100</text:p>
          </table:table-cell>
          <table:table-cell office:value-type="float" office:value="0.1242159158" calcext:value-type="float">
            <text:p>0.1242159158</text:p>
          </table:table-cell>
          <table:table-cell office:value-type="float" office:value="0.1191776246" calcext:value-type="float">
            <text:p>0.1191776246</text:p>
          </table:table-cell>
          <table:table-cell office:value-type="float" office:value="0.1079009697" calcext:value-type="float">
            <text:p>0.1079009697</text:p>
          </table:table-cell>
          <table:table-cell office:value-type="float" office:value="0.0962723494" calcext:value-type="float">
            <text:p>0.0962723494</text:p>
          </table:table-cell>
          <table:table-cell office:value-type="float" office:value="0.1015340835" calcext:value-type="float">
            <text:p>0.1015340835</text:p>
          </table:table-cell>
          <table:table-cell office:value-type="float" office:value="0.0931653231" calcext:value-type="float">
            <text:p>0.0931653231</text:p>
          </table:table-cell>
          <table:table-cell office:value-type="float" office:value="0.1077741086" calcext:value-type="float">
            <text:p>0.1077741086</text:p>
          </table:table-cell>
          <table:table-cell office:value-type="float" office:value="0.0874826834" calcext:value-type="float">
            <text:p>0.0874826834</text:p>
          </table:table-cell>
          <table:table-cell office:value-type="float" office:value="0.1006194055" calcext:value-type="float">
            <text:p>0.1006194055</text:p>
          </table:table-cell>
          <table:table-cell office:value-type="float" office:value="0.1010525301" calcext:value-type="float">
            <text:p>0.1010525301</text:p>
          </table:table-cell>
          <table:table-cell office:value-type="float" office:value="0.0948985294" calcext:value-type="float">
            <text:p>0.0948985294</text:p>
          </table:table-cell>
          <table:table-cell office:value-type="float" office:value="0.0940476432" calcext:value-type="float">
            <text:p>0.0940476432</text:p>
          </table:table-cell>
          <table:table-cell office:value-type="float" office:value="0.0922736079" calcext:value-type="float">
            <text:p>0.0922736079</text:p>
          </table:table-cell>
          <table:table-cell office:value-type="float" office:value="0.0899852216" calcext:value-type="float">
            <text:p>0.0899852216</text:p>
          </table:table-cell>
          <table:table-cell office:value-type="float" office:value="0.1004580408" calcext:value-type="float">
            <text:p>0.1004580408</text:p>
          </table:table-cell>
          <table:table-cell office:value-type="float" office:value="0.099174194" calcext:value-type="float">
            <text:p>0.099174194</text:p>
          </table:table-cell>
          <table:table-cell office:value-type="float" office:value="0.0911976174" calcext:value-type="float">
            <text:p>0.0911976174</text:p>
          </table:table-cell>
          <table:table-cell office:value-type="float" office:value="0.0964531302" calcext:value-type="float">
            <text:p>0.0964531302</text:p>
          </table:table-cell>
          <table:table-cell office:value-type="float" office:value="0.0985941961" calcext:value-type="float">
            <text:p>0.0985941961</text:p>
          </table:table-cell>
          <table:table-cell office:value-type="float" office:value="0.0936058611" calcext:value-type="float">
            <text:p>0.0936058611</text:p>
          </table:table-cell>
          <table:table-cell office:value-type="float" office:value="0.0793318823" calcext:value-type="float">
            <text:p>0.0793318823</text:p>
          </table:table-cell>
          <table:table-cell office:value-type="float" office:value="0.0868505761" calcext:value-type="float">
            <text:p>0.0868505761</text:p>
          </table:table-cell>
          <table:table-cell office:value-type="float" office:value="0.0934525207" calcext:value-type="float">
            <text:p>0.0934525207</text:p>
          </table:table-cell>
          <table:table-cell office:value-type="float" office:value="0.0922174975" calcext:value-type="float">
            <text:p>0.0922174975</text:p>
          </table:table-cell>
          <table:table-cell office:value-type="float" office:value="0.0848770589" calcext:value-type="float">
            <text:p>0.0848770589</text:p>
          </table:table-cell>
          <table:table-cell office:value-type="float" office:value="0.0811250061" calcext:value-type="float">
            <text:p>0.0811250061</text:p>
          </table:table-cell>
          <table:table-cell office:value-type="float" office:value="0.07921312" calcext:value-type="float">
            <text:p>0.07921312</text:p>
          </table:table-cell>
          <table:table-cell office:value-type="float" office:value="0.0867970437" calcext:value-type="float">
            <text:p>0.0867970437</text:p>
          </table:table-cell>
          <table:table-cell office:value-type="float" office:value="0.0836726725" calcext:value-type="float">
            <text:p>0.0836726725</text:p>
          </table:table-cell>
          <table:table-cell office:value-type="float" office:value="0.0869705677" calcext:value-type="float">
            <text:p>0.0869705677</text:p>
          </table:table-cell>
          <table:table-cell office:value-type="float" office:value="0.083578594" calcext:value-type="float">
            <text:p>0.083578594</text:p>
          </table:table-cell>
          <table:table-cell office:value-type="float" office:value="0.083530277" calcext:value-type="float">
            <text:p>0.083530277</text:p>
          </table:table-cell>
          <table:table-cell office:value-type="float" office:value="0.0954084322" calcext:value-type="float">
            <text:p>0.0954084322</text:p>
          </table:table-cell>
          <table:table-cell office:value-type="float" office:value="0.108002685" calcext:value-type="float">
            <text:p>0.108002685</text:p>
          </table:table-cell>
          <table:table-cell office:value-type="float" office:value="0.1002207696" calcext:value-type="float">
            <text:p>0.1002207696</text:p>
          </table:table-cell>
          <table:table-cell office:value-type="float" office:value="0.0937600657" calcext:value-type="float">
            <text:p>0.0937600657</text:p>
          </table:table-cell>
          <table:table-cell office:value-type="float" office:value="0.1265961677" calcext:value-type="float">
            <text:p>0.1265961677</text:p>
          </table:table-cell>
          <table:table-cell office:value-type="float" office:value="0.1029937267" calcext:value-type="float">
            <text:p>0.1029937267</text:p>
          </table:table-cell>
          <table:table-cell office:value-type="float" office:value="0.1268010885" calcext:value-type="float">
            <text:p>0.1268010885</text:p>
          </table:table-cell>
          <table:table-cell office:value-type="float" office:value="0.1286984235" calcext:value-type="float">
            <text:p>0.1286984235</text:p>
          </table:table-cell>
          <table:table-cell office:value-type="float" office:value="0.1237603128" calcext:value-type="float">
            <text:p>0.1237603128</text:p>
          </table:table-cell>
          <table:table-cell office:value-type="float" office:value="0.1179022193" calcext:value-type="float">
            <text:p>0.1179022193</text:p>
          </table:table-cell>
          <table:table-cell office:value-type="float" office:value="0.1265507638" calcext:value-type="float">
            <text:p>0.1265507638</text:p>
          </table:table-cell>
          <table:table-cell office:value-type="float" office:value="0.1273238808" calcext:value-type="float">
            <text:p>0.1273238808</text:p>
          </table:table-cell>
          <table:table-cell office:value-type="float" office:value="0.1253711134" calcext:value-type="float">
            <text:p>0.1253711134</text:p>
          </table:table-cell>
          <table:table-cell office:value-type="float" office:value="0.1278205216" calcext:value-type="float">
            <text:p>0.1278205216</text:p>
          </table:table-cell>
          <table:table-cell office:value-type="float" office:value="0.1407385767" calcext:value-type="float">
            <text:p>0.1407385767</text:p>
          </table:table-cell>
          <table:table-cell office:value-type="float" office:value="0.1524491757" calcext:value-type="float">
            <text:p>0.1524491757</text:p>
          </table:table-cell>
          <table:table-cell office:value-type="float" office:value="0.1524620652" calcext:value-type="float">
            <text:p>0.1524620652</text:p>
          </table:table-cell>
          <table:table-cell office:value-type="float" office:value="0.1571839452" calcext:value-type="float">
            <text:p>0.1571839452</text:p>
          </table:table-cell>
          <table:table-cell office:value-type="float" office:value="0.1759982705" calcext:value-type="float">
            <text:p>0.1759982705</text:p>
          </table:table-cell>
          <table:table-cell office:value-type="float" office:value="0.1382756829" calcext:value-type="float">
            <text:p>0.1382756829</text:p>
          </table:table-cell>
          <table:table-cell office:value-type="float" office:value="0.1343390048" calcext:value-type="float">
            <text:p>0.1343390048</text:p>
          </table:table-cell>
          <table:table-cell office:value-type="float" office:value="0.1414839774" calcext:value-type="float">
            <text:p>0.1414839774</text:p>
          </table:table-cell>
          <table:table-cell office:value-type="float" office:value="0.1567678005" calcext:value-type="float">
            <text:p>0.1567678005</text:p>
          </table:table-cell>
          <table:table-cell office:value-type="float" office:value="0.1688993424" calcext:value-type="float">
            <text:p>0.1688993424</text:p>
          </table:table-cell>
          <table:table-cell office:value-type="float" office:value="0.1813494861" calcext:value-type="float">
            <text:p>0.1813494861</text:p>
          </table:table-cell>
          <table:table-cell office:value-type="float" office:value="0.1872611493" calcext:value-type="float">
            <text:p>0.1872611493</text:p>
          </table:table-cell>
          <table:table-cell office:value-type="float" office:value="0.15622361" calcext:value-type="float">
            <text:p>0.15622361</text:p>
          </table:table-cell>
          <table:table-cell office:value-type="float" office:value="0.141497016" calcext:value-type="float">
            <text:p>0.141497016</text:p>
          </table:table-cell>
          <table:table-cell office:value-type="float" office:value="0.1486259401" calcext:value-type="float">
            <text:p>0.1486259401</text:p>
          </table:table-cell>
          <table:table-cell office:value-type="float" office:value="0.1498033553" calcext:value-type="float">
            <text:p>0.1498033553</text:p>
          </table:table-cell>
          <table:table-cell office:value-type="float" office:value="0.1637878865" calcext:value-type="float">
            <text:p>0.1637878865</text:p>
          </table:table-cell>
          <table:table-cell office:value-type="float" office:value="0.1555490196" calcext:value-type="float">
            <text:p>0.1555490196</text:p>
          </table:table-cell>
          <table:table-cell office:value-type="float" office:value="0.1644722372" calcext:value-type="float">
            <text:p>0.1644722372</text:p>
          </table:table-cell>
          <table:table-cell table:number-columns-repeated="957"/>
        </table:table-row>
        <table:table-row table:style-name="ro2">
          <table:table-cell office:value-type="string" calcext:value-type="string">
            <text:p><text:s/>Palestine</text:p>
          </table:table-cell>
          <table:table-cell office:value-type="string" calcext:value-type="string">
            <text:p>p99p100</text:p>
          </table:table-cell>
          <table:table-cell table:number-columns-repeated="40"/>
          <table:table-cell table:number-columns-repeated="7" office:value-type="float" office:value="0.1380239129" calcext:value-type="float">
            <text:p>0.1380239129</text:p>
          </table:table-cell>
          <table:table-cell office:value-type="float" office:value="0.1403606981" calcext:value-type="float">
            <text:p>0.1403606981</text:p>
          </table:table-cell>
          <table:table-cell office:value-type="float" office:value="0.1440864801" calcext:value-type="float">
            <text:p>0.1440864801</text:p>
          </table:table-cell>
          <table:table-cell office:value-type="float" office:value="0.144086495" calcext:value-type="float">
            <text:p>0.144086495</text:p>
          </table:table-cell>
          <table:table-cell table:number-columns-repeated="2" office:value-type="float" office:value="0.1440864801" calcext:value-type="float">
            <text:p>0.1440864801</text:p>
          </table:table-cell>
          <table:table-cell office:value-type="float" office:value="0.1470240355" calcext:value-type="float">
            <text:p>0.1470240355</text:p>
          </table:table-cell>
          <table:table-cell table:number-columns-repeated="2" office:value-type="float" office:value="0.1470240206" calcext:value-type="float">
            <text:p>0.1470240206</text:p>
          </table:table-cell>
          <table:table-cell office:value-type="float" office:value="0.1557892561" calcext:value-type="float">
            <text:p>0.1557892561</text:p>
          </table:table-cell>
          <table:table-cell office:value-type="float" office:value="0.1485968232" calcext:value-type="float">
            <text:p>0.1485968232</text:p>
          </table:table-cell>
          <table:table-cell office:value-type="float" office:value="0.1654839069" calcext:value-type="float">
            <text:p>0.1654839069</text:p>
          </table:table-cell>
          <table:table-cell office:value-type="float" office:value="0.1441655606" calcext:value-type="float">
            <text:p>0.1441655606</text:p>
          </table:table-cell>
          <table:table-cell office:value-type="float" office:value="0.1441650242" calcext:value-type="float">
            <text:p>0.1441650242</text:p>
          </table:table-cell>
          <table:table-cell office:value-type="float" office:value="0.1684846729" calcext:value-type="float">
            <text:p>0.1684846729</text:p>
          </table:table-cell>
          <table:table-cell office:value-type="float" office:value="0.1581431329" calcext:value-type="float">
            <text:p>0.1581431329</text:p>
          </table:table-cell>
          <table:table-cell office:value-type="float" office:value="0.158143118" calcext:value-type="float">
            <text:p>0.158143118</text:p>
          </table:table-cell>
          <table:table-cell table:number-columns-repeated="2" office:value-type="float" office:value="0.1581431329" calcext:value-type="float">
            <text:p>0.1581431329</text:p>
          </table:table-cell>
          <table:table-cell table:number-columns-repeated="2" office:value-type="float" office:value="0.158143118" calcext:value-type="float">
            <text:p>0.158143118</text:p>
          </table:table-cell>
          <table:table-cell table:number-columns-repeated="955"/>
        </table:table-row>
        <table:table-row table:style-name="ro2">
          <table:table-cell office:value-type="string" calcext:value-type="string">
            <text:p><text:s/>Pennsylvania</text:p>
          </table:table-cell>
          <table:table-cell office:value-type="string" calcext:value-type="string">
            <text:p>p99p100</text:p>
          </table:table-cell>
          <table:table-cell office:value-type="float" office:value="0.1252876818" calcext:value-type="float">
            <text:p>0.1252876818</text:p>
          </table:table-cell>
          <table:table-cell office:value-type="float" office:value="0.1151723191" calcext:value-type="float">
            <text:p>0.1151723191</text:p>
          </table:table-cell>
          <table:table-cell office:value-type="float" office:value="0.1098624691" calcext:value-type="float">
            <text:p>0.1098624691</text:p>
          </table:table-cell>
          <table:table-cell office:value-type="float" office:value="0.0963797718" calcext:value-type="float">
            <text:p>0.0963797718</text:p>
          </table:table-cell>
          <table:table-cell office:value-type="float" office:value="0.1069503874" calcext:value-type="float">
            <text:p>0.1069503874</text:p>
          </table:table-cell>
          <table:table-cell office:value-type="float" office:value="0.1092119217" calcext:value-type="float">
            <text:p>0.1092119217</text:p>
          </table:table-cell>
          <table:table-cell office:value-type="float" office:value="0.1132151261" calcext:value-type="float">
            <text:p>0.1132151261</text:p>
          </table:table-cell>
          <table:table-cell office:value-type="float" office:value="0.1066377833" calcext:value-type="float">
            <text:p>0.1066377833</text:p>
          </table:table-cell>
          <table:table-cell office:value-type="float" office:value="0.1078815386" calcext:value-type="float">
            <text:p>0.1078815386</text:p>
          </table:table-cell>
          <table:table-cell office:value-type="float" office:value="0.1093358919" calcext:value-type="float">
            <text:p>0.1093358919</text:p>
          </table:table-cell>
          <table:table-cell office:value-type="float" office:value="0.0962323248" calcext:value-type="float">
            <text:p>0.0962323248</text:p>
          </table:table-cell>
          <table:table-cell office:value-type="float" office:value="0.1012666002" calcext:value-type="float">
            <text:p>0.1012666002</text:p>
          </table:table-cell>
          <table:table-cell office:value-type="float" office:value="0.0977333784" calcext:value-type="float">
            <text:p>0.0977333784</text:p>
          </table:table-cell>
          <table:table-cell office:value-type="float" office:value="0.1001753211" calcext:value-type="float">
            <text:p>0.1001753211</text:p>
          </table:table-cell>
          <table:table-cell office:value-type="float" office:value="0.1055782586" calcext:value-type="float">
            <text:p>0.1055782586</text:p>
          </table:table-cell>
          <table:table-cell office:value-type="float" office:value="0.1079977378" calcext:value-type="float">
            <text:p>0.1079977378</text:p>
          </table:table-cell>
          <table:table-cell office:value-type="float" office:value="0.1025450453" calcext:value-type="float">
            <text:p>0.1025450453</text:p>
          </table:table-cell>
          <table:table-cell office:value-type="float" office:value="0.1047732159" calcext:value-type="float">
            <text:p>0.1047732159</text:p>
          </table:table-cell>
          <table:table-cell office:value-type="float" office:value="0.1095108241" calcext:value-type="float">
            <text:p>0.1095108241</text:p>
          </table:table-cell>
          <table:table-cell office:value-type="float" office:value="0.1005236581" calcext:value-type="float">
            <text:p>0.1005236581</text:p>
          </table:table-cell>
          <table:table-cell office:value-type="float" office:value="0.0895022005" calcext:value-type="float">
            <text:p>0.0895022005</text:p>
          </table:table-cell>
          <table:table-cell office:value-type="float" office:value="0.092390202" calcext:value-type="float">
            <text:p>0.092390202</text:p>
          </table:table-cell>
          <table:table-cell office:value-type="float" office:value="0.094350338" calcext:value-type="float">
            <text:p>0.094350338</text:p>
          </table:table-cell>
          <table:table-cell office:value-type="float" office:value="0.0885993913" calcext:value-type="float">
            <text:p>0.0885993913</text:p>
          </table:table-cell>
          <table:table-cell office:value-type="float" office:value="0.0836607069" calcext:value-type="float">
            <text:p>0.0836607069</text:p>
          </table:table-cell>
          <table:table-cell office:value-type="float" office:value="0.0869365782" calcext:value-type="float">
            <text:p>0.0869365782</text:p>
          </table:table-cell>
          <table:table-cell office:value-type="float" office:value="0.0847703964" calcext:value-type="float">
            <text:p>0.0847703964</text:p>
          </table:table-cell>
          <table:table-cell office:value-type="float" office:value="0.0864510983" calcext:value-type="float">
            <text:p>0.0864510983</text:p>
          </table:table-cell>
          <table:table-cell office:value-type="float" office:value="0.0856750607" calcext:value-type="float">
            <text:p>0.0856750607</text:p>
          </table:table-cell>
          <table:table-cell office:value-type="float" office:value="0.0930861458" calcext:value-type="float">
            <text:p>0.0930861458</text:p>
          </table:table-cell>
          <table:table-cell office:value-type="float" office:value="0.0941408426" calcext:value-type="float">
            <text:p>0.0941408426</text:p>
          </table:table-cell>
          <table:table-cell office:value-type="float" office:value="0.0946155787" calcext:value-type="float">
            <text:p>0.0946155787</text:p>
          </table:table-cell>
          <table:table-cell office:value-type="float" office:value="0.1056510359" calcext:value-type="float">
            <text:p>0.1056510359</text:p>
          </table:table-cell>
          <table:table-cell office:value-type="float" office:value="0.1177480593" calcext:value-type="float">
            <text:p>0.1177480593</text:p>
          </table:table-cell>
          <table:table-cell office:value-type="float" office:value="0.119476743" calcext:value-type="float">
            <text:p>0.119476743</text:p>
          </table:table-cell>
          <table:table-cell office:value-type="float" office:value="0.1231784523" calcext:value-type="float">
            <text:p>0.1231784523</text:p>
          </table:table-cell>
          <table:table-cell office:value-type="float" office:value="0.1556776166" calcext:value-type="float">
            <text:p>0.1556776166</text:p>
          </table:table-cell>
          <table:table-cell office:value-type="float" office:value="0.1252007037" calcext:value-type="float">
            <text:p>0.1252007037</text:p>
          </table:table-cell>
          <table:table-cell office:value-type="float" office:value="0.1548472345" calcext:value-type="float">
            <text:p>0.1548472345</text:p>
          </table:table-cell>
          <table:table-cell office:value-type="float" office:value="0.1405285001" calcext:value-type="float">
            <text:p>0.1405285001</text:p>
          </table:table-cell>
          <table:table-cell office:value-type="float" office:value="0.1349105686" calcext:value-type="float">
            <text:p>0.1349105686</text:p>
          </table:table-cell>
          <table:table-cell office:value-type="float" office:value="0.1256329566" calcext:value-type="float">
            <text:p>0.1256329566</text:p>
          </table:table-cell>
          <table:table-cell office:value-type="float" office:value="0.136994347" calcext:value-type="float">
            <text:p>0.136994347</text:p>
          </table:table-cell>
          <table:table-cell office:value-type="float" office:value="0.1317077577" calcext:value-type="float">
            <text:p>0.1317077577</text:p>
          </table:table-cell>
          <table:table-cell office:value-type="float" office:value="0.133362934" calcext:value-type="float">
            <text:p>0.133362934</text:p>
          </table:table-cell>
          <table:table-cell office:value-type="float" office:value="0.1457521915" calcext:value-type="float">
            <text:p>0.1457521915</text:p>
          </table:table-cell>
          <table:table-cell office:value-type="float" office:value="0.1578599811" calcext:value-type="float">
            <text:p>0.1578599811</text:p>
          </table:table-cell>
          <table:table-cell office:value-type="float" office:value="0.165057987" calcext:value-type="float">
            <text:p>0.165057987</text:p>
          </table:table-cell>
          <table:table-cell office:value-type="float" office:value="0.1725477278" calcext:value-type="float">
            <text:p>0.1725477278</text:p>
          </table:table-cell>
          <table:table-cell office:value-type="float" office:value="0.1732470542" calcext:value-type="float">
            <text:p>0.1732470542</text:p>
          </table:table-cell>
          <table:table-cell office:value-type="float" office:value="0.1805350482" calcext:value-type="float">
            <text:p>0.1805350482</text:p>
          </table:table-cell>
          <table:table-cell office:value-type="float" office:value="0.1561976522" calcext:value-type="float">
            <text:p>0.1561976522</text:p>
          </table:table-cell>
          <table:table-cell office:value-type="float" office:value="0.1491435915" calcext:value-type="float">
            <text:p>0.1491435915</text:p>
          </table:table-cell>
          <table:table-cell office:value-type="float" office:value="0.1564261913" calcext:value-type="float">
            <text:p>0.1564261913</text:p>
          </table:table-cell>
          <table:table-cell office:value-type="float" office:value="0.1658559144" calcext:value-type="float">
            <text:p>0.1658559144</text:p>
          </table:table-cell>
          <table:table-cell office:value-type="float" office:value="0.1869711131" calcext:value-type="float">
            <text:p>0.1869711131</text:p>
          </table:table-cell>
          <table:table-cell office:value-type="float" office:value="0.1944050342" calcext:value-type="float">
            <text:p>0.1944050342</text:p>
          </table:table-cell>
          <table:table-cell office:value-type="float" office:value="0.2037143111" calcext:value-type="float">
            <text:p>0.2037143111</text:p>
          </table:table-cell>
          <table:table-cell office:value-type="float" office:value="0.1808687449" calcext:value-type="float">
            <text:p>0.1808687449</text:p>
          </table:table-cell>
          <table:table-cell office:value-type="float" office:value="0.1606048346" calcext:value-type="float">
            <text:p>0.1606048346</text:p>
          </table:table-cell>
          <table:table-cell office:value-type="float" office:value="0.1732524037" calcext:value-type="float">
            <text:p>0.1732524037</text:p>
          </table:table-cell>
          <table:table-cell office:value-type="float" office:value="0.1694837064" calcext:value-type="float">
            <text:p>0.1694837064</text:p>
          </table:table-cell>
          <table:table-cell office:value-type="float" office:value="0.1918417513" calcext:value-type="float">
            <text:p>0.1918417513</text:p>
          </table:table-cell>
          <table:table-cell office:value-type="float" office:value="0.1658194214" calcext:value-type="float">
            <text:p>0.1658194214</text:p>
          </table:table-cell>
          <table:table-cell office:value-type="float" office:value="0.1756284535" calcext:value-type="float">
            <text:p>0.1756284535</text:p>
          </table:table-cell>
          <table:table-cell table:number-columns-repeated="957"/>
        </table:table-row>
        <table:table-row table:style-name="ro2">
          <table:table-cell office:value-type="string" calcext:value-type="string">
            <text:p><text:s/>Poland</text:p>
          </table:table-cell>
          <table:table-cell office:value-type="string" calcext:value-type="string">
            <text:p>p99p100</text:p>
          </table:table-cell>
          <table:table-cell table:number-columns-repeated="33"/>
          <table:table-cell office:value-type="float" office:value="0.0416" calcext:value-type="float">
            <text:p>0.0416</text:p>
          </table:table-cell>
          <table:table-cell office:value-type="float" office:value="0.0467" calcext:value-type="float">
            <text:p>0.0467</text:p>
          </table:table-cell>
          <table:table-cell table:number-columns-repeated="2" office:value-type="float" office:value="0.0411" calcext:value-type="float">
            <text:p>0.0411</text:p>
          </table:table-cell>
          <table:table-cell office:value-type="float" office:value="0.0424" calcext:value-type="float">
            <text:p>0.0424</text:p>
          </table:table-cell>
          <table:table-cell office:value-type="float" office:value="0.0406" calcext:value-type="float">
            <text:p>0.0406</text:p>
          </table:table-cell>
          <table:table-cell office:value-type="float" office:value="0.0433" calcext:value-type="float">
            <text:p>0.0433</text:p>
          </table:table-cell>
          <table:table-cell office:value-type="float" office:value="0.0532" calcext:value-type="float">
            <text:p>0.0532</text:p>
          </table:table-cell>
          <table:table-cell office:value-type="float" office:value="0.0633" calcext:value-type="float">
            <text:p>0.0633</text:p>
          </table:table-cell>
          <table:table-cell office:value-type="float" office:value="0.0733" calcext:value-type="float">
            <text:p>0.0733</text:p>
          </table:table-cell>
          <table:table-cell office:value-type="float" office:value="0.0812" calcext:value-type="float">
            <text:p>0.0812</text:p>
          </table:table-cell>
          <table:table-cell office:value-type="float" office:value="0.0954" calcext:value-type="float">
            <text:p>0.0954</text:p>
          </table:table-cell>
          <table:table-cell office:value-type="float" office:value="0.1065" calcext:value-type="float">
            <text:p>0.1065</text:p>
          </table:table-cell>
          <table:table-cell office:value-type="float" office:value="0.0918" calcext:value-type="float">
            <text:p>0.0918</text:p>
          </table:table-cell>
          <table:table-cell office:value-type="float" office:value="0.0992" calcext:value-type="float">
            <text:p>0.0992</text:p>
          </table:table-cell>
          <table:table-cell office:value-type="float" office:value="0.1084" calcext:value-type="float">
            <text:p>0.1084</text:p>
          </table:table-cell>
          <table:table-cell office:value-type="float" office:value="0.1028" calcext:value-type="float">
            <text:p>0.1028</text:p>
          </table:table-cell>
          <table:table-cell office:value-type="float" office:value="0.1032" calcext:value-type="float">
            <text:p>0.1032</text:p>
          </table:table-cell>
          <table:table-cell office:value-type="float" office:value="0.1057" calcext:value-type="float">
            <text:p>0.1057</text:p>
          </table:table-cell>
          <table:table-cell office:value-type="float" office:value="0.1084" calcext:value-type="float">
            <text:p>0.1084</text:p>
          </table:table-cell>
          <table:table-cell office:value-type="float" office:value="0.1032" calcext:value-type="float">
            <text:p>0.1032</text:p>
          </table:table-cell>
          <table:table-cell office:value-type="float" office:value="0.1193" calcext:value-type="float">
            <text:p>0.1193</text:p>
          </table:table-cell>
          <table:table-cell office:value-type="float" office:value="0.1219" calcext:value-type="float">
            <text:p>0.1219</text:p>
          </table:table-cell>
          <table:table-cell office:value-type="float" office:value="0.1315" calcext:value-type="float">
            <text:p>0.1315</text:p>
          </table:table-cell>
          <table:table-cell office:value-type="float" office:value="0.1337" calcext:value-type="float">
            <text:p>0.1337</text:p>
          </table:table-cell>
          <table:table-cell office:value-type="float" office:value="0.1315" calcext:value-type="float">
            <text:p>0.1315</text:p>
          </table:table-cell>
          <table:table-cell office:value-type="float" office:value="0.1248" calcext:value-type="float">
            <text:p>0.1248</text:p>
          </table:table-cell>
          <table:table-cell office:value-type="float" office:value="0.1216" calcext:value-type="float">
            <text:p>0.1216</text:p>
          </table:table-cell>
          <table:table-cell office:value-type="float" office:value="0.1242" calcext:value-type="float">
            <text:p>0.1242</text:p>
          </table:table-cell>
          <table:table-cell office:value-type="float" office:value="0.1254" calcext:value-type="float">
            <text:p>0.1254</text:p>
          </table:table-cell>
          <table:table-cell office:value-type="float" office:value="0.1253" calcext:value-type="float">
            <text:p>0.1253</text:p>
          </table:table-cell>
          <table:table-cell office:value-type="float" office:value="0.1314" calcext:value-type="float">
            <text:p>0.1314</text:p>
          </table:table-cell>
          <table:table-cell office:value-type="float" office:value="0.1376" calcext:value-type="float">
            <text:p>0.1376</text:p>
          </table:table-cell>
          <table:table-cell office:value-type="float" office:value="0.1293" calcext:value-type="float">
            <text:p>0.1293</text:p>
          </table:table-cell>
          <table:table-cell table:number-columns-repeated="955"/>
        </table:table-row>
        <table:table-row table:style-name="ro2">
          <table:table-cell office:value-type="string" calcext:value-type="string">
            <text:p><text:s/>Portugal</text:p>
          </table:table-cell>
          <table:table-cell office:value-type="string" calcext:value-type="string">
            <text:p>p99p100</text:p>
          </table:table-cell>
          <table:table-cell table:number-columns-repeated="30"/>
          <table:table-cell office:value-type="float" office:value="0.066" calcext:value-type="float">
            <text:p>0.066</text:p>
          </table:table-cell>
          <table:table-cell office:value-type="float" office:value="0.0656" calcext:value-type="float">
            <text:p>0.0656</text:p>
          </table:table-cell>
          <table:table-cell office:value-type="float" office:value="0.07" calcext:value-type="float">
            <text:p>0.07</text:p>
          </table:table-cell>
          <table:table-cell office:value-type="float" office:value="0.0748" calcext:value-type="float">
            <text:p>0.0748</text:p>
          </table:table-cell>
          <table:table-cell office:value-type="float" office:value="0.0776" calcext:value-type="float">
            <text:p>0.0776</text:p>
          </table:table-cell>
          <table:table-cell office:value-type="float" office:value="0.0788" calcext:value-type="float">
            <text:p>0.0788</text:p>
          </table:table-cell>
          <table:table-cell office:value-type="float" office:value="0.0793" calcext:value-type="float">
            <text:p>0.0793</text:p>
          </table:table-cell>
          <table:table-cell office:value-type="float" office:value="0.0817" calcext:value-type="float">
            <text:p>0.0817</text:p>
          </table:table-cell>
          <table:table-cell office:value-type="float" office:value="0.0818" calcext:value-type="float">
            <text:p>0.0818</text:p>
          </table:table-cell>
          <table:table-cell office:value-type="float" office:value="0.0859" calcext:value-type="float">
            <text:p>0.0859</text:p>
          </table:table-cell>
          <table:table-cell office:value-type="float" office:value="0.0874" calcext:value-type="float">
            <text:p>0.0874</text:p>
          </table:table-cell>
          <table:table-cell office:value-type="float" office:value="0.0893" calcext:value-type="float">
            <text:p>0.0893</text:p>
          </table:table-cell>
          <table:table-cell office:value-type="float" office:value="0.09" calcext:value-type="float">
            <text:p>0.09</text:p>
          </table:table-cell>
          <table:table-cell office:value-type="float" office:value="0.0938" calcext:value-type="float">
            <text:p>0.0938</text:p>
          </table:table-cell>
          <table:table-cell office:value-type="float" office:value="0.0945" calcext:value-type="float">
            <text:p>0.0945</text:p>
          </table:table-cell>
          <table:table-cell office:value-type="float" office:value="0.096" calcext:value-type="float">
            <text:p>0.096</text:p>
          </table:table-cell>
          <table:table-cell office:value-type="float" office:value="0.09" calcext:value-type="float">
            <text:p>0.09</text:p>
          </table:table-cell>
          <table:table-cell office:value-type="float" office:value="0.0912" calcext:value-type="float">
            <text:p>0.0912</text:p>
          </table:table-cell>
          <table:table-cell office:value-type="float" office:value="0.0925" calcext:value-type="float">
            <text:p>0.0925</text:p>
          </table:table-cell>
          <table:table-cell office:value-type="float" office:value="0.0979" calcext:value-type="float">
            <text:p>0.0979</text:p>
          </table:table-cell>
          <table:table-cell office:value-type="float" office:value="0.0933" calcext:value-type="float">
            <text:p>0.0933</text:p>
          </table:table-cell>
          <table:table-cell office:value-type="float" office:value="0.0971" calcext:value-type="float">
            <text:p>0.0971</text:p>
          </table:table-cell>
          <table:table-cell office:value-type="float" office:value="0.09" calcext:value-type="float">
            <text:p>0.09</text:p>
          </table:table-cell>
          <table:table-cell office:value-type="float" office:value="0.0873" calcext:value-type="float">
            <text:p>0.0873</text:p>
          </table:table-cell>
          <table:table-cell office:value-type="float" office:value="0.0903" calcext:value-type="float">
            <text:p>0.0903</text:p>
          </table:table-cell>
          <table:table-cell office:value-type="float" office:value="0.0883" calcext:value-type="float">
            <text:p>0.0883</text:p>
          </table:table-cell>
          <table:table-cell office:value-type="float" office:value="0.0846" calcext:value-type="float">
            <text:p>0.0846</text:p>
          </table:table-cell>
          <table:table-cell office:value-type="float" office:value="0.0877" calcext:value-type="float">
            <text:p>0.0877</text:p>
          </table:table-cell>
          <table:table-cell table:number-columns-repeated="2" office:value-type="float" office:value="0.0805" calcext:value-type="float">
            <text:p>0.0805</text:p>
          </table:table-cell>
          <table:table-cell office:value-type="float" office:value="0.0764" calcext:value-type="float">
            <text:p>0.0764</text:p>
          </table:table-cell>
          <table:table-cell office:value-type="float" office:value="0.0828" calcext:value-type="float">
            <text:p>0.0828</text:p>
          </table:table-cell>
          <table:table-cell office:value-type="float" office:value="0.0714" calcext:value-type="float">
            <text:p>0.0714</text:p>
          </table:table-cell>
          <table:table-cell office:value-type="float" office:value="0.072" calcext:value-type="float">
            <text:p>0.072</text:p>
          </table:table-cell>
          <table:table-cell office:value-type="float" office:value="0.0747" calcext:value-type="float">
            <text:p>0.0747</text:p>
          </table:table-cell>
          <table:table-cell office:value-type="float" office:value="0.0739" calcext:value-type="float">
            <text:p>0.0739</text:p>
          </table:table-cell>
          <table:table-cell office:value-type="float" office:value="0.074" calcext:value-type="float">
            <text:p>0.074</text:p>
          </table:table-cell>
          <table:table-cell table:number-columns-repeated="955"/>
        </table:table-row>
        <table:table-row table:style-name="ro2">
          <table:table-cell office:value-type="string" calcext:value-type="string">
            <text:p><text:s/>Qatar</text:p>
          </table:table-cell>
          <table:table-cell office:value-type="string" calcext:value-type="string">
            <text:p>p99p100</text:p>
          </table:table-cell>
          <table:table-cell table:number-columns-repeated="40"/>
          <table:table-cell office:value-type="float" office:value="0.1816474795" calcext:value-type="float">
            <text:p>0.1816474795</text:p>
          </table:table-cell>
          <table:table-cell office:value-type="float" office:value="0.1824189425" calcext:value-type="float">
            <text:p>0.1824189425</text:p>
          </table:table-cell>
          <table:table-cell office:value-type="float" office:value="0.1832001656" calcext:value-type="float">
            <text:p>0.1832001656</text:p>
          </table:table-cell>
          <table:table-cell office:value-type="float" office:value="0.1839950532" calcext:value-type="float">
            <text:p>0.1839950532</text:p>
          </table:table-cell>
          <table:table-cell office:value-type="float" office:value="0.1848176867" calcext:value-type="float">
            <text:p>0.1848176867</text:p>
          </table:table-cell>
          <table:table-cell office:value-type="float" office:value="0.1856639385" calcext:value-type="float">
            <text:p>0.1856639385</text:p>
          </table:table-cell>
          <table:table-cell office:value-type="float" office:value="0.1865281612" calcext:value-type="float">
            <text:p>0.1865281612</text:p>
          </table:table-cell>
          <table:table-cell office:value-type="float" office:value="0.1874145865" calcext:value-type="float">
            <text:p>0.1874145865</text:p>
          </table:table-cell>
          <table:table-cell office:value-type="float" office:value="0.1885511577" calcext:value-type="float">
            <text:p>0.1885511577</text:p>
          </table:table-cell>
          <table:table-cell office:value-type="float" office:value="0.1897246838" calcext:value-type="float">
            <text:p>0.1897246838</text:p>
          </table:table-cell>
          <table:table-cell office:value-type="float" office:value="0.1909415722" calcext:value-type="float">
            <text:p>0.1909415722</text:p>
          </table:table-cell>
          <table:table-cell office:value-type="float" office:value="0.1922065467" calcext:value-type="float">
            <text:p>0.1922065467</text:p>
          </table:table-cell>
          <table:table-cell office:value-type="float" office:value="0.1935185045" calcext:value-type="float">
            <text:p>0.1935185045</text:p>
          </table:table-cell>
          <table:table-cell office:value-type="float" office:value="0.1948708445" calcext:value-type="float">
            <text:p>0.1948708445</text:p>
          </table:table-cell>
          <table:table-cell office:value-type="float" office:value="0.196272999" calcext:value-type="float">
            <text:p>0.196272999</text:p>
          </table:table-cell>
          <table:table-cell office:value-type="float" office:value="0.2063433975" calcext:value-type="float">
            <text:p>0.2063433975</text:p>
          </table:table-cell>
          <table:table-cell office:value-type="float" office:value="0.2175639272" calcext:value-type="float">
            <text:p>0.2175639272</text:p>
          </table:table-cell>
          <table:table-cell office:value-type="float" office:value="0.2303223163" calcext:value-type="float">
            <text:p>0.2303223163</text:p>
          </table:table-cell>
          <table:table-cell office:value-type="float" office:value="0.2451374829" calcext:value-type="float">
            <text:p>0.2451374829</text:p>
          </table:table-cell>
          <table:table-cell office:value-type="float" office:value="0.2627229393" calcext:value-type="float">
            <text:p>0.2627229393</text:p>
          </table:table-cell>
          <table:table-cell office:value-type="float" office:value="0.2532888651" calcext:value-type="float">
            <text:p>0.2532888651</text:p>
          </table:table-cell>
          <table:table-cell office:value-type="float" office:value="0.2593870759" calcext:value-type="float">
            <text:p>0.2593870759</text:p>
          </table:table-cell>
          <table:table-cell office:value-type="float" office:value="0.2660413384" calcext:value-type="float">
            <text:p>0.2660413384</text:p>
          </table:table-cell>
          <table:table-cell office:value-type="float" office:value="0.2733375132" calcext:value-type="float">
            <text:p>0.2733375132</text:p>
          </table:table-cell>
          <table:table-cell office:value-type="float" office:value="0.2813789248" calcext:value-type="float">
            <text:p>0.2813789248</text:p>
          </table:table-cell>
          <table:table-cell office:value-type="float" office:value="0.2902991772" calcext:value-type="float">
            <text:p>0.2902991772</text:p>
          </table:table-cell>
          <table:table-cell office:value-type="float" office:value="0.2902992368" calcext:value-type="float">
            <text:p>0.2902992368</text:p>
          </table:table-cell>
          <table:table-cell table:number-columns-repeated="955"/>
        </table:table-row>
        <table:table-row table:style-name="ro2">
          <table:table-cell office:value-type="string" calcext:value-type="string">
            <text:p><text:s/>Rhode Island</text:p>
          </table:table-cell>
          <table:table-cell office:value-type="string" calcext:value-type="string">
            <text:p>p99p100</text:p>
          </table:table-cell>
          <table:table-cell office:value-type="float" office:value="0.1400700212" calcext:value-type="float">
            <text:p>0.1400700212</text:p>
          </table:table-cell>
          <table:table-cell office:value-type="float" office:value="0.1280103773" calcext:value-type="float">
            <text:p>0.1280103773</text:p>
          </table:table-cell>
          <table:table-cell office:value-type="float" office:value="0.1125606075" calcext:value-type="float">
            <text:p>0.1125606075</text:p>
          </table:table-cell>
          <table:table-cell office:value-type="float" office:value="0.1031433344" calcext:value-type="float">
            <text:p>0.1031433344</text:p>
          </table:table-cell>
          <table:table-cell office:value-type="float" office:value="0.1110455394" calcext:value-type="float">
            <text:p>0.1110455394</text:p>
          </table:table-cell>
          <table:table-cell office:value-type="float" office:value="0.1397301853" calcext:value-type="float">
            <text:p>0.1397301853</text:p>
          </table:table-cell>
          <table:table-cell office:value-type="float" office:value="0.106298089" calcext:value-type="float">
            <text:p>0.106298089</text:p>
          </table:table-cell>
          <table:table-cell office:value-type="float" office:value="0.1068066284" calcext:value-type="float">
            <text:p>0.1068066284</text:p>
          </table:table-cell>
          <table:table-cell office:value-type="float" office:value="0.1094499528" calcext:value-type="float">
            <text:p>0.1094499528</text:p>
          </table:table-cell>
          <table:table-cell office:value-type="float" office:value="0.0987978727" calcext:value-type="float">
            <text:p>0.0987978727</text:p>
          </table:table-cell>
          <table:table-cell office:value-type="float" office:value="0.0966043994" calcext:value-type="float">
            <text:p>0.0966043994</text:p>
          </table:table-cell>
          <table:table-cell office:value-type="float" office:value="0.1038789824" calcext:value-type="float">
            <text:p>0.1038789824</text:p>
          </table:table-cell>
          <table:table-cell office:value-type="float" office:value="0.0983874649" calcext:value-type="float">
            <text:p>0.0983874649</text:p>
          </table:table-cell>
          <table:table-cell office:value-type="float" office:value="0.0985217243" calcext:value-type="float">
            <text:p>0.0985217243</text:p>
          </table:table-cell>
          <table:table-cell office:value-type="float" office:value="0.101469256" calcext:value-type="float">
            <text:p>0.101469256</text:p>
          </table:table-cell>
          <table:table-cell office:value-type="float" office:value="0.1067566276" calcext:value-type="float">
            <text:p>0.1067566276</text:p>
          </table:table-cell>
          <table:table-cell office:value-type="float" office:value="0.1019525006" calcext:value-type="float">
            <text:p>0.1019525006</text:p>
          </table:table-cell>
          <table:table-cell office:value-type="float" office:value="0.108885318" calcext:value-type="float">
            <text:p>0.108885318</text:p>
          </table:table-cell>
          <table:table-cell office:value-type="float" office:value="0.1086203828" calcext:value-type="float">
            <text:p>0.1086203828</text:p>
          </table:table-cell>
          <table:table-cell office:value-type="float" office:value="0.0966714397" calcext:value-type="float">
            <text:p>0.0966714397</text:p>
          </table:table-cell>
          <table:table-cell office:value-type="float" office:value="0.0869461298" calcext:value-type="float">
            <text:p>0.0869461298</text:p>
          </table:table-cell>
          <table:table-cell office:value-type="float" office:value="0.0895890817" calcext:value-type="float">
            <text:p>0.0895890817</text:p>
          </table:table-cell>
          <table:table-cell office:value-type="float" office:value="0.0962893888" calcext:value-type="float">
            <text:p>0.0962893888</text:p>
          </table:table-cell>
          <table:table-cell office:value-type="float" office:value="0.0907439888" calcext:value-type="float">
            <text:p>0.0907439888</text:p>
          </table:table-cell>
          <table:table-cell office:value-type="float" office:value="0.0875855833" calcext:value-type="float">
            <text:p>0.0875855833</text:p>
          </table:table-cell>
          <table:table-cell office:value-type="float" office:value="0.092156589" calcext:value-type="float">
            <text:p>0.092156589</text:p>
          </table:table-cell>
          <table:table-cell office:value-type="float" office:value="0.09317258" calcext:value-type="float">
            <text:p>0.09317258</text:p>
          </table:table-cell>
          <table:table-cell office:value-type="float" office:value="0.0923339799" calcext:value-type="float">
            <text:p>0.0923339799</text:p>
          </table:table-cell>
          <table:table-cell office:value-type="float" office:value="0.0938747078" calcext:value-type="float">
            <text:p>0.0938747078</text:p>
          </table:table-cell>
          <table:table-cell office:value-type="float" office:value="0.103407532" calcext:value-type="float">
            <text:p>0.103407532</text:p>
          </table:table-cell>
          <table:table-cell office:value-type="float" office:value="0.1028452218" calcext:value-type="float">
            <text:p>0.1028452218</text:p>
          </table:table-cell>
          <table:table-cell office:value-type="float" office:value="0.0964626223" calcext:value-type="float">
            <text:p>0.0964626223</text:p>
          </table:table-cell>
          <table:table-cell office:value-type="float" office:value="0.1082512438" calcext:value-type="float">
            <text:p>0.1082512438</text:p>
          </table:table-cell>
          <table:table-cell office:value-type="float" office:value="0.1206993684" calcext:value-type="float">
            <text:p>0.1206993684</text:p>
          </table:table-cell>
          <table:table-cell office:value-type="float" office:value="0.1252664477" calcext:value-type="float">
            <text:p>0.1252664477</text:p>
          </table:table-cell>
          <table:table-cell office:value-type="float" office:value="0.1320443302" calcext:value-type="float">
            <text:p>0.1320443302</text:p>
          </table:table-cell>
          <table:table-cell office:value-type="float" office:value="0.16343458" calcext:value-type="float">
            <text:p>0.16343458</text:p>
          </table:table-cell>
          <table:table-cell office:value-type="float" office:value="0.125414297" calcext:value-type="float">
            <text:p>0.125414297</text:p>
          </table:table-cell>
          <table:table-cell office:value-type="float" office:value="0.1514888108" calcext:value-type="float">
            <text:p>0.1514888108</text:p>
          </table:table-cell>
          <table:table-cell office:value-type="float" office:value="0.1329183578" calcext:value-type="float">
            <text:p>0.1329183578</text:p>
          </table:table-cell>
          <table:table-cell office:value-type="float" office:value="0.1291559339" calcext:value-type="float">
            <text:p>0.1291559339</text:p>
          </table:table-cell>
          <table:table-cell office:value-type="float" office:value="0.1314503103" calcext:value-type="float">
            <text:p>0.1314503103</text:p>
          </table:table-cell>
          <table:table-cell office:value-type="float" office:value="0.1329248697" calcext:value-type="float">
            <text:p>0.1329248697</text:p>
          </table:table-cell>
          <table:table-cell office:value-type="float" office:value="0.1262838244" calcext:value-type="float">
            <text:p>0.1262838244</text:p>
          </table:table-cell>
          <table:table-cell office:value-type="float" office:value="0.1260165572" calcext:value-type="float">
            <text:p>0.1260165572</text:p>
          </table:table-cell>
          <table:table-cell office:value-type="float" office:value="0.1354774684" calcext:value-type="float">
            <text:p>0.1354774684</text:p>
          </table:table-cell>
          <table:table-cell office:value-type="float" office:value="0.1377569437" calcext:value-type="float">
            <text:p>0.1377569437</text:p>
          </table:table-cell>
          <table:table-cell office:value-type="float" office:value="0.1640703678" calcext:value-type="float">
            <text:p>0.1640703678</text:p>
          </table:table-cell>
          <table:table-cell office:value-type="float" office:value="0.1670824289" calcext:value-type="float">
            <text:p>0.1670824289</text:p>
          </table:table-cell>
          <table:table-cell office:value-type="float" office:value="0.1651104391" calcext:value-type="float">
            <text:p>0.1651104391</text:p>
          </table:table-cell>
          <table:table-cell office:value-type="float" office:value="0.187506482" calcext:value-type="float">
            <text:p>0.187506482</text:p>
          </table:table-cell>
          <table:table-cell office:value-type="float" office:value="0.1645807326" calcext:value-type="float">
            <text:p>0.1645807326</text:p>
          </table:table-cell>
          <table:table-cell office:value-type="float" office:value="0.1462093592" calcext:value-type="float">
            <text:p>0.1462093592</text:p>
          </table:table-cell>
          <table:table-cell office:value-type="float" office:value="0.1520208418" calcext:value-type="float">
            <text:p>0.1520208418</text:p>
          </table:table-cell>
          <table:table-cell office:value-type="float" office:value="0.1693813205" calcext:value-type="float">
            <text:p>0.1693813205</text:p>
          </table:table-cell>
          <table:table-cell office:value-type="float" office:value="0.1733737141" calcext:value-type="float">
            <text:p>0.1733737141</text:p>
          </table:table-cell>
          <table:table-cell office:value-type="float" office:value="0.1847395897" calcext:value-type="float">
            <text:p>0.1847395897</text:p>
          </table:table-cell>
          <table:table-cell office:value-type="float" office:value="0.1954391748" calcext:value-type="float">
            <text:p>0.1954391748</text:p>
          </table:table-cell>
          <table:table-cell office:value-type="float" office:value="0.165046975" calcext:value-type="float">
            <text:p>0.165046975</text:p>
          </table:table-cell>
          <table:table-cell office:value-type="float" office:value="0.1443677694" calcext:value-type="float">
            <text:p>0.1443677694</text:p>
          </table:table-cell>
          <table:table-cell office:value-type="float" office:value="0.1568337083" calcext:value-type="float">
            <text:p>0.1568337083</text:p>
          </table:table-cell>
          <table:table-cell office:value-type="float" office:value="0.1691420674" calcext:value-type="float">
            <text:p>0.1691420674</text:p>
          </table:table-cell>
          <table:table-cell office:value-type="float" office:value="0.1743608117" calcext:value-type="float">
            <text:p>0.1743608117</text:p>
          </table:table-cell>
          <table:table-cell office:value-type="float" office:value="0.1571947634" calcext:value-type="float">
            <text:p>0.1571947634</text:p>
          </table:table-cell>
          <table:table-cell office:value-type="float" office:value="0.1800762266" calcext:value-type="float">
            <text:p>0.1800762266</text:p>
          </table:table-cell>
          <table:table-cell table:number-columns-repeated="957"/>
        </table:table-row>
        <table:table-row table:style-name="ro2">
          <table:table-cell office:value-type="string" calcext:value-type="string">
            <text:p><text:s/>Romania</text:p>
          </table:table-cell>
          <table:table-cell office:value-type="string" calcext:value-type="string">
            <text:p>p99p100</text:p>
          </table:table-cell>
          <table:table-cell table:number-columns-repeated="39"/>
          <table:table-cell office:value-type="float" office:value="0.0336" calcext:value-type="float">
            <text:p>0.0336</text:p>
          </table:table-cell>
          <table:table-cell office:value-type="float" office:value="0.0357" calcext:value-type="float">
            <text:p>0.0357</text:p>
          </table:table-cell>
          <table:table-cell office:value-type="float" office:value="0.0385" calcext:value-type="float">
            <text:p>0.0385</text:p>
          </table:table-cell>
          <table:table-cell office:value-type="float" office:value="0.0412" calcext:value-type="float">
            <text:p>0.0412</text:p>
          </table:table-cell>
          <table:table-cell office:value-type="float" office:value="0.0449" calcext:value-type="float">
            <text:p>0.0449</text:p>
          </table:table-cell>
          <table:table-cell office:value-type="float" office:value="0.0481" calcext:value-type="float">
            <text:p>0.0481</text:p>
          </table:table-cell>
          <table:table-cell office:value-type="float" office:value="0.0503" calcext:value-type="float">
            <text:p>0.0503</text:p>
          </table:table-cell>
          <table:table-cell office:value-type="float" office:value="0.0531" calcext:value-type="float">
            <text:p>0.0531</text:p>
          </table:table-cell>
          <table:table-cell office:value-type="float" office:value="0.0631" calcext:value-type="float">
            <text:p>0.0631</text:p>
          </table:table-cell>
          <table:table-cell office:value-type="float" office:value="0.0597" calcext:value-type="float">
            <text:p>0.0597</text:p>
          </table:table-cell>
          <table:table-cell office:value-type="float" office:value="0.0628" calcext:value-type="float">
            <text:p>0.0628</text:p>
          </table:table-cell>
          <table:table-cell office:value-type="float" office:value="0.0609" calcext:value-type="float">
            <text:p>0.0609</text:p>
          </table:table-cell>
          <table:table-cell office:value-type="float" office:value="0.0595" calcext:value-type="float">
            <text:p>0.0595</text:p>
          </table:table-cell>
          <table:table-cell office:value-type="float" office:value="0.0655" calcext:value-type="float">
            <text:p>0.0655</text:p>
          </table:table-cell>
          <table:table-cell office:value-type="float" office:value="0.0753" calcext:value-type="float">
            <text:p>0.0753</text:p>
          </table:table-cell>
          <table:table-cell office:value-type="float" office:value="0.0748" calcext:value-type="float">
            <text:p>0.0748</text:p>
          </table:table-cell>
          <table:table-cell office:value-type="float" office:value="0.0763" calcext:value-type="float">
            <text:p>0.0763</text:p>
          </table:table-cell>
          <table:table-cell office:value-type="float" office:value="0.0798" calcext:value-type="float">
            <text:p>0.0798</text:p>
          </table:table-cell>
          <table:table-cell office:value-type="float" office:value="0.0865" calcext:value-type="float">
            <text:p>0.0865</text:p>
          </table:table-cell>
          <table:table-cell office:value-type="float" office:value="0.0755" calcext:value-type="float">
            <text:p>0.0755</text:p>
          </table:table-cell>
          <table:table-cell office:value-type="float" office:value="0.0666" calcext:value-type="float">
            <text:p>0.0666</text:p>
          </table:table-cell>
          <table:table-cell office:value-type="float" office:value="0.061" calcext:value-type="float">
            <text:p>0.061</text:p>
          </table:table-cell>
          <table:table-cell table:number-columns-repeated="2" office:value-type="float" office:value="0.0598" calcext:value-type="float">
            <text:p>0.0598</text:p>
          </table:table-cell>
          <table:table-cell office:value-type="float" office:value="0.0627" calcext:value-type="float">
            <text:p>0.0627</text:p>
          </table:table-cell>
          <table:table-cell office:value-type="float" office:value="0.0679" calcext:value-type="float">
            <text:p>0.0679</text:p>
          </table:table-cell>
          <table:table-cell office:value-type="float" office:value="0.0701" calcext:value-type="float">
            <text:p>0.0701</text:p>
          </table:table-cell>
          <table:table-cell office:value-type="float" office:value="0.0676" calcext:value-type="float">
            <text:p>0.0676</text:p>
          </table:table-cell>
          <table:table-cell table:number-columns-repeated="955"/>
        </table:table-row>
        <table:table-row table:style-name="ro2">
          <table:table-cell office:value-type="string" calcext:value-type="string">
            <text:p><text:s/>Rural China</text:p>
          </table:table-cell>
          <table:table-cell office:value-type="string" calcext:value-type="string">
            <text:p>p99p100</text:p>
          </table:table-cell>
          <table:table-cell table:number-columns-repeated="28"/>
          <table:table-cell office:value-type="float" office:value="0.0705690309" calcext:value-type="float">
            <text:p>0.0705690309</text:p>
          </table:table-cell>
          <table:table-cell office:value-type="float" office:value="0.0710561723" calcext:value-type="float">
            <text:p>0.0710561723</text:p>
          </table:table-cell>
          <table:table-cell office:value-type="float" office:value="0.0715417266" calcext:value-type="float">
            <text:p>0.0715417266</text:p>
          </table:table-cell>
          <table:table-cell office:value-type="float" office:value="0.0771950036" calcext:value-type="float">
            <text:p>0.0771950036</text:p>
          </table:table-cell>
          <table:table-cell office:value-type="float" office:value="0.0813060775" calcext:value-type="float">
            <text:p>0.0813060775</text:p>
          </table:table-cell>
          <table:table-cell office:value-type="float" office:value="0.0844539478" calcext:value-type="float">
            <text:p>0.0844539478</text:p>
          </table:table-cell>
          <table:table-cell office:value-type="float" office:value="0.086959444" calcext:value-type="float">
            <text:p>0.086959444</text:p>
          </table:table-cell>
          <table:table-cell office:value-type="float" office:value="0.0890151337" calcext:value-type="float">
            <text:p>0.0890151337</text:p>
          </table:table-cell>
          <table:table-cell office:value-type="float" office:value="0.0902330652" calcext:value-type="float">
            <text:p>0.0902330652</text:p>
          </table:table-cell>
          <table:table-cell office:value-type="float" office:value="0.0912292376" calcext:value-type="float">
            <text:p>0.0912292376</text:p>
          </table:table-cell>
          <table:table-cell office:value-type="float" office:value="0.0920745432" calcext:value-type="float">
            <text:p>0.0920745432</text:p>
          </table:table-cell>
          <table:table-cell office:value-type="float" office:value="0.0928155333" calcext:value-type="float">
            <text:p>0.0928155333</text:p>
          </table:table-cell>
          <table:table-cell office:value-type="float" office:value="0.0934746265" calcext:value-type="float">
            <text:p>0.0934746265</text:p>
          </table:table-cell>
          <table:table-cell office:value-type="float" office:value="0.098566927" calcext:value-type="float">
            <text:p>0.098566927</text:p>
          </table:table-cell>
          <table:table-cell office:value-type="float" office:value="0.1016997844" calcext:value-type="float">
            <text:p>0.1016997844</text:p>
          </table:table-cell>
          <table:table-cell office:value-type="float" office:value="0.1047193408" calcext:value-type="float">
            <text:p>0.1047193408</text:p>
          </table:table-cell>
          <table:table-cell office:value-type="float" office:value="0.1073535755" calcext:value-type="float">
            <text:p>0.1073535755</text:p>
          </table:table-cell>
          <table:table-cell office:value-type="float" office:value="0.1073868424" calcext:value-type="float">
            <text:p>0.1073868424</text:p>
          </table:table-cell>
          <table:table-cell office:value-type="float" office:value="0.1116961911" calcext:value-type="float">
            <text:p>0.1116961911</text:p>
          </table:table-cell>
          <table:table-cell office:value-type="float" office:value="0.1102483794" calcext:value-type="float">
            <text:p>0.1102483794</text:p>
          </table:table-cell>
          <table:table-cell office:value-type="float" office:value="0.1138129607" calcext:value-type="float">
            <text:p>0.1138129607</text:p>
          </table:table-cell>
          <table:table-cell office:value-type="float" office:value="0.1140715852" calcext:value-type="float">
            <text:p>0.1140715852</text:p>
          </table:table-cell>
          <table:table-cell office:value-type="float" office:value="0.1281935275" calcext:value-type="float">
            <text:p>0.1281935275</text:p>
          </table:table-cell>
          <table:table-cell office:value-type="float" office:value="0.1311416626" calcext:value-type="float">
            <text:p>0.1311416626</text:p>
          </table:table-cell>
          <table:table-cell office:value-type="float" office:value="0.1330337375" calcext:value-type="float">
            <text:p>0.1330337375</text:p>
          </table:table-cell>
          <table:table-cell office:value-type="float" office:value="0.129734695" calcext:value-type="float">
            <text:p>0.129734695</text:p>
          </table:table-cell>
          <table:table-cell office:value-type="float" office:value="0.1276425868" calcext:value-type="float">
            <text:p>0.1276425868</text:p>
          </table:table-cell>
          <table:table-cell office:value-type="float" office:value="0.1439423263" calcext:value-type="float">
            <text:p>0.1439423263</text:p>
          </table:table-cell>
          <table:table-cell office:value-type="float" office:value="0.1467850953" calcext:value-type="float">
            <text:p>0.1467850953</text:p>
          </table:table-cell>
          <table:table-cell office:value-type="float" office:value="0.1560000628" calcext:value-type="float">
            <text:p>0.1560000628</text:p>
          </table:table-cell>
          <table:table-cell office:value-type="float" office:value="0.1482354999" calcext:value-type="float">
            <text:p>0.1482354999</text:p>
          </table:table-cell>
          <table:table-cell office:value-type="float" office:value="0.1596128047" calcext:value-type="float">
            <text:p>0.1596128047</text:p>
          </table:table-cell>
          <table:table-cell office:value-type="float" office:value="0.1643971801" calcext:value-type="float">
            <text:p>0.1643971801</text:p>
          </table:table-cell>
          <table:table-cell office:value-type="float" office:value="0.1619981229" calcext:value-type="float">
            <text:p>0.1619981229</text:p>
          </table:table-cell>
          <table:table-cell office:value-type="float" office:value="0.1595230103" calcext:value-type="float">
            <text:p>0.1595230103</text:p>
          </table:table-cell>
          <table:table-cell office:value-type="float" office:value="0.1585203707" calcext:value-type="float">
            <text:p>0.1585203707</text:p>
          </table:table-cell>
          <table:table-cell office:value-type="float" office:value="0.1588187218" calcext:value-type="float">
            <text:p>0.1588187218</text:p>
          </table:table-cell>
          <table:table-cell office:value-type="float" office:value="0.1614565998" calcext:value-type="float">
            <text:p>0.1614565998</text:p>
          </table:table-cell>
          <table:table-cell table:number-columns-repeated="956"/>
        </table:table-row>
        <table:table-row table:style-name="ro2">
          <table:table-cell office:value-type="string" calcext:value-type="string">
            <text:p><text:s/>Russian Federation</text:p>
          </table:table-cell>
          <table:table-cell office:value-type="string" calcext:value-type="string">
            <text:p>p99p100</text:p>
          </table:table-cell>
          <table:table-cell table:number-columns-repeated="6"/>
          <table:table-cell office:value-type="float" office:value="0.0547876023" calcext:value-type="float">
            <text:p>0.0547876023</text:p>
          </table:table-cell>
          <table:table-cell table:number-columns-repeated="2"/>
          <table:table-cell office:value-type="float" office:value="0.045760639" calcext:value-type="float">
            <text:p>0.045760639</text:p>
          </table:table-cell>
          <table:table-cell/>
          <table:table-cell office:value-type="float" office:value="0.0448003523" calcext:value-type="float">
            <text:p>0.0448003523</text:p>
          </table:table-cell>
          <table:table-cell table:number-columns-repeated="2"/>
          <table:table-cell office:value-type="float" office:value="0.0430288315" calcext:value-type="float">
            <text:p>0.0430288315</text:p>
          </table:table-cell>
          <table:table-cell/>
          <table:table-cell office:value-type="float" office:value="0.0405533575" calcext:value-type="float">
            <text:p>0.0405533575</text:p>
          </table:table-cell>
          <table:table-cell/>
          <table:table-cell office:value-type="float" office:value="0.0377330109" calcext:value-type="float">
            <text:p>0.0377330109</text:p>
          </table:table-cell>
          <table:table-cell table:number-columns-repeated="3"/>
          <table:table-cell office:value-type="float" office:value="0.0394093357" calcext:value-type="float">
            <text:p>0.0394093357</text:p>
          </table:table-cell>
          <table:table-cell table:number-columns-repeated="3"/>
          <table:table-cell office:value-type="float" office:value="0.037978787" calcext:value-type="float">
            <text:p>0.037978787</text:p>
          </table:table-cell>
          <table:table-cell table:number-columns-repeated="3"/>
          <table:table-cell office:value-type="float" office:value="0.0345314071" calcext:value-type="float">
            <text:p>0.0345314071</text:p>
          </table:table-cell>
          <table:table-cell table:number-columns-repeated="4"/>
          <table:table-cell office:value-type="float" office:value="0.0438391864" calcext:value-type="float">
            <text:p>0.0438391864</text:p>
          </table:table-cell>
          <table:table-cell table:number-columns-repeated="2"/>
          <table:table-cell office:value-type="float" office:value="0.0481044948" calcext:value-type="float">
            <text:p>0.0481044948</text:p>
          </table:table-cell>
          <table:table-cell office:value-type="float" office:value="0.0539851263" calcext:value-type="float">
            <text:p>0.0539851263</text:p>
          </table:table-cell>
          <table:table-cell office:value-type="float" office:value="0.0733565912" calcext:value-type="float">
            <text:p>0.0733565912</text:p>
          </table:table-cell>
          <table:table-cell office:value-type="float" office:value="0.0839155093" calcext:value-type="float">
            <text:p>0.0839155093</text:p>
          </table:table-cell>
          <table:table-cell office:value-type="float" office:value="0.1010513157" calcext:value-type="float">
            <text:p>0.1010513157</text:p>
          </table:table-cell>
          <table:table-cell office:value-type="float" office:value="0.111382246" calcext:value-type="float">
            <text:p>0.111382246</text:p>
          </table:table-cell>
          <table:table-cell office:value-type="float" office:value="0.1183044016" calcext:value-type="float">
            <text:p>0.1183044016</text:p>
          </table:table-cell>
          <table:table-cell office:value-type="float" office:value="0.1403401196" calcext:value-type="float">
            <text:p>0.1403401196</text:p>
          </table:table-cell>
          <table:table-cell office:value-type="float" office:value="0.1583900452" calcext:value-type="float">
            <text:p>0.1583900452</text:p>
          </table:table-cell>
          <table:table-cell office:value-type="float" office:value="0.1519735605" calcext:value-type="float">
            <text:p>0.1519735605</text:p>
          </table:table-cell>
          <table:table-cell office:value-type="float" office:value="0.1514117867" calcext:value-type="float">
            <text:p>0.1514117867</text:p>
          </table:table-cell>
          <table:table-cell office:value-type="float" office:value="0.1809533089" calcext:value-type="float">
            <text:p>0.1809533089</text:p>
          </table:table-cell>
          <table:table-cell office:value-type="float" office:value="0.2068990171" calcext:value-type="float">
            <text:p>0.2068990171</text:p>
          </table:table-cell>
          <table:table-cell office:value-type="float" office:value="0.245623529" calcext:value-type="float">
            <text:p>0.245623529</text:p>
          </table:table-cell>
          <table:table-cell office:value-type="float" office:value="0.2449024618" calcext:value-type="float">
            <text:p>0.2449024618</text:p>
          </table:table-cell>
          <table:table-cell office:value-type="float" office:value="0.242778182" calcext:value-type="float">
            <text:p>0.242778182</text:p>
          </table:table-cell>
          <table:table-cell office:value-type="float" office:value="0.2275845557" calcext:value-type="float">
            <text:p>0.2275845557</text:p>
          </table:table-cell>
          <table:table-cell office:value-type="float" office:value="0.2491419315" calcext:value-type="float">
            <text:p>0.2491419315</text:p>
          </table:table-cell>
          <table:table-cell office:value-type="float" office:value="0.2542405427" calcext:value-type="float">
            <text:p>0.2542405427</text:p>
          </table:table-cell>
          <table:table-cell office:value-type="float" office:value="0.269107759" calcext:value-type="float">
            <text:p>0.269107759</text:p>
          </table:table-cell>
          <table:table-cell office:value-type="float" office:value="0.2507586479" calcext:value-type="float">
            <text:p>0.2507586479</text:p>
          </table:table-cell>
          <table:table-cell office:value-type="float" office:value="0.2117541879" calcext:value-type="float">
            <text:p>0.2117541879</text:p>
          </table:table-cell>
          <table:table-cell office:value-type="float" office:value="0.2003115267" calcext:value-type="float">
            <text:p>0.2003115267</text:p>
          </table:table-cell>
          <table:table-cell office:value-type="float" office:value="0.2147796303" calcext:value-type="float">
            <text:p>0.2147796303</text:p>
          </table:table-cell>
          <table:table-cell office:value-type="float" office:value="0.1984238774" calcext:value-type="float">
            <text:p>0.1984238774</text:p>
          </table:table-cell>
          <table:table-cell office:value-type="float" office:value="0.2107636631" calcext:value-type="float">
            <text:p>0.2107636631</text:p>
          </table:table-cell>
          <table:table-cell office:value-type="float" office:value="0.2039302737" calcext:value-type="float">
            <text:p>0.2039302737</text:p>
          </table:table-cell>
          <table:table-cell office:value-type="float" office:value="0.2023654431" calcext:value-type="float">
            <text:p>0.2023654431</text:p>
          </table:table-cell>
          <table:table-cell table:number-columns-repeated="956"/>
        </table:table-row>
        <table:table-row table:style-name="ro2">
          <table:table-cell office:value-type="string" calcext:value-type="string">
            <text:p><text:s/>Saudi Arabia</text:p>
          </table:table-cell>
          <table:table-cell office:value-type="string" calcext:value-type="string">
            <text:p>p99p100</text:p>
          </table:table-cell>
          <table:table-cell table:number-columns-repeated="40"/>
          <table:table-cell office:value-type="float" office:value="0.1970075816" calcext:value-type="float">
            <text:p>0.1970075816</text:p>
          </table:table-cell>
          <table:table-cell office:value-type="float" office:value="0.1970075965" calcext:value-type="float">
            <text:p>0.1970075965</text:p>
          </table:table-cell>
          <table:table-cell table:number-columns-repeated="2" office:value-type="float" office:value="0.1970075816" calcext:value-type="float">
            <text:p>0.1970075816</text:p>
          </table:table-cell>
          <table:table-cell table:number-columns-repeated="2" office:value-type="float" office:value="0.1970075965" calcext:value-type="float">
            <text:p>0.1970075965</text:p>
          </table:table-cell>
          <table:table-cell table:number-columns-repeated="4" office:value-type="float" office:value="0.1970075816" calcext:value-type="float">
            <text:p>0.1970075816</text:p>
          </table:table-cell>
          <table:table-cell table:number-columns-repeated="2" office:value-type="float" office:value="0.1970075965" calcext:value-type="float">
            <text:p>0.1970075965</text:p>
          </table:table-cell>
          <table:table-cell table:number-columns-repeated="2" office:value-type="float" office:value="0.1970075816" calcext:value-type="float">
            <text:p>0.1970075816</text:p>
          </table:table-cell>
          <table:table-cell office:value-type="float" office:value="0.1970075965" calcext:value-type="float">
            <text:p>0.1970075965</text:p>
          </table:table-cell>
          <table:table-cell office:value-type="float" office:value="0.1970075816" calcext:value-type="float">
            <text:p>0.1970075816</text:p>
          </table:table-cell>
          <table:table-cell office:value-type="float" office:value="0.1970075965" calcext:value-type="float">
            <text:p>0.1970075965</text:p>
          </table:table-cell>
          <table:table-cell table:number-columns-repeated="3" office:value-type="float" office:value="0.1970075816" calcext:value-type="float">
            <text:p>0.1970075816</text:p>
          </table:table-cell>
          <table:table-cell office:value-type="float" office:value="0.1970075965" calcext:value-type="float">
            <text:p>0.1970075965</text:p>
          </table:table-cell>
          <table:table-cell table:number-columns-repeated="2" office:value-type="float" office:value="0.1970075816" calcext:value-type="float">
            <text:p>0.1970075816</text:p>
          </table:table-cell>
          <table:table-cell table:number-columns-repeated="2" office:value-type="float" office:value="0.1970075965" calcext:value-type="float">
            <text:p>0.1970075965</text:p>
          </table:table-cell>
          <table:table-cell table:number-columns-repeated="2" office:value-type="float" office:value="0.1970075816" calcext:value-type="float">
            <text:p>0.1970075816</text:p>
          </table:table-cell>
          <table:table-cell table:number-columns-repeated="955"/>
        </table:table-row>
        <table:table-row table:style-name="ro2">
          <table:table-cell office:value-type="string" calcext:value-type="string">
            <text:p><text:s/>Serbia</text:p>
          </table:table-cell>
          <table:table-cell office:value-type="string" calcext:value-type="string">
            <text:p>p99p100</text:p>
          </table:table-cell>
          <table:table-cell table:number-columns-repeated="33"/>
          <table:table-cell office:value-type="float" office:value="0.0463" calcext:value-type="float">
            <text:p>0.0463</text:p>
          </table:table-cell>
          <table:table-cell office:value-type="float" office:value="0.0471" calcext:value-type="float">
            <text:p>0.0471</text:p>
          </table:table-cell>
          <table:table-cell office:value-type="float" office:value="0.0469" calcext:value-type="float">
            <text:p>0.0469</text:p>
          </table:table-cell>
          <table:table-cell office:value-type="float" office:value="0.0457" calcext:value-type="float">
            <text:p>0.0457</text:p>
          </table:table-cell>
          <table:table-cell office:value-type="float" office:value="0.053" calcext:value-type="float">
            <text:p>0.053</text:p>
          </table:table-cell>
          <table:table-cell office:value-type="float" office:value="0.0466" calcext:value-type="float">
            <text:p>0.0466</text:p>
          </table:table-cell>
          <table:table-cell office:value-type="float" office:value="0.0475" calcext:value-type="float">
            <text:p>0.0475</text:p>
          </table:table-cell>
          <table:table-cell office:value-type="float" office:value="0.0462" calcext:value-type="float">
            <text:p>0.0462</text:p>
          </table:table-cell>
          <table:table-cell table:number-columns-repeated="15"/>
          <table:table-cell office:value-type="float" office:value="0.0622" calcext:value-type="float">
            <text:p>0.0622</text:p>
          </table:table-cell>
          <table:table-cell office:value-type="float" office:value="0.0579" calcext:value-type="float">
            <text:p>0.0579</text:p>
          </table:table-cell>
          <table:table-cell office:value-type="float" office:value="0.0594" calcext:value-type="float">
            <text:p>0.0594</text:p>
          </table:table-cell>
          <table:table-cell office:value-type="float" office:value="0.0572" calcext:value-type="float">
            <text:p>0.0572</text:p>
          </table:table-cell>
          <table:table-cell office:value-type="float" office:value="0.0549" calcext:value-type="float">
            <text:p>0.0549</text:p>
          </table:table-cell>
          <table:table-cell office:value-type="float" office:value="0.0616" calcext:value-type="float">
            <text:p>0.0616</text:p>
          </table:table-cell>
          <table:table-cell office:value-type="float" office:value="0.0643" calcext:value-type="float">
            <text:p>0.0643</text:p>
          </table:table-cell>
          <table:table-cell office:value-type="float" office:value="0.0701" calcext:value-type="float">
            <text:p>0.0701</text:p>
          </table:table-cell>
          <table:table-cell office:value-type="float" office:value="0.0677" calcext:value-type="float">
            <text:p>0.0677</text:p>
          </table:table-cell>
          <table:table-cell office:value-type="float" office:value="0.0722" calcext:value-type="float">
            <text:p>0.0722</text:p>
          </table:table-cell>
          <table:table-cell office:value-type="float" office:value="0.0638" calcext:value-type="float">
            <text:p>0.0638</text:p>
          </table:table-cell>
          <table:table-cell table:number-columns-repeated="955"/>
        </table:table-row>
        <table:table-row table:style-name="ro2">
          <table:table-cell office:value-type="string" calcext:value-type="string">
            <text:p><text:s/>Seychelles</text:p>
          </table:table-cell>
          <table:table-cell office:value-type="string" calcext:value-type="string">
            <text:p>p99p100</text:p>
          </table:table-cell>
          <table:table-cell table:number-columns-repeated="5"/>
          <table:table-cell office:value-type="float" office:value="0.2366355807" calcext:value-type="float">
            <text:p>0.2366355807</text:p>
          </table:table-cell>
          <table:table-cell table:number-columns-repeated="5"/>
          <table:table-cell office:value-type="float" office:value="0.2814494967" calcext:value-type="float">
            <text:p>0.2814494967</text:p>
          </table:table-cell>
          <table:table-cell office:value-type="float" office:value="0.2779861987" calcext:value-type="float">
            <text:p>0.2779861987</text:p>
          </table:table-cell>
          <table:table-cell office:value-type="float" office:value="0.2860151529" calcext:value-type="float">
            <text:p>0.2860151529</text:p>
          </table:table-cell>
          <table:table-cell office:value-type="float" office:value="0.2738720477" calcext:value-type="float">
            <text:p>0.2738720477</text:p>
          </table:table-cell>
          <table:table-cell office:value-type="float" office:value="0.2714767158" calcext:value-type="float">
            <text:p>0.2714767158</text:p>
          </table:table-cell>
          <table:table-cell office:value-type="float" office:value="0.2453580648" calcext:value-type="float">
            <text:p>0.2453580648</text:p>
          </table:table-cell>
          <table:table-cell office:value-type="float" office:value="0.2220568508" calcext:value-type="float">
            <text:p>0.2220568508</text:p>
          </table:table-cell>
          <table:table-cell office:value-type="float" office:value="0.2561217546" calcext:value-type="float">
            <text:p>0.2561217546</text:p>
          </table:table-cell>
          <table:table-cell office:value-type="float" office:value="0.2303293496" calcext:value-type="float">
            <text:p>0.2303293496</text:p>
          </table:table-cell>
          <table:table-cell office:value-type="float" office:value="0.1758449525" calcext:value-type="float">
            <text:p>0.1758449525</text:p>
          </table:table-cell>
          <table:table-cell office:value-type="float" office:value="0.1404716372" calcext:value-type="float">
            <text:p>0.1404716372</text:p>
          </table:table-cell>
          <table:table-cell table:number-columns-repeated="1000"/>
        </table:table-row>
        <table:table-row table:style-name="ro2">
          <table:table-cell office:value-type="string" calcext:value-type="string">
            <text:p><text:s/>Singapore</text:p>
          </table:table-cell>
          <table:table-cell office:value-type="string" calcext:value-type="string">
            <text:p>p99p100</text:p>
          </table:table-cell>
          <table:table-cell office:value-type="float" office:value="0.127398327" calcext:value-type="float">
            <text:p>0.127398327</text:p>
          </table:table-cell>
          <table:table-cell office:value-type="float" office:value="0.1478528529" calcext:value-type="float">
            <text:p>0.1478528529</text:p>
          </table:table-cell>
          <table:table-cell office:value-type="float" office:value="0.1380004734" calcext:value-type="float">
            <text:p>0.1380004734</text:p>
          </table:table-cell>
          <table:table-cell office:value-type="float" office:value="0.1249282435" calcext:value-type="float">
            <text:p>0.1249282435</text:p>
          </table:table-cell>
          <table:table-cell office:value-type="float" office:value="0.1239314154" calcext:value-type="float">
            <text:p>0.1239314154</text:p>
          </table:table-cell>
          <table:table-cell/>
          <table:table-cell office:value-type="float" office:value="0.1241556406" calcext:value-type="float">
            <text:p>0.1241556406</text:p>
          </table:table-cell>
          <table:table-cell office:value-type="float" office:value="0.1229411662" calcext:value-type="float">
            <text:p>0.1229411662</text:p>
          </table:table-cell>
          <table:table-cell office:value-type="float" office:value="0.1170350984" calcext:value-type="float">
            <text:p>0.1170350984</text:p>
          </table:table-cell>
          <table:table-cell office:value-type="float" office:value="0.1305475831" calcext:value-type="float">
            <text:p>0.1305475831</text:p>
          </table:table-cell>
          <table:table-cell office:value-type="float" office:value="0.1096739471" calcext:value-type="float">
            <text:p>0.1096739471</text:p>
          </table:table-cell>
          <table:table-cell office:value-type="float" office:value="0.1119016781" calcext:value-type="float">
            <text:p>0.1119016781</text:p>
          </table:table-cell>
          <table:table-cell office:value-type="float" office:value="0.1106737107" calcext:value-type="float">
            <text:p>0.1106737107</text:p>
          </table:table-cell>
          <table:table-cell office:value-type="float" office:value="0.1093497425" calcext:value-type="float">
            <text:p>0.1093497425</text:p>
          </table:table-cell>
          <table:table-cell office:value-type="float" office:value="0.126244396" calcext:value-type="float">
            <text:p>0.126244396</text:p>
          </table:table-cell>
          <table:table-cell office:value-type="float" office:value="0.1091216281" calcext:value-type="float">
            <text:p>0.1091216281</text:p>
          </table:table-cell>
          <table:table-cell office:value-type="float" office:value="0.1036361679" calcext:value-type="float">
            <text:p>0.1036361679</text:p>
          </table:table-cell>
          <table:table-cell office:value-type="float" office:value="0.1022587568" calcext:value-type="float">
            <text:p>0.1022587568</text:p>
          </table:table-cell>
          <table:table-cell office:value-type="float" office:value="0.1062571332" calcext:value-type="float">
            <text:p>0.1062571332</text:p>
          </table:table-cell>
          <table:table-cell office:value-type="float" office:value="0.1018012688" calcext:value-type="float">
            <text:p>0.1018012688</text:p>
          </table:table-cell>
          <table:table-cell office:value-type="float" office:value="0.1076548249" calcext:value-type="float">
            <text:p>0.1076548249</text:p>
          </table:table-cell>
          <table:table-cell office:value-type="float" office:value="0.1057135537" calcext:value-type="float">
            <text:p>0.1057135537</text:p>
          </table:table-cell>
          <table:table-cell office:value-type="float" office:value="0.1080061272" calcext:value-type="float">
            <text:p>0.1080061272</text:p>
          </table:table-cell>
          <table:table-cell office:value-type="float" office:value="0.111456722" calcext:value-type="float">
            <text:p>0.111456722</text:p>
          </table:table-cell>
          <table:table-cell office:value-type="float" office:value="0.1045715958" calcext:value-type="float">
            <text:p>0.1045715958</text:p>
          </table:table-cell>
          <table:table-cell office:value-type="float" office:value="0.1056550071" calcext:value-type="float">
            <text:p>0.1056550071</text:p>
          </table:table-cell>
          <table:table-cell office:value-type="float" office:value="0.1040881798" calcext:value-type="float">
            <text:p>0.1040881798</text:p>
          </table:table-cell>
          <table:table-cell office:value-type="float" office:value="0.1001893803" calcext:value-type="float">
            <text:p>0.1001893803</text:p>
          </table:table-cell>
          <table:table-cell office:value-type="float" office:value="0.1029543951" calcext:value-type="float">
            <text:p>0.1029543951</text:p>
          </table:table-cell>
          <table:table-cell office:value-type="float" office:value="0.1114964262" calcext:value-type="float">
            <text:p>0.1114964262</text:p>
          </table:table-cell>
          <table:table-cell office:value-type="float" office:value="0.1058814079" calcext:value-type="float">
            <text:p>0.1058814079</text:p>
          </table:table-cell>
          <table:table-cell office:value-type="float" office:value="0.1060298309" calcext:value-type="float">
            <text:p>0.1060298309</text:p>
          </table:table-cell>
          <table:table-cell office:value-type="float" office:value="0.107911706" calcext:value-type="float">
            <text:p>0.107911706</text:p>
          </table:table-cell>
          <table:table-cell office:value-type="float" office:value="0.1044692546" calcext:value-type="float">
            <text:p>0.1044692546</text:p>
          </table:table-cell>
          <table:table-cell office:value-type="float" office:value="0.1016516909" calcext:value-type="float">
            <text:p>0.1016516909</text:p>
          </table:table-cell>
          <table:table-cell office:value-type="float" office:value="0.1067237705" calcext:value-type="float">
            <text:p>0.1067237705</text:p>
          </table:table-cell>
          <table:table-cell office:value-type="float" office:value="0.1026351452" calcext:value-type="float">
            <text:p>0.1026351452</text:p>
          </table:table-cell>
          <table:table-cell office:value-type="float" office:value="0.1140905097" calcext:value-type="float">
            <text:p>0.1140905097</text:p>
          </table:table-cell>
          <table:table-cell office:value-type="float" office:value="0.1071810648" calcext:value-type="float">
            <text:p>0.1071810648</text:p>
          </table:table-cell>
          <table:table-cell office:value-type="float" office:value="0.1130055711" calcext:value-type="float">
            <text:p>0.1130055711</text:p>
          </table:table-cell>
          <table:table-cell office:value-type="float" office:value="0.1122321337" calcext:value-type="float">
            <text:p>0.1122321337</text:p>
          </table:table-cell>
          <table:table-cell office:value-type="float" office:value="0.1042998508" calcext:value-type="float">
            <text:p>0.1042998508</text:p>
          </table:table-cell>
          <table:table-cell/>
          <table:table-cell office:value-type="float" office:value="0.1053111181" calcext:value-type="float">
            <text:p>0.1053111181</text:p>
          </table:table-cell>
          <table:table-cell office:value-type="float" office:value="0.1002397388" calcext:value-type="float">
            <text:p>0.1002397388</text:p>
          </table:table-cell>
          <table:table-cell office:value-type="float" office:value="0.0983611271" calcext:value-type="float">
            <text:p>0.0983611271</text:p>
          </table:table-cell>
          <table:table-cell office:value-type="float" office:value="0.0998667926" calcext:value-type="float">
            <text:p>0.0998667926</text:p>
          </table:table-cell>
          <table:table-cell office:value-type="float" office:value="0.1031218842" calcext:value-type="float">
            <text:p>0.1031218842</text:p>
          </table:table-cell>
          <table:table-cell office:value-type="float" office:value="0.1110216156" calcext:value-type="float">
            <text:p>0.1110216156</text:p>
          </table:table-cell>
          <table:table-cell office:value-type="float" office:value="0.1278095692" calcext:value-type="float">
            <text:p>0.1278095692</text:p>
          </table:table-cell>
          <table:table-cell office:value-type="float" office:value="0.1326229423" calcext:value-type="float">
            <text:p>0.1326229423</text:p>
          </table:table-cell>
          <table:table-cell office:value-type="float" office:value="0.1506715417" calcext:value-type="float">
            <text:p>0.1506715417</text:p>
          </table:table-cell>
          <table:table-cell office:value-type="float" office:value="0.1506433785" calcext:value-type="float">
            <text:p>0.1506433785</text:p>
          </table:table-cell>
          <table:table-cell office:value-type="float" office:value="0.142432332" calcext:value-type="float">
            <text:p>0.142432332</text:p>
          </table:table-cell>
          <table:table-cell office:value-type="float" office:value="0.1360050142" calcext:value-type="float">
            <text:p>0.1360050142</text:p>
          </table:table-cell>
          <table:table-cell office:value-type="float" office:value="0.1359627843" calcext:value-type="float">
            <text:p>0.1359627843</text:p>
          </table:table-cell>
          <table:table-cell office:value-type="float" office:value="0.142273277" calcext:value-type="float">
            <text:p>0.142273277</text:p>
          </table:table-cell>
          <table:table-cell office:value-type="float" office:value="0.1405740827" calcext:value-type="float">
            <text:p>0.1405740827</text:p>
          </table:table-cell>
          <table:table-cell office:value-type="float" office:value="0.1515111625" calcext:value-type="float">
            <text:p>0.1515111625</text:p>
          </table:table-cell>
          <table:table-cell office:value-type="float" office:value="0.1366150975" calcext:value-type="float">
            <text:p>0.1366150975</text:p>
          </table:table-cell>
          <table:table-cell office:value-type="float" office:value="0.133937642" calcext:value-type="float">
            <text:p>0.133937642</text:p>
          </table:table-cell>
          <table:table-cell office:value-type="float" office:value="0.138500005" calcext:value-type="float">
            <text:p>0.138500005</text:p>
          </table:table-cell>
          <table:table-cell office:value-type="float" office:value="0.1357000023" calcext:value-type="float">
            <text:p>0.1357000023</text:p>
          </table:table-cell>
          <table:table-cell office:value-type="float" office:value="0.1357477605" calcext:value-type="float">
            <text:p>0.1357477605</text:p>
          </table:table-cell>
          <table:table-cell office:value-type="float" office:value="0.1402371079" calcext:value-type="float">
            <text:p>0.1402371079</text:p>
          </table:table-cell>
          <table:table-cell table:number-columns-repeated="957"/>
        </table:table-row>
        <table:table-row table:style-name="ro2">
          <table:table-cell office:value-type="string" calcext:value-type="string">
            <text:p><text:s/>Slovakia</text:p>
          </table:table-cell>
          <table:table-cell office:value-type="string" calcext:value-type="string">
            <text:p>p99p100</text:p>
          </table:table-cell>
          <table:table-cell table:number-columns-repeated="30"/>
          <table:table-cell office:value-type="float" office:value="0.032" calcext:value-type="float">
            <text:p>0.032</text:p>
          </table:table-cell>
          <table:table-cell table:number-columns-repeated="2" office:value-type="float" office:value="0.0318" calcext:value-type="float">
            <text:p>0.0318</text:p>
          </table:table-cell>
          <table:table-cell office:value-type="float" office:value="0.0317" calcext:value-type="float">
            <text:p>0.0317</text:p>
          </table:table-cell>
          <table:table-cell table:number-columns-repeated="2" office:value-type="float" office:value="0.0318" calcext:value-type="float">
            <text:p>0.0318</text:p>
          </table:table-cell>
          <table:table-cell office:value-type="float" office:value="0.0325" calcext:value-type="float">
            <text:p>0.0325</text:p>
          </table:table-cell>
          <table:table-cell table:number-columns-repeated="2" office:value-type="float" office:value="0.0338" calcext:value-type="float">
            <text:p>0.0338</text:p>
          </table:table-cell>
          <table:table-cell office:value-type="float" office:value="0.0332" calcext:value-type="float">
            <text:p>0.0332</text:p>
          </table:table-cell>
          <table:table-cell office:value-type="float" office:value="0.0331" calcext:value-type="float">
            <text:p>0.0331</text:p>
          </table:table-cell>
          <table:table-cell office:value-type="float" office:value="0.0351" calcext:value-type="float">
            <text:p>0.0351</text:p>
          </table:table-cell>
          <table:table-cell office:value-type="float" office:value="0.0463" calcext:value-type="float">
            <text:p>0.0463</text:p>
          </table:table-cell>
          <table:table-cell office:value-type="float" office:value="0.0511" calcext:value-type="float">
            <text:p>0.0511</text:p>
          </table:table-cell>
          <table:table-cell office:value-type="float" office:value="0.0539" calcext:value-type="float">
            <text:p>0.0539</text:p>
          </table:table-cell>
          <table:table-cell office:value-type="float" office:value="0.0588" calcext:value-type="float">
            <text:p>0.0588</text:p>
          </table:table-cell>
          <table:table-cell office:value-type="float" office:value="0.0534" calcext:value-type="float">
            <text:p>0.0534</text:p>
          </table:table-cell>
          <table:table-cell office:value-type="float" office:value="0.0528" calcext:value-type="float">
            <text:p>0.0528</text:p>
          </table:table-cell>
          <table:table-cell office:value-type="float" office:value="0.0533" calcext:value-type="float">
            <text:p>0.0533</text:p>
          </table:table-cell>
          <table:table-cell office:value-type="float" office:value="0.0536" calcext:value-type="float">
            <text:p>0.0536</text:p>
          </table:table-cell>
          <table:table-cell office:value-type="float" office:value="0.0558" calcext:value-type="float">
            <text:p>0.0558</text:p>
          </table:table-cell>
          <table:table-cell office:value-type="float" office:value="0.062" calcext:value-type="float">
            <text:p>0.062</text:p>
          </table:table-cell>
          <table:table-cell office:value-type="float" office:value="0.0601" calcext:value-type="float">
            <text:p>0.0601</text:p>
          </table:table-cell>
          <table:table-cell office:value-type="float" office:value="0.0524" calcext:value-type="float">
            <text:p>0.0524</text:p>
          </table:table-cell>
          <table:table-cell office:value-type="float" office:value="0.0573" calcext:value-type="float">
            <text:p>0.0573</text:p>
          </table:table-cell>
          <table:table-cell table:number-columns-repeated="2" office:value-type="float" office:value="0.0567" calcext:value-type="float">
            <text:p>0.0567</text:p>
          </table:table-cell>
          <table:table-cell office:value-type="float" office:value="0.0557" calcext:value-type="float">
            <text:p>0.0557</text:p>
          </table:table-cell>
          <table:table-cell office:value-type="float" office:value="0.06" calcext:value-type="float">
            <text:p>0.06</text:p>
          </table:table-cell>
          <table:table-cell office:value-type="float" office:value="0.0497" calcext:value-type="float">
            <text:p>0.0497</text:p>
          </table:table-cell>
          <table:table-cell office:value-type="float" office:value="0.062" calcext:value-type="float">
            <text:p>0.062</text:p>
          </table:table-cell>
          <table:table-cell office:value-type="float" office:value="0.0607" calcext:value-type="float">
            <text:p>0.0607</text:p>
          </table:table-cell>
          <table:table-cell office:value-type="float" office:value="0.0501" calcext:value-type="float">
            <text:p>0.0501</text:p>
          </table:table-cell>
          <table:table-cell office:value-type="float" office:value="0.048" calcext:value-type="float">
            <text:p>0.048</text:p>
          </table:table-cell>
          <table:table-cell office:value-type="float" office:value="0.0652" calcext:value-type="float">
            <text:p>0.0652</text:p>
          </table:table-cell>
          <table:table-cell office:value-type="float" office:value="0.0484" calcext:value-type="float">
            <text:p>0.0484</text:p>
          </table:table-cell>
          <table:table-cell office:value-type="float" office:value="0.0522" calcext:value-type="float">
            <text:p>0.0522</text:p>
          </table:table-cell>
          <table:table-cell table:number-columns-repeated="955"/>
        </table:table-row>
        <table:table-row table:style-name="ro2">
          <table:table-cell office:value-type="string" calcext:value-type="string">
            <text:p><text:s/>Slovenia</text:p>
          </table:table-cell>
          <table:table-cell office:value-type="string" calcext:value-type="string">
            <text:p>p99p100</text:p>
          </table:table-cell>
          <table:table-cell table:number-columns-repeated="33"/>
          <table:table-cell table:number-columns-repeated="8" office:value-type="float" office:value="0.0338" calcext:value-type="float">
            <text:p>0.0338</text:p>
          </table:table-cell>
          <table:table-cell office:value-type="float" office:value="0.0337" calcext:value-type="float">
            <text:p>0.0337</text:p>
          </table:table-cell>
          <table:table-cell office:value-type="float" office:value="0.0375" calcext:value-type="float">
            <text:p>0.0375</text:p>
          </table:table-cell>
          <table:table-cell office:value-type="float" office:value="0.0433" calcext:value-type="float">
            <text:p>0.0433</text:p>
          </table:table-cell>
          <table:table-cell office:value-type="float" office:value="0.0448" calcext:value-type="float">
            <text:p>0.0448</text:p>
          </table:table-cell>
          <table:table-cell office:value-type="float" office:value="0.0481" calcext:value-type="float">
            <text:p>0.0481</text:p>
          </table:table-cell>
          <table:table-cell office:value-type="float" office:value="0.0499" calcext:value-type="float">
            <text:p>0.0499</text:p>
          </table:table-cell>
          <table:table-cell office:value-type="float" office:value="0.0508" calcext:value-type="float">
            <text:p>0.0508</text:p>
          </table:table-cell>
          <table:table-cell office:value-type="float" office:value="0.0526" calcext:value-type="float">
            <text:p>0.0526</text:p>
          </table:table-cell>
          <table:table-cell office:value-type="float" office:value="0.0543" calcext:value-type="float">
            <text:p>0.0543</text:p>
          </table:table-cell>
          <table:table-cell office:value-type="float" office:value="0.0542" calcext:value-type="float">
            <text:p>0.0542</text:p>
          </table:table-cell>
          <table:table-cell office:value-type="float" office:value="0.0507" calcext:value-type="float">
            <text:p>0.0507</text:p>
          </table:table-cell>
          <table:table-cell office:value-type="float" office:value="0.052" calcext:value-type="float">
            <text:p>0.052</text:p>
          </table:table-cell>
          <table:table-cell office:value-type="float" office:value="0.0536" calcext:value-type="float">
            <text:p>0.0536</text:p>
          </table:table-cell>
          <table:table-cell office:value-type="float" office:value="0.0546" calcext:value-type="float">
            <text:p>0.0546</text:p>
          </table:table-cell>
          <table:table-cell office:value-type="float" office:value="0.0537" calcext:value-type="float">
            <text:p>0.0537</text:p>
          </table:table-cell>
          <table:table-cell office:value-type="float" office:value="0.0534" calcext:value-type="float">
            <text:p>0.0534</text:p>
          </table:table-cell>
          <table:table-cell office:value-type="float" office:value="0.0537" calcext:value-type="float">
            <text:p>0.0537</text:p>
          </table:table-cell>
          <table:table-cell office:value-type="float" office:value="0.0548" calcext:value-type="float">
            <text:p>0.0548</text:p>
          </table:table-cell>
          <table:table-cell office:value-type="float" office:value="0.0515" calcext:value-type="float">
            <text:p>0.0515</text:p>
          </table:table-cell>
          <table:table-cell office:value-type="float" office:value="0.0529" calcext:value-type="float">
            <text:p>0.0529</text:p>
          </table:table-cell>
          <table:table-cell office:value-type="float" office:value="0.0506" calcext:value-type="float">
            <text:p>0.0506</text:p>
          </table:table-cell>
          <table:table-cell office:value-type="float" office:value="0.054" calcext:value-type="float">
            <text:p>0.054</text:p>
          </table:table-cell>
          <table:table-cell office:value-type="float" office:value="0.0624" calcext:value-type="float">
            <text:p>0.0624</text:p>
          </table:table-cell>
          <table:table-cell office:value-type="float" office:value="0.0686" calcext:value-type="float">
            <text:p>0.0686</text:p>
          </table:table-cell>
          <table:table-cell office:value-type="float" office:value="0.0637" calcext:value-type="float">
            <text:p>0.0637</text:p>
          </table:table-cell>
          <table:table-cell office:value-type="float" office:value="0.067" calcext:value-type="float">
            <text:p>0.067</text:p>
          </table:table-cell>
          <table:table-cell table:number-columns-repeated="955"/>
        </table:table-row>
        <table:table-row table:style-name="ro2">
          <table:table-cell office:value-type="string" calcext:value-type="string">
            <text:p><text:s/>South Africa</text:p>
          </table:table-cell>
          <table:table-cell office:value-type="string" calcext:value-type="string">
            <text:p>p99p100</text:p>
          </table:table-cell>
          <table:table-cell table:number-columns-repeated="4"/>
          <table:table-cell office:value-type="float" office:value="0.1416195184" calcext:value-type="float">
            <text:p>0.1416195184</text:p>
          </table:table-cell>
          <table:table-cell office:value-type="float" office:value="0.1442493349" calcext:value-type="float">
            <text:p>0.1442493349</text:p>
          </table:table-cell>
          <table:table-cell office:value-type="float" office:value="0.1392034143" calcext:value-type="float">
            <text:p>0.1392034143</text:p>
          </table:table-cell>
          <table:table-cell office:value-type="float" office:value="0.1355576515" calcext:value-type="float">
            <text:p>0.1355576515</text:p>
          </table:table-cell>
          <table:table-cell office:value-type="float" office:value="0.1292557418" calcext:value-type="float">
            <text:p>0.1292557418</text:p>
          </table:table-cell>
          <table:table-cell office:value-type="float" office:value="0.1259222925" calcext:value-type="float">
            <text:p>0.1259222925</text:p>
          </table:table-cell>
          <table:table-cell/>
          <table:table-cell office:value-type="float" office:value="0.1178987622" calcext:value-type="float">
            <text:p>0.1178987622</text:p>
          </table:table-cell>
          <table:table-cell/>
          <table:table-cell office:value-type="float" office:value="0.1319999993" calcext:value-type="float">
            <text:p>0.1319999993</text:p>
          </table:table-cell>
          <table:table-cell office:value-type="float" office:value="0.136710003" calcext:value-type="float">
            <text:p>0.136710003</text:p>
          </table:table-cell>
          <table:table-cell office:value-type="float" office:value="0.1325799972" calcext:value-type="float">
            <text:p>0.1325799972</text:p>
          </table:table-cell>
          <table:table-cell/>
          <table:table-cell office:value-type="float" office:value="0.1263500005" calcext:value-type="float">
            <text:p>0.1263500005</text:p>
          </table:table-cell>
          <table:table-cell/>
          <table:table-cell office:value-type="float" office:value="0.1337900013" calcext:value-type="float">
            <text:p>0.1337900013</text:p>
          </table:table-cell>
          <table:table-cell/>
          <table:table-cell office:value-type="float" office:value="0.1289899945" calcext:value-type="float">
            <text:p>0.1289899945</text:p>
          </table:table-cell>
          <table:table-cell table:number-columns-repeated="2"/>
          <table:table-cell office:value-type="float" office:value="0.1293800026" calcext:value-type="float">
            <text:p>0.1293800026</text:p>
          </table:table-cell>
          <table:table-cell office:value-type="float" office:value="0.1217800006" calcext:value-type="float">
            <text:p>0.1217800006</text:p>
          </table:table-cell>
          <table:table-cell table:number-columns-repeated="2"/>
          <table:table-cell office:value-type="float" office:value="0.1035400033" calcext:value-type="float">
            <text:p>0.1035400033</text:p>
          </table:table-cell>
          <table:table-cell office:value-type="float" office:value="0.0992999971" calcext:value-type="float">
            <text:p>0.0992999971</text:p>
          </table:table-cell>
          <table:table-cell office:value-type="float" office:value="0.1089299992" calcext:value-type="float">
            <text:p>0.1089299992</text:p>
          </table:table-cell>
          <table:table-cell office:value-type="float" office:value="0.1134900004" calcext:value-type="float">
            <text:p>0.1134900004</text:p>
          </table:table-cell>
          <table:table-cell office:value-type="float" office:value="0.11998" calcext:value-type="float">
            <text:p>0.11998</text:p>
          </table:table-cell>
          <table:table-cell office:value-type="float" office:value="0.1133999974" calcext:value-type="float">
            <text:p>0.1133999974</text:p>
          </table:table-cell>
          <table:table-cell office:value-type="float" office:value="0.1129899994" calcext:value-type="float">
            <text:p>0.1129899994</text:p>
          </table:table-cell>
          <table:table-cell office:value-type="float" office:value="0.1063999981" calcext:value-type="float">
            <text:p>0.1063999981</text:p>
          </table:table-cell>
          <table:table-cell office:value-type="float" office:value="0.1035199985" calcext:value-type="float">
            <text:p>0.1035199985</text:p>
          </table:table-cell>
          <table:table-cell office:value-type="float" office:value="0.0877500027" calcext:value-type="float">
            <text:p>0.0877500027</text:p>
          </table:table-cell>
          <table:table-cell office:value-type="float" office:value="0.0988200009" calcext:value-type="float">
            <text:p>0.0988200009</text:p>
          </table:table-cell>
          <table:table-cell/>
          <table:table-cell office:value-type="float" office:value="0.0985099971" calcext:value-type="float">
            <text:p>0.0985099971</text:p>
          </table:table-cell>
          <table:table-cell office:value-type="float" office:value="0.1053600013" calcext:value-type="float">
            <text:p>0.1053600013</text:p>
          </table:table-cell>
          <table:table-cell office:value-type="float" office:value="0.1056400016" calcext:value-type="float">
            <text:p>0.1056400016</text:p>
          </table:table-cell>
          <table:table-cell office:value-type="float" office:value="0.1026600003" calcext:value-type="float">
            <text:p>0.1026600003</text:p>
          </table:table-cell>
          <table:table-cell table:number-columns-repeated="8"/>
          <table:table-cell office:value-type="float" office:value="0.1661337316" calcext:value-type="float">
            <text:p>0.1661337316</text:p>
          </table:table-cell>
          <table:table-cell office:value-type="float" office:value="0.1692063063" calcext:value-type="float">
            <text:p>0.1692063063</text:p>
          </table:table-cell>
          <table:table-cell office:value-type="float" office:value="0.1708408147" calcext:value-type="float">
            <text:p>0.1708408147</text:p>
          </table:table-cell>
          <table:table-cell office:value-type="float" office:value="0.1797388643" calcext:value-type="float">
            <text:p>0.1797388643</text:p>
          </table:table-cell>
          <table:table-cell office:value-type="float" office:value="0.1900236756" calcext:value-type="float">
            <text:p>0.1900236756</text:p>
          </table:table-cell>
          <table:table-cell office:value-type="float" office:value="0.2005635947" calcext:value-type="float">
            <text:p>0.2005635947</text:p>
          </table:table-cell>
          <table:table-cell office:value-type="float" office:value="0.194647342" calcext:value-type="float">
            <text:p>0.194647342</text:p>
          </table:table-cell>
          <table:table-cell office:value-type="float" office:value="0.1828438342" calcext:value-type="float">
            <text:p>0.1828438342</text:p>
          </table:table-cell>
          <table:table-cell office:value-type="float" office:value="0.1854127347" calcext:value-type="float">
            <text:p>0.1854127347</text:p>
          </table:table-cell>
          <table:table-cell office:value-type="float" office:value="0.1845951378" calcext:value-type="float">
            <text:p>0.1845951378</text:p>
          </table:table-cell>
          <table:table-cell office:value-type="float" office:value="0.1921281219" calcext:value-type="float">
            <text:p>0.1921281219</text:p>
          </table:table-cell>
          <table:table-cell table:number-columns-repeated="959"/>
        </table:table-row>
        <table:table-row table:style-name="ro2">
          <table:table-cell office:value-type="string" calcext:value-type="string">
            <text:p><text:s/>South Carolina</text:p>
          </table:table-cell>
          <table:table-cell office:value-type="string" calcext:value-type="string">
            <text:p>p99p100</text:p>
          </table:table-cell>
          <table:table-cell office:value-type="float" office:value="0.1107093021" calcext:value-type="float">
            <text:p>0.1107093021</text:p>
          </table:table-cell>
          <table:table-cell office:value-type="float" office:value="0.0936773643" calcext:value-type="float">
            <text:p>0.0936773643</text:p>
          </table:table-cell>
          <table:table-cell office:value-type="float" office:value="0.1040194109" calcext:value-type="float">
            <text:p>0.1040194109</text:p>
          </table:table-cell>
          <table:table-cell office:value-type="float" office:value="0.0780204907" calcext:value-type="float">
            <text:p>0.0780204907</text:p>
          </table:table-cell>
          <table:table-cell office:value-type="float" office:value="0.0859707296" calcext:value-type="float">
            <text:p>0.0859707296</text:p>
          </table:table-cell>
          <table:table-cell office:value-type="float" office:value="0.0881721452" calcext:value-type="float">
            <text:p>0.0881721452</text:p>
          </table:table-cell>
          <table:table-cell office:value-type="float" office:value="0.0891226977" calcext:value-type="float">
            <text:p>0.0891226977</text:p>
          </table:table-cell>
          <table:table-cell office:value-type="float" office:value="0.0854012668" calcext:value-type="float">
            <text:p>0.0854012668</text:p>
          </table:table-cell>
          <table:table-cell office:value-type="float" office:value="0.0821940824" calcext:value-type="float">
            <text:p>0.0821940824</text:p>
          </table:table-cell>
          <table:table-cell office:value-type="float" office:value="0.0874445066" calcext:value-type="float">
            <text:p>0.0874445066</text:p>
          </table:table-cell>
          <table:table-cell office:value-type="float" office:value="0.0836775601" calcext:value-type="float">
            <text:p>0.0836775601</text:p>
          </table:table-cell>
          <table:table-cell office:value-type="float" office:value="0.0842687339" calcext:value-type="float">
            <text:p>0.0842687339</text:p>
          </table:table-cell>
          <table:table-cell office:value-type="float" office:value="0.0856417045" calcext:value-type="float">
            <text:p>0.0856417045</text:p>
          </table:table-cell>
          <table:table-cell office:value-type="float" office:value="0.0860111713" calcext:value-type="float">
            <text:p>0.0860111713</text:p>
          </table:table-cell>
          <table:table-cell office:value-type="float" office:value="0.0946667194" calcext:value-type="float">
            <text:p>0.0946667194</text:p>
          </table:table-cell>
          <table:table-cell office:value-type="float" office:value="0.0916922092" calcext:value-type="float">
            <text:p>0.0916922092</text:p>
          </table:table-cell>
          <table:table-cell office:value-type="float" office:value="0.0909653306" calcext:value-type="float">
            <text:p>0.0909653306</text:p>
          </table:table-cell>
          <table:table-cell office:value-type="float" office:value="0.0886254311" calcext:value-type="float">
            <text:p>0.0886254311</text:p>
          </table:table-cell>
          <table:table-cell office:value-type="float" office:value="0.0912264585" calcext:value-type="float">
            <text:p>0.0912264585</text:p>
          </table:table-cell>
          <table:table-cell office:value-type="float" office:value="0.0866896212" calcext:value-type="float">
            <text:p>0.0866896212</text:p>
          </table:table-cell>
          <table:table-cell office:value-type="float" office:value="0.0762354061" calcext:value-type="float">
            <text:p>0.0762354061</text:p>
          </table:table-cell>
          <table:table-cell office:value-type="float" office:value="0.0790457502" calcext:value-type="float">
            <text:p>0.0790457502</text:p>
          </table:table-cell>
          <table:table-cell office:value-type="float" office:value="0.0846794248" calcext:value-type="float">
            <text:p>0.0846794248</text:p>
          </table:table-cell>
          <table:table-cell office:value-type="float" office:value="0.0846770108" calcext:value-type="float">
            <text:p>0.0846770108</text:p>
          </table:table-cell>
          <table:table-cell office:value-type="float" office:value="0.075679563" calcext:value-type="float">
            <text:p>0.075679563</text:p>
          </table:table-cell>
          <table:table-cell office:value-type="float" office:value="0.0770223215" calcext:value-type="float">
            <text:p>0.0770223215</text:p>
          </table:table-cell>
          <table:table-cell office:value-type="float" office:value="0.0777477548" calcext:value-type="float">
            <text:p>0.0777477548</text:p>
          </table:table-cell>
          <table:table-cell office:value-type="float" office:value="0.0798158944" calcext:value-type="float">
            <text:p>0.0798158944</text:p>
          </table:table-cell>
          <table:table-cell office:value-type="float" office:value="0.0753032193" calcext:value-type="float">
            <text:p>0.0753032193</text:p>
          </table:table-cell>
          <table:table-cell office:value-type="float" office:value="0.0843671858" calcext:value-type="float">
            <text:p>0.0843671858</text:p>
          </table:table-cell>
          <table:table-cell office:value-type="float" office:value="0.0821094513" calcext:value-type="float">
            <text:p>0.0821094513</text:p>
          </table:table-cell>
          <table:table-cell office:value-type="float" office:value="0.0829018131" calcext:value-type="float">
            <text:p>0.0829018131</text:p>
          </table:table-cell>
          <table:table-cell office:value-type="float" office:value="0.0972752795" calcext:value-type="float">
            <text:p>0.0972752795</text:p>
          </table:table-cell>
          <table:table-cell office:value-type="float" office:value="0.1128599122" calcext:value-type="float">
            <text:p>0.1128599122</text:p>
          </table:table-cell>
          <table:table-cell office:value-type="float" office:value="0.1068099737" calcext:value-type="float">
            <text:p>0.1068099737</text:p>
          </table:table-cell>
          <table:table-cell office:value-type="float" office:value="0.1034457013" calcext:value-type="float">
            <text:p>0.1034457013</text:p>
          </table:table-cell>
          <table:table-cell office:value-type="float" office:value="0.1359841228" calcext:value-type="float">
            <text:p>0.1359841228</text:p>
          </table:table-cell>
          <table:table-cell office:value-type="float" office:value="0.1033422798" calcext:value-type="float">
            <text:p>0.1033422798</text:p>
          </table:table-cell>
          <table:table-cell office:value-type="float" office:value="0.1132990941" calcext:value-type="float">
            <text:p>0.1132990941</text:p>
          </table:table-cell>
          <table:table-cell office:value-type="float" office:value="0.1149108708" calcext:value-type="float">
            <text:p>0.1149108708</text:p>
          </table:table-cell>
          <table:table-cell office:value-type="float" office:value="0.1081412286" calcext:value-type="float">
            <text:p>0.1081412286</text:p>
          </table:table-cell>
          <table:table-cell office:value-type="float" office:value="0.1048201546" calcext:value-type="float">
            <text:p>0.1048201546</text:p>
          </table:table-cell>
          <table:table-cell office:value-type="float" office:value="0.1146676391" calcext:value-type="float">
            <text:p>0.1146676391</text:p>
          </table:table-cell>
          <table:table-cell office:value-type="float" office:value="0.1145351455" calcext:value-type="float">
            <text:p>0.1145351455</text:p>
          </table:table-cell>
          <table:table-cell office:value-type="float" office:value="0.121308364" calcext:value-type="float">
            <text:p>0.121308364</text:p>
          </table:table-cell>
          <table:table-cell office:value-type="float" office:value="0.1303898543" calcext:value-type="float">
            <text:p>0.1303898543</text:p>
          </table:table-cell>
          <table:table-cell office:value-type="float" office:value="0.1369325221" calcext:value-type="float">
            <text:p>0.1369325221</text:p>
          </table:table-cell>
          <table:table-cell office:value-type="float" office:value="0.1432945579" calcext:value-type="float">
            <text:p>0.1432945579</text:p>
          </table:table-cell>
          <table:table-cell office:value-type="float" office:value="0.1554519236" calcext:value-type="float">
            <text:p>0.1554519236</text:p>
          </table:table-cell>
          <table:table-cell office:value-type="float" office:value="0.151902169" calcext:value-type="float">
            <text:p>0.151902169</text:p>
          </table:table-cell>
          <table:table-cell office:value-type="float" office:value="0.1460871845" calcext:value-type="float">
            <text:p>0.1460871845</text:p>
          </table:table-cell>
          <table:table-cell office:value-type="float" office:value="0.1363877356" calcext:value-type="float">
            <text:p>0.1363877356</text:p>
          </table:table-cell>
          <table:table-cell office:value-type="float" office:value="0.1336468607" calcext:value-type="float">
            <text:p>0.1336468607</text:p>
          </table:table-cell>
          <table:table-cell office:value-type="float" office:value="0.1390522569" calcext:value-type="float">
            <text:p>0.1390522569</text:p>
          </table:table-cell>
          <table:table-cell office:value-type="float" office:value="0.1570605487" calcext:value-type="float">
            <text:p>0.1570605487</text:p>
          </table:table-cell>
          <table:table-cell office:value-type="float" office:value="0.1772282124" calcext:value-type="float">
            <text:p>0.1772282124</text:p>
          </table:table-cell>
          <table:table-cell office:value-type="float" office:value="0.189302206" calcext:value-type="float">
            <text:p>0.189302206</text:p>
          </table:table-cell>
          <table:table-cell office:value-type="float" office:value="0.1905565113" calcext:value-type="float">
            <text:p>0.1905565113</text:p>
          </table:table-cell>
          <table:table-cell office:value-type="float" office:value="0.1567384303" calcext:value-type="float">
            <text:p>0.1567384303</text:p>
          </table:table-cell>
          <table:table-cell office:value-type="float" office:value="0.1421454996" calcext:value-type="float">
            <text:p>0.1421454996</text:p>
          </table:table-cell>
          <table:table-cell office:value-type="float" office:value="0.1509577334" calcext:value-type="float">
            <text:p>0.1509577334</text:p>
          </table:table-cell>
          <table:table-cell office:value-type="float" office:value="0.1468607634" calcext:value-type="float">
            <text:p>0.1468607634</text:p>
          </table:table-cell>
          <table:table-cell office:value-type="float" office:value="0.16721946" calcext:value-type="float">
            <text:p>0.16721946</text:p>
          </table:table-cell>
          <table:table-cell office:value-type="float" office:value="0.1538513452" calcext:value-type="float">
            <text:p>0.1538513452</text:p>
          </table:table-cell>
          <table:table-cell office:value-type="float" office:value="0.1626163423" calcext:value-type="float">
            <text:p>0.1626163423</text:p>
          </table:table-cell>
          <table:table-cell table:number-columns-repeated="957"/>
        </table:table-row>
        <table:table-row table:style-name="ro2">
          <table:table-cell office:value-type="string" calcext:value-type="string">
            <text:p><text:s/>South Dakota</text:p>
          </table:table-cell>
          <table:table-cell office:value-type="string" calcext:value-type="string">
            <text:p>p99p100</text:p>
          </table:table-cell>
          <table:table-cell office:value-type="float" office:value="0.088456139" calcext:value-type="float">
            <text:p>0.088456139</text:p>
          </table:table-cell>
          <table:table-cell office:value-type="float" office:value="0.0723706484" calcext:value-type="float">
            <text:p>0.0723706484</text:p>
          </table:table-cell>
          <table:table-cell office:value-type="float" office:value="0.0805977434" calcext:value-type="float">
            <text:p>0.0805977434</text:p>
          </table:table-cell>
          <table:table-cell office:value-type="float" office:value="0.0707300827" calcext:value-type="float">
            <text:p>0.0707300827</text:p>
          </table:table-cell>
          <table:table-cell office:value-type="float" office:value="0.0731059983" calcext:value-type="float">
            <text:p>0.0731059983</text:p>
          </table:table-cell>
          <table:table-cell office:value-type="float" office:value="0.0772302151" calcext:value-type="float">
            <text:p>0.0772302151</text:p>
          </table:table-cell>
          <table:table-cell office:value-type="float" office:value="0.0837978572" calcext:value-type="float">
            <text:p>0.0837978572</text:p>
          </table:table-cell>
          <table:table-cell office:value-type="float" office:value="0.0686791092" calcext:value-type="float">
            <text:p>0.0686791092</text:p>
          </table:table-cell>
          <table:table-cell office:value-type="float" office:value="0.0767986029" calcext:value-type="float">
            <text:p>0.0767986029</text:p>
          </table:table-cell>
          <table:table-cell office:value-type="float" office:value="0.0822105333" calcext:value-type="float">
            <text:p>0.0822105333</text:p>
          </table:table-cell>
          <table:table-cell office:value-type="float" office:value="0.0697442815" calcext:value-type="float">
            <text:p>0.0697442815</text:p>
          </table:table-cell>
          <table:table-cell office:value-type="float" office:value="0.0702574477" calcext:value-type="float">
            <text:p>0.0702574477</text:p>
          </table:table-cell>
          <table:table-cell office:value-type="float" office:value="0.0670389533" calcext:value-type="float">
            <text:p>0.0670389533</text:p>
          </table:table-cell>
          <table:table-cell office:value-type="float" office:value="0.0696123689" calcext:value-type="float">
            <text:p>0.0696123689</text:p>
          </table:table-cell>
          <table:table-cell office:value-type="float" office:value="0.082875751" calcext:value-type="float">
            <text:p>0.082875751</text:p>
          </table:table-cell>
          <table:table-cell office:value-type="float" office:value="0.0723045543" calcext:value-type="float">
            <text:p>0.0723045543</text:p>
          </table:table-cell>
          <table:table-cell office:value-type="float" office:value="0.0703773424" calcext:value-type="float">
            <text:p>0.0703773424</text:p>
          </table:table-cell>
          <table:table-cell office:value-type="float" office:value="0.0750941858" calcext:value-type="float">
            <text:p>0.0750941858</text:p>
          </table:table-cell>
          <table:table-cell office:value-type="float" office:value="0.0808928385" calcext:value-type="float">
            <text:p>0.0808928385</text:p>
          </table:table-cell>
          <table:table-cell office:value-type="float" office:value="0.0781776607" calcext:value-type="float">
            <text:p>0.0781776607</text:p>
          </table:table-cell>
          <table:table-cell office:value-type="float" office:value="0.065699026" calcext:value-type="float">
            <text:p>0.065699026</text:p>
          </table:table-cell>
          <table:table-cell office:value-type="float" office:value="0.0671127439" calcext:value-type="float">
            <text:p>0.0671127439</text:p>
          </table:table-cell>
          <table:table-cell office:value-type="float" office:value="0.0645869374" calcext:value-type="float">
            <text:p>0.0645869374</text:p>
          </table:table-cell>
          <table:table-cell office:value-type="float" office:value="0.0661438257" calcext:value-type="float">
            <text:p>0.0661438257</text:p>
          </table:table-cell>
          <table:table-cell office:value-type="float" office:value="0.082702823" calcext:value-type="float">
            <text:p>0.082702823</text:p>
          </table:table-cell>
          <table:table-cell office:value-type="float" office:value="0.0753779486" calcext:value-type="float">
            <text:p>0.0753779486</text:p>
          </table:table-cell>
          <table:table-cell office:value-type="float" office:value="0.0809887797" calcext:value-type="float">
            <text:p>0.0809887797</text:p>
          </table:table-cell>
          <table:table-cell office:value-type="float" office:value="0.0789444819" calcext:value-type="float">
            <text:p>0.0789444819</text:p>
          </table:table-cell>
          <table:table-cell office:value-type="float" office:value="0.0736053437" calcext:value-type="float">
            <text:p>0.0736053437</text:p>
          </table:table-cell>
          <table:table-cell office:value-type="float" office:value="0.0776529685" calcext:value-type="float">
            <text:p>0.0776529685</text:p>
          </table:table-cell>
          <table:table-cell office:value-type="float" office:value="0.0870200172" calcext:value-type="float">
            <text:p>0.0870200172</text:p>
          </table:table-cell>
          <table:table-cell office:value-type="float" office:value="0.0761336312" calcext:value-type="float">
            <text:p>0.0761336312</text:p>
          </table:table-cell>
          <table:table-cell office:value-type="float" office:value="0.0855205283" calcext:value-type="float">
            <text:p>0.0855205283</text:p>
          </table:table-cell>
          <table:table-cell office:value-type="float" office:value="0.1063024849" calcext:value-type="float">
            <text:p>0.1063024849</text:p>
          </table:table-cell>
          <table:table-cell office:value-type="float" office:value="0.096218735" calcext:value-type="float">
            <text:p>0.096218735</text:p>
          </table:table-cell>
          <table:table-cell office:value-type="float" office:value="0.0867766291" calcext:value-type="float">
            <text:p>0.0867766291</text:p>
          </table:table-cell>
          <table:table-cell office:value-type="float" office:value="0.1205773428" calcext:value-type="float">
            <text:p>0.1205773428</text:p>
          </table:table-cell>
          <table:table-cell office:value-type="float" office:value="0.0938538983" calcext:value-type="float">
            <text:p>0.0938538983</text:p>
          </table:table-cell>
          <table:table-cell office:value-type="float" office:value="0.1229345128" calcext:value-type="float">
            <text:p>0.1229345128</text:p>
          </table:table-cell>
          <table:table-cell office:value-type="float" office:value="0.1112373322" calcext:value-type="float">
            <text:p>0.1112373322</text:p>
          </table:table-cell>
          <table:table-cell office:value-type="float" office:value="0.1124717891" calcext:value-type="float">
            <text:p>0.1124717891</text:p>
          </table:table-cell>
          <table:table-cell office:value-type="float" office:value="0.1161678061" calcext:value-type="float">
            <text:p>0.1161678061</text:p>
          </table:table-cell>
          <table:table-cell office:value-type="float" office:value="0.1403477937" calcext:value-type="float">
            <text:p>0.1403477937</text:p>
          </table:table-cell>
          <table:table-cell office:value-type="float" office:value="0.1440223157" calcext:value-type="float">
            <text:p>0.1440223157</text:p>
          </table:table-cell>
          <table:table-cell office:value-type="float" office:value="0.1252049804" calcext:value-type="float">
            <text:p>0.1252049804</text:p>
          </table:table-cell>
          <table:table-cell office:value-type="float" office:value="0.1389703155" calcext:value-type="float">
            <text:p>0.1389703155</text:p>
          </table:table-cell>
          <table:table-cell office:value-type="float" office:value="0.1286773682" calcext:value-type="float">
            <text:p>0.1286773682</text:p>
          </table:table-cell>
          <table:table-cell office:value-type="float" office:value="0.1621800661" calcext:value-type="float">
            <text:p>0.1621800661</text:p>
          </table:table-cell>
          <table:table-cell office:value-type="float" office:value="0.1537892967" calcext:value-type="float">
            <text:p>0.1537892967</text:p>
          </table:table-cell>
          <table:table-cell office:value-type="float" office:value="0.1720327735" calcext:value-type="float">
            <text:p>0.1720327735</text:p>
          </table:table-cell>
          <table:table-cell office:value-type="float" office:value="0.1545412689" calcext:value-type="float">
            <text:p>0.1545412689</text:p>
          </table:table-cell>
          <table:table-cell office:value-type="float" office:value="0.1304925531" calcext:value-type="float">
            <text:p>0.1304925531</text:p>
          </table:table-cell>
          <table:table-cell office:value-type="float" office:value="0.1346774548" calcext:value-type="float">
            <text:p>0.1346774548</text:p>
          </table:table-cell>
          <table:table-cell office:value-type="float" office:value="0.1280092448" calcext:value-type="float">
            <text:p>0.1280092448</text:p>
          </table:table-cell>
          <table:table-cell office:value-type="float" office:value="0.1501755714" calcext:value-type="float">
            <text:p>0.1501755714</text:p>
          </table:table-cell>
          <table:table-cell office:value-type="float" office:value="0.1692329496" calcext:value-type="float">
            <text:p>0.1692329496</text:p>
          </table:table-cell>
          <table:table-cell office:value-type="float" office:value="0.1940616667" calcext:value-type="float">
            <text:p>0.1940616667</text:p>
          </table:table-cell>
          <table:table-cell office:value-type="float" office:value="0.182183668" calcext:value-type="float">
            <text:p>0.182183668</text:p>
          </table:table-cell>
          <table:table-cell office:value-type="float" office:value="0.1687520593" calcext:value-type="float">
            <text:p>0.1687520593</text:p>
          </table:table-cell>
          <table:table-cell office:value-type="float" office:value="0.1601794958" calcext:value-type="float">
            <text:p>0.1601794958</text:p>
          </table:table-cell>
          <table:table-cell office:value-type="float" office:value="0.1585561782" calcext:value-type="float">
            <text:p>0.1585561782</text:p>
          </table:table-cell>
          <table:table-cell office:value-type="float" office:value="0.1587936431" calcext:value-type="float">
            <text:p>0.1587936431</text:p>
          </table:table-cell>
          <table:table-cell office:value-type="float" office:value="0.1953272671" calcext:value-type="float">
            <text:p>0.1953272671</text:p>
          </table:table-cell>
          <table:table-cell office:value-type="float" office:value="0.1647516191" calcext:value-type="float">
            <text:p>0.1647516191</text:p>
          </table:table-cell>
          <table:table-cell office:value-type="float" office:value="0.177764684" calcext:value-type="float">
            <text:p>0.177764684</text:p>
          </table:table-cell>
          <table:table-cell table:number-columns-repeated="957"/>
        </table:table-row>
        <table:table-row table:style-name="ro2">
          <table:table-cell office:value-type="string" calcext:value-type="string">
            <text:p><text:s/>Spain</text:p>
          </table:table-cell>
          <table:table-cell office:value-type="string" calcext:value-type="string">
            <text:p>p99p100</text:p>
          </table:table-cell>
          <table:table-cell table:number-columns-repeated="31"/>
          <table:table-cell office:value-type="float" office:value="0.0816" calcext:value-type="float">
            <text:p>0.0816</text:p>
          </table:table-cell>
          <table:table-cell office:value-type="float" office:value="0.0823" calcext:value-type="float">
            <text:p>0.0823</text:p>
          </table:table-cell>
          <table:table-cell office:value-type="float" office:value="0.0804" calcext:value-type="float">
            <text:p>0.0804</text:p>
          </table:table-cell>
          <table:table-cell office:value-type="float" office:value="0.0793" calcext:value-type="float">
            <text:p>0.0793</text:p>
          </table:table-cell>
          <table:table-cell office:value-type="float" office:value="0.0797" calcext:value-type="float">
            <text:p>0.0797</text:p>
          </table:table-cell>
          <table:table-cell table:number-columns-repeated="2" office:value-type="float" office:value="0.0836" calcext:value-type="float">
            <text:p>0.0836</text:p>
          </table:table-cell>
          <table:table-cell office:value-type="float" office:value="0.0834" calcext:value-type="float">
            <text:p>0.0834</text:p>
          </table:table-cell>
          <table:table-cell office:value-type="float" office:value="0.0807" calcext:value-type="float">
            <text:p>0.0807</text:p>
          </table:table-cell>
          <table:table-cell office:value-type="float" office:value="0.0761" calcext:value-type="float">
            <text:p>0.0761</text:p>
          </table:table-cell>
          <table:table-cell office:value-type="float" office:value="0.0745" calcext:value-type="float">
            <text:p>0.0745</text:p>
          </table:table-cell>
          <table:table-cell office:value-type="float" office:value="0.0741" calcext:value-type="float">
            <text:p>0.0741</text:p>
          </table:table-cell>
          <table:table-cell office:value-type="float" office:value="0.0716" calcext:value-type="float">
            <text:p>0.0716</text:p>
          </table:table-cell>
          <table:table-cell office:value-type="float" office:value="0.0737" calcext:value-type="float">
            <text:p>0.0737</text:p>
          </table:table-cell>
          <table:table-cell office:value-type="float" office:value="0.0753" calcext:value-type="float">
            <text:p>0.0753</text:p>
          </table:table-cell>
          <table:table-cell office:value-type="float" office:value="0.0743" calcext:value-type="float">
            <text:p>0.0743</text:p>
          </table:table-cell>
          <table:table-cell office:value-type="float" office:value="0.0762" calcext:value-type="float">
            <text:p>0.0762</text:p>
          </table:table-cell>
          <table:table-cell office:value-type="float" office:value="0.0786" calcext:value-type="float">
            <text:p>0.0786</text:p>
          </table:table-cell>
          <table:table-cell office:value-type="float" office:value="0.0811" calcext:value-type="float">
            <text:p>0.0811</text:p>
          </table:table-cell>
          <table:table-cell office:value-type="float" office:value="0.0791" calcext:value-type="float">
            <text:p>0.0791</text:p>
          </table:table-cell>
          <table:table-cell office:value-type="float" office:value="0.077" calcext:value-type="float">
            <text:p>0.077</text:p>
          </table:table-cell>
          <table:table-cell office:value-type="float" office:value="0.0761" calcext:value-type="float">
            <text:p>0.0761</text:p>
          </table:table-cell>
          <table:table-cell office:value-type="float" office:value="0.0774" calcext:value-type="float">
            <text:p>0.0774</text:p>
          </table:table-cell>
          <table:table-cell office:value-type="float" office:value="0.0771" calcext:value-type="float">
            <text:p>0.0771</text:p>
          </table:table-cell>
          <table:table-cell office:value-type="float" office:value="0.0773" calcext:value-type="float">
            <text:p>0.0773</text:p>
          </table:table-cell>
          <table:table-cell office:value-type="float" office:value="0.0798" calcext:value-type="float">
            <text:p>0.0798</text:p>
          </table:table-cell>
          <table:table-cell office:value-type="float" office:value="0.083" calcext:value-type="float">
            <text:p>0.083</text:p>
          </table:table-cell>
          <table:table-cell office:value-type="float" office:value="0.0826" calcext:value-type="float">
            <text:p>0.0826</text:p>
          </table:table-cell>
          <table:table-cell office:value-type="float" office:value="0.0848" calcext:value-type="float">
            <text:p>0.0848</text:p>
          </table:table-cell>
          <table:table-cell office:value-type="float" office:value="0.0812" calcext:value-type="float">
            <text:p>0.0812</text:p>
          </table:table-cell>
          <table:table-cell office:value-type="float" office:value="0.0881" calcext:value-type="float">
            <text:p>0.0881</text:p>
          </table:table-cell>
          <table:table-cell office:value-type="float" office:value="0.0893" calcext:value-type="float">
            <text:p>0.0893</text:p>
          </table:table-cell>
          <table:table-cell office:value-type="float" office:value="0.0851" calcext:value-type="float">
            <text:p>0.0851</text:p>
          </table:table-cell>
          <table:table-cell office:value-type="float" office:value="0.0807" calcext:value-type="float">
            <text:p>0.0807</text:p>
          </table:table-cell>
          <table:table-cell office:value-type="float" office:value="0.0932" calcext:value-type="float">
            <text:p>0.0932</text:p>
          </table:table-cell>
          <table:table-cell office:value-type="float" office:value="0.0982" calcext:value-type="float">
            <text:p>0.0982</text:p>
          </table:table-cell>
          <table:table-cell table:number-columns-repeated="955"/>
        </table:table-row>
        <table:table-row table:style-name="ro2">
          <table:table-cell office:value-type="string" calcext:value-type="string">
            <text:p><text:s/>Sweden</text:p>
          </table:table-cell>
          <table:table-cell office:value-type="string" calcext:value-type="string">
            <text:p>p99p100</text:p>
          </table:table-cell>
          <table:table-cell table:number-columns-repeated="30"/>
          <table:table-cell office:value-type="float" office:value="0.0499" calcext:value-type="float">
            <text:p>0.0499</text:p>
          </table:table-cell>
          <table:table-cell office:value-type="float" office:value="0.0502" calcext:value-type="float">
            <text:p>0.0502</text:p>
          </table:table-cell>
          <table:table-cell office:value-type="float" office:value="0.0555" calcext:value-type="float">
            <text:p>0.0555</text:p>
          </table:table-cell>
          <table:table-cell office:value-type="float" office:value="0.0572" calcext:value-type="float">
            <text:p>0.0572</text:p>
          </table:table-cell>
          <table:table-cell office:value-type="float" office:value="0.0633" calcext:value-type="float">
            <text:p>0.0633</text:p>
          </table:table-cell>
          <table:table-cell office:value-type="float" office:value="0.0622" calcext:value-type="float">
            <text:p>0.0622</text:p>
          </table:table-cell>
          <table:table-cell office:value-type="float" office:value="0.0603" calcext:value-type="float">
            <text:p>0.0603</text:p>
          </table:table-cell>
          <table:table-cell office:value-type="float" office:value="0.0612" calcext:value-type="float">
            <text:p>0.0612</text:p>
          </table:table-cell>
          <table:table-cell office:value-type="float" office:value="0.0645" calcext:value-type="float">
            <text:p>0.0645</text:p>
          </table:table-cell>
          <table:table-cell office:value-type="float" office:value="0.0616" calcext:value-type="float">
            <text:p>0.0616</text:p>
          </table:table-cell>
          <table:table-cell office:value-type="float" office:value="0.0541" calcext:value-type="float">
            <text:p>0.0541</text:p>
          </table:table-cell>
          <table:table-cell office:value-type="float" office:value="0.0571" calcext:value-type="float">
            <text:p>0.0571</text:p>
          </table:table-cell>
          <table:table-cell office:value-type="float" office:value="0.0566" calcext:value-type="float">
            <text:p>0.0566</text:p>
          </table:table-cell>
          <table:table-cell office:value-type="float" office:value="0.0619" calcext:value-type="float">
            <text:p>0.0619</text:p>
          </table:table-cell>
          <table:table-cell office:value-type="float" office:value="0.0747" calcext:value-type="float">
            <text:p>0.0747</text:p>
          </table:table-cell>
          <table:table-cell office:value-type="float" office:value="0.0783" calcext:value-type="float">
            <text:p>0.0783</text:p>
          </table:table-cell>
          <table:table-cell office:value-type="float" office:value="0.0732" calcext:value-type="float">
            <text:p>0.0732</text:p>
          </table:table-cell>
          <table:table-cell office:value-type="float" office:value="0.0762" calcext:value-type="float">
            <text:p>0.0762</text:p>
          </table:table-cell>
          <table:table-cell office:value-type="float" office:value="0.0745" calcext:value-type="float">
            <text:p>0.0745</text:p>
          </table:table-cell>
          <table:table-cell office:value-type="float" office:value="0.0758" calcext:value-type="float">
            <text:p>0.0758</text:p>
          </table:table-cell>
          <table:table-cell office:value-type="float" office:value="0.0651" calcext:value-type="float">
            <text:p>0.0651</text:p>
          </table:table-cell>
          <table:table-cell office:value-type="float" office:value="0.0615" calcext:value-type="float">
            <text:p>0.0615</text:p>
          </table:table-cell>
          <table:table-cell office:value-type="float" office:value="0.0622" calcext:value-type="float">
            <text:p>0.0622</text:p>
          </table:table-cell>
          <table:table-cell office:value-type="float" office:value="0.0672" calcext:value-type="float">
            <text:p>0.0672</text:p>
          </table:table-cell>
          <table:table-cell office:value-type="float" office:value="0.0699" calcext:value-type="float">
            <text:p>0.0699</text:p>
          </table:table-cell>
          <table:table-cell office:value-type="float" office:value="0.0761" calcext:value-type="float">
            <text:p>0.0761</text:p>
          </table:table-cell>
          <table:table-cell office:value-type="float" office:value="0.0832" calcext:value-type="float">
            <text:p>0.0832</text:p>
          </table:table-cell>
          <table:table-cell office:value-type="float" office:value="0.0823" calcext:value-type="float">
            <text:p>0.0823</text:p>
          </table:table-cell>
          <table:table-cell office:value-type="float" office:value="0.0786" calcext:value-type="float">
            <text:p>0.0786</text:p>
          </table:table-cell>
          <table:table-cell office:value-type="float" office:value="0.0693" calcext:value-type="float">
            <text:p>0.0693</text:p>
          </table:table-cell>
          <table:table-cell office:value-type="float" office:value="0.0772" calcext:value-type="float">
            <text:p>0.0772</text:p>
          </table:table-cell>
          <table:table-cell office:value-type="float" office:value="0.0737" calcext:value-type="float">
            <text:p>0.0737</text:p>
          </table:table-cell>
          <table:table-cell office:value-type="float" office:value="0.0734" calcext:value-type="float">
            <text:p>0.0734</text:p>
          </table:table-cell>
          <table:table-cell office:value-type="float" office:value="0.074" calcext:value-type="float">
            <text:p>0.074</text:p>
          </table:table-cell>
          <table:table-cell office:value-type="float" office:value="0.0879" calcext:value-type="float">
            <text:p>0.0879</text:p>
          </table:table-cell>
          <table:table-cell office:value-type="float" office:value="0.0858" calcext:value-type="float">
            <text:p>0.0858</text:p>
          </table:table-cell>
          <table:table-cell office:value-type="float" office:value="0.0825" calcext:value-type="float">
            <text:p>0.0825</text:p>
          </table:table-cell>
          <table:table-cell table:number-columns-repeated="955"/>
        </table:table-row>
        <table:table-row table:style-name="ro2">
          <table:table-cell office:value-type="string" calcext:value-type="string">
            <text:p><text:s/>Switzerland</text:p>
          </table:table-cell>
          <table:table-cell office:value-type="string" calcext:value-type="string">
            <text:p>p99p100</text:p>
          </table:table-cell>
          <table:table-cell table:number-columns-repeated="30"/>
          <table:table-cell office:value-type="float" office:value="0.0835" calcext:value-type="float">
            <text:p>0.0835</text:p>
          </table:table-cell>
          <table:table-cell office:value-type="float" office:value="0.0834" calcext:value-type="float">
            <text:p>0.0834</text:p>
          </table:table-cell>
          <table:table-cell office:value-type="float" office:value="0.0862" calcext:value-type="float">
            <text:p>0.0862</text:p>
          </table:table-cell>
          <table:table-cell table:number-columns-repeated="2" office:value-type="float" office:value="0.0891" calcext:value-type="float">
            <text:p>0.0891</text:p>
          </table:table-cell>
          <table:table-cell office:value-type="float" office:value="0.0892" calcext:value-type="float">
            <text:p>0.0892</text:p>
          </table:table-cell>
          <table:table-cell office:value-type="float" office:value="0.0898" calcext:value-type="float">
            <text:p>0.0898</text:p>
          </table:table-cell>
          <table:table-cell office:value-type="float" office:value="0.0904" calcext:value-type="float">
            <text:p>0.0904</text:p>
          </table:table-cell>
          <table:table-cell office:value-type="float" office:value="0.0877" calcext:value-type="float">
            <text:p>0.0877</text:p>
          </table:table-cell>
          <table:table-cell office:value-type="float" office:value="0.085" calcext:value-type="float">
            <text:p>0.085</text:p>
          </table:table-cell>
          <table:table-cell office:value-type="float" office:value="0.0871" calcext:value-type="float">
            <text:p>0.0871</text:p>
          </table:table-cell>
          <table:table-cell office:value-type="float" office:value="0.0844" calcext:value-type="float">
            <text:p>0.0844</text:p>
          </table:table-cell>
          <table:table-cell office:value-type="float" office:value="0.0804" calcext:value-type="float">
            <text:p>0.0804</text:p>
          </table:table-cell>
          <table:table-cell office:value-type="float" office:value="0.0795" calcext:value-type="float">
            <text:p>0.0795</text:p>
          </table:table-cell>
          <table:table-cell office:value-type="float" office:value="0.0807" calcext:value-type="float">
            <text:p>0.0807</text:p>
          </table:table-cell>
          <table:table-cell office:value-type="float" office:value="0.0814" calcext:value-type="float">
            <text:p>0.0814</text:p>
          </table:table-cell>
          <table:table-cell office:value-type="float" office:value="0.0895" calcext:value-type="float">
            <text:p>0.0895</text:p>
          </table:table-cell>
          <table:table-cell office:value-type="float" office:value="0.0982" calcext:value-type="float">
            <text:p>0.0982</text:p>
          </table:table-cell>
          <table:table-cell office:value-type="float" office:value="0.0985" calcext:value-type="float">
            <text:p>0.0985</text:p>
          </table:table-cell>
          <table:table-cell office:value-type="float" office:value="0.0974" calcext:value-type="float">
            <text:p>0.0974</text:p>
          </table:table-cell>
          <table:table-cell office:value-type="float" office:value="0.0982" calcext:value-type="float">
            <text:p>0.0982</text:p>
          </table:table-cell>
          <table:table-cell office:value-type="float" office:value="0.0941" calcext:value-type="float">
            <text:p>0.0941</text:p>
          </table:table-cell>
          <table:table-cell office:value-type="float" office:value="0.0867" calcext:value-type="float">
            <text:p>0.0867</text:p>
          </table:table-cell>
          <table:table-cell office:value-type="float" office:value="0.095" calcext:value-type="float">
            <text:p>0.095</text:p>
          </table:table-cell>
          <table:table-cell office:value-type="float" office:value="0.0986" calcext:value-type="float">
            <text:p>0.0986</text:p>
          </table:table-cell>
          <table:table-cell office:value-type="float" office:value="0.1024" calcext:value-type="float">
            <text:p>0.1024</text:p>
          </table:table-cell>
          <table:table-cell office:value-type="float" office:value="0.1062" calcext:value-type="float">
            <text:p>0.1062</text:p>
          </table:table-cell>
          <table:table-cell office:value-type="float" office:value="0.1042" calcext:value-type="float">
            <text:p>0.1042</text:p>
          </table:table-cell>
          <table:table-cell office:value-type="float" office:value="0.1007" calcext:value-type="float">
            <text:p>0.1007</text:p>
          </table:table-cell>
          <table:table-cell office:value-type="float" office:value="0.1024" calcext:value-type="float">
            <text:p>0.1024</text:p>
          </table:table-cell>
          <table:table-cell office:value-type="float" office:value="0.1051" calcext:value-type="float">
            <text:p>0.1051</text:p>
          </table:table-cell>
          <table:table-cell office:value-type="float" office:value="0.1059" calcext:value-type="float">
            <text:p>0.1059</text:p>
          </table:table-cell>
          <table:table-cell office:value-type="float" office:value="0.0974" calcext:value-type="float">
            <text:p>0.0974</text:p>
          </table:table-cell>
          <table:table-cell office:value-type="float" office:value="0.1026" calcext:value-type="float">
            <text:p>0.1026</text:p>
          </table:table-cell>
          <table:table-cell office:value-type="float" office:value="0.104" calcext:value-type="float">
            <text:p>0.104</text:p>
          </table:table-cell>
          <table:table-cell office:value-type="float" office:value="0.1071" calcext:value-type="float">
            <text:p>0.1071</text:p>
          </table:table-cell>
          <table:table-cell office:value-type="float" office:value="0.1193" calcext:value-type="float">
            <text:p>0.1193</text:p>
          </table:table-cell>
          <table:table-cell table:number-columns-repeated="955"/>
        </table:table-row>
        <table:table-row table:style-name="ro2">
          <table:table-cell office:value-type="string" calcext:value-type="string">
            <text:p><text:s/>Syrian Arab Republic</text:p>
          </table:table-cell>
          <table:table-cell office:value-type="string" calcext:value-type="string">
            <text:p>p99p100</text:p>
          </table:table-cell>
          <table:table-cell table:number-columns-repeated="40"/>
          <table:table-cell office:value-type="float" office:value="0.1468341947" calcext:value-type="float">
            <text:p>0.1468341947</text:p>
          </table:table-cell>
          <table:table-cell table:number-columns-repeated="2" office:value-type="float" office:value="0.1468342096" calcext:value-type="float">
            <text:p>0.1468342096</text:p>
          </table:table-cell>
          <table:table-cell table:number-columns-repeated="3" office:value-type="float" office:value="0.1468342245" calcext:value-type="float">
            <text:p>0.1468342245</text:p>
          </table:table-cell>
          <table:table-cell office:value-type="float" office:value="0.1468342394" calcext:value-type="float">
            <text:p>0.1468342394</text:p>
          </table:table-cell>
          <table:table-cell office:value-type="float" office:value="0.1468414813" calcext:value-type="float">
            <text:p>0.1468414813</text:p>
          </table:table-cell>
          <table:table-cell office:value-type="float" office:value="0.1468304992" calcext:value-type="float">
            <text:p>0.1468304992</text:p>
          </table:table-cell>
          <table:table-cell table:number-columns-repeated="3" office:value-type="float" office:value="0.1468342245" calcext:value-type="float">
            <text:p>0.1468342245</text:p>
          </table:table-cell>
          <table:table-cell office:value-type="float" office:value="0.1468342096" calcext:value-type="float">
            <text:p>0.1468342096</text:p>
          </table:table-cell>
          <table:table-cell office:value-type="float" office:value="0.1468342394" calcext:value-type="float">
            <text:p>0.1468342394</text:p>
          </table:table-cell>
          <table:table-cell office:value-type="float" office:value="0.1467651278" calcext:value-type="float">
            <text:p>0.1467651278</text:p>
          </table:table-cell>
          <table:table-cell office:value-type="float" office:value="0.1468342096" calcext:value-type="float">
            <text:p>0.1468342096</text:p>
          </table:table-cell>
          <table:table-cell office:value-type="float" office:value="0.1468342245" calcext:value-type="float">
            <text:p>0.1468342245</text:p>
          </table:table-cell>
          <table:table-cell office:value-type="float" office:value="0.1468304843" calcext:value-type="float">
            <text:p>0.1468304843</text:p>
          </table:table-cell>
          <table:table-cell office:value-type="float" office:value="0.1467652321" calcext:value-type="float">
            <text:p>0.1467652321</text:p>
          </table:table-cell>
          <table:table-cell office:value-type="float" office:value="0.1468342245" calcext:value-type="float">
            <text:p>0.1468342245</text:p>
          </table:table-cell>
          <table:table-cell office:value-type="float" office:value="0.1468452811" calcext:value-type="float">
            <text:p>0.1468452811</text:p>
          </table:table-cell>
          <table:table-cell office:value-type="float" office:value="0.1468342245" calcext:value-type="float">
            <text:p>0.1468342245</text:p>
          </table:table-cell>
          <table:table-cell office:value-type="float" office:value="0.1468342096" calcext:value-type="float">
            <text:p>0.1468342096</text:p>
          </table:table-cell>
          <table:table-cell office:value-type="float" office:value="0.1468451917" calcext:value-type="float">
            <text:p>0.1468451917</text:p>
          </table:table-cell>
          <table:table-cell office:value-type="float" office:value="0.1468342245" calcext:value-type="float">
            <text:p>0.1468342245</text:p>
          </table:table-cell>
          <table:table-cell office:value-type="float" office:value="0.1468342096" calcext:value-type="float">
            <text:p>0.1468342096</text:p>
          </table:table-cell>
          <table:table-cell office:value-type="float" office:value="0.1468342245" calcext:value-type="float">
            <text:p>0.1468342245</text:p>
          </table:table-cell>
          <table:table-cell table:number-columns-repeated="955"/>
        </table:table-row>
        <table:table-row table:style-name="ro2">
          <table:table-cell office:value-type="string" calcext:value-type="string">
            <text:p><text:s/>Taiwan</text:p>
          </table:table-cell>
          <table:table-cell office:value-type="string" calcext:value-type="string">
            <text:p>p99p100</text:p>
          </table:table-cell>
          <table:table-cell table:number-columns-repeated="27"/>
          <table:table-cell office:value-type="float" office:value="0.0651725531" calcext:value-type="float">
            <text:p>0.0651725531</text:p>
          </table:table-cell>
          <table:table-cell office:value-type="float" office:value="0.0654915571" calcext:value-type="float">
            <text:p>0.0654915571</text:p>
          </table:table-cell>
          <table:table-cell office:value-type="float" office:value="0.0623768866" calcext:value-type="float">
            <text:p>0.0623768866</text:p>
          </table:table-cell>
          <table:table-cell office:value-type="float" office:value="0.0602968559" calcext:value-type="float">
            <text:p>0.0602968559</text:p>
          </table:table-cell>
          <table:table-cell office:value-type="float" office:value="0.059291739" calcext:value-type="float">
            <text:p>0.059291739</text:p>
          </table:table-cell>
          <table:table-cell office:value-type="float" office:value="0.0620119609" calcext:value-type="float">
            <text:p>0.0620119609</text:p>
          </table:table-cell>
          <table:table-cell office:value-type="float" office:value="0.0618229359" calcext:value-type="float">
            <text:p>0.0618229359</text:p>
          </table:table-cell>
          <table:table-cell office:value-type="float" office:value="0.0649839714" calcext:value-type="float">
            <text:p>0.0649839714</text:p>
          </table:table-cell>
          <table:table-cell office:value-type="float" office:value="0.0683832094" calcext:value-type="float">
            <text:p>0.0683832094</text:p>
          </table:table-cell>
          <table:table-cell office:value-type="float" office:value="0.0672899634" calcext:value-type="float">
            <text:p>0.0672899634</text:p>
          </table:table-cell>
          <table:table-cell office:value-type="float" office:value="0.0748721063" calcext:value-type="float">
            <text:p>0.0748721063</text:p>
          </table:table-cell>
          <table:table-cell office:value-type="float" office:value="0.0720412135" calcext:value-type="float">
            <text:p>0.0720412135</text:p>
          </table:table-cell>
          <table:table-cell office:value-type="float" office:value="0.0814328641" calcext:value-type="float">
            <text:p>0.0814328641</text:p>
          </table:table-cell>
          <table:table-cell office:value-type="float" office:value="0.0779201016" calcext:value-type="float">
            <text:p>0.0779201016</text:p>
          </table:table-cell>
          <table:table-cell office:value-type="float" office:value="0.0804853886" calcext:value-type="float">
            <text:p>0.0804853886</text:p>
          </table:table-cell>
          <table:table-cell office:value-type="float" office:value="0.0740412399" calcext:value-type="float">
            <text:p>0.0740412399</text:p>
          </table:table-cell>
          <table:table-cell office:value-type="float" office:value="0.0695476755" calcext:value-type="float">
            <text:p>0.0695476755</text:p>
          </table:table-cell>
          <table:table-cell office:value-type="float" office:value="0.0728634298" calcext:value-type="float">
            <text:p>0.0728634298</text:p>
          </table:table-cell>
          <table:table-cell office:value-type="float" office:value="0.0729578808" calcext:value-type="float">
            <text:p>0.0729578808</text:p>
          </table:table-cell>
          <table:table-cell office:value-type="float" office:value="0.0729726851" calcext:value-type="float">
            <text:p>0.0729726851</text:p>
          </table:table-cell>
          <table:table-cell office:value-type="float" office:value="0.0752600357" calcext:value-type="float">
            <text:p>0.0752600357</text:p>
          </table:table-cell>
          <table:table-cell office:value-type="float" office:value="0.0800243542" calcext:value-type="float">
            <text:p>0.0800243542</text:p>
          </table:table-cell>
          <table:table-cell office:value-type="float" office:value="0.0790493935" calcext:value-type="float">
            <text:p>0.0790493935</text:p>
          </table:table-cell>
          <table:table-cell office:value-type="float" office:value="0.0885123536" calcext:value-type="float">
            <text:p>0.0885123536</text:p>
          </table:table-cell>
          <table:table-cell office:value-type="float" office:value="0.0914644226" calcext:value-type="float">
            <text:p>0.0914644226</text:p>
          </table:table-cell>
          <table:table-cell office:value-type="float" office:value="0.0857433453" calcext:value-type="float">
            <text:p>0.0857433453</text:p>
          </table:table-cell>
          <table:table-cell office:value-type="float" office:value="0.0918747559" calcext:value-type="float">
            <text:p>0.0918747559</text:p>
          </table:table-cell>
          <table:table-cell office:value-type="float" office:value="0.0911903903" calcext:value-type="float">
            <text:p>0.0911903903</text:p>
          </table:table-cell>
          <table:table-cell office:value-type="float" office:value="0.098758176" calcext:value-type="float">
            <text:p>0.098758176</text:p>
          </table:table-cell>
          <table:table-cell office:value-type="float" office:value="0.0993704647" calcext:value-type="float">
            <text:p>0.0993704647</text:p>
          </table:table-cell>
          <table:table-cell office:value-type="float" office:value="0.1077101901" calcext:value-type="float">
            <text:p>0.1077101901</text:p>
          </table:table-cell>
          <table:table-cell office:value-type="float" office:value="0.1137795374" calcext:value-type="float">
            <text:p>0.1137795374</text:p>
          </table:table-cell>
          <table:table-cell office:value-type="float" office:value="0.0966323018" calcext:value-type="float">
            <text:p>0.0966323018</text:p>
          </table:table-cell>
          <table:table-cell office:value-type="float" office:value="0.1119875312" calcext:value-type="float">
            <text:p>0.1119875312</text:p>
          </table:table-cell>
          <table:table-cell office:value-type="float" office:value="0.1173742041" calcext:value-type="float">
            <text:p>0.1173742041</text:p>
          </table:table-cell>
          <table:table-cell office:value-type="float" office:value="0.113108702" calcext:value-type="float">
            <text:p>0.113108702</text:p>
          </table:table-cell>
          <table:table-cell office:value-type="float" office:value="0.106765449" calcext:value-type="float">
            <text:p>0.106765449</text:p>
          </table:table-cell>
          <table:table-cell table:number-columns-repeated="958"/>
        </table:table-row>
        <table:table-row table:style-name="ro2">
          <table:table-cell office:value-type="string" calcext:value-type="string">
            <text:p><text:s/>Tennessee</text:p>
          </table:table-cell>
          <table:table-cell office:value-type="string" calcext:value-type="string">
            <text:p>p99p100</text:p>
          </table:table-cell>
          <table:table-cell office:value-type="float" office:value="0.1350893527" calcext:value-type="float">
            <text:p>0.1350893527</text:p>
          </table:table-cell>
          <table:table-cell office:value-type="float" office:value="0.1195793152" calcext:value-type="float">
            <text:p>0.1195793152</text:p>
          </table:table-cell>
          <table:table-cell office:value-type="float" office:value="0.1106468216" calcext:value-type="float">
            <text:p>0.1106468216</text:p>
          </table:table-cell>
          <table:table-cell office:value-type="float" office:value="0.098793596" calcext:value-type="float">
            <text:p>0.098793596</text:p>
          </table:table-cell>
          <table:table-cell office:value-type="float" office:value="0.1039365306" calcext:value-type="float">
            <text:p>0.1039365306</text:p>
          </table:table-cell>
          <table:table-cell office:value-type="float" office:value="0.1105889603" calcext:value-type="float">
            <text:p>0.1105889603</text:p>
          </table:table-cell>
          <table:table-cell office:value-type="float" office:value="0.1076088771" calcext:value-type="float">
            <text:p>0.1076088771</text:p>
          </table:table-cell>
          <table:table-cell office:value-type="float" office:value="0.1050827056" calcext:value-type="float">
            <text:p>0.1050827056</text:p>
          </table:table-cell>
          <table:table-cell office:value-type="float" office:value="0.1110054851" calcext:value-type="float">
            <text:p>0.1110054851</text:p>
          </table:table-cell>
          <table:table-cell office:value-type="float" office:value="0.1071062535" calcext:value-type="float">
            <text:p>0.1071062535</text:p>
          </table:table-cell>
          <table:table-cell office:value-type="float" office:value="0.1086392924" calcext:value-type="float">
            <text:p>0.1086392924</text:p>
          </table:table-cell>
          <table:table-cell office:value-type="float" office:value="0.1070325598" calcext:value-type="float">
            <text:p>0.1070325598</text:p>
          </table:table-cell>
          <table:table-cell office:value-type="float" office:value="0.109136261" calcext:value-type="float">
            <text:p>0.109136261</text:p>
          </table:table-cell>
          <table:table-cell office:value-type="float" office:value="0.1086091846" calcext:value-type="float">
            <text:p>0.1086091846</text:p>
          </table:table-cell>
          <table:table-cell office:value-type="float" office:value="0.1109286547" calcext:value-type="float">
            <text:p>0.1109286547</text:p>
          </table:table-cell>
          <table:table-cell office:value-type="float" office:value="0.1132737249" calcext:value-type="float">
            <text:p>0.1132737249</text:p>
          </table:table-cell>
          <table:table-cell office:value-type="float" office:value="0.1112715676" calcext:value-type="float">
            <text:p>0.1112715676</text:p>
          </table:table-cell>
          <table:table-cell office:value-type="float" office:value="0.1127688736" calcext:value-type="float">
            <text:p>0.1127688736</text:p>
          </table:table-cell>
          <table:table-cell office:value-type="float" office:value="0.1112385914" calcext:value-type="float">
            <text:p>0.1112385914</text:p>
          </table:table-cell>
          <table:table-cell office:value-type="float" office:value="0.1084295511" calcext:value-type="float">
            <text:p>0.1084295511</text:p>
          </table:table-cell>
          <table:table-cell office:value-type="float" office:value="0.0972183198" calcext:value-type="float">
            <text:p>0.0972183198</text:p>
          </table:table-cell>
          <table:table-cell office:value-type="float" office:value="0.1061290279" calcext:value-type="float">
            <text:p>0.1061290279</text:p>
          </table:table-cell>
          <table:table-cell office:value-type="float" office:value="0.107168369" calcext:value-type="float">
            <text:p>0.107168369</text:p>
          </table:table-cell>
          <table:table-cell office:value-type="float" office:value="0.1005172431" calcext:value-type="float">
            <text:p>0.1005172431</text:p>
          </table:table-cell>
          <table:table-cell office:value-type="float" office:value="0.0928972885" calcext:value-type="float">
            <text:p>0.0928972885</text:p>
          </table:table-cell>
          <table:table-cell office:value-type="float" office:value="0.0961904973" calcext:value-type="float">
            <text:p>0.0961904973</text:p>
          </table:table-cell>
          <table:table-cell office:value-type="float" office:value="0.0947805047" calcext:value-type="float">
            <text:p>0.0947805047</text:p>
          </table:table-cell>
          <table:table-cell office:value-type="float" office:value="0.0938355699" calcext:value-type="float">
            <text:p>0.0938355699</text:p>
          </table:table-cell>
          <table:table-cell office:value-type="float" office:value="0.0941408798" calcext:value-type="float">
            <text:p>0.0941408798</text:p>
          </table:table-cell>
          <table:table-cell office:value-type="float" office:value="0.0964969322" calcext:value-type="float">
            <text:p>0.0964969322</text:p>
          </table:table-cell>
          <table:table-cell office:value-type="float" office:value="0.1008471847" calcext:value-type="float">
            <text:p>0.1008471847</text:p>
          </table:table-cell>
          <table:table-cell office:value-type="float" office:value="0.1017509401" calcext:value-type="float">
            <text:p>0.1017509401</text:p>
          </table:table-cell>
          <table:table-cell office:value-type="float" office:value="0.1124679819" calcext:value-type="float">
            <text:p>0.1124679819</text:p>
          </table:table-cell>
          <table:table-cell office:value-type="float" office:value="0.1251692325" calcext:value-type="float">
            <text:p>0.1251692325</text:p>
          </table:table-cell>
          <table:table-cell office:value-type="float" office:value="0.1260946244" calcext:value-type="float">
            <text:p>0.1260946244</text:p>
          </table:table-cell>
          <table:table-cell office:value-type="float" office:value="0.1298092008" calcext:value-type="float">
            <text:p>0.1298092008</text:p>
          </table:table-cell>
          <table:table-cell office:value-type="float" office:value="0.1625020206" calcext:value-type="float">
            <text:p>0.1625020206</text:p>
          </table:table-cell>
          <table:table-cell office:value-type="float" office:value="0.1222331002" calcext:value-type="float">
            <text:p>0.1222331002</text:p>
          </table:table-cell>
          <table:table-cell office:value-type="float" office:value="0.1523226202" calcext:value-type="float">
            <text:p>0.1523226202</text:p>
          </table:table-cell>
          <table:table-cell office:value-type="float" office:value="0.1399231702" calcext:value-type="float">
            <text:p>0.1399231702</text:p>
          </table:table-cell>
          <table:table-cell office:value-type="float" office:value="0.1293344498" calcext:value-type="float">
            <text:p>0.1293344498</text:p>
          </table:table-cell>
          <table:table-cell office:value-type="float" office:value="0.129731819" calcext:value-type="float">
            <text:p>0.129731819</text:p>
          </table:table-cell>
          <table:table-cell office:value-type="float" office:value="0.1480397433" calcext:value-type="float">
            <text:p>0.1480397433</text:p>
          </table:table-cell>
          <table:table-cell office:value-type="float" office:value="0.1416168213" calcext:value-type="float">
            <text:p>0.1416168213</text:p>
          </table:table-cell>
          <table:table-cell office:value-type="float" office:value="0.1411586404" calcext:value-type="float">
            <text:p>0.1411586404</text:p>
          </table:table-cell>
          <table:table-cell office:value-type="float" office:value="0.1487057507" calcext:value-type="float">
            <text:p>0.1487057507</text:p>
          </table:table-cell>
          <table:table-cell office:value-type="float" office:value="0.1631511748" calcext:value-type="float">
            <text:p>0.1631511748</text:p>
          </table:table-cell>
          <table:table-cell office:value-type="float" office:value="0.1710374951" calcext:value-type="float">
            <text:p>0.1710374951</text:p>
          </table:table-cell>
          <table:table-cell office:value-type="float" office:value="0.1715154052" calcext:value-type="float">
            <text:p>0.1715154052</text:p>
          </table:table-cell>
          <table:table-cell office:value-type="float" office:value="0.1686799824" calcext:value-type="float">
            <text:p>0.1686799824</text:p>
          </table:table-cell>
          <table:table-cell office:value-type="float" office:value="0.1666344702" calcext:value-type="float">
            <text:p>0.1666344702</text:p>
          </table:table-cell>
          <table:table-cell office:value-type="float" office:value="0.1521471292" calcext:value-type="float">
            <text:p>0.1521471292</text:p>
          </table:table-cell>
          <table:table-cell office:value-type="float" office:value="0.1452697814" calcext:value-type="float">
            <text:p>0.1452697814</text:p>
          </table:table-cell>
          <table:table-cell office:value-type="float" office:value="0.1566203535" calcext:value-type="float">
            <text:p>0.1566203535</text:p>
          </table:table-cell>
          <table:table-cell office:value-type="float" office:value="0.1763870418" calcext:value-type="float">
            <text:p>0.1763870418</text:p>
          </table:table-cell>
          <table:table-cell office:value-type="float" office:value="0.1874323636" calcext:value-type="float">
            <text:p>0.1874323636</text:p>
          </table:table-cell>
          <table:table-cell office:value-type="float" office:value="0.2076098621" calcext:value-type="float">
            <text:p>0.2076098621</text:p>
          </table:table-cell>
          <table:table-cell office:value-type="float" office:value="0.2131170332" calcext:value-type="float">
            <text:p>0.2131170332</text:p>
          </table:table-cell>
          <table:table-cell office:value-type="float" office:value="0.178628087" calcext:value-type="float">
            <text:p>0.178628087</text:p>
          </table:table-cell>
          <table:table-cell office:value-type="float" office:value="0.1594069451" calcext:value-type="float">
            <text:p>0.1594069451</text:p>
          </table:table-cell>
          <table:table-cell office:value-type="float" office:value="0.1716096699" calcext:value-type="float">
            <text:p>0.1716096699</text:p>
          </table:table-cell>
          <table:table-cell office:value-type="float" office:value="0.1660183072" calcext:value-type="float">
            <text:p>0.1660183072</text:p>
          </table:table-cell>
          <table:table-cell office:value-type="float" office:value="0.1878976375" calcext:value-type="float">
            <text:p>0.1878976375</text:p>
          </table:table-cell>
          <table:table-cell office:value-type="float" office:value="0.1709688604" calcext:value-type="float">
            <text:p>0.1709688604</text:p>
          </table:table-cell>
          <table:table-cell office:value-type="float" office:value="0.1864691526" calcext:value-type="float">
            <text:p>0.1864691526</text:p>
          </table:table-cell>
          <table:table-cell table:number-columns-repeated="957"/>
        </table:table-row>
        <table:table-row table:style-name="ro2">
          <table:table-cell office:value-type="string" calcext:value-type="string">
            <text:p><text:s/>Texas</text:p>
          </table:table-cell>
          <table:table-cell office:value-type="string" calcext:value-type="string">
            <text:p>p99p100</text:p>
          </table:table-cell>
          <table:table-cell office:value-type="float" office:value="0.1533926874" calcext:value-type="float">
            <text:p>0.1533926874</text:p>
          </table:table-cell>
          <table:table-cell office:value-type="float" office:value="0.1335542202" calcext:value-type="float">
            <text:p>0.1335542202</text:p>
          </table:table-cell>
          <table:table-cell office:value-type="float" office:value="0.1218109652" calcext:value-type="float">
            <text:p>0.1218109652</text:p>
          </table:table-cell>
          <table:table-cell office:value-type="float" office:value="0.1107644662" calcext:value-type="float">
            <text:p>0.1107644662</text:p>
          </table:table-cell>
          <table:table-cell office:value-type="float" office:value="0.1218865365" calcext:value-type="float">
            <text:p>0.1218865365</text:p>
          </table:table-cell>
          <table:table-cell office:value-type="float" office:value="0.1212640107" calcext:value-type="float">
            <text:p>0.1212640107</text:p>
          </table:table-cell>
          <table:table-cell office:value-type="float" office:value="0.110598065" calcext:value-type="float">
            <text:p>0.110598065</text:p>
          </table:table-cell>
          <table:table-cell office:value-type="float" office:value="0.1080750152" calcext:value-type="float">
            <text:p>0.1080750152</text:p>
          </table:table-cell>
          <table:table-cell office:value-type="float" office:value="0.1054173186" calcext:value-type="float">
            <text:p>0.1054173186</text:p>
          </table:table-cell>
          <table:table-cell office:value-type="float" office:value="0.1081741303" calcext:value-type="float">
            <text:p>0.1081741303</text:p>
          </table:table-cell>
          <table:table-cell office:value-type="float" office:value="0.1066667885" calcext:value-type="float">
            <text:p>0.1066667885</text:p>
          </table:table-cell>
          <table:table-cell office:value-type="float" office:value="0.1091627404" calcext:value-type="float">
            <text:p>0.1091627404</text:p>
          </table:table-cell>
          <table:table-cell office:value-type="float" office:value="0.1061098725" calcext:value-type="float">
            <text:p>0.1061098725</text:p>
          </table:table-cell>
          <table:table-cell office:value-type="float" office:value="0.1066104174" calcext:value-type="float">
            <text:p>0.1066104174</text:p>
          </table:table-cell>
          <table:table-cell office:value-type="float" office:value="0.1122166961" calcext:value-type="float">
            <text:p>0.1122166961</text:p>
          </table:table-cell>
          <table:table-cell office:value-type="float" office:value="0.1131207347" calcext:value-type="float">
            <text:p>0.1131207347</text:p>
          </table:table-cell>
          <table:table-cell office:value-type="float" office:value="0.1090492904" calcext:value-type="float">
            <text:p>0.1090492904</text:p>
          </table:table-cell>
          <table:table-cell office:value-type="float" office:value="0.1149002537" calcext:value-type="float">
            <text:p>0.1149002537</text:p>
          </table:table-cell>
          <table:table-cell office:value-type="float" office:value="0.1221973598" calcext:value-type="float">
            <text:p>0.1221973598</text:p>
          </table:table-cell>
          <table:table-cell office:value-type="float" office:value="0.1123466268" calcext:value-type="float">
            <text:p>0.1123466268</text:p>
          </table:table-cell>
          <table:table-cell office:value-type="float" office:value="0.1004618704" calcext:value-type="float">
            <text:p>0.1004618704</text:p>
          </table:table-cell>
          <table:table-cell office:value-type="float" office:value="0.1106949896" calcext:value-type="float">
            <text:p>0.1106949896</text:p>
          </table:table-cell>
          <table:table-cell office:value-type="float" office:value="0.1164475977" calcext:value-type="float">
            <text:p>0.1164475977</text:p>
          </table:table-cell>
          <table:table-cell office:value-type="float" office:value="0.1116477326" calcext:value-type="float">
            <text:p>0.1116477326</text:p>
          </table:table-cell>
          <table:table-cell office:value-type="float" office:value="0.1038580015" calcext:value-type="float">
            <text:p>0.1038580015</text:p>
          </table:table-cell>
          <table:table-cell office:value-type="float" office:value="0.1048726514" calcext:value-type="float">
            <text:p>0.1048726514</text:p>
          </table:table-cell>
          <table:table-cell office:value-type="float" office:value="0.1076808572" calcext:value-type="float">
            <text:p>0.1076808572</text:p>
          </table:table-cell>
          <table:table-cell office:value-type="float" office:value="0.1078064516" calcext:value-type="float">
            <text:p>0.1078064516</text:p>
          </table:table-cell>
          <table:table-cell office:value-type="float" office:value="0.1034091413" calcext:value-type="float">
            <text:p>0.1034091413</text:p>
          </table:table-cell>
          <table:table-cell office:value-type="float" office:value="0.1193605289" calcext:value-type="float">
            <text:p>0.1193605289</text:p>
          </table:table-cell>
          <table:table-cell office:value-type="float" office:value="0.1195772588" calcext:value-type="float">
            <text:p>0.1195772588</text:p>
          </table:table-cell>
          <table:table-cell office:value-type="float" office:value="0.1209577769" calcext:value-type="float">
            <text:p>0.1209577769</text:p>
          </table:table-cell>
          <table:table-cell office:value-type="float" office:value="0.1131189317" calcext:value-type="float">
            <text:p>0.1131189317</text:p>
          </table:table-cell>
          <table:table-cell office:value-type="float" office:value="0.1142572016" calcext:value-type="float">
            <text:p>0.1142572016</text:p>
          </table:table-cell>
          <table:table-cell office:value-type="float" office:value="0.1183106229" calcext:value-type="float">
            <text:p>0.1183106229</text:p>
          </table:table-cell>
          <table:table-cell office:value-type="float" office:value="0.1247958913" calcext:value-type="float">
            <text:p>0.1247958913</text:p>
          </table:table-cell>
          <table:table-cell office:value-type="float" office:value="0.1573364884" calcext:value-type="float">
            <text:p>0.1573364884</text:p>
          </table:table-cell>
          <table:table-cell office:value-type="float" office:value="0.1246483922" calcext:value-type="float">
            <text:p>0.1246483922</text:p>
          </table:table-cell>
          <table:table-cell office:value-type="float" office:value="0.1535849869" calcext:value-type="float">
            <text:p>0.1535849869</text:p>
          </table:table-cell>
          <table:table-cell office:value-type="float" office:value="0.1458219588" calcext:value-type="float">
            <text:p>0.1458219588</text:p>
          </table:table-cell>
          <table:table-cell office:value-type="float" office:value="0.1493141055" calcext:value-type="float">
            <text:p>0.1493141055</text:p>
          </table:table-cell>
          <table:table-cell office:value-type="float" office:value="0.1381077319" calcext:value-type="float">
            <text:p>0.1381077319</text:p>
          </table:table-cell>
          <table:table-cell office:value-type="float" office:value="0.1490152925" calcext:value-type="float">
            <text:p>0.1490152925</text:p>
          </table:table-cell>
          <table:table-cell office:value-type="float" office:value="0.1419437677" calcext:value-type="float">
            <text:p>0.1419437677</text:p>
          </table:table-cell>
          <table:table-cell office:value-type="float" office:value="0.1419651508" calcext:value-type="float">
            <text:p>0.1419651508</text:p>
          </table:table-cell>
          <table:table-cell office:value-type="float" office:value="0.1506002098" calcext:value-type="float">
            <text:p>0.1506002098</text:p>
          </table:table-cell>
          <table:table-cell office:value-type="float" office:value="0.1637929082" calcext:value-type="float">
            <text:p>0.1637929082</text:p>
          </table:table-cell>
          <table:table-cell office:value-type="float" office:value="0.1796277612" calcext:value-type="float">
            <text:p>0.1796277612</text:p>
          </table:table-cell>
          <table:table-cell office:value-type="float" office:value="0.1920168549" calcext:value-type="float">
            <text:p>0.1920168549</text:p>
          </table:table-cell>
          <table:table-cell office:value-type="float" office:value="0.1889704913" calcext:value-type="float">
            <text:p>0.1889704913</text:p>
          </table:table-cell>
          <table:table-cell office:value-type="float" office:value="0.2006585151" calcext:value-type="float">
            <text:p>0.2006585151</text:p>
          </table:table-cell>
          <table:table-cell office:value-type="float" office:value="0.1716275066" calcext:value-type="float">
            <text:p>0.1716275066</text:p>
          </table:table-cell>
          <table:table-cell office:value-type="float" office:value="0.1573090851" calcext:value-type="float">
            <text:p>0.1573090851</text:p>
          </table:table-cell>
          <table:table-cell office:value-type="float" office:value="0.1674268097" calcext:value-type="float">
            <text:p>0.1674268097</text:p>
          </table:table-cell>
          <table:table-cell office:value-type="float" office:value="0.1868192852" calcext:value-type="float">
            <text:p>0.1868192852</text:p>
          </table:table-cell>
          <table:table-cell office:value-type="float" office:value="0.2187851369" calcext:value-type="float">
            <text:p>0.2187851369</text:p>
          </table:table-cell>
          <table:table-cell office:value-type="float" office:value="0.2318376601" calcext:value-type="float">
            <text:p>0.2318376601</text:p>
          </table:table-cell>
          <table:table-cell office:value-type="float" office:value="0.2270619273" calcext:value-type="float">
            <text:p>0.2270619273</text:p>
          </table:table-cell>
          <table:table-cell office:value-type="float" office:value="0.2412259728" calcext:value-type="float">
            <text:p>0.2412259728</text:p>
          </table:table-cell>
          <table:table-cell office:value-type="float" office:value="0.1834495813" calcext:value-type="float">
            <text:p>0.1834495813</text:p>
          </table:table-cell>
          <table:table-cell office:value-type="float" office:value="0.203969121" calcext:value-type="float">
            <text:p>0.203969121</text:p>
          </table:table-cell>
          <table:table-cell office:value-type="float" office:value="0.2084928453" calcext:value-type="float">
            <text:p>0.2084928453</text:p>
          </table:table-cell>
          <table:table-cell office:value-type="float" office:value="0.2400827408" calcext:value-type="float">
            <text:p>0.2400827408</text:p>
          </table:table-cell>
          <table:table-cell office:value-type="float" office:value="0.2110755444" calcext:value-type="float">
            <text:p>0.2110755444</text:p>
          </table:table-cell>
          <table:table-cell office:value-type="float" office:value="0.2250710577" calcext:value-type="float">
            <text:p>0.2250710577</text:p>
          </table:table-cell>
          <table:table-cell table:number-columns-repeated="957"/>
        </table:table-row>
        <table:table-row table:style-name="ro2">
          <table:table-cell office:value-type="string" calcext:value-type="string">
            <text:p><text:s/>Thailand</text:p>
          </table:table-cell>
          <table:table-cell office:value-type="string" calcext:value-type="string">
            <text:p>p99p100</text:p>
          </table:table-cell>
          <table:table-cell table:number-columns-repeated="51"/>
          <table:table-cell office:value-type="float" office:value="0.2311313213" calcext:value-type="float">
            <text:p>0.2311313213</text:p>
          </table:table-cell>
          <table:table-cell office:value-type="float" office:value="0.2204999059" calcext:value-type="float">
            <text:p>0.2204999059</text:p>
          </table:table-cell>
          <table:table-cell office:value-type="float" office:value="0.2354043936" calcext:value-type="float">
            <text:p>0.2354043936</text:p>
          </table:table-cell>
          <table:table-cell office:value-type="float" office:value="0.2296936816" calcext:value-type="float">
            <text:p>0.2296936816</text:p>
          </table:table-cell>
          <table:table-cell office:value-type="float" office:value="0.2270447909" calcext:value-type="float">
            <text:p>0.2270447909</text:p>
          </table:table-cell>
          <table:table-cell office:value-type="float" office:value="0.2245245383" calcext:value-type="float">
            <text:p>0.2245245383</text:p>
          </table:table-cell>
          <table:table-cell office:value-type="float" office:value="0.2188007737" calcext:value-type="float">
            <text:p>0.2188007737</text:p>
          </table:table-cell>
          <table:table-cell office:value-type="float" office:value="0.2283002557" calcext:value-type="float">
            <text:p>0.2283002557</text:p>
          </table:table-cell>
          <table:table-cell office:value-type="float" office:value="0.2150531793" calcext:value-type="float">
            <text:p>0.2150531793</text:p>
          </table:table-cell>
          <table:table-cell office:value-type="float" office:value="0.2238494764" calcext:value-type="float">
            <text:p>0.2238494764</text:p>
          </table:table-cell>
          <table:table-cell office:value-type="float" office:value="0.2170912778" calcext:value-type="float">
            <text:p>0.2170912778</text:p>
          </table:table-cell>
          <table:table-cell office:value-type="float" office:value="0.2135235473" calcext:value-type="float">
            <text:p>0.2135235473</text:p>
          </table:table-cell>
          <table:table-cell office:value-type="float" office:value="0.1993908989" calcext:value-type="float">
            <text:p>0.1993908989</text:p>
          </table:table-cell>
          <table:table-cell office:value-type="float" office:value="0.201703398" calcext:value-type="float">
            <text:p>0.201703398</text:p>
          </table:table-cell>
          <table:table-cell office:value-type="float" office:value="0.1897048437" calcext:value-type="float">
            <text:p>0.1897048437</text:p>
          </table:table-cell>
          <table:table-cell office:value-type="float" office:value="0.2022582783" calcext:value-type="float">
            <text:p>0.2022582783</text:p>
          </table:table-cell>
          <table:table-cell table:number-columns-repeated="955"/>
        </table:table-row>
        <table:table-row table:style-name="ro2">
          <table:table-cell office:value-type="string" calcext:value-type="string">
            <text:p><text:s/>Turkey</text:p>
          </table:table-cell>
          <table:table-cell office:value-type="string" calcext:value-type="string">
            <text:p>p99p100</text:p>
          </table:table-cell>
          <table:table-cell table:number-columns-repeated="40"/>
          <table:table-cell office:value-type="float" office:value="0.2825734615" calcext:value-type="float">
            <text:p>0.2825734615</text:p>
          </table:table-cell>
          <table:table-cell table:number-columns-repeated="2" office:value-type="float" office:value="0.2825734317" calcext:value-type="float">
            <text:p>0.2825734317</text:p>
          </table:table-cell>
          <table:table-cell office:value-type="float" office:value="0.2825733423" calcext:value-type="float">
            <text:p>0.2825733423</text:p>
          </table:table-cell>
          <table:table-cell office:value-type="float" office:value="0.2825734317" calcext:value-type="float">
            <text:p>0.2825734317</text:p>
          </table:table-cell>
          <table:table-cell table:number-columns-repeated="2" office:value-type="float" office:value="0.2825734615" calcext:value-type="float">
            <text:p>0.2825734615</text:p>
          </table:table-cell>
          <table:table-cell office:value-type="float" office:value="0.2825734317" calcext:value-type="float">
            <text:p>0.2825734317</text:p>
          </table:table-cell>
          <table:table-cell office:value-type="float" office:value="0.22453475" calcext:value-type="float">
            <text:p>0.22453475</text:p>
          </table:table-cell>
          <table:table-cell office:value-type="float" office:value="0.2245347649" calcext:value-type="float">
            <text:p>0.2245347649</text:p>
          </table:table-cell>
          <table:table-cell office:value-type="float" office:value="0.22453475" calcext:value-type="float">
            <text:p>0.22453475</text:p>
          </table:table-cell>
          <table:table-cell office:value-type="float" office:value="0.2245347798" calcext:value-type="float">
            <text:p>0.2245347798</text:p>
          </table:table-cell>
          <table:table-cell office:value-type="float" office:value="0.22453475" calcext:value-type="float">
            <text:p>0.22453475</text:p>
          </table:table-cell>
          <table:table-cell office:value-type="float" office:value="0.2196533382" calcext:value-type="float">
            <text:p>0.2196533382</text:p>
          </table:table-cell>
          <table:table-cell office:value-type="float" office:value="0.2146455795" calcext:value-type="float">
            <text:p>0.2146455795</text:p>
          </table:table-cell>
          <table:table-cell office:value-type="float" office:value="0.18888551" calcext:value-type="float">
            <text:p>0.18888551</text:p>
          </table:table-cell>
          <table:table-cell office:value-type="float" office:value="0.1796057075" calcext:value-type="float">
            <text:p>0.1796057075</text:p>
          </table:table-cell>
          <table:table-cell office:value-type="float" office:value="0.1736188233" calcext:value-type="float">
            <text:p>0.1736188233</text:p>
          </table:table-cell>
          <table:table-cell office:value-type="float" office:value="0.1827385426" calcext:value-type="float">
            <text:p>0.1827385426</text:p>
          </table:table-cell>
          <table:table-cell office:value-type="float" office:value="0.1938407719" calcext:value-type="float">
            <text:p>0.1938407719</text:p>
          </table:table-cell>
          <table:table-cell office:value-type="float" office:value="0.1990195662" calcext:value-type="float">
            <text:p>0.1990195662</text:p>
          </table:table-cell>
          <table:table-cell office:value-type="float" office:value="0.1928068846" calcext:value-type="float">
            <text:p>0.1928068846</text:p>
          </table:table-cell>
          <table:table-cell office:value-type="float" office:value="0.1978211701" calcext:value-type="float">
            <text:p>0.1978211701</text:p>
          </table:table-cell>
          <table:table-cell office:value-type="float" office:value="0.1902291328" calcext:value-type="float">
            <text:p>0.1902291328</text:p>
          </table:table-cell>
          <table:table-cell office:value-type="float" office:value="0.2098390609" calcext:value-type="float">
            <text:p>0.2098390609</text:p>
          </table:table-cell>
          <table:table-cell office:value-type="float" office:value="0.2154310197" calcext:value-type="float">
            <text:p>0.2154310197</text:p>
          </table:table-cell>
          <table:table-cell office:value-type="float" office:value="0.2343523651" calcext:value-type="float">
            <text:p>0.2343523651</text:p>
          </table:table-cell>
          <table:table-cell table:number-columns-repeated="955"/>
        </table:table-row>
        <table:table-row table:style-name="ro2">
          <table:table-cell office:value-type="string" calcext:value-type="string">
            <text:p><text:s/>USA</text:p>
          </table:table-cell>
          <table:table-cell office:value-type="string" calcext:value-type="string">
            <text:p>p99p100</text:p>
          </table:table-cell>
          <table:table-cell office:value-type="float" office:value="0.1584802781" calcext:value-type="float">
            <text:p>0.1584802781</text:p>
          </table:table-cell>
          <table:table-cell office:value-type="float" office:value="0.1494320896" calcext:value-type="float">
            <text:p>0.1494320896</text:p>
          </table:table-cell>
          <table:table-cell office:value-type="float" office:value="0.1419633579" calcext:value-type="float">
            <text:p>0.1419633579</text:p>
          </table:table-cell>
          <table:table-cell office:value-type="float" office:value="0.1325963248" calcext:value-type="float">
            <text:p>0.1325963248</text:p>
          </table:table-cell>
          <table:table-cell office:value-type="float" office:value="0.1348735223" calcext:value-type="float">
            <text:p>0.1348735223</text:p>
          </table:table-cell>
          <table:table-cell office:value-type="float" office:value="0.141287025" calcext:value-type="float">
            <text:p>0.141287025</text:p>
          </table:table-cell>
          <table:table-cell office:value-type="float" office:value="0.1338850724" calcext:value-type="float">
            <text:p>0.1338850724</text:p>
          </table:table-cell>
          <table:table-cell office:value-type="float" office:value="0.1316628809" calcext:value-type="float">
            <text:p>0.1316628809</text:p>
          </table:table-cell>
          <table:table-cell office:value-type="float" office:value="0.1247196691" calcext:value-type="float">
            <text:p>0.1247196691</text:p>
          </table:table-cell>
          <table:table-cell office:value-type="float" office:value="0.1306615411" calcext:value-type="float">
            <text:p>0.1306615411</text:p>
          </table:table-cell>
          <table:table-cell office:value-type="float" office:value="0.1259151917" calcext:value-type="float">
            <text:p>0.1259151917</text:p>
          </table:table-cell>
          <table:table-cell office:value-type="float" office:value="0.1245346917" calcext:value-type="float">
            <text:p>0.1245346917</text:p>
          </table:table-cell>
          <table:table-cell office:value-type="float" office:value="0.1257199991" calcext:value-type="float">
            <text:p>0.1257199991</text:p>
          </table:table-cell>
          <table:table-cell/>
          <table:table-cell office:value-type="float" office:value="0.1291999986" calcext:value-type="float">
            <text:p>0.1291999986</text:p>
          </table:table-cell>
          <table:table-cell/>
          <table:table-cell office:value-type="float" office:value="0.1264099984" calcext:value-type="float">
            <text:p>0.1264099984</text:p>
          </table:table-cell>
          <table:table-cell office:value-type="float" office:value="0.1214499979" calcext:value-type="float">
            <text:p>0.1214499979</text:p>
          </table:table-cell>
          <table:table-cell office:value-type="float" office:value="0.1241899985" calcext:value-type="float">
            <text:p>0.1241899985</text:p>
          </table:table-cell>
          <table:table-cell office:value-type="float" office:value="0.1151099994" calcext:value-type="float">
            <text:p>0.1151099994</text:p>
          </table:table-cell>
          <table:table-cell office:value-type="float" office:value="0.1079299996" calcext:value-type="float">
            <text:p>0.1079299996</text:p>
          </table:table-cell>
          <table:table-cell office:value-type="float" office:value="0.1108399998" calcext:value-type="float">
            <text:p>0.1108399998</text:p>
          </table:table-cell>
          <table:table-cell office:value-type="float" office:value="0.11119" calcext:value-type="float">
            <text:p>0.11119</text:p>
          </table:table-cell>
          <table:table-cell office:value-type="float" office:value="0.1101899989" calcext:value-type="float">
            <text:p>0.1101899989</text:p>
          </table:table-cell>
          <table:table-cell office:value-type="float" office:value="0.1055200004" calcext:value-type="float">
            <text:p>0.1055200004</text:p>
          </table:table-cell>
          <table:table-cell office:value-type="float" office:value="0.1058300008" calcext:value-type="float">
            <text:p>0.1058300008</text:p>
          </table:table-cell>
          <table:table-cell office:value-type="float" office:value="0.1040600006" calcext:value-type="float">
            <text:p>0.1040600006</text:p>
          </table:table-cell>
          <table:table-cell office:value-type="float" office:value="0.1075099991" calcext:value-type="float">
            <text:p>0.1075099991</text:p>
          </table:table-cell>
          <table:table-cell office:value-type="float" office:value="0.1062999992" calcext:value-type="float">
            <text:p>0.1062999992</text:p>
          </table:table-cell>
          <table:table-cell office:value-type="float" office:value="0.1114999998" calcext:value-type="float">
            <text:p>0.1114999998</text:p>
          </table:table-cell>
          <table:table-cell office:value-type="float" office:value="0.10671" calcext:value-type="float">
            <text:p>0.10671</text:p>
          </table:table-cell>
          <table:table-cell office:value-type="float" office:value="0.1105199998" calcext:value-type="float">
            <text:p>0.1105199998</text:p>
          </table:table-cell>
          <table:table-cell office:value-type="float" office:value="0.1126399995" calcext:value-type="float">
            <text:p>0.1126399995</text:p>
          </table:table-cell>
          <table:table-cell office:value-type="float" office:value="0.1151400001" calcext:value-type="float">
            <text:p>0.1151400001</text:p>
          </table:table-cell>
          <table:table-cell office:value-type="float" office:value="0.1249600011" calcext:value-type="float">
            <text:p>0.1249600011</text:p>
          </table:table-cell>
          <table:table-cell office:value-type="float" office:value="0.1255300009" calcext:value-type="float">
            <text:p>0.1255300009</text:p>
          </table:table-cell>
          <table:table-cell office:value-type="float" office:value="0.1220899987" calcext:value-type="float">
            <text:p>0.1220899987</text:p>
          </table:table-cell>
          <table:table-cell office:value-type="float" office:value="0.1330699984" calcext:value-type="float">
            <text:p>0.1330699984</text:p>
          </table:table-cell>
          <table:table-cell office:value-type="float" office:value="0.1487599999" calcext:value-type="float">
            <text:p>0.1487599999</text:p>
          </table:table-cell>
          <table:table-cell office:value-type="float" office:value="0.1446499996" calcext:value-type="float">
            <text:p>0.1446499996</text:p>
          </table:table-cell>
          <table:table-cell office:value-type="float" office:value="0.1454200004" calcext:value-type="float">
            <text:p>0.1454200004</text:p>
          </table:table-cell>
          <table:table-cell office:value-type="float" office:value="0.1389100003" calcext:value-type="float">
            <text:p>0.1389100003</text:p>
          </table:table-cell>
          <table:table-cell office:value-type="float" office:value="0.1501299998" calcext:value-type="float">
            <text:p>0.1501299998</text:p>
          </table:table-cell>
          <table:table-cell office:value-type="float" office:value="0.1464400007" calcext:value-type="float">
            <text:p>0.1464400007</text:p>
          </table:table-cell>
          <table:table-cell office:value-type="float" office:value="0.1468700011" calcext:value-type="float">
            <text:p>0.1468700011</text:p>
          </table:table-cell>
          <table:table-cell office:value-type="float" office:value="0.1528299991" calcext:value-type="float">
            <text:p>0.1528299991</text:p>
          </table:table-cell>
          <table:table-cell office:value-type="float" office:value="0.1596699988" calcext:value-type="float">
            <text:p>0.1596699988</text:p>
          </table:table-cell>
          <table:table-cell office:value-type="float" office:value="0.166290001" calcext:value-type="float">
            <text:p>0.166290001</text:p>
          </table:table-cell>
          <table:table-cell office:value-type="float" office:value="0.1692299992" calcext:value-type="float">
            <text:p>0.1692299992</text:p>
          </table:table-cell>
          <table:table-cell office:value-type="float" office:value="0.1770900016" calcext:value-type="float">
            <text:p>0.1770900016</text:p>
          </table:table-cell>
          <table:table-cell office:value-type="float" office:value="0.1826599991" calcext:value-type="float">
            <text:p>0.1826599991</text:p>
          </table:table-cell>
          <table:table-cell office:value-type="float" office:value="0.1726799998" calcext:value-type="float">
            <text:p>0.1726799998</text:p>
          </table:table-cell>
          <table:table-cell office:value-type="float" office:value="0.1705800006" calcext:value-type="float">
            <text:p>0.1705800006</text:p>
          </table:table-cell>
          <table:table-cell office:value-type="float" office:value="0.1720200013" calcext:value-type="float">
            <text:p>0.1720200013</text:p>
          </table:table-cell>
          <table:table-cell office:value-type="float" office:value="0.1832199997" calcext:value-type="float">
            <text:p>0.1832199997</text:p>
          </table:table-cell>
          <table:table-cell office:value-type="float" office:value="0.1937199999" calcext:value-type="float">
            <text:p>0.1937199999</text:p>
          </table:table-cell>
          <table:table-cell office:value-type="float" office:value="0.2010000019" calcext:value-type="float">
            <text:p>0.2010000019</text:p>
          </table:table-cell>
          <table:table-cell office:value-type="float" office:value="0.1986700007" calcext:value-type="float">
            <text:p>0.1986700007</text:p>
          </table:table-cell>
          <table:table-cell office:value-type="float" office:value="0.195199999" calcext:value-type="float">
            <text:p>0.195199999</text:p>
          </table:table-cell>
          <table:table-cell office:value-type="float" office:value="0.1854099992" calcext:value-type="float">
            <text:p>0.1854099992</text:p>
          </table:table-cell>
          <table:table-cell office:value-type="float" office:value="0.197999999" calcext:value-type="float">
            <text:p>0.197999999</text:p>
          </table:table-cell>
          <table:table-cell office:value-type="float" office:value="0.1959999999" calcext:value-type="float">
            <text:p>0.1959999999</text:p>
          </table:table-cell>
          <table:table-cell office:value-type="float" office:value="0.2077899998" calcext:value-type="float">
            <text:p>0.2077899998</text:p>
          </table:table-cell>
          <table:table-cell office:value-type="float" office:value="0.1959200016" calcext:value-type="float">
            <text:p>0.1959200016</text:p>
          </table:table-cell>
          <table:table-cell office:value-type="float" office:value="0.2019999978" calcext:value-type="float">
            <text:p>0.2019999978</text:p>
          </table:table-cell>
          <table:table-cell table:number-columns-repeated="957"/>
        </table:table-row>
        <table:table-row table:style-name="ro2">
          <table:table-cell office:value-type="string" calcext:value-type="string">
            <text:p><text:s/>United Arab Emirates</text:p>
          </table:table-cell>
          <table:table-cell office:value-type="string" calcext:value-type="string">
            <text:p>p99p100</text:p>
          </table:table-cell>
          <table:table-cell table:number-columns-repeated="40"/>
          <table:table-cell office:value-type="float" office:value="0.1956339478" calcext:value-type="float">
            <text:p>0.1956339478</text:p>
          </table:table-cell>
          <table:table-cell office:value-type="float" office:value="0.1965252161" calcext:value-type="float">
            <text:p>0.1965252161</text:p>
          </table:table-cell>
          <table:table-cell office:value-type="float" office:value="0.1974520981" calcext:value-type="float">
            <text:p>0.1974520981</text:p>
          </table:table-cell>
          <table:table-cell office:value-type="float" office:value="0.1984110177" calcext:value-type="float">
            <text:p>0.1984110177</text:p>
          </table:table-cell>
          <table:table-cell office:value-type="float" office:value="0.1993966848" calcext:value-type="float">
            <text:p>0.1993966848</text:p>
          </table:table-cell>
          <table:table-cell office:value-type="float" office:value="0.2004216164" calcext:value-type="float">
            <text:p>0.2004216164</text:p>
          </table:table-cell>
          <table:table-cell office:value-type="float" office:value="0.2008289397" calcext:value-type="float">
            <text:p>0.2008289397</text:p>
          </table:table-cell>
          <table:table-cell office:value-type="float" office:value="0.201272741" calcext:value-type="float">
            <text:p>0.201272741</text:p>
          </table:table-cell>
          <table:table-cell office:value-type="float" office:value="0.2017508596" calcext:value-type="float">
            <text:p>0.2017508596</text:p>
          </table:table-cell>
          <table:table-cell office:value-type="float" office:value="0.2022641897" calcext:value-type="float">
            <text:p>0.2022641897</text:p>
          </table:table-cell>
          <table:table-cell office:value-type="float" office:value="0.2028174549" calcext:value-type="float">
            <text:p>0.2028174549</text:p>
          </table:table-cell>
          <table:table-cell office:value-type="float" office:value="0.2034038752" calcext:value-type="float">
            <text:p>0.2034038752</text:p>
          </table:table-cell>
          <table:table-cell office:value-type="float" office:value="0.2040262669" calcext:value-type="float">
            <text:p>0.2040262669</text:p>
          </table:table-cell>
          <table:table-cell office:value-type="float" office:value="0.2046900094" calcext:value-type="float">
            <text:p>0.2046900094</text:p>
          </table:table-cell>
          <table:table-cell office:value-type="float" office:value="0.2053980082" calcext:value-type="float">
            <text:p>0.2053980082</text:p>
          </table:table-cell>
          <table:table-cell office:value-type="float" office:value="0.1946392208" calcext:value-type="float">
            <text:p>0.1946392208</text:p>
          </table:table-cell>
          <table:table-cell office:value-type="float" office:value="0.2249657512" calcext:value-type="float">
            <text:p>0.2249657512</text:p>
          </table:table-cell>
          <table:table-cell office:value-type="float" office:value="0.2467023432" calcext:value-type="float">
            <text:p>0.2467023432</text:p>
          </table:table-cell>
          <table:table-cell office:value-type="float" office:value="0.2835845947" calcext:value-type="float">
            <text:p>0.2835845947</text:p>
          </table:table-cell>
          <table:table-cell office:value-type="float" office:value="0.1558254212" calcext:value-type="float">
            <text:p>0.1558254212</text:p>
          </table:table-cell>
          <table:table-cell office:value-type="float" office:value="0.1608429253" calcext:value-type="float">
            <text:p>0.1608429253</text:p>
          </table:table-cell>
          <table:table-cell office:value-type="float" office:value="0.2236959934" calcext:value-type="float">
            <text:p>0.2236959934</text:p>
          </table:table-cell>
          <table:table-cell office:value-type="float" office:value="0.2413718998" calcext:value-type="float">
            <text:p>0.2413718998</text:p>
          </table:table-cell>
          <table:table-cell office:value-type="float" office:value="0.2530119717" calcext:value-type="float">
            <text:p>0.2530119717</text:p>
          </table:table-cell>
          <table:table-cell office:value-type="float" office:value="0.2606209219" calcext:value-type="float">
            <text:p>0.2606209219</text:p>
          </table:table-cell>
          <table:table-cell office:value-type="float" office:value="0.2311756015" calcext:value-type="float">
            <text:p>0.2311756015</text:p>
          </table:table-cell>
          <table:table-cell office:value-type="float" office:value="0.2280587554" calcext:value-type="float">
            <text:p>0.2280587554</text:p>
          </table:table-cell>
          <table:table-cell table:number-columns-repeated="955"/>
        </table:table-row>
        <table:table-row table:style-name="ro2">
          <table:table-cell office:value-type="string" calcext:value-type="string">
            <text:p><text:s/>United Kingdom</text:p>
          </table:table-cell>
          <table:table-cell office:value-type="string" calcext:value-type="string">
            <text:p>p99p100</text:p>
          </table:table-cell>
          <table:table-cell table:number-columns-repeated="31"/>
          <table:table-cell office:value-type="float" office:value="0.0657395519" calcext:value-type="float">
            <text:p>0.0657395519</text:p>
          </table:table-cell>
          <table:table-cell office:value-type="float" office:value="0.067314522" calcext:value-type="float">
            <text:p>0.067314522</text:p>
          </table:table-cell>
          <table:table-cell office:value-type="float" office:value="0.067027145" calcext:value-type="float">
            <text:p>0.067027145</text:p>
          </table:table-cell>
          <table:table-cell office:value-type="float" office:value="0.069625376" calcext:value-type="float">
            <text:p>0.069625376</text:p>
          </table:table-cell>
          <table:table-cell office:value-type="float" office:value="0.0715662565" calcext:value-type="float">
            <text:p>0.0715662565</text:p>
          </table:table-cell>
          <table:table-cell office:value-type="float" office:value="0.0729785079" calcext:value-type="float">
            <text:p>0.0729785079</text:p>
          </table:table-cell>
          <table:table-cell office:value-type="float" office:value="0.0751702421" calcext:value-type="float">
            <text:p>0.0751702421</text:p>
          </table:table-cell>
          <table:table-cell office:value-type="float" office:value="0.0820168511" calcext:value-type="float">
            <text:p>0.0820168511</text:p>
          </table:table-cell>
          <table:table-cell office:value-type="float" office:value="0.081999732" calcext:value-type="float">
            <text:p>0.081999732</text:p>
          </table:table-cell>
          <table:table-cell office:value-type="float" office:value="0.078098732" calcext:value-type="float">
            <text:p>0.078098732</text:p>
          </table:table-cell>
          <table:table-cell office:value-type="float" office:value="0.0796147163" calcext:value-type="float">
            <text:p>0.0796147163</text:p>
          </table:table-cell>
          <table:table-cell office:value-type="float" office:value="0.0754903723" calcext:value-type="float">
            <text:p>0.0754903723</text:p>
          </table:table-cell>
          <table:table-cell office:value-type="float" office:value="0.0823468286" calcext:value-type="float">
            <text:p>0.0823468286</text:p>
          </table:table-cell>
          <table:table-cell office:value-type="float" office:value="0.0884846753" calcext:value-type="float">
            <text:p>0.0884846753</text:p>
          </table:table-cell>
          <table:table-cell office:value-type="float" office:value="0.0888396848" calcext:value-type="float">
            <text:p>0.0888396848</text:p>
          </table:table-cell>
          <table:table-cell office:value-type="float" office:value="0.0993619564" calcext:value-type="float">
            <text:p>0.0993619564</text:p>
          </table:table-cell>
          <table:table-cell office:value-type="float" office:value="0.1000918972" calcext:value-type="float">
            <text:p>0.1000918972</text:p>
          </table:table-cell>
          <table:table-cell office:value-type="float" office:value="0.1018571088" calcext:value-type="float">
            <text:p>0.1018571088</text:p>
          </table:table-cell>
          <table:table-cell office:value-type="float" office:value="0.1033800616" calcext:value-type="float">
            <text:p>0.1033800616</text:p>
          </table:table-cell>
          <table:table-cell office:value-type="float" office:value="0.1039559981" calcext:value-type="float">
            <text:p>0.1039559981</text:p>
          </table:table-cell>
          <table:table-cell office:value-type="float" office:value="0.1029301872" calcext:value-type="float">
            <text:p>0.1029301872</text:p>
          </table:table-cell>
          <table:table-cell office:value-type="float" office:value="0.1031177503" calcext:value-type="float">
            <text:p>0.1031177503</text:p>
          </table:table-cell>
          <table:table-cell office:value-type="float" office:value="0.1085502366" calcext:value-type="float">
            <text:p>0.1085502366</text:p>
          </table:table-cell>
          <table:table-cell office:value-type="float" office:value="0.1083543336" calcext:value-type="float">
            <text:p>0.1083543336</text:p>
          </table:table-cell>
          <table:table-cell office:value-type="float" office:value="0.1173352669" calcext:value-type="float">
            <text:p>0.1173352669</text:p>
          </table:table-cell>
          <table:table-cell office:value-type="float" office:value="0.1230786848" calcext:value-type="float">
            <text:p>0.1230786848</text:p>
          </table:table-cell>
          <table:table-cell office:value-type="float" office:value="0.1260662383" calcext:value-type="float">
            <text:p>0.1260662383</text:p>
          </table:table-cell>
          <table:table-cell office:value-type="float" office:value="0.1200928841" calcext:value-type="float">
            <text:p>0.1200928841</text:p>
          </table:table-cell>
          <table:table-cell office:value-type="float" office:value="0.1241287687" calcext:value-type="float">
            <text:p>0.1241287687</text:p>
          </table:table-cell>
          <table:table-cell office:value-type="float" office:value="0.1004531373" calcext:value-type="float">
            <text:p>0.1004531373</text:p>
          </table:table-cell>
          <table:table-cell office:value-type="float" office:value="0.1050172953" calcext:value-type="float">
            <text:p>0.1050172953</text:p>
          </table:table-cell>
          <table:table-cell office:value-type="float" office:value="0.1030991895" calcext:value-type="float">
            <text:p>0.1030991895</text:p>
          </table:table-cell>
          <table:table-cell office:value-type="float" office:value="0.1178706865" calcext:value-type="float">
            <text:p>0.1178706865</text:p>
          </table:table-cell>
          <table:table-cell office:value-type="float" office:value="0.1115879939" calcext:value-type="float">
            <text:p>0.1115879939</text:p>
          </table:table-cell>
          <table:table-cell office:value-type="float" office:value="0.1279110482" calcext:value-type="float">
            <text:p>0.1279110482</text:p>
          </table:table-cell>
          <table:table-cell office:value-type="float" office:value="0.1171280707" calcext:value-type="float">
            <text:p>0.1171280707</text:p>
          </table:table-cell>
          <table:table-cell table:number-columns-repeated="955"/>
        </table:table-row>
        <table:table-row table:style-name="ro2">
          <table:table-cell office:value-type="string" calcext:value-type="string">
            <text:p><text:s/>Urban China</text:p>
          </table:table-cell>
          <table:table-cell office:value-type="string" calcext:value-type="string">
            <text:p>p99p100</text:p>
          </table:table-cell>
          <table:table-cell table:number-columns-repeated="28"/>
          <table:table-cell office:value-type="float" office:value="0.0487017818" calcext:value-type="float">
            <text:p>0.0487017818</text:p>
          </table:table-cell>
          <table:table-cell office:value-type="float" office:value="0.0493258536" calcext:value-type="float">
            <text:p>0.0493258536</text:p>
          </table:table-cell>
          <table:table-cell office:value-type="float" office:value="0.0499454401" calcext:value-type="float">
            <text:p>0.0499454401</text:p>
          </table:table-cell>
          <table:table-cell office:value-type="float" office:value="0.0505576767" calcext:value-type="float">
            <text:p>0.0505576767</text:p>
          </table:table-cell>
          <table:table-cell office:value-type="float" office:value="0.0515384376" calcext:value-type="float">
            <text:p>0.0515384376</text:p>
          </table:table-cell>
          <table:table-cell office:value-type="float" office:value="0.0520367548" calcext:value-type="float">
            <text:p>0.0520367548</text:p>
          </table:table-cell>
          <table:table-cell office:value-type="float" office:value="0.0583630577" calcext:value-type="float">
            <text:p>0.0583630577</text:p>
          </table:table-cell>
          <table:table-cell office:value-type="float" office:value="0.0699481517" calcext:value-type="float">
            <text:p>0.0699481517</text:p>
          </table:table-cell>
          <table:table-cell office:value-type="float" office:value="0.0670240596" calcext:value-type="float">
            <text:p>0.0670240596</text:p>
          </table:table-cell>
          <table:table-cell office:value-type="float" office:value="0.0648279563" calcext:value-type="float">
            <text:p>0.0648279563</text:p>
          </table:table-cell>
          <table:table-cell office:value-type="float" office:value="0.0669135675" calcext:value-type="float">
            <text:p>0.0669135675</text:p>
          </table:table-cell>
          <table:table-cell office:value-type="float" office:value="0.0698651448" calcext:value-type="float">
            <text:p>0.0698651448</text:p>
          </table:table-cell>
          <table:table-cell office:value-type="float" office:value="0.0677968934" calcext:value-type="float">
            <text:p>0.0677968934</text:p>
          </table:table-cell>
          <table:table-cell office:value-type="float" office:value="0.0680262521" calcext:value-type="float">
            <text:p>0.0680262521</text:p>
          </table:table-cell>
          <table:table-cell office:value-type="float" office:value="0.072722584" calcext:value-type="float">
            <text:p>0.072722584</text:p>
          </table:table-cell>
          <table:table-cell office:value-type="float" office:value="0.0772083476" calcext:value-type="float">
            <text:p>0.0772083476</text:p>
          </table:table-cell>
          <table:table-cell office:value-type="float" office:value="0.0797840059" calcext:value-type="float">
            <text:p>0.0797840059</text:p>
          </table:table-cell>
          <table:table-cell office:value-type="float" office:value="0.0784030333" calcext:value-type="float">
            <text:p>0.0784030333</text:p>
          </table:table-cell>
          <table:table-cell office:value-type="float" office:value="0.0816489607" calcext:value-type="float">
            <text:p>0.0816489607</text:p>
          </table:table-cell>
          <table:table-cell office:value-type="float" office:value="0.0832009017" calcext:value-type="float">
            <text:p>0.0832009017</text:p>
          </table:table-cell>
          <table:table-cell office:value-type="float" office:value="0.086030364" calcext:value-type="float">
            <text:p>0.086030364</text:p>
          </table:table-cell>
          <table:table-cell office:value-type="float" office:value="0.0871366933" calcext:value-type="float">
            <text:p>0.0871366933</text:p>
          </table:table-cell>
          <table:table-cell office:value-type="float" office:value="0.0881038159" calcext:value-type="float">
            <text:p>0.0881038159</text:p>
          </table:table-cell>
          <table:table-cell office:value-type="float" office:value="0.0946109816" calcext:value-type="float">
            <text:p>0.0946109816</text:p>
          </table:table-cell>
          <table:table-cell office:value-type="float" office:value="0.1159078106" calcext:value-type="float">
            <text:p>0.1159078106</text:p>
          </table:table-cell>
          <table:table-cell office:value-type="float" office:value="0.1244757175" calcext:value-type="float">
            <text:p>0.1244757175</text:p>
          </table:table-cell>
          <table:table-cell office:value-type="float" office:value="0.1335282028" calcext:value-type="float">
            <text:p>0.1335282028</text:p>
          </table:table-cell>
          <table:table-cell office:value-type="float" office:value="0.1341626644" calcext:value-type="float">
            <text:p>0.1341626644</text:p>
          </table:table-cell>
          <table:table-cell office:value-type="float" office:value="0.1411751211" calcext:value-type="float">
            <text:p>0.1411751211</text:p>
          </table:table-cell>
          <table:table-cell office:value-type="float" office:value="0.1457842439" calcext:value-type="float">
            <text:p>0.1457842439</text:p>
          </table:table-cell>
          <table:table-cell office:value-type="float" office:value="0.1461434513" calcext:value-type="float">
            <text:p>0.1461434513</text:p>
          </table:table-cell>
          <table:table-cell office:value-type="float" office:value="0.1469244957" calcext:value-type="float">
            <text:p>0.1469244957</text:p>
          </table:table-cell>
          <table:table-cell office:value-type="float" office:value="0.1442287415" calcext:value-type="float">
            <text:p>0.1442287415</text:p>
          </table:table-cell>
          <table:table-cell office:value-type="float" office:value="0.1390884668" calcext:value-type="float">
            <text:p>0.1390884668</text:p>
          </table:table-cell>
          <table:table-cell office:value-type="float" office:value="0.1301405728" calcext:value-type="float">
            <text:p>0.1301405728</text:p>
          </table:table-cell>
          <table:table-cell office:value-type="float" office:value="0.1308434457" calcext:value-type="float">
            <text:p>0.1308434457</text:p>
          </table:table-cell>
          <table:table-cell office:value-type="float" office:value="0.1299596727" calcext:value-type="float">
            <text:p>0.1299596727</text:p>
          </table:table-cell>
          <table:table-cell office:value-type="float" office:value="0.1325864792" calcext:value-type="float">
            <text:p>0.1325864792</text:p>
          </table:table-cell>
          <table:table-cell table:number-columns-repeated="956"/>
        </table:table-row>
        <table:table-row table:style-name="ro2">
          <table:table-cell office:value-type="string" calcext:value-type="string">
            <text:p><text:s/>Uruguay</text:p>
          </table:table-cell>
          <table:table-cell office:value-type="string" calcext:value-type="string">
            <text:p>p99p100</text:p>
          </table:table-cell>
          <table:table-cell table:number-columns-repeated="59"/>
          <table:table-cell office:value-type="float" office:value="0.1420000046" calcext:value-type="float">
            <text:p>0.1420000046</text:p>
          </table:table-cell>
          <table:table-cell office:value-type="float" office:value="0.1459999979" calcext:value-type="float">
            <text:p>0.1459999979</text:p>
          </table:table-cell>
          <table:table-cell office:value-type="float" office:value="0.1439999938" calcext:value-type="float">
            <text:p>0.1439999938</text:p>
          </table:table-cell>
          <table:table-cell office:value-type="float" office:value="0.1400000006" calcext:value-type="float">
            <text:p>0.1400000006</text:p>
          </table:table-cell>
          <table:table-cell table:number-columns-repeated="959"/>
        </table:table-row>
        <table:table-row table:style-name="ro2">
          <table:table-cell office:value-type="string" calcext:value-type="string">
            <text:p><text:s/>Utah</text:p>
          </table:table-cell>
          <table:table-cell office:value-type="string" calcext:value-type="string">
            <text:p>p99p100</text:p>
          </table:table-cell>
          <table:table-cell office:value-type="float" office:value="0.0934399441" calcext:value-type="float">
            <text:p>0.0934399441</text:p>
          </table:table-cell>
          <table:table-cell office:value-type="float" office:value="0.0880827904" calcext:value-type="float">
            <text:p>0.0880827904</text:p>
          </table:table-cell>
          <table:table-cell office:value-type="float" office:value="0.0872624367" calcext:value-type="float">
            <text:p>0.0872624367</text:p>
          </table:table-cell>
          <table:table-cell office:value-type="float" office:value="0.076717779" calcext:value-type="float">
            <text:p>0.076717779</text:p>
          </table:table-cell>
          <table:table-cell office:value-type="float" office:value="0.0867387578" calcext:value-type="float">
            <text:p>0.0867387578</text:p>
          </table:table-cell>
          <table:table-cell office:value-type="float" office:value="0.0828303173" calcext:value-type="float">
            <text:p>0.0828303173</text:p>
          </table:table-cell>
          <table:table-cell office:value-type="float" office:value="0.0862246975" calcext:value-type="float">
            <text:p>0.0862246975</text:p>
          </table:table-cell>
          <table:table-cell office:value-type="float" office:value="0.0832101554" calcext:value-type="float">
            <text:p>0.0832101554</text:p>
          </table:table-cell>
          <table:table-cell office:value-type="float" office:value="0.0767773539" calcext:value-type="float">
            <text:p>0.0767773539</text:p>
          </table:table-cell>
          <table:table-cell office:value-type="float" office:value="0.0913216099" calcext:value-type="float">
            <text:p>0.0913216099</text:p>
          </table:table-cell>
          <table:table-cell office:value-type="float" office:value="0.0794629902" calcext:value-type="float">
            <text:p>0.0794629902</text:p>
          </table:table-cell>
          <table:table-cell office:value-type="float" office:value="0.0795668587" calcext:value-type="float">
            <text:p>0.0795668587</text:p>
          </table:table-cell>
          <table:table-cell office:value-type="float" office:value="0.073217079" calcext:value-type="float">
            <text:p>0.073217079</text:p>
          </table:table-cell>
          <table:table-cell office:value-type="float" office:value="0.0744229928" calcext:value-type="float">
            <text:p>0.0744229928</text:p>
          </table:table-cell>
          <table:table-cell office:value-type="float" office:value="0.0849766582" calcext:value-type="float">
            <text:p>0.0849766582</text:p>
          </table:table-cell>
          <table:table-cell office:value-type="float" office:value="0.0869812965" calcext:value-type="float">
            <text:p>0.0869812965</text:p>
          </table:table-cell>
          <table:table-cell office:value-type="float" office:value="0.0752473474" calcext:value-type="float">
            <text:p>0.0752473474</text:p>
          </table:table-cell>
          <table:table-cell office:value-type="float" office:value="0.0805802122" calcext:value-type="float">
            <text:p>0.0805802122</text:p>
          </table:table-cell>
          <table:table-cell office:value-type="float" office:value="0.0836737975" calcext:value-type="float">
            <text:p>0.0836737975</text:p>
          </table:table-cell>
          <table:table-cell office:value-type="float" office:value="0.0791946799" calcext:value-type="float">
            <text:p>0.0791946799</text:p>
          </table:table-cell>
          <table:table-cell office:value-type="float" office:value="0.0714429989" calcext:value-type="float">
            <text:p>0.0714429989</text:p>
          </table:table-cell>
          <table:table-cell office:value-type="float" office:value="0.0762206092" calcext:value-type="float">
            <text:p>0.0762206092</text:p>
          </table:table-cell>
          <table:table-cell office:value-type="float" office:value="0.0742603242" calcext:value-type="float">
            <text:p>0.0742603242</text:p>
          </table:table-cell>
          <table:table-cell office:value-type="float" office:value="0.0773478076" calcext:value-type="float">
            <text:p>0.0773478076</text:p>
          </table:table-cell>
          <table:table-cell office:value-type="float" office:value="0.0751452371" calcext:value-type="float">
            <text:p>0.0751452371</text:p>
          </table:table-cell>
          <table:table-cell office:value-type="float" office:value="0.0782544687" calcext:value-type="float">
            <text:p>0.0782544687</text:p>
          </table:table-cell>
          <table:table-cell office:value-type="float" office:value="0.0723388866" calcext:value-type="float">
            <text:p>0.0723388866</text:p>
          </table:table-cell>
          <table:table-cell office:value-type="float" office:value="0.0781125948" calcext:value-type="float">
            <text:p>0.0781125948</text:p>
          </table:table-cell>
          <table:table-cell office:value-type="float" office:value="0.0762712881" calcext:value-type="float">
            <text:p>0.0762712881</text:p>
          </table:table-cell>
          <table:table-cell office:value-type="float" office:value="0.078509137" calcext:value-type="float">
            <text:p>0.078509137</text:p>
          </table:table-cell>
          <table:table-cell office:value-type="float" office:value="0.0778752565" calcext:value-type="float">
            <text:p>0.0778752565</text:p>
          </table:table-cell>
          <table:table-cell office:value-type="float" office:value="0.0768324137" calcext:value-type="float">
            <text:p>0.0768324137</text:p>
          </table:table-cell>
          <table:table-cell office:value-type="float" office:value="0.084387958" calcext:value-type="float">
            <text:p>0.084387958</text:p>
          </table:table-cell>
          <table:table-cell office:value-type="float" office:value="0.0970923677" calcext:value-type="float">
            <text:p>0.0970923677</text:p>
          </table:table-cell>
          <table:table-cell office:value-type="float" office:value="0.0876429006" calcext:value-type="float">
            <text:p>0.0876429006</text:p>
          </table:table-cell>
          <table:table-cell office:value-type="float" office:value="0.0808467641" calcext:value-type="float">
            <text:p>0.0808467641</text:p>
          </table:table-cell>
          <table:table-cell office:value-type="float" office:value="0.1133319885" calcext:value-type="float">
            <text:p>0.1133319885</text:p>
          </table:table-cell>
          <table:table-cell office:value-type="float" office:value="0.0901768431" calcext:value-type="float">
            <text:p>0.0901768431</text:p>
          </table:table-cell>
          <table:table-cell office:value-type="float" office:value="0.1096645892" calcext:value-type="float">
            <text:p>0.1096645892</text:p>
          </table:table-cell>
          <table:table-cell office:value-type="float" office:value="0.1049683094" calcext:value-type="float">
            <text:p>0.1049683094</text:p>
          </table:table-cell>
          <table:table-cell office:value-type="float" office:value="0.1203088909" calcext:value-type="float">
            <text:p>0.1203088909</text:p>
          </table:table-cell>
          <table:table-cell office:value-type="float" office:value="0.1161904559" calcext:value-type="float">
            <text:p>0.1161904559</text:p>
          </table:table-cell>
          <table:table-cell office:value-type="float" office:value="0.1254801005" calcext:value-type="float">
            <text:p>0.1254801005</text:p>
          </table:table-cell>
          <table:table-cell office:value-type="float" office:value="0.1238244101" calcext:value-type="float">
            <text:p>0.1238244101</text:p>
          </table:table-cell>
          <table:table-cell office:value-type="float" office:value="0.1316934526" calcext:value-type="float">
            <text:p>0.1316934526</text:p>
          </table:table-cell>
          <table:table-cell office:value-type="float" office:value="0.1430654079" calcext:value-type="float">
            <text:p>0.1430654079</text:p>
          </table:table-cell>
          <table:table-cell office:value-type="float" office:value="0.1537571698" calcext:value-type="float">
            <text:p>0.1537571698</text:p>
          </table:table-cell>
          <table:table-cell office:value-type="float" office:value="0.1569117159" calcext:value-type="float">
            <text:p>0.1569117159</text:p>
          </table:table-cell>
          <table:table-cell office:value-type="float" office:value="0.1508895159" calcext:value-type="float">
            <text:p>0.1508895159</text:p>
          </table:table-cell>
          <table:table-cell office:value-type="float" office:value="0.1590111107" calcext:value-type="float">
            <text:p>0.1590111107</text:p>
          </table:table-cell>
          <table:table-cell office:value-type="float" office:value="0.1652129143" calcext:value-type="float">
            <text:p>0.1652129143</text:p>
          </table:table-cell>
          <table:table-cell office:value-type="float" office:value="0.1314359754" calcext:value-type="float">
            <text:p>0.1314359754</text:p>
          </table:table-cell>
          <table:table-cell office:value-type="float" office:value="0.1312786788" calcext:value-type="float">
            <text:p>0.1312786788</text:p>
          </table:table-cell>
          <table:table-cell office:value-type="float" office:value="0.1421229243" calcext:value-type="float">
            <text:p>0.1421229243</text:p>
          </table:table-cell>
          <table:table-cell office:value-type="float" office:value="0.1578140706" calcext:value-type="float">
            <text:p>0.1578140706</text:p>
          </table:table-cell>
          <table:table-cell office:value-type="float" office:value="0.1846992224" calcext:value-type="float">
            <text:p>0.1846992224</text:p>
          </table:table-cell>
          <table:table-cell office:value-type="float" office:value="0.1965686828" calcext:value-type="float">
            <text:p>0.1965686828</text:p>
          </table:table-cell>
          <table:table-cell office:value-type="float" office:value="0.2028920352" calcext:value-type="float">
            <text:p>0.2028920352</text:p>
          </table:table-cell>
          <table:table-cell office:value-type="float" office:value="0.170811832" calcext:value-type="float">
            <text:p>0.170811832</text:p>
          </table:table-cell>
          <table:table-cell office:value-type="float" office:value="0.1541098356" calcext:value-type="float">
            <text:p>0.1541098356</text:p>
          </table:table-cell>
          <table:table-cell office:value-type="float" office:value="0.153844431" calcext:value-type="float">
            <text:p>0.153844431</text:p>
          </table:table-cell>
          <table:table-cell office:value-type="float" office:value="0.1511222571" calcext:value-type="float">
            <text:p>0.1511222571</text:p>
          </table:table-cell>
          <table:table-cell office:value-type="float" office:value="0.1892037541" calcext:value-type="float">
            <text:p>0.1892037541</text:p>
          </table:table-cell>
          <table:table-cell office:value-type="float" office:value="0.157720983" calcext:value-type="float">
            <text:p>0.157720983</text:p>
          </table:table-cell>
          <table:table-cell office:value-type="float" office:value="0.1720098108" calcext:value-type="float">
            <text:p>0.1720098108</text:p>
          </table:table-cell>
          <table:table-cell table:number-columns-repeated="957"/>
        </table:table-row>
        <table:table-row table:style-name="ro2">
          <table:table-cell office:value-type="string" calcext:value-type="string">
            <text:p><text:s/>Vermont</text:p>
          </table:table-cell>
          <table:table-cell office:value-type="string" calcext:value-type="string">
            <text:p>p99p100</text:p>
          </table:table-cell>
          <table:table-cell office:value-type="float" office:value="0.111061953" calcext:value-type="float">
            <text:p>0.111061953</text:p>
          </table:table-cell>
          <table:table-cell office:value-type="float" office:value="0.0945128947" calcext:value-type="float">
            <text:p>0.0945128947</text:p>
          </table:table-cell>
          <table:table-cell office:value-type="float" office:value="0.093051523" calcext:value-type="float">
            <text:p>0.093051523</text:p>
          </table:table-cell>
          <table:table-cell office:value-type="float" office:value="0.0889718235" calcext:value-type="float">
            <text:p>0.0889718235</text:p>
          </table:table-cell>
          <table:table-cell office:value-type="float" office:value="0.0918827802" calcext:value-type="float">
            <text:p>0.0918827802</text:p>
          </table:table-cell>
          <table:table-cell office:value-type="float" office:value="0.102956064" calcext:value-type="float">
            <text:p>0.102956064</text:p>
          </table:table-cell>
          <table:table-cell office:value-type="float" office:value="0.1001938432" calcext:value-type="float">
            <text:p>0.1001938432</text:p>
          </table:table-cell>
          <table:table-cell office:value-type="float" office:value="0.0897489041" calcext:value-type="float">
            <text:p>0.0897489041</text:p>
          </table:table-cell>
          <table:table-cell office:value-type="float" office:value="0.0915791541" calcext:value-type="float">
            <text:p>0.0915791541</text:p>
          </table:table-cell>
          <table:table-cell office:value-type="float" office:value="0.080311209" calcext:value-type="float">
            <text:p>0.080311209</text:p>
          </table:table-cell>
          <table:table-cell office:value-type="float" office:value="0.0771892592" calcext:value-type="float">
            <text:p>0.0771892592</text:p>
          </table:table-cell>
          <table:table-cell office:value-type="float" office:value="0.0834061354" calcext:value-type="float">
            <text:p>0.0834061354</text:p>
          </table:table-cell>
          <table:table-cell office:value-type="float" office:value="0.0871337578" calcext:value-type="float">
            <text:p>0.0871337578</text:p>
          </table:table-cell>
          <table:table-cell office:value-type="float" office:value="0.092973724" calcext:value-type="float">
            <text:p>0.092973724</text:p>
          </table:table-cell>
          <table:table-cell office:value-type="float" office:value="0.1022104844" calcext:value-type="float">
            <text:p>0.1022104844</text:p>
          </table:table-cell>
          <table:table-cell office:value-type="float" office:value="0.1035340205" calcext:value-type="float">
            <text:p>0.1035340205</text:p>
          </table:table-cell>
          <table:table-cell office:value-type="float" office:value="0.0904221162" calcext:value-type="float">
            <text:p>0.0904221162</text:p>
          </table:table-cell>
          <table:table-cell office:value-type="float" office:value="0.0926977023" calcext:value-type="float">
            <text:p>0.0926977023</text:p>
          </table:table-cell>
          <table:table-cell office:value-type="float" office:value="0.0944018289" calcext:value-type="float">
            <text:p>0.0944018289</text:p>
          </table:table-cell>
          <table:table-cell office:value-type="float" office:value="0.0890391096" calcext:value-type="float">
            <text:p>0.0890391096</text:p>
          </table:table-cell>
          <table:table-cell office:value-type="float" office:value="0.0752696618" calcext:value-type="float">
            <text:p>0.0752696618</text:p>
          </table:table-cell>
          <table:table-cell office:value-type="float" office:value="0.0842253789" calcext:value-type="float">
            <text:p>0.0842253789</text:p>
          </table:table-cell>
          <table:table-cell office:value-type="float" office:value="0.077703163" calcext:value-type="float">
            <text:p>0.077703163</text:p>
          </table:table-cell>
          <table:table-cell office:value-type="float" office:value="0.0788566545" calcext:value-type="float">
            <text:p>0.0788566545</text:p>
          </table:table-cell>
          <table:table-cell office:value-type="float" office:value="0.0789456517" calcext:value-type="float">
            <text:p>0.0789456517</text:p>
          </table:table-cell>
          <table:table-cell office:value-type="float" office:value="0.0762446076" calcext:value-type="float">
            <text:p>0.0762446076</text:p>
          </table:table-cell>
          <table:table-cell office:value-type="float" office:value="0.0731823295" calcext:value-type="float">
            <text:p>0.0731823295</text:p>
          </table:table-cell>
          <table:table-cell office:value-type="float" office:value="0.0758058503" calcext:value-type="float">
            <text:p>0.0758058503</text:p>
          </table:table-cell>
          <table:table-cell office:value-type="float" office:value="0.0731078386" calcext:value-type="float">
            <text:p>0.0731078386</text:p>
          </table:table-cell>
          <table:table-cell office:value-type="float" office:value="0.0776010677" calcext:value-type="float">
            <text:p>0.0776010677</text:p>
          </table:table-cell>
          <table:table-cell office:value-type="float" office:value="0.0778947175" calcext:value-type="float">
            <text:p>0.0778947175</text:p>
          </table:table-cell>
          <table:table-cell office:value-type="float" office:value="0.075100176" calcext:value-type="float">
            <text:p>0.075100176</text:p>
          </table:table-cell>
          <table:table-cell office:value-type="float" office:value="0.0893617719" calcext:value-type="float">
            <text:p>0.0893617719</text:p>
          </table:table-cell>
          <table:table-cell office:value-type="float" office:value="0.1072303206" calcext:value-type="float">
            <text:p>0.1072303206</text:p>
          </table:table-cell>
          <table:table-cell office:value-type="float" office:value="0.1068487838" calcext:value-type="float">
            <text:p>0.1068487838</text:p>
          </table:table-cell>
          <table:table-cell office:value-type="float" office:value="0.1093248203" calcext:value-type="float">
            <text:p>0.1093248203</text:p>
          </table:table-cell>
          <table:table-cell office:value-type="float" office:value="0.1410965472" calcext:value-type="float">
            <text:p>0.1410965472</text:p>
          </table:table-cell>
          <table:table-cell office:value-type="float" office:value="0.1094201282" calcext:value-type="float">
            <text:p>0.1094201282</text:p>
          </table:table-cell>
          <table:table-cell office:value-type="float" office:value="0.1390465796" calcext:value-type="float">
            <text:p>0.1390465796</text:p>
          </table:table-cell>
          <table:table-cell office:value-type="float" office:value="0.1195754856" calcext:value-type="float">
            <text:p>0.1195754856</text:p>
          </table:table-cell>
          <table:table-cell office:value-type="float" office:value="0.1057614163" calcext:value-type="float">
            <text:p>0.1057614163</text:p>
          </table:table-cell>
          <table:table-cell office:value-type="float" office:value="0.1007128954" calcext:value-type="float">
            <text:p>0.1007128954</text:p>
          </table:table-cell>
          <table:table-cell office:value-type="float" office:value="0.1048686206" calcext:value-type="float">
            <text:p>0.1048686206</text:p>
          </table:table-cell>
          <table:table-cell office:value-type="float" office:value="0.1060795784" calcext:value-type="float">
            <text:p>0.1060795784</text:p>
          </table:table-cell>
          <table:table-cell office:value-type="float" office:value="0.1075718701" calcext:value-type="float">
            <text:p>0.1075718701</text:p>
          </table:table-cell>
          <table:table-cell office:value-type="float" office:value="0.1130506098" calcext:value-type="float">
            <text:p>0.1130506098</text:p>
          </table:table-cell>
          <table:table-cell office:value-type="float" office:value="0.1268036216" calcext:value-type="float">
            <text:p>0.1268036216</text:p>
          </table:table-cell>
          <table:table-cell office:value-type="float" office:value="0.1424245089" calcext:value-type="float">
            <text:p>0.1424245089</text:p>
          </table:table-cell>
          <table:table-cell office:value-type="float" office:value="0.1506051868" calcext:value-type="float">
            <text:p>0.1506051868</text:p>
          </table:table-cell>
          <table:table-cell office:value-type="float" office:value="0.1476402432" calcext:value-type="float">
            <text:p>0.1476402432</text:p>
          </table:table-cell>
          <table:table-cell office:value-type="float" office:value="0.1606507152" calcext:value-type="float">
            <text:p>0.1606507152</text:p>
          </table:table-cell>
          <table:table-cell office:value-type="float" office:value="0.1335016489" calcext:value-type="float">
            <text:p>0.1335016489</text:p>
          </table:table-cell>
          <table:table-cell office:value-type="float" office:value="0.1330328435" calcext:value-type="float">
            <text:p>0.1330328435</text:p>
          </table:table-cell>
          <table:table-cell office:value-type="float" office:value="0.125170812" calcext:value-type="float">
            <text:p>0.125170812</text:p>
          </table:table-cell>
          <table:table-cell office:value-type="float" office:value="0.1420137584" calcext:value-type="float">
            <text:p>0.1420137584</text:p>
          </table:table-cell>
          <table:table-cell office:value-type="float" office:value="0.1629176587" calcext:value-type="float">
            <text:p>0.1629176587</text:p>
          </table:table-cell>
          <table:table-cell office:value-type="float" office:value="0.183001712" calcext:value-type="float">
            <text:p>0.183001712</text:p>
          </table:table-cell>
          <table:table-cell office:value-type="float" office:value="0.1857164353" calcext:value-type="float">
            <text:p>0.1857164353</text:p>
          </table:table-cell>
          <table:table-cell office:value-type="float" office:value="0.1594079435" calcext:value-type="float">
            <text:p>0.1594079435</text:p>
          </table:table-cell>
          <table:table-cell office:value-type="float" office:value="0.1367059201" calcext:value-type="float">
            <text:p>0.1367059201</text:p>
          </table:table-cell>
          <table:table-cell office:value-type="float" office:value="0.1322274506" calcext:value-type="float">
            <text:p>0.1322274506</text:p>
          </table:table-cell>
          <table:table-cell office:value-type="float" office:value="0.145026058" calcext:value-type="float">
            <text:p>0.145026058</text:p>
          </table:table-cell>
          <table:table-cell office:value-type="float" office:value="0.1499576122" calcext:value-type="float">
            <text:p>0.1499576122</text:p>
          </table:table-cell>
          <table:table-cell office:value-type="float" office:value="0.136033833" calcext:value-type="float">
            <text:p>0.136033833</text:p>
          </table:table-cell>
          <table:table-cell office:value-type="float" office:value="0.1510251611" calcext:value-type="float">
            <text:p>0.1510251611</text:p>
          </table:table-cell>
          <table:table-cell table:number-columns-repeated="957"/>
        </table:table-row>
        <table:table-row table:style-name="ro2">
          <table:table-cell office:value-type="string" calcext:value-type="string">
            <text:p><text:s/>Virginia</text:p>
          </table:table-cell>
          <table:table-cell office:value-type="string" calcext:value-type="string">
            <text:p>p99p100</text:p>
          </table:table-cell>
          <table:table-cell office:value-type="float" office:value="0.1061614975" calcext:value-type="float">
            <text:p>0.1061614975</text:p>
          </table:table-cell>
          <table:table-cell office:value-type="float" office:value="0.0965305567" calcext:value-type="float">
            <text:p>0.0965305567</text:p>
          </table:table-cell>
          <table:table-cell office:value-type="float" office:value="0.0876828954" calcext:value-type="float">
            <text:p>0.0876828954</text:p>
          </table:table-cell>
          <table:table-cell office:value-type="float" office:value="0.0804544687" calcext:value-type="float">
            <text:p>0.0804544687</text:p>
          </table:table-cell>
          <table:table-cell office:value-type="float" office:value="0.0894808844" calcext:value-type="float">
            <text:p>0.0894808844</text:p>
          </table:table-cell>
          <table:table-cell office:value-type="float" office:value="0.0895539895" calcext:value-type="float">
            <text:p>0.0895539895</text:p>
          </table:table-cell>
          <table:table-cell office:value-type="float" office:value="0.0915550962" calcext:value-type="float">
            <text:p>0.0915550962</text:p>
          </table:table-cell>
          <table:table-cell office:value-type="float" office:value="0.0837261528" calcext:value-type="float">
            <text:p>0.0837261528</text:p>
          </table:table-cell>
          <table:table-cell office:value-type="float" office:value="0.0829577893" calcext:value-type="float">
            <text:p>0.0829577893</text:p>
          </table:table-cell>
          <table:table-cell office:value-type="float" office:value="0.0849832073" calcext:value-type="float">
            <text:p>0.0849832073</text:p>
          </table:table-cell>
          <table:table-cell office:value-type="float" office:value="0.0861646682" calcext:value-type="float">
            <text:p>0.0861646682</text:p>
          </table:table-cell>
          <table:table-cell office:value-type="float" office:value="0.0870130286" calcext:value-type="float">
            <text:p>0.0870130286</text:p>
          </table:table-cell>
          <table:table-cell office:value-type="float" office:value="0.0855886489" calcext:value-type="float">
            <text:p>0.0855886489</text:p>
          </table:table-cell>
          <table:table-cell office:value-type="float" office:value="0.0888103023" calcext:value-type="float">
            <text:p>0.0888103023</text:p>
          </table:table-cell>
          <table:table-cell office:value-type="float" office:value="0.0897714645" calcext:value-type="float">
            <text:p>0.0897714645</text:p>
          </table:table-cell>
          <table:table-cell office:value-type="float" office:value="0.0931605399" calcext:value-type="float">
            <text:p>0.0931605399</text:p>
          </table:table-cell>
          <table:table-cell office:value-type="float" office:value="0.0895053521" calcext:value-type="float">
            <text:p>0.0895053521</text:p>
          </table:table-cell>
          <table:table-cell office:value-type="float" office:value="0.0892058387" calcext:value-type="float">
            <text:p>0.0892058387</text:p>
          </table:table-cell>
          <table:table-cell office:value-type="float" office:value="0.0902265757" calcext:value-type="float">
            <text:p>0.0902265757</text:p>
          </table:table-cell>
          <table:table-cell office:value-type="float" office:value="0.0836812481" calcext:value-type="float">
            <text:p>0.0836812481</text:p>
          </table:table-cell>
          <table:table-cell office:value-type="float" office:value="0.0779973418" calcext:value-type="float">
            <text:p>0.0779973418</text:p>
          </table:table-cell>
          <table:table-cell office:value-type="float" office:value="0.0817939192" calcext:value-type="float">
            <text:p>0.0817939192</text:p>
          </table:table-cell>
          <table:table-cell office:value-type="float" office:value="0.0832969621" calcext:value-type="float">
            <text:p>0.0832969621</text:p>
          </table:table-cell>
          <table:table-cell office:value-type="float" office:value="0.0810720026" calcext:value-type="float">
            <text:p>0.0810720026</text:p>
          </table:table-cell>
          <table:table-cell office:value-type="float" office:value="0.0932222977" calcext:value-type="float">
            <text:p>0.0932222977</text:p>
          </table:table-cell>
          <table:table-cell office:value-type="float" office:value="0.0785759985" calcext:value-type="float">
            <text:p>0.0785759985</text:p>
          </table:table-cell>
          <table:table-cell office:value-type="float" office:value="0.0756884664" calcext:value-type="float">
            <text:p>0.0756884664</text:p>
          </table:table-cell>
          <table:table-cell office:value-type="float" office:value="0.0756207034" calcext:value-type="float">
            <text:p>0.0756207034</text:p>
          </table:table-cell>
          <table:table-cell office:value-type="float" office:value="0.0748074874" calcext:value-type="float">
            <text:p>0.0748074874</text:p>
          </table:table-cell>
          <table:table-cell office:value-type="float" office:value="0.0802054554" calcext:value-type="float">
            <text:p>0.0802054554</text:p>
          </table:table-cell>
          <table:table-cell office:value-type="float" office:value="0.0810676813" calcext:value-type="float">
            <text:p>0.0810676813</text:p>
          </table:table-cell>
          <table:table-cell office:value-type="float" office:value="0.080238454" calcext:value-type="float">
            <text:p>0.080238454</text:p>
          </table:table-cell>
          <table:table-cell office:value-type="float" office:value="0.0943142772" calcext:value-type="float">
            <text:p>0.0943142772</text:p>
          </table:table-cell>
          <table:table-cell office:value-type="float" office:value="0.1041725054" calcext:value-type="float">
            <text:p>0.1041725054</text:p>
          </table:table-cell>
          <table:table-cell office:value-type="float" office:value="0.1001603901" calcext:value-type="float">
            <text:p>0.1001603901</text:p>
          </table:table-cell>
          <table:table-cell office:value-type="float" office:value="0.0985787958" calcext:value-type="float">
            <text:p>0.0985787958</text:p>
          </table:table-cell>
          <table:table-cell office:value-type="float" office:value="0.1299950927" calcext:value-type="float">
            <text:p>0.1299950927</text:p>
          </table:table-cell>
          <table:table-cell office:value-type="float" office:value="0.1023345441" calcext:value-type="float">
            <text:p>0.1023345441</text:p>
          </table:table-cell>
          <table:table-cell office:value-type="float" office:value="0.1259873062" calcext:value-type="float">
            <text:p>0.1259873062</text:p>
          </table:table-cell>
          <table:table-cell office:value-type="float" office:value="0.1195968837" calcext:value-type="float">
            <text:p>0.1195968837</text:p>
          </table:table-cell>
          <table:table-cell office:value-type="float" office:value="0.1077824235" calcext:value-type="float">
            <text:p>0.1077824235</text:p>
          </table:table-cell>
          <table:table-cell office:value-type="float" office:value="0.1009885073" calcext:value-type="float">
            <text:p>0.1009885073</text:p>
          </table:table-cell>
          <table:table-cell office:value-type="float" office:value="0.1108498722" calcext:value-type="float">
            <text:p>0.1108498722</text:p>
          </table:table-cell>
          <table:table-cell office:value-type="float" office:value="0.107735835" calcext:value-type="float">
            <text:p>0.107735835</text:p>
          </table:table-cell>
          <table:table-cell office:value-type="float" office:value="0.1090800464" calcext:value-type="float">
            <text:p>0.1090800464</text:p>
          </table:table-cell>
          <table:table-cell office:value-type="float" office:value="0.1180971265" calcext:value-type="float">
            <text:p>0.1180971265</text:p>
          </table:table-cell>
          <table:table-cell office:value-type="float" office:value="0.1345056742" calcext:value-type="float">
            <text:p>0.1345056742</text:p>
          </table:table-cell>
          <table:table-cell office:value-type="float" office:value="0.1368803382" calcext:value-type="float">
            <text:p>0.1368803382</text:p>
          </table:table-cell>
          <table:table-cell office:value-type="float" office:value="0.1574752182" calcext:value-type="float">
            <text:p>0.1574752182</text:p>
          </table:table-cell>
          <table:table-cell office:value-type="float" office:value="0.1676706076" calcext:value-type="float">
            <text:p>0.1676706076</text:p>
          </table:table-cell>
          <table:table-cell office:value-type="float" office:value="0.166943267" calcext:value-type="float">
            <text:p>0.166943267</text:p>
          </table:table-cell>
          <table:table-cell office:value-type="float" office:value="0.140229553" calcext:value-type="float">
            <text:p>0.140229553</text:p>
          </table:table-cell>
          <table:table-cell office:value-type="float" office:value="0.1352127492" calcext:value-type="float">
            <text:p>0.1352127492</text:p>
          </table:table-cell>
          <table:table-cell office:value-type="float" office:value="0.1402847022" calcext:value-type="float">
            <text:p>0.1402847022</text:p>
          </table:table-cell>
          <table:table-cell office:value-type="float" office:value="0.1565229744" calcext:value-type="float">
            <text:p>0.1565229744</text:p>
          </table:table-cell>
          <table:table-cell office:value-type="float" office:value="0.1710638702" calcext:value-type="float">
            <text:p>0.1710638702</text:p>
          </table:table-cell>
          <table:table-cell office:value-type="float" office:value="0.176359117" calcext:value-type="float">
            <text:p>0.176359117</text:p>
          </table:table-cell>
          <table:table-cell office:value-type="float" office:value="0.1716118306" calcext:value-type="float">
            <text:p>0.1716118306</text:p>
          </table:table-cell>
          <table:table-cell office:value-type="float" office:value="0.1554206014" calcext:value-type="float">
            <text:p>0.1554206014</text:p>
          </table:table-cell>
          <table:table-cell office:value-type="float" office:value="0.1353422701" calcext:value-type="float">
            <text:p>0.1353422701</text:p>
          </table:table-cell>
          <table:table-cell office:value-type="float" office:value="0.1585806757" calcext:value-type="float">
            <text:p>0.1585806757</text:p>
          </table:table-cell>
          <table:table-cell office:value-type="float" office:value="0.1526634693" calcext:value-type="float">
            <text:p>0.1526634693</text:p>
          </table:table-cell>
          <table:table-cell office:value-type="float" office:value="0.1667515188" calcext:value-type="float">
            <text:p>0.1667515188</text:p>
          </table:table-cell>
          <table:table-cell office:value-type="float" office:value="0.1492736191" calcext:value-type="float">
            <text:p>0.1492736191</text:p>
          </table:table-cell>
          <table:table-cell office:value-type="float" office:value="0.1583160907" calcext:value-type="float">
            <text:p>0.1583160907</text:p>
          </table:table-cell>
          <table:table-cell table:number-columns-repeated="957"/>
        </table:table-row>
        <table:table-row table:style-name="ro2">
          <table:table-cell office:value-type="string" calcext:value-type="string">
            <text:p><text:s/>Washington</text:p>
          </table:table-cell>
          <table:table-cell office:value-type="string" calcext:value-type="string">
            <text:p>p99p100</text:p>
          </table:table-cell>
          <table:table-cell office:value-type="float" office:value="0.1086384803" calcext:value-type="float">
            <text:p>0.1086384803</text:p>
          </table:table-cell>
          <table:table-cell office:value-type="float" office:value="0.1054837257" calcext:value-type="float">
            <text:p>0.1054837257</text:p>
          </table:table-cell>
          <table:table-cell office:value-type="float" office:value="0.0913934708" calcext:value-type="float">
            <text:p>0.0913934708</text:p>
          </table:table-cell>
          <table:table-cell office:value-type="float" office:value="0.0834952667" calcext:value-type="float">
            <text:p>0.0834952667</text:p>
          </table:table-cell>
          <table:table-cell office:value-type="float" office:value="0.085224621" calcext:value-type="float">
            <text:p>0.085224621</text:p>
          </table:table-cell>
          <table:table-cell office:value-type="float" office:value="0.0915409178" calcext:value-type="float">
            <text:p>0.0915409178</text:p>
          </table:table-cell>
          <table:table-cell office:value-type="float" office:value="0.0858330801" calcext:value-type="float">
            <text:p>0.0858330801</text:p>
          </table:table-cell>
          <table:table-cell office:value-type="float" office:value="0.0837082863" calcext:value-type="float">
            <text:p>0.0837082863</text:p>
          </table:table-cell>
          <table:table-cell office:value-type="float" office:value="0.0886911228" calcext:value-type="float">
            <text:p>0.0886911228</text:p>
          </table:table-cell>
          <table:table-cell office:value-type="float" office:value="0.0877818018" calcext:value-type="float">
            <text:p>0.0877818018</text:p>
          </table:table-cell>
          <table:table-cell office:value-type="float" office:value="0.0796867535" calcext:value-type="float">
            <text:p>0.0796867535</text:p>
          </table:table-cell>
          <table:table-cell office:value-type="float" office:value="0.0846974924" calcext:value-type="float">
            <text:p>0.0846974924</text:p>
          </table:table-cell>
          <table:table-cell office:value-type="float" office:value="0.079962045" calcext:value-type="float">
            <text:p>0.079962045</text:p>
          </table:table-cell>
          <table:table-cell office:value-type="float" office:value="0.082032457" calcext:value-type="float">
            <text:p>0.082032457</text:p>
          </table:table-cell>
          <table:table-cell office:value-type="float" office:value="0.0897091702" calcext:value-type="float">
            <text:p>0.0897091702</text:p>
          </table:table-cell>
          <table:table-cell office:value-type="float" office:value="0.0892754793" calcext:value-type="float">
            <text:p>0.0892754793</text:p>
          </table:table-cell>
          <table:table-cell office:value-type="float" office:value="0.0844385475" calcext:value-type="float">
            <text:p>0.0844385475</text:p>
          </table:table-cell>
          <table:table-cell office:value-type="float" office:value="0.0876782909" calcext:value-type="float">
            <text:p>0.0876782909</text:p>
          </table:table-cell>
          <table:table-cell office:value-type="float" office:value="0.0897622854" calcext:value-type="float">
            <text:p>0.0897622854</text:p>
          </table:table-cell>
          <table:table-cell office:value-type="float" office:value="0.0829588994" calcext:value-type="float">
            <text:p>0.0829588994</text:p>
          </table:table-cell>
          <table:table-cell office:value-type="float" office:value="0.074894622" calcext:value-type="float">
            <text:p>0.074894622</text:p>
          </table:table-cell>
          <table:table-cell office:value-type="float" office:value="0.0804964975" calcext:value-type="float">
            <text:p>0.0804964975</text:p>
          </table:table-cell>
          <table:table-cell office:value-type="float" office:value="0.0827352181" calcext:value-type="float">
            <text:p>0.0827352181</text:p>
          </table:table-cell>
          <table:table-cell office:value-type="float" office:value="0.0850450024" calcext:value-type="float">
            <text:p>0.0850450024</text:p>
          </table:table-cell>
          <table:table-cell office:value-type="float" office:value="0.0872055441" calcext:value-type="float">
            <text:p>0.0872055441</text:p>
          </table:table-cell>
          <table:table-cell office:value-type="float" office:value="0.0808415487" calcext:value-type="float">
            <text:p>0.0808415487</text:p>
          </table:table-cell>
          <table:table-cell office:value-type="float" office:value="0.0791012868" calcext:value-type="float">
            <text:p>0.0791012868</text:p>
          </table:table-cell>
          <table:table-cell office:value-type="float" office:value="0.0806065574" calcext:value-type="float">
            <text:p>0.0806065574</text:p>
          </table:table-cell>
          <table:table-cell office:value-type="float" office:value="0.0803268328" calcext:value-type="float">
            <text:p>0.0803268328</text:p>
          </table:table-cell>
          <table:table-cell office:value-type="float" office:value="0.0834674537" calcext:value-type="float">
            <text:p>0.0834674537</text:p>
          </table:table-cell>
          <table:table-cell office:value-type="float" office:value="0.0844654664" calcext:value-type="float">
            <text:p>0.0844654664</text:p>
          </table:table-cell>
          <table:table-cell office:value-type="float" office:value="0.0791587681" calcext:value-type="float">
            <text:p>0.0791587681</text:p>
          </table:table-cell>
          <table:table-cell office:value-type="float" office:value="0.0898471326" calcext:value-type="float">
            <text:p>0.0898471326</text:p>
          </table:table-cell>
          <table:table-cell office:value-type="float" office:value="0.1011689827" calcext:value-type="float">
            <text:p>0.1011689827</text:p>
          </table:table-cell>
          <table:table-cell office:value-type="float" office:value="0.0952159613" calcext:value-type="float">
            <text:p>0.0952159613</text:p>
          </table:table-cell>
          <table:table-cell office:value-type="float" office:value="0.0910958946" calcext:value-type="float">
            <text:p>0.0910958946</text:p>
          </table:table-cell>
          <table:table-cell office:value-type="float" office:value="0.1229488775" calcext:value-type="float">
            <text:p>0.1229488775</text:p>
          </table:table-cell>
          <table:table-cell office:value-type="float" office:value="0.0998526514" calcext:value-type="float">
            <text:p>0.0998526514</text:p>
          </table:table-cell>
          <table:table-cell office:value-type="float" office:value="0.1268724203" calcext:value-type="float">
            <text:p>0.1268724203</text:p>
          </table:table-cell>
          <table:table-cell office:value-type="float" office:value="0.1242866591" calcext:value-type="float">
            <text:p>0.1242866591</text:p>
          </table:table-cell>
          <table:table-cell office:value-type="float" office:value="0.1368749887" calcext:value-type="float">
            <text:p>0.1368749887</text:p>
          </table:table-cell>
          <table:table-cell office:value-type="float" office:value="0.1281574667" calcext:value-type="float">
            <text:p>0.1281574667</text:p>
          </table:table-cell>
          <table:table-cell office:value-type="float" office:value="0.1422963887" calcext:value-type="float">
            <text:p>0.1422963887</text:p>
          </table:table-cell>
          <table:table-cell office:value-type="float" office:value="0.1274588406" calcext:value-type="float">
            <text:p>0.1274588406</text:p>
          </table:table-cell>
          <table:table-cell office:value-type="float" office:value="0.1326511204" calcext:value-type="float">
            <text:p>0.1326511204</text:p>
          </table:table-cell>
          <table:table-cell office:value-type="float" office:value="0.1437128037" calcext:value-type="float">
            <text:p>0.1437128037</text:p>
          </table:table-cell>
          <table:table-cell office:value-type="float" office:value="0.1593928337" calcext:value-type="float">
            <text:p>0.1593928337</text:p>
          </table:table-cell>
          <table:table-cell office:value-type="float" office:value="0.1769200414" calcext:value-type="float">
            <text:p>0.1769200414</text:p>
          </table:table-cell>
          <table:table-cell office:value-type="float" office:value="0.2182799429" calcext:value-type="float">
            <text:p>0.2182799429</text:p>
          </table:table-cell>
          <table:table-cell office:value-type="float" office:value="0.2677636445" calcext:value-type="float">
            <text:p>0.2677636445</text:p>
          </table:table-cell>
          <table:table-cell office:value-type="float" office:value="0.2441600859" calcext:value-type="float">
            <text:p>0.2441600859</text:p>
          </table:table-cell>
          <table:table-cell office:value-type="float" office:value="0.1742520183" calcext:value-type="float">
            <text:p>0.1742520183</text:p>
          </table:table-cell>
          <table:table-cell office:value-type="float" office:value="0.1636435688" calcext:value-type="float">
            <text:p>0.1636435688</text:p>
          </table:table-cell>
          <table:table-cell office:value-type="float" office:value="0.1668685377" calcext:value-type="float">
            <text:p>0.1668685377</text:p>
          </table:table-cell>
          <table:table-cell office:value-type="float" office:value="0.1797505617" calcext:value-type="float">
            <text:p>0.1797505617</text:p>
          </table:table-cell>
          <table:table-cell office:value-type="float" office:value="0.1966709048" calcext:value-type="float">
            <text:p>0.1966709048</text:p>
          </table:table-cell>
          <table:table-cell office:value-type="float" office:value="0.2084638774" calcext:value-type="float">
            <text:p>0.2084638774</text:p>
          </table:table-cell>
          <table:table-cell office:value-type="float" office:value="0.2203733772" calcext:value-type="float">
            <text:p>0.2203733772</text:p>
          </table:table-cell>
          <table:table-cell office:value-type="float" office:value="0.1809367537" calcext:value-type="float">
            <text:p>0.1809367537</text:p>
          </table:table-cell>
          <table:table-cell office:value-type="float" office:value="0.1537476331" calcext:value-type="float">
            <text:p>0.1537476331</text:p>
          </table:table-cell>
          <table:table-cell office:value-type="float" office:value="0.1657797247" calcext:value-type="float">
            <text:p>0.1657797247</text:p>
          </table:table-cell>
          <table:table-cell office:value-type="float" office:value="0.1733075678" calcext:value-type="float">
            <text:p>0.1733075678</text:p>
          </table:table-cell>
          <table:table-cell office:value-type="float" office:value="0.2066319585" calcext:value-type="float">
            <text:p>0.2066319585</text:p>
          </table:table-cell>
          <table:table-cell office:value-type="float" office:value="0.175787732" calcext:value-type="float">
            <text:p>0.175787732</text:p>
          </table:table-cell>
          <table:table-cell office:value-type="float" office:value="0.1976666898" calcext:value-type="float">
            <text:p>0.1976666898</text:p>
          </table:table-cell>
          <table:table-cell table:number-columns-repeated="957"/>
        </table:table-row>
        <table:table-row table:style-name="ro2">
          <table:table-cell office:value-type="string" calcext:value-type="string">
            <text:p><text:s/>Washington D.C.</text:p>
          </table:table-cell>
          <table:table-cell office:value-type="string" calcext:value-type="string">
            <text:p>p99p100</text:p>
          </table:table-cell>
          <table:table-cell office:value-type="float" office:value="0.1091818064" calcext:value-type="float">
            <text:p>0.1091818064</text:p>
          </table:table-cell>
          <table:table-cell office:value-type="float" office:value="0.1039687693" calcext:value-type="float">
            <text:p>0.1039687693</text:p>
          </table:table-cell>
          <table:table-cell office:value-type="float" office:value="0.0950095654" calcext:value-type="float">
            <text:p>0.0950095654</text:p>
          </table:table-cell>
          <table:table-cell office:value-type="float" office:value="0.0937302411" calcext:value-type="float">
            <text:p>0.0937302411</text:p>
          </table:table-cell>
          <table:table-cell office:value-type="float" office:value="0.1081656143" calcext:value-type="float">
            <text:p>0.1081656143</text:p>
          </table:table-cell>
          <table:table-cell office:value-type="float" office:value="0.1144979969" calcext:value-type="float">
            <text:p>0.1144979969</text:p>
          </table:table-cell>
          <table:table-cell office:value-type="float" office:value="0.1134771854" calcext:value-type="float">
            <text:p>0.1134771854</text:p>
          </table:table-cell>
          <table:table-cell office:value-type="float" office:value="0.1061020643" calcext:value-type="float">
            <text:p>0.1061020643</text:p>
          </table:table-cell>
          <table:table-cell office:value-type="float" office:value="0.1055917814" calcext:value-type="float">
            <text:p>0.1055917814</text:p>
          </table:table-cell>
          <table:table-cell office:value-type="float" office:value="0.1394645721" calcext:value-type="float">
            <text:p>0.1394645721</text:p>
          </table:table-cell>
          <table:table-cell office:value-type="float" office:value="0.1186810881" calcext:value-type="float">
            <text:p>0.1186810881</text:p>
          </table:table-cell>
          <table:table-cell office:value-type="float" office:value="0.1303067505" calcext:value-type="float">
            <text:p>0.1303067505</text:p>
          </table:table-cell>
          <table:table-cell office:value-type="float" office:value="0.1192566901" calcext:value-type="float">
            <text:p>0.1192566901</text:p>
          </table:table-cell>
          <table:table-cell office:value-type="float" office:value="0.1155011877" calcext:value-type="float">
            <text:p>0.1155011877</text:p>
          </table:table-cell>
          <table:table-cell office:value-type="float" office:value="0.123777315" calcext:value-type="float">
            <text:p>0.123777315</text:p>
          </table:table-cell>
          <table:table-cell office:value-type="float" office:value="0.1140075698" calcext:value-type="float">
            <text:p>0.1140075698</text:p>
          </table:table-cell>
          <table:table-cell office:value-type="float" office:value="0.1117380112" calcext:value-type="float">
            <text:p>0.1117380112</text:p>
          </table:table-cell>
          <table:table-cell office:value-type="float" office:value="0.1070630178" calcext:value-type="float">
            <text:p>0.1070630178</text:p>
          </table:table-cell>
          <table:table-cell office:value-type="float" office:value="0.1101818904" calcext:value-type="float">
            <text:p>0.1101818904</text:p>
          </table:table-cell>
          <table:table-cell office:value-type="float" office:value="0.1123355031" calcext:value-type="float">
            <text:p>0.1123355031</text:p>
          </table:table-cell>
          <table:table-cell office:value-type="float" office:value="0.1031860411" calcext:value-type="float">
            <text:p>0.1031860411</text:p>
          </table:table-cell>
          <table:table-cell office:value-type="float" office:value="0.1038833261" calcext:value-type="float">
            <text:p>0.1038833261</text:p>
          </table:table-cell>
          <table:table-cell office:value-type="float" office:value="0.1044829041" calcext:value-type="float">
            <text:p>0.1044829041</text:p>
          </table:table-cell>
          <table:table-cell office:value-type="float" office:value="0.0967463627" calcext:value-type="float">
            <text:p>0.0967463627</text:p>
          </table:table-cell>
          <table:table-cell office:value-type="float" office:value="0.1091926172" calcext:value-type="float">
            <text:p>0.1091926172</text:p>
          </table:table-cell>
          <table:table-cell office:value-type="float" office:value="0.090456374" calcext:value-type="float">
            <text:p>0.090456374</text:p>
          </table:table-cell>
          <table:table-cell office:value-type="float" office:value="0.0935579091" calcext:value-type="float">
            <text:p>0.0935579091</text:p>
          </table:table-cell>
          <table:table-cell office:value-type="float" office:value="0.0955179259" calcext:value-type="float">
            <text:p>0.0955179259</text:p>
          </table:table-cell>
          <table:table-cell office:value-type="float" office:value="0.1070345789" calcext:value-type="float">
            <text:p>0.1070345789</text:p>
          </table:table-cell>
          <table:table-cell office:value-type="float" office:value="0.1289003938" calcext:value-type="float">
            <text:p>0.1289003938</text:p>
          </table:table-cell>
          <table:table-cell office:value-type="float" office:value="0.1406364888" calcext:value-type="float">
            <text:p>0.1406364888</text:p>
          </table:table-cell>
          <table:table-cell office:value-type="float" office:value="0.1352462918" calcext:value-type="float">
            <text:p>0.1352462918</text:p>
          </table:table-cell>
          <table:table-cell office:value-type="float" office:value="0.1393209845" calcext:value-type="float">
            <text:p>0.1393209845</text:p>
          </table:table-cell>
          <table:table-cell office:value-type="float" office:value="0.1396041214" calcext:value-type="float">
            <text:p>0.1396041214</text:p>
          </table:table-cell>
          <table:table-cell office:value-type="float" office:value="0.1708580405" calcext:value-type="float">
            <text:p>0.1708580405</text:p>
          </table:table-cell>
          <table:table-cell office:value-type="float" office:value="0.205040738" calcext:value-type="float">
            <text:p>0.205040738</text:p>
          </table:table-cell>
          <table:table-cell office:value-type="float" office:value="0.2402380705" calcext:value-type="float">
            <text:p>0.2402380705</text:p>
          </table:table-cell>
          <table:table-cell office:value-type="float" office:value="0.1797865778" calcext:value-type="float">
            <text:p>0.1797865778</text:p>
          </table:table-cell>
          <table:table-cell office:value-type="float" office:value="0.2075076252" calcext:value-type="float">
            <text:p>0.2075076252</text:p>
          </table:table-cell>
          <table:table-cell office:value-type="float" office:value="0.1988730729" calcext:value-type="float">
            <text:p>0.1988730729</text:p>
          </table:table-cell>
          <table:table-cell office:value-type="float" office:value="0.1637618542" calcext:value-type="float">
            <text:p>0.1637618542</text:p>
          </table:table-cell>
          <table:table-cell office:value-type="float" office:value="0.1499372721" calcext:value-type="float">
            <text:p>0.1499372721</text:p>
          </table:table-cell>
          <table:table-cell office:value-type="float" office:value="0.1593413651" calcext:value-type="float">
            <text:p>0.1593413651</text:p>
          </table:table-cell>
          <table:table-cell office:value-type="float" office:value="0.1528945267" calcext:value-type="float">
            <text:p>0.1528945267</text:p>
          </table:table-cell>
          <table:table-cell office:value-type="float" office:value="0.1702109426" calcext:value-type="float">
            <text:p>0.1702109426</text:p>
          </table:table-cell>
          <table:table-cell office:value-type="float" office:value="0.1591049582" calcext:value-type="float">
            <text:p>0.1591049582</text:p>
          </table:table-cell>
          <table:table-cell office:value-type="float" office:value="0.184418872" calcext:value-type="float">
            <text:p>0.184418872</text:p>
          </table:table-cell>
          <table:table-cell office:value-type="float" office:value="0.1619734466" calcext:value-type="float">
            <text:p>0.1619734466</text:p>
          </table:table-cell>
          <table:table-cell office:value-type="float" office:value="0.2355467379" calcext:value-type="float">
            <text:p>0.2355467379</text:p>
          </table:table-cell>
          <table:table-cell office:value-type="float" office:value="0.1724684387" calcext:value-type="float">
            <text:p>0.1724684387</text:p>
          </table:table-cell>
          <table:table-cell office:value-type="float" office:value="0.2757772803" calcext:value-type="float">
            <text:p>0.2757772803</text:p>
          </table:table-cell>
          <table:table-cell office:value-type="float" office:value="0.2163135558" calcext:value-type="float">
            <text:p>0.2163135558</text:p>
          </table:table-cell>
          <table:table-cell office:value-type="float" office:value="0.1935147941" calcext:value-type="float">
            <text:p>0.1935147941</text:p>
          </table:table-cell>
          <table:table-cell office:value-type="float" office:value="0.2147864997" calcext:value-type="float">
            <text:p>0.2147864997</text:p>
          </table:table-cell>
          <table:table-cell office:value-type="float" office:value="0.222652778" calcext:value-type="float">
            <text:p>0.222652778</text:p>
          </table:table-cell>
          <table:table-cell office:value-type="float" office:value="0.2392204553" calcext:value-type="float">
            <text:p>0.2392204553</text:p>
          </table:table-cell>
          <table:table-cell office:value-type="float" office:value="0.2375227958" calcext:value-type="float">
            <text:p>0.2375227958</text:p>
          </table:table-cell>
          <table:table-cell office:value-type="float" office:value="0.2500292659" calcext:value-type="float">
            <text:p>0.2500292659</text:p>
          </table:table-cell>
          <table:table-cell office:value-type="float" office:value="0.1979982704" calcext:value-type="float">
            <text:p>0.1979982704</text:p>
          </table:table-cell>
          <table:table-cell office:value-type="float" office:value="0.2012945563" calcext:value-type="float">
            <text:p>0.2012945563</text:p>
          </table:table-cell>
          <table:table-cell office:value-type="float" office:value="0.1932452619" calcext:value-type="float">
            <text:p>0.1932452619</text:p>
          </table:table-cell>
          <table:table-cell office:value-type="float" office:value="0.1887505352" calcext:value-type="float">
            <text:p>0.1887505352</text:p>
          </table:table-cell>
          <table:table-cell office:value-type="float" office:value="0.2385213673" calcext:value-type="float">
            <text:p>0.2385213673</text:p>
          </table:table-cell>
          <table:table-cell office:value-type="float" office:value="0.2209370583" calcext:value-type="float">
            <text:p>0.2209370583</text:p>
          </table:table-cell>
          <table:table-cell office:value-type="float" office:value="0.226853475" calcext:value-type="float">
            <text:p>0.226853475</text:p>
          </table:table-cell>
          <table:table-cell table:number-columns-repeated="957"/>
        </table:table-row>
        <table:table-row table:style-name="ro2">
          <table:table-cell office:value-type="string" calcext:value-type="string">
            <text:p><text:s/>West Virginia</text:p>
          </table:table-cell>
          <table:table-cell office:value-type="string" calcext:value-type="string">
            <text:p>p99p100</text:p>
          </table:table-cell>
          <table:table-cell office:value-type="float" office:value="0.1042447239" calcext:value-type="float">
            <text:p>0.1042447239</text:p>
          </table:table-cell>
          <table:table-cell office:value-type="float" office:value="0.0969687551" calcext:value-type="float">
            <text:p>0.0969687551</text:p>
          </table:table-cell>
          <table:table-cell office:value-type="float" office:value="0.0975753665" calcext:value-type="float">
            <text:p>0.0975753665</text:p>
          </table:table-cell>
          <table:table-cell office:value-type="float" office:value="0.0821018443" calcext:value-type="float">
            <text:p>0.0821018443</text:p>
          </table:table-cell>
          <table:table-cell office:value-type="float" office:value="0.1006686762" calcext:value-type="float">
            <text:p>0.1006686762</text:p>
          </table:table-cell>
          <table:table-cell office:value-type="float" office:value="0.0991246626" calcext:value-type="float">
            <text:p>0.0991246626</text:p>
          </table:table-cell>
          <table:table-cell office:value-type="float" office:value="0.0986436978" calcext:value-type="float">
            <text:p>0.0986436978</text:p>
          </table:table-cell>
          <table:table-cell office:value-type="float" office:value="0.0941247419" calcext:value-type="float">
            <text:p>0.0941247419</text:p>
          </table:table-cell>
          <table:table-cell office:value-type="float" office:value="0.0951894" calcext:value-type="float">
            <text:p>0.0951894</text:p>
          </table:table-cell>
          <table:table-cell office:value-type="float" office:value="0.091322124" calcext:value-type="float">
            <text:p>0.091322124</text:p>
          </table:table-cell>
          <table:table-cell office:value-type="float" office:value="0.0879226848" calcext:value-type="float">
            <text:p>0.0879226848</text:p>
          </table:table-cell>
          <table:table-cell office:value-type="float" office:value="0.088230893" calcext:value-type="float">
            <text:p>0.088230893</text:p>
          </table:table-cell>
          <table:table-cell office:value-type="float" office:value="0.0883507356" calcext:value-type="float">
            <text:p>0.0883507356</text:p>
          </table:table-cell>
          <table:table-cell office:value-type="float" office:value="0.0918205529" calcext:value-type="float">
            <text:p>0.0918205529</text:p>
          </table:table-cell>
          <table:table-cell office:value-type="float" office:value="0.0973874032" calcext:value-type="float">
            <text:p>0.0973874032</text:p>
          </table:table-cell>
          <table:table-cell office:value-type="float" office:value="0.1029140428" calcext:value-type="float">
            <text:p>0.1029140428</text:p>
          </table:table-cell>
          <table:table-cell office:value-type="float" office:value="0.0953913257" calcext:value-type="float">
            <text:p>0.0953913257</text:p>
          </table:table-cell>
          <table:table-cell office:value-type="float" office:value="0.0942144319" calcext:value-type="float">
            <text:p>0.0942144319</text:p>
          </table:table-cell>
          <table:table-cell office:value-type="float" office:value="0.0990940034" calcext:value-type="float">
            <text:p>0.0990940034</text:p>
          </table:table-cell>
          <table:table-cell office:value-type="float" office:value="0.0960336551" calcext:value-type="float">
            <text:p>0.0960336551</text:p>
          </table:table-cell>
          <table:table-cell office:value-type="float" office:value="0.0919111967" calcext:value-type="float">
            <text:p>0.0919111967</text:p>
          </table:table-cell>
          <table:table-cell office:value-type="float" office:value="0.0956359059" calcext:value-type="float">
            <text:p>0.0956359059</text:p>
          </table:table-cell>
          <table:table-cell office:value-type="float" office:value="0.0935745388" calcext:value-type="float">
            <text:p>0.0935745388</text:p>
          </table:table-cell>
          <table:table-cell office:value-type="float" office:value="0.0966309234" calcext:value-type="float">
            <text:p>0.0966309234</text:p>
          </table:table-cell>
          <table:table-cell office:value-type="float" office:value="0.0936418772" calcext:value-type="float">
            <text:p>0.0936418772</text:p>
          </table:table-cell>
          <table:table-cell office:value-type="float" office:value="0.0993364155" calcext:value-type="float">
            <text:p>0.0993364155</text:p>
          </table:table-cell>
          <table:table-cell office:value-type="float" office:value="0.0975015536" calcext:value-type="float">
            <text:p>0.0975015536</text:p>
          </table:table-cell>
          <table:table-cell office:value-type="float" office:value="0.0948141441" calcext:value-type="float">
            <text:p>0.0948141441</text:p>
          </table:table-cell>
          <table:table-cell office:value-type="float" office:value="0.0873226002" calcext:value-type="float">
            <text:p>0.0873226002</text:p>
          </table:table-cell>
          <table:table-cell office:value-type="float" office:value="0.0928763822" calcext:value-type="float">
            <text:p>0.0928763822</text:p>
          </table:table-cell>
          <table:table-cell office:value-type="float" office:value="0.0935205966" calcext:value-type="float">
            <text:p>0.0935205966</text:p>
          </table:table-cell>
          <table:table-cell office:value-type="float" office:value="0.0981074944" calcext:value-type="float">
            <text:p>0.0981074944</text:p>
          </table:table-cell>
          <table:table-cell office:value-type="float" office:value="0.1081029922" calcext:value-type="float">
            <text:p>0.1081029922</text:p>
          </table:table-cell>
          <table:table-cell office:value-type="float" office:value="0.1214269102" calcext:value-type="float">
            <text:p>0.1214269102</text:p>
          </table:table-cell>
          <table:table-cell office:value-type="float" office:value="0.1140940562" calcext:value-type="float">
            <text:p>0.1140940562</text:p>
          </table:table-cell>
          <table:table-cell office:value-type="float" office:value="0.1091525778" calcext:value-type="float">
            <text:p>0.1091525778</text:p>
          </table:table-cell>
          <table:table-cell office:value-type="float" office:value="0.1415201873" calcext:value-type="float">
            <text:p>0.1415201873</text:p>
          </table:table-cell>
          <table:table-cell office:value-type="float" office:value="0.1083355621" calcext:value-type="float">
            <text:p>0.1083355621</text:p>
          </table:table-cell>
          <table:table-cell office:value-type="float" office:value="0.1255784929" calcext:value-type="float">
            <text:p>0.1255784929</text:p>
          </table:table-cell>
          <table:table-cell office:value-type="float" office:value="0.12048354" calcext:value-type="float">
            <text:p>0.12048354</text:p>
          </table:table-cell>
          <table:table-cell office:value-type="float" office:value="0.1165143177" calcext:value-type="float">
            <text:p>0.1165143177</text:p>
          </table:table-cell>
          <table:table-cell office:value-type="float" office:value="0.1126284078" calcext:value-type="float">
            <text:p>0.1126284078</text:p>
          </table:table-cell>
          <table:table-cell office:value-type="float" office:value="0.1205651015" calcext:value-type="float">
            <text:p>0.1205651015</text:p>
          </table:table-cell>
          <table:table-cell office:value-type="float" office:value="0.1178771704" calcext:value-type="float">
            <text:p>0.1178771704</text:p>
          </table:table-cell>
          <table:table-cell office:value-type="float" office:value="0.1173573509" calcext:value-type="float">
            <text:p>0.1173573509</text:p>
          </table:table-cell>
          <table:table-cell office:value-type="float" office:value="0.1243850067" calcext:value-type="float">
            <text:p>0.1243850067</text:p>
          </table:table-cell>
          <table:table-cell office:value-type="float" office:value="0.124873966" calcext:value-type="float">
            <text:p>0.124873966</text:p>
          </table:table-cell>
          <table:table-cell office:value-type="float" office:value="0.1287281215" calcext:value-type="float">
            <text:p>0.1287281215</text:p>
          </table:table-cell>
          <table:table-cell office:value-type="float" office:value="0.1293262392" calcext:value-type="float">
            <text:p>0.1293262392</text:p>
          </table:table-cell>
          <table:table-cell office:value-type="float" office:value="0.1272209883" calcext:value-type="float">
            <text:p>0.1272209883</text:p>
          </table:table-cell>
          <table:table-cell office:value-type="float" office:value="0.1269214898" calcext:value-type="float">
            <text:p>0.1269214898</text:p>
          </table:table-cell>
          <table:table-cell office:value-type="float" office:value="0.1294582784" calcext:value-type="float">
            <text:p>0.1294582784</text:p>
          </table:table-cell>
          <table:table-cell office:value-type="float" office:value="0.1231121346" calcext:value-type="float">
            <text:p>0.1231121346</text:p>
          </table:table-cell>
          <table:table-cell office:value-type="float" office:value="0.1265702695" calcext:value-type="float">
            <text:p>0.1265702695</text:p>
          </table:table-cell>
          <table:table-cell office:value-type="float" office:value="0.1318905503" calcext:value-type="float">
            <text:p>0.1318905503</text:p>
          </table:table-cell>
          <table:table-cell office:value-type="float" office:value="0.151181668" calcext:value-type="float">
            <text:p>0.151181668</text:p>
          </table:table-cell>
          <table:table-cell office:value-type="float" office:value="0.1429964453" calcext:value-type="float">
            <text:p>0.1429964453</text:p>
          </table:table-cell>
          <table:table-cell office:value-type="float" office:value="0.1540586948" calcext:value-type="float">
            <text:p>0.1540586948</text:p>
          </table:table-cell>
          <table:table-cell office:value-type="float" office:value="0.1531908512" calcext:value-type="float">
            <text:p>0.1531908512</text:p>
          </table:table-cell>
          <table:table-cell office:value-type="float" office:value="0.1530338973" calcext:value-type="float">
            <text:p>0.1530338973</text:p>
          </table:table-cell>
          <table:table-cell office:value-type="float" office:value="0.1408601701" calcext:value-type="float">
            <text:p>0.1408601701</text:p>
          </table:table-cell>
          <table:table-cell office:value-type="float" office:value="0.1510530561" calcext:value-type="float">
            <text:p>0.1510530561</text:p>
          </table:table-cell>
          <table:table-cell office:value-type="float" office:value="0.1368477196" calcext:value-type="float">
            <text:p>0.1368477196</text:p>
          </table:table-cell>
          <table:table-cell office:value-type="float" office:value="0.1265916377" calcext:value-type="float">
            <text:p>0.1265916377</text:p>
          </table:table-cell>
          <table:table-cell office:value-type="float" office:value="0.1444835961" calcext:value-type="float">
            <text:p>0.1444835961</text:p>
          </table:table-cell>
          <table:table-cell table:number-columns-repeated="957"/>
        </table:table-row>
        <table:table-row table:style-name="ro2">
          <table:table-cell office:value-type="string" calcext:value-type="string">
            <text:p><text:s/>Wisconsin</text:p>
          </table:table-cell>
          <table:table-cell office:value-type="string" calcext:value-type="string">
            <text:p>p99p100</text:p>
          </table:table-cell>
          <table:table-cell office:value-type="float" office:value="0.1047470793" calcext:value-type="float">
            <text:p>0.1047470793</text:p>
          </table:table-cell>
          <table:table-cell office:value-type="float" office:value="0.0947709829" calcext:value-type="float">
            <text:p>0.0947709829</text:p>
          </table:table-cell>
          <table:table-cell office:value-type="float" office:value="0.0899584815" calcext:value-type="float">
            <text:p>0.0899584815</text:p>
          </table:table-cell>
          <table:table-cell office:value-type="float" office:value="0.0857150331" calcext:value-type="float">
            <text:p>0.0857150331</text:p>
          </table:table-cell>
          <table:table-cell office:value-type="float" office:value="0.0861175954" calcext:value-type="float">
            <text:p>0.0861175954</text:p>
          </table:table-cell>
          <table:table-cell office:value-type="float" office:value="0.0930744335" calcext:value-type="float">
            <text:p>0.0930744335</text:p>
          </table:table-cell>
          <table:table-cell office:value-type="float" office:value="0.0927192047" calcext:value-type="float">
            <text:p>0.0927192047</text:p>
          </table:table-cell>
          <table:table-cell office:value-type="float" office:value="0.0928809494" calcext:value-type="float">
            <text:p>0.0928809494</text:p>
          </table:table-cell>
          <table:table-cell office:value-type="float" office:value="0.0865757614" calcext:value-type="float">
            <text:p>0.0865757614</text:p>
          </table:table-cell>
          <table:table-cell office:value-type="float" office:value="0.0861230642" calcext:value-type="float">
            <text:p>0.0861230642</text:p>
          </table:table-cell>
          <table:table-cell office:value-type="float" office:value="0.0855495483" calcext:value-type="float">
            <text:p>0.0855495483</text:p>
          </table:table-cell>
          <table:table-cell office:value-type="float" office:value="0.087259531" calcext:value-type="float">
            <text:p>0.087259531</text:p>
          </table:table-cell>
          <table:table-cell office:value-type="float" office:value="0.0842614248" calcext:value-type="float">
            <text:p>0.0842614248</text:p>
          </table:table-cell>
          <table:table-cell office:value-type="float" office:value="0.0858336836" calcext:value-type="float">
            <text:p>0.0858336836</text:p>
          </table:table-cell>
          <table:table-cell office:value-type="float" office:value="0.0887536332" calcext:value-type="float">
            <text:p>0.0887536332</text:p>
          </table:table-cell>
          <table:table-cell office:value-type="float" office:value="0.0894004554" calcext:value-type="float">
            <text:p>0.0894004554</text:p>
          </table:table-cell>
          <table:table-cell office:value-type="float" office:value="0.0872057751" calcext:value-type="float">
            <text:p>0.0872057751</text:p>
          </table:table-cell>
          <table:table-cell office:value-type="float" office:value="0.0925627127" calcext:value-type="float">
            <text:p>0.0925627127</text:p>
          </table:table-cell>
          <table:table-cell office:value-type="float" office:value="0.0923562422" calcext:value-type="float">
            <text:p>0.0923562422</text:p>
          </table:table-cell>
          <table:table-cell office:value-type="float" office:value="0.0835760087" calcext:value-type="float">
            <text:p>0.0835760087</text:p>
          </table:table-cell>
          <table:table-cell office:value-type="float" office:value="0.0741670281" calcext:value-type="float">
            <text:p>0.0741670281</text:p>
          </table:table-cell>
          <table:table-cell office:value-type="float" office:value="0.0780412406" calcext:value-type="float">
            <text:p>0.0780412406</text:p>
          </table:table-cell>
          <table:table-cell office:value-type="float" office:value="0.0812149867" calcext:value-type="float">
            <text:p>0.0812149867</text:p>
          </table:table-cell>
          <table:table-cell office:value-type="float" office:value="0.075206697" calcext:value-type="float">
            <text:p>0.075206697</text:p>
          </table:table-cell>
          <table:table-cell office:value-type="float" office:value="0.0743164048" calcext:value-type="float">
            <text:p>0.0743164048</text:p>
          </table:table-cell>
          <table:table-cell office:value-type="float" office:value="0.0768584907" calcext:value-type="float">
            <text:p>0.0768584907</text:p>
          </table:table-cell>
          <table:table-cell office:value-type="float" office:value="0.0773817897" calcext:value-type="float">
            <text:p>0.0773817897</text:p>
          </table:table-cell>
          <table:table-cell office:value-type="float" office:value="0.0781780779" calcext:value-type="float">
            <text:p>0.0781780779</text:p>
          </table:table-cell>
          <table:table-cell office:value-type="float" office:value="0.0780388117" calcext:value-type="float">
            <text:p>0.0780388117</text:p>
          </table:table-cell>
          <table:table-cell office:value-type="float" office:value="0.083781749" calcext:value-type="float">
            <text:p>0.083781749</text:p>
          </table:table-cell>
          <table:table-cell office:value-type="float" office:value="0.082736589" calcext:value-type="float">
            <text:p>0.082736589</text:p>
          </table:table-cell>
          <table:table-cell office:value-type="float" office:value="0.0851897299" calcext:value-type="float">
            <text:p>0.0851897299</text:p>
          </table:table-cell>
          <table:table-cell office:value-type="float" office:value="0.098701641" calcext:value-type="float">
            <text:p>0.098701641</text:p>
          </table:table-cell>
          <table:table-cell office:value-type="float" office:value="0.1123925" calcext:value-type="float">
            <text:p>0.1123925</text:p>
          </table:table-cell>
          <table:table-cell office:value-type="float" office:value="0.1039183065" calcext:value-type="float">
            <text:p>0.1039183065</text:p>
          </table:table-cell>
          <table:table-cell office:value-type="float" office:value="0.09785676" calcext:value-type="float">
            <text:p>0.09785676</text:p>
          </table:table-cell>
          <table:table-cell office:value-type="float" office:value="0.1295704693" calcext:value-type="float">
            <text:p>0.1295704693</text:p>
          </table:table-cell>
          <table:table-cell office:value-type="float" office:value="0.1013216227" calcext:value-type="float">
            <text:p>0.1013216227</text:p>
          </table:table-cell>
          <table:table-cell office:value-type="float" office:value="0.1316988468" calcext:value-type="float">
            <text:p>0.1316988468</text:p>
          </table:table-cell>
          <table:table-cell office:value-type="float" office:value="0.1133009493" calcext:value-type="float">
            <text:p>0.1133009493</text:p>
          </table:table-cell>
          <table:table-cell office:value-type="float" office:value="0.1207495183" calcext:value-type="float">
            <text:p>0.1207495183</text:p>
          </table:table-cell>
          <table:table-cell office:value-type="float" office:value="0.1169590428" calcext:value-type="float">
            <text:p>0.1169590428</text:p>
          </table:table-cell>
          <table:table-cell office:value-type="float" office:value="0.1305454671" calcext:value-type="float">
            <text:p>0.1305454671</text:p>
          </table:table-cell>
          <table:table-cell office:value-type="float" office:value="0.123895742" calcext:value-type="float">
            <text:p>0.123895742</text:p>
          </table:table-cell>
          <table:table-cell office:value-type="float" office:value="0.1283735186" calcext:value-type="float">
            <text:p>0.1283735186</text:p>
          </table:table-cell>
          <table:table-cell office:value-type="float" office:value="0.1334376335" calcext:value-type="float">
            <text:p>0.1334376335</text:p>
          </table:table-cell>
          <table:table-cell office:value-type="float" office:value="0.1422018707" calcext:value-type="float">
            <text:p>0.1422018707</text:p>
          </table:table-cell>
          <table:table-cell office:value-type="float" office:value="0.1509443372" calcext:value-type="float">
            <text:p>0.1509443372</text:p>
          </table:table-cell>
          <table:table-cell office:value-type="float" office:value="0.1574335545" calcext:value-type="float">
            <text:p>0.1574335545</text:p>
          </table:table-cell>
          <table:table-cell office:value-type="float" office:value="0.1519517899" calcext:value-type="float">
            <text:p>0.1519517899</text:p>
          </table:table-cell>
          <table:table-cell office:value-type="float" office:value="0.157928884" calcext:value-type="float">
            <text:p>0.157928884</text:p>
          </table:table-cell>
          <table:table-cell office:value-type="float" office:value="0.1400887668" calcext:value-type="float">
            <text:p>0.1400887668</text:p>
          </table:table-cell>
          <table:table-cell office:value-type="float" office:value="0.1417465359" calcext:value-type="float">
            <text:p>0.1417465359</text:p>
          </table:table-cell>
          <table:table-cell office:value-type="float" office:value="0.1423887014" calcext:value-type="float">
            <text:p>0.1423887014</text:p>
          </table:table-cell>
          <table:table-cell office:value-type="float" office:value="0.1520015448" calcext:value-type="float">
            <text:p>0.1520015448</text:p>
          </table:table-cell>
          <table:table-cell office:value-type="float" office:value="0.1646345705" calcext:value-type="float">
            <text:p>0.1646345705</text:p>
          </table:table-cell>
          <table:table-cell office:value-type="float" office:value="0.1768901497" calcext:value-type="float">
            <text:p>0.1768901497</text:p>
          </table:table-cell>
          <table:table-cell office:value-type="float" office:value="0.175536871" calcext:value-type="float">
            <text:p>0.175536871</text:p>
          </table:table-cell>
          <table:table-cell office:value-type="float" office:value="0.1639814377" calcext:value-type="float">
            <text:p>0.1639814377</text:p>
          </table:table-cell>
          <table:table-cell office:value-type="float" office:value="0.1535717845" calcext:value-type="float">
            <text:p>0.1535717845</text:p>
          </table:table-cell>
          <table:table-cell office:value-type="float" office:value="0.1579389274" calcext:value-type="float">
            <text:p>0.1579389274</text:p>
          </table:table-cell>
          <table:table-cell office:value-type="float" office:value="0.1561917961" calcext:value-type="float">
            <text:p>0.1561917961</text:p>
          </table:table-cell>
          <table:table-cell office:value-type="float" office:value="0.1770781726" calcext:value-type="float">
            <text:p>0.1770781726</text:p>
          </table:table-cell>
          <table:table-cell office:value-type="float" office:value="0.1596083343" calcext:value-type="float">
            <text:p>0.1596083343</text:p>
          </table:table-cell>
          <table:table-cell office:value-type="float" office:value="0.1618522555" calcext:value-type="float">
            <text:p>0.1618522555</text:p>
          </table:table-cell>
          <table:table-cell table:number-columns-repeated="957"/>
        </table:table-row>
        <table:table-row table:style-name="ro2">
          <table:table-cell office:value-type="string" calcext:value-type="string">
            <text:p><text:s/>World</text:p>
          </table:table-cell>
          <table:table-cell office:value-type="string" calcext:value-type="string">
            <text:p>p99p100</text:p>
          </table:table-cell>
          <table:table-cell table:number-columns-repeated="30"/>
          <table:table-cell office:value-type="float" office:value="0.1615727842" calcext:value-type="float">
            <text:p>0.1615727842</text:p>
          </table:table-cell>
          <table:table-cell office:value-type="float" office:value="0.1620999873" calcext:value-type="float">
            <text:p>0.1620999873</text:p>
          </table:table-cell>
          <table:table-cell office:value-type="float" office:value="0.1562768221" calcext:value-type="float">
            <text:p>0.1562768221</text:p>
          </table:table-cell>
          <table:table-cell office:value-type="float" office:value="0.157595098" calcext:value-type="float">
            <text:p>0.157595098</text:p>
          </table:table-cell>
          <table:table-cell office:value-type="float" office:value="0.1618038863" calcext:value-type="float">
            <text:p>0.1618038863</text:p>
          </table:table-cell>
          <table:table-cell office:value-type="float" office:value="0.1696134806" calcext:value-type="float">
            <text:p>0.1696134806</text:p>
          </table:table-cell>
          <table:table-cell office:value-type="float" office:value="0.1718326658" calcext:value-type="float">
            <text:p>0.1718326658</text:p>
          </table:table-cell>
          <table:table-cell office:value-type="float" office:value="0.1761841774" calcext:value-type="float">
            <text:p>0.1761841774</text:p>
          </table:table-cell>
          <table:table-cell office:value-type="float" office:value="0.1807185858" calcext:value-type="float">
            <text:p>0.1807185858</text:p>
          </table:table-cell>
          <table:table-cell office:value-type="float" office:value="0.1803850532" calcext:value-type="float">
            <text:p>0.1803850532</text:p>
          </table:table-cell>
          <table:table-cell office:value-type="float" office:value="0.1812536865" calcext:value-type="float">
            <text:p>0.1812536865</text:p>
          </table:table-cell>
          <table:table-cell office:value-type="float" office:value="0.1798032671" calcext:value-type="float">
            <text:p>0.1798032671</text:p>
          </table:table-cell>
          <table:table-cell office:value-type="float" office:value="0.1834321767" calcext:value-type="float">
            <text:p>0.1834321767</text:p>
          </table:table-cell>
          <table:table-cell office:value-type="float" office:value="0.1862106621" calcext:value-type="float">
            <text:p>0.1862106621</text:p>
          </table:table-cell>
          <table:table-cell office:value-type="float" office:value="0.1877242625" calcext:value-type="float">
            <text:p>0.1877242625</text:p>
          </table:table-cell>
          <table:table-cell office:value-type="float" office:value="0.1915625185" calcext:value-type="float">
            <text:p>0.1915625185</text:p>
          </table:table-cell>
          <table:table-cell office:value-type="float" office:value="0.1963077486" calcext:value-type="float">
            <text:p>0.1963077486</text:p>
          </table:table-cell>
          <table:table-cell office:value-type="float" office:value="0.2000398785" calcext:value-type="float">
            <text:p>0.2000398785</text:p>
          </table:table-cell>
          <table:table-cell office:value-type="float" office:value="0.2038646638" calcext:value-type="float">
            <text:p>0.2038646638</text:p>
          </table:table-cell>
          <table:table-cell office:value-type="float" office:value="0.2056695819" calcext:value-type="float">
            <text:p>0.2056695819</text:p>
          </table:table-cell>
          <table:table-cell office:value-type="float" office:value="0.2090274543" calcext:value-type="float">
            <text:p>0.2090274543</text:p>
          </table:table-cell>
          <table:table-cell office:value-type="float" office:value="0.2073393315" calcext:value-type="float">
            <text:p>0.2073393315</text:p>
          </table:table-cell>
          <table:table-cell office:value-type="float" office:value="0.2075773776" calcext:value-type="float">
            <text:p>0.2075773776</text:p>
          </table:table-cell>
          <table:table-cell office:value-type="float" office:value="0.210232839" calcext:value-type="float">
            <text:p>0.210232839</text:p>
          </table:table-cell>
          <table:table-cell office:value-type="float" office:value="0.2131929696" calcext:value-type="float">
            <text:p>0.2131929696</text:p>
          </table:table-cell>
          <table:table-cell office:value-type="float" office:value="0.2175244838" calcext:value-type="float">
            <text:p>0.2175244838</text:p>
          </table:table-cell>
          <table:table-cell office:value-type="float" office:value="0.2211506218" calcext:value-type="float">
            <text:p>0.2211506218</text:p>
          </table:table-cell>
          <table:table-cell office:value-type="float" office:value="0.2208453715" calcext:value-type="float">
            <text:p>0.2208453715</text:p>
          </table:table-cell>
          <table:table-cell office:value-type="float" office:value="0.2175870389" calcext:value-type="float">
            <text:p>0.2175870389</text:p>
          </table:table-cell>
          <table:table-cell office:value-type="float" office:value="0.2077079266" calcext:value-type="float">
            <text:p>0.2077079266</text:p>
          </table:table-cell>
          <table:table-cell office:value-type="float" office:value="0.2078821063" calcext:value-type="float">
            <text:p>0.2078821063</text:p>
          </table:table-cell>
          <table:table-cell office:value-type="float" office:value="0.2089862525" calcext:value-type="float">
            <text:p>0.2089862525</text:p>
          </table:table-cell>
          <table:table-cell office:value-type="float" office:value="0.2066190541" calcext:value-type="float">
            <text:p>0.2066190541</text:p>
          </table:table-cell>
          <table:table-cell office:value-type="float" office:value="0.2055044472" calcext:value-type="float">
            <text:p>0.2055044472</text:p>
          </table:table-cell>
          <table:table-cell office:value-type="float" office:value="0.205133453" calcext:value-type="float">
            <text:p>0.205133453</text:p>
          </table:table-cell>
          <table:table-cell office:value-type="float" office:value="0.2055517137" calcext:value-type="float">
            <text:p>0.2055517137</text:p>
          </table:table-cell>
          <table:table-cell office:value-type="float" office:value="0.2044095546" calcext:value-type="float">
            <text:p>0.2044095546</text:p>
          </table:table-cell>
          <table:table-cell table:number-columns-repeated="955"/>
        </table:table-row>
        <table:table-row table:style-name="ro2">
          <table:table-cell office:value-type="string" calcext:value-type="string">
            <text:p><text:s/>Wyoming</text:p>
          </table:table-cell>
          <table:table-cell office:value-type="string" calcext:value-type="string">
            <text:p>p99p100</text:p>
          </table:table-cell>
          <table:table-cell office:value-type="float" office:value="0.0959021896" calcext:value-type="float">
            <text:p>0.0959021896</text:p>
          </table:table-cell>
          <table:table-cell office:value-type="float" office:value="0.1003327891" calcext:value-type="float">
            <text:p>0.1003327891</text:p>
          </table:table-cell>
          <table:table-cell office:value-type="float" office:value="0.0892963186" calcext:value-type="float">
            <text:p>0.0892963186</text:p>
          </table:table-cell>
          <table:table-cell office:value-type="float" office:value="0.070138894" calcext:value-type="float">
            <text:p>0.070138894</text:p>
          </table:table-cell>
          <table:table-cell office:value-type="float" office:value="0.0887329802" calcext:value-type="float">
            <text:p>0.0887329802</text:p>
          </table:table-cell>
          <table:table-cell office:value-type="float" office:value="0.0796606094" calcext:value-type="float">
            <text:p>0.0796606094</text:p>
          </table:table-cell>
          <table:table-cell office:value-type="float" office:value="0.0969901532" calcext:value-type="float">
            <text:p>0.0969901532</text:p>
          </table:table-cell>
          <table:table-cell office:value-type="float" office:value="0.0809642449" calcext:value-type="float">
            <text:p>0.0809642449</text:p>
          </table:table-cell>
          <table:table-cell office:value-type="float" office:value="0.0853606686" calcext:value-type="float">
            <text:p>0.0853606686</text:p>
          </table:table-cell>
          <table:table-cell office:value-type="float" office:value="0.080826439" calcext:value-type="float">
            <text:p>0.080826439</text:p>
          </table:table-cell>
          <table:table-cell office:value-type="float" office:value="0.0781733841" calcext:value-type="float">
            <text:p>0.0781733841</text:p>
          </table:table-cell>
          <table:table-cell office:value-type="float" office:value="0.0769566447" calcext:value-type="float">
            <text:p>0.0769566447</text:p>
          </table:table-cell>
          <table:table-cell office:value-type="float" office:value="0.0788566768" calcext:value-type="float">
            <text:p>0.0788566768</text:p>
          </table:table-cell>
          <table:table-cell office:value-type="float" office:value="0.1014220789" calcext:value-type="float">
            <text:p>0.1014220789</text:p>
          </table:table-cell>
          <table:table-cell office:value-type="float" office:value="0.0843821988" calcext:value-type="float">
            <text:p>0.0843821988</text:p>
          </table:table-cell>
          <table:table-cell office:value-type="float" office:value="0.0835378021" calcext:value-type="float">
            <text:p>0.0835378021</text:p>
          </table:table-cell>
          <table:table-cell office:value-type="float" office:value="0.0888746306" calcext:value-type="float">
            <text:p>0.0888746306</text:p>
          </table:table-cell>
          <table:table-cell office:value-type="float" office:value="0.083233349" calcext:value-type="float">
            <text:p>0.083233349</text:p>
          </table:table-cell>
          <table:table-cell office:value-type="float" office:value="0.0925270393" calcext:value-type="float">
            <text:p>0.0925270393</text:p>
          </table:table-cell>
          <table:table-cell office:value-type="float" office:value="0.0836763605" calcext:value-type="float">
            <text:p>0.0836763605</text:p>
          </table:table-cell>
          <table:table-cell office:value-type="float" office:value="0.081570968" calcext:value-type="float">
            <text:p>0.081570968</text:p>
          </table:table-cell>
          <table:table-cell office:value-type="float" office:value="0.0883761346" calcext:value-type="float">
            <text:p>0.0883761346</text:p>
          </table:table-cell>
          <table:table-cell office:value-type="float" office:value="0.0762337372" calcext:value-type="float">
            <text:p>0.0762337372</text:p>
          </table:table-cell>
          <table:table-cell office:value-type="float" office:value="0.0852461308" calcext:value-type="float">
            <text:p>0.0852461308</text:p>
          </table:table-cell>
          <table:table-cell office:value-type="float" office:value="0.0880553126" calcext:value-type="float">
            <text:p>0.0880553126</text:p>
          </table:table-cell>
          <table:table-cell office:value-type="float" office:value="0.0901931599" calcext:value-type="float">
            <text:p>0.0901931599</text:p>
          </table:table-cell>
          <table:table-cell office:value-type="float" office:value="0.0824441016" calcext:value-type="float">
            <text:p>0.0824441016</text:p>
          </table:table-cell>
          <table:table-cell office:value-type="float" office:value="0.0836195201" calcext:value-type="float">
            <text:p>0.0836195201</text:p>
          </table:table-cell>
          <table:table-cell office:value-type="float" office:value="0.082473129" calcext:value-type="float">
            <text:p>0.082473129</text:p>
          </table:table-cell>
          <table:table-cell office:value-type="float" office:value="0.0913080797" calcext:value-type="float">
            <text:p>0.0913080797</text:p>
          </table:table-cell>
          <table:table-cell office:value-type="float" office:value="0.0886749998" calcext:value-type="float">
            <text:p>0.0886749998</text:p>
          </table:table-cell>
          <table:table-cell office:value-type="float" office:value="0.0904514939" calcext:value-type="float">
            <text:p>0.0904514939</text:p>
          </table:table-cell>
          <table:table-cell office:value-type="float" office:value="0.0875535011" calcext:value-type="float">
            <text:p>0.0875535011</text:p>
          </table:table-cell>
          <table:table-cell office:value-type="float" office:value="0.0931172222" calcext:value-type="float">
            <text:p>0.0931172222</text:p>
          </table:table-cell>
          <table:table-cell office:value-type="float" office:value="0.0838434398" calcext:value-type="float">
            <text:p>0.0838434398</text:p>
          </table:table-cell>
          <table:table-cell office:value-type="float" office:value="0.0762258172" calcext:value-type="float">
            <text:p>0.0762258172</text:p>
          </table:table-cell>
          <table:table-cell office:value-type="float" office:value="0.1085146144" calcext:value-type="float">
            <text:p>0.1085146144</text:p>
          </table:table-cell>
          <table:table-cell office:value-type="float" office:value="0.0891274661" calcext:value-type="float">
            <text:p>0.0891274661</text:p>
          </table:table-cell>
          <table:table-cell office:value-type="float" office:value="0.1177559868" calcext:value-type="float">
            <text:p>0.1177559868</text:p>
          </table:table-cell>
          <table:table-cell office:value-type="float" office:value="0.1199443191" calcext:value-type="float">
            <text:p>0.1199443191</text:p>
          </table:table-cell>
          <table:table-cell office:value-type="float" office:value="0.1363351941" calcext:value-type="float">
            <text:p>0.1363351941</text:p>
          </table:table-cell>
          <table:table-cell office:value-type="float" office:value="0.1315248758" calcext:value-type="float">
            <text:p>0.1315248758</text:p>
          </table:table-cell>
          <table:table-cell office:value-type="float" office:value="0.1482422203" calcext:value-type="float">
            <text:p>0.1482422203</text:p>
          </table:table-cell>
          <table:table-cell office:value-type="float" office:value="0.1521361768" calcext:value-type="float">
            <text:p>0.1521361768</text:p>
          </table:table-cell>
          <table:table-cell office:value-type="float" office:value="0.1551311314" calcext:value-type="float">
            <text:p>0.1551311314</text:p>
          </table:table-cell>
          <table:table-cell office:value-type="float" office:value="0.1633755565" calcext:value-type="float">
            <text:p>0.1633755565</text:p>
          </table:table-cell>
          <table:table-cell office:value-type="float" office:value="0.2082064152" calcext:value-type="float">
            <text:p>0.2082064152</text:p>
          </table:table-cell>
          <table:table-cell office:value-type="float" office:value="0.2435035855" calcext:value-type="float">
            <text:p>0.2435035855</text:p>
          </table:table-cell>
          <table:table-cell office:value-type="float" office:value="0.2572904527" calcext:value-type="float">
            <text:p>0.2572904527</text:p>
          </table:table-cell>
          <table:table-cell office:value-type="float" office:value="0.2540224791" calcext:value-type="float">
            <text:p>0.2540224791</text:p>
          </table:table-cell>
          <table:table-cell office:value-type="float" office:value="0.2887200415" calcext:value-type="float">
            <text:p>0.2887200415</text:p>
          </table:table-cell>
          <table:table-cell office:value-type="float" office:value="0.2341726273" calcext:value-type="float">
            <text:p>0.2341726273</text:p>
          </table:table-cell>
          <table:table-cell office:value-type="float" office:value="0.2205284685" calcext:value-type="float">
            <text:p>0.2205284685</text:p>
          </table:table-cell>
          <table:table-cell office:value-type="float" office:value="0.2262379676" calcext:value-type="float">
            <text:p>0.2262379676</text:p>
          </table:table-cell>
          <table:table-cell office:value-type="float" office:value="0.2473240346" calcext:value-type="float">
            <text:p>0.2473240346</text:p>
          </table:table-cell>
          <table:table-cell office:value-type="float" office:value="0.2850656509" calcext:value-type="float">
            <text:p>0.2850656509</text:p>
          </table:table-cell>
          <table:table-cell office:value-type="float" office:value="0.3296741843" calcext:value-type="float">
            <text:p>0.3296741843</text:p>
          </table:table-cell>
          <table:table-cell office:value-type="float" office:value="0.3391994238" calcext:value-type="float">
            <text:p>0.3391994238</text:p>
          </table:table-cell>
          <table:table-cell office:value-type="float" office:value="0.2818238139" calcext:value-type="float">
            <text:p>0.2818238139</text:p>
          </table:table-cell>
          <table:table-cell office:value-type="float" office:value="0.2067000419" calcext:value-type="float">
            <text:p>0.2067000419</text:p>
          </table:table-cell>
          <table:table-cell office:value-type="float" office:value="0.2769576013" calcext:value-type="float">
            <text:p>0.2769576013</text:p>
          </table:table-cell>
          <table:table-cell office:value-type="float" office:value="0.2168049663" calcext:value-type="float">
            <text:p>0.2168049663</text:p>
          </table:table-cell>
          <table:table-cell office:value-type="float" office:value="0.2970328033" calcext:value-type="float">
            <text:p>0.2970328033</text:p>
          </table:table-cell>
          <table:table-cell office:value-type="float" office:value="0.2839948833" calcext:value-type="float">
            <text:p>0.2839948833</text:p>
          </table:table-cell>
          <table:table-cell office:value-type="float" office:value="0.268735826" calcext:value-type="float">
            <text:p>0.268735826</text:p>
          </table:table-cell>
          <table:table-cell table:number-columns-repeated="957"/>
        </table:table-row>
        <table:table-row table:style-name="ro2">
          <table:table-cell office:value-type="string" calcext:value-type="string">
            <text:p><text:s/>Yemen</text:p>
          </table:table-cell>
          <table:table-cell office:value-type="string" calcext:value-type="string">
            <text:p>p99p100</text:p>
          </table:table-cell>
          <table:table-cell table:number-columns-repeated="40"/>
          <table:table-cell office:value-type="float" office:value="0.1570478529" calcext:value-type="float">
            <text:p>0.1570478529</text:p>
          </table:table-cell>
          <table:table-cell table:number-columns-repeated="2" office:value-type="float" office:value="0.1570478678" calcext:value-type="float">
            <text:p>0.1570478678</text:p>
          </table:table-cell>
          <table:table-cell office:value-type="float" office:value="0.1570478529" calcext:value-type="float">
            <text:p>0.1570478529</text:p>
          </table:table-cell>
          <table:table-cell table:number-columns-repeated="3" office:value-type="float" office:value="0.1570478678" calcext:value-type="float">
            <text:p>0.1570478678</text:p>
          </table:table-cell>
          <table:table-cell office:value-type="float" office:value="0.1570478529" calcext:value-type="float">
            <text:p>0.1570478529</text:p>
          </table:table-cell>
          <table:table-cell office:value-type="float" office:value="0.1570478678" calcext:value-type="float">
            <text:p>0.1570478678</text:p>
          </table:table-cell>
          <table:table-cell table:number-columns-repeated="2" office:value-type="float" office:value="0.1570478529" calcext:value-type="float">
            <text:p>0.1570478529</text:p>
          </table:table-cell>
          <table:table-cell table:number-columns-repeated="12" office:value-type="float" office:value="0.1570478678" calcext:value-type="float">
            <text:p>0.1570478678</text:p>
          </table:table-cell>
          <table:table-cell office:value-type="float" office:value="0.1570478529" calcext:value-type="float">
            <text:p>0.1570478529</text:p>
          </table:table-cell>
          <table:table-cell table:number-columns-repeated="2" office:value-type="float" office:value="0.1570478678" calcext:value-type="float">
            <text:p>0.1570478678</text:p>
          </table:table-cell>
          <table:table-cell office:value-type="float" office:value="0.1570478529" calcext:value-type="float">
            <text:p>0.1570478529</text:p>
          </table:table-cell>
          <table:table-cell table:number-columns-repeated="955"/>
        </table:table-row>
        <table:table-row table:style-name="ro2">
          <table:table-cell office:value-type="string" calcext:value-type="string">
            <text:p><text:s/>Zambia</text:p>
          </table:table-cell>
          <table:table-cell office:value-type="string" calcext:value-type="string">
            <text:p>p99p100</text:p>
          </table:table-cell>
          <table:table-cell office:value-type="float" office:value="0.3723665476" calcext:value-type="float">
            <text:p>0.3723665476</text:p>
          </table:table-cell>
          <table:table-cell table:number-columns-repeated="3"/>
          <table:table-cell office:value-type="float" office:value="0.2438601702" calcext:value-type="float">
            <text:p>0.2438601702</text:p>
          </table:table-cell>
          <table:table-cell office:value-type="float" office:value="0.2144367546" calcext:value-type="float">
            <text:p>0.2144367546</text:p>
          </table:table-cell>
          <table:table-cell office:value-type="float" office:value="0.2199626863" calcext:value-type="float">
            <text:p>0.2199626863</text:p>
          </table:table-cell>
          <table:table-cell office:value-type="float" office:value="0.2367641032" calcext:value-type="float">
            <text:p>0.2367641032</text:p>
          </table:table-cell>
          <table:table-cell office:value-type="float" office:value="0.2319615781" calcext:value-type="float">
            <text:p>0.2319615781</text:p>
          </table:table-cell>
          <table:table-cell table:number-columns-repeated="1013"/>
        </table:table-row>
        <table:table-row table:style-name="ro2">
          <table:table-cell office:value-type="string" calcext:value-type="string">
            <text:p><text:s/>Zimbabwe</text:p>
          </table:table-cell>
          <table:table-cell office:value-type="string" calcext:value-type="string">
            <text:p>p99p100</text:p>
          </table:table-cell>
          <table:table-cell office:value-type="float" office:value="0.3266342282" calcext:value-type="float">
            <text:p>0.3266342282</text:p>
          </table:table-cell>
          <table:table-cell office:value-type="float" office:value="0.2917008996" calcext:value-type="float">
            <text:p>0.2917008996</text:p>
          </table:table-cell>
          <table:table-cell office:value-type="float" office:value="0.2635695636" calcext:value-type="float">
            <text:p>0.2635695636</text:p>
          </table:table-cell>
          <table:table-cell office:value-type="float" office:value="0.2581398189" calcext:value-type="float">
            <text:p>0.2581398189</text:p>
          </table:table-cell>
          <table:table-cell office:value-type="float" office:value="0.2532660961" calcext:value-type="float">
            <text:p>0.2532660961</text:p>
          </table:table-cell>
          <table:table-cell office:value-type="float" office:value="0.2458579391" calcext:value-type="float">
            <text:p>0.2458579391</text:p>
          </table:table-cell>
          <table:table-cell office:value-type="float" office:value="0.2412664592" calcext:value-type="float">
            <text:p>0.2412664592</text:p>
          </table:table-cell>
          <table:table-cell office:value-type="float" office:value="0.2309842557" calcext:value-type="float">
            <text:p>0.2309842557</text:p>
          </table:table-cell>
          <table:table-cell office:value-type="float" office:value="0.2142353058" calcext:value-type="float">
            <text:p>0.2142353058</text:p>
          </table:table-cell>
          <table:table-cell office:value-type="float" office:value="0.2140319496" calcext:value-type="float">
            <text:p>0.2140319496</text:p>
          </table:table-cell>
          <table:table-cell office:value-type="float" office:value="0.2186234444" calcext:value-type="float">
            <text:p>0.2186234444</text:p>
          </table:table-cell>
          <table:table-cell office:value-type="float" office:value="0.1963368952" calcext:value-type="float">
            <text:p>0.1963368952</text:p>
          </table:table-cell>
          <table:table-cell office:value-type="float" office:value="0.1912293434" calcext:value-type="float">
            <text:p>0.1912293434</text:p>
          </table:table-cell>
          <table:table-cell office:value-type="float" office:value="0.1896531284" calcext:value-type="float">
            <text:p>0.1896531284</text:p>
          </table:table-cell>
          <table:table-cell office:value-type="float" office:value="0.189795807" calcext:value-type="float">
            <text:p>0.189795807</text:p>
          </table:table-cell>
          <table:table-cell office:value-type="float" office:value="0.1905524284" calcext:value-type="float">
            <text:p>0.1905524284</text:p>
          </table:table-cell>
          <table:table-cell office:value-type="float" office:value="0.1875330359" calcext:value-type="float">
            <text:p>0.1875330359</text:p>
          </table:table-cell>
          <table:table-cell office:value-type="float" office:value="0.1900861859" calcext:value-type="float">
            <text:p>0.1900861859</text:p>
          </table:table-cell>
          <table:table-cell office:value-type="float" office:value="0.1967315376" calcext:value-type="float">
            <text:p>0.1967315376</text:p>
          </table:table-cell>
          <table:table-cell office:value-type="float" office:value="0.1958447993" calcext:value-type="float">
            <text:p>0.1958447993</text:p>
          </table:table-cell>
          <table:table-cell office:value-type="float" office:value="0.2096256316" calcext:value-type="float">
            <text:p>0.2096256316</text:p>
          </table:table-cell>
          <table:table-cell office:value-type="float" office:value="0.2145569026" calcext:value-type="float">
            <text:p>0.2145569026</text:p>
          </table:table-cell>
          <table:table-cell office:value-type="float" office:value="0.2119916975" calcext:value-type="float">
            <text:p>0.2119916975</text:p>
          </table:table-cell>
          <table:table-cell office:value-type="float" office:value="0.2165300846" calcext:value-type="float">
            <text:p>0.2165300846</text:p>
          </table:table-cell>
          <table:table-cell office:value-type="float" office:value="0.2086886913" calcext:value-type="float">
            <text:p>0.2086886913</text:p>
          </table:table-cell>
          <table:table-cell office:value-type="float" office:value="0.2047888637" calcext:value-type="float">
            <text:p>0.2047888637</text:p>
          </table:table-cell>
          <table:table-cell office:value-type="float" office:value="0.2066242844" calcext:value-type="float">
            <text:p>0.2066242844</text:p>
          </table:table-cell>
          <table:table-cell office:value-type="float" office:value="0.1998280436" calcext:value-type="float">
            <text:p>0.1998280436</text:p>
          </table:table-cell>
          <table:table-cell office:value-type="float" office:value="0.2039739192" calcext:value-type="float">
            <text:p>0.2039739192</text:p>
          </table:table-cell>
          <table:table-cell/>
          <table:table-cell office:value-type="float" office:value="0.1896823496" calcext:value-type="float">
            <text:p>0.1896823496</text:p>
          </table:table-cell>
          <table:table-cell table:number-columns-repeated="2"/>
          <table:table-cell office:value-type="float" office:value="0.1457021832" calcext:value-type="float">
            <text:p>0.1457021832</text:p>
          </table:table-cell>
          <table:table-cell office:value-type="float" office:value="0.163987115" calcext:value-type="float">
            <text:p>0.163987115</text:p>
          </table:table-cell>
          <table:table-cell table:number-columns-repeated="987"/>
        </table:table-row>
        <table:table-row table:style-name="ro2" table:number-rows-repeated="1048439">
          <table:table-cell table:number-columns-repeated="1024"/>
        </table:table-row>
        <table:table-row table:style-name="ro2">
          <table:table-cell table:number-columns-repeated="1024"/>
        </table:table-row>
      </table:table>
      <table:table table:name="Metadata" table:style-name="ta3">
        <table:table-column table:style-name="co4" table:number-columns-repeated="11" table:default-cell-style-name="Default"/>
        <table:table-column table:style-name="co3" table:number-columns-repeated="1013" table:default-cell-style-name="Default"/>
        <table:table-row table:style-name="ro2">
          <table:table-cell table:style-name="ce5" office:value-type="string" calcext:value-type="string">
            <text:p>Country Code</text:p>
          </table:table-cell>
          <table:table-cell table:style-name="ce5" office:value-type="string" calcext:value-type="string">
            <text:p>Country Name</text:p>
          </table:table-cell>
          <table:table-cell table:style-name="ce5" office:value-type="string" calcext:value-type="string">
            <text:p>WID Variable code</text:p>
          </table:table-cell>
          <table:table-cell table:style-name="ce5" office:value-type="string" calcext:value-type="string">
            <text:p>Percentile group</text:p>
          </table:table-cell>
          <table:table-cell table:style-name="ce5" office:value-type="string" calcext:value-type="string">
            <text:p>Unit</text:p>
          </table:table-cell>
          <table:table-cell table:style-name="ce5" office:value-type="string" calcext:value-type="string">
            <text:p>Variable name</text:p>
          </table:table-cell>
          <table:table-cell table:style-name="ce5" office:value-type="string" calcext:value-type="string">
            <text:p>Intuitive description</text:p>
          </table:table-cell>
          <table:table-cell table:style-name="ce5" office:value-type="string" calcext:value-type="string">
            <text:p>Technical description</text:p>
          </table:table-cell>
          <table:table-cell table:style-name="ce5" office:value-type="string" calcext:value-type="string">
            <text:p>Methodological Notes</text:p>
          </table:table-cell>
          <table:table-cell table:style-name="ce5" office:value-type="string" calcext:value-type="string">
            <text:p>Sources</text:p>
          </table:table-cell>
          <table:table-cell table:number-columns-repeated="1014"/>
        </table:table-row>
        <table:table-row table:style-name="ro2">
          <table:table-cell table:style-name="ce4" office:value-type="string" calcext:value-type="string">
            <text:p>US-AL</text:p>
          </table:table-cell>
          <table:table-cell table:style-name="ce4" office:value-type="string" calcext:value-type="string">
            <text:p>Alabam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L</text:p>
          </table:table-cell>
          <table:table-cell table:style-name="ce4" office:value-type="string" calcext:value-type="string">
            <text:p>Alabam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L</text:p>
          </table:table-cell>
          <table:table-cell table:style-name="ce4" office:value-type="string" calcext:value-type="string">
            <text:p>Alabam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K</text:p>
          </table:table-cell>
          <table:table-cell table:style-name="ce4" office:value-type="string" calcext:value-type="string">
            <text:p>Alask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K</text:p>
          </table:table-cell>
          <table:table-cell table:style-name="ce4" office:value-type="string" calcext:value-type="string">
            <text:p>Alask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K</text:p>
          </table:table-cell>
          <table:table-cell table:style-name="ce4" office:value-type="string" calcext:value-type="string">
            <text:p>Alask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AL</text:p>
          </table:table-cell>
          <table:table-cell table:style-name="ce4" office:value-type="string" calcext:value-type="string">
            <text:p>Alba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AL</text:p>
          </table:table-cell>
          <table:table-cell table:style-name="ce4" office:value-type="string" calcext:value-type="string">
            <text:p>Alba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AL</text:p>
          </table:table-cell>
          <table:table-cell table:style-name="ce4" office:value-type="string" calcext:value-type="string">
            <text:p>Alba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AR</text:p>
          </table:table-cell>
          <table:table-cell table:style-name="ce4" office:value-type="string" calcext:value-type="string">
            <text:p>Argenti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AR</text:p>
          </table:table-cell>
          <table:table-cell table:style-name="ce4" office:value-type="string" calcext:value-type="string">
            <text:p>Argenti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AR</text:p>
          </table:table-cell>
          <table:table-cell table:style-name="ce4" office:value-type="string" calcext:value-type="string">
            <text:p>Argenti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AZ</text:p>
          </table:table-cell>
          <table:table-cell table:style-name="ce4" office:value-type="string" calcext:value-type="string">
            <text:p>Arizo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Z</text:p>
          </table:table-cell>
          <table:table-cell table:style-name="ce4" office:value-type="string" calcext:value-type="string">
            <text:p>Arizo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Z</text:p>
          </table:table-cell>
          <table:table-cell table:style-name="ce4" office:value-type="string" calcext:value-type="string">
            <text:p>Arizo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R</text:p>
          </table:table-cell>
          <table:table-cell table:style-name="ce4" office:value-type="string" calcext:value-type="string">
            <text:p>Arkansa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R</text:p>
          </table:table-cell>
          <table:table-cell table:style-name="ce4" office:value-type="string" calcext:value-type="string">
            <text:p>Arkansa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AR</text:p>
          </table:table-cell>
          <table:table-cell table:style-name="ce4" office:value-type="string" calcext:value-type="string">
            <text:p>Arkansa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XA</text:p>
          </table:table-cell>
          <table:table-cell table:style-name="ce4" office:value-type="string" calcext:value-type="string">
            <text:p>Asia (excl. Middle East)</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r2018.wid.world/[/URL_LINK][URL_TEXT]World Inequality Report 2018[/URL_TEXT][/URL]</text:p>
          </table:table-cell>
          <table:table-cell table:number-columns-repeated="1014"/>
        </table:table-row>
        <table:table-row table:style-name="ro2">
          <table:table-cell table:style-name="ce4" office:value-type="string" calcext:value-type="string">
            <text:p>XA</text:p>
          </table:table-cell>
          <table:table-cell table:style-name="ce4" office:value-type="string" calcext:value-type="string">
            <text:p>Asia (excl. Middle East)</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r2018.wid.world/[/URL_LINK][URL_TEXT]World Inequality Report 2018[/URL_TEXT][/URL]</text:p>
          </table:table-cell>
          <table:table-cell table:number-columns-repeated="1014"/>
        </table:table-row>
        <table:table-row table:style-name="ro2">
          <table:table-cell table:style-name="ce4" office:value-type="string" calcext:value-type="string">
            <text:p>XA</text:p>
          </table:table-cell>
          <table:table-cell table:style-name="ce4" office:value-type="string" calcext:value-type="string">
            <text:p>Asia (excl. Middle East)</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r2018.wid.world/[/URL_LINK][URL_TEXT]World Inequality Report 2018[/URL_TEXT][/URL]</text:p>
          </table:table-cell>
          <table:table-cell table:number-columns-repeated="1014"/>
        </table:table-row>
        <table:table-row table:style-name="ro2">
          <table:table-cell table:style-name="ce4" office:value-type="string" calcext:value-type="string">
            <text:p>AU</text:p>
          </table:table-cell>
          <table:table-cell table:style-name="ce4" office:value-type="string" calcext:value-type="string">
            <text:p>Austral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AU</text:p>
          </table:table-cell>
          <table:table-cell table:style-name="ce4" office:value-type="string" calcext:value-type="string">
            <text:p>Austral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AU</text:p>
          </table:table-cell>
          <table:table-cell table:style-name="ce4" office:value-type="string" calcext:value-type="string">
            <text:p>Austral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AT</text:p>
          </table:table-cell>
          <table:table-cell table:style-name="ce4" office:value-type="string" calcext:value-type="string">
            <text:p>Austr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AT</text:p>
          </table:table-cell>
          <table:table-cell table:style-name="ce4" office:value-type="string" calcext:value-type="string">
            <text:p>Austr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AT</text:p>
          </table:table-cell>
          <table:table-cell table:style-name="ce4" office:value-type="string" calcext:value-type="string">
            <text:p>Austr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H</text:p>
          </table:table-cell>
          <table:table-cell table:style-name="ce4" office:value-type="string" calcext:value-type="string">
            <text:p>Bahrai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BH</text:p>
          </table:table-cell>
          <table:table-cell table:style-name="ce4" office:value-type="string" calcext:value-type="string">
            <text:p>Bahrai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BH</text:p>
          </table:table-cell>
          <table:table-cell table:style-name="ce4" office:value-type="string" calcext:value-type="string">
            <text:p>Bahrai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BE</text:p>
          </table:table-cell>
          <table:table-cell table:style-name="ce4" office:value-type="string" calcext:value-type="string">
            <text:p>Belgium</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E</text:p>
          </table:table-cell>
          <table:table-cell table:style-name="ce4" office:value-type="string" calcext:value-type="string">
            <text:p>Belgium</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E</text:p>
          </table:table-cell>
          <table:table-cell table:style-name="ce4" office:value-type="string" calcext:value-type="string">
            <text:p>Belgium</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A</text:p>
          </table:table-cell>
          <table:table-cell table:style-name="ce4" office:value-type="string" calcext:value-type="string">
            <text:p>Bosnia and Herzegovi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A</text:p>
          </table:table-cell>
          <table:table-cell table:style-name="ce4" office:value-type="string" calcext:value-type="string">
            <text:p>Bosnia and Herzegovi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A</text:p>
          </table:table-cell>
          <table:table-cell table:style-name="ce4" office:value-type="string" calcext:value-type="string">
            <text:p>Bosnia and Herzegovi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R</text:p>
          </table:table-cell>
          <table:table-cell table:style-name="ce4" office:value-type="string" calcext:value-type="string">
            <text:p>Brazil</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extreme-persistent-inequality-new-evidence-brazil-combining-national-accounts-surveys-fiscal-data-2001-2015-wid-world-working-paper-201712/[/URL_LINK][URL_TEXT]Marc Morgan (2017), Extreme and Persistent Inequality: New Evidence for Brazil Combining National Accounts, Surveys and Fiscal Data, 2001-2015[/URL_TEXT][/URL]</text:p>
          </table:table-cell>
          <table:table-cell table:number-columns-repeated="1014"/>
        </table:table-row>
        <table:table-row table:style-name="ro2">
          <table:table-cell table:style-name="ce4" office:value-type="string" calcext:value-type="string">
            <text:p>BR</text:p>
          </table:table-cell>
          <table:table-cell table:style-name="ce4" office:value-type="string" calcext:value-type="string">
            <text:p>Brazil</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extreme-persistent-inequality-new-evidence-brazil-combining-national-accounts-surveys-fiscal-data-2001-2015-wid-world-working-paper-201712/[/URL_LINK][URL_TEXT]Marc Morgan (2017), Extreme and Persistent Inequality: New Evidence for Brazil Combining National Accounts, Surveys and Fiscal Data, 2001-2015[/URL_TEXT][/URL]</text:p>
          </table:table-cell>
          <table:table-cell table:number-columns-repeated="1014"/>
        </table:table-row>
        <table:table-row table:style-name="ro2">
          <table:table-cell table:style-name="ce4" office:value-type="string" calcext:value-type="string">
            <text:p>BR</text:p>
          </table:table-cell>
          <table:table-cell table:style-name="ce4" office:value-type="string" calcext:value-type="string">
            <text:p>Brazil</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extreme-persistent-inequality-new-evidence-brazil-combining-national-accounts-surveys-fiscal-data-2001-2015-wid-world-working-paper-201712/[/URL_LINK][URL_TEXT]Marc Morgan (2017), Extreme and Persistent Inequality: New Evidence for Brazil Combining National Accounts, Surveys and Fiscal Data, 2001-2015[/URL_TEXT][/URL]</text:p>
          </table:table-cell>
          <table:table-cell table:number-columns-repeated="1014"/>
        </table:table-row>
        <table:table-row table:style-name="ro2">
          <table:table-cell table:style-name="ce4" office:value-type="string" calcext:value-type="string">
            <text:p>BG</text:p>
          </table:table-cell>
          <table:table-cell table:style-name="ce4" office:value-type="string" calcext:value-type="string">
            <text:p>Bulgar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G</text:p>
          </table:table-cell>
          <table:table-cell table:style-name="ce4" office:value-type="string" calcext:value-type="string">
            <text:p>Bulgar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BG</text:p>
          </table:table-cell>
          <table:table-cell table:style-name="ce4" office:value-type="string" calcext:value-type="string">
            <text:p>Bulgar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CA</text:p>
          </table:table-cell>
          <table:table-cell table:style-name="ce4" office:value-type="string" calcext:value-type="string">
            <text:p>Califor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CA</text:p>
          </table:table-cell>
          <table:table-cell table:style-name="ce4" office:value-type="string" calcext:value-type="string">
            <text:p>Califor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CA</text:p>
          </table:table-cell>
          <table:table-cell table:style-name="ce4" office:value-type="string" calcext:value-type="string">
            <text:p>Califor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CA</text:p>
          </table:table-cell>
          <table:table-cell table:style-name="ce4" office:value-type="string" calcext:value-type="string">
            <text:p>Canad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CA</text:p>
          </table:table-cell>
          <table:table-cell table:style-name="ce4" office:value-type="string" calcext:value-type="string">
            <text:p>Canad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CA</text:p>
          </table:table-cell>
          <table:table-cell table:style-name="ce4" office:value-type="string" calcext:value-type="string">
            <text:p>Canad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CL</text:p>
          </table:table-cell>
          <table:table-cell table:style-name="ce4" office:value-type="string" calcext:value-type="string">
            <text:p>Chil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Pre-tax national income series correspond here to fiscal income series adjusted with undistributed profits held in corporations.</text:p>
          </table:table-cell>
          <table:table-cell table:style-name="ce4" office:value-type="string" calcext:value-type="string">
            <text:p>[URL][URL_LINK]http://wordpress.wid.world/wp-content/uploads/2018/10/WID_WORKING_PAPER_2018_11_Chile.pdf[/URL_LINK][URL_TEXT]Atria, J., Flores I., Sanhueza C., Mayer R. (2018), Top Income in Chile: A Historical Perspective of Income Inequality (1964-2015)[/URL_TEXT][/URL]</text:p>
          </table:table-cell>
          <table:table-cell table:number-columns-repeated="1014"/>
        </table:table-row>
        <table:table-row table:style-name="ro2">
          <table:table-cell table:style-name="ce4" office:value-type="string" calcext:value-type="string">
            <text:p>CL</text:p>
          </table:table-cell>
          <table:table-cell table:style-name="ce4" office:value-type="string" calcext:value-type="string">
            <text:p>Chil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Pre-tax national income series correspond here to fiscal income series adjusted with undistributed profits held in corporations.</text:p>
          </table:table-cell>
          <table:table-cell table:style-name="ce4" office:value-type="string" calcext:value-type="string">
            <text:p>[URL][URL_LINK]http://wordpress.wid.world/wp-content/uploads/2018/10/WID_WORKING_PAPER_2018_11_Chile.pdf[/URL_LINK][URL_TEXT]Atria, J., Flores I., Sanhueza C., Mayer R. (2018), Top Income in Chile: A Historical Perspective of Income Inequality (1964-2015)[/URL_TEXT][/URL]</text:p>
          </table:table-cell>
          <table:table-cell table:number-columns-repeated="1014"/>
        </table:table-row>
        <table:table-row table:style-name="ro2">
          <table:table-cell table:style-name="ce4" office:value-type="string" calcext:value-type="string">
            <text:p>CL</text:p>
          </table:table-cell>
          <table:table-cell table:style-name="ce4" office:value-type="string" calcext:value-type="string">
            <text:p>Chil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Pre-tax national income series correspond here to fiscal income series adjusted with undistributed profits held in corporations.</text:p>
          </table:table-cell>
          <table:table-cell table:style-name="ce4" office:value-type="string" calcext:value-type="string">
            <text:p>[URL][URL_LINK]http://wordpress.wid.world/wp-content/uploads/2018/10/WID_WORKING_PAPER_2018_11_Chile.pdf[/URL_LINK][URL_TEXT]Atria, J., Flores I., Sanhueza C., Mayer R. (2018), Top Income in Chile: A Historical Perspective of Income Inequality (1964-2015)[/URL_TEXT][/URL]</text:p>
          </table:table-cell>
          <table:table-cell table:number-columns-repeated="1014"/>
        </table:table-row>
        <table:table-row table:style-name="ro2">
          <table:table-cell table:style-name="ce4" office:value-type="string" calcext:value-type="string">
            <text:p>CN</text:p>
          </table:table-cell>
          <table:table-cell table:style-name="ce4" office:value-type="string" calcext:value-type="string">
            <text:p>Chi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CN</text:p>
          </table:table-cell>
          <table:table-cell table:style-name="ce4" office:value-type="string" calcext:value-type="string">
            <text:p>Chi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CN</text:p>
          </table:table-cell>
          <table:table-cell table:style-name="ce4" office:value-type="string" calcext:value-type="string">
            <text:p>Chi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CO</text:p>
          </table:table-cell>
          <table:table-cell table:style-name="ce4" office:value-type="string" calcext:value-type="string">
            <text:p>Colomb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CO</text:p>
          </table:table-cell>
          <table:table-cell table:style-name="ce4" office:value-type="string" calcext:value-type="string">
            <text:p>Colomb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CO</text:p>
          </table:table-cell>
          <table:table-cell table:style-name="ce4" office:value-type="string" calcext:value-type="string">
            <text:p>Colomb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CO</text:p>
          </table:table-cell>
          <table:table-cell table:style-name="ce4" office:value-type="string" calcext:value-type="string">
            <text:p>Colorado</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CO</text:p>
          </table:table-cell>
          <table:table-cell table:style-name="ce4" office:value-type="string" calcext:value-type="string">
            <text:p>Colorado</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CO</text:p>
          </table:table-cell>
          <table:table-cell table:style-name="ce4" office:value-type="string" calcext:value-type="string">
            <text:p>Colorado</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CT</text:p>
          </table:table-cell>
          <table:table-cell table:style-name="ce4" office:value-type="string" calcext:value-type="string">
            <text:p>Connecticut</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CT</text:p>
          </table:table-cell>
          <table:table-cell table:style-name="ce4" office:value-type="string" calcext:value-type="string">
            <text:p>Connecticut</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CT</text:p>
          </table:table-cell>
          <table:table-cell table:style-name="ce4" office:value-type="string" calcext:value-type="string">
            <text:p>Connecticut</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CI</text:p>
          </table:table-cell>
          <table:table-cell table:style-name="ce4" office:value-type="string" calcext:value-type="string">
            <text:p>Cote d"Ivoir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income-inequality-cote-divoire-1985-2014-wid-world-working-paper-201708/[/URL_LINK][URL_TEXT]Czajka, Léo (2017). Income Inequality in Côte d'Ivoire : 1985-2014[/URL_TEXT][/URL]</text:p>
          </table:table-cell>
          <table:table-cell table:number-columns-repeated="1014"/>
        </table:table-row>
        <table:table-row table:style-name="ro2">
          <table:table-cell table:style-name="ce4" office:value-type="string" calcext:value-type="string">
            <text:p>CI</text:p>
          </table:table-cell>
          <table:table-cell table:style-name="ce4" office:value-type="string" calcext:value-type="string">
            <text:p>Cote d"Ivoir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income-inequality-cote-divoire-1985-2014-wid-world-working-paper-201708/[/URL_LINK][URL_TEXT]Czajka, Léo (2017). Income Inequality in Côte d'Ivoire : 1985-2014[/URL_TEXT][/URL]</text:p>
          </table:table-cell>
          <table:table-cell table:number-columns-repeated="1014"/>
        </table:table-row>
        <table:table-row table:style-name="ro2">
          <table:table-cell table:style-name="ce4" office:value-type="string" calcext:value-type="string">
            <text:p>CI</text:p>
          </table:table-cell>
          <table:table-cell table:style-name="ce4" office:value-type="string" calcext:value-type="string">
            <text:p>Cote d"Ivoir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income-inequality-cote-divoire-1985-2014-wid-world-working-paper-201708/[/URL_LINK][URL_TEXT]Czajka, Léo (2017). Income Inequality in Côte d'Ivoire : 1985-2014[/URL_TEXT][/URL]</text:p>
          </table:table-cell>
          <table:table-cell table:number-columns-repeated="1014"/>
        </table:table-row>
        <table:table-row table:style-name="ro2">
          <table:table-cell table:style-name="ce4" office:value-type="string" calcext:value-type="string">
            <text:p>HR</text:p>
          </table:table-cell>
          <table:table-cell table:style-name="ce4" office:value-type="string" calcext:value-type="string">
            <text:p>Croat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HR</text:p>
          </table:table-cell>
          <table:table-cell table:style-name="ce4" office:value-type="string" calcext:value-type="string">
            <text:p>Croat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HR</text:p>
          </table:table-cell>
          <table:table-cell table:style-name="ce4" office:value-type="string" calcext:value-type="string">
            <text:p>Croat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Y</text:p>
          </table:table-cell>
          <table:table-cell table:style-name="ce4" office:value-type="string" calcext:value-type="string">
            <text:p>Cypru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Y</text:p>
          </table:table-cell>
          <table:table-cell table:style-name="ce4" office:value-type="string" calcext:value-type="string">
            <text:p>Cypru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Y</text:p>
          </table:table-cell>
          <table:table-cell table:style-name="ce4" office:value-type="string" calcext:value-type="string">
            <text:p>Cypru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Z</text:p>
          </table:table-cell>
          <table:table-cell table:style-name="ce4" office:value-type="string" calcext:value-type="string">
            <text:p>Czech Republic</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Z</text:p>
          </table:table-cell>
          <table:table-cell table:style-name="ce4" office:value-type="string" calcext:value-type="string">
            <text:p>Czech Republic</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Z</text:p>
          </table:table-cell>
          <table:table-cell table:style-name="ce4" office:value-type="string" calcext:value-type="string">
            <text:p>Czech Republic</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DE</text:p>
          </table:table-cell>
          <table:table-cell table:style-name="ce4" office:value-type="string" calcext:value-type="string">
            <text:p>Delawar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DE</text:p>
          </table:table-cell>
          <table:table-cell table:style-name="ce4" office:value-type="string" calcext:value-type="string">
            <text:p>Delawar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DE</text:p>
          </table:table-cell>
          <table:table-cell table:style-name="ce4" office:value-type="string" calcext:value-type="string">
            <text:p>Delawar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DK</text:p>
          </table:table-cell>
          <table:table-cell table:style-name="ce4" office:value-type="string" calcext:value-type="string">
            <text:p>Denmark</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DK</text:p>
          </table:table-cell>
          <table:table-cell table:style-name="ce4" office:value-type="string" calcext:value-type="string">
            <text:p>Denmark</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DK</text:p>
          </table:table-cell>
          <table:table-cell table:style-name="ce4" office:value-type="string" calcext:value-type="string">
            <text:p>Denmark</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DC</text:p>
          </table:table-cell>
          <table:table-cell table:style-name="ce4" office:value-type="string" calcext:value-type="string">
            <text:p>District of Columb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DC</text:p>
          </table:table-cell>
          <table:table-cell table:style-name="ce4" office:value-type="string" calcext:value-type="string">
            <text:p>District of Columb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DC</text:p>
          </table:table-cell>
          <table:table-cell table:style-name="ce4" office:value-type="string" calcext:value-type="string">
            <text:p>District of Columb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EG</text:p>
          </table:table-cell>
          <table:table-cell table:style-name="ce4" office:value-type="string" calcext:value-type="string">
            <text:p>Egypt</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EG</text:p>
          </table:table-cell>
          <table:table-cell table:style-name="ce4" office:value-type="string" calcext:value-type="string">
            <text:p>Egypt</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EG</text:p>
          </table:table-cell>
          <table:table-cell table:style-name="ce4" office:value-type="string" calcext:value-type="string">
            <text:p>Egypt</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EE</text:p>
          </table:table-cell>
          <table:table-cell table:style-name="ce4" office:value-type="string" calcext:value-type="string">
            <text:p>Esto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EE</text:p>
          </table:table-cell>
          <table:table-cell table:style-name="ce4" office:value-type="string" calcext:value-type="string">
            <text:p>Esto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EE</text:p>
          </table:table-cell>
          <table:table-cell table:style-name="ce4" office:value-type="string" calcext:value-type="string">
            <text:p>Esto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QY</text:p>
          </table:table-cell>
          <table:table-cell table:style-name="ce4" office:value-type="string" calcext:value-type="string">
            <text:p>European Unio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QY</text:p>
          </table:table-cell>
          <table:table-cell table:style-name="ce4" office:value-type="string" calcext:value-type="string">
            <text:p>European Unio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QY</text:p>
          </table:table-cell>
          <table:table-cell table:style-name="ce4" office:value-type="string" calcext:value-type="string">
            <text:p>European Unio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FI</text:p>
          </table:table-cell>
          <table:table-cell table:style-name="ce4" office:value-type="string" calcext:value-type="string">
            <text:p>Fin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FI</text:p>
          </table:table-cell>
          <table:table-cell table:style-name="ce4" office:value-type="string" calcext:value-type="string">
            <text:p>Fin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FI</text:p>
          </table:table-cell>
          <table:table-cell table:style-name="ce4" office:value-type="string" calcext:value-type="string">
            <text:p>Fin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FL</text:p>
          </table:table-cell>
          <table:table-cell table:style-name="ce4" office:value-type="string" calcext:value-type="string">
            <text:p>Florid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FL</text:p>
          </table:table-cell>
          <table:table-cell table:style-name="ce4" office:value-type="string" calcext:value-type="string">
            <text:p>Florid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FL</text:p>
          </table:table-cell>
          <table:table-cell table:style-name="ce4" office:value-type="string" calcext:value-type="string">
            <text:p>Florid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FR</text:p>
          </table:table-cell>
          <table:table-cell table:style-name="ce4" office:value-type="string" calcext:value-type="string">
            <text:p>Franc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Garbinti, Goupille and Piketty (2016)</text:p>
          </table:table-cell>
          <table:table-cell table:number-columns-repeated="1014"/>
        </table:table-row>
        <table:table-row table:style-name="ro2">
          <table:table-cell table:style-name="ce4" office:value-type="string" calcext:value-type="string">
            <text:p>FR</text:p>
          </table:table-cell>
          <table:table-cell table:style-name="ce4" office:value-type="string" calcext:value-type="string">
            <text:p>Franc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Garbinti, Goupille and Piketty (2016)</text:p>
          </table:table-cell>
          <table:table-cell table:number-columns-repeated="1014"/>
        </table:table-row>
        <table:table-row table:style-name="ro2">
          <table:table-cell table:style-name="ce4" office:value-type="string" calcext:value-type="string">
            <text:p>FR</text:p>
          </table:table-cell>
          <table:table-cell table:style-name="ce4" office:value-type="string" calcext:value-type="string">
            <text:p>Franc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Garbinti, Goupille and Piketty (2016)</text:p>
          </table:table-cell>
          <table:table-cell table:number-columns-repeated="1014"/>
        </table:table-row>
        <table:table-row table:style-name="ro2">
          <table:table-cell table:style-name="ce4" office:value-type="string" calcext:value-type="string">
            <text:p>US-GA</text:p>
          </table:table-cell>
          <table:table-cell table:style-name="ce4" office:value-type="string" calcext:value-type="string">
            <text:p>Georg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GA</text:p>
          </table:table-cell>
          <table:table-cell table:style-name="ce4" office:value-type="string" calcext:value-type="string">
            <text:p>Georg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GA</text:p>
          </table:table-cell>
          <table:table-cell table:style-name="ce4" office:value-type="string" calcext:value-type="string">
            <text:p>Georg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DD</text:p>
          </table:table-cell>
          <table:table-cell table:style-name="ce4" office:value-type="string" calcext:value-type="string">
            <text:p>German Democratic Republic</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DD</text:p>
          </table:table-cell>
          <table:table-cell table:style-name="ce4" office:value-type="string" calcext:value-type="string">
            <text:p>German Democratic Republic</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DD</text:p>
          </table:table-cell>
          <table:table-cell table:style-name="ce4" office:value-type="string" calcext:value-type="string">
            <text:p>German Democratic Republic</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DE</text:p>
          </table:table-cell>
          <table:table-cell table:style-name="ce4" office:value-type="string" calcext:value-type="string">
            <text:p>German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DE</text:p>
          </table:table-cell>
          <table:table-cell table:style-name="ce4" office:value-type="string" calcext:value-type="string">
            <text:p>German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DE</text:p>
          </table:table-cell>
          <table:table-cell table:style-name="ce4" office:value-type="string" calcext:value-type="string">
            <text:p>German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GR</text:p>
          </table:table-cell>
          <table:table-cell table:style-name="ce4" office:value-type="string" calcext:value-type="string">
            <text:p>Greec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GR</text:p>
          </table:table-cell>
          <table:table-cell table:style-name="ce4" office:value-type="string" calcext:value-type="string">
            <text:p>Greec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GR</text:p>
          </table:table-cell>
          <table:table-cell table:style-name="ce4" office:value-type="string" calcext:value-type="string">
            <text:p>Greec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HI</text:p>
          </table:table-cell>
          <table:table-cell table:style-name="ce4" office:value-type="string" calcext:value-type="string">
            <text:p>Hawaii</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HI</text:p>
          </table:table-cell>
          <table:table-cell table:style-name="ce4" office:value-type="string" calcext:value-type="string">
            <text:p>Hawaii</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HI</text:p>
          </table:table-cell>
          <table:table-cell table:style-name="ce4" office:value-type="string" calcext:value-type="string">
            <text:p>Hawaii</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HU</text:p>
          </table:table-cell>
          <table:table-cell table:style-name="ce4" office:value-type="string" calcext:value-type="string">
            <text:p>Hungar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HU</text:p>
          </table:table-cell>
          <table:table-cell table:style-name="ce4" office:value-type="string" calcext:value-type="string">
            <text:p>Hungar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HU</text:p>
          </table:table-cell>
          <table:table-cell table:style-name="ce4" office:value-type="string" calcext:value-type="string">
            <text:p>Hungar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S</text:p>
          </table:table-cell>
          <table:table-cell table:style-name="ce4" office:value-type="string" calcext:value-type="string">
            <text:p>Ice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S</text:p>
          </table:table-cell>
          <table:table-cell table:style-name="ce4" office:value-type="string" calcext:value-type="string">
            <text:p>Ice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S</text:p>
          </table:table-cell>
          <table:table-cell table:style-name="ce4" office:value-type="string" calcext:value-type="string">
            <text:p>Ice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ID</text:p>
          </table:table-cell>
          <table:table-cell table:style-name="ce4" office:value-type="string" calcext:value-type="string">
            <text:p>Idaho</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D</text:p>
          </table:table-cell>
          <table:table-cell table:style-name="ce4" office:value-type="string" calcext:value-type="string">
            <text:p>Idaho</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D</text:p>
          </table:table-cell>
          <table:table-cell table:style-name="ce4" office:value-type="string" calcext:value-type="string">
            <text:p>Idaho</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L</text:p>
          </table:table-cell>
          <table:table-cell table:style-name="ce4" office:value-type="string" calcext:value-type="string">
            <text:p>Illinoi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L</text:p>
          </table:table-cell>
          <table:table-cell table:style-name="ce4" office:value-type="string" calcext:value-type="string">
            <text:p>Illinoi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L</text:p>
          </table:table-cell>
          <table:table-cell table:style-name="ce4" office:value-type="string" calcext:value-type="string">
            <text:p>Illinoi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IN</text:p>
          </table:table-cell>
          <table:table-cell table:style-name="ce4" office:value-type="string" calcext:value-type="string">
            <text:p>Ind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chancelpiketty2017widworld/[/URL_LINK][URL_TEXT]Chancel, Lucas; Piketty, Thomas (2017).Indian Income inequality, 1922-2015: From British Raj to Billionaire Raj?[/URL_TEXT][/URL]</text:p>
          </table:table-cell>
          <table:table-cell table:number-columns-repeated="1014"/>
        </table:table-row>
        <table:table-row table:style-name="ro2">
          <table:table-cell table:style-name="ce4" office:value-type="string" calcext:value-type="string">
            <text:p>IN</text:p>
          </table:table-cell>
          <table:table-cell table:style-name="ce4" office:value-type="string" calcext:value-type="string">
            <text:p>Ind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chancelpiketty2017widworld/[/URL_LINK][URL_TEXT]Chancel, Lucas; Piketty, Thomas (2017).Indian Income inequality, 1922-2015: From British Raj to Billionaire Raj?[/URL_TEXT][/URL]</text:p>
          </table:table-cell>
          <table:table-cell table:number-columns-repeated="1014"/>
        </table:table-row>
        <table:table-row table:style-name="ro2">
          <table:table-cell table:style-name="ce4" office:value-type="string" calcext:value-type="string">
            <text:p>IN</text:p>
          </table:table-cell>
          <table:table-cell table:style-name="ce4" office:value-type="string" calcext:value-type="string">
            <text:p>Ind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chancelpiketty2017widworld/[/URL_LINK][URL_TEXT]Chancel, Lucas; Piketty, Thomas (2017).Indian Income inequality, 1922-2015: From British Raj to Billionaire Raj?[/URL_TEXT][/URL]</text:p>
          </table:table-cell>
          <table:table-cell table:number-columns-repeated="1014"/>
        </table:table-row>
        <table:table-row table:style-name="ro2">
          <table:table-cell table:style-name="ce4" office:value-type="string" calcext:value-type="string">
            <text:p>US-IN</text:p>
          </table:table-cell>
          <table:table-cell table:style-name="ce4" office:value-type="string" calcext:value-type="string">
            <text:p>India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N</text:p>
          </table:table-cell>
          <table:table-cell table:style-name="ce4" office:value-type="string" calcext:value-type="string">
            <text:p>India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N</text:p>
          </table:table-cell>
          <table:table-cell table:style-name="ce4" office:value-type="string" calcext:value-type="string">
            <text:p>India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ID</text:p>
          </table:table-cell>
          <table:table-cell table:style-name="ce4" office:value-type="string" calcext:value-type="string">
            <text:p>Indones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ID</text:p>
          </table:table-cell>
          <table:table-cell table:style-name="ce4" office:value-type="string" calcext:value-type="string">
            <text:p>Indones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ID</text:p>
          </table:table-cell>
          <table:table-cell table:style-name="ce4" office:value-type="string" calcext:value-type="string">
            <text:p>Indones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IA</text:p>
          </table:table-cell>
          <table:table-cell table:style-name="ce4" office:value-type="string" calcext:value-type="string">
            <text:p>Iow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A</text:p>
          </table:table-cell>
          <table:table-cell table:style-name="ce4" office:value-type="string" calcext:value-type="string">
            <text:p>Iow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IA</text:p>
          </table:table-cell>
          <table:table-cell table:style-name="ce4" office:value-type="string" calcext:value-type="string">
            <text:p>Iow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IR</text:p>
          </table:table-cell>
          <table:table-cell table:style-name="ce4" office:value-type="string" calcext:value-type="string">
            <text:p>Ira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IR</text:p>
          </table:table-cell>
          <table:table-cell table:style-name="ce4" office:value-type="string" calcext:value-type="string">
            <text:p>Ira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IR</text:p>
          </table:table-cell>
          <table:table-cell table:style-name="ce4" office:value-type="string" calcext:value-type="string">
            <text:p>Ira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IQ</text:p>
          </table:table-cell>
          <table:table-cell table:style-name="ce4" office:value-type="string" calcext:value-type="string">
            <text:p>Iraq</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IQ</text:p>
          </table:table-cell>
          <table:table-cell table:style-name="ce4" office:value-type="string" calcext:value-type="string">
            <text:p>Iraq</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IQ</text:p>
          </table:table-cell>
          <table:table-cell table:style-name="ce4" office:value-type="string" calcext:value-type="string">
            <text:p>Iraq</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IE</text:p>
          </table:table-cell>
          <table:table-cell table:style-name="ce4" office:value-type="string" calcext:value-type="string">
            <text:p>Ire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E</text:p>
          </table:table-cell>
          <table:table-cell table:style-name="ce4" office:value-type="string" calcext:value-type="string">
            <text:p>Ire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E</text:p>
          </table:table-cell>
          <table:table-cell table:style-name="ce4" office:value-type="string" calcext:value-type="string">
            <text:p>Ire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T</text:p>
          </table:table-cell>
          <table:table-cell table:style-name="ce4" office:value-type="string" calcext:value-type="string">
            <text:p>Ital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T</text:p>
          </table:table-cell>
          <table:table-cell table:style-name="ce4" office:value-type="string" calcext:value-type="string">
            <text:p>Ital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IT</text:p>
          </table:table-cell>
          <table:table-cell table:style-name="ce4" office:value-type="string" calcext:value-type="string">
            <text:p>Ital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JP</text:p>
          </table:table-cell>
          <table:table-cell table:style-name="ce4" office:value-type="string" calcext:value-type="string">
            <text:p>Japa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JP</text:p>
          </table:table-cell>
          <table:table-cell table:style-name="ce4" office:value-type="string" calcext:value-type="string">
            <text:p>Japa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JP</text:p>
          </table:table-cell>
          <table:table-cell table:style-name="ce4" office:value-type="string" calcext:value-type="string">
            <text:p>Japa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JO</text:p>
          </table:table-cell>
          <table:table-cell table:style-name="ce4" office:value-type="string" calcext:value-type="string">
            <text:p>Jorda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JO</text:p>
          </table:table-cell>
          <table:table-cell table:style-name="ce4" office:value-type="string" calcext:value-type="string">
            <text:p>Jorda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JO</text:p>
          </table:table-cell>
          <table:table-cell table:style-name="ce4" office:value-type="string" calcext:value-type="string">
            <text:p>Jorda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US-KS</text:p>
          </table:table-cell>
          <table:table-cell table:style-name="ce4" office:value-type="string" calcext:value-type="string">
            <text:p>Kansa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KS</text:p>
          </table:table-cell>
          <table:table-cell table:style-name="ce4" office:value-type="string" calcext:value-type="string">
            <text:p>Kansa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KS</text:p>
          </table:table-cell>
          <table:table-cell table:style-name="ce4" office:value-type="string" calcext:value-type="string">
            <text:p>Kansa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KY</text:p>
          </table:table-cell>
          <table:table-cell table:style-name="ce4" office:value-type="string" calcext:value-type="string">
            <text:p>Kentuck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KY</text:p>
          </table:table-cell>
          <table:table-cell table:style-name="ce4" office:value-type="string" calcext:value-type="string">
            <text:p>Kentuck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KY</text:p>
          </table:table-cell>
          <table:table-cell table:style-name="ce4" office:value-type="string" calcext:value-type="string">
            <text:p>Kentuck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KR</text:p>
          </table:table-cell>
          <table:table-cell table:style-name="ce4" office:value-type="string" calcext:value-type="string">
            <text:p>Kore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KR</text:p>
          </table:table-cell>
          <table:table-cell table:style-name="ce4" office:value-type="string" calcext:value-type="string">
            <text:p>Kore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KR</text:p>
          </table:table-cell>
          <table:table-cell table:style-name="ce4" office:value-type="string" calcext:value-type="string">
            <text:p>Kore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KS</text:p>
          </table:table-cell>
          <table:table-cell table:style-name="ce4" office:value-type="string" calcext:value-type="string">
            <text:p>Kosovo</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Blanchet, Chancel and Gethin (2019)</text:p>
          </table:table-cell>
          <table:table-cell table:number-columns-repeated="1014"/>
        </table:table-row>
        <table:table-row table:style-name="ro2">
          <table:table-cell table:style-name="ce4" office:value-type="string" calcext:value-type="string">
            <text:p>KS</text:p>
          </table:table-cell>
          <table:table-cell table:style-name="ce4" office:value-type="string" calcext:value-type="string">
            <text:p>Kosovo</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Blanchet, Chancel and Gethin (2019)</text:p>
          </table:table-cell>
          <table:table-cell table:number-columns-repeated="1014"/>
        </table:table-row>
        <table:table-row table:style-name="ro2">
          <table:table-cell table:style-name="ce4" office:value-type="string" calcext:value-type="string">
            <text:p>KS</text:p>
          </table:table-cell>
          <table:table-cell table:style-name="ce4" office:value-type="string" calcext:value-type="string">
            <text:p>Kosovo</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Blanchet, Chancel and Gethin (2019)</text:p>
          </table:table-cell>
          <table:table-cell table:number-columns-repeated="1014"/>
        </table:table-row>
        <table:table-row table:style-name="ro2">
          <table:table-cell table:style-name="ce4" office:value-type="string" calcext:value-type="string">
            <text:p>KW</text:p>
          </table:table-cell>
          <table:table-cell table:style-name="ce4" office:value-type="string" calcext:value-type="string">
            <text:p>Kuwait</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KW</text:p>
          </table:table-cell>
          <table:table-cell table:style-name="ce4" office:value-type="string" calcext:value-type="string">
            <text:p>Kuwait</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KW</text:p>
          </table:table-cell>
          <table:table-cell table:style-name="ce4" office:value-type="string" calcext:value-type="string">
            <text:p>Kuwait</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LV</text:p>
          </table:table-cell>
          <table:table-cell table:style-name="ce4" office:value-type="string" calcext:value-type="string">
            <text:p>Latv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LV</text:p>
          </table:table-cell>
          <table:table-cell table:style-name="ce4" office:value-type="string" calcext:value-type="string">
            <text:p>Latv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LV</text:p>
          </table:table-cell>
          <table:table-cell table:style-name="ce4" office:value-type="string" calcext:value-type="string">
            <text:p>Latv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LB</text:p>
          </table:table-cell>
          <table:table-cell table:style-name="ce4" office:value-type="string" calcext:value-type="string">
            <text:p>Lebano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rethinking-lebanese-economic-miracle-extreme-concentration-income-wealth-lebanon-2005-2014-wid-world-working-paper-201713/[/URL_LINK][URL_TEXT]Lydia Assouad (2017). Rethinking the Lebanese economic miracle: The extreme concentration of income and wealth in Lebanon 2005-2014. WID.world Working Paper 2017/13[/URL_TEXT][/URL]</text:p>
          </table:table-cell>
          <table:table-cell table:number-columns-repeated="1014"/>
        </table:table-row>
        <table:table-row table:style-name="ro2">
          <table:table-cell table:style-name="ce4" office:value-type="string" calcext:value-type="string">
            <text:p>LB</text:p>
          </table:table-cell>
          <table:table-cell table:style-name="ce4" office:value-type="string" calcext:value-type="string">
            <text:p>Lebano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rethinking-lebanese-economic-miracle-extreme-concentration-income-wealth-lebanon-2005-2014-wid-world-working-paper-201713/[/URL_LINK][URL_TEXT]Lydia Assouad (2017). Rethinking the Lebanese economic miracle: The extreme concentration of income and wealth in Lebanon 2005-2014. WID.world Working Paper 2017/13[/URL_TEXT][/URL]</text:p>
          </table:table-cell>
          <table:table-cell table:number-columns-repeated="1014"/>
        </table:table-row>
        <table:table-row table:style-name="ro2">
          <table:table-cell table:style-name="ce4" office:value-type="string" calcext:value-type="string">
            <text:p>LB</text:p>
          </table:table-cell>
          <table:table-cell table:style-name="ce4" office:value-type="string" calcext:value-type="string">
            <text:p>Lebano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rethinking-lebanese-economic-miracle-extreme-concentration-income-wealth-lebanon-2005-2014-wid-world-working-paper-201713/[/URL_LINK][URL_TEXT]Lydia Assouad (2017). Rethinking the Lebanese economic miracle: The extreme concentration of income and wealth in Lebanon 2005-2014. WID.world Working Paper 2017/13[/URL_TEXT][/URL]</text:p>
          </table:table-cell>
          <table:table-cell table:number-columns-repeated="1014"/>
        </table:table-row>
        <table:table-row table:style-name="ro2">
          <table:table-cell table:style-name="ce4" office:value-type="string" calcext:value-type="string">
            <text:p>LT</text:p>
          </table:table-cell>
          <table:table-cell table:style-name="ce4" office:value-type="string" calcext:value-type="string">
            <text:p>Lithua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LT</text:p>
          </table:table-cell>
          <table:table-cell table:style-name="ce4" office:value-type="string" calcext:value-type="string">
            <text:p>Lithua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LT</text:p>
          </table:table-cell>
          <table:table-cell table:style-name="ce4" office:value-type="string" calcext:value-type="string">
            <text:p>Lithua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LA</text:p>
          </table:table-cell>
          <table:table-cell table:style-name="ce4" office:value-type="string" calcext:value-type="string">
            <text:p>Louisia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LA</text:p>
          </table:table-cell>
          <table:table-cell table:style-name="ce4" office:value-type="string" calcext:value-type="string">
            <text:p>Louisia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LA</text:p>
          </table:table-cell>
          <table:table-cell table:style-name="ce4" office:value-type="string" calcext:value-type="string">
            <text:p>Louisia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LU</text:p>
          </table:table-cell>
          <table:table-cell table:style-name="ce4" office:value-type="string" calcext:value-type="string">
            <text:p>Luxembourg</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LU</text:p>
          </table:table-cell>
          <table:table-cell table:style-name="ce4" office:value-type="string" calcext:value-type="string">
            <text:p>Luxembourg</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LU</text:p>
          </table:table-cell>
          <table:table-cell table:style-name="ce4" office:value-type="string" calcext:value-type="string">
            <text:p>Luxembourg</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K</text:p>
          </table:table-cell>
          <table:table-cell table:style-name="ce4" office:value-type="string" calcext:value-type="string">
            <text:p>Macedo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K</text:p>
          </table:table-cell>
          <table:table-cell table:style-name="ce4" office:value-type="string" calcext:value-type="string">
            <text:p>Macedo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K</text:p>
          </table:table-cell>
          <table:table-cell table:style-name="ce4" office:value-type="string" calcext:value-type="string">
            <text:p>Macedo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ME</text:p>
          </table:table-cell>
          <table:table-cell table:style-name="ce4" office:value-type="string" calcext:value-type="string">
            <text:p>Main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E</text:p>
          </table:table-cell>
          <table:table-cell table:style-name="ce4" office:value-type="string" calcext:value-type="string">
            <text:p>Main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E</text:p>
          </table:table-cell>
          <table:table-cell table:style-name="ce4" office:value-type="string" calcext:value-type="string">
            <text:p>Main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MY</text:p>
          </table:table-cell>
          <table:table-cell table:style-name="ce4" office:value-type="string" calcext:value-type="string">
            <text:p>Malays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MY</text:p>
          </table:table-cell>
          <table:table-cell table:style-name="ce4" office:value-type="string" calcext:value-type="string">
            <text:p>Malays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MY</text:p>
          </table:table-cell>
          <table:table-cell table:style-name="ce4" office:value-type="string" calcext:value-type="string">
            <text:p>Malays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MT</text:p>
          </table:table-cell>
          <table:table-cell table:style-name="ce4" office:value-type="string" calcext:value-type="string">
            <text:p>Malt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T</text:p>
          </table:table-cell>
          <table:table-cell table:style-name="ce4" office:value-type="string" calcext:value-type="string">
            <text:p>Malt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T</text:p>
          </table:table-cell>
          <table:table-cell table:style-name="ce4" office:value-type="string" calcext:value-type="string">
            <text:p>Malt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MD</text:p>
          </table:table-cell>
          <table:table-cell table:style-name="ce4" office:value-type="string" calcext:value-type="string">
            <text:p>Mary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D</text:p>
          </table:table-cell>
          <table:table-cell table:style-name="ce4" office:value-type="string" calcext:value-type="string">
            <text:p>Mary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D</text:p>
          </table:table-cell>
          <table:table-cell table:style-name="ce4" office:value-type="string" calcext:value-type="string">
            <text:p>Mary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A</text:p>
          </table:table-cell>
          <table:table-cell table:style-name="ce4" office:value-type="string" calcext:value-type="string">
            <text:p>Massachusett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A</text:p>
          </table:table-cell>
          <table:table-cell table:style-name="ce4" office:value-type="string" calcext:value-type="string">
            <text:p>Massachusett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A</text:p>
          </table:table-cell>
          <table:table-cell table:style-name="ce4" office:value-type="string" calcext:value-type="string">
            <text:p>Massachusett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MU</text:p>
          </table:table-cell>
          <table:table-cell table:style-name="ce4" office:value-type="string" calcext:value-type="string">
            <text:p>Mauritiu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MU</text:p>
          </table:table-cell>
          <table:table-cell table:style-name="ce4" office:value-type="string" calcext:value-type="string">
            <text:p>Mauritiu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MU</text:p>
          </table:table-cell>
          <table:table-cell table:style-name="ce4" office:value-type="string" calcext:value-type="string">
            <text:p>Mauritiu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MI</text:p>
          </table:table-cell>
          <table:table-cell table:style-name="ce4" office:value-type="string" calcext:value-type="string">
            <text:p>Michiga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I</text:p>
          </table:table-cell>
          <table:table-cell table:style-name="ce4" office:value-type="string" calcext:value-type="string">
            <text:p>Michiga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I</text:p>
          </table:table-cell>
          <table:table-cell table:style-name="ce4" office:value-type="string" calcext:value-type="string">
            <text:p>Michiga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N</text:p>
          </table:table-cell>
          <table:table-cell table:style-name="ce4" office:value-type="string" calcext:value-type="string">
            <text:p>Minnesot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N</text:p>
          </table:table-cell>
          <table:table-cell table:style-name="ce4" office:value-type="string" calcext:value-type="string">
            <text:p>Minnesot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N</text:p>
          </table:table-cell>
          <table:table-cell table:style-name="ce4" office:value-type="string" calcext:value-type="string">
            <text:p>Minnesot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S</text:p>
          </table:table-cell>
          <table:table-cell table:style-name="ce4" office:value-type="string" calcext:value-type="string">
            <text:p>Mississippi</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S</text:p>
          </table:table-cell>
          <table:table-cell table:style-name="ce4" office:value-type="string" calcext:value-type="string">
            <text:p>Mississippi</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S</text:p>
          </table:table-cell>
          <table:table-cell table:style-name="ce4" office:value-type="string" calcext:value-type="string">
            <text:p>Mississippi</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O</text:p>
          </table:table-cell>
          <table:table-cell table:style-name="ce4" office:value-type="string" calcext:value-type="string">
            <text:p>Missouri</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O</text:p>
          </table:table-cell>
          <table:table-cell table:style-name="ce4" office:value-type="string" calcext:value-type="string">
            <text:p>Missouri</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O</text:p>
          </table:table-cell>
          <table:table-cell table:style-name="ce4" office:value-type="string" calcext:value-type="string">
            <text:p>Missouri</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MD</text:p>
          </table:table-cell>
          <table:table-cell table:style-name="ce4" office:value-type="string" calcext:value-type="string">
            <text:p>Moldov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D</text:p>
          </table:table-cell>
          <table:table-cell table:style-name="ce4" office:value-type="string" calcext:value-type="string">
            <text:p>Moldov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D</text:p>
          </table:table-cell>
          <table:table-cell table:style-name="ce4" office:value-type="string" calcext:value-type="string">
            <text:p>Moldov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MT</text:p>
          </table:table-cell>
          <table:table-cell table:style-name="ce4" office:value-type="string" calcext:value-type="string">
            <text:p>Monta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T</text:p>
          </table:table-cell>
          <table:table-cell table:style-name="ce4" office:value-type="string" calcext:value-type="string">
            <text:p>Monta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MT</text:p>
          </table:table-cell>
          <table:table-cell table:style-name="ce4" office:value-type="string" calcext:value-type="string">
            <text:p>Monta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ME</text:p>
          </table:table-cell>
          <table:table-cell table:style-name="ce4" office:value-type="string" calcext:value-type="string">
            <text:p>Montenegro</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E</text:p>
          </table:table-cell>
          <table:table-cell table:style-name="ce4" office:value-type="string" calcext:value-type="string">
            <text:p>Montenegro</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ME</text:p>
          </table:table-cell>
          <table:table-cell table:style-name="ce4" office:value-type="string" calcext:value-type="string">
            <text:p>Montenegro</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NE</text:p>
          </table:table-cell>
          <table:table-cell table:style-name="ce4" office:value-type="string" calcext:value-type="string">
            <text:p>Nebrask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E</text:p>
          </table:table-cell>
          <table:table-cell table:style-name="ce4" office:value-type="string" calcext:value-type="string">
            <text:p>Nebrask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E</text:p>
          </table:table-cell>
          <table:table-cell table:style-name="ce4" office:value-type="string" calcext:value-type="string">
            <text:p>Nebrask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NL</text:p>
          </table:table-cell>
          <table:table-cell table:style-name="ce4" office:value-type="string" calcext:value-type="string">
            <text:p>Netherland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NL</text:p>
          </table:table-cell>
          <table:table-cell table:style-name="ce4" office:value-type="string" calcext:value-type="string">
            <text:p>Netherland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NL</text:p>
          </table:table-cell>
          <table:table-cell table:style-name="ce4" office:value-type="string" calcext:value-type="string">
            <text:p>Netherland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NV</text:p>
          </table:table-cell>
          <table:table-cell table:style-name="ce4" office:value-type="string" calcext:value-type="string">
            <text:p>Nevad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V</text:p>
          </table:table-cell>
          <table:table-cell table:style-name="ce4" office:value-type="string" calcext:value-type="string">
            <text:p>Nevad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V</text:p>
          </table:table-cell>
          <table:table-cell table:style-name="ce4" office:value-type="string" calcext:value-type="string">
            <text:p>Nevad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H</text:p>
          </table:table-cell>
          <table:table-cell table:style-name="ce4" office:value-type="string" calcext:value-type="string">
            <text:p>New Hampshir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H</text:p>
          </table:table-cell>
          <table:table-cell table:style-name="ce4" office:value-type="string" calcext:value-type="string">
            <text:p>New Hampshir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H</text:p>
          </table:table-cell>
          <table:table-cell table:style-name="ce4" office:value-type="string" calcext:value-type="string">
            <text:p>New Hampshir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J</text:p>
          </table:table-cell>
          <table:table-cell table:style-name="ce4" office:value-type="string" calcext:value-type="string">
            <text:p>New Jerse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J</text:p>
          </table:table-cell>
          <table:table-cell table:style-name="ce4" office:value-type="string" calcext:value-type="string">
            <text:p>New Jerse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J</text:p>
          </table:table-cell>
          <table:table-cell table:style-name="ce4" office:value-type="string" calcext:value-type="string">
            <text:p>New Jerse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M</text:p>
          </table:table-cell>
          <table:table-cell table:style-name="ce4" office:value-type="string" calcext:value-type="string">
            <text:p>New Mexico</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M</text:p>
          </table:table-cell>
          <table:table-cell table:style-name="ce4" office:value-type="string" calcext:value-type="string">
            <text:p>New Mexico</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M</text:p>
          </table:table-cell>
          <table:table-cell table:style-name="ce4" office:value-type="string" calcext:value-type="string">
            <text:p>New Mexico</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Y</text:p>
          </table:table-cell>
          <table:table-cell table:style-name="ce4" office:value-type="string" calcext:value-type="string">
            <text:p>New York</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Y</text:p>
          </table:table-cell>
          <table:table-cell table:style-name="ce4" office:value-type="string" calcext:value-type="string">
            <text:p>New York</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Y</text:p>
          </table:table-cell>
          <table:table-cell table:style-name="ce4" office:value-type="string" calcext:value-type="string">
            <text:p>New York</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NZ</text:p>
          </table:table-cell>
          <table:table-cell table:style-name="ce4" office:value-type="string" calcext:value-type="string">
            <text:p>New Zea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NZ</text:p>
          </table:table-cell>
          <table:table-cell table:style-name="ce4" office:value-type="string" calcext:value-type="string">
            <text:p>New Zea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NZ</text:p>
          </table:table-cell>
          <table:table-cell table:style-name="ce4" office:value-type="string" calcext:value-type="string">
            <text:p>New Zea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NC</text:p>
          </table:table-cell>
          <table:table-cell table:style-name="ce4" office:value-type="string" calcext:value-type="string">
            <text:p>North Caroli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C</text:p>
          </table:table-cell>
          <table:table-cell table:style-name="ce4" office:value-type="string" calcext:value-type="string">
            <text:p>North Caroli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C</text:p>
          </table:table-cell>
          <table:table-cell table:style-name="ce4" office:value-type="string" calcext:value-type="string">
            <text:p>North Caroli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D</text:p>
          </table:table-cell>
          <table:table-cell table:style-name="ce4" office:value-type="string" calcext:value-type="string">
            <text:p>North Dakot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D</text:p>
          </table:table-cell>
          <table:table-cell table:style-name="ce4" office:value-type="string" calcext:value-type="string">
            <text:p>North Dakot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ND</text:p>
          </table:table-cell>
          <table:table-cell table:style-name="ce4" office:value-type="string" calcext:value-type="string">
            <text:p>North Dakot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NO</text:p>
          </table:table-cell>
          <table:table-cell table:style-name="ce4" office:value-type="string" calcext:value-type="string">
            <text:p>Norwa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NO</text:p>
          </table:table-cell>
          <table:table-cell table:style-name="ce4" office:value-type="string" calcext:value-type="string">
            <text:p>Norwa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NO</text:p>
          </table:table-cell>
          <table:table-cell table:style-name="ce4" office:value-type="string" calcext:value-type="string">
            <text:p>Norwa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US-OH</text:p>
          </table:table-cell>
          <table:table-cell table:style-name="ce4" office:value-type="string" calcext:value-type="string">
            <text:p>Ohio</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OH</text:p>
          </table:table-cell>
          <table:table-cell table:style-name="ce4" office:value-type="string" calcext:value-type="string">
            <text:p>Ohio</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OH</text:p>
          </table:table-cell>
          <table:table-cell table:style-name="ce4" office:value-type="string" calcext:value-type="string">
            <text:p>Ohio</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OK</text:p>
          </table:table-cell>
          <table:table-cell table:style-name="ce4" office:value-type="string" calcext:value-type="string">
            <text:p>Oklahom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OK</text:p>
          </table:table-cell>
          <table:table-cell table:style-name="ce4" office:value-type="string" calcext:value-type="string">
            <text:p>Oklahom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OK</text:p>
          </table:table-cell>
          <table:table-cell table:style-name="ce4" office:value-type="string" calcext:value-type="string">
            <text:p>Oklahom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OM</text:p>
          </table:table-cell>
          <table:table-cell table:style-name="ce4" office:value-type="string" calcext:value-type="string">
            <text:p>Oma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OM</text:p>
          </table:table-cell>
          <table:table-cell table:style-name="ce4" office:value-type="string" calcext:value-type="string">
            <text:p>Oma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OM</text:p>
          </table:table-cell>
          <table:table-cell table:style-name="ce4" office:value-type="string" calcext:value-type="string">
            <text:p>Oma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US-OR</text:p>
          </table:table-cell>
          <table:table-cell table:style-name="ce4" office:value-type="string" calcext:value-type="string">
            <text:p>Orego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OR</text:p>
          </table:table-cell>
          <table:table-cell table:style-name="ce4" office:value-type="string" calcext:value-type="string">
            <text:p>Orego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OR</text:p>
          </table:table-cell>
          <table:table-cell table:style-name="ce4" office:value-type="string" calcext:value-type="string">
            <text:p>Orego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PS</text:p>
          </table:table-cell>
          <table:table-cell table:style-name="ce4" office:value-type="string" calcext:value-type="string">
            <text:p>Palestin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PS</text:p>
          </table:table-cell>
          <table:table-cell table:style-name="ce4" office:value-type="string" calcext:value-type="string">
            <text:p>Palestin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PS</text:p>
          </table:table-cell>
          <table:table-cell table:style-name="ce4" office:value-type="string" calcext:value-type="string">
            <text:p>Palestin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US-PA</text:p>
          </table:table-cell>
          <table:table-cell table:style-name="ce4" office:value-type="string" calcext:value-type="string">
            <text:p>Pennsylva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PA</text:p>
          </table:table-cell>
          <table:table-cell table:style-name="ce4" office:value-type="string" calcext:value-type="string">
            <text:p>Pennsylva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PA</text:p>
          </table:table-cell>
          <table:table-cell table:style-name="ce4" office:value-type="string" calcext:value-type="string">
            <text:p>Pennsylva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PL</text:p>
          </table:table-cell>
          <table:table-cell table:style-name="ce4" office:value-type="string" calcext:value-type="string">
            <text:p>Po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PL</text:p>
          </table:table-cell>
          <table:table-cell table:style-name="ce4" office:value-type="string" calcext:value-type="string">
            <text:p>Po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PL</text:p>
          </table:table-cell>
          <table:table-cell table:style-name="ce4" office:value-type="string" calcext:value-type="string">
            <text:p>Po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PT</text:p>
          </table:table-cell>
          <table:table-cell table:style-name="ce4" office:value-type="string" calcext:value-type="string">
            <text:p>Portugal</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PT</text:p>
          </table:table-cell>
          <table:table-cell table:style-name="ce4" office:value-type="string" calcext:value-type="string">
            <text:p>Portugal</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PT</text:p>
          </table:table-cell>
          <table:table-cell table:style-name="ce4" office:value-type="string" calcext:value-type="string">
            <text:p>Portugal</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QA</text:p>
          </table:table-cell>
          <table:table-cell table:style-name="ce4" office:value-type="string" calcext:value-type="string">
            <text:p>Qatar</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QA</text:p>
          </table:table-cell>
          <table:table-cell table:style-name="ce4" office:value-type="string" calcext:value-type="string">
            <text:p>Qatar</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QA</text:p>
          </table:table-cell>
          <table:table-cell table:style-name="ce4" office:value-type="string" calcext:value-type="string">
            <text:p>Qatar</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US-RI</text:p>
          </table:table-cell>
          <table:table-cell table:style-name="ce4" office:value-type="string" calcext:value-type="string">
            <text:p>Rhode Is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RI</text:p>
          </table:table-cell>
          <table:table-cell table:style-name="ce4" office:value-type="string" calcext:value-type="string">
            <text:p>Rhode Is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RI</text:p>
          </table:table-cell>
          <table:table-cell table:style-name="ce4" office:value-type="string" calcext:value-type="string">
            <text:p>Rhode Is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RO</text:p>
          </table:table-cell>
          <table:table-cell table:style-name="ce4" office:value-type="string" calcext:value-type="string">
            <text:p>Roma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RO</text:p>
          </table:table-cell>
          <table:table-cell table:style-name="ce4" office:value-type="string" calcext:value-type="string">
            <text:p>Roma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RO</text:p>
          </table:table-cell>
          <table:table-cell table:style-name="ce4" office:value-type="string" calcext:value-type="string">
            <text:p>Roma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N-RU</text:p>
          </table:table-cell>
          <table:table-cell table:style-name="ce4" office:value-type="string" calcext:value-type="string">
            <text:p>Rural Chi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CN-RU</text:p>
          </table:table-cell>
          <table:table-cell table:style-name="ce4" office:value-type="string" calcext:value-type="string">
            <text:p>Rural Chi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CN-RU</text:p>
          </table:table-cell>
          <table:table-cell table:style-name="ce4" office:value-type="string" calcext:value-type="string">
            <text:p>Rural Chi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RU</text:p>
          </table:table-cell>
          <table:table-cell table:style-name="ce4" office:value-type="string" calcext:value-type="string">
            <text:p>Russian Federatio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soviets-oligarchs-inequality-property-russia-1905-2016-wid-world-working-paper-20179/[/URL_LINK][URL_TEXT]Novokmet, Filip; Piketty, Thomas and Zucman, Gabriel (2017).From Soviets to Oligarchs: Inequality and Property in Russia 1905-2016[/URL_TEXT][/URL]</text:p>
          </table:table-cell>
          <table:table-cell table:number-columns-repeated="1014"/>
        </table:table-row>
        <table:table-row table:style-name="ro2">
          <table:table-cell table:style-name="ce4" office:value-type="string" calcext:value-type="string">
            <text:p>RU</text:p>
          </table:table-cell>
          <table:table-cell table:style-name="ce4" office:value-type="string" calcext:value-type="string">
            <text:p>Russian Federatio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soviets-oligarchs-inequality-property-russia-1905-2016-wid-world-working-paper-20179/[/URL_LINK][URL_TEXT]Novokmet, Filip; Piketty, Thomas and Zucman, Gabriel (2017).From Soviets to Oligarchs: Inequality and Property in Russia 1905-2016[/URL_TEXT][/URL]</text:p>
          </table:table-cell>
          <table:table-cell table:number-columns-repeated="1014"/>
        </table:table-row>
        <table:table-row table:style-name="ro2">
          <table:table-cell table:style-name="ce4" office:value-type="string" calcext:value-type="string">
            <text:p>RU</text:p>
          </table:table-cell>
          <table:table-cell table:style-name="ce4" office:value-type="string" calcext:value-type="string">
            <text:p>Russian Federatio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soviets-oligarchs-inequality-property-russia-1905-2016-wid-world-working-paper-20179/[/URL_LINK][URL_TEXT]Novokmet, Filip; Piketty, Thomas and Zucman, Gabriel (2017).From Soviets to Oligarchs: Inequality and Property in Russia 1905-2016[/URL_TEXT][/URL]</text:p>
          </table:table-cell>
          <table:table-cell table:number-columns-repeated="1014"/>
        </table:table-row>
        <table:table-row table:style-name="ro2">
          <table:table-cell table:style-name="ce4" office:value-type="string" calcext:value-type="string">
            <text:p>SA</text:p>
          </table:table-cell>
          <table:table-cell table:style-name="ce4" office:value-type="string" calcext:value-type="string">
            <text:p>Saudi Arab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SA</text:p>
          </table:table-cell>
          <table:table-cell table:style-name="ce4" office:value-type="string" calcext:value-type="string">
            <text:p>Saudi Arab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SA</text:p>
          </table:table-cell>
          <table:table-cell table:style-name="ce4" office:value-type="string" calcext:value-type="string">
            <text:p>Saudi Arab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RS</text:p>
          </table:table-cell>
          <table:table-cell table:style-name="ce4" office:value-type="string" calcext:value-type="string">
            <text:p>Serb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RS</text:p>
          </table:table-cell>
          <table:table-cell table:style-name="ce4" office:value-type="string" calcext:value-type="string">
            <text:p>Serb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RS</text:p>
          </table:table-cell>
          <table:table-cell table:style-name="ce4" office:value-type="string" calcext:value-type="string">
            <text:p>Serb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C</text:p>
          </table:table-cell>
          <table:table-cell table:style-name="ce4" office:value-type="string" calcext:value-type="string">
            <text:p>Seychelle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SC</text:p>
          </table:table-cell>
          <table:table-cell table:style-name="ce4" office:value-type="string" calcext:value-type="string">
            <text:p>Seychelle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SC</text:p>
          </table:table-cell>
          <table:table-cell table:style-name="ce4" office:value-type="string" calcext:value-type="string">
            <text:p>Seychelle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SG</text:p>
          </table:table-cell>
          <table:table-cell table:style-name="ce4" office:value-type="string" calcext:value-type="string">
            <text:p>Singapor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SG</text:p>
          </table:table-cell>
          <table:table-cell table:style-name="ce4" office:value-type="string" calcext:value-type="string">
            <text:p>Singapor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SG</text:p>
          </table:table-cell>
          <table:table-cell table:style-name="ce4" office:value-type="string" calcext:value-type="string">
            <text:p>Singapor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SK</text:p>
          </table:table-cell>
          <table:table-cell table:style-name="ce4" office:value-type="string" calcext:value-type="string">
            <text:p>Slovak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K</text:p>
          </table:table-cell>
          <table:table-cell table:style-name="ce4" office:value-type="string" calcext:value-type="string">
            <text:p>Slovak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K</text:p>
          </table:table-cell>
          <table:table-cell table:style-name="ce4" office:value-type="string" calcext:value-type="string">
            <text:p>Slovak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I</text:p>
          </table:table-cell>
          <table:table-cell table:style-name="ce4" office:value-type="string" calcext:value-type="string">
            <text:p>Slove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I</text:p>
          </table:table-cell>
          <table:table-cell table:style-name="ce4" office:value-type="string" calcext:value-type="string">
            <text:p>Slove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I</text:p>
          </table:table-cell>
          <table:table-cell table:style-name="ce4" office:value-type="string" calcext:value-type="string">
            <text:p>Slove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ZA</text:p>
          </table:table-cell>
          <table:table-cell table:style-name="ce4" office:value-type="string" calcext:value-type="string">
            <text:p>South Afric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ZA</text:p>
          </table:table-cell>
          <table:table-cell table:style-name="ce4" office:value-type="string" calcext:value-type="string">
            <text:p>South Afric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ZA</text:p>
          </table:table-cell>
          <table:table-cell table:style-name="ce4" office:value-type="string" calcext:value-type="string">
            <text:p>South Afric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SC</text:p>
          </table:table-cell>
          <table:table-cell table:style-name="ce4" office:value-type="string" calcext:value-type="string">
            <text:p>South Caroli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SC</text:p>
          </table:table-cell>
          <table:table-cell table:style-name="ce4" office:value-type="string" calcext:value-type="string">
            <text:p>South Caroli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SC</text:p>
          </table:table-cell>
          <table:table-cell table:style-name="ce4" office:value-type="string" calcext:value-type="string">
            <text:p>South Caroli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SD</text:p>
          </table:table-cell>
          <table:table-cell table:style-name="ce4" office:value-type="string" calcext:value-type="string">
            <text:p>South Dakot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SD</text:p>
          </table:table-cell>
          <table:table-cell table:style-name="ce4" office:value-type="string" calcext:value-type="string">
            <text:p>South Dakot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SD</text:p>
          </table:table-cell>
          <table:table-cell table:style-name="ce4" office:value-type="string" calcext:value-type="string">
            <text:p>South Dakot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ES</text:p>
          </table:table-cell>
          <table:table-cell table:style-name="ce4" office:value-type="string" calcext:value-type="string">
            <text:p>Spai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ES</text:p>
          </table:table-cell>
          <table:table-cell table:style-name="ce4" office:value-type="string" calcext:value-type="string">
            <text:p>Spai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ES</text:p>
          </table:table-cell>
          <table:table-cell table:style-name="ce4" office:value-type="string" calcext:value-type="string">
            <text:p>Spai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E</text:p>
          </table:table-cell>
          <table:table-cell table:style-name="ce4" office:value-type="string" calcext:value-type="string">
            <text:p>Swede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E</text:p>
          </table:table-cell>
          <table:table-cell table:style-name="ce4" office:value-type="string" calcext:value-type="string">
            <text:p>Swede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E</text:p>
          </table:table-cell>
          <table:table-cell table:style-name="ce4" office:value-type="string" calcext:value-type="string">
            <text:p>Swede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H</text:p>
          </table:table-cell>
          <table:table-cell table:style-name="ce4" office:value-type="string" calcext:value-type="string">
            <text:p>Switzer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H</text:p>
          </table:table-cell>
          <table:table-cell table:style-name="ce4" office:value-type="string" calcext:value-type="string">
            <text:p>Switzer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H</text:p>
          </table:table-cell>
          <table:table-cell table:style-name="ce4" office:value-type="string" calcext:value-type="string">
            <text:p>Switzer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SY</text:p>
          </table:table-cell>
          <table:table-cell table:style-name="ce4" office:value-type="string" calcext:value-type="string">
            <text:p>Syrian Arab Republic</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SY</text:p>
          </table:table-cell>
          <table:table-cell table:style-name="ce4" office:value-type="string" calcext:value-type="string">
            <text:p>Syrian Arab Republic</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SY</text:p>
          </table:table-cell>
          <table:table-cell table:style-name="ce4" office:value-type="string" calcext:value-type="string">
            <text:p>Syrian Arab Republic</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TW</text:p>
          </table:table-cell>
          <table:table-cell table:style-name="ce4" office:value-type="string" calcext:value-type="string">
            <text:p>Taiwa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TW</text:p>
          </table:table-cell>
          <table:table-cell table:style-name="ce4" office:value-type="string" calcext:value-type="string">
            <text:p>Taiwa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TW</text:p>
          </table:table-cell>
          <table:table-cell table:style-name="ce4" office:value-type="string" calcext:value-type="string">
            <text:p>Taiwa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TN</text:p>
          </table:table-cell>
          <table:table-cell table:style-name="ce4" office:value-type="string" calcext:value-type="string">
            <text:p>Tennesse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TN</text:p>
          </table:table-cell>
          <table:table-cell table:style-name="ce4" office:value-type="string" calcext:value-type="string">
            <text:p>Tennesse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TN</text:p>
          </table:table-cell>
          <table:table-cell table:style-name="ce4" office:value-type="string" calcext:value-type="string">
            <text:p>Tennesse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TX</text:p>
          </table:table-cell>
          <table:table-cell table:style-name="ce4" office:value-type="string" calcext:value-type="string">
            <text:p>Texa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TX</text:p>
          </table:table-cell>
          <table:table-cell table:style-name="ce4" office:value-type="string" calcext:value-type="string">
            <text:p>Texa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TX</text:p>
          </table:table-cell>
          <table:table-cell table:style-name="ce4" office:value-type="string" calcext:value-type="string">
            <text:p>Texa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TH</text:p>
          </table:table-cell>
          <table:table-cell table:style-name="ce4" office:value-type="string" calcext:value-type="string">
            <text:p>Thailan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democratisation-and-the-emergence-of-class-conflicts-income-inequality-in-thailand-2001-2016-wid-world-working-paper-2018-15/[/URL_LINK][URL_TEXT]Thanasak Jenmana (2018), Democratisation and the Emergence of Class Conflicts: Income Inequality in Thailand, 2001-2016[/URL_TEXT][/URL]</text:p>
          </table:table-cell>
          <table:table-cell table:number-columns-repeated="1014"/>
        </table:table-row>
        <table:table-row table:style-name="ro2">
          <table:table-cell table:style-name="ce4" office:value-type="string" calcext:value-type="string">
            <text:p>TH</text:p>
          </table:table-cell>
          <table:table-cell table:style-name="ce4" office:value-type="string" calcext:value-type="string">
            <text:p>Thailan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democratisation-and-the-emergence-of-class-conflicts-income-inequality-in-thailand-2001-2016-wid-world-working-paper-2018-15/[/URL_LINK][URL_TEXT]Thanasak Jenmana (2018), Democratisation and the Emergence of Class Conflicts: Income Inequality in Thailand, 2001-2016[/URL_TEXT][/URL]</text:p>
          </table:table-cell>
          <table:table-cell table:number-columns-repeated="1014"/>
        </table:table-row>
        <table:table-row table:style-name="ro2">
          <table:table-cell table:style-name="ce4" office:value-type="string" calcext:value-type="string">
            <text:p>TH</text:p>
          </table:table-cell>
          <table:table-cell table:style-name="ce4" office:value-type="string" calcext:value-type="string">
            <text:p>Thailan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democratisation-and-the-emergence-of-class-conflicts-income-inequality-in-thailand-2001-2016-wid-world-working-paper-2018-15/[/URL_LINK][URL_TEXT]Thanasak Jenmana (2018), Democratisation and the Emergence of Class Conflicts: Income Inequality in Thailand, 2001-2016[/URL_TEXT][/URL]</text:p>
          </table:table-cell>
          <table:table-cell table:number-columns-repeated="1014"/>
        </table:table-row>
        <table:table-row table:style-name="ro2">
          <table:table-cell table:style-name="ce4" office:value-type="string" calcext:value-type="string">
            <text:p>TR</text:p>
          </table:table-cell>
          <table:table-cell table:style-name="ce4" office:value-type="string" calcext:value-type="string">
            <text:p>Turke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TR</text:p>
          </table:table-cell>
          <table:table-cell table:style-name="ce4" office:value-type="string" calcext:value-type="string">
            <text:p>Turke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TR</text:p>
          </table:table-cell>
          <table:table-cell table:style-name="ce4" office:value-type="string" calcext:value-type="string">
            <text:p>Turke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US</text:p>
          </table:table-cell>
          <table:table-cell table:style-name="ce4" office:value-type="string" calcext:value-type="string">
            <text:p>US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e-saez-g-zucman-data-appendix-to-distributional-national-accounts-methods-and-estimates-for-the-united-states-2016/[/URL_LINK][URL_TEXT]Piketty, Thomas; Saez, Emmanuel and Zucman, Gabriel (2016). Distributional National Accounts: Methods and Estimates for the United States.[/URL_TEXT][/URL]</text:p>
          </table:table-cell>
          <table:table-cell table:number-columns-repeated="1014"/>
        </table:table-row>
        <table:table-row table:style-name="ro2">
          <table:table-cell table:style-name="ce4" office:value-type="string" calcext:value-type="string">
            <text:p>US</text:p>
          </table:table-cell>
          <table:table-cell table:style-name="ce4" office:value-type="string" calcext:value-type="string">
            <text:p>US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e-saez-g-zucman-data-appendix-to-distributional-national-accounts-methods-and-estimates-for-the-united-states-2016/[/URL_LINK][URL_TEXT]Piketty, Thomas; Saez, Emmanuel and Zucman, Gabriel (2016). Distributional National Accounts: Methods and Estimates for the United States.[/URL_TEXT][/URL]</text:p>
          </table:table-cell>
          <table:table-cell table:number-columns-repeated="1014"/>
        </table:table-row>
        <table:table-row table:style-name="ro2">
          <table:table-cell table:style-name="ce4" office:value-type="string" calcext:value-type="string">
            <text:p>US</text:p>
          </table:table-cell>
          <table:table-cell table:style-name="ce4" office:value-type="string" calcext:value-type="string">
            <text:p>US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e-saez-g-zucman-data-appendix-to-distributional-national-accounts-methods-and-estimates-for-the-united-states-2016/[/URL_LINK][URL_TEXT]Piketty, Thomas; Saez, Emmanuel and Zucman, Gabriel (2016). Distributional National Accounts: Methods and Estimates for the United States.[/URL_TEXT][/URL]</text:p>
          </table:table-cell>
          <table:table-cell table:number-columns-repeated="1014"/>
        </table:table-row>
        <table:table-row table:style-name="ro2">
          <table:table-cell table:style-name="ce4" office:value-type="string" calcext:value-type="string">
            <text:p>AE</text:p>
          </table:table-cell>
          <table:table-cell table:style-name="ce4" office:value-type="string" calcext:value-type="string">
            <text:p>United Arab Emirates</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AE</text:p>
          </table:table-cell>
          <table:table-cell table:style-name="ce4" office:value-type="string" calcext:value-type="string">
            <text:p>United Arab Emirates</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AE</text:p>
          </table:table-cell>
          <table:table-cell table:style-name="ce4" office:value-type="string" calcext:value-type="string">
            <text:p>United Arab Emirates</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GB</text:p>
          </table:table-cell>
          <table:table-cell table:style-name="ce4" office:value-type="string" calcext:value-type="string">
            <text:p>United Kingdom</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GB</text:p>
          </table:table-cell>
          <table:table-cell table:style-name="ce4" office:value-type="string" calcext:value-type="string">
            <text:p>United Kingdom</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GB</text:p>
          </table:table-cell>
          <table:table-cell table:style-name="ce4" office:value-type="string" calcext:value-type="string">
            <text:p>United Kingdom</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table-cell table:style-name="ce4" office:value-type="string" calcext:value-type="string">
            <text:p>[URL][URL_LINK]http://wid.world/document/bcg2019-full-paper/[/URL_LINK][URL_TEXT]Blanchet, Chancel &amp; Gethin (2019), How Unequal is Europe? Evidence from Distributional National Accounts, 1980-2017[/URL_TEXT][/URL]</text:p>
          </table:table-cell>
          <table:table-cell table:number-columns-repeated="1014"/>
        </table:table-row>
        <table:table-row table:style-name="ro2">
          <table:table-cell table:style-name="ce4" office:value-type="string" calcext:value-type="string">
            <text:p>CN-UR</text:p>
          </table:table-cell>
          <table:table-cell table:style-name="ce4" office:value-type="string" calcext:value-type="string">
            <text:p>Urban Chin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CN-UR</text:p>
          </table:table-cell>
          <table:table-cell table:style-name="ce4" office:value-type="string" calcext:value-type="string">
            <text:p>Urban Chin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CN-UR</text:p>
          </table:table-cell>
          <table:table-cell table:style-name="ce4" office:value-type="string" calcext:value-type="string">
            <text:p>Urban Chin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t-piketty-l-yang-and-g-zucman-capital-accumulation-private-property-and-inequality-in-china-1978-2015-2016/[/URL_LINK][URL_TEXT]Piketty, Thomas; Yang, Li and Zucman, Gabriel (2016). Capital Accumulation, Private Property and Rising Inequality in China, 1978-2015[/URL_TEXT][/URL]</text:p>
          </table:table-cell>
          <table:table-cell table:number-columns-repeated="1014"/>
        </table:table-row>
        <table:table-row table:style-name="ro2">
          <table:table-cell table:style-name="ce4" office:value-type="string" calcext:value-type="string">
            <text:p>UY</text:p>
          </table:table-cell>
          <table:table-cell table:style-name="ce4" office:value-type="string" calcext:value-type="string">
            <text:p>Uruguay</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Y</text:p>
          </table:table-cell>
          <table:table-cell table:style-name="ce4" office:value-type="string" calcext:value-type="string">
            <text:p>Uruguay</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Y</text:p>
          </table:table-cell>
          <table:table-cell table:style-name="ce4" office:value-type="string" calcext:value-type="string">
            <text:p>Uruguay</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US-UT</text:p>
          </table:table-cell>
          <table:table-cell table:style-name="ce4" office:value-type="string" calcext:value-type="string">
            <text:p>Utah</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UT</text:p>
          </table:table-cell>
          <table:table-cell table:style-name="ce4" office:value-type="string" calcext:value-type="string">
            <text:p>Utah</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UT</text:p>
          </table:table-cell>
          <table:table-cell table:style-name="ce4" office:value-type="string" calcext:value-type="string">
            <text:p>Utah</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VT</text:p>
          </table:table-cell>
          <table:table-cell table:style-name="ce4" office:value-type="string" calcext:value-type="string">
            <text:p>Vermont</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VT</text:p>
          </table:table-cell>
          <table:table-cell table:style-name="ce4" office:value-type="string" calcext:value-type="string">
            <text:p>Vermont</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VT</text:p>
          </table:table-cell>
          <table:table-cell table:style-name="ce4" office:value-type="string" calcext:value-type="string">
            <text:p>Vermont</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VA</text:p>
          </table:table-cell>
          <table:table-cell table:style-name="ce4" office:value-type="string" calcext:value-type="string">
            <text:p>Virgi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VA</text:p>
          </table:table-cell>
          <table:table-cell table:style-name="ce4" office:value-type="string" calcext:value-type="string">
            <text:p>Virgi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VA</text:p>
          </table:table-cell>
          <table:table-cell table:style-name="ce4" office:value-type="string" calcext:value-type="string">
            <text:p>Virgi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A</text:p>
          </table:table-cell>
          <table:table-cell table:style-name="ce4" office:value-type="string" calcext:value-type="string">
            <text:p>Washingto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A</text:p>
          </table:table-cell>
          <table:table-cell table:style-name="ce4" office:value-type="string" calcext:value-type="string">
            <text:p>Washingto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A</text:p>
          </table:table-cell>
          <table:table-cell table:style-name="ce4" office:value-type="string" calcext:value-type="string">
            <text:p>Washingto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V</text:p>
          </table:table-cell>
          <table:table-cell table:style-name="ce4" office:value-type="string" calcext:value-type="string">
            <text:p>West Virgin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V</text:p>
          </table:table-cell>
          <table:table-cell table:style-name="ce4" office:value-type="string" calcext:value-type="string">
            <text:p>West Virgin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V</text:p>
          </table:table-cell>
          <table:table-cell table:style-name="ce4" office:value-type="string" calcext:value-type="string">
            <text:p>West Virgin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I</text:p>
          </table:table-cell>
          <table:table-cell table:style-name="ce4" office:value-type="string" calcext:value-type="string">
            <text:p>Wisconsi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I</text:p>
          </table:table-cell>
          <table:table-cell table:style-name="ce4" office:value-type="string" calcext:value-type="string">
            <text:p>Wisconsi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I</text:p>
          </table:table-cell>
          <table:table-cell table:style-name="ce4" office:value-type="string" calcext:value-type="string">
            <text:p>Wisconsi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WO</text:p>
          </table:table-cell>
          <table:table-cell table:style-name="ce4" office:value-type="string" calcext:value-type="string">
            <text:p>World</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r2018.wid.world/[/URL_LINK][URL_TEXT]World Inequality Report 2018[/URL_TEXT][/URL]</text:p>
          </table:table-cell>
          <table:table-cell table:number-columns-repeated="1014"/>
        </table:table-row>
        <table:table-row table:style-name="ro2">
          <table:table-cell table:style-name="ce4" office:value-type="string" calcext:value-type="string">
            <text:p>WO</text:p>
          </table:table-cell>
          <table:table-cell table:style-name="ce4" office:value-type="string" calcext:value-type="string">
            <text:p>World</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r2018.wid.world/[/URL_LINK][URL_TEXT]World Inequality Report 2018[/URL_TEXT][/URL]</text:p>
          </table:table-cell>
          <table:table-cell table:number-columns-repeated="1014"/>
        </table:table-row>
        <table:table-row table:style-name="ro2">
          <table:table-cell table:style-name="ce4" office:value-type="string" calcext:value-type="string">
            <text:p>WO</text:p>
          </table:table-cell>
          <table:table-cell table:style-name="ce4" office:value-type="string" calcext:value-type="string">
            <text:p>World</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r2018.wid.world/[/URL_LINK][URL_TEXT]World Inequality Report 2018[/URL_TEXT][/URL]</text:p>
          </table:table-cell>
          <table:table-cell table:number-columns-repeated="1014"/>
        </table:table-row>
        <table:table-row table:style-name="ro2">
          <table:table-cell table:style-name="ce4" office:value-type="string" calcext:value-type="string">
            <text:p>US-WY</text:p>
          </table:table-cell>
          <table:table-cell table:style-name="ce4" office:value-type="string" calcext:value-type="string">
            <text:p>Wyoming</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Y</text:p>
          </table:table-cell>
          <table:table-cell table:style-name="ce4" office:value-type="string" calcext:value-type="string">
            <text:p>Wyoming</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US-WY</text:p>
          </table:table-cell>
          <table:table-cell table:style-name="ce4" office:value-type="string" calcext:value-type="string">
            <text:p>Wyoming</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Assuming the same distribution as fiscal income.</text:p>
          </table:table-cell>
          <table:table-cell table:style-name="ce4" office:value-type="string" calcext:value-type="string">
            <text:p>WID.world computations using: Frank, Sommeiller, Price &amp; Saez (2015)</text:p>
          </table:table-cell>
          <table:table-cell table:number-columns-repeated="1014"/>
        </table:table-row>
        <table:table-row table:style-name="ro2">
          <table:table-cell table:style-name="ce4" office:value-type="string" calcext:value-type="string">
            <text:p>YE</text:p>
          </table:table-cell>
          <table:table-cell table:style-name="ce4" office:value-type="string" calcext:value-type="string">
            <text:p>Yemen</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YE</text:p>
          </table:table-cell>
          <table:table-cell table:style-name="ce4" office:value-type="string" calcext:value-type="string">
            <text:p>Yemen</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YE</text:p>
          </table:table-cell>
          <table:table-cell table:style-name="ce4" office:value-type="string" calcext:value-type="string">
            <text:p>Yemen</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WID.world computations using wid.world/gpinter.</text:p>
          </table:table-cell>
          <table:table-cell table:style-name="ce4" office:value-type="string" calcext:value-type="string">
            <text:p>[URL][URL_LINK]http://wid.world/document/alvaredoassouadpiketty-middleeast-widworldwp201715/[/URL_LINK][URL_TEXT]Facundo Alvaredo; Lydia Assouad and Thomas Piketty (2017). Measuring Inequality in the Middle East, 1990-2016: The World’s Most Unequal Region? WID.world Working Paper 2017/15[/URL_TEXT][/URL]</text:p>
          </table:table-cell>
          <table:table-cell table:number-columns-repeated="1014"/>
        </table:table-row>
        <table:table-row table:style-name="ro2">
          <table:table-cell table:style-name="ce4" office:value-type="string" calcext:value-type="string">
            <text:p>ZM</text:p>
          </table:table-cell>
          <table:table-cell table:style-name="ce4" office:value-type="string" calcext:value-type="string">
            <text:p>Zambia</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ZM</text:p>
          </table:table-cell>
          <table:table-cell table:style-name="ce4" office:value-type="string" calcext:value-type="string">
            <text:p>Zambia</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ZM</text:p>
          </table:table-cell>
          <table:table-cell table:style-name="ce4" office:value-type="string" calcext:value-type="string">
            <text:p>Zambia</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ZW</text:p>
          </table:table-cell>
          <table:table-cell table:style-name="ce4" office:value-type="string" calcext:value-type="string">
            <text:p>Zimbabwe</text:p>
          </table:table-cell>
          <table:table-cell table:style-name="ce4" office:value-type="string" calcext:value-type="string">
            <text:p>sptinc992t</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tax unit</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tax unit defined by national fiscal administrations to measure personal income tax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ZW</text:p>
          </table:table-cell>
          <table:table-cell table:style-name="ce4" office:value-type="string" calcext:value-type="string">
            <text:p>Zimbabwe</text:p>
          </table:table-cell>
          <table:table-cell table:style-name="ce4" office:value-type="string" calcext:value-type="string">
            <text:p>sptinc992j</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equal-split adult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but resources are split equally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table-cell table:style-name="ce4" office:value-type="string" calcext:value-type="string">
            <text:p>ZW</text:p>
          </table:table-cell>
          <table:table-cell table:style-name="ce4" office:value-type="string" calcext:value-type="string">
            <text:p>Zimbabwe</text:p>
          </table:table-cell>
          <table:table-cell table:style-name="ce4" office:value-type="string" calcext:value-type="string">
            <text:p>sptinc992i</text:p>
          </table:table-cell>
          <table:table-cell table:style-name="ce4" office:value-type="string" calcext:value-type="string">
            <text:p>p99p100</text:p>
          </table:table-cell>
          <table:table-cell table:style-name="ce4" office:value-type="string" calcext:value-type="string">
            <text:p>share</text:p>
          </table:table-cell>
          <table:table-cell table:style-name="ce4" office:value-type="string" calcext:value-type="string">
            <text:p>Pre-tax national income. Share Adults. individuals</text:p>
          </table:table-cell>
          <table:table-cell table:style-name="ce4" office:value-type="string" calcext:value-type="string">
            <text:p>Pre-tax national income share held by a given percentile group. Pre-tax national income <text:s/>is the sum of all pre-tax personal income flows accruing to the owners of the production factors, labor and capital, before taking into account the operation of the tax/transfer system, but after taking into account the operation of pension system. The central difference between personal factor income and pre-tax income is the treatment of pensions, which are counted on a contribution basis by factor income and on a distribution basis by pre-tax income. The population is comprised of individuals over age 20. The base unit is the individual (rather than the household). This is equivalent to assuming no sharing of resources within couples.</text:p>
          </table:table-cell>
          <table:table-cell table:style-name="ce4" office:value-type="string" calcext:value-type="string">
            <text:p>Pre-tax national income =Pre-tax labor income [total pre-tax income ranking]+Pre-tax capital income [total pre-tax income ranking]</text:p>
          </table:table-cell>
          <table:table-cell table:style-name="ce4" office:value-type="string" calcext:value-type="string">
            <text:p>Fiscal income rescaled to match the macroeconomic aggregates.</text:p>
          </table:table-cell>
          <table:table-cell table:style-name="ce4" office:value-type="string" calcext:value-type="string">
            <text:p>WID.world computations using fiscal income series and the net national income.</text:p>
          </table:table-cell>
          <table:table-cell table:number-columns-repeated="1014"/>
        </table:table-row>
        <table:table-row table:style-name="ro2" table:number-rows-repeated="1048169">
          <table:table-cell table:number-columns-repeated="1024"/>
        </table:table-row>
        <table:table-row table:style-name="ro2">
          <table:table-cell table:number-columns-repeated="1024"/>
        </table:table-row>
      </table:table>
      <table:table table:name="DownloadInfo" table:style-name="ta4">
        <table:table-column table:style-name="co4" table:default-cell-style-name="Default"/>
        <table:table-column table:style-name="co3" table:number-columns-repeated="1023" table:default-cell-style-name="Default"/>
        <table:table-row table:style-name="ro2">
          <table:table-cell table:style-name="ce5" office:value-type="string" calcext:value-type="string">
            <text:p>Downloaded from wid.world on 10-05-2019 at 10:38:42</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Gill Sans Nova Book" svg:font-family="'Gill Sans Nova Book'"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SG" style:font-name-asian="AR PL KaitiM GB" style:language-asian="zh" style:country-asian="CN" style:font-name-complex="FreeSans"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number:percentage-style style:name="N131P0" style:volatile="true">
      <number:number number:decimal-places="2" loext:min-decimal-places="2" number:min-integer-digits="1"/>
      <number:text>%</number:text>
    </number:percentage-style>
    <number:percentage-style style:name="N131" number:title="User-defined">
      <style:text-properties fo:color="#ff0000"/>
      <number:text>-</number:text>
      <number:number number:decimal-places="2" loext:min-decimal-places="2" number:min-integer-digits="1"/>
      <number:text>%</number:text>
      <style:map style:condition="value()&gt;=0" style:apply-style-name="N131P0"/>
    </number:percentag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DownloadInfo" style:display-name="PageStyle_DownloadInfo"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0:38:43</meta:creation-date>
    <dc:date>2019-05-13T13:12:57.935841875</dc:date>
    <meta:generator>LibreOffice/6.2.3.2$Linux_X86_64 LibreOffice_project/20$Build-2</meta:generator>
    <dc:creator>Danny Quah</dc:creator>
    <meta:editing-duration>PT17M</meta:editing-duration>
    <meta:editing-cycles>2</meta:editing-cycles>
    <meta:document-statistic meta:table-count="4" meta:cell-count="1068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